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2mm"/>
    </style:style>
    <style:style style:name="co2" style:family="table-column">
      <style:table-column-properties fo:break-before="auto" style:column-width="47.61mm"/>
    </style:style>
    <style:style style:name="co3" style:family="table-column">
      <style:table-column-properties fo:break-before="auto" style:column-width="47.45mm"/>
    </style:style>
    <style:style style:name="co4" style:family="table-column">
      <style:table-column-properties fo:break-before="auto" style:column-width="27.69mm"/>
    </style:style>
    <style:style style:name="co5" style:family="table-column">
      <style:table-column-properties fo:break-before="auto" style:column-width="35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2" style:family="table-cell" style:parent-style-name="Default">
      <style:text-properties style:use-window-font-color="true" style:font-name="Liberation Sans" fo:font-size="10pt" style:font-name-asian="Arial Unicode MS" style:font-size-asian="10pt" style:font-name-complex="Arial Unicode MS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NHL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 / W</text:p>
          </table:table-cell>
          <table:table-cell office:value-type="string" calcext:value-type="string">
            <text:p>A / S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oolRank</text:p>
          </table:table-cell>
          <table:table-cell office:value-type="string" calcext:value-type="string">
            <text:p>OT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or McDavid</text:p>
          </table:table-cell>
          <table:table-cell table:style-name="ce1" table:formula="of:=IFERROR(VLOOKUP([.B2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table:style-name="ce2" table:formula="of:=IF([.E2]=&quot;D&quot;;[.G2]*3;[.G2]*2)" office:value-type="float" office:value="66" calcext:value-type="float">
            <text:p>66</text:p>
          </table:table-cell>
          <table:table-cell table:style-name="ce2" table:formula="of:=IF([.E2]=&quot;D&quot;;[.H2]*2;[.H2])" office:value-type="float" office:value="72" calcext:value-type="float">
            <text:p>72</text:p>
          </table:table-cell>
          <table:table-cell table:formula="of:=[.J2]+[.K2]" office:value-type="float" office:value="138" calcext:value-type="float">
            <text:p>138</text:p>
          </table:table-cell>
          <table:table-cell table:style-name="ce2" table:formula="of:=IFERROR(VLOOKUP([.B2];[Salary.$A$2:.$C$1517];2;0);0)" office:value-type="float" office:value="12500000" calcext:value-type="float">
            <text:p>125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Philipp Grubauer</text:p>
          </table:table-cell>
          <table:table-cell table:style-name="ce1" table:formula="of:=IFERROR(VLOOKUP([.B3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G3]*3" office:value-type="float" office:value="90" calcext:value-type="float">
            <text:p>90</text:p>
          </table:table-cell>
          <table:table-cell table:formula="of:=[.H3]*5" office:value-type="float" office:value="35" calcext:value-type="float">
            <text:p>35</text:p>
          </table:table-cell>
          <table:table-cell table:formula="of:=[.J3]+[.K3]+[.O3]" office:value-type="float" office:value="126" calcext:value-type="float">
            <text:p>126</text:p>
          </table:table-cell>
          <table:table-cell table:style-name="ce2" table:formula="of:=IFERROR(VLOOKUP([.B3];[Salary.$A$2:.$C$1517];2;0);0)" office:value-type="float" office:value="5900000" calcext:value-type="float">
            <text:p>59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Andrei Vasilevskiy</text:p>
          </table:table-cell>
          <table:table-cell table:style-name="ce1" table:formula="of:=IFERROR(VLOOKUP([.B4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G4]*3" office:value-type="float" office:value="93" calcext:value-type="float">
            <text:p>93</text:p>
          </table:table-cell>
          <table:table-cell table:formula="of:=[.H4]*5" office:value-type="float" office:value="25" calcext:value-type="float">
            <text:p>25</text:p>
          </table:table-cell>
          <table:table-cell table:formula="of:=[.J4]+[.K4]+[.O4]" office:value-type="float" office:value="119" calcext:value-type="float">
            <text:p>119</text:p>
          </table:table-cell>
          <table:table-cell table:style-name="ce2" table:formula="of:=IFERROR(VLOOKUP([.B4];[Salary.$A$2:.$C$1517];2;0);0)" office:value-type="float" office:value="9500000" calcext:value-type="float">
            <text:p>95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on Draisaitl</text:p>
          </table:table-cell>
          <table:table-cell table:style-name="ce1" table:formula="of:=IFERROR(VLOOKUP([.B5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style-name="ce2" table:formula="of:=IF([.E5]=&quot;D&quot;;[.G5]*3;[.G5]*2)" office:value-type="float" office:value="62" calcext:value-type="float">
            <text:p>62</text:p>
          </table:table-cell>
          <table:table-cell table:style-name="ce2" table:formula="of:=IF([.E5]=&quot;D&quot;;[.H5]*2;[.H5])" office:value-type="float" office:value="53" calcext:value-type="float">
            <text:p>53</text:p>
          </table:table-cell>
          <table:table-cell table:formula="of:=[.J5]+[.K5]" office:value-type="float" office:value="115" calcext:value-type="float">
            <text:p>115</text:p>
          </table:table-cell>
          <table:table-cell table:style-name="ce2" table:formula="of:=IFERROR(VLOOKUP([.B5];[Salary.$A$2:.$C$1517];2;0);0)" office:value-type="float" office:value="8500000" calcext:value-type="float">
            <text:p>850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Marc Andre Fleury1</text:p>
          </table:table-cell>
          <table:table-cell table:style-name="ce1" table:formula="of:=IFERROR(VLOOKUP([.B6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G6]*3" office:value-type="float" office:value="78" calcext:value-type="float">
            <text:p>78</text:p>
          </table:table-cell>
          <table:table-cell table:formula="of:=[.H6]*5" office:value-type="float" office:value="30" calcext:value-type="float">
            <text:p>30</text:p>
          </table:table-cell>
          <table:table-cell table:formula="of:=[.J6]+[.K6]+[.O6]" office:value-type="float" office:value="108" calcext:value-type="float">
            <text:p>108</text:p>
          </table:table-cell>
          <table:table-cell table:style-name="ce2" table:formula="of:=IFERROR(VLOOKUP([.B6];[Salary.$A$2:.$C$1517];2;0);0)" office:value-type="float" office:value="7000000" calcext:value-type="float">
            <text:p>7000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ston Matthews</text:p>
          </table:table-cell>
          <table:table-cell table:style-name="ce1" table:formula="of:=IFERROR(VLOOKUP([.B7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table:style-name="ce2" table:formula="of:=IF([.E7]=&quot;D&quot;;[.G7]*3;[.G7]*2)" office:value-type="float" office:value="82" calcext:value-type="float">
            <text:p>82</text:p>
          </table:table-cell>
          <table:table-cell table:style-name="ce2" table:formula="of:=IF([.E7]=&quot;D&quot;;[.H7]*2;[.H7])" office:value-type="float" office:value="25" calcext:value-type="float">
            <text:p>25</text:p>
          </table:table-cell>
          <table:table-cell table:formula="of:=[.J7]+[.K7]" office:value-type="float" office:value="107" calcext:value-type="float">
            <text:p>107</text:p>
          </table:table-cell>
          <table:table-cell table:style-name="ce2" table:formula="of:=IFERROR(VLOOKUP([.B7];[Salary.$A$2:.$C$1517];2;0);0)" office:value-type="float" office:value="11640250" calcext:value-type="float">
            <text:p>116402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yson Barrie</text:p>
          </table:table-cell>
          <table:table-cell table:style-name="ce1" table:formula="of:=IFERROR(VLOOKUP([.B8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2" table:formula="of:=IF([.E8]=&quot;D&quot;;[.G8]*3;[.G8]*2)" office:value-type="float" office:value="24" calcext:value-type="float">
            <text:p>24</text:p>
          </table:table-cell>
          <table:table-cell table:style-name="ce2" table:formula="of:=IF([.E8]=&quot;D&quot;;[.H8]*2;[.H8])" office:value-type="float" office:value="80" calcext:value-type="float">
            <text:p>80</text:p>
          </table:table-cell>
          <table:table-cell table:formula="of:=[.J8]+[.K8]" office:value-type="float" office:value="104" calcext:value-type="float">
            <text:p>104</text:p>
          </table:table-cell>
          <table:table-cell table:style-name="ce2" table:formula="of:=IFERROR(VLOOKUP([.B8];[Salary.$A$2:.$C$1517];2;0);0)" office:value-type="float" office:value="4500000" calcext:value-type="float">
            <text:p>4500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akob Chychrun</text:p>
          </table:table-cell>
          <table:table-cell table:style-name="ce1" table:formula="of:=IFERROR(VLOOKUP([.B9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style-name="ce2" table:formula="of:=IF([.E9]=&quot;D&quot;;[.G9]*3;[.G9]*2)" office:value-type="float" office:value="54" calcext:value-type="float">
            <text:p>54</text:p>
          </table:table-cell>
          <table:table-cell table:style-name="ce2" table:formula="of:=IF([.E9]=&quot;D&quot;;[.H9]*2;[.H9])" office:value-type="float" office:value="46" calcext:value-type="float">
            <text:p>46</text:p>
          </table:table-cell>
          <table:table-cell table:formula="of:=[.J9]+[.K9]" office:value-type="float" office:value="100" calcext:value-type="float">
            <text:p>100</text:p>
          </table:table-cell>
          <table:table-cell table:style-name="ce2" table:formula="of:=IFERROR(VLOOKUP([.B9];[Salary.$A$2:.$C$1517];2;0);0)" office:value-type="float" office:value="4600000" calcext:value-type="float">
            <text:p>460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am Fox</text:p>
          </table:table-cell>
          <table:table-cell table:style-name="ce1" table:formula="of:=IFERROR(VLOOKUP([.B10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style-name="ce2" table:formula="of:=IF([.E10]=&quot;D&quot;;[.G10]*3;[.G10]*2)" office:value-type="float" office:value="15" calcext:value-type="float">
            <text:p>15</text:p>
          </table:table-cell>
          <table:table-cell table:style-name="ce2" table:formula="of:=IF([.E10]=&quot;D&quot;;[.H10]*2;[.H10])" office:value-type="float" office:value="84" calcext:value-type="float">
            <text:p>84</text:p>
          </table:table-cell>
          <table:table-cell table:formula="of:=[.J10]+[.K10]" office:value-type="float" office:value="99" calcext:value-type="float">
            <text:p>99</text:p>
          </table:table-cell>
          <table:table-cell table:style-name="ce2" table:formula="of:=IFERROR(VLOOKUP([.B10];[Salary.$A$2:.$C$1517];2;0);0)" office:value-type="float" office:value="925000" calcext:value-type="float">
            <text:p>9250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ictor Hedman</text:p>
          </table:table-cell>
          <table:table-cell table:style-name="ce1" table:formula="of:=IFERROR(VLOOKUP([.B11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style-name="ce2" table:formula="of:=IF([.E11]=&quot;D&quot;;[.G11]*3;[.G11]*2)" office:value-type="float" office:value="27" calcext:value-type="float">
            <text:p>27</text:p>
          </table:table-cell>
          <table:table-cell table:style-name="ce2" table:formula="of:=IF([.E11]=&quot;D&quot;;[.H11]*2;[.H11])" office:value-type="float" office:value="72" calcext:value-type="float">
            <text:p>72</text:p>
          </table:table-cell>
          <table:table-cell table:formula="of:=[.J11]+[.K11]" office:value-type="float" office:value="99" calcext:value-type="float">
            <text:p>99</text:p>
          </table:table-cell>
          <table:table-cell table:style-name="ce2" table:formula="of:=IFERROR(VLOOKUP([.B11];[Salary.$A$2:.$C$1517];2;0);0)" office:value-type="float" office:value="7875000" calcext:value-type="float">
            <text:p>7875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d Marchand</text:p>
          </table:table-cell>
          <table:table-cell table:style-name="ce1" table:formula="of:=IFERROR(VLOOKUP([.B12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style-name="ce2" table:formula="of:=IF([.E12]=&quot;D&quot;;[.G12]*3;[.G12]*2)" office:value-type="float" office:value="58" calcext:value-type="float">
            <text:p>58</text:p>
          </table:table-cell>
          <table:table-cell table:style-name="ce2" table:formula="of:=IF([.E12]=&quot;D&quot;;[.H12]*2;[.H12])" office:value-type="float" office:value="40" calcext:value-type="float">
            <text:p>40</text:p>
          </table:table-cell>
          <table:table-cell table:formula="of:=[.J12]+[.K12]" office:value-type="float" office:value="98" calcext:value-type="float">
            <text:p>98</text:p>
          </table:table-cell>
          <table:table-cell table:style-name="ce2" table:formula="of:=IFERROR(VLOOKUP([.B12];[Salary.$A$2:.$C$1517];2;0);0)" office:value-type="float" office:value="6125000" calcext:value-type="float">
            <text:p>61250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ohn Carlson</text:p>
          </table:table-cell>
          <table:table-cell table:style-name="ce1" table:formula="of:=IFERROR(VLOOKUP([.B13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style-name="ce2" table:formula="of:=IF([.E13]=&quot;D&quot;;[.G13]*3;[.G13]*2)" office:value-type="float" office:value="30" calcext:value-type="float">
            <text:p>30</text:p>
          </table:table-cell>
          <table:table-cell table:style-name="ce2" table:formula="of:=IF([.E13]=&quot;D&quot;;[.H13]*2;[.H13])" office:value-type="float" office:value="68" calcext:value-type="float">
            <text:p>68</text:p>
          </table:table-cell>
          <table:table-cell table:formula="of:=[.J13]+[.K13]" office:value-type="float" office:value="98" calcext:value-type="float">
            <text:p>98</text:p>
          </table:table-cell>
          <table:table-cell table:style-name="ce2" table:formula="of:=IFERROR(VLOOKUP([.B13];[Salary.$A$2:.$C$1517];2;0);0)" office:value-type="float" office:value="8000000" calcext:value-type="float">
            <text:p>8000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ris Letang</text:p>
          </table:table-cell>
          <table:table-cell table:style-name="ce1" table:formula="of:=IFERROR(VLOOKUP([.B14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style-name="ce2" table:formula="of:=IF([.E14]=&quot;D&quot;;[.G14]*3;[.G14]*2)" office:value-type="float" office:value="21" calcext:value-type="float">
            <text:p>21</text:p>
          </table:table-cell>
          <table:table-cell table:style-name="ce2" table:formula="of:=IF([.E14]=&quot;D&quot;;[.H14]*2;[.H14])" office:value-type="float" office:value="76" calcext:value-type="float">
            <text:p>76</text:p>
          </table:table-cell>
          <table:table-cell table:formula="of:=[.J14]+[.K14]" office:value-type="float" office:value="97" calcext:value-type="float">
            <text:p>97</text:p>
          </table:table-cell>
          <table:table-cell table:style-name="ce2" table:formula="of:=IFERROR(VLOOKUP([.B14];[Salary.$A$2:.$C$1517];2;0);0)" office:value-type="float" office:value="7250000" calcext:value-type="float">
            <text:p>725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kko Rantanen</text:p>
          </table:table-cell>
          <table:table-cell table:style-name="ce1" table:formula="of:=IFERROR(VLOOKUP([.B15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style-name="ce2" table:formula="of:=IF([.E15]=&quot;D&quot;;[.G15]*3;[.G15]*2)" office:value-type="float" office:value="60" calcext:value-type="float">
            <text:p>60</text:p>
          </table:table-cell>
          <table:table-cell table:style-name="ce2" table:formula="of:=IF([.E15]=&quot;D&quot;;[.H15]*2;[.H15])" office:value-type="float" office:value="36" calcext:value-type="float">
            <text:p>36</text:p>
          </table:table-cell>
          <table:table-cell table:formula="of:=[.J15]+[.K15]" office:value-type="float" office:value="96" calcext:value-type="float">
            <text:p>96</text:p>
          </table:table-cell>
          <table:table-cell table:style-name="ce2" table:formula="of:=IFERROR(VLOOKUP([.B15];[Salary.$A$2:.$C$1517];2;0);0)" office:value-type="float" office:value="9250000" calcext:value-type="float">
            <text:p>92500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le Makar</text:p>
          </table:table-cell>
          <table:table-cell table:style-name="ce1" table:formula="of:=IFERROR(VLOOKUP([.B16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style-name="ce2" table:formula="of:=IF([.E16]=&quot;D&quot;;[.G16]*3;[.G16]*2)" office:value-type="float" office:value="24" calcext:value-type="float">
            <text:p>24</text:p>
          </table:table-cell>
          <table:table-cell table:style-name="ce2" table:formula="of:=IF([.E16]=&quot;D&quot;;[.H16]*2;[.H16])" office:value-type="float" office:value="72" calcext:value-type="float">
            <text:p>72</text:p>
          </table:table-cell>
          <table:table-cell table:formula="of:=[.J16]+[.K16]" office:value-type="float" office:value="96" calcext:value-type="float">
            <text:p>96</text:p>
          </table:table-cell>
          <table:table-cell table:style-name="ce2" table:formula="of:=IFERROR(VLOOKUP([.B16];[Salary.$A$2:.$C$1517];2;0);0)" office:value-type="float" office:value="9000000" calcext:value-type="float">
            <text:p>9000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eff Petry</text:p>
          </table:table-cell>
          <table:table-cell table:style-name="ce1" table:formula="of:=IFERROR(VLOOKUP([.B17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2" table:formula="of:=IF([.E17]=&quot;D&quot;;[.G17]*3;[.G17]*2)" office:value-type="float" office:value="36" calcext:value-type="float">
            <text:p>36</text:p>
          </table:table-cell>
          <table:table-cell table:style-name="ce2" table:formula="of:=IF([.E17]=&quot;D&quot;;[.H17]*2;[.H17])" office:value-type="float" office:value="60" calcext:value-type="float">
            <text:p>60</text:p>
          </table:table-cell>
          <table:table-cell table:formula="of:=[.J17]+[.K17]" office:value-type="float" office:value="96" calcext:value-type="float">
            <text:p>96</text:p>
          </table:table-cell>
          <table:table-cell table:style-name="ce2" table:formula="of:=IFERROR(VLOOKUP([.B17];[Salary.$A$2:.$C$1517];2;0);0)" office:value-type="float" office:value="6250000" calcext:value-type="float">
            <text:p>625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Semyon Varlamov</text:p>
          </table:table-cell>
          <table:table-cell table:style-name="ce1" table:formula="of:=IFERROR(VLOOKUP([.B18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G18]*3" office:value-type="float" office:value="57" calcext:value-type="float">
            <text:p>57</text:p>
          </table:table-cell>
          <table:table-cell table:formula="of:=[.H18]*5" office:value-type="float" office:value="35" calcext:value-type="float">
            <text:p>35</text:p>
          </table:table-cell>
          <table:table-cell table:formula="of:=[.J18]+[.K18]+[.O18]" office:value-type="float" office:value="96" calcext:value-type="float">
            <text:p>96</text:p>
          </table:table-cell>
          <table:table-cell table:style-name="ce2" table:formula="of:=IFERROR(VLOOKUP([.B18];[Salary.$A$2:.$C$1517];2;0);0)" office:value-type="float" office:value="5000000" calcext:value-type="float">
            <text:p>50000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onnor Hellebuyck</text:p>
          </table:table-cell>
          <table:table-cell table:style-name="ce1" table:formula="of:=IFERROR(VLOOKUP([.B19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G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G19]*3" office:value-type="float" office:value="72" calcext:value-type="float">
            <text:p>72</text:p>
          </table:table-cell>
          <table:table-cell table:formula="of:=[.H19]*5" office:value-type="float" office:value="20" calcext:value-type="float">
            <text:p>20</text:p>
          </table:table-cell>
          <table:table-cell table:formula="of:=[.J19]+[.K19]+[.O19]" office:value-type="float" office:value="95" calcext:value-type="float">
            <text:p>95</text:p>
          </table:table-cell>
          <table:table-cell table:style-name="ce2" table:formula="of:=IFERROR(VLOOKUP([.B19];[Salary.$A$2:.$C$1517];2;0);0)" office:value-type="float" office:value="6166666" calcext:value-type="float">
            <text:p>616666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ougie Hamilton</text:p>
          </table:table-cell>
          <table:table-cell table:style-name="ce1" table:formula="of:=IFERROR(VLOOKUP([.B20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2" table:formula="of:=IF([.E20]=&quot;D&quot;;[.G20]*3;[.G20]*2)" office:value-type="float" office:value="30" calcext:value-type="float">
            <text:p>30</text:p>
          </table:table-cell>
          <table:table-cell table:style-name="ce2" table:formula="of:=IF([.E20]=&quot;D&quot;;[.H20]*2;[.H20])" office:value-type="float" office:value="64" calcext:value-type="float">
            <text:p>64</text:p>
          </table:table-cell>
          <table:table-cell table:formula="of:=[.J20]+[.K20]" office:value-type="float" office:value="94" calcext:value-type="float">
            <text:p>94</text:p>
          </table:table-cell>
          <table:table-cell table:style-name="ce2" table:formula="of:=IFERROR(VLOOKUP([.B20];[Salary.$A$2:.$C$1517];2;0);0)" office:value-type="float" office:value="9000000" calcext:value-type="float">
            <text:p>9000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hea Theodore</text:p>
          </table:table-cell>
          <table:table-cell table:style-name="ce1" table:formula="of:=IFERROR(VLOOKUP([.B21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style-name="ce2" table:formula="of:=IF([.E21]=&quot;D&quot;;[.G21]*3;[.G21]*2)" office:value-type="float" office:value="24" calcext:value-type="float">
            <text:p>24</text:p>
          </table:table-cell>
          <table:table-cell table:style-name="ce2" table:formula="of:=IF([.E21]=&quot;D&quot;;[.H21]*2;[.H21])" office:value-type="float" office:value="68" calcext:value-type="float">
            <text:p>68</text:p>
          </table:table-cell>
          <table:table-cell table:formula="of:=[.J21]+[.K21]" office:value-type="float" office:value="92" calcext:value-type="float">
            <text:p>92</text:p>
          </table:table-cell>
          <table:table-cell table:style-name="ce2" table:formula="of:=IFERROR(VLOOKUP([.B21];[Salary.$A$2:.$C$1517];2;0);0)" office:value-type="float" office:value="5200000" calcext:value-type="float">
            <text:p>520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ex DeBrincat</text:p>
          </table:table-cell>
          <table:table-cell table:style-name="ce1" table:formula="of:=IFERROR(VLOOKUP([.B22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style-name="ce2" table:formula="of:=IF([.E22]=&quot;D&quot;;[.G22]*3;[.G22]*2)" office:value-type="float" office:value="64" calcext:value-type="float">
            <text:p>64</text:p>
          </table:table-cell>
          <table:table-cell table:style-name="ce2" table:formula="of:=IF([.E22]=&quot;D&quot;;[.H22]*2;[.H22])" office:value-type="float" office:value="24" calcext:value-type="float">
            <text:p>24</text:p>
          </table:table-cell>
          <table:table-cell table:formula="of:=[.J22]+[.K22]" office:value-type="float" office:value="88" calcext:value-type="float">
            <text:p>88</text:p>
          </table:table-cell>
          <table:table-cell table:style-name="ce2" table:formula="of:=IFERROR(VLOOKUP([.B22];[Salary.$A$2:.$C$1517];2;0);0)" office:value-type="float" office:value="6400000" calcext:value-type="float">
            <text:p>64000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arnell Nurse</text:p>
          </table:table-cell>
          <table:table-cell table:style-name="ce1" table:formula="of:=IFERROR(VLOOKUP([.B23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2" table:formula="of:=IF([.E23]=&quot;D&quot;;[.G23]*3;[.G23]*2)" office:value-type="float" office:value="48" calcext:value-type="float">
            <text:p>48</text:p>
          </table:table-cell>
          <table:table-cell table:style-name="ce2" table:formula="of:=IF([.E23]=&quot;D&quot;;[.H23]*2;[.H23])" office:value-type="float" office:value="40" calcext:value-type="float">
            <text:p>40</text:p>
          </table:table-cell>
          <table:table-cell table:formula="of:=[.J23]+[.K23]" office:value-type="float" office:value="88" calcext:value-type="float">
            <text:p>88</text:p>
          </table:table-cell>
          <table:table-cell table:style-name="ce2" table:formula="of:=IFERROR(VLOOKUP([.B23];[Salary.$A$2:.$C$1517];2;0);0)" office:value-type="float" office:value="5600000" calcext:value-type="float">
            <text:p>56000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Tristan Jarry</text:p>
          </table:table-cell>
          <table:table-cell table:style-name="ce1" table:formula="of:=IFERROR(VLOOKUP([.B24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24]*3" office:value-type="float" office:value="75" calcext:value-type="float">
            <text:p>75</text:p>
          </table:table-cell>
          <table:table-cell table:formula="of:=[.H24]*5" office:value-type="float" office:value="10" calcext:value-type="float">
            <text:p>10</text:p>
          </table:table-cell>
          <table:table-cell table:formula="of:=[.J24]+[.K24]+[.O24]" office:value-type="float" office:value="88" calcext:value-type="float">
            <text:p>88</text:p>
          </table:table-cell>
          <table:table-cell table:style-name="ce2" table:formula="of:=IFERROR(VLOOKUP([.B24];[Salary.$A$2:.$C$1517];2;0);0)" office:value-type="float" office:value="3500000" calcext:value-type="float">
            <text:p>350000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chell Marner</text:p>
          </table:table-cell>
          <table:table-cell table:style-name="ce1" table:formula="of:=IFERROR(VLOOKUP([.B25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style-name="ce2" table:formula="of:=IF([.E25]=&quot;D&quot;;[.G25]*3;[.G25]*2)" office:value-type="float" office:value="40" calcext:value-type="float">
            <text:p>40</text:p>
          </table:table-cell>
          <table:table-cell table:style-name="ce2" table:formula="of:=IF([.E25]=&quot;D&quot;;[.H25]*2;[.H25])" office:value-type="float" office:value="47" calcext:value-type="float">
            <text:p>47</text:p>
          </table:table-cell>
          <table:table-cell table:formula="of:=[.J25]+[.K25]" office:value-type="float" office:value="87" calcext:value-type="float">
            <text:p>87</text:p>
          </table:table-cell>
          <table:table-cell table:style-name="ce2" table:formula="of:=IFERROR(VLOOKUP([.B25];[Salary.$A$2:.$C$1517];2;0);0)" office:value-type="float" office:value="10903000" calcext:value-type="float">
            <text:p>109030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dney Crosby</text:p>
          </table:table-cell>
          <table:table-cell table:style-name="ce1" table:formula="of:=IFERROR(VLOOKUP([.B26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style-name="ce2" table:formula="of:=IF([.E26]=&quot;D&quot;;[.G26]*3;[.G26]*2)" office:value-type="float" office:value="48" calcext:value-type="float">
            <text:p>48</text:p>
          </table:table-cell>
          <table:table-cell table:style-name="ce2" table:formula="of:=IF([.E26]=&quot;D&quot;;[.H26]*2;[.H26])" office:value-type="float" office:value="38" calcext:value-type="float">
            <text:p>38</text:p>
          </table:table-cell>
          <table:table-cell table:formula="of:=[.J26]+[.K26]" office:value-type="float" office:value="86" calcext:value-type="float">
            <text:p>86</text:p>
          </table:table-cell>
          <table:table-cell table:style-name="ce2" table:formula="of:=IFERROR(VLOOKUP([.B26];[Salary.$A$2:.$C$1517];2;0);0)" office:value-type="float" office:value="8700000" calcext:value-type="float">
            <text:p>87000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than MacKinnon</text:p>
          </table:table-cell>
          <table:table-cell table:style-name="ce1" table:formula="of:=IFERROR(VLOOKUP([.B27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style-name="ce2" table:formula="of:=IF([.E27]=&quot;D&quot;;[.G27]*3;[.G27]*2)" office:value-type="float" office:value="40" calcext:value-type="float">
            <text:p>40</text:p>
          </table:table-cell>
          <table:table-cell table:style-name="ce2" table:formula="of:=IF([.E27]=&quot;D&quot;;[.H27]*2;[.H27])" office:value-type="float" office:value="45" calcext:value-type="float">
            <text:p>45</text:p>
          </table:table-cell>
          <table:table-cell table:formula="of:=[.J27]+[.K27]" office:value-type="float" office:value="85" calcext:value-type="float">
            <text:p>85</text:p>
          </table:table-cell>
          <table:table-cell table:style-name="ce2" table:formula="of:=IFERROR(VLOOKUP([.B27];[Salary.$A$2:.$C$1517];2;0);0)" office:value-type="float" office:value="6300000" calcext:value-type="float">
            <text:p>63000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inn Hughes</text:p>
          </table:table-cell>
          <table:table-cell table:style-name="ce1" table:formula="of:=IFERROR(VLOOKUP([.B28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style-name="ce2" table:formula="of:=IF([.E28]=&quot;D&quot;;[.G28]*3;[.G28]*2)" office:value-type="float" office:value="9" calcext:value-type="float">
            <text:p>9</text:p>
          </table:table-cell>
          <table:table-cell table:style-name="ce2" table:formula="of:=IF([.E28]=&quot;D&quot;;[.H28]*2;[.H28])" office:value-type="float" office:value="76" calcext:value-type="float">
            <text:p>76</text:p>
          </table:table-cell>
          <table:table-cell table:formula="of:=[.J28]+[.K28]" office:value-type="float" office:value="85" calcext:value-type="float">
            <text:p>85</text:p>
          </table:table-cell>
          <table:table-cell table:style-name="ce2" table:formula="of:=IFERROR(VLOOKUP([.B28];[Salary.$A$2:.$C$1517];2;0);0)" office:value-type="float" office:value="7850000" calcext:value-type="float">
            <text:p>7850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k Scheifele</text:p>
          </table:table-cell>
          <table:table-cell table:style-name="ce1" table:formula="of:=IFERROR(VLOOKUP([.B29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table:style-name="ce2" table:formula="of:=IF([.E29]=&quot;D&quot;;[.G29]*3;[.G29]*2)" office:value-type="float" office:value="42" calcext:value-type="float">
            <text:p>42</text:p>
          </table:table-cell>
          <table:table-cell table:style-name="ce2" table:formula="of:=IF([.E29]=&quot;D&quot;;[.H29]*2;[.H29])" office:value-type="float" office:value="42" calcext:value-type="float">
            <text:p>42</text:p>
          </table:table-cell>
          <table:table-cell table:formula="of:=[.J29]+[.K29]" office:value-type="float" office:value="84" calcext:value-type="float">
            <text:p>84</text:p>
          </table:table-cell>
          <table:table-cell table:style-name="ce2" table:formula="of:=IFERROR(VLOOKUP([.B29];[Salary.$A$2:.$C$1517];2;0);0)" office:value-type="float" office:value="6125000" calcext:value-type="float">
            <text:p>61250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ksander Barkov</text:p>
          </table:table-cell>
          <table:table-cell table:style-name="ce1" table:formula="of:=IFERROR(VLOOKUP([.B30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style-name="ce2" table:formula="of:=IF([.E30]=&quot;D&quot;;[.G30]*3;[.G30]*2)" office:value-type="float" office:value="52" calcext:value-type="float">
            <text:p>52</text:p>
          </table:table-cell>
          <table:table-cell table:style-name="ce2" table:formula="of:=IF([.E30]=&quot;D&quot;;[.H30]*2;[.H30])" office:value-type="float" office:value="32" calcext:value-type="float">
            <text:p>32</text:p>
          </table:table-cell>
          <table:table-cell table:formula="of:=[.J30]+[.K30]" office:value-type="float" office:value="84" calcext:value-type="float">
            <text:p>84</text:p>
          </table:table-cell>
          <table:table-cell table:style-name="ce2" table:formula="of:=IFERROR(VLOOKUP([.B30];[Salary.$A$2:.$C$1517];2;0);0)" office:value-type="float" office:value="5900000" calcext:value-type="float">
            <text:p>59000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acob Markstrom</text:p>
          </table:table-cell>
          <table:table-cell table:style-name="ce1" table:formula="of:=IFERROR(VLOOKUP([.B31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G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1]*3" office:value-type="float" office:value="66" calcext:value-type="float">
            <text:p>66</text:p>
          </table:table-cell>
          <table:table-cell table:formula="of:=[.H31]*5" office:value-type="float" office:value="15" calcext:value-type="float">
            <text:p>15</text:p>
          </table:table-cell>
          <table:table-cell table:formula="of:=[.J31]+[.K31]+[.O31]" office:value-type="float" office:value="83" calcext:value-type="float">
            <text:p>83</text:p>
          </table:table-cell>
          <table:table-cell table:style-name="ce2" table:formula="of:=IFERROR(VLOOKUP([.B31];[Salary.$A$2:.$C$1517];2;0);0)" office:value-type="float" office:value="6000000" calcext:value-type="float">
            <text:p>60000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k Stone</text:p>
          </table:table-cell>
          <table:table-cell table:style-name="ce1" table:formula="of:=IFERROR(VLOOKUP([.B32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style-name="ce2" table:formula="of:=IF([.E32]=&quot;D&quot;;[.G32]*3;[.G32]*2)" office:value-type="float" office:value="42" calcext:value-type="float">
            <text:p>42</text:p>
          </table:table-cell>
          <table:table-cell table:style-name="ce2" table:formula="of:=IF([.E32]=&quot;D&quot;;[.H32]*2;[.H32])" office:value-type="float" office:value="40" calcext:value-type="float">
            <text:p>40</text:p>
          </table:table-cell>
          <table:table-cell table:formula="of:=[.J32]+[.K32]" office:value-type="float" office:value="82" calcext:value-type="float">
            <text:p>82</text:p>
          </table:table-cell>
          <table:table-cell table:style-name="ce2" table:formula="of:=IFERROR(VLOOKUP([.B32];[Salary.$A$2:.$C$1517];2;0);0)" office:value-type="float" office:value="9500000" calcext:value-type="float">
            <text:p>95000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trick Kane</text:p>
          </table:table-cell>
          <table:table-cell table:style-name="ce1" table:formula="of:=IFERROR(VLOOKUP([.B33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style-name="ce2" table:formula="of:=IF([.E33]=&quot;D&quot;;[.G33]*3;[.G33]*2)" office:value-type="float" office:value="30" calcext:value-type="float">
            <text:p>30</text:p>
          </table:table-cell>
          <table:table-cell table:style-name="ce2" table:formula="of:=IF([.E33]=&quot;D&quot;;[.H33]*2;[.H33])" office:value-type="float" office:value="51" calcext:value-type="float">
            <text:p>51</text:p>
          </table:table-cell>
          <table:table-cell table:formula="of:=[.J33]+[.K33]" office:value-type="float" office:value="81" calcext:value-type="float">
            <text:p>81</text:p>
          </table:table-cell>
          <table:table-cell table:style-name="ce2" table:formula="of:=IFERROR(VLOOKUP([.B33];[Salary.$A$2:.$C$1517];2;0);0)" office:value-type="float" office:value="10500000" calcext:value-type="float">
            <text:p>105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nathan Huberdeau</text:p>
          </table:table-cell>
          <table:table-cell table:style-name="ce1" table:formula="of:=IFERROR(VLOOKUP([.B34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style-name="ce2" table:formula="of:=IF([.E34]=&quot;D&quot;;[.G34]*3;[.G34]*2)" office:value-type="float" office:value="40" calcext:value-type="float">
            <text:p>40</text:p>
          </table:table-cell>
          <table:table-cell table:style-name="ce2" table:formula="of:=IF([.E34]=&quot;D&quot;;[.H34]*2;[.H34])" office:value-type="float" office:value="41" calcext:value-type="float">
            <text:p>41</text:p>
          </table:table-cell>
          <table:table-cell table:formula="of:=[.J34]+[.K34]" office:value-type="float" office:value="81" calcext:value-type="float">
            <text:p>81</text:p>
          </table:table-cell>
          <table:table-cell table:style-name="ce2" table:formula="of:=IFERROR(VLOOKUP([.B34];[Salary.$A$2:.$C$1517];2;0);0)" office:value-type="float" office:value="5900000" calcext:value-type="float">
            <text:p>59000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bastian Aho</text:p>
          </table:table-cell>
          <table:table-cell table:style-name="ce1" table:formula="of:=IFERROR(VLOOKUP([.B35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style-name="ce2" table:formula="of:=IF([.E35]=&quot;D&quot;;[.G35]*3;[.G35]*2)" office:value-type="float" office:value="48" calcext:value-type="float">
            <text:p>48</text:p>
          </table:table-cell>
          <table:table-cell table:style-name="ce2" table:formula="of:=IF([.E35]=&quot;D&quot;;[.H35]*2;[.H35])" office:value-type="float" office:value="33" calcext:value-type="float">
            <text:p>33</text:p>
          </table:table-cell>
          <table:table-cell table:formula="of:=[.J35]+[.K35]" office:value-type="float" office:value="81" calcext:value-type="float">
            <text:p>81</text:p>
          </table:table-cell>
          <table:table-cell table:style-name="ce2" table:formula="of:=IFERROR(VLOOKUP([.B35];[Salary.$A$2:.$C$1517];2;0);0)" office:value-type="float" office:value="8460250" calcext:value-type="float">
            <text:p>846025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ke Guentzel</text:p>
          </table:table-cell>
          <table:table-cell table:style-name="ce1" table:formula="of:=IFERROR(VLOOKUP([.B36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style-name="ce2" table:formula="of:=IF([.E36]=&quot;D&quot;;[.G36]*3;[.G36]*2)" office:value-type="float" office:value="46" calcext:value-type="float">
            <text:p>46</text:p>
          </table:table-cell>
          <table:table-cell table:style-name="ce2" table:formula="of:=IF([.E36]=&quot;D&quot;;[.H36]*2;[.H36])" office:value-type="float" office:value="34" calcext:value-type="float">
            <text:p>34</text:p>
          </table:table-cell>
          <table:table-cell table:formula="of:=[.J36]+[.K36]" office:value-type="float" office:value="80" calcext:value-type="float">
            <text:p>80</text:p>
          </table:table-cell>
          <table:table-cell table:style-name="ce2" table:formula="of:=IFERROR(VLOOKUP([.B36];[Salary.$A$2:.$C$1517];2;0);0)" office:value-type="float" office:value="6000000" calcext:value-type="float">
            <text:p>6000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Mike Smith</text:p>
          </table:table-cell>
          <table:table-cell table:style-name="ce1" table:formula="of:=IFERROR(VLOOKUP([.B37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7]*3" office:value-type="float" office:value="63" calcext:value-type="float">
            <text:p>63</text:p>
          </table:table-cell>
          <table:table-cell table:formula="of:=[.H37]*5" office:value-type="float" office:value="15" calcext:value-type="float">
            <text:p>15</text:p>
          </table:table-cell>
          <table:table-cell table:formula="of:=[.J37]+[.K37]+[.O37]" office:value-type="float" office:value="80" calcext:value-type="float">
            <text:p>80</text:p>
          </table:table-cell>
          <table:table-cell table:style-name="ce2" table:formula="of:=IFERROR(VLOOKUP([.B37];[Salary.$A$2:.$C$1517];2;0);0)" office:value-type="float" office:value="2200000" calcext:value-type="float">
            <text:p>22000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ohn Klingberg</text:p>
          </table:table-cell>
          <table:table-cell table:style-name="ce1" table:formula="of:=IFERROR(VLOOKUP([.B38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style-name="ce2" table:formula="of:=IF([.E38]=&quot;D&quot;;[.G38]*3;[.G38]*2)" office:value-type="float" office:value="21" calcext:value-type="float">
            <text:p>21</text:p>
          </table:table-cell>
          <table:table-cell table:style-name="ce2" table:formula="of:=IF([.E38]=&quot;D&quot;;[.H38]*2;[.H38])" office:value-type="float" office:value="58" calcext:value-type="float">
            <text:p>58</text:p>
          </table:table-cell>
          <table:table-cell table:formula="of:=[.J38]+[.K38]" office:value-type="float" office:value="79" calcext:value-type="float">
            <text:p>79</text:p>
          </table:table-cell>
          <table:table-cell table:style-name="ce2" table:formula="of:=IFERROR(VLOOKUP([.B38];[Salary.$A$2:.$C$1517];2;0);0)" office:value-type="float" office:value="4250000" calcext:value-type="float">
            <text:p>42500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uuse Saros</text:p>
          </table:table-cell>
          <table:table-cell table:style-name="ce1" table:formula="of:=IFERROR(VLOOKUP([.B39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9]*3" office:value-type="float" office:value="63" calcext:value-type="float">
            <text:p>63</text:p>
          </table:table-cell>
          <table:table-cell table:formula="of:=[.H39]*5" office:value-type="float" office:value="15" calcext:value-type="float">
            <text:p>15</text:p>
          </table:table-cell>
          <table:table-cell table:formula="of:=[.J39]+[.K39]+[.O39]" office:value-type="float" office:value="79" calcext:value-type="float">
            <text:p>79</text:p>
          </table:table-cell>
          <table:table-cell table:style-name="ce2" table:formula="of:=IFERROR(VLOOKUP([.B39];[Salary.$A$2:.$C$1517];2;0);0)" office:value-type="float" office:value="5000000" calcext:value-type="float">
            <text:p>50000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yan Oreilly</text:p>
          </table:table-cell>
          <table:table-cell table:style-name="ce1" table:formula="of:=IFERROR(VLOOKUP([.B40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style-name="ce2" table:formula="of:=IF([.E40]=&quot;D&quot;;[.G40]*3;[.G40]*2)" office:value-type="float" office:value="48" calcext:value-type="float">
            <text:p>48</text:p>
          </table:table-cell>
          <table:table-cell table:style-name="ce2" table:formula="of:=IF([.E40]=&quot;D&quot;;[.H40]*2;[.H40])" office:value-type="float" office:value="30" calcext:value-type="float">
            <text:p>30</text:p>
          </table:table-cell>
          <table:table-cell table:formula="of:=[.J40]+[.K40]" office:value-type="float" office:value="78" calcext:value-type="float">
            <text:p>78</text:p>
          </table:table-cell>
          <table:table-cell table:style-name="ce2" table:formula="of:=IFERROR(VLOOKUP([.B40];[Salary.$A$2:.$C$1517];2;0);0)" office:value-type="float" office:value="7500000" calcext:value-type="float">
            <text:p>75000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irill Kaprizov</text:p>
          </table:table-cell>
          <table:table-cell table:style-name="ce1" table:formula="of:=IFERROR(VLOOKUP([.B41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style-name="ce2" table:formula="of:=IF([.E41]=&quot;D&quot;;[.G41]*3;[.G41]*2)" office:value-type="float" office:value="54" calcext:value-type="float">
            <text:p>54</text:p>
          </table:table-cell>
          <table:table-cell table:style-name="ce2" table:formula="of:=IF([.E41]=&quot;D&quot;;[.H41]*2;[.H41])" office:value-type="float" office:value="24" calcext:value-type="float">
            <text:p>24</text:p>
          </table:table-cell>
          <table:table-cell table:formula="of:=[.J41]+[.K41]" office:value-type="float" office:value="78" calcext:value-type="float">
            <text:p>78</text:p>
          </table:table-cell>
          <table:table-cell table:style-name="ce2" table:formula="of:=IFERROR(VLOOKUP([.B41];[Salary.$A$2:.$C$1517];2;0);0)" office:value-type="float" office:value="9000000" calcext:value-type="float">
            <text:p>90000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cKenzie Weegar</text:p>
          </table:table-cell>
          <table:table-cell table:style-name="ce1" table:formula="of:=IFERROR(VLOOKUP([.B42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style-name="ce2" table:formula="of:=IF([.E42]=&quot;D&quot;;[.G42]*3;[.G42]*2)" office:value-type="float" office:value="18" calcext:value-type="float">
            <text:p>18</text:p>
          </table:table-cell>
          <table:table-cell table:style-name="ce2" table:formula="of:=IF([.E42]=&quot;D&quot;;[.H42]*2;[.H42])" office:value-type="float" office:value="60" calcext:value-type="float">
            <text:p>60</text:p>
          </table:table-cell>
          <table:table-cell table:formula="of:=[.J42]+[.K42]" office:value-type="float" office:value="78" calcext:value-type="float">
            <text:p>78</text:p>
          </table:table-cell>
          <table:table-cell table:style-name="ce2" table:formula="of:=IFERROR(VLOOKUP([.B42];[Salary.$A$2:.$C$1517];2;0);0)" office:value-type="float" office:value="3250000" calcext:value-type="float">
            <text:p>32500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vid Perron</text:p>
          </table:table-cell>
          <table:table-cell table:style-name="ce1" table:formula="of:=IFERROR(VLOOKUP([.B43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style-name="ce2" table:formula="of:=IF([.E43]=&quot;D&quot;;[.G43]*3;[.G43]*2)" office:value-type="float" office:value="38" calcext:value-type="float">
            <text:p>38</text:p>
          </table:table-cell>
          <table:table-cell table:style-name="ce2" table:formula="of:=IF([.E43]=&quot;D&quot;;[.H43]*2;[.H43])" office:value-type="float" office:value="39" calcext:value-type="float">
            <text:p>39</text:p>
          </table:table-cell>
          <table:table-cell table:formula="of:=[.J43]+[.K43]" office:value-type="float" office:value="77" calcext:value-type="float">
            <text:p>77</text:p>
          </table:table-cell>
          <table:table-cell table:style-name="ce2" table:formula="of:=IFERROR(VLOOKUP([.B43];[Salary.$A$2:.$C$1517];2;0);0)" office:value-type="float" office:value="4000000" calcext:value-type="float">
            <text:p>40000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Vitek Vanecek</text:p>
          </table:table-cell>
          <table:table-cell table:style-name="ce1" table:formula="of:=IFERROR(VLOOKUP([.B44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44]*3" office:value-type="float" office:value="63" calcext:value-type="float">
            <text:p>63</text:p>
          </table:table-cell>
          <table:table-cell table:formula="of:=[.H44]*5" office:value-type="float" office:value="10" calcext:value-type="float">
            <text:p>10</text:p>
          </table:table-cell>
          <table:table-cell table:formula="of:=[.J44]+[.K44]+[.O44]" office:value-type="float" office:value="77" calcext:value-type="float">
            <text:p>77</text:p>
          </table:table-cell>
          <table:table-cell table:style-name="ce2" table:formula="of:=IFERROR(VLOOKUP([.B44];[Salary.$A$2:.$C$1517];2;0);0)" office:value-type="float" office:value="716667" calcext:value-type="float">
            <text:p>71666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e Pavelski</text:p>
          </table:table-cell>
          <table:table-cell table:style-name="ce1" table:formula="of:=IFERROR(VLOOKUP([.B45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style-name="ce2" table:formula="of:=IF([.E45]=&quot;D&quot;;[.G45]*3;[.G45]*2)" office:value-type="float" office:value="50" calcext:value-type="float">
            <text:p>50</text:p>
          </table:table-cell>
          <table:table-cell table:style-name="ce2" table:formula="of:=IF([.E45]=&quot;D&quot;;[.H45]*2;[.H45])" office:value-type="float" office:value="26" calcext:value-type="float">
            <text:p>26</text:p>
          </table:table-cell>
          <table:table-cell table:formula="of:=[.J45]+[.K45]" office:value-type="float" office:value="76" calcext:value-type="float">
            <text:p>76</text:p>
          </table:table-cell>
          <table:table-cell table:style-name="ce2" table:formula="of:=IFERROR(VLOOKUP([.B45];[Salary.$A$2:.$C$1517];2;0);0)" office:value-type="float" office:value="7000000" calcext:value-type="float">
            <text:p>70000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yle Connor</text:p>
          </table:table-cell>
          <table:table-cell table:style-name="ce1" table:formula="of:=IFERROR(VLOOKUP([.B46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style-name="ce2" table:formula="of:=IF([.E46]=&quot;D&quot;;[.G46]*3;[.G46]*2)" office:value-type="float" office:value="52" calcext:value-type="float">
            <text:p>52</text:p>
          </table:table-cell>
          <table:table-cell table:style-name="ce2" table:formula="of:=IF([.E46]=&quot;D&quot;;[.H46]*2;[.H46])" office:value-type="float" office:value="24" calcext:value-type="float">
            <text:p>24</text:p>
          </table:table-cell>
          <table:table-cell table:formula="of:=[.J46]+[.K46]" office:value-type="float" office:value="76" calcext:value-type="float">
            <text:p>76</text:p>
          </table:table-cell>
          <table:table-cell table:style-name="ce2" table:formula="of:=IFERROR(VLOOKUP([.B46];[Salary.$A$2:.$C$1517];2;0);0)" office:value-type="float" office:value="7142857" calcext:value-type="float">
            <text:p>714285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rew Doughty</text:p>
          </table:table-cell>
          <table:table-cell table:style-name="ce1" table:formula="of:=IFERROR(VLOOKUP([.B47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2" table:formula="of:=IF([.E47]=&quot;D&quot;;[.G47]*3;[.G47]*2)" office:value-type="float" office:value="24" calcext:value-type="float">
            <text:p>24</text:p>
          </table:table-cell>
          <table:table-cell table:style-name="ce2" table:formula="of:=IF([.E47]=&quot;D&quot;;[.H47]*2;[.H47])" office:value-type="float" office:value="52" calcext:value-type="float">
            <text:p>52</text:p>
          </table:table-cell>
          <table:table-cell table:formula="of:=[.J47]+[.K47]" office:value-type="float" office:value="76" calcext:value-type="float">
            <text:p>76</text:p>
          </table:table-cell>
          <table:table-cell table:style-name="ce2" table:formula="of:=IFERROR(VLOOKUP([.B47];[Salary.$A$2:.$C$1517];2;0);0)" office:value-type="float" office:value="11000000" calcext:value-type="float">
            <text:p>110000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temi Panarin</text:p>
          </table:table-cell>
          <table:table-cell table:style-name="ce1" table:formula="of:=IFERROR(VLOOKUP([.B48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style-name="ce2" table:formula="of:=IF([.E48]=&quot;D&quot;;[.G48]*3;[.G48]*2)" office:value-type="float" office:value="34" calcext:value-type="float">
            <text:p>34</text:p>
          </table:table-cell>
          <table:table-cell table:style-name="ce2" table:formula="of:=IF([.E48]=&quot;D&quot;;[.H48]*2;[.H48])" office:value-type="float" office:value="41" calcext:value-type="float">
            <text:p>41</text:p>
          </table:table-cell>
          <table:table-cell table:formula="of:=[.J48]+[.K48]" office:value-type="float" office:value="75" calcext:value-type="float">
            <text:p>75</text:p>
          </table:table-cell>
          <table:table-cell table:style-name="ce2" table:formula="of:=IFERROR(VLOOKUP([.B48];[Salary.$A$2:.$C$1517];2;0);0)" office:value-type="float" office:value="11642857" calcext:value-type="float">
            <text:p>1164285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x Pacioretty</text:p>
          </table:table-cell>
          <table:table-cell table:style-name="ce1" table:formula="of:=IFERROR(VLOOKUP([.B49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formula="of:=IF([.E49]=&quot;D&quot;;[.G49]*3;[.G49]*2)" office:value-type="float" office:value="48" calcext:value-type="float">
            <text:p>48</text:p>
          </table:table-cell>
          <table:table-cell table:style-name="ce2" table:formula="of:=IF([.E49]=&quot;D&quot;;[.H49]*2;[.H49])" office:value-type="float" office:value="27" calcext:value-type="float">
            <text:p>27</text:p>
          </table:table-cell>
          <table:table-cell table:formula="of:=[.J49]+[.K49]" office:value-type="float" office:value="75" calcext:value-type="float">
            <text:p>75</text:p>
          </table:table-cell>
          <table:table-cell table:style-name="ce2" table:formula="of:=IFERROR(VLOOKUP([.B49];[Salary.$A$2:.$C$1517];2;0);0)" office:value-type="float" office:value="7000000" calcext:value-type="float">
            <text:p>700000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organ Rielly</text:p>
          </table:table-cell>
          <table:table-cell table:style-name="ce1" table:formula="of:=IFERROR(VLOOKUP([.B50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2" table:formula="of:=IF([.E50]=&quot;D&quot;;[.G50]*3;[.G50]*2)" office:value-type="float" office:value="15" calcext:value-type="float">
            <text:p>15</text:p>
          </table:table-cell>
          <table:table-cell table:style-name="ce2" table:formula="of:=IF([.E50]=&quot;D&quot;;[.H50]*2;[.H50])" office:value-type="float" office:value="60" calcext:value-type="float">
            <text:p>60</text:p>
          </table:table-cell>
          <table:table-cell table:formula="of:=[.J50]+[.K50]" office:value-type="float" office:value="75" calcext:value-type="float">
            <text:p>75</text:p>
          </table:table-cell>
          <table:table-cell table:style-name="ce2" table:formula="of:=IFERROR(VLOOKUP([.B50];[Salary.$A$2:.$C$1517];2;0);0)" office:value-type="float" office:value="5000000" calcext:value-type="float">
            <text:p>500000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ka Zibanejad</text:p>
          </table:table-cell>
          <table:table-cell table:style-name="ce1" table:formula="of:=IFERROR(VLOOKUP([.B51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2" table:formula="of:=IF([.E51]=&quot;D&quot;;[.G51]*3;[.G51]*2)" office:value-type="float" office:value="48" calcext:value-type="float">
            <text:p>48</text:p>
          </table:table-cell>
          <table:table-cell table:style-name="ce2" table:formula="of:=IF([.E51]=&quot;D&quot;;[.H51]*2;[.H51])" office:value-type="float" office:value="26" calcext:value-type="float">
            <text:p>26</text:p>
          </table:table-cell>
          <table:table-cell table:formula="of:=[.J51]+[.K51]" office:value-type="float" office:value="74" calcext:value-type="float">
            <text:p>74</text:p>
          </table:table-cell>
          <table:table-cell table:style-name="ce2" table:formula="of:=IFERROR(VLOOKUP([.B51];[Salary.$A$2:.$C$1517];2;0);0)" office:value-type="float" office:value="5350000" calcext:value-type="float">
            <text:p>5350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oman Josi</text:p>
          </table:table-cell>
          <table:table-cell table:style-name="ce1" table:formula="of:=IFERROR(VLOOKUP([.B52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ce2" table:formula="of:=IF([.E52]=&quot;D&quot;;[.G52]*3;[.G52]*2)" office:value-type="float" office:value="24" calcext:value-type="float">
            <text:p>24</text:p>
          </table:table-cell>
          <table:table-cell table:style-name="ce2" table:formula="of:=IF([.E52]=&quot;D&quot;;[.H52]*2;[.H52])" office:value-type="float" office:value="50" calcext:value-type="float">
            <text:p>50</text:p>
          </table:table-cell>
          <table:table-cell table:formula="of:=[.J52]+[.K52]" office:value-type="float" office:value="74" calcext:value-type="float">
            <text:p>74</text:p>
          </table:table-cell>
          <table:table-cell table:style-name="ce2" table:formula="of:=IFERROR(VLOOKUP([.B52];[Salary.$A$2:.$C$1517];2;0);0)" office:value-type="float" office:value="9059000" calcext:value-type="float">
            <text:p>90590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lec Martinez</text:p>
          </table:table-cell>
          <table:table-cell table:style-name="ce1" table:formula="of:=IFERROR(VLOOKUP([.B53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2" table:formula="of:=IF([.E53]=&quot;D&quot;;[.G53]*3;[.G53]*2)" office:value-type="float" office:value="27" calcext:value-type="float">
            <text:p>27</text:p>
          </table:table-cell>
          <table:table-cell table:style-name="ce2" table:formula="of:=IF([.E53]=&quot;D&quot;;[.H53]*2;[.H53])" office:value-type="float" office:value="46" calcext:value-type="float">
            <text:p>46</text:p>
          </table:table-cell>
          <table:table-cell table:formula="of:=[.J53]+[.K53]" office:value-type="float" office:value="73" calcext:value-type="float">
            <text:p>73</text:p>
          </table:table-cell>
          <table:table-cell table:style-name="ce2" table:formula="of:=IFERROR(VLOOKUP([.B53];[Salary.$A$2:.$C$1517];2;0);0)" office:value-type="float" office:value="5250000" calcext:value-type="float">
            <text:p>52500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briel Landeskog</text:p>
          </table:table-cell>
          <table:table-cell table:style-name="ce1" table:formula="of:=IFERROR(VLOOKUP([.B54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style-name="ce2" table:formula="of:=IF([.E54]=&quot;D&quot;;[.G54]*3;[.G54]*2)" office:value-type="float" office:value="40" calcext:value-type="float">
            <text:p>40</text:p>
          </table:table-cell>
          <table:table-cell table:style-name="ce2" table:formula="of:=IF([.E54]=&quot;D&quot;;[.H54]*2;[.H54])" office:value-type="float" office:value="32" calcext:value-type="float">
            <text:p>32</text:p>
          </table:table-cell>
          <table:table-cell table:formula="of:=[.J54]+[.K54]" office:value-type="float" office:value="72" calcext:value-type="float">
            <text:p>72</text:p>
          </table:table-cell>
          <table:table-cell table:style-name="ce2" table:formula="of:=IFERROR(VLOOKUP([.B54];[Salary.$A$2:.$C$1517];2;0);0)" office:value-type="float" office:value="7000000" calcext:value-type="float">
            <text:p>70000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ock Boeser</text:p>
          </table:table-cell>
          <table:table-cell table:style-name="ce1" table:formula="of:=IFERROR(VLOOKUP([.B55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style-name="ce2" table:formula="of:=IF([.E55]=&quot;D&quot;;[.G55]*3;[.G55]*2)" office:value-type="float" office:value="46" calcext:value-type="float">
            <text:p>46</text:p>
          </table:table-cell>
          <table:table-cell table:style-name="ce2" table:formula="of:=IF([.E55]=&quot;D&quot;;[.H55]*2;[.H55])" office:value-type="float" office:value="26" calcext:value-type="float">
            <text:p>26</text:p>
          </table:table-cell>
          <table:table-cell table:formula="of:=[.J55]+[.K55]" office:value-type="float" office:value="72" calcext:value-type="float">
            <text:p>72</text:p>
          </table:table-cell>
          <table:table-cell table:style-name="ce2" table:formula="of:=IFERROR(VLOOKUP([.B55];[Salary.$A$2:.$C$1517];2;0);0)" office:value-type="float" office:value="5875000" calcext:value-type="float">
            <text:p>58750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yler Toffoli</text:p>
          </table:table-cell>
          <table:table-cell table:style-name="ce1" table:formula="of:=IFERROR(VLOOKUP([.B56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style-name="ce2" table:formula="of:=IF([.E56]=&quot;D&quot;;[.G56]*3;[.G56]*2)" office:value-type="float" office:value="56" calcext:value-type="float">
            <text:p>56</text:p>
          </table:table-cell>
          <table:table-cell table:style-name="ce2" table:formula="of:=IF([.E56]=&quot;D&quot;;[.H56]*2;[.H56])" office:value-type="float" office:value="16" calcext:value-type="float">
            <text:p>16</text:p>
          </table:table-cell>
          <table:table-cell table:formula="of:=[.J56]+[.K56]" office:value-type="float" office:value="72" calcext:value-type="float">
            <text:p>72</text:p>
          </table:table-cell>
          <table:table-cell table:style-name="ce2" table:formula="of:=IFERROR(VLOOKUP([.B56];[Salary.$A$2:.$C$1517];2;0);0)" office:value-type="float" office:value="4250000" calcext:value-type="float">
            <text:p>42500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am Talbot</text:p>
          </table:table-cell>
          <table:table-cell table:style-name="ce1" table:formula="of:=IFERROR(VLOOKUP([.B57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57]*3" office:value-type="float" office:value="57" calcext:value-type="float">
            <text:p>57</text:p>
          </table:table-cell>
          <table:table-cell table:formula="of:=[.H57]*5" office:value-type="float" office:value="10" calcext:value-type="float">
            <text:p>10</text:p>
          </table:table-cell>
          <table:table-cell table:formula="of:=[.J57]+[.K57]+[.O57]" office:value-type="float" office:value="72" calcext:value-type="float">
            <text:p>72</text:p>
          </table:table-cell>
          <table:table-cell table:style-name="ce2" table:formula="of:=IFERROR(VLOOKUP([.B57];[Salary.$A$2:.$C$1517];2;0);0)" office:value-type="float" office:value="3666667" calcext:value-type="float">
            <text:p>366666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vander Kane</text:p>
          </table:table-cell>
          <table:table-cell table:style-name="ce1" table:formula="of:=IFERROR(VLOOKUP([.B58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formula="of:=IF([.E58]=&quot;D&quot;;[.G58]*3;[.G58]*2)" office:value-type="float" office:value="44" calcext:value-type="float">
            <text:p>44</text:p>
          </table:table-cell>
          <table:table-cell table:style-name="ce2" table:formula="of:=IF([.E58]=&quot;D&quot;;[.H58]*2;[.H58])" office:value-type="float" office:value="27" calcext:value-type="float">
            <text:p>27</text:p>
          </table:table-cell>
          <table:table-cell table:formula="of:=[.J58]+[.K58]" office:value-type="float" office:value="71" calcext:value-type="float">
            <text:p>71</text:p>
          </table:table-cell>
          <table:table-cell table:style-name="ce2" table:formula="of:=IFERROR(VLOOKUP([.B58];[Salary.$A$2:.$C$1517];2;0);0)" office:value-type="float" office:value="7000000" calcext:value-type="float">
            <text:p>70000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trice Bergeron</text:p>
          </table:table-cell>
          <table:table-cell table:style-name="ce1" table:formula="of:=IFERROR(VLOOKUP([.B59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style-name="ce2" table:formula="of:=IF([.E59]=&quot;D&quot;;[.G59]*3;[.G59]*2)" office:value-type="float" office:value="46" calcext:value-type="float">
            <text:p>46</text:p>
          </table:table-cell>
          <table:table-cell table:style-name="ce2" table:formula="of:=IF([.E59]=&quot;D&quot;;[.H59]*2;[.H59])" office:value-type="float" office:value="25" calcext:value-type="float">
            <text:p>25</text:p>
          </table:table-cell>
          <table:table-cell table:formula="of:=[.J59]+[.K59]" office:value-type="float" office:value="71" calcext:value-type="float">
            <text:p>71</text:p>
          </table:table-cell>
          <table:table-cell table:style-name="ce2" table:formula="of:=IFERROR(VLOOKUP([.B59];[Salary.$A$2:.$C$1517];2;0);0)" office:value-type="float" office:value="6875000" calcext:value-type="float">
            <text:p>687500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rayden Point</text:p>
          </table:table-cell>
          <table:table-cell table:style-name="ce1" table:formula="of:=IFERROR(VLOOKUP([.B60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style-name="ce2" table:formula="of:=IF([.E60]=&quot;D&quot;;[.G60]*3;[.G60]*2)" office:value-type="float" office:value="46" calcext:value-type="float">
            <text:p>46</text:p>
          </table:table-cell>
          <table:table-cell table:style-name="ce2" table:formula="of:=IF([.E60]=&quot;D&quot;;[.H60]*2;[.H60])" office:value-type="float" office:value="25" calcext:value-type="float">
            <text:p>25</text:p>
          </table:table-cell>
          <table:table-cell table:formula="of:=[.J60]+[.K60]" office:value-type="float" office:value="71" calcext:value-type="float">
            <text:p>71</text:p>
          </table:table-cell>
          <table:table-cell table:style-name="ce2" table:formula="of:=IFERROR(VLOOKUP([.B60];[Salary.$A$2:.$C$1517];2;0);0)" office:value-type="float" office:value="6750000" calcext:value-type="float">
            <text:p>675000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evon Toews</text:p>
          </table:table-cell>
          <table:table-cell table:style-name="ce1" table:formula="of:=IFERROR(VLOOKUP([.B61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style-name="ce2" table:formula="of:=IF([.E61]=&quot;D&quot;;[.G61]*3;[.G61]*2)" office:value-type="float" office:value="27" calcext:value-type="float">
            <text:p>27</text:p>
          </table:table-cell>
          <table:table-cell table:style-name="ce2" table:formula="of:=IF([.E61]=&quot;D&quot;;[.H61]*2;[.H61])" office:value-type="float" office:value="44" calcext:value-type="float">
            <text:p>44</text:p>
          </table:table-cell>
          <table:table-cell table:formula="of:=[.J61]+[.K61]" office:value-type="float" office:value="71" calcext:value-type="float">
            <text:p>71</text:p>
          </table:table-cell>
          <table:table-cell table:style-name="ce2" table:formula="of:=IFERROR(VLOOKUP([.B61];[Salary.$A$2:.$C$1517];2;0);0)" office:value-type="float" office:value="4100000" calcext:value-type="float">
            <text:p>41000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ohn Tavares</text:p>
          </table:table-cell>
          <table:table-cell table:style-name="ce1" table:formula="of:=IFERROR(VLOOKUP([.B62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style-name="ce2" table:formula="of:=IF([.E62]=&quot;D&quot;;[.G62]*3;[.G62]*2)" office:value-type="float" office:value="38" calcext:value-type="float">
            <text:p>38</text:p>
          </table:table-cell>
          <table:table-cell table:style-name="ce2" table:formula="of:=IF([.E62]=&quot;D&quot;;[.H62]*2;[.H62])" office:value-type="float" office:value="31" calcext:value-type="float">
            <text:p>31</text:p>
          </table:table-cell>
          <table:table-cell table:formula="of:=[.J62]+[.K62]" office:value-type="float" office:value="69" calcext:value-type="float">
            <text:p>69</text:p>
          </table:table-cell>
          <table:table-cell table:style-name="ce2" table:formula="of:=IFERROR(VLOOKUP([.B62];[Salary.$A$2:.$C$1517];2;0);0)" office:value-type="float" office:value="11000000" calcext:value-type="float">
            <text:p>110000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amuel Girard</text:p>
          </table:table-cell>
          <table:table-cell table:style-name="ce1" table:formula="of:=IFERROR(VLOOKUP([.B63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formula="of:=IF([.E63]=&quot;D&quot;;[.G63]*3;[.G63]*2)" office:value-type="float" office:value="15" calcext:value-type="float">
            <text:p>15</text:p>
          </table:table-cell>
          <table:table-cell table:style-name="ce2" table:formula="of:=IF([.E63]=&quot;D&quot;;[.H63]*2;[.H63])" office:value-type="float" office:value="54" calcext:value-type="float">
            <text:p>54</text:p>
          </table:table-cell>
          <table:table-cell table:formula="of:=[.J63]+[.K63]" office:value-type="float" office:value="69" calcext:value-type="float">
            <text:p>69</text:p>
          </table:table-cell>
          <table:table-cell table:style-name="ce2" table:formula="of:=IFERROR(VLOOKUP([.B63];[Salary.$A$2:.$C$1517];2;0);0)" office:value-type="float" office:value="5000000" calcext:value-type="float">
            <text:p>500000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cklas Backstrom</text:p>
          </table:table-cell>
          <table:table-cell table:style-name="ce1" table:formula="of:=IFERROR(VLOOKUP([.B64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style-name="ce2" table:formula="of:=IF([.E64]=&quot;D&quot;;[.G64]*3;[.G64]*2)" office:value-type="float" office:value="30" calcext:value-type="float">
            <text:p>30</text:p>
          </table:table-cell>
          <table:table-cell table:style-name="ce2" table:formula="of:=IF([.E64]=&quot;D&quot;;[.H64]*2;[.H64])" office:value-type="float" office:value="38" calcext:value-type="float">
            <text:p>38</text:p>
          </table:table-cell>
          <table:table-cell table:formula="of:=[.J64]+[.K64]" office:value-type="float" office:value="68" calcext:value-type="float">
            <text:p>68</text:p>
          </table:table-cell>
          <table:table-cell table:style-name="ce2" table:formula="of:=IFERROR(VLOOKUP([.B64];[Salary.$A$2:.$C$1517];2;0);0)" office:value-type="float" office:value="9200000" calcext:value-type="float">
            <text:p>920000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ohnny Gaudreau</text:p>
          </table:table-cell>
          <table:table-cell table:style-name="ce1" table:formula="of:=IFERROR(VLOOKUP([.B65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style-name="ce2" table:formula="of:=IF([.E65]=&quot;D&quot;;[.G65]*3;[.G65]*2)" office:value-type="float" office:value="38" calcext:value-type="float">
            <text:p>38</text:p>
          </table:table-cell>
          <table:table-cell table:style-name="ce2" table:formula="of:=IF([.E65]=&quot;D&quot;;[.H65]*2;[.H65])" office:value-type="float" office:value="30" calcext:value-type="float">
            <text:p>30</text:p>
          </table:table-cell>
          <table:table-cell table:formula="of:=[.J65]+[.K65]" office:value-type="float" office:value="68" calcext:value-type="float">
            <text:p>68</text:p>
          </table:table-cell>
          <table:table-cell table:style-name="ce2" table:formula="of:=IFERROR(VLOOKUP([.B65];[Salary.$A$2:.$C$1517];2;0);0)" office:value-type="float" office:value="6750000" calcext:value-type="float">
            <text:p>675000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vel Buchnevich</text:p>
          </table:table-cell>
          <table:table-cell table:style-name="ce1" table:formula="of:=IFERROR(VLOOKUP([.B66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style-name="ce2" table:formula="of:=IF([.E66]=&quot;D&quot;;[.G66]*3;[.G66]*2)" office:value-type="float" office:value="40" calcext:value-type="float">
            <text:p>40</text:p>
          </table:table-cell>
          <table:table-cell table:style-name="ce2" table:formula="of:=IF([.E66]=&quot;D&quot;;[.H66]*2;[.H66])" office:value-type="float" office:value="28" calcext:value-type="float">
            <text:p>28</text:p>
          </table:table-cell>
          <table:table-cell table:formula="of:=[.J66]+[.K66]" office:value-type="float" office:value="68" calcext:value-type="float">
            <text:p>68</text:p>
          </table:table-cell>
          <table:table-cell table:style-name="ce2" table:formula="of:=IFERROR(VLOOKUP([.B66];[Salary.$A$2:.$C$1517];2;0);0)" office:value-type="float" office:value="5800000" calcext:value-type="float">
            <text:p>580000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avid Pastrnak</text:p>
          </table:table-cell>
          <table:table-cell table:style-name="ce1" table:formula="of:=IFERROR(VLOOKUP([.B67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style-name="ce2" table:formula="of:=IF([.E67]=&quot;D&quot;;[.G67]*3;[.G67]*2)" office:value-type="float" office:value="40" calcext:value-type="float">
            <text:p>40</text:p>
          </table:table-cell>
          <table:table-cell table:style-name="ce2" table:formula="of:=IF([.E67]=&quot;D&quot;;[.H67]*2;[.H67])" office:value-type="float" office:value="28" calcext:value-type="float">
            <text:p>28</text:p>
          </table:table-cell>
          <table:table-cell table:formula="of:=[.J67]+[.K67]" office:value-type="float" office:value="68" calcext:value-type="float">
            <text:p>68</text:p>
          </table:table-cell>
          <table:table-cell table:style-name="ce2" table:formula="of:=IFERROR(VLOOKUP([.B67];[Salary.$A$2:.$C$1517];2;0);0)" office:value-type="float" office:value="6666667" calcext:value-type="float">
            <text:p>666666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homas Chabot</text:p>
          </table:table-cell>
          <table:table-cell table:style-name="ce1" table:formula="of:=IFERROR(VLOOKUP([.B68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style-name="ce2" table:formula="of:=IF([.E68]=&quot;D&quot;;[.G68]*3;[.G68]*2)" office:value-type="float" office:value="18" calcext:value-type="float">
            <text:p>18</text:p>
          </table:table-cell>
          <table:table-cell table:style-name="ce2" table:formula="of:=IF([.E68]=&quot;D&quot;;[.H68]*2;[.H68])" office:value-type="float" office:value="50" calcext:value-type="float">
            <text:p>50</text:p>
          </table:table-cell>
          <table:table-cell table:formula="of:=[.J68]+[.K68]" office:value-type="float" office:value="68" calcext:value-type="float">
            <text:p>68</text:p>
          </table:table-cell>
          <table:table-cell table:style-name="ce2" table:formula="of:=IFERROR(VLOOKUP([.B68];[Salary.$A$2:.$C$1517];2;0);0)" office:value-type="float" office:value="8000000" calcext:value-type="float">
            <text:p>800000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ikolaj Ehlers</text:p>
          </table:table-cell>
          <table:table-cell table:style-name="ce1" table:formula="of:=IFERROR(VLOOKUP([.B69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style-name="ce2" table:formula="of:=IF([.E69]=&quot;D&quot;;[.G69]*3;[.G69]*2)" office:value-type="float" office:value="42" calcext:value-type="float">
            <text:p>42</text:p>
          </table:table-cell>
          <table:table-cell table:style-name="ce2" table:formula="of:=IF([.E69]=&quot;D&quot;;[.H69]*2;[.H69])" office:value-type="float" office:value="25" calcext:value-type="float">
            <text:p>25</text:p>
          </table:table-cell>
          <table:table-cell table:formula="of:=[.J69]+[.K69]" office:value-type="float" office:value="67" calcext:value-type="float">
            <text:p>67</text:p>
          </table:table-cell>
          <table:table-cell table:style-name="ce2" table:formula="of:=IFERROR(VLOOKUP([.B69];[Salary.$A$2:.$C$1517];2;0);0)" office:value-type="float" office:value="6000000" calcext:value-type="float">
            <text:p>600000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eal Pionk</text:p>
          </table:table-cell>
          <table:table-cell table:style-name="ce1" table:formula="of:=IFERROR(VLOOKUP([.B70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style-name="ce2" table:formula="of:=IF([.E70]=&quot;D&quot;;[.G70]*3;[.G70]*2)" office:value-type="float" office:value="9" calcext:value-type="float">
            <text:p>9</text:p>
          </table:table-cell>
          <table:table-cell table:style-name="ce2" table:formula="of:=IF([.E70]=&quot;D&quot;;[.H70]*2;[.H70])" office:value-type="float" office:value="58" calcext:value-type="float">
            <text:p>58</text:p>
          </table:table-cell>
          <table:table-cell table:formula="of:=[.J70]+[.K70]" office:value-type="float" office:value="67" calcext:value-type="float">
            <text:p>67</text:p>
          </table:table-cell>
          <table:table-cell table:style-name="ce2" table:formula="of:=IFERROR(VLOOKUP([.B70];[Salary.$A$2:.$C$1517];2;0);0)" office:value-type="float" office:value="5875000" calcext:value-type="float">
            <text:p>587500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lias Lindholm</text:p>
          </table:table-cell>
          <table:table-cell table:style-name="ce1" table:formula="of:=IFERROR(VLOOKUP([.B71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style-name="ce2" table:formula="of:=IF([.E71]=&quot;D&quot;;[.G71]*3;[.G71]*2)" office:value-type="float" office:value="38" calcext:value-type="float">
            <text:p>38</text:p>
          </table:table-cell>
          <table:table-cell table:style-name="ce2" table:formula="of:=IF([.E71]=&quot;D&quot;;[.H71]*2;[.H71])" office:value-type="float" office:value="28" calcext:value-type="float">
            <text:p>28</text:p>
          </table:table-cell>
          <table:table-cell table:formula="of:=[.J71]+[.K71]" office:value-type="float" office:value="66" calcext:value-type="float">
            <text:p>66</text:p>
          </table:table-cell>
          <table:table-cell table:style-name="ce2" table:formula="of:=IFERROR(VLOOKUP([.B71];[Salary.$A$2:.$C$1517];2;0);0)" office:value-type="float" office:value="4850000" calcext:value-type="float">
            <text:p>48500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ex Ovechkin</text:p>
          </table:table-cell>
          <table:table-cell table:style-name="ce1" table:formula="of:=IFERROR(VLOOKUP([.B72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style-name="ce2" table:formula="of:=IF([.E72]=&quot;D&quot;;[.G72]*3;[.G72]*2)" office:value-type="float" office:value="48" calcext:value-type="float">
            <text:p>48</text:p>
          </table:table-cell>
          <table:table-cell table:style-name="ce2" table:formula="of:=IF([.E72]=&quot;D&quot;;[.H72]*2;[.H72])" office:value-type="float" office:value="18" calcext:value-type="float">
            <text:p>18</text:p>
          </table:table-cell>
          <table:table-cell table:formula="of:=[.J72]+[.K72]" office:value-type="float" office:value="66" calcext:value-type="float">
            <text:p>66</text:p>
          </table:table-cell>
          <table:table-cell table:style-name="ce2" table:formula="of:=IFERROR(VLOOKUP([.B72];[Salary.$A$2:.$C$1517];2;0);0)" office:value-type="float" office:value="9500000" calcext:value-type="float">
            <text:p>950000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orey Krug</text:p>
          </table:table-cell>
          <table:table-cell table:style-name="ce1" table:formula="of:=IFERROR(VLOOKUP([.B73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2" table:formula="of:=IF([.E73]=&quot;D&quot;;[.G73]*3;[.G73]*2)" office:value-type="float" office:value="6" calcext:value-type="float">
            <text:p>6</text:p>
          </table:table-cell>
          <table:table-cell table:style-name="ce2" table:formula="of:=IF([.E73]=&quot;D&quot;;[.H73]*2;[.H73])" office:value-type="float" office:value="60" calcext:value-type="float">
            <text:p>60</text:p>
          </table:table-cell>
          <table:table-cell table:formula="of:=[.J73]+[.K73]" office:value-type="float" office:value="66" calcext:value-type="float">
            <text:p>66</text:p>
          </table:table-cell>
          <table:table-cell table:style-name="ce2" table:formula="of:=IFERROR(VLOOKUP([.B73];[Salary.$A$2:.$C$1517];2;0);0)" office:value-type="float" office:value="6500000" calcext:value-type="float">
            <text:p>650000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Kevin Lankinen</text:p>
          </table:table-cell>
          <table:table-cell table:style-name="ce1" table:formula="of:=IFERROR(VLOOKUP([.B74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G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74]*3" office:value-type="float" office:value="51" calcext:value-type="float">
            <text:p>51</text:p>
          </table:table-cell>
          <table:table-cell table:formula="of:=[.H74]*5" office:value-type="float" office:value="10" calcext:value-type="float">
            <text:p>10</text:p>
          </table:table-cell>
          <table:table-cell table:formula="of:=[.J74]+[.K74]+[.O74]" office:value-type="float" office:value="66" calcext:value-type="float">
            <text:p>66</text:p>
          </table:table-cell>
          <table:table-cell table:style-name="ce2" table:formula="of:=IFERROR(VLOOKUP([.B74];[Salary.$A$2:.$C$1517];2;0);0)" office:value-type="float" office:value="800000" calcext:value-type="float">
            <text:p>80000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j Oshie</text:p>
          </table:table-cell>
          <table:table-cell table:style-name="ce1" table:formula="of:=IFERROR(VLOOKUP([.B75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style-name="ce2" table:formula="of:=IF([.E75]=&quot;D&quot;;[.G75]*3;[.G75]*2)" office:value-type="float" office:value="44" calcext:value-type="float">
            <text:p>44</text:p>
          </table:table-cell>
          <table:table-cell table:style-name="ce2" table:formula="of:=IF([.E75]=&quot;D&quot;;[.H75]*2;[.H75])" office:value-type="float" office:value="21" calcext:value-type="float">
            <text:p>21</text:p>
          </table:table-cell>
          <table:table-cell table:formula="of:=[.J75]+[.K75]" office:value-type="float" office:value="65" calcext:value-type="float">
            <text:p>65</text:p>
          </table:table-cell>
          <table:table-cell table:style-name="ce2" table:formula="of:=IFERROR(VLOOKUP([.B75];[Salary.$A$2:.$C$1517];2;0);0)" office:value-type="float" office:value="5750000" calcext:value-type="float">
            <text:p>575000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am Reinhart</text:p>
          </table:table-cell>
          <table:table-cell table:style-name="ce1" table:formula="of:=IFERROR(VLOOKUP([.B76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2" table:formula="of:=IF([.E76]=&quot;D&quot;;[.G76]*3;[.G76]*2)" office:value-type="float" office:value="50" calcext:value-type="float">
            <text:p>50</text:p>
          </table:table-cell>
          <table:table-cell table:style-name="ce2" table:formula="of:=IF([.E76]=&quot;D&quot;;[.H76]*2;[.H76])" office:value-type="float" office:value="15" calcext:value-type="float">
            <text:p>15</text:p>
          </table:table-cell>
          <table:table-cell table:formula="of:=[.J76]+[.K76]" office:value-type="float" office:value="65" calcext:value-type="float">
            <text:p>65</text:p>
          </table:table-cell>
          <table:table-cell table:style-name="ce2" table:formula="of:=IFERROR(VLOOKUP([.B76];[Salary.$A$2:.$C$1517];2;0);0)" office:value-type="float" office:value="6500000" calcext:value-type="float">
            <text:p>65000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harlie McAvoy</text:p>
          </table:table-cell>
          <table:table-cell table:style-name="ce1" table:formula="of:=IFERROR(VLOOKUP([.B77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2" table:formula="of:=IF([.E77]=&quot;D&quot;;[.G77]*3;[.G77]*2)" office:value-type="float" office:value="15" calcext:value-type="float">
            <text:p>15</text:p>
          </table:table-cell>
          <table:table-cell table:style-name="ce2" table:formula="of:=IF([.E77]=&quot;D&quot;;[.H77]*2;[.H77])" office:value-type="float" office:value="50" calcext:value-type="float">
            <text:p>50</text:p>
          </table:table-cell>
          <table:table-cell table:formula="of:=[.J77]+[.K77]" office:value-type="float" office:value="65" calcext:value-type="float">
            <text:p>65</text:p>
          </table:table-cell>
          <table:table-cell table:style-name="ce2" table:formula="of:=IFERROR(VLOOKUP([.B77];[Salary.$A$2:.$C$1517];2;0);0)" office:value-type="float" office:value="4900000" calcext:value-type="float">
            <text:p>490000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rent Burns</text:p>
          </table:table-cell>
          <table:table-cell table:style-name="ce1" table:formula="of:=IFERROR(VLOOKUP([.B78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style-name="ce2" table:formula="of:=IF([.E78]=&quot;D&quot;;[.G78]*3;[.G78]*2)" office:value-type="float" office:value="21" calcext:value-type="float">
            <text:p>21</text:p>
          </table:table-cell>
          <table:table-cell table:style-name="ce2" table:formula="of:=IF([.E78]=&quot;D&quot;;[.H78]*2;[.H78])" office:value-type="float" office:value="44" calcext:value-type="float">
            <text:p>44</text:p>
          </table:table-cell>
          <table:table-cell table:formula="of:=[.J78]+[.K78]" office:value-type="float" office:value="65" calcext:value-type="float">
            <text:p>65</text:p>
          </table:table-cell>
          <table:table-cell table:style-name="ce2" table:formula="of:=IFERROR(VLOOKUP([.B78];[Salary.$A$2:.$C$1517];2;0);0)" office:value-type="float" office:value="8000000" calcext:value-type="float">
            <text:p>800000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yan Rust</text:p>
          </table:table-cell>
          <table:table-cell table:style-name="ce1" table:formula="of:=IFERROR(VLOOKUP([.B79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style-name="ce2" table:formula="of:=IF([.E79]=&quot;D&quot;;[.G79]*3;[.G79]*2)" office:value-type="float" office:value="44" calcext:value-type="float">
            <text:p>44</text:p>
          </table:table-cell>
          <table:table-cell table:style-name="ce2" table:formula="of:=IF([.E79]=&quot;D&quot;;[.H79]*2;[.H79])" office:value-type="float" office:value="20" calcext:value-type="float">
            <text:p>20</text:p>
          </table:table-cell>
          <table:table-cell table:formula="of:=[.J79]+[.K79]" office:value-type="float" office:value="64" calcext:value-type="float">
            <text:p>64</text:p>
          </table:table-cell>
          <table:table-cell table:style-name="ce2" table:formula="of:=IFERROR(VLOOKUP([.B79];[Salary.$A$2:.$C$1517];2;0);0)" office:value-type="float" office:value="3500000" calcext:value-type="float">
            <text:p>35000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ick Leddy</text:p>
          </table:table-cell>
          <table:table-cell table:style-name="ce1" table:formula="of:=IFERROR(VLOOKUP([.B80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2" table:formula="of:=IF([.E80]=&quot;D&quot;;[.G80]*3;[.G80]*2)" office:value-type="float" office:value="6" calcext:value-type="float">
            <text:p>6</text:p>
          </table:table-cell>
          <table:table-cell table:style-name="ce2" table:formula="of:=IF([.E80]=&quot;D&quot;;[.H80]*2;[.H80])" office:value-type="float" office:value="58" calcext:value-type="float">
            <text:p>58</text:p>
          </table:table-cell>
          <table:table-cell table:formula="of:=[.J80]+[.K80]" office:value-type="float" office:value="64" calcext:value-type="float">
            <text:p>64</text:p>
          </table:table-cell>
          <table:table-cell table:style-name="ce2" table:formula="of:=IFERROR(VLOOKUP([.B80];[Salary.$A$2:.$C$1517];2;0);0)" office:value-type="float" office:value="5500000" calcext:value-type="float">
            <text:p>550000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ikhail Sergachev</text:p>
          </table:table-cell>
          <table:table-cell table:style-name="ce1" table:formula="of:=IFERROR(VLOOKUP([.B81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2" table:formula="of:=IF([.E81]=&quot;D&quot;;[.G81]*3;[.G81]*2)" office:value-type="float" office:value="12" calcext:value-type="float">
            <text:p>12</text:p>
          </table:table-cell>
          <table:table-cell table:style-name="ce2" table:formula="of:=IF([.E81]=&quot;D&quot;;[.H81]*2;[.H81])" office:value-type="float" office:value="52" calcext:value-type="float">
            <text:p>52</text:p>
          </table:table-cell>
          <table:table-cell table:formula="of:=[.J81]+[.K81]" office:value-type="float" office:value="64" calcext:value-type="float">
            <text:p>64</text:p>
          </table:table-cell>
          <table:table-cell table:style-name="ce2" table:formula="of:=IFERROR(VLOOKUP([.B81];[Salary.$A$2:.$C$1517];2;0);0)" office:value-type="float" office:value="4800000" calcext:value-type="float">
            <text:p>48000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ze Kopitar</text:p>
          </table:table-cell>
          <table:table-cell table:style-name="ce1" table:formula="of:=IFERROR(VLOOKUP([.B82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style-name="ce2" table:formula="of:=IF([.E82]=&quot;D&quot;;[.G82]*3;[.G82]*2)" office:value-type="float" office:value="26" calcext:value-type="float">
            <text:p>26</text:p>
          </table:table-cell>
          <table:table-cell table:style-name="ce2" table:formula="of:=IF([.E82]=&quot;D&quot;;[.H82]*2;[.H82])" office:value-type="float" office:value="37" calcext:value-type="float">
            <text:p>37</text:p>
          </table:table-cell>
          <table:table-cell table:formula="of:=[.J82]+[.K82]" office:value-type="float" office:value="63" calcext:value-type="float">
            <text:p>63</text:p>
          </table:table-cell>
          <table:table-cell table:style-name="ce2" table:formula="of:=IFERROR(VLOOKUP([.B82];[Salary.$A$2:.$C$1517];2;0);0)" office:value-type="float" office:value="10000000" calcext:value-type="float">
            <text:p>100000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yan Strome</text:p>
          </table:table-cell>
          <table:table-cell table:style-name="ce1" table:formula="of:=IFERROR(VLOOKUP([.B83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style-name="ce2" table:formula="of:=IF([.E83]=&quot;D&quot;;[.G83]*3;[.G83]*2)" office:value-type="float" office:value="28" calcext:value-type="float">
            <text:p>28</text:p>
          </table:table-cell>
          <table:table-cell table:style-name="ce2" table:formula="of:=IF([.E83]=&quot;D&quot;;[.H83]*2;[.H83])" office:value-type="float" office:value="35" calcext:value-type="float">
            <text:p>35</text:p>
          </table:table-cell>
          <table:table-cell table:formula="of:=[.J83]+[.K83]" office:value-type="float" office:value="63" calcext:value-type="float">
            <text:p>63</text:p>
          </table:table-cell>
          <table:table-cell table:style-name="ce2" table:formula="of:=IFERROR(VLOOKUP([.B83];[Salary.$A$2:.$C$1517];2;0);0)" office:value-type="float" office:value="4500000" calcext:value-type="float">
            <text:p>450000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dre Burakovsky</text:p>
          </table:table-cell>
          <table:table-cell table:style-name="ce1" table:formula="of:=IFERROR(VLOOKUP([.B84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style-name="ce2" table:formula="of:=IF([.E84]=&quot;D&quot;;[.G84]*3;[.G84]*2)" office:value-type="float" office:value="38" calcext:value-type="float">
            <text:p>38</text:p>
          </table:table-cell>
          <table:table-cell table:style-name="ce2" table:formula="of:=IF([.E84]=&quot;D&quot;;[.H84]*2;[.H84])" office:value-type="float" office:value="25" calcext:value-type="float">
            <text:p>25</text:p>
          </table:table-cell>
          <table:table-cell table:formula="of:=[.J84]+[.K84]" office:value-type="float" office:value="63" calcext:value-type="float">
            <text:p>63</text:p>
          </table:table-cell>
          <table:table-cell table:style-name="ce2" table:formula="of:=IFERROR(VLOOKUP([.B84];[Salary.$A$2:.$C$1517];2;0);0)" office:value-type="float" office:value="4900000" calcext:value-type="float">
            <text:p>490000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hil Kessel</text:p>
          </table:table-cell>
          <table:table-cell table:style-name="ce1" table:formula="of:=IFERROR(VLOOKUP([.B85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style-name="ce2" table:formula="of:=IF([.E85]=&quot;D&quot;;[.G85]*3;[.G85]*2)" office:value-type="float" office:value="40" calcext:value-type="float">
            <text:p>40</text:p>
          </table:table-cell>
          <table:table-cell table:style-name="ce2" table:formula="of:=IF([.E85]=&quot;D&quot;;[.H85]*2;[.H85])" office:value-type="float" office:value="23" calcext:value-type="float">
            <text:p>23</text:p>
          </table:table-cell>
          <table:table-cell table:formula="of:=[.J85]+[.K85]" office:value-type="float" office:value="63" calcext:value-type="float">
            <text:p>63</text:p>
          </table:table-cell>
          <table:table-cell table:style-name="ce2" table:formula="of:=IFERROR(VLOOKUP([.B85];[Salary.$A$2:.$C$1517];2;0);0)" office:value-type="float" office:value="6800000" calcext:value-type="float">
            <text:p>68000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ack Campbell</text:p>
          </table:table-cell>
          <table:table-cell table:style-name="ce1" table:formula="of:=IFERROR(VLOOKUP([.B86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G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86]*3" office:value-type="float" office:value="51" calcext:value-type="float">
            <text:p>51</text:p>
          </table:table-cell>
          <table:table-cell table:formula="of:=[.H86]*5" office:value-type="float" office:value="10" calcext:value-type="float">
            <text:p>10</text:p>
          </table:table-cell>
          <table:table-cell table:formula="of:=[.J86]+[.K86]+[.O86]" office:value-type="float" office:value="63" calcext:value-type="float">
            <text:p>63</text:p>
          </table:table-cell>
          <table:table-cell table:style-name="ce2" table:formula="of:=IFERROR(VLOOKUP([.B86];[Salary.$A$2:.$C$1517];2;0);0)" office:value-type="float" office:value="1650000" calcext:value-type="float">
            <text:p>165000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Alex Nedeljkovic</text:p>
          </table:table-cell>
          <table:table-cell table:style-name="ce1" table:formula="of:=IFERROR(VLOOKUP([.B87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87]*3" office:value-type="float" office:value="45" calcext:value-type="float">
            <text:p>45</text:p>
          </table:table-cell>
          <table:table-cell table:formula="of:=[.H87]*5" office:value-type="float" office:value="15" calcext:value-type="float">
            <text:p>15</text:p>
          </table:table-cell>
          <table:table-cell table:formula="of:=[.J87]+[.K87]+[.O87]" office:value-type="float" office:value="63" calcext:value-type="float">
            <text:p>63</text:p>
          </table:table-cell>
          <table:table-cell table:style-name="ce2" table:formula="of:=IFERROR(VLOOKUP([.B87];[Salary.$A$2:.$C$1517];2;0);0)" office:value-type="float" office:value="3000000" calcext:value-type="float">
            <text:p>300000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thew Barzal</text:p>
          </table:table-cell>
          <table:table-cell table:style-name="ce1" table:formula="of:=IFERROR(VLOOKUP([.B88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style-name="ce2" table:formula="of:=IF([.E88]=&quot;D&quot;;[.G88]*3;[.G88]*2)" office:value-type="float" office:value="34" calcext:value-type="float">
            <text:p>34</text:p>
          </table:table-cell>
          <table:table-cell table:style-name="ce2" table:formula="of:=IF([.E88]=&quot;D&quot;;[.H88]*2;[.H88])" office:value-type="float" office:value="28" calcext:value-type="float">
            <text:p>28</text:p>
          </table:table-cell>
          <table:table-cell table:formula="of:=[.J88]+[.K88]" office:value-type="float" office:value="62" calcext:value-type="float">
            <text:p>62</text:p>
          </table:table-cell>
          <table:table-cell table:style-name="ce2" table:formula="of:=IFERROR(VLOOKUP([.B88];[Salary.$A$2:.$C$1517];2;0);0)" office:value-type="float" office:value="7000000" calcext:value-type="float">
            <text:p>70000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ason Robertson</text:p>
          </table:table-cell>
          <table:table-cell table:style-name="ce1" table:formula="of:=IFERROR(VLOOKUP([.B89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style-name="ce2" table:formula="of:=IF([.E89]=&quot;D&quot;;[.G89]*3;[.G89]*2)" office:value-type="float" office:value="34" calcext:value-type="float">
            <text:p>34</text:p>
          </table:table-cell>
          <table:table-cell table:style-name="ce2" table:formula="of:=IF([.E89]=&quot;D&quot;;[.H89]*2;[.H89])" office:value-type="float" office:value="28" calcext:value-type="float">
            <text:p>28</text:p>
          </table:table-cell>
          <table:table-cell table:formula="of:=[.J89]+[.K89]" office:value-type="float" office:value="62" calcext:value-type="float">
            <text:p>62</text:p>
          </table:table-cell>
          <table:table-cell table:style-name="ce2" table:formula="of:=IFERROR(VLOOKUP([.B89];[Salary.$A$2:.$C$1517];2;0);0)" office:value-type="float" office:value="795000" calcext:value-type="float">
            <text:p>795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onathan Marchessault</text:p>
          </table:table-cell>
          <table:table-cell table:style-name="ce1" table:formula="of:=IFERROR(VLOOKUP([.B90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style-name="ce2" table:formula="of:=IF([.E90]=&quot;D&quot;;[.G90]*3;[.G90]*2)" office:value-type="float" office:value="36" calcext:value-type="float">
            <text:p>36</text:p>
          </table:table-cell>
          <table:table-cell table:style-name="ce2" table:formula="of:=IF([.E90]=&quot;D&quot;;[.H90]*2;[.H90])" office:value-type="float" office:value="26" calcext:value-type="float">
            <text:p>26</text:p>
          </table:table-cell>
          <table:table-cell table:formula="of:=[.J90]+[.K90]" office:value-type="float" office:value="62" calcext:value-type="float">
            <text:p>62</text:p>
          </table:table-cell>
          <table:table-cell table:style-name="ce2" table:formula="of:=IFERROR(VLOOKUP([.B90];[Salary.$A$2:.$C$1517];2;0);0)" office:value-type="float" office:value="5000000" calcext:value-type="float">
            <text:p>50000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le Makar</text:p>
          </table:table-cell>
          <table:table-cell table:style-name="ce1" table:formula="of:=IFERROR(VLOOKUP([.B91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style-name="ce2" table:formula="of:=IF([.E91]=&quot;D&quot;;[.G91]*3;[.G91]*2)" office:value-type="float" office:value="36" calcext:value-type="float">
            <text:p>36</text:p>
          </table:table-cell>
          <table:table-cell table:style-name="ce2" table:formula="of:=IF([.E91]=&quot;D&quot;;[.H91]*2;[.H91])" office:value-type="float" office:value="26" calcext:value-type="float">
            <text:p>26</text:p>
          </table:table-cell>
          <table:table-cell table:formula="of:=[.J91]+[.K91]" office:value-type="float" office:value="62" calcext:value-type="float">
            <text:p>62</text:p>
          </table:table-cell>
          <table:table-cell table:style-name="ce2" table:formula="of:=IFERROR(VLOOKUP([.B91];[Salary.$A$2:.$C$1517];2;0);0)" office:value-type="float" office:value="9000000" calcext:value-type="float">
            <text:p>90000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omas Hertl</text:p>
          </table:table-cell>
          <table:table-cell table:style-name="ce1" table:formula="of:=IFERROR(VLOOKUP([.B92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style-name="ce2" table:formula="of:=IF([.E92]=&quot;D&quot;;[.G92]*3;[.G92]*2)" office:value-type="float" office:value="38" calcext:value-type="float">
            <text:p>38</text:p>
          </table:table-cell>
          <table:table-cell table:style-name="ce2" table:formula="of:=IF([.E92]=&quot;D&quot;;[.H92]*2;[.H92])" office:value-type="float" office:value="24" calcext:value-type="float">
            <text:p>24</text:p>
          </table:table-cell>
          <table:table-cell table:formula="of:=[.J92]+[.K92]" office:value-type="float" office:value="62" calcext:value-type="float">
            <text:p>62</text:p>
          </table:table-cell>
          <table:table-cell table:style-name="ce2" table:formula="of:=IFERROR(VLOOKUP([.B92];[Salary.$A$2:.$C$1517];2;0);0)" office:value-type="float" office:value="5625000" calcext:value-type="float">
            <text:p>562500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iro Heiskanen</text:p>
          </table:table-cell>
          <table:table-cell table:style-name="ce1" table:formula="of:=IFERROR(VLOOKUP([.B93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2" table:formula="of:=IF([.E93]=&quot;D&quot;;[.G93]*3;[.G93]*2)" office:value-type="float" office:value="24" calcext:value-type="float">
            <text:p>24</text:p>
          </table:table-cell>
          <table:table-cell table:style-name="ce2" table:formula="of:=IF([.E93]=&quot;D&quot;;[.H93]*2;[.H93])" office:value-type="float" office:value="38" calcext:value-type="float">
            <text:p>38</text:p>
          </table:table-cell>
          <table:table-cell table:formula="of:=[.J93]+[.K93]" office:value-type="float" office:value="62" calcext:value-type="float">
            <text:p>62</text:p>
          </table:table-cell>
          <table:table-cell table:style-name="ce2" table:formula="of:=IFERROR(VLOOKUP([.B93];[Salary.$A$2:.$C$1517];2;0);0)" office:value-type="float" office:value="8450000" calcext:value-type="float">
            <text:p>845000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ordan Binnington</text:p>
          </table:table-cell>
          <table:table-cell table:style-name="ce1" table:formula="of:=IFERROR(VLOOKUP([.B94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94]*3" office:value-type="float" office:value="54" calcext:value-type="float">
            <text:p>54</text:p>
          </table:table-cell>
          <table:table-cell table:formula="of:=[.H94]*5" office:value-type="float" office:value="0" calcext:value-type="float">
            <text:p>0</text:p>
          </table:table-cell>
          <table:table-cell table:formula="of:=[.J94]+[.K94]+[.O94]" office:value-type="float" office:value="62" calcext:value-type="float">
            <text:p>62</text:p>
          </table:table-cell>
          <table:table-cell table:style-name="ce2" table:formula="of:=IFERROR(VLOOKUP([.B94];[Salary.$A$2:.$C$1517];2;0);0)" office:value-type="float" office:value="6000000" calcext:value-type="float">
            <text:p>600000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lake Wheeler</text:p>
          </table:table-cell>
          <table:table-cell table:style-name="ce1" table:formula="of:=IFERROR(VLOOKUP([.B95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style-name="ce2" table:formula="of:=IF([.E95]=&quot;D&quot;;[.G95]*3;[.G95]*2)" office:value-type="float" office:value="30" calcext:value-type="float">
            <text:p>30</text:p>
          </table:table-cell>
          <table:table-cell table:style-name="ce2" table:formula="of:=IF([.E95]=&quot;D&quot;;[.H95]*2;[.H95])" office:value-type="float" office:value="31" calcext:value-type="float">
            <text:p>31</text:p>
          </table:table-cell>
          <table:table-cell table:formula="of:=[.J95]+[.K95]" office:value-type="float" office:value="61" calcext:value-type="float">
            <text:p>61</text:p>
          </table:table-cell>
          <table:table-cell table:style-name="ce2" table:formula="of:=IFERROR(VLOOKUP([.B95];[Salary.$A$2:.$C$1517];2;0);0)" office:value-type="float" office:value="8250000" calcext:value-type="float">
            <text:p>825000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ndrej Palat</text:p>
          </table:table-cell>
          <table:table-cell table:style-name="ce1" table:formula="of:=IFERROR(VLOOKUP([.B96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style-name="ce2" table:formula="of:=IF([.E96]=&quot;D&quot;;[.G96]*3;[.G96]*2)" office:value-type="float" office:value="30" calcext:value-type="float">
            <text:p>30</text:p>
          </table:table-cell>
          <table:table-cell table:style-name="ce2" table:formula="of:=IF([.E96]=&quot;D&quot;;[.H96]*2;[.H96])" office:value-type="float" office:value="31" calcext:value-type="float">
            <text:p>31</text:p>
          </table:table-cell>
          <table:table-cell table:formula="of:=[.J96]+[.K96]" office:value-type="float" office:value="61" calcext:value-type="float">
            <text:p>61</text:p>
          </table:table-cell>
          <table:table-cell table:style-name="ce2" table:formula="of:=IFERROR(VLOOKUP([.B96];[Salary.$A$2:.$C$1517];2;0);0)" office:value-type="float" office:value="5300000" calcext:value-type="float">
            <text:p>53000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t Miller</text:p>
          </table:table-cell>
          <table:table-cell table:style-name="ce1" table:formula="of:=IFERROR(VLOOKUP([.B97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style-name="ce2" table:formula="of:=IF([.E97]=&quot;D&quot;;[.G97]*3;[.G97]*2)" office:value-type="float" office:value="30" calcext:value-type="float">
            <text:p>30</text:p>
          </table:table-cell>
          <table:table-cell table:style-name="ce2" table:formula="of:=IF([.E97]=&quot;D&quot;;[.H97]*2;[.H97])" office:value-type="float" office:value="31" calcext:value-type="float">
            <text:p>31</text:p>
          </table:table-cell>
          <table:table-cell table:formula="of:=[.J97]+[.K97]" office:value-type="float" office:value="61" calcext:value-type="float">
            <text:p>61</text:p>
          </table:table-cell>
          <table:table-cell table:style-name="ce2" table:formula="of:=IFERROR(VLOOKUP([.B97];[Salary.$A$2:.$C$1517];2;0);0)" office:value-type="float" office:value="5250000" calcext:value-type="float">
            <text:p>525000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th Jones</text:p>
          </table:table-cell>
          <table:table-cell table:style-name="ce1" table:formula="of:=IFERROR(VLOOKUP([.B98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2" table:formula="of:=IF([.E98]=&quot;D&quot;;[.G98]*3;[.G98]*2)" office:value-type="float" office:value="15" calcext:value-type="float">
            <text:p>15</text:p>
          </table:table-cell>
          <table:table-cell table:style-name="ce2" table:formula="of:=IF([.E98]=&quot;D&quot;;[.H98]*2;[.H98])" office:value-type="float" office:value="46" calcext:value-type="float">
            <text:p>46</text:p>
          </table:table-cell>
          <table:table-cell table:formula="of:=[.J98]+[.K98]" office:value-type="float" office:value="61" calcext:value-type="float">
            <text:p>61</text:p>
          </table:table-cell>
          <table:table-cell table:style-name="ce2" table:formula="of:=IFERROR(VLOOKUP([.B98];[Salary.$A$2:.$C$1517];2;0);0)" office:value-type="float" office:value="5400000" calcext:value-type="float">
            <text:p>540000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rk Giordano</text:p>
          </table:table-cell>
          <table:table-cell table:style-name="ce1" table:formula="of:=IFERROR(VLOOKUP([.B99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style-name="ce2" table:formula="of:=IF([.E99]=&quot;D&quot;;[.G99]*3;[.G99]*2)" office:value-type="float" office:value="27" calcext:value-type="float">
            <text:p>27</text:p>
          </table:table-cell>
          <table:table-cell table:style-name="ce2" table:formula="of:=IF([.E99]=&quot;D&quot;;[.H99]*2;[.H99])" office:value-type="float" office:value="34" calcext:value-type="float">
            <text:p>34</text:p>
          </table:table-cell>
          <table:table-cell table:formula="of:=[.J99]+[.K99]" office:value-type="float" office:value="61" calcext:value-type="float">
            <text:p>61</text:p>
          </table:table-cell>
          <table:table-cell table:style-name="ce2" table:formula="of:=IFERROR(VLOOKUP([.B99];[Salary.$A$2:.$C$1517];2;0);0)" office:value-type="float" office:value="6750000" calcext:value-type="float">
            <text:p>675000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Igor Shesterkin</text:p>
          </table:table-cell>
          <table:table-cell table:style-name="ce1" table:formula="of:=IFERROR(VLOOKUP([.B100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100]*3" office:value-type="float" office:value="48" calcext:value-type="float">
            <text:p>48</text:p>
          </table:table-cell>
          <table:table-cell table:formula="of:=[.H100]*5" office:value-type="float" office:value="10" calcext:value-type="float">
            <text:p>10</text:p>
          </table:table-cell>
          <table:table-cell table:formula="of:=[.J100]+[.K100]+[.O100]" office:value-type="float" office:value="61" calcext:value-type="float">
            <text:p>61</text:p>
          </table:table-cell>
          <table:table-cell table:style-name="ce2" table:formula="of:=IFERROR(VLOOKUP([.B100];[Salary.$A$2:.$C$1517];2;0);0)" office:value-type="float" office:value="5666667" calcext:value-type="float">
            <text:p>566666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mes van Riemsdyk</text:p>
          </table:table-cell>
          <table:table-cell table:style-name="ce1" table:formula="of:=IFERROR(VLOOKUP([.B101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style-name="ce2" table:formula="of:=IF([.E101]=&quot;D&quot;;[.G101]*3;[.G101]*2)" office:value-type="float" office:value="34" calcext:value-type="float">
            <text:p>34</text:p>
          </table:table-cell>
          <table:table-cell table:style-name="ce2" table:formula="of:=IF([.E101]=&quot;D&quot;;[.H101]*2;[.H101])" office:value-type="float" office:value="26" calcext:value-type="float">
            <text:p>26</text:p>
          </table:table-cell>
          <table:table-cell table:formula="of:=[.J101]+[.K101]" office:value-type="float" office:value="60" calcext:value-type="float">
            <text:p>60</text:p>
          </table:table-cell>
          <table:table-cell table:style-name="ce2" table:formula="of:=IFERROR(VLOOKUP([.B101];[Salary.$A$2:.$C$1517];2;0);0)" office:value-type="float" office:value="7000000" calcext:value-type="float">
            <text:p>700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incent Trocheck</text:p>
          </table:table-cell>
          <table:table-cell table:style-name="ce1" table:formula="of:=IFERROR(VLOOKUP([.B102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style-name="ce2" table:formula="of:=IF([.E102]=&quot;D&quot;;[.G102]*3;[.G102]*2)" office:value-type="float" office:value="34" calcext:value-type="float">
            <text:p>34</text:p>
          </table:table-cell>
          <table:table-cell table:style-name="ce2" table:formula="of:=IF([.E102]=&quot;D&quot;;[.H102]*2;[.H102])" office:value-type="float" office:value="26" calcext:value-type="float">
            <text:p>26</text:p>
          </table:table-cell>
          <table:table-cell table:formula="of:=[.J102]+[.K102]" office:value-type="float" office:value="60" calcext:value-type="float">
            <text:p>60</text:p>
          </table:table-cell>
          <table:table-cell table:style-name="ce2" table:formula="of:=IFERROR(VLOOKUP([.B102];[Salary.$A$2:.$C$1517];2;0);0)" office:value-type="float" office:value="4750000" calcext:value-type="float">
            <text:p>475000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evin Fiala</text:p>
          </table:table-cell>
          <table:table-cell table:style-name="ce1" table:formula="of:=IFERROR(VLOOKUP([.B103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2" table:formula="of:=IF([.E103]=&quot;D&quot;;[.G103]*3;[.G103]*2)" office:value-type="float" office:value="40" calcext:value-type="float">
            <text:p>40</text:p>
          </table:table-cell>
          <table:table-cell table:style-name="ce2" table:formula="of:=IF([.E103]=&quot;D&quot;;[.H103]*2;[.H103])" office:value-type="float" office:value="20" calcext:value-type="float">
            <text:p>20</text:p>
          </table:table-cell>
          <table:table-cell table:formula="of:=[.J103]+[.K103]" office:value-type="float" office:value="60" calcext:value-type="float">
            <text:p>60</text:p>
          </table:table-cell>
          <table:table-cell table:style-name="ce2" table:formula="of:=IFERROR(VLOOKUP([.B103];[Salary.$A$2:.$C$1517];2;0);0)" office:value-type="float" office:value="5100000" calcext:value-type="float">
            <text:p>510000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hris Driedger</text:p>
          </table:table-cell>
          <table:table-cell table:style-name="ce1" table:formula="of:=IFERROR(VLOOKUP([.B104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104]*3" office:value-type="float" office:value="42" calcext:value-type="float">
            <text:p>42</text:p>
          </table:table-cell>
          <table:table-cell table:formula="of:=[.H104]*5" office:value-type="float" office:value="15" calcext:value-type="float">
            <text:p>15</text:p>
          </table:table-cell>
          <table:table-cell table:formula="of:=[.J104]+[.K104]+[.O104]" office:value-type="float" office:value="60" calcext:value-type="float">
            <text:p>60</text:p>
          </table:table-cell>
          <table:table-cell table:style-name="ce2" table:formula="of:=IFERROR(VLOOKUP([.B104];[Salary.$A$2:.$C$1517];2;0);0)" office:value-type="float" office:value="3500000" calcext:value-type="float">
            <text:p>350000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laude Giroux</text:p>
          </table:table-cell>
          <table:table-cell table:style-name="ce1" table:formula="of:=IFERROR(VLOOKUP([.B105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formula="of:=IF([.E105]=&quot;D&quot;;[.G105]*3;[.G105]*2)" office:value-type="float" office:value="32" calcext:value-type="float">
            <text:p>32</text:p>
          </table:table-cell>
          <table:table-cell table:style-name="ce2" table:formula="of:=IF([.E105]=&quot;D&quot;;[.H105]*2;[.H105])" office:value-type="float" office:value="27" calcext:value-type="float">
            <text:p>27</text:p>
          </table:table-cell>
          <table:table-cell table:formula="of:=[.J105]+[.K105]" office:value-type="float" office:value="59" calcext:value-type="float">
            <text:p>59</text:p>
          </table:table-cell>
          <table:table-cell table:style-name="ce2" table:formula="of:=IFERROR(VLOOKUP([.B105];[Salary.$A$2:.$C$1517];2;0);0)" office:value-type="float" office:value="8275000" calcext:value-type="float">
            <text:p>827500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tthew Tkachuk</text:p>
          </table:table-cell>
          <table:table-cell table:style-name="ce1" table:formula="of:=IFERROR(VLOOKUP([.B106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formula="of:=IF([.E106]=&quot;D&quot;;[.G106]*3;[.G106]*2)" office:value-type="float" office:value="32" calcext:value-type="float">
            <text:p>32</text:p>
          </table:table-cell>
          <table:table-cell table:style-name="ce2" table:formula="of:=IF([.E106]=&quot;D&quot;;[.H106]*2;[.H106])" office:value-type="float" office:value="27" calcext:value-type="float">
            <text:p>27</text:p>
          </table:table-cell>
          <table:table-cell table:formula="of:=[.J106]+[.K106]" office:value-type="float" office:value="59" calcext:value-type="float">
            <text:p>59</text:p>
          </table:table-cell>
          <table:table-cell table:style-name="ce2" table:formula="of:=IFERROR(VLOOKUP([.B106];[Salary.$A$2:.$C$1517];2;0);0)" office:value-type="float" office:value="7000000" calcext:value-type="float">
            <text:p>700000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illiam Nylander</text:p>
          </table:table-cell>
          <table:table-cell table:style-name="ce1" table:formula="of:=IFERROR(VLOOKUP([.B107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2" table:formula="of:=IF([.E107]=&quot;D&quot;;[.G107]*3;[.G107]*2)" office:value-type="float" office:value="34" calcext:value-type="float">
            <text:p>34</text:p>
          </table:table-cell>
          <table:table-cell table:style-name="ce2" table:formula="of:=IF([.E107]=&quot;D&quot;;[.H107]*2;[.H107])" office:value-type="float" office:value="25" calcext:value-type="float">
            <text:p>25</text:p>
          </table:table-cell>
          <table:table-cell table:formula="of:=[.J107]+[.K107]" office:value-type="float" office:value="59" calcext:value-type="float">
            <text:p>59</text:p>
          </table:table-cell>
          <table:table-cell table:style-name="ce2" table:formula="of:=IFERROR(VLOOKUP([.B107];[Salary.$A$2:.$C$1517];2;0);0)" office:value-type="float" office:value="6962366" calcext:value-type="float">
            <text:p>696236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an Couturier</text:p>
          </table:table-cell>
          <table:table-cell table:style-name="ce1" table:formula="of:=IFERROR(VLOOKUP([.B108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style-name="ce2" table:formula="of:=IF([.E108]=&quot;D&quot;;[.G108]*3;[.G108]*2)" office:value-type="float" office:value="36" calcext:value-type="float">
            <text:p>36</text:p>
          </table:table-cell>
          <table:table-cell table:style-name="ce2" table:formula="of:=IF([.E108]=&quot;D&quot;;[.H108]*2;[.H108])" office:value-type="float" office:value="23" calcext:value-type="float">
            <text:p>23</text:p>
          </table:table-cell>
          <table:table-cell table:formula="of:=[.J108]+[.K108]" office:value-type="float" office:value="59" calcext:value-type="float">
            <text:p>59</text:p>
          </table:table-cell>
          <table:table-cell table:style-name="ce2" table:formula="of:=IFERROR(VLOOKUP([.B108];[Salary.$A$2:.$C$1517];2;0);0)" office:value-type="float" office:value="4333333" calcext:value-type="float">
            <text:p>433333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van Provorov</text:p>
          </table:table-cell>
          <table:table-cell table:style-name="ce1" table:formula="of:=IFERROR(VLOOKUP([.B109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ce2" table:formula="of:=IF([.E109]=&quot;D&quot;;[.G109]*3;[.G109]*2)" office:value-type="float" office:value="21" calcext:value-type="float">
            <text:p>21</text:p>
          </table:table-cell>
          <table:table-cell table:style-name="ce2" table:formula="of:=IF([.E109]=&quot;D&quot;;[.H109]*2;[.H109])" office:value-type="float" office:value="38" calcext:value-type="float">
            <text:p>38</text:p>
          </table:table-cell>
          <table:table-cell table:formula="of:=[.J109]+[.K109]" office:value-type="float" office:value="59" calcext:value-type="float">
            <text:p>59</text:p>
          </table:table-cell>
          <table:table-cell table:style-name="ce2" table:formula="of:=IFERROR(VLOOKUP([.B109];[Salary.$A$2:.$C$1517];2;0);0)" office:value-type="float" office:value="6750000" calcext:value-type="float">
            <text:p>675000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Sergei Bobrovsky</text:p>
          </table:table-cell>
          <table:table-cell table:style-name="ce1" table:formula="of:=IFERROR(VLOOKUP([.B110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10]*3" office:value-type="float" office:value="57" calcext:value-type="float">
            <text:p>57</text:p>
          </table:table-cell>
          <table:table-cell table:formula="of:=[.H110]*5" office:value-type="float" office:value="0" calcext:value-type="float">
            <text:p>0</text:p>
          </table:table-cell>
          <table:table-cell table:formula="of:=[.J110]+[.K110]+[.O110]" office:value-type="float" office:value="59" calcext:value-type="float">
            <text:p>59</text:p>
          </table:table-cell>
          <table:table-cell table:style-name="ce2" table:formula="of:=IFERROR(VLOOKUP([.B110];[Salary.$A$2:.$C$1517];2;0);0)" office:value-type="float" office:value="10000000" calcext:value-type="float">
            <text:p>1000000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ope Hintz</text:p>
          </table:table-cell>
          <table:table-cell table:style-name="ce1" table:formula="of:=IFERROR(VLOOKUP([.B111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style-name="ce2" table:formula="of:=IF([.E111]=&quot;D&quot;;[.G111]*3;[.G111]*2)" office:value-type="float" office:value="30" calcext:value-type="float">
            <text:p>30</text:p>
          </table:table-cell>
          <table:table-cell table:style-name="ce2" table:formula="of:=IF([.E111]=&quot;D&quot;;[.H111]*2;[.H111])" office:value-type="float" office:value="28" calcext:value-type="float">
            <text:p>28</text:p>
          </table:table-cell>
          <table:table-cell table:formula="of:=[.J111]+[.K111]" office:value-type="float" office:value="58" calcext:value-type="float">
            <text:p>58</text:p>
          </table:table-cell>
          <table:table-cell table:style-name="ce2" table:formula="of:=IFERROR(VLOOKUP([.B111];[Salary.$A$2:.$C$1517];2;0);0)" office:value-type="float" office:value="3150000" calcext:value-type="float">
            <text:p>315000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o Horvat</text:p>
          </table:table-cell>
          <table:table-cell table:style-name="ce1" table:formula="of:=IFERROR(VLOOKUP([.B112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2" table:formula="of:=IF([.E112]=&quot;D&quot;;[.G112]*3;[.G112]*2)" office:value-type="float" office:value="38" calcext:value-type="float">
            <text:p>38</text:p>
          </table:table-cell>
          <table:table-cell table:style-name="ce2" table:formula="of:=IF([.E112]=&quot;D&quot;;[.H112]*2;[.H112])" office:value-type="float" office:value="20" calcext:value-type="float">
            <text:p>20</text:p>
          </table:table-cell>
          <table:table-cell table:formula="of:=[.J112]+[.K112]" office:value-type="float" office:value="58" calcext:value-type="float">
            <text:p>58</text:p>
          </table:table-cell>
          <table:table-cell table:style-name="ce2" table:formula="of:=IFERROR(VLOOKUP([.B112];[Salary.$A$2:.$C$1517];2;0);0)" office:value-type="float" office:value="5500000" calcext:value-type="float">
            <text:p>550000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oel Farabee</text:p>
          </table:table-cell>
          <table:table-cell table:style-name="ce1" table:formula="of:=IFERROR(VLOOKUP([.B113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2" table:formula="of:=IF([.E113]=&quot;D&quot;;[.G113]*3;[.G113]*2)" office:value-type="float" office:value="40" calcext:value-type="float">
            <text:p>40</text:p>
          </table:table-cell>
          <table:table-cell table:style-name="ce2" table:formula="of:=IF([.E113]=&quot;D&quot;;[.H113]*2;[.H113])" office:value-type="float" office:value="18" calcext:value-type="float">
            <text:p>18</text:p>
          </table:table-cell>
          <table:table-cell table:formula="of:=[.J113]+[.K113]" office:value-type="float" office:value="58" calcext:value-type="float">
            <text:p>58</text:p>
          </table:table-cell>
          <table:table-cell table:style-name="ce2" table:formula="of:=IFERROR(VLOOKUP([.B113];[Salary.$A$2:.$C$1517];2;0);0)" office:value-type="float" office:value="925000" calcext:value-type="float">
            <text:p>92500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Jake Muzzin</text:p>
          </table:table-cell>
          <table:table-cell table:style-name="ce1" table:formula="of:=IFERROR(VLOOKUP([.B114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2" table:formula="of:=IF([.E114]=&quot;D&quot;;[.G114]*3;[.G114]*2)" office:value-type="float" office:value="12" calcext:value-type="float">
            <text:p>12</text:p>
          </table:table-cell>
          <table:table-cell table:style-name="ce2" table:formula="of:=IF([.E114]=&quot;D&quot;;[.H114]*2;[.H114])" office:value-type="float" office:value="46" calcext:value-type="float">
            <text:p>46</text:p>
          </table:table-cell>
          <table:table-cell table:formula="of:=[.J114]+[.K114]" office:value-type="float" office:value="58" calcext:value-type="float">
            <text:p>58</text:p>
          </table:table-cell>
          <table:table-cell table:style-name="ce2" table:formula="of:=IFERROR(VLOOKUP([.B114];[Salary.$A$2:.$C$1517];2;0);0)" office:value-type="float" office:value="5625000" calcext:value-type="float">
            <text:p>562500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Kaapo Kahkonen</text:p>
          </table:table-cell>
          <table:table-cell table:style-name="ce1" table:formula="of:=IFERROR(VLOOKUP([.B115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115]*3" office:value-type="float" office:value="48" calcext:value-type="float">
            <text:p>48</text:p>
          </table:table-cell>
          <table:table-cell table:formula="of:=[.H115]*5" office:value-type="float" office:value="10" calcext:value-type="float">
            <text:p>10</text:p>
          </table:table-cell>
          <table:table-cell table:formula="of:=[.J115]+[.K115]+[.O115]" office:value-type="float" office:value="58" calcext:value-type="float">
            <text:p>58</text:p>
          </table:table-cell>
          <table:table-cell table:style-name="ce2" table:formula="of:=IFERROR(VLOOKUP([.B115];[Salary.$A$2:.$C$1517];2;0);0)" office:value-type="float" office:value="725000" calcext:value-type="float">
            <text:p>72500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Anton Khudobin</text:p>
          </table:table-cell>
          <table:table-cell table:style-name="ce1" table:formula="of:=IFERROR(VLOOKUP([.B116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116]*3" office:value-type="float" office:value="36" calcext:value-type="float">
            <text:p>36</text:p>
          </table:table-cell>
          <table:table-cell table:formula="of:=[.H116]*5" office:value-type="float" office:value="15" calcext:value-type="float">
            <text:p>15</text:p>
          </table:table-cell>
          <table:table-cell table:formula="of:=[.J116]+[.K116]+[.O116]" office:value-type="float" office:value="58" calcext:value-type="float">
            <text:p>58</text:p>
          </table:table-cell>
          <table:table-cell table:style-name="ce2" table:formula="of:=IFERROR(VLOOKUP([.B116];[Salary.$A$2:.$C$1517];2;0);0)" office:value-type="float" office:value="3333333" calcext:value-type="float">
            <text:p>3333333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ndrei Svechnikov</text:p>
          </table:table-cell>
          <table:table-cell table:style-name="ce1" table:formula="of:=IFERROR(VLOOKUP([.B117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formula="of:=IF([.E117]=&quot;D&quot;;[.G117]*3;[.G117]*2)" office:value-type="float" office:value="30" calcext:value-type="float">
            <text:p>30</text:p>
          </table:table-cell>
          <table:table-cell table:style-name="ce2" table:formula="of:=IF([.E117]=&quot;D&quot;;[.H117]*2;[.H117])" office:value-type="float" office:value="27" calcext:value-type="float">
            <text:p>27</text:p>
          </table:table-cell>
          <table:table-cell table:formula="of:=[.J117]+[.K117]" office:value-type="float" office:value="57" calcext:value-type="float">
            <text:p>57</text:p>
          </table:table-cell>
          <table:table-cell table:style-name="ce2" table:formula="of:=IFERROR(VLOOKUP([.B117];[Salary.$A$2:.$C$1517];2;0);0)" office:value-type="float" office:value="7750000" calcext:value-type="float">
            <text:p>775000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eith Yandle</text:p>
          </table:table-cell>
          <table:table-cell table:style-name="ce1" table:formula="of:=IFERROR(VLOOKUP([.B118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" table:formula="of:=IF([.E118]=&quot;D&quot;;[.G118]*3;[.G118]*2)" office:value-type="float" office:value="9" calcext:value-type="float">
            <text:p>9</text:p>
          </table:table-cell>
          <table:table-cell table:style-name="ce2" table:formula="of:=IF([.E118]=&quot;D&quot;;[.H118]*2;[.H118])" office:value-type="float" office:value="48" calcext:value-type="float">
            <text:p>48</text:p>
          </table:table-cell>
          <table:table-cell table:formula="of:=[.J118]+[.K118]" office:value-type="float" office:value="57" calcext:value-type="float">
            <text:p>57</text:p>
          </table:table-cell>
          <table:table-cell table:style-name="ce2" table:formula="of:=IFERROR(VLOOKUP([.B118];[Salary.$A$2:.$C$1517];2;0);0)" office:value-type="float" office:value="900000" calcext:value-type="float">
            <text:p>90000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Justin Schultz</text:p>
          </table:table-cell>
          <table:table-cell table:style-name="ce1" table:formula="of:=IFERROR(VLOOKUP([.B119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" table:formula="of:=IF([.E119]=&quot;D&quot;;[.G119]*3;[.G119]*2)" office:value-type="float" office:value="9" calcext:value-type="float">
            <text:p>9</text:p>
          </table:table-cell>
          <table:table-cell table:style-name="ce2" table:formula="of:=IF([.E119]=&quot;D&quot;;[.H119]*2;[.H119])" office:value-type="float" office:value="48" calcext:value-type="float">
            <text:p>48</text:p>
          </table:table-cell>
          <table:table-cell table:formula="of:=[.J119]+[.K119]" office:value-type="float" office:value="57" calcext:value-type="float">
            <text:p>57</text:p>
          </table:table-cell>
          <table:table-cell table:style-name="ce2" table:formula="of:=IFERROR(VLOOKUP([.B119];[Salary.$A$2:.$C$1517];2;0);0)" office:value-type="float" office:value="4000000" calcext:value-type="float">
            <text:p>400000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Jared Spurgeon</text:p>
          </table:table-cell>
          <table:table-cell table:style-name="ce1" table:formula="of:=IFERROR(VLOOKUP([.B120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2" table:formula="of:=IF([.E120]=&quot;D&quot;;[.G120]*3;[.G120]*2)" office:value-type="float" office:value="21" calcext:value-type="float">
            <text:p>21</text:p>
          </table:table-cell>
          <table:table-cell table:style-name="ce2" table:formula="of:=IF([.E120]=&quot;D&quot;;[.H120]*2;[.H120])" office:value-type="float" office:value="36" calcext:value-type="float">
            <text:p>36</text:p>
          </table:table-cell>
          <table:table-cell table:formula="of:=[.J120]+[.K120]" office:value-type="float" office:value="57" calcext:value-type="float">
            <text:p>57</text:p>
          </table:table-cell>
          <table:table-cell table:style-name="ce2" table:formula="of:=IFERROR(VLOOKUP([.B120];[Salary.$A$2:.$C$1517];2;0);0)" office:value-type="float" office:value="7575000" calcext:value-type="float">
            <text:p>757500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Justin Faulk</text:p>
          </table:table-cell>
          <table:table-cell table:style-name="ce1" table:formula="of:=IFERROR(VLOOKUP([.B121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2" table:formula="of:=IF([.E121]=&quot;D&quot;;[.G121]*3;[.G121]*2)" office:value-type="float" office:value="21" calcext:value-type="float">
            <text:p>21</text:p>
          </table:table-cell>
          <table:table-cell table:style-name="ce2" table:formula="of:=IF([.E121]=&quot;D&quot;;[.H121]*2;[.H121])" office:value-type="float" office:value="36" calcext:value-type="float">
            <text:p>36</text:p>
          </table:table-cell>
          <table:table-cell table:formula="of:=[.J121]+[.K121]" office:value-type="float" office:value="57" calcext:value-type="float">
            <text:p>57</text:p>
          </table:table-cell>
          <table:table-cell table:style-name="ce2" table:formula="of:=IFERROR(VLOOKUP([.B121];[Salary.$A$2:.$C$1517];2;0);0)" office:value-type="float" office:value="6500000" calcext:value-type="float">
            <text:p>65000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Tuukka Rask</text:p>
          </table:table-cell>
          <table:table-cell table:style-name="ce1" table:formula="of:=IFERROR(VLOOKUP([.B122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122]*3" office:value-type="float" office:value="45" calcext:value-type="float">
            <text:p>45</text:p>
          </table:table-cell>
          <table:table-cell table:formula="of:=[.H122]*5" office:value-type="float" office:value="10" calcext:value-type="float">
            <text:p>10</text:p>
          </table:table-cell>
          <table:table-cell table:formula="of:=[.J122]+[.K122]+[.O122]" office:value-type="float" office:value="57" calcext:value-type="float">
            <text:p>57</text:p>
          </table:table-cell>
          <table:table-cell table:style-name="ce2" table:formula="of:=IFERROR(VLOOKUP([.B122];[Salary.$A$2:.$C$1517];2;0);0)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Brian Elliott</text:p>
          </table:table-cell>
          <table:table-cell table:style-name="ce1" table:formula="of:=IFERROR(VLOOKUP([.B123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123]*3" office:value-type="float" office:value="45" calcext:value-type="float">
            <text:p>45</text:p>
          </table:table-cell>
          <table:table-cell table:formula="of:=[.H123]*5" office:value-type="float" office:value="10" calcext:value-type="float">
            <text:p>10</text:p>
          </table:table-cell>
          <table:table-cell table:formula="of:=[.J123]+[.K123]+[.O123]" office:value-type="float" office:value="57" calcext:value-type="float">
            <text:p>57</text:p>
          </table:table-cell>
          <table:table-cell table:style-name="ce2" table:formula="of:=IFERROR(VLOOKUP([.B123];[Salary.$A$2:.$C$1517];2;0);0)" office:value-type="float" office:value="900000" calcext:value-type="float">
            <text:p>90000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Ilya Sorokin</text:p>
          </table:table-cell>
          <table:table-cell table:style-name="ce1" table:formula="of:=IFERROR(VLOOKUP([.B124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124]*3" office:value-type="float" office:value="39" calcext:value-type="float">
            <text:p>39</text:p>
          </table:table-cell>
          <table:table-cell table:formula="of:=[.H124]*5" office:value-type="float" office:value="15" calcext:value-type="float">
            <text:p>15</text:p>
          </table:table-cell>
          <table:table-cell table:formula="of:=[.J124]+[.K124]+[.O124]" office:value-type="float" office:value="57" calcext:value-type="float">
            <text:p>57</text:p>
          </table:table-cell>
          <table:table-cell table:style-name="ce2" table:formula="of:=IFERROR(VLOOKUP([.B124];[Salary.$A$2:.$C$1517];2;0);0)" office:value-type="float" office:value="4000000" calcext:value-type="float">
            <text:p>4000000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ick Suzuki</text:p>
          </table:table-cell>
          <table:table-cell table:style-name="ce1" table:formula="of:=IFERROR(VLOOKUP([.B125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style-name="ce2" table:formula="of:=IF([.E125]=&quot;D&quot;;[.G125]*3;[.G125]*2)" office:value-type="float" office:value="30" calcext:value-type="float">
            <text:p>30</text:p>
          </table:table-cell>
          <table:table-cell table:style-name="ce2" table:formula="of:=IF([.E125]=&quot;D&quot;;[.H125]*2;[.H125])" office:value-type="float" office:value="26" calcext:value-type="float">
            <text:p>26</text:p>
          </table:table-cell>
          <table:table-cell table:formula="of:=[.J125]+[.K125]" office:value-type="float" office:value="56" calcext:value-type="float">
            <text:p>56</text:p>
          </table:table-cell>
          <table:table-cell table:style-name="ce2" table:formula="of:=IFERROR(VLOOKUP([.B125];[Salary.$A$2:.$C$1517];2;0);0)" office:value-type="float" office:value="863333" calcext:value-type="float">
            <text:p>86333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nnor Brown</text:p>
          </table:table-cell>
          <table:table-cell table:style-name="ce1" table:formula="of:=IFERROR(VLOOKUP([.B126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ce2" table:formula="of:=IF([.E126]=&quot;D&quot;;[.G126]*3;[.G126]*2)" office:value-type="float" office:value="42" calcext:value-type="float">
            <text:p>42</text:p>
          </table:table-cell>
          <table:table-cell table:style-name="ce2" table:formula="of:=IF([.E126]=&quot;D&quot;;[.H126]*2;[.H126])" office:value-type="float" office:value="14" calcext:value-type="float">
            <text:p>14</text:p>
          </table:table-cell>
          <table:table-cell table:formula="of:=[.J126]+[.K126]" office:value-type="float" office:value="56" calcext:value-type="float">
            <text:p>56</text:p>
          </table:table-cell>
          <table:table-cell table:style-name="ce2" table:formula="of:=IFERROR(VLOOKUP([.B126];[Salary.$A$2:.$C$1517];2;0);0)" office:value-type="float" office:value="3600000" calcext:value-type="float">
            <text:p>36000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rtin Necas</text:p>
          </table:table-cell>
          <table:table-cell table:style-name="ce1" table:formula="of:=IFERROR(VLOOKUP([.B127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formula="of:=IF([.E127]=&quot;D&quot;;[.G127]*3;[.G127]*2)" office:value-type="float" office:value="28" calcext:value-type="float">
            <text:p>28</text:p>
          </table:table-cell>
          <table:table-cell table:style-name="ce2" table:formula="of:=IF([.E127]=&quot;D&quot;;[.H127]*2;[.H127])" office:value-type="float" office:value="27" calcext:value-type="float">
            <text:p>27</text:p>
          </table:table-cell>
          <table:table-cell table:formula="of:=[.J127]+[.K127]" office:value-type="float" office:value="55" calcext:value-type="float">
            <text:p>55</text:p>
          </table:table-cell>
          <table:table-cell table:style-name="ce2" table:formula="of:=IFERROR(VLOOKUP([.B127];[Salary.$A$2:.$C$1517];2;0);0)" office:value-type="float" office:value="863333" calcext:value-type="float">
            <text:p>86333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minik Kubalik</text:p>
          </table:table-cell>
          <table:table-cell table:style-name="ce1" table:formula="of:=IFERROR(VLOOKUP([.B128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style-name="ce2" table:formula="of:=IF([.E128]=&quot;D&quot;;[.G128]*3;[.G128]*2)" office:value-type="float" office:value="34" calcext:value-type="float">
            <text:p>34</text:p>
          </table:table-cell>
          <table:table-cell table:style-name="ce2" table:formula="of:=IF([.E128]=&quot;D&quot;;[.H128]*2;[.H128])" office:value-type="float" office:value="21" calcext:value-type="float">
            <text:p>21</text:p>
          </table:table-cell>
          <table:table-cell table:formula="of:=[.J128]+[.K128]" office:value-type="float" office:value="55" calcext:value-type="float">
            <text:p>55</text:p>
          </table:table-cell>
          <table:table-cell table:style-name="ce2" table:formula="of:=IFERROR(VLOOKUP([.B128];[Salary.$A$2:.$C$1517];2;0);0)" office:value-type="float" office:value="3700000" calcext:value-type="float">
            <text:p>370000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akub Vrana</text:p>
          </table:table-cell>
          <table:table-cell table:style-name="ce1" table:formula="of:=IFERROR(VLOOKUP([.B129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WSH,DET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style-name="ce2" table:formula="of:=IF([.E129]=&quot;D&quot;;[.G129]*3;[.G129]*2)" office:value-type="float" office:value="38" calcext:value-type="float">
            <text:p>38</text:p>
          </table:table-cell>
          <table:table-cell table:style-name="ce2" table:formula="of:=IF([.E129]=&quot;D&quot;;[.H129]*2;[.H129])" office:value-type="float" office:value="17" calcext:value-type="float">
            <text:p>17</text:p>
          </table:table-cell>
          <table:table-cell table:formula="of:=[.J129]+[.K129]" office:value-type="float" office:value="55" calcext:value-type="float">
            <text:p>55</text:p>
          </table:table-cell>
          <table:table-cell table:style-name="ce2" table:formula="of:=IFERROR(VLOOKUP([.B129];[Salary.$A$2:.$C$1517];2;0);0)" office:value-type="float" office:value="5250000" calcext:value-type="float">
            <text:p>525000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onas Brodin</text:p>
          </table:table-cell>
          <table:table-cell table:style-name="ce1" table:formula="of:=IFERROR(VLOOKUP([.B130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2" table:formula="of:=IF([.E130]=&quot;D&quot;;[.G130]*3;[.G130]*2)" office:value-type="float" office:value="27" calcext:value-type="float">
            <text:p>27</text:p>
          </table:table-cell>
          <table:table-cell table:style-name="ce2" table:formula="of:=IF([.E130]=&quot;D&quot;;[.H130]*2;[.H130])" office:value-type="float" office:value="28" calcext:value-type="float">
            <text:p>28</text:p>
          </table:table-cell>
          <table:table-cell table:formula="of:=[.J130]+[.K130]" office:value-type="float" office:value="55" calcext:value-type="float">
            <text:p>55</text:p>
          </table:table-cell>
          <table:table-cell table:style-name="ce2" table:formula="of:=IFERROR(VLOOKUP([.B130];[Salary.$A$2:.$C$1517];2;0);0)" office:value-type="float" office:value="6000000" calcext:value-type="float">
            <text:p>600000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aron Ekblad</text:p>
          </table:table-cell>
          <table:table-cell table:style-name="ce1" table:formula="of:=IFERROR(VLOOKUP([.B131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2" table:formula="of:=IF([.E131]=&quot;D&quot;;[.G131]*3;[.G131]*2)" office:value-type="float" office:value="33" calcext:value-type="float">
            <text:p>33</text:p>
          </table:table-cell>
          <table:table-cell table:style-name="ce2" table:formula="of:=IF([.E131]=&quot;D&quot;;[.H131]*2;[.H131])" office:value-type="float" office:value="22" calcext:value-type="float">
            <text:p>22</text:p>
          </table:table-cell>
          <table:table-cell table:formula="of:=[.J131]+[.K131]" office:value-type="float" office:value="55" calcext:value-type="float">
            <text:p>55</text:p>
          </table:table-cell>
          <table:table-cell table:style-name="ce2" table:formula="of:=IFERROR(VLOOKUP([.B131];[Salary.$A$2:.$C$1517];2;0);0)" office:value-type="float" office:value="7500000" calcext:value-type="float">
            <text:p>75000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ndrew Copp</text:p>
          </table:table-cell>
          <table:table-cell table:style-name="ce1" table:formula="of:=IFERROR(VLOOKUP([.B132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style-name="ce2" table:formula="of:=IF([.E132]=&quot;D&quot;;[.G132]*3;[.G132]*2)" office:value-type="float" office:value="30" calcext:value-type="float">
            <text:p>30</text:p>
          </table:table-cell>
          <table:table-cell table:style-name="ce2" table:formula="of:=IF([.E132]=&quot;D&quot;;[.H132]*2;[.H132])" office:value-type="float" office:value="24" calcext:value-type="float">
            <text:p>24</text:p>
          </table:table-cell>
          <table:table-cell table:formula="of:=[.J132]+[.K132]" office:value-type="float" office:value="54" calcext:value-type="float">
            <text:p>54</text:p>
          </table:table-cell>
          <table:table-cell table:style-name="ce2" table:formula="of:=IFERROR(VLOOKUP([.B132];[Salary.$A$2:.$C$1517];2;0);0)" office:value-type="float" office:value="3640000" calcext:value-type="float">
            <text:p>364000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ordan Staal</text:p>
          </table:table-cell>
          <table:table-cell table:style-name="ce1" table:formula="of:=IFERROR(VLOOKUP([.B133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style-name="ce2" table:formula="of:=IF([.E133]=&quot;D&quot;;[.G133]*3;[.G133]*2)" office:value-type="float" office:value="32" calcext:value-type="float">
            <text:p>32</text:p>
          </table:table-cell>
          <table:table-cell table:style-name="ce2" table:formula="of:=IF([.E133]=&quot;D&quot;;[.H133]*2;[.H133])" office:value-type="float" office:value="22" calcext:value-type="float">
            <text:p>22</text:p>
          </table:table-cell>
          <table:table-cell table:formula="of:=[.J133]+[.K133]" office:value-type="float" office:value="54" calcext:value-type="float">
            <text:p>54</text:p>
          </table:table-cell>
          <table:table-cell table:style-name="ce2" table:formula="of:=IFERROR(VLOOKUP([.B133];[Salary.$A$2:.$C$1517];2;0);0)" office:value-type="float" office:value="6000000" calcext:value-type="float">
            <text:p>600000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rter Verhaeghe</text:p>
          </table:table-cell>
          <table:table-cell table:style-name="ce1" table:formula="of:=IFERROR(VLOOKUP([.B134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2" table:formula="of:=IF([.E134]=&quot;D&quot;;[.G134]*3;[.G134]*2)" office:value-type="float" office:value="36" calcext:value-type="float">
            <text:p>36</text:p>
          </table:table-cell>
          <table:table-cell table:style-name="ce2" table:formula="of:=IF([.E134]=&quot;D&quot;;[.H134]*2;[.H134])" office:value-type="float" office:value="18" calcext:value-type="float">
            <text:p>18</text:p>
          </table:table-cell>
          <table:table-cell table:formula="of:=[.J134]+[.K134]" office:value-type="float" office:value="54" calcext:value-type="float">
            <text:p>54</text:p>
          </table:table-cell>
          <table:table-cell table:style-name="ce2" table:formula="of:=IFERROR(VLOOKUP([.B134];[Salary.$A$2:.$C$1517];2;0);0)" office:value-type="float" office:value="1000000" calcext:value-type="float">
            <text:p>100000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ino Niederreiter</text:p>
          </table:table-cell>
          <table:table-cell table:style-name="ce1" table:formula="of:=IFERROR(VLOOKUP([.B135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2" table:formula="of:=IF([.E135]=&quot;D&quot;;[.G135]*3;[.G135]*2)" office:value-type="float" office:value="40" calcext:value-type="float">
            <text:p>40</text:p>
          </table:table-cell>
          <table:table-cell table:style-name="ce2" table:formula="of:=IF([.E135]=&quot;D&quot;;[.H135]*2;[.H135])" office:value-type="float" office:value="14" calcext:value-type="float">
            <text:p>14</text:p>
          </table:table-cell>
          <table:table-cell table:formula="of:=[.J135]+[.K135]" office:value-type="float" office:value="54" calcext:value-type="float">
            <text:p>54</text:p>
          </table:table-cell>
          <table:table-cell table:style-name="ce2" table:formula="of:=IFERROR(VLOOKUP([.B135];[Salary.$A$2:.$C$1517];2;0);0)" office:value-type="float" office:value="5250000" calcext:value-type="float">
            <text:p>525000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ike Reilly</text:p>
          </table:table-cell>
          <table:table-cell table:style-name="ce1" table:formula="of:=IFERROR(VLOOKUP([.B136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OTT,BOS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2" table:formula="of:=IF([.E136]=&quot;D&quot;;[.G136]*3;[.G136]*2)" office:value-type="float" office:value="0" calcext:value-type="float">
            <text:p>0</text:p>
          </table:table-cell>
          <table:table-cell table:style-name="ce2" table:formula="of:=IF([.E136]=&quot;D&quot;;[.H136]*2;[.H136])" office:value-type="float" office:value="54" calcext:value-type="float">
            <text:p>54</text:p>
          </table:table-cell>
          <table:table-cell table:formula="of:=[.J136]+[.K136]" office:value-type="float" office:value="54" calcext:value-type="float">
            <text:p>54</text:p>
          </table:table-cell>
          <table:table-cell table:style-name="ce2" table:formula="of:=IFERROR(VLOOKUP([.B136];[Salary.$A$2:.$C$1517];2;0);0)" office:value-type="float" office:value="3000000" calcext:value-type="float">
            <text:p>300000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ilip Hronek</text:p>
          </table:table-cell>
          <table:table-cell table:style-name="ce1" table:formula="of:=IFERROR(VLOOKUP([.B137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2" table:formula="of:=IF([.E137]=&quot;D&quot;;[.G137]*3;[.G137]*2)" office:value-type="float" office:value="6" calcext:value-type="float">
            <text:p>6</text:p>
          </table:table-cell>
          <table:table-cell table:style-name="ce2" table:formula="of:=IF([.E137]=&quot;D&quot;;[.H137]*2;[.H137])" office:value-type="float" office:value="48" calcext:value-type="float">
            <text:p>48</text:p>
          </table:table-cell>
          <table:table-cell table:formula="of:=[.J137]+[.K137]" office:value-type="float" office:value="54" calcext:value-type="float">
            <text:p>54</text:p>
          </table:table-cell>
          <table:table-cell table:style-name="ce2" table:formula="of:=IFERROR(VLOOKUP([.B137];[Salary.$A$2:.$C$1517];2;0);0)" office:value-type="float" office:value="4400000" calcext:value-type="float">
            <text:p>440000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rett Pesce</text:p>
          </table:table-cell>
          <table:table-cell table:style-name="ce1" table:formula="of:=IFERROR(VLOOKUP([.B138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2" table:formula="of:=IF([.E138]=&quot;D&quot;;[.G138]*3;[.G138]*2)" office:value-type="float" office:value="12" calcext:value-type="float">
            <text:p>12</text:p>
          </table:table-cell>
          <table:table-cell table:style-name="ce2" table:formula="of:=IF([.E138]=&quot;D&quot;;[.H138]*2;[.H138])" office:value-type="float" office:value="42" calcext:value-type="float">
            <text:p>42</text:p>
          </table:table-cell>
          <table:table-cell table:formula="of:=[.J138]+[.K138]" office:value-type="float" office:value="54" calcext:value-type="float">
            <text:p>54</text:p>
          </table:table-cell>
          <table:table-cell table:style-name="ce2" table:formula="of:=IFERROR(VLOOKUP([.B138];[Salary.$A$2:.$C$1517];2;0);0)" office:value-type="float" office:value="4025000" calcext:value-type="float">
            <text:p>402500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Thatcher Demko</text:p>
          </table:table-cell>
          <table:table-cell table:style-name="ce1" table:formula="of:=IFERROR(VLOOKUP([.B139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139]*3" office:value-type="float" office:value="48" calcext:value-type="float">
            <text:p>48</text:p>
          </table:table-cell>
          <table:table-cell table:formula="of:=[.H139]*5" office:value-type="float" office:value="5" calcext:value-type="float">
            <text:p>5</text:p>
          </table:table-cell>
          <table:table-cell table:formula="of:=[.J139]+[.K139]+[.O139]" office:value-type="float" office:value="54" calcext:value-type="float">
            <text:p>54</text:p>
          </table:table-cell>
          <table:table-cell table:style-name="ce2" table:formula="of:=IFERROR(VLOOKUP([.B139];[Salary.$A$2:.$C$1517];2;0);0)" office:value-type="float" office:value="5000000" calcext:value-type="float">
            <text:p>500000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Martin Jones</text:p>
          </table:table-cell>
          <table:table-cell table:style-name="ce1" table:formula="of:=IFERROR(VLOOKUP([.B140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G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140]*3" office:value-type="float" office:value="45" calcext:value-type="float">
            <text:p>45</text:p>
          </table:table-cell>
          <table:table-cell table:formula="of:=[.H140]*5" office:value-type="float" office:value="5" calcext:value-type="float">
            <text:p>5</text:p>
          </table:table-cell>
          <table:table-cell table:formula="of:=[.J140]+[.K140]+[.O140]" office:value-type="float" office:value="54" calcext:value-type="float">
            <text:p>54</text:p>
          </table:table-cell>
          <table:table-cell table:style-name="ce2" table:formula="of:=IFERROR(VLOOKUP([.B140];[Salary.$A$2:.$C$1517];2;0);0)" office:value-type="float" office:value="2000000" calcext:value-type="float">
            <text:p>2000000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illiam Karlsson</text:p>
          </table:table-cell>
          <table:table-cell table:style-name="ce1" table:formula="of:=IFERROR(VLOOKUP([.B141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style-name="ce2" table:formula="of:=IF([.E141]=&quot;D&quot;;[.G141]*3;[.G141]*2)" office:value-type="float" office:value="28" calcext:value-type="float">
            <text:p>28</text:p>
          </table:table-cell>
          <table:table-cell table:style-name="ce2" table:formula="of:=IF([.E141]=&quot;D&quot;;[.H141]*2;[.H141])" office:value-type="float" office:value="25" calcext:value-type="float">
            <text:p>25</text:p>
          </table:table-cell>
          <table:table-cell table:formula="of:=[.J141]+[.K141]" office:value-type="float" office:value="53" calcext:value-type="float">
            <text:p>53</text:p>
          </table:table-cell>
          <table:table-cell table:style-name="ce2" table:formula="of:=IFERROR(VLOOKUP([.B141];[Salary.$A$2:.$C$1517];2;0);0)" office:value-type="float" office:value="5900000" calcext:value-type="float">
            <text:p>590000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ike Hoffman</text:p>
          </table:table-cell>
          <table:table-cell table:style-name="ce1" table:formula="of:=IFERROR(VLOOKUP([.B142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2" table:formula="of:=IF([.E142]=&quot;D&quot;;[.G142]*3;[.G142]*2)" office:value-type="float" office:value="34" calcext:value-type="float">
            <text:p>34</text:p>
          </table:table-cell>
          <table:table-cell table:style-name="ce2" table:formula="of:=IF([.E142]=&quot;D&quot;;[.H142]*2;[.H142])" office:value-type="float" office:value="19" calcext:value-type="float">
            <text:p>19</text:p>
          </table:table-cell>
          <table:table-cell table:formula="of:=[.J142]+[.K142]" office:value-type="float" office:value="53" calcext:value-type="float">
            <text:p>53</text:p>
          </table:table-cell>
          <table:table-cell table:style-name="ce2" table:formula="of:=IFERROR(VLOOKUP([.B142];[Salary.$A$2:.$C$1517];2;0);0)" office:value-type="float" office:value="4500000" calcext:value-type="float">
            <text:p>450000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Yanni Gourde</text:p>
          </table:table-cell>
          <table:table-cell table:style-name="ce1" table:formula="of:=IFERROR(VLOOKUP([.B143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2" table:formula="of:=IF([.E143]=&quot;D&quot;;[.G143]*3;[.G143]*2)" office:value-type="float" office:value="34" calcext:value-type="float">
            <text:p>34</text:p>
          </table:table-cell>
          <table:table-cell table:style-name="ce2" table:formula="of:=IF([.E143]=&quot;D&quot;;[.H143]*2;[.H143])" office:value-type="float" office:value="19" calcext:value-type="float">
            <text:p>19</text:p>
          </table:table-cell>
          <table:table-cell table:formula="of:=[.J143]+[.K143]" office:value-type="float" office:value="53" calcext:value-type="float">
            <text:p>53</text:p>
          </table:table-cell>
          <table:table-cell table:style-name="ce2" table:formula="of:=IFERROR(VLOOKUP([.B143];[Salary.$A$2:.$C$1517];2;0);0)" office:value-type="float" office:value="5166666" calcext:value-type="float">
            <text:p>516666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rady Tkachuk</text:p>
          </table:table-cell>
          <table:table-cell table:style-name="ce1" table:formula="of:=IFERROR(VLOOKUP([.B144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2" table:formula="of:=IF([.E144]=&quot;D&quot;;[.G144]*3;[.G144]*2)" office:value-type="float" office:value="34" calcext:value-type="float">
            <text:p>34</text:p>
          </table:table-cell>
          <table:table-cell table:style-name="ce2" table:formula="of:=IF([.E144]=&quot;D&quot;;[.H144]*2;[.H144])" office:value-type="float" office:value="19" calcext:value-type="float">
            <text:p>19</text:p>
          </table:table-cell>
          <table:table-cell table:formula="of:=[.J144]+[.K144]" office:value-type="float" office:value="53" calcext:value-type="float">
            <text:p>53</text:p>
          </table:table-cell>
          <table:table-cell table:style-name="ce2" table:formula="of:=IFERROR(VLOOKUP([.B144];[Salary.$A$2:.$C$1517];2;0);0)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lex Pietrangelo</text:p>
          </table:table-cell>
          <table:table-cell table:style-name="ce1" table:formula="of:=IFERROR(VLOOKUP([.B145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2" table:formula="of:=IF([.E145]=&quot;D&quot;;[.G145]*3;[.G145]*2)" office:value-type="float" office:value="21" calcext:value-type="float">
            <text:p>21</text:p>
          </table:table-cell>
          <table:table-cell table:style-name="ce2" table:formula="of:=IF([.E145]=&quot;D&quot;;[.H145]*2;[.H145])" office:value-type="float" office:value="32" calcext:value-type="float">
            <text:p>32</text:p>
          </table:table-cell>
          <table:table-cell table:formula="of:=[.J145]+[.K145]" office:value-type="float" office:value="53" calcext:value-type="float">
            <text:p>53</text:p>
          </table:table-cell>
          <table:table-cell table:style-name="ce2" table:formula="of:=IFERROR(VLOOKUP([.B145];[Salary.$A$2:.$C$1517];2;0);0)" office:value-type="float" office:value="8800000" calcext:value-type="float">
            <text:p>880000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avid Krejci</text:p>
          </table:table-cell>
          <table:table-cell table:style-name="ce1" table:formula="of:=IFERROR(VLOOKUP([.B146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style-name="ce2" table:formula="of:=IF([.E146]=&quot;D&quot;;[.G146]*3;[.G146]*2)" office:value-type="float" office:value="16" calcext:value-type="float">
            <text:p>16</text:p>
          </table:table-cell>
          <table:table-cell table:style-name="ce2" table:formula="of:=IF([.E146]=&quot;D&quot;;[.H146]*2;[.H146])" office:value-type="float" office:value="36" calcext:value-type="float">
            <text:p>36</text:p>
          </table:table-cell>
          <table:table-cell table:formula="of:=[.J146]+[.K146]" office:value-type="float" office:value="52" calcext:value-type="float">
            <text:p>52</text:p>
          </table:table-cell>
          <table:table-cell table:style-name="ce2" table:formula="of:=IFERROR(VLOOKUP([.B146];[Salary.$A$2:.$C$1517];2;0);0)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akub Voracek</text:p>
          </table:table-cell>
          <table:table-cell table:style-name="ce1" table:formula="of:=IFERROR(VLOOKUP([.B147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style-name="ce2" table:formula="of:=IF([.E147]=&quot;D&quot;;[.G147]*3;[.G147]*2)" office:value-type="float" office:value="18" calcext:value-type="float">
            <text:p>18</text:p>
          </table:table-cell>
          <table:table-cell table:style-name="ce2" table:formula="of:=IF([.E147]=&quot;D&quot;;[.H147]*2;[.H147])" office:value-type="float" office:value="34" calcext:value-type="float">
            <text:p>34</text:p>
          </table:table-cell>
          <table:table-cell table:formula="of:=[.J147]+[.K147]" office:value-type="float" office:value="52" calcext:value-type="float">
            <text:p>52</text:p>
          </table:table-cell>
          <table:table-cell table:style-name="ce2" table:formula="of:=IFERROR(VLOOKUP([.B147];[Salary.$A$2:.$C$1517];2;0);0)" office:value-type="float" office:value="8250000" calcext:value-type="float">
            <text:p>825000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rayden Schenn</text:p>
          </table:table-cell>
          <table:table-cell table:style-name="ce1" table:formula="of:=IFERROR(VLOOKUP([.B148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2" table:formula="of:=IF([.E148]=&quot;D&quot;;[.G148]*3;[.G148]*2)" office:value-type="float" office:value="32" calcext:value-type="float">
            <text:p>32</text:p>
          </table:table-cell>
          <table:table-cell table:style-name="ce2" table:formula="of:=IF([.E148]=&quot;D&quot;;[.H148]*2;[.H148])" office:value-type="float" office:value="20" calcext:value-type="float">
            <text:p>20</text:p>
          </table:table-cell>
          <table:table-cell table:formula="of:=[.J148]+[.K148]" office:value-type="float" office:value="52" calcext:value-type="float">
            <text:p>52</text:p>
          </table:table-cell>
          <table:table-cell table:style-name="ce2" table:formula="of:=IFERROR(VLOOKUP([.B148];[Salary.$A$2:.$C$1517];2;0);0)" office:value-type="float" office:value="6500000" calcext:value-type="float">
            <text:p>650000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avel Zacha</text:p>
          </table:table-cell>
          <table:table-cell table:style-name="ce1" table:formula="of:=IFERROR(VLOOKUP([.B149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2" table:formula="of:=IF([.E149]=&quot;D&quot;;[.G149]*3;[.G149]*2)" office:value-type="float" office:value="34" calcext:value-type="float">
            <text:p>34</text:p>
          </table:table-cell>
          <table:table-cell table:style-name="ce2" table:formula="of:=IF([.E149]=&quot;D&quot;;[.H149]*2;[.H149])" office:value-type="float" office:value="18" calcext:value-type="float">
            <text:p>18</text:p>
          </table:table-cell>
          <table:table-cell table:formula="of:=[.J149]+[.K149]" office:value-type="float" office:value="52" calcext:value-type="float">
            <text:p>52</text:p>
          </table:table-cell>
          <table:table-cell table:style-name="ce2" table:formula="of:=IFERROR(VLOOKUP([.B149];[Salary.$A$2:.$C$1517];2;0);0)" office:value-type="float" office:value="2250000" calcext:value-type="float">
            <text:p>225000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shua Norris</text:p>
          </table:table-cell>
          <table:table-cell table:style-name="ce1" table:formula="of:=IFERROR(VLOOKUP([.B150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2" table:formula="of:=IF([.E150]=&quot;D&quot;;[.G150]*3;[.G150]*2)" office:value-type="float" office:value="34" calcext:value-type="float">
            <text:p>34</text:p>
          </table:table-cell>
          <table:table-cell table:style-name="ce2" table:formula="of:=IF([.E150]=&quot;D&quot;;[.H150]*2;[.H150])" office:value-type="float" office:value="18" calcext:value-type="float">
            <text:p>18</text:p>
          </table:table-cell>
          <table:table-cell table:formula="of:=[.J150]+[.K150]" office:value-type="float" office:value="52" calcext:value-type="float">
            <text:p>52</text:p>
          </table:table-cell>
          <table:table-cell table:style-name="ce2" table:formula="of:=IFERROR(VLOOKUP([.B150];[Salary.$A$2:.$C$1517];2;0);0)" office:value-type="float" office:value="925000" calcext:value-type="float">
            <text:p>92500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ttias Ekholm</text:p>
          </table:table-cell>
          <table:table-cell table:style-name="ce1" table:formula="of:=IFERROR(VLOOKUP([.B151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ce2" table:formula="of:=IF([.E151]=&quot;D&quot;;[.G151]*3;[.G151]*2)" office:value-type="float" office:value="18" calcext:value-type="float">
            <text:p>18</text:p>
          </table:table-cell>
          <table:table-cell table:style-name="ce2" table:formula="of:=IF([.E151]=&quot;D&quot;;[.H151]*2;[.H151])" office:value-type="float" office:value="34" calcext:value-type="float">
            <text:p>34</text:p>
          </table:table-cell>
          <table:table-cell table:formula="of:=[.J151]+[.K151]" office:value-type="float" office:value="52" calcext:value-type="float">
            <text:p>52</text:p>
          </table:table-cell>
          <table:table-cell table:style-name="ce2" table:formula="of:=IFERROR(VLOOKUP([.B151];[Salary.$A$2:.$C$1517];2;0);0)" office:value-type="float" office:value="3750000" calcext:value-type="float">
            <text:p>37500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Erik Karlsson</text:p>
          </table:table-cell>
          <table:table-cell table:style-name="ce1" table:formula="of:=IFERROR(VLOOKUP([.B152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" table:formula="of:=IF([.E152]=&quot;D&quot;;[.G152]*3;[.G152]*2)" office:value-type="float" office:value="24" calcext:value-type="float">
            <text:p>24</text:p>
          </table:table-cell>
          <table:table-cell table:style-name="ce2" table:formula="of:=IF([.E152]=&quot;D&quot;;[.H152]*2;[.H152])" office:value-type="float" office:value="28" calcext:value-type="float">
            <text:p>28</text:p>
          </table:table-cell>
          <table:table-cell table:formula="of:=[.J152]+[.K152]" office:value-type="float" office:value="52" calcext:value-type="float">
            <text:p>52</text:p>
          </table:table-cell>
          <table:table-cell table:style-name="ce2" table:formula="of:=IFERROR(VLOOKUP([.B152];[Salary.$A$2:.$C$1517];2;0);0)" office:value-type="float" office:value="11500000" calcext:value-type="float">
            <text:p>1150000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Dmitry Orlov</text:p>
          </table:table-cell>
          <table:table-cell table:style-name="ce1" table:formula="of:=IFERROR(VLOOKUP([.B153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" table:formula="of:=IF([.E153]=&quot;D&quot;;[.G153]*3;[.G153]*2)" office:value-type="float" office:value="24" calcext:value-type="float">
            <text:p>24</text:p>
          </table:table-cell>
          <table:table-cell table:style-name="ce2" table:formula="of:=IF([.E153]=&quot;D&quot;;[.H153]*2;[.H153])" office:value-type="float" office:value="28" calcext:value-type="float">
            <text:p>28</text:p>
          </table:table-cell>
          <table:table-cell table:formula="of:=[.J153]+[.K153]" office:value-type="float" office:value="52" calcext:value-type="float">
            <text:p>52</text:p>
          </table:table-cell>
          <table:table-cell table:style-name="ce2" table:formula="of:=IFERROR(VLOOKUP([.B153];[Salary.$A$2:.$C$1517];2;0);0)" office:value-type="float" office:value="5100000" calcext:value-type="float">
            <text:p>510000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onor Garland</text:p>
          </table:table-cell>
          <table:table-cell table:style-name="ce1" table:formula="of:=IFERROR(VLOOKUP([.B154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formula="of:=IF([.E154]=&quot;D&quot;;[.G154]*3;[.G154]*2)" office:value-type="float" office:value="24" calcext:value-type="float">
            <text:p>24</text:p>
          </table:table-cell>
          <table:table-cell table:style-name="ce2" table:formula="of:=IF([.E154]=&quot;D&quot;;[.H154]*2;[.H154])" office:value-type="float" office:value="27" calcext:value-type="float">
            <text:p>27</text:p>
          </table:table-cell>
          <table:table-cell table:formula="of:=[.J154]+[.K154]" office:value-type="float" office:value="51" calcext:value-type="float">
            <text:p>51</text:p>
          </table:table-cell>
          <table:table-cell table:style-name="ce2" table:formula="of:=IFERROR(VLOOKUP([.B154];[Salary.$A$2:.$C$1517];2;0);0)" office:value-type="float" office:value="4950000" calcext:value-type="float">
            <text:p>495000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yan Nugent Hopkins</text:p>
          </table:table-cell>
          <table:table-cell table:style-name="ce1" table:formula="of:=IFERROR(VLOOKUP([.B155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style-name="ce2" table:formula="of:=IF([.E155]=&quot;D&quot;;[.G155]*3;[.G155]*2)" office:value-type="float" office:value="32" calcext:value-type="float">
            <text:p>32</text:p>
          </table:table-cell>
          <table:table-cell table:style-name="ce2" table:formula="of:=IF([.E155]=&quot;D&quot;;[.H155]*2;[.H155])" office:value-type="float" office:value="19" calcext:value-type="float">
            <text:p>19</text:p>
          </table:table-cell>
          <table:table-cell table:formula="of:=[.J155]+[.K155]" office:value-type="float" office:value="51" calcext:value-type="float">
            <text:p>51</text:p>
          </table:table-cell>
          <table:table-cell table:style-name="ce2" table:formula="of:=IFERROR(VLOOKUP([.B155];[Salary.$A$2:.$C$1517];2;0);0)" office:value-type="float" office:value="5125000" calcext:value-type="float">
            <text:p>512500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even Stamkos</text:p>
          </table:table-cell>
          <table:table-cell table:style-name="ce1" table:formula="of:=IFERROR(VLOOKUP([.B156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2" table:formula="of:=IF([.E156]=&quot;D&quot;;[.G156]*3;[.G156]*2)" office:value-type="float" office:value="34" calcext:value-type="float">
            <text:p>34</text:p>
          </table:table-cell>
          <table:table-cell table:style-name="ce2" table:formula="of:=IF([.E156]=&quot;D&quot;;[.H156]*2;[.H156])" office:value-type="float" office:value="17" calcext:value-type="float">
            <text:p>17</text:p>
          </table:table-cell>
          <table:table-cell table:formula="of:=[.J156]+[.K156]" office:value-type="float" office:value="51" calcext:value-type="float">
            <text:p>51</text:p>
          </table:table-cell>
          <table:table-cell table:style-name="ce2" table:formula="of:=IFERROR(VLOOKUP([.B156];[Salary.$A$2:.$C$1517];2;0);0)" office:value-type="float" office:value="8500000" calcext:value-type="float">
            <text:p>850000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rake Batherson</text:p>
          </table:table-cell>
          <table:table-cell table:style-name="ce1" table:formula="of:=IFERROR(VLOOKUP([.B157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2" table:formula="of:=IF([.E157]=&quot;D&quot;;[.G157]*3;[.G157]*2)" office:value-type="float" office:value="34" calcext:value-type="float">
            <text:p>34</text:p>
          </table:table-cell>
          <table:table-cell table:style-name="ce2" table:formula="of:=IF([.E157]=&quot;D&quot;;[.H157]*2;[.H157])" office:value-type="float" office:value="17" calcext:value-type="float">
            <text:p>17</text:p>
          </table:table-cell>
          <table:table-cell table:formula="of:=[.J157]+[.K157]" office:value-type="float" office:value="51" calcext:value-type="float">
            <text:p>51</text:p>
          </table:table-cell>
          <table:table-cell table:style-name="ce2" table:formula="of:=IFERROR(VLOOKUP([.B157];[Salary.$A$2:.$C$1517];2;0);0)" office:value-type="float" office:value="4975000" calcext:value-type="float">
            <text:p>497500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rock Nelson</text:p>
          </table:table-cell>
          <table:table-cell table:style-name="ce1" table:formula="of:=IFERROR(VLOOKUP([.B158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ce2" table:formula="of:=IF([.E158]=&quot;D&quot;;[.G158]*3;[.G158]*2)" office:value-type="float" office:value="36" calcext:value-type="float">
            <text:p>36</text:p>
          </table:table-cell>
          <table:table-cell table:style-name="ce2" table:formula="of:=IF([.E158]=&quot;D&quot;;[.H158]*2;[.H158])" office:value-type="float" office:value="15" calcext:value-type="float">
            <text:p>15</text:p>
          </table:table-cell>
          <table:table-cell table:formula="of:=[.J158]+[.K158]" office:value-type="float" office:value="51" calcext:value-type="float">
            <text:p>51</text:p>
          </table:table-cell>
          <table:table-cell table:style-name="ce2" table:formula="of:=IFERROR(VLOOKUP([.B158];[Salary.$A$2:.$C$1517];2;0);0)" office:value-type="float" office:value="6000000" calcext:value-type="float">
            <text:p>600000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ex Tuch</text:p>
          </table:table-cell>
          <table:table-cell table:style-name="ce1" table:formula="of:=IFERROR(VLOOKUP([.B159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ce2" table:formula="of:=IF([.E159]=&quot;D&quot;;[.G159]*3;[.G159]*2)" office:value-type="float" office:value="36" calcext:value-type="float">
            <text:p>36</text:p>
          </table:table-cell>
          <table:table-cell table:style-name="ce2" table:formula="of:=IF([.E159]=&quot;D&quot;;[.H159]*2;[.H159])" office:value-type="float" office:value="15" calcext:value-type="float">
            <text:p>15</text:p>
          </table:table-cell>
          <table:table-cell table:formula="of:=[.J159]+[.K159]" office:value-type="float" office:value="51" calcext:value-type="float">
            <text:p>51</text:p>
          </table:table-cell>
          <table:table-cell table:style-name="ce2" table:formula="of:=IFERROR(VLOOKUP([.B159];[Salary.$A$2:.$C$1517];2;0);0)" office:value-type="float" office:value="4750000" calcext:value-type="float">
            <text:p>475000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Oliver Ekman Larsson</text:p>
          </table:table-cell>
          <table:table-cell table:style-name="ce1" table:formula="of:=IFERROR(VLOOKUP([.B160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style-name="ce2" table:formula="of:=IF([.E160]=&quot;D&quot;;[.G160]*3;[.G160]*2)" office:value-type="float" office:value="9" calcext:value-type="float">
            <text:p>9</text:p>
          </table:table-cell>
          <table:table-cell table:style-name="ce2" table:formula="of:=IF([.E160]=&quot;D&quot;;[.H160]*2;[.H160])" office:value-type="float" office:value="42" calcext:value-type="float">
            <text:p>42</text:p>
          </table:table-cell>
          <table:table-cell table:formula="of:=[.J160]+[.K160]" office:value-type="float" office:value="51" calcext:value-type="float">
            <text:p>51</text:p>
          </table:table-cell>
          <table:table-cell table:style-name="ce2" table:formula="of:=IFERROR(VLOOKUP([.B160];[Salary.$A$2:.$C$1517];2;0);0)" office:value-type="float" office:value="7260000" calcext:value-type="float">
            <text:p>726000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m Fowler</text:p>
          </table:table-cell>
          <table:table-cell table:style-name="ce1" table:formula="of:=IFERROR(VLOOKUP([.B161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2" table:formula="of:=IF([.E161]=&quot;D&quot;;[.G161]*3;[.G161]*2)" office:value-type="float" office:value="15" calcext:value-type="float">
            <text:p>15</text:p>
          </table:table-cell>
          <table:table-cell table:style-name="ce2" table:formula="of:=IF([.E161]=&quot;D&quot;;[.H161]*2;[.H161])" office:value-type="float" office:value="36" calcext:value-type="float">
            <text:p>36</text:p>
          </table:table-cell>
          <table:table-cell table:formula="of:=[.J161]+[.K161]" office:value-type="float" office:value="51" calcext:value-type="float">
            <text:p>51</text:p>
          </table:table-cell>
          <table:table-cell table:style-name="ce2" table:formula="of:=IFERROR(VLOOKUP([.B161];[Salary.$A$2:.$C$1517];2;0);0)" office:value-type="float" office:value="6500000" calcext:value-type="float">
            <text:p>650000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asmus Dahlin</text:p>
          </table:table-cell>
          <table:table-cell table:style-name="ce1" table:formula="of:=IFERROR(VLOOKUP([.B162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2" table:formula="of:=IF([.E162]=&quot;D&quot;;[.G162]*3;[.G162]*2)" office:value-type="float" office:value="15" calcext:value-type="float">
            <text:p>15</text:p>
          </table:table-cell>
          <table:table-cell table:style-name="ce2" table:formula="of:=IF([.E162]=&quot;D&quot;;[.H162]*2;[.H162])" office:value-type="float" office:value="36" calcext:value-type="float">
            <text:p>36</text:p>
          </table:table-cell>
          <table:table-cell table:formula="of:=[.J162]+[.K162]" office:value-type="float" office:value="51" calcext:value-type="float">
            <text:p>51</text:p>
          </table:table-cell>
          <table:table-cell table:style-name="ce2" table:formula="of:=IFERROR(VLOOKUP([.B162];[Salary.$A$2:.$C$1517];2;0);0)" office:value-type="float" office:value="6000000" calcext:value-type="float">
            <text:p>600000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Mackenzie Blackwood</text:p>
          </table:table-cell>
          <table:table-cell table:style-name="ce1" table:formula="of:=IFERROR(VLOOKUP([.B163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163]*3" office:value-type="float" office:value="42" calcext:value-type="float">
            <text:p>42</text:p>
          </table:table-cell>
          <table:table-cell table:formula="of:=[.H163]*5" office:value-type="float" office:value="5" calcext:value-type="float">
            <text:p>5</text:p>
          </table:table-cell>
          <table:table-cell table:formula="of:=[.J163]+[.K163]+[.O163]" office:value-type="float" office:value="51" calcext:value-type="float">
            <text:p>51</text:p>
          </table:table-cell>
          <table:table-cell table:style-name="ce2" table:formula="of:=IFERROR(VLOOKUP([.B163];[Salary.$A$2:.$C$1517];2;0);0)" office:value-type="float" office:value="2800000" calcext:value-type="float">
            <text:p>2800000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ndrew Mangiapane</text:p>
          </table:table-cell>
          <table:table-cell table:style-name="ce1" table:formula="of:=IFERROR(VLOOKUP([.B164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style-name="ce2" table:formula="of:=IF([.E164]=&quot;D&quot;;[.G164]*3;[.G164]*2)" office:value-type="float" office:value="36" calcext:value-type="float">
            <text:p>36</text:p>
          </table:table-cell>
          <table:table-cell table:style-name="ce2" table:formula="of:=IF([.E164]=&quot;D&quot;;[.H164]*2;[.H164])" office:value-type="float" office:value="14" calcext:value-type="float">
            <text:p>14</text:p>
          </table:table-cell>
          <table:table-cell table:formula="of:=[.J164]+[.K164]" office:value-type="float" office:value="50" calcext:value-type="float">
            <text:p>50</text:p>
          </table:table-cell>
          <table:table-cell table:style-name="ce2" table:formula="of:=IFERROR(VLOOKUP([.B164];[Salary.$A$2:.$C$1517];2;0);0)" office:value-type="float" office:value="2425000" calcext:value-type="float">
            <text:p>242500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ris Kreider</text:p>
          </table:table-cell>
          <table:table-cell table:style-name="ce1" table:formula="of:=IFERROR(VLOOKUP([.B165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2" table:formula="of:=IF([.E165]=&quot;D&quot;;[.G165]*3;[.G165]*2)" office:value-type="float" office:value="40" calcext:value-type="float">
            <text:p>40</text:p>
          </table:table-cell>
          <table:table-cell table:style-name="ce2" table:formula="of:=IF([.E165]=&quot;D&quot;;[.H165]*2;[.H165])" office:value-type="float" office:value="10" calcext:value-type="float">
            <text:p>10</text:p>
          </table:table-cell>
          <table:table-cell table:formula="of:=[.J165]+[.K165]" office:value-type="float" office:value="50" calcext:value-type="float">
            <text:p>50</text:p>
          </table:table-cell>
          <table:table-cell table:style-name="ce2" table:formula="of:=IFERROR(VLOOKUP([.B165];[Salary.$A$2:.$C$1517];2;0);0)" office:value-type="float" office:value="6500000" calcext:value-type="float">
            <text:p>650000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Ilya Samsonov</text:p>
          </table:table-cell>
          <table:table-cell table:style-name="ce1" table:formula="of:=IFERROR(VLOOKUP([.B166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166]*3" office:value-type="float" office:value="39" calcext:value-type="float">
            <text:p>39</text:p>
          </table:table-cell>
          <table:table-cell table:formula="of:=[.H166]*5" office:value-type="float" office:value="10" calcext:value-type="float">
            <text:p>10</text:p>
          </table:table-cell>
          <table:table-cell table:formula="of:=[.J166]+[.K166]+[.O166]" office:value-type="float" office:value="50" calcext:value-type="float">
            <text:p>50</text:p>
          </table:table-cell>
          <table:table-cell table:style-name="ce2" table:formula="of:=IFERROR(VLOOKUP([.B166];[Salary.$A$2:.$C$1517];2;0);0)" office:value-type="float" office:value="2000000" calcext:value-type="float">
            <text:p>200000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handler Stephenson</text:p>
          </table:table-cell>
          <table:table-cell table:style-name="ce1" table:formula="of:=IFERROR(VLOOKUP([.B167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style-name="ce2" table:formula="of:=IF([.E167]=&quot;D&quot;;[.G167]*3;[.G167]*2)" office:value-type="float" office:value="28" calcext:value-type="float">
            <text:p>28</text:p>
          </table:table-cell>
          <table:table-cell table:style-name="ce2" table:formula="of:=IF([.E167]=&quot;D&quot;;[.H167]*2;[.H167])" office:value-type="float" office:value="21" calcext:value-type="float">
            <text:p>21</text:p>
          </table:table-cell>
          <table:table-cell table:formula="of:=[.J167]+[.K167]" office:value-type="float" office:value="49" calcext:value-type="float">
            <text:p>49</text:p>
          </table:table-cell>
          <table:table-cell table:style-name="ce2" table:formula="of:=IFERROR(VLOOKUP([.B167];[Salary.$A$2:.$C$1517];2;0);0)" office:value-type="float" office:value="2750000" calcext:value-type="float">
            <text:p>27500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layton Keller</text:p>
          </table:table-cell>
          <table:table-cell table:style-name="ce1" table:formula="of:=IFERROR(VLOOKUP([.B168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style-name="ce2" table:formula="of:=IF([.E168]=&quot;D&quot;;[.G168]*3;[.G168]*2)" office:value-type="float" office:value="28" calcext:value-type="float">
            <text:p>28</text:p>
          </table:table-cell>
          <table:table-cell table:style-name="ce2" table:formula="of:=IF([.E168]=&quot;D&quot;;[.H168]*2;[.H168])" office:value-type="float" office:value="21" calcext:value-type="float">
            <text:p>21</text:p>
          </table:table-cell>
          <table:table-cell table:formula="of:=[.J168]+[.K168]" office:value-type="float" office:value="49" calcext:value-type="float">
            <text:p>49</text:p>
          </table:table-cell>
          <table:table-cell table:style-name="ce2" table:formula="of:=IFERROR(VLOOKUP([.B168];[Salary.$A$2:.$C$1517];2;0);0)" office:value-type="float" office:value="7150000" calcext:value-type="float">
            <text:p>715000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ordan Kyrou</text:p>
          </table:table-cell>
          <table:table-cell table:style-name="ce1" table:formula="of:=IFERROR(VLOOKUP([.B169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style-name="ce2" table:formula="of:=IF([.E169]=&quot;D&quot;;[.G169]*3;[.G169]*2)" office:value-type="float" office:value="28" calcext:value-type="float">
            <text:p>28</text:p>
          </table:table-cell>
          <table:table-cell table:style-name="ce2" table:formula="of:=IF([.E169]=&quot;D&quot;;[.H169]*2;[.H169])" office:value-type="float" office:value="21" calcext:value-type="float">
            <text:p>21</text:p>
          </table:table-cell>
          <table:table-cell table:formula="of:=[.J169]+[.K169]" office:value-type="float" office:value="49" calcext:value-type="float">
            <text:p>49</text:p>
          </table:table-cell>
          <table:table-cell table:style-name="ce2" table:formula="of:=IFERROR(VLOOKUP([.B169];[Salary.$A$2:.$C$1517];2;0);0)" office:value-type="float" office:value="2800000" calcext:value-type="float">
            <text:p>280000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m Atkinson</text:p>
          </table:table-cell>
          <table:table-cell table:style-name="ce1" table:formula="of:=IFERROR(VLOOKUP([.B170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style-name="ce2" table:formula="of:=IF([.E170]=&quot;D&quot;;[.G170]*3;[.G170]*2)" office:value-type="float" office:value="30" calcext:value-type="float">
            <text:p>30</text:p>
          </table:table-cell>
          <table:table-cell table:style-name="ce2" table:formula="of:=IF([.E170]=&quot;D&quot;;[.H170]*2;[.H170])" office:value-type="float" office:value="19" calcext:value-type="float">
            <text:p>19</text:p>
          </table:table-cell>
          <table:table-cell table:formula="of:=[.J170]+[.K170]" office:value-type="float" office:value="49" calcext:value-type="float">
            <text:p>49</text:p>
          </table:table-cell>
          <table:table-cell table:style-name="ce2" table:formula="of:=IFERROR(VLOOKUP([.B170];[Salary.$A$2:.$C$1517];2;0);0)" office:value-type="float" office:value="5875000" calcext:value-type="float">
            <text:p>587500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Jordan Eberle</text:p>
          </table:table-cell>
          <table:table-cell table:style-name="ce1" table:formula="of:=IFERROR(VLOOKUP([.B171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2" table:formula="of:=IF([.E171]=&quot;D&quot;;[.G171]*3;[.G171]*2)" office:value-type="float" office:value="32" calcext:value-type="float">
            <text:p>32</text:p>
          </table:table-cell>
          <table:table-cell table:style-name="ce2" table:formula="of:=IF([.E171]=&quot;D&quot;;[.H171]*2;[.H171])" office:value-type="float" office:value="17" calcext:value-type="float">
            <text:p>17</text:p>
          </table:table-cell>
          <table:table-cell table:formula="of:=[.J171]+[.K171]" office:value-type="float" office:value="49" calcext:value-type="float">
            <text:p>49</text:p>
          </table:table-cell>
          <table:table-cell table:style-name="ce2" table:formula="of:=IFERROR(VLOOKUP([.B171];[Salary.$A$2:.$C$1517];2;0);0)" office:value-type="float" office:value="5500000" calcext:value-type="float">
            <text:p>550000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xime Comtois</text:p>
          </table:table-cell>
          <table:table-cell table:style-name="ce1" table:formula="of:=IFERROR(VLOOKUP([.B172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2" table:formula="of:=IF([.E172]=&quot;D&quot;;[.G172]*3;[.G172]*2)" office:value-type="float" office:value="32" calcext:value-type="float">
            <text:p>32</text:p>
          </table:table-cell>
          <table:table-cell table:style-name="ce2" table:formula="of:=IF([.E172]=&quot;D&quot;;[.H172]*2;[.H172])" office:value-type="float" office:value="17" calcext:value-type="float">
            <text:p>17</text:p>
          </table:table-cell>
          <table:table-cell table:formula="of:=[.J172]+[.K172]" office:value-type="float" office:value="49" calcext:value-type="float">
            <text:p>49</text:p>
          </table:table-cell>
          <table:table-cell table:style-name="ce2" table:formula="of:=IFERROR(VLOOKUP([.B172];[Salary.$A$2:.$C$1517];2;0);0)" office:value-type="float" office:value="2037500" calcext:value-type="float">
            <text:p>203750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oel Eriksson Ek</text:p>
          </table:table-cell>
          <table:table-cell table:style-name="ce1" table:formula="of:=IFERROR(VLOOKUP([.B173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style-name="ce2" table:formula="of:=IF([.E173]=&quot;D&quot;;[.G173]*3;[.G173]*2)" office:value-type="float" office:value="38" calcext:value-type="float">
            <text:p>38</text:p>
          </table:table-cell>
          <table:table-cell table:style-name="ce2" table:formula="of:=IF([.E173]=&quot;D&quot;;[.H173]*2;[.H173])" office:value-type="float" office:value="11" calcext:value-type="float">
            <text:p>11</text:p>
          </table:table-cell>
          <table:table-cell table:formula="of:=[.J173]+[.K173]" office:value-type="float" office:value="49" calcext:value-type="float">
            <text:p>49</text:p>
          </table:table-cell>
          <table:table-cell table:style-name="ce2" table:formula="of:=IFERROR(VLOOKUP([.B173];[Salary.$A$2:.$C$1517];2;0);0)" office:value-type="float" office:value="5250000" calcext:value-type="float">
            <text:p>525000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hayne Gostisbehere</text:p>
          </table:table-cell>
          <table:table-cell table:style-name="ce1" table:formula="of:=IFERROR(VLOOKUP([.B174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2" table:formula="of:=IF([.E174]=&quot;D&quot;;[.G174]*3;[.G174]*2)" office:value-type="float" office:value="27" calcext:value-type="float">
            <text:p>27</text:p>
          </table:table-cell>
          <table:table-cell table:style-name="ce2" table:formula="of:=IF([.E174]=&quot;D&quot;;[.H174]*2;[.H174])" office:value-type="float" office:value="22" calcext:value-type="float">
            <text:p>22</text:p>
          </table:table-cell>
          <table:table-cell table:formula="of:=[.J174]+[.K174]" office:value-type="float" office:value="49" calcext:value-type="float">
            <text:p>49</text:p>
          </table:table-cell>
          <table:table-cell table:style-name="ce2" table:formula="of:=IFERROR(VLOOKUP([.B174];[Salary.$A$2:.$C$1517];2;0);0)" office:value-type="float" office:value="4500000" calcext:value-type="float">
            <text:p>450000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ohn Gibson</text:p>
          </table:table-cell>
          <table:table-cell table:style-name="ce1" table:formula="of:=IFERROR(VLOOKUP([.B175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175]*3" office:value-type="float" office:value="27" calcext:value-type="float">
            <text:p>27</text:p>
          </table:table-cell>
          <table:table-cell table:formula="of:=[.H175]*5" office:value-type="float" office:value="15" calcext:value-type="float">
            <text:p>15</text:p>
          </table:table-cell>
          <table:table-cell table:formula="of:=[.J175]+[.K175]+[.O175]" office:value-type="float" office:value="49" calcext:value-type="float">
            <text:p>49</text:p>
          </table:table-cell>
          <table:table-cell table:style-name="ce2" table:formula="of:=IFERROR(VLOOKUP([.B175];[Salary.$A$2:.$C$1517];2;0);0)" office:value-type="float" office:value="6400000" calcext:value-type="float">
            <text:p>6400000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ex Killorn</text:p>
          </table:table-cell>
          <table:table-cell table:style-name="ce1" table:formula="of:=IFERROR(VLOOKUP([.B176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style-name="ce2" table:formula="of:=IF([.E176]=&quot;D&quot;;[.G176]*3;[.G176]*2)" office:value-type="float" office:value="30" calcext:value-type="float">
            <text:p>30</text:p>
          </table:table-cell>
          <table:table-cell table:style-name="ce2" table:formula="of:=IF([.E176]=&quot;D&quot;;[.H176]*2;[.H176])" office:value-type="float" office:value="18" calcext:value-type="float">
            <text:p>18</text:p>
          </table:table-cell>
          <table:table-cell table:formula="of:=[.J176]+[.K176]" office:value-type="float" office:value="48" calcext:value-type="float">
            <text:p>48</text:p>
          </table:table-cell>
          <table:table-cell table:style-name="ce2" table:formula="of:=IFERROR(VLOOKUP([.B176];[Salary.$A$2:.$C$1517];2;0);0)" office:value-type="float" office:value="4450000" calcext:value-type="float">
            <text:p>445000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Zach Hyman</text:p>
          </table:table-cell>
          <table:table-cell table:style-name="ce1" table:formula="of:=IFERROR(VLOOKUP([.B177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style-name="ce2" table:formula="of:=IF([.E177]=&quot;D&quot;;[.G177]*3;[.G177]*2)" office:value-type="float" office:value="30" calcext:value-type="float">
            <text:p>30</text:p>
          </table:table-cell>
          <table:table-cell table:style-name="ce2" table:formula="of:=IF([.E177]=&quot;D&quot;;[.H177]*2;[.H177])" office:value-type="float" office:value="18" calcext:value-type="float">
            <text:p>18</text:p>
          </table:table-cell>
          <table:table-cell table:formula="of:=[.J177]+[.K177]" office:value-type="float" office:value="48" calcext:value-type="float">
            <text:p>48</text:p>
          </table:table-cell>
          <table:table-cell table:style-name="ce2" table:formula="of:=IFERROR(VLOOKUP([.B177];[Salary.$A$2:.$C$1517];2;0);0)" office:value-type="float" office:value="5500000" calcext:value-type="float">
            <text:p>550000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ustin Brown</text:p>
          </table:table-cell>
          <table:table-cell table:style-name="ce1" table:formula="of:=IFERROR(VLOOKUP([.B178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style-name="ce2" table:formula="of:=IF([.E178]=&quot;D&quot;;[.G178]*3;[.G178]*2)" office:value-type="float" office:value="34" calcext:value-type="float">
            <text:p>34</text:p>
          </table:table-cell>
          <table:table-cell table:style-name="ce2" table:formula="of:=IF([.E178]=&quot;D&quot;;[.H178]*2;[.H178])" office:value-type="float" office:value="14" calcext:value-type="float">
            <text:p>14</text:p>
          </table:table-cell>
          <table:table-cell table:formula="of:=[.J178]+[.K178]" office:value-type="float" office:value="48" calcext:value-type="float">
            <text:p>48</text:p>
          </table:table-cell>
          <table:table-cell table:style-name="ce2" table:formula="of:=IFERROR(VLOOKUP([.B178];[Salary.$A$2:.$C$1517];2;0);0)" office:value-type="float" office:value="5875000" calcext:value-type="float">
            <text:p>587500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ogan Couture</text:p>
          </table:table-cell>
          <table:table-cell table:style-name="ce1" table:formula="of:=IFERROR(VLOOKUP([.B179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style-name="ce2" table:formula="of:=IF([.E179]=&quot;D&quot;;[.G179]*3;[.G179]*2)" office:value-type="float" office:value="34" calcext:value-type="float">
            <text:p>34</text:p>
          </table:table-cell>
          <table:table-cell table:style-name="ce2" table:formula="of:=IF([.E179]=&quot;D&quot;;[.H179]*2;[.H179])" office:value-type="float" office:value="14" calcext:value-type="float">
            <text:p>14</text:p>
          </table:table-cell>
          <table:table-cell table:formula="of:=[.J179]+[.K179]" office:value-type="float" office:value="48" calcext:value-type="float">
            <text:p>48</text:p>
          </table:table-cell>
          <table:table-cell table:style-name="ce2" table:formula="of:=IFERROR(VLOOKUP([.B179];[Salary.$A$2:.$C$1517];2;0);0)" office:value-type="float" office:value="8000000" calcext:value-type="float">
            <text:p>800000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oonas Donskoi</text:p>
          </table:table-cell>
          <table:table-cell table:style-name="ce1" table:formula="of:=IFERROR(VLOOKUP([.B180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style-name="ce2" table:formula="of:=IF([.E180]=&quot;D&quot;;[.G180]*3;[.G180]*2)" office:value-type="float" office:value="34" calcext:value-type="float">
            <text:p>34</text:p>
          </table:table-cell>
          <table:table-cell table:style-name="ce2" table:formula="of:=IF([.E180]=&quot;D&quot;;[.H180]*2;[.H180])" office:value-type="float" office:value="14" calcext:value-type="float">
            <text:p>14</text:p>
          </table:table-cell>
          <table:table-cell table:formula="of:=[.J180]+[.K180]" office:value-type="float" office:value="48" calcext:value-type="float">
            <text:p>48</text:p>
          </table:table-cell>
          <table:table-cell table:style-name="ce2" table:formula="of:=IFERROR(VLOOKUP([.B180];[Salary.$A$2:.$C$1517];2;0);0)" office:value-type="float" office:value="3900000" calcext:value-type="float">
            <text:p>390000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hristian Dvorak</text:p>
          </table:table-cell>
          <table:table-cell table:style-name="ce1" table:formula="of:=IFERROR(VLOOKUP([.B181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style-name="ce2" table:formula="of:=IF([.E181]=&quot;D&quot;;[.G181]*3;[.G181]*2)" office:value-type="float" office:value="34" calcext:value-type="float">
            <text:p>34</text:p>
          </table:table-cell>
          <table:table-cell table:style-name="ce2" table:formula="of:=IF([.E181]=&quot;D&quot;;[.H181]*2;[.H181])" office:value-type="float" office:value="14" calcext:value-type="float">
            <text:p>14</text:p>
          </table:table-cell>
          <table:table-cell table:formula="of:=[.J181]+[.K181]" office:value-type="float" office:value="48" calcext:value-type="float">
            <text:p>48</text:p>
          </table:table-cell>
          <table:table-cell table:style-name="ce2" table:formula="of:=IFERROR(VLOOKUP([.B181];[Salary.$A$2:.$C$1517];2;0);0)" office:value-type="float" office:value="4450000" calcext:value-type="float">
            <text:p>44500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y Smith</text:p>
          </table:table-cell>
          <table:table-cell table:style-name="ce1" table:formula="of:=IFERROR(VLOOKUP([.B182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2" table:formula="of:=IF([.E182]=&quot;D&quot;;[.G182]*3;[.G182]*2)" office:value-type="float" office:value="6" calcext:value-type="float">
            <text:p>6</text:p>
          </table:table-cell>
          <table:table-cell table:style-name="ce2" table:formula="of:=IF([.E182]=&quot;D&quot;;[.H182]*2;[.H182])" office:value-type="float" office:value="42" calcext:value-type="float">
            <text:p>42</text:p>
          </table:table-cell>
          <table:table-cell table:formula="of:=[.J182]+[.K182]" office:value-type="float" office:value="48" calcext:value-type="float">
            <text:p>48</text:p>
          </table:table-cell>
          <table:table-cell table:style-name="ce2" table:formula="of:=IFERROR(VLOOKUP([.B182];[Salary.$A$2:.$C$1517];2;0);0)" office:value-type="float" office:value="863333" calcext:value-type="float">
            <text:p>863333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yler Myers</text:p>
          </table:table-cell>
          <table:table-cell table:style-name="ce1" table:formula="of:=IFERROR(VLOOKUP([.B183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2" table:formula="of:=IF([.E183]=&quot;D&quot;;[.G183]*3;[.G183]*2)" office:value-type="float" office:value="18" calcext:value-type="float">
            <text:p>18</text:p>
          </table:table-cell>
          <table:table-cell table:style-name="ce2" table:formula="of:=IF([.E183]=&quot;D&quot;;[.H183]*2;[.H183])" office:value-type="float" office:value="30" calcext:value-type="float">
            <text:p>30</text:p>
          </table:table-cell>
          <table:table-cell table:formula="of:=[.J183]+[.K183]" office:value-type="float" office:value="48" calcext:value-type="float">
            <text:p>48</text:p>
          </table:table-cell>
          <table:table-cell table:style-name="ce2" table:formula="of:=IFERROR(VLOOKUP([.B183];[Salary.$A$2:.$C$1517];2;0);0)" office:value-type="float" office:value="6000000" calcext:value-type="float">
            <text:p>600000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att Dumba</text:p>
          </table:table-cell>
          <table:table-cell table:style-name="ce1" table:formula="of:=IFERROR(VLOOKUP([.B184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2" table:formula="of:=IF([.E184]=&quot;D&quot;;[.G184]*3;[.G184]*2)" office:value-type="float" office:value="18" calcext:value-type="float">
            <text:p>18</text:p>
          </table:table-cell>
          <table:table-cell table:style-name="ce2" table:formula="of:=IF([.E184]=&quot;D&quot;;[.H184]*2;[.H184])" office:value-type="float" office:value="30" calcext:value-type="float">
            <text:p>30</text:p>
          </table:table-cell>
          <table:table-cell table:formula="of:=[.J184]+[.K184]" office:value-type="float" office:value="48" calcext:value-type="float">
            <text:p>48</text:p>
          </table:table-cell>
          <table:table-cell table:style-name="ce2" table:formula="of:=IFERROR(VLOOKUP([.B184];[Salary.$A$2:.$C$1517];2;0);0)" office:value-type="float" office:value="6000000" calcext:value-type="float">
            <text:p>600000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eff Carter</text:p>
          </table:table-cell>
          <table:table-cell table:style-name="ce1" table:formula="of:=IFERROR(VLOOKUP([.B185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LAK,PIT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style-name="ce2" table:formula="of:=IF([.E185]=&quot;D&quot;;[.G185]*3;[.G185]*2)" office:value-type="float" office:value="34" calcext:value-type="float">
            <text:p>34</text:p>
          </table:table-cell>
          <table:table-cell table:style-name="ce2" table:formula="of:=IF([.E185]=&quot;D&quot;;[.H185]*2;[.H185])" office:value-type="float" office:value="13" calcext:value-type="float">
            <text:p>13</text:p>
          </table:table-cell>
          <table:table-cell table:formula="of:=[.J185]+[.K185]" office:value-type="float" office:value="47" calcext:value-type="float">
            <text:p>47</text:p>
          </table:table-cell>
          <table:table-cell table:style-name="ce2" table:formula="of:=IFERROR(VLOOKUP([.B185];[Salary.$A$2:.$C$1517];2;0);0)" office:value-type="float" office:value="2636364" calcext:value-type="float">
            <text:p>263636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lex Goligoski</text:p>
          </table:table-cell>
          <table:table-cell table:style-name="ce1" table:formula="of:=IFERROR(VLOOKUP([.B186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style-name="ce2" table:formula="of:=IF([.E186]=&quot;D&quot;;[.G186]*3;[.G186]*2)" office:value-type="float" office:value="9" calcext:value-type="float">
            <text:p>9</text:p>
          </table:table-cell>
          <table:table-cell table:style-name="ce2" table:formula="of:=IF([.E186]=&quot;D&quot;;[.H186]*2;[.H186])" office:value-type="float" office:value="38" calcext:value-type="float">
            <text:p>38</text:p>
          </table:table-cell>
          <table:table-cell table:formula="of:=[.J186]+[.K186]" office:value-type="float" office:value="47" calcext:value-type="float">
            <text:p>47</text:p>
          </table:table-cell>
          <table:table-cell table:style-name="ce2" table:formula="of:=IFERROR(VLOOKUP([.B186];[Salary.$A$2:.$C$1517];2;0);0)" office:value-type="float" office:value="5000000" calcext:value-type="float">
            <text:p>500000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asmus Andersson</text:p>
          </table:table-cell>
          <table:table-cell table:style-name="ce1" table:formula="of:=IFERROR(VLOOKUP([.B187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2" table:formula="of:=IF([.E187]=&quot;D&quot;;[.G187]*3;[.G187]*2)" office:value-type="float" office:value="15" calcext:value-type="float">
            <text:p>15</text:p>
          </table:table-cell>
          <table:table-cell table:style-name="ce2" table:formula="of:=IF([.E187]=&quot;D&quot;;[.H187]*2;[.H187])" office:value-type="float" office:value="32" calcext:value-type="float">
            <text:p>32</text:p>
          </table:table-cell>
          <table:table-cell table:formula="of:=[.J187]+[.K187]" office:value-type="float" office:value="47" calcext:value-type="float">
            <text:p>47</text:p>
          </table:table-cell>
          <table:table-cell table:style-name="ce2" table:formula="of:=IFERROR(VLOOKUP([.B187];[Salary.$A$2:.$C$1517];2;0);0)" office:value-type="float" office:value="4550000" calcext:value-type="float">
            <text:p>455000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Zachary Werenski</text:p>
          </table:table-cell>
          <table:table-cell table:style-name="ce1" table:formula="of:=IFERROR(VLOOKUP([.B188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2" table:formula="of:=IF([.E188]=&quot;D&quot;;[.G188]*3;[.G188]*2)" office:value-type="float" office:value="21" calcext:value-type="float">
            <text:p>21</text:p>
          </table:table-cell>
          <table:table-cell table:style-name="ce2" table:formula="of:=IF([.E188]=&quot;D&quot;;[.H188]*2;[.H188])" office:value-type="float" office:value="26" calcext:value-type="float">
            <text:p>26</text:p>
          </table:table-cell>
          <table:table-cell table:formula="of:=[.J188]+[.K188]" office:value-type="float" office:value="47" calcext:value-type="float">
            <text:p>47</text:p>
          </table:table-cell>
          <table:table-cell table:style-name="ce2" table:formula="of:=IFERROR(VLOOKUP([.B188];[Salary.$A$2:.$C$1517];2;0);0)" office:value-type="float" office:value="5000000" calcext:value-type="float">
            <text:p>500000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ames Reimer</text:p>
          </table:table-cell>
          <table:table-cell table:style-name="ce1" table:formula="of:=IFERROR(VLOOKUP([.B189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89]*3" office:value-type="float" office:value="45" calcext:value-type="float">
            <text:p>45</text:p>
          </table:table-cell>
          <table:table-cell table:formula="of:=[.H189]*5" office:value-type="float" office:value="0" calcext:value-type="float">
            <text:p>0</text:p>
          </table:table-cell>
          <table:table-cell table:formula="of:=[.J189]+[.K189]+[.O189]" office:value-type="float" office:value="47" calcext:value-type="float">
            <text:p>47</text:p>
          </table:table-cell>
          <table:table-cell table:style-name="ce2" table:formula="of:=IFERROR(VLOOKUP([.B189];[Salary.$A$2:.$C$1517];2;0);0)" office:value-type="float" office:value="2250000" calcext:value-type="float">
            <text:p>2250000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amie Benn</text:p>
          </table:table-cell>
          <table:table-cell table:style-name="ce1" table:formula="of:=IFERROR(VLOOKUP([.B190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2" table:formula="of:=IF([.E190]=&quot;D&quot;;[.G190]*3;[.G190]*2)" office:value-type="float" office:value="22" calcext:value-type="float">
            <text:p>22</text:p>
          </table:table-cell>
          <table:table-cell table:style-name="ce2" table:formula="of:=IF([.E190]=&quot;D&quot;;[.H190]*2;[.H190])" office:value-type="float" office:value="24" calcext:value-type="float">
            <text:p>24</text:p>
          </table:table-cell>
          <table:table-cell table:formula="of:=[.J190]+[.K190]" office:value-type="float" office:value="46" calcext:value-type="float">
            <text:p>46</text:p>
          </table:table-cell>
          <table:table-cell table:style-name="ce2" table:formula="of:=IFERROR(VLOOKUP([.B190];[Salary.$A$2:.$C$1517];2;0);0)" office:value-type="float" office:value="9500000" calcext:value-type="float">
            <text:p>950000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ts Zuccarello</text:p>
          </table:table-cell>
          <table:table-cell table:style-name="ce1" table:formula="of:=IFERROR(VLOOKUP([.B191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2" table:formula="of:=IF([.E191]=&quot;D&quot;;[.G191]*3;[.G191]*2)" office:value-type="float" office:value="22" calcext:value-type="float">
            <text:p>22</text:p>
          </table:table-cell>
          <table:table-cell table:style-name="ce2" table:formula="of:=IF([.E191]=&quot;D&quot;;[.H191]*2;[.H191])" office:value-type="float" office:value="24" calcext:value-type="float">
            <text:p>24</text:p>
          </table:table-cell>
          <table:table-cell table:formula="of:=[.J191]+[.K191]" office:value-type="float" office:value="46" calcext:value-type="float">
            <text:p>46</text:p>
          </table:table-cell>
          <table:table-cell table:style-name="ce2" table:formula="of:=IFERROR(VLOOKUP([.B191];[Salary.$A$2:.$C$1517];2;0);0)" office:value-type="float" office:value="6000000" calcext:value-type="float">
            <text:p>600000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ack Roslovic</text:p>
          </table:table-cell>
          <table:table-cell table:style-name="ce1" table:formula="of:=IFERROR(VLOOKUP([.B192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2" table:formula="of:=IF([.E192]=&quot;D&quot;;[.G192]*3;[.G192]*2)" office:value-type="float" office:value="24" calcext:value-type="float">
            <text:p>24</text:p>
          </table:table-cell>
          <table:table-cell table:style-name="ce2" table:formula="of:=IF([.E192]=&quot;D&quot;;[.H192]*2;[.H192])" office:value-type="float" office:value="22" calcext:value-type="float">
            <text:p>22</text:p>
          </table:table-cell>
          <table:table-cell table:formula="of:=[.J192]+[.K192]" office:value-type="float" office:value="46" calcext:value-type="float">
            <text:p>46</text:p>
          </table:table-cell>
          <table:table-cell table:style-name="ce2" table:formula="of:=IFERROR(VLOOKUP([.B192];[Salary.$A$2:.$C$1517];2;0);0)" office:value-type="float" office:value="1838362" calcext:value-type="float">
            <text:p>1838362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om Wilson</text:p>
          </table:table-cell>
          <table:table-cell table:style-name="ce1" table:formula="of:=IFERROR(VLOOKUP([.B193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style-name="ce2" table:formula="of:=IF([.E193]=&quot;D&quot;;[.G193]*3;[.G193]*2)" office:value-type="float" office:value="26" calcext:value-type="float">
            <text:p>26</text:p>
          </table:table-cell>
          <table:table-cell table:style-name="ce2" table:formula="of:=IF([.E193]=&quot;D&quot;;[.H193]*2;[.H193])" office:value-type="float" office:value="20" calcext:value-type="float">
            <text:p>20</text:p>
          </table:table-cell>
          <table:table-cell table:formula="of:=[.J193]+[.K193]" office:value-type="float" office:value="46" calcext:value-type="float">
            <text:p>46</text:p>
          </table:table-cell>
          <table:table-cell table:style-name="ce2" table:formula="of:=IFERROR(VLOOKUP([.B193];[Salary.$A$2:.$C$1517];2;0);0)" office:value-type="float" office:value="5166666" calcext:value-type="float">
            <text:p>516666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atric Hornqvist</text:p>
          </table:table-cell>
          <table:table-cell table:style-name="ce1" table:formula="of:=IFERROR(VLOOKUP([.B194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style-name="ce2" table:formula="of:=IF([.E194]=&quot;D&quot;;[.G194]*3;[.G194]*2)" office:value-type="float" office:value="28" calcext:value-type="float">
            <text:p>28</text:p>
          </table:table-cell>
          <table:table-cell table:style-name="ce2" table:formula="of:=IF([.E194]=&quot;D&quot;;[.H194]*2;[.H194])" office:value-type="float" office:value="18" calcext:value-type="float">
            <text:p>18</text:p>
          </table:table-cell>
          <table:table-cell table:formula="of:=[.J194]+[.K194]" office:value-type="float" office:value="46" calcext:value-type="float">
            <text:p>46</text:p>
          </table:table-cell>
          <table:table-cell table:style-name="ce2" table:formula="of:=IFERROR(VLOOKUP([.B194];[Salary.$A$2:.$C$1517];2;0);0)" office:value-type="float" office:value="5300000" calcext:value-type="float">
            <text:p>530000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ared McCann</text:p>
          </table:table-cell>
          <table:table-cell table:style-name="ce1" table:formula="of:=IFERROR(VLOOKUP([.B195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style-name="ce2" table:formula="of:=IF([.E195]=&quot;D&quot;;[.G195]*3;[.G195]*2)" office:value-type="float" office:value="28" calcext:value-type="float">
            <text:p>28</text:p>
          </table:table-cell>
          <table:table-cell table:style-name="ce2" table:formula="of:=IF([.E195]=&quot;D&quot;;[.H195]*2;[.H195])" office:value-type="float" office:value="18" calcext:value-type="float">
            <text:p>18</text:p>
          </table:table-cell>
          <table:table-cell table:formula="of:=[.J195]+[.K195]" office:value-type="float" office:value="46" calcext:value-type="float">
            <text:p>46</text:p>
          </table:table-cell>
          <table:table-cell table:style-name="ce2" table:formula="of:=IFERROR(VLOOKUP([.B195];[Salary.$A$2:.$C$1517];2;0);0)" office:value-type="float" office:value="2940000" calcext:value-type="float">
            <text:p>294000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Yegor Sharangovich</text:p>
          </table:table-cell>
          <table:table-cell table:style-name="ce1" table:formula="of:=IFERROR(VLOOKUP([.B196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style-name="ce2" table:formula="of:=IF([.E196]=&quot;D&quot;;[.G196]*3;[.G196]*2)" office:value-type="float" office:value="32" calcext:value-type="float">
            <text:p>32</text:p>
          </table:table-cell>
          <table:table-cell table:style-name="ce2" table:formula="of:=IF([.E196]=&quot;D&quot;;[.H196]*2;[.H196])" office:value-type="float" office:value="14" calcext:value-type="float">
            <text:p>14</text:p>
          </table:table-cell>
          <table:table-cell table:formula="of:=[.J196]+[.K196]" office:value-type="float" office:value="46" calcext:value-type="float">
            <text:p>46</text:p>
          </table:table-cell>
          <table:table-cell table:style-name="ce2" table:formula="of:=IFERROR(VLOOKUP([.B196];[Salary.$A$2:.$C$1517];2;0);0)" office:value-type="float" office:value="2000000" calcext:value-type="float">
            <text:p>200000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lexander Wennberg</text:p>
          </table:table-cell>
          <table:table-cell table:style-name="ce1" table:formula="of:=IFERROR(VLOOKUP([.B197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2" table:formula="of:=IF([.E197]=&quot;D&quot;;[.G197]*3;[.G197]*2)" office:value-type="float" office:value="34" calcext:value-type="float">
            <text:p>34</text:p>
          </table:table-cell>
          <table:table-cell table:style-name="ce2" table:formula="of:=IF([.E197]=&quot;D&quot;;[.H197]*2;[.H197])" office:value-type="float" office:value="12" calcext:value-type="float">
            <text:p>12</text:p>
          </table:table-cell>
          <table:table-cell table:formula="of:=[.J197]+[.K197]" office:value-type="float" office:value="46" calcext:value-type="float">
            <text:p>46</text:p>
          </table:table-cell>
          <table:table-cell table:style-name="ce2" table:formula="of:=IFERROR(VLOOKUP([.B197];[Salary.$A$2:.$C$1517];2;0);0)" office:value-type="float" office:value="4500000" calcext:value-type="float">
            <text:p>450000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Joshua Morrissey</text:p>
          </table:table-cell>
          <table:table-cell table:style-name="ce1" table:formula="of:=IFERROR(VLOOKUP([.B198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style-name="ce2" table:formula="of:=IF([.E198]=&quot;D&quot;;[.G198]*3;[.G198]*2)" office:value-type="float" office:value="12" calcext:value-type="float">
            <text:p>12</text:p>
          </table:table-cell>
          <table:table-cell table:style-name="ce2" table:formula="of:=IF([.E198]=&quot;D&quot;;[.H198]*2;[.H198])" office:value-type="float" office:value="34" calcext:value-type="float">
            <text:p>34</text:p>
          </table:table-cell>
          <table:table-cell table:formula="of:=[.J198]+[.K198]" office:value-type="float" office:value="46" calcext:value-type="float">
            <text:p>46</text:p>
          </table:table-cell>
          <table:table-cell table:style-name="ce2" table:formula="of:=IFERROR(VLOOKUP([.B198];[Salary.$A$2:.$C$1517];2;0);0)" office:value-type="float" office:value="6250000" calcext:value-type="float">
            <text:p>625000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Vince Dunn</text:p>
          </table:table-cell>
          <table:table-cell table:style-name="ce1" table:formula="of:=IFERROR(VLOOKUP([.B199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2" table:formula="of:=IF([.E199]=&quot;D&quot;;[.G199]*3;[.G199]*2)" office:value-type="float" office:value="18" calcext:value-type="float">
            <text:p>18</text:p>
          </table:table-cell>
          <table:table-cell table:style-name="ce2" table:formula="of:=IF([.E199]=&quot;D&quot;;[.H199]*2;[.H199])" office:value-type="float" office:value="28" calcext:value-type="float">
            <text:p>28</text:p>
          </table:table-cell>
          <table:table-cell table:formula="of:=[.J199]+[.K199]" office:value-type="float" office:value="46" calcext:value-type="float">
            <text:p>46</text:p>
          </table:table-cell>
          <table:table-cell table:style-name="ce2" table:formula="of:=IFERROR(VLOOKUP([.B199];[Salary.$A$2:.$C$1517];2;0);0)" office:value-type="float" office:value="4000000" calcext:value-type="float">
            <text:p>400000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obin Lehner</text:p>
          </table:table-cell>
          <table:table-cell table:style-name="ce1" table:formula="of:=IFERROR(VLOOKUP([.B200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200]*3" office:value-type="float" office:value="39" calcext:value-type="float">
            <text:p>39</text:p>
          </table:table-cell>
          <table:table-cell table:formula="of:=[.H200]*5" office:value-type="float" office:value="5" calcext:value-type="float">
            <text:p>5</text:p>
          </table:table-cell>
          <table:table-cell table:formula="of:=[.J200]+[.K200]+[.O200]" office:value-type="float" office:value="46" calcext:value-type="float">
            <text:p>46</text:p>
          </table:table-cell>
          <table:table-cell table:style-name="ce2" table:formula="of:=IFERROR(VLOOKUP([.B200];[Salary.$A$2:.$C$1517];2;0);0)" office:value-type="float" office:value="5000000" calcext:value-type="float">
            <text:p>5000000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arey Price</text:p>
          </table:table-cell>
          <table:table-cell table:style-name="ce1" table:formula="of:=IFERROR(VLOOKUP([.B201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201]*3" office:value-type="float" office:value="36" calcext:value-type="float">
            <text:p>36</text:p>
          </table:table-cell>
          <table:table-cell table:formula="of:=[.H201]*5" office:value-type="float" office:value="5" calcext:value-type="float">
            <text:p>5</text:p>
          </table:table-cell>
          <table:table-cell table:formula="of:=[.J201]+[.K201]+[.O201]" office:value-type="float" office:value="46" calcext:value-type="float">
            <text:p>46</text:p>
          </table:table-cell>
          <table:table-cell table:style-name="ce2" table:formula="of:=IFERROR(VLOOKUP([.B201];[Salary.$A$2:.$C$1517];2;0);0)" office:value-type="float" office:value="10500000" calcext:value-type="float">
            <text:p>10500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ravis Konecny</text:p>
          </table:table-cell>
          <table:table-cell table:style-name="ce1" table:formula="of:=IFERROR(VLOOKUP([.B202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style-name="ce2" table:formula="of:=IF([.E202]=&quot;D&quot;;[.G202]*3;[.G202]*2)" office:value-type="float" office:value="22" calcext:value-type="float">
            <text:p>22</text:p>
          </table:table-cell>
          <table:table-cell table:style-name="ce2" table:formula="of:=IF([.E202]=&quot;D&quot;;[.H202]*2;[.H202])" office:value-type="float" office:value="23" calcext:value-type="float">
            <text:p>23</text:p>
          </table:table-cell>
          <table:table-cell table:formula="of:=[.J202]+[.K202]" office:value-type="float" office:value="45" calcext:value-type="float">
            <text:p>45</text:p>
          </table:table-cell>
          <table:table-cell table:style-name="ce2" table:formula="of:=IFERROR(VLOOKUP([.B202];[Salary.$A$2:.$C$1517];2;0);0)" office:value-type="float" office:value="5500000" calcext:value-type="float">
            <text:p>550000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raig Smith</text:p>
          </table:table-cell>
          <table:table-cell table:style-name="ce1" table:formula="of:=IFERROR(VLOOKUP([.B203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2" table:formula="of:=IF([.E203]=&quot;D&quot;;[.G203]*3;[.G203]*2)" office:value-type="float" office:value="26" calcext:value-type="float">
            <text:p>26</text:p>
          </table:table-cell>
          <table:table-cell table:style-name="ce2" table:formula="of:=IF([.E203]=&quot;D&quot;;[.H203]*2;[.H203])" office:value-type="float" office:value="19" calcext:value-type="float">
            <text:p>19</text:p>
          </table:table-cell>
          <table:table-cell table:formula="of:=[.J203]+[.K203]" office:value-type="float" office:value="45" calcext:value-type="float">
            <text:p>45</text:p>
          </table:table-cell>
          <table:table-cell table:style-name="ce2" table:formula="of:=IFERROR(VLOOKUP([.B203];[Salary.$A$2:.$C$1517];2;0);0)" office:value-type="float" office:value="3100000" calcext:value-type="float">
            <text:p>310000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ictor Olofsson</text:p>
          </table:table-cell>
          <table:table-cell table:style-name="ce1" table:formula="of:=IFERROR(VLOOKUP([.B204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2" table:formula="of:=IF([.E204]=&quot;D&quot;;[.G204]*3;[.G204]*2)" office:value-type="float" office:value="26" calcext:value-type="float">
            <text:p>26</text:p>
          </table:table-cell>
          <table:table-cell table:style-name="ce2" table:formula="of:=IF([.E204]=&quot;D&quot;;[.H204]*2;[.H204])" office:value-type="float" office:value="19" calcext:value-type="float">
            <text:p>19</text:p>
          </table:table-cell>
          <table:table-cell table:formula="of:=[.J204]+[.K204]" office:value-type="float" office:value="45" calcext:value-type="float">
            <text:p>45</text:p>
          </table:table-cell>
          <table:table-cell table:style-name="ce2" table:formula="of:=IFERROR(VLOOKUP([.B204];[Salary.$A$2:.$C$1517];2;0);0)" office:value-type="float" office:value="3050000" calcext:value-type="float">
            <text:p>305000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lake Coleman</text:p>
          </table:table-cell>
          <table:table-cell table:style-name="ce1" table:formula="of:=IFERROR(VLOOKUP([.B205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style-name="ce2" table:formula="of:=IF([.E205]=&quot;D&quot;;[.G205]*3;[.G205]*2)" office:value-type="float" office:value="28" calcext:value-type="float">
            <text:p>28</text:p>
          </table:table-cell>
          <table:table-cell table:style-name="ce2" table:formula="of:=IF([.E205]=&quot;D&quot;;[.H205]*2;[.H205])" office:value-type="float" office:value="17" calcext:value-type="float">
            <text:p>17</text:p>
          </table:table-cell>
          <table:table-cell table:formula="of:=[.J205]+[.K205]" office:value-type="float" office:value="45" calcext:value-type="float">
            <text:p>45</text:p>
          </table:table-cell>
          <table:table-cell table:style-name="ce2" table:formula="of:=IFERROR(VLOOKUP([.B205];[Salary.$A$2:.$C$1517];2;0);0)" office:value-type="float" office:value="4900000" calcext:value-type="float">
            <text:p>490000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amon Severson</text:p>
          </table:table-cell>
          <table:table-cell table:style-name="ce1" table:formula="of:=IFERROR(VLOOKUP([.B206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" table:formula="of:=IF([.E206]=&quot;D&quot;;[.G206]*3;[.G206]*2)" office:value-type="float" office:value="9" calcext:value-type="float">
            <text:p>9</text:p>
          </table:table-cell>
          <table:table-cell table:style-name="ce2" table:formula="of:=IF([.E206]=&quot;D&quot;;[.H206]*2;[.H206])" office:value-type="float" office:value="36" calcext:value-type="float">
            <text:p>36</text:p>
          </table:table-cell>
          <table:table-cell table:formula="of:=[.J206]+[.K206]" office:value-type="float" office:value="45" calcext:value-type="float">
            <text:p>45</text:p>
          </table:table-cell>
          <table:table-cell table:style-name="ce2" table:formula="of:=IFERROR(VLOOKUP([.B206];[Salary.$A$2:.$C$1517];2;0);0)" office:value-type="float" office:value="4166666" calcext:value-type="float">
            <text:p>416666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tt Grzelcyk</text:p>
          </table:table-cell>
          <table:table-cell table:style-name="ce1" table:formula="of:=IFERROR(VLOOKUP([.B207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2" table:formula="of:=IF([.E207]=&quot;D&quot;;[.G207]*3;[.G207]*2)" office:value-type="float" office:value="15" calcext:value-type="float">
            <text:p>15</text:p>
          </table:table-cell>
          <table:table-cell table:style-name="ce2" table:formula="of:=IF([.E207]=&quot;D&quot;;[.H207]*2;[.H207])" office:value-type="float" office:value="30" calcext:value-type="float">
            <text:p>30</text:p>
          </table:table-cell>
          <table:table-cell table:formula="of:=[.J207]+[.K207]" office:value-type="float" office:value="45" calcext:value-type="float">
            <text:p>45</text:p>
          </table:table-cell>
          <table:table-cell table:style-name="ce2" table:formula="of:=IFERROR(VLOOKUP([.B207];[Salary.$A$2:.$C$1517];2;0);0)" office:value-type="float" office:value="3687500" calcext:value-type="float">
            <text:p>368750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ake Oettinger</text:p>
          </table:table-cell>
          <table:table-cell table:style-name="ce1" table:formula="of:=IFERROR(VLOOKUP([.B208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208]*3" office:value-type="float" office:value="33" calcext:value-type="float">
            <text:p>33</text:p>
          </table:table-cell>
          <table:table-cell table:formula="of:=[.H208]*5" office:value-type="float" office:value="5" calcext:value-type="float">
            <text:p>5</text:p>
          </table:table-cell>
          <table:table-cell table:formula="of:=[.J208]+[.K208]+[.O208]" office:value-type="float" office:value="45" calcext:value-type="float">
            <text:p>45</text:p>
          </table:table-cell>
          <table:table-cell table:style-name="ce2" table:formula="of:=IFERROR(VLOOKUP([.B208];[Salary.$A$2:.$C$1517];2;0);0)" office:value-type="float" office:value="925000" calcext:value-type="float">
            <text:p>925000</text:p>
          </table:table-cell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onathan Quick</text:p>
          </table:table-cell>
          <table:table-cell table:style-name="ce1" table:formula="of:=IFERROR(VLOOKUP([.B209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209]*3" office:value-type="float" office:value="33" calcext:value-type="float">
            <text:p>33</text:p>
          </table:table-cell>
          <table:table-cell table:formula="of:=[.H209]*5" office:value-type="float" office:value="10" calcext:value-type="float">
            <text:p>10</text:p>
          </table:table-cell>
          <table:table-cell table:formula="of:=[.J209]+[.K209]+[.O209]" office:value-type="float" office:value="45" calcext:value-type="float">
            <text:p>45</text:p>
          </table:table-cell>
          <table:table-cell table:style-name="ce2" table:formula="of:=IFERROR(VLOOKUP([.B209];[Salary.$A$2:.$C$1517];2;0);0)" office:value-type="float" office:value="5800000" calcext:value-type="float">
            <text:p>5800000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ilip Forsberg</text:p>
          </table:table-cell>
          <table:table-cell table:style-name="ce1" table:formula="of:=IFERROR(VLOOKUP([.B210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2" table:formula="of:=IF([.E210]=&quot;D&quot;;[.G210]*3;[.G210]*2)" office:value-type="float" office:value="24" calcext:value-type="float">
            <text:p>24</text:p>
          </table:table-cell>
          <table:table-cell table:style-name="ce2" table:formula="of:=IF([.E210]=&quot;D&quot;;[.H210]*2;[.H210])" office:value-type="float" office:value="20" calcext:value-type="float">
            <text:p>20</text:p>
          </table:table-cell>
          <table:table-cell table:formula="of:=[.J210]+[.K210]" office:value-type="float" office:value="44" calcext:value-type="float">
            <text:p>44</text:p>
          </table:table-cell>
          <table:table-cell table:style-name="ce2" table:formula="of:=IFERROR(VLOOKUP([.B210];[Salary.$A$2:.$C$1517];2;0);0)" office:value-type="float" office:value="6000000" calcext:value-type="float">
            <text:p>600000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nthony Mantha</text:p>
          </table:table-cell>
          <table:table-cell table:style-name="ce1" table:formula="of:=IFERROR(VLOOKUP([.B211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DET,WSH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style-name="ce2" table:formula="of:=IF([.E211]=&quot;D&quot;;[.G211]*3;[.G211]*2)" office:value-type="float" office:value="30" calcext:value-type="float">
            <text:p>30</text:p>
          </table:table-cell>
          <table:table-cell table:style-name="ce2" table:formula="of:=IF([.E211]=&quot;D&quot;;[.H211]*2;[.H211])" office:value-type="float" office:value="14" calcext:value-type="float">
            <text:p>14</text:p>
          </table:table-cell>
          <table:table-cell table:formula="of:=[.J211]+[.K211]" office:value-type="float" office:value="44" calcext:value-type="float">
            <text:p>44</text:p>
          </table:table-cell>
          <table:table-cell table:style-name="ce2" table:formula="of:=IFERROR(VLOOKUP([.B211];[Salary.$A$2:.$C$1517];2;0);0)" office:value-type="float" office:value="5700000" calcext:value-type="float">
            <text:p>570000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Frank Vatrano</text:p>
          </table:table-cell>
          <table:table-cell table:style-name="ce1" table:formula="of:=IFERROR(VLOOKUP([.B212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2" table:formula="of:=IF([.E212]=&quot;D&quot;;[.G212]*3;[.G212]*2)" office:value-type="float" office:value="36" calcext:value-type="float">
            <text:p>36</text:p>
          </table:table-cell>
          <table:table-cell table:style-name="ce2" table:formula="of:=IF([.E212]=&quot;D&quot;;[.H212]*2;[.H212])" office:value-type="float" office:value="8" calcext:value-type="float">
            <text:p>8</text:p>
          </table:table-cell>
          <table:table-cell table:formula="of:=[.J212]+[.K212]" office:value-type="float" office:value="44" calcext:value-type="float">
            <text:p>44</text:p>
          </table:table-cell>
          <table:table-cell table:style-name="ce2" table:formula="of:=IFERROR(VLOOKUP([.B212];[Salary.$A$2:.$C$1517];2;0);0)" office:value-type="float" office:value="2533333" calcext:value-type="float">
            <text:p>2533333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hea Weber</text:p>
          </table:table-cell>
          <table:table-cell table:style-name="ce1" table:formula="of:=IFERROR(VLOOKUP([.B213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2" table:formula="of:=IF([.E213]=&quot;D&quot;;[.G213]*3;[.G213]*2)" office:value-type="float" office:value="18" calcext:value-type="float">
            <text:p>18</text:p>
          </table:table-cell>
          <table:table-cell table:style-name="ce2" table:formula="of:=IF([.E213]=&quot;D&quot;;[.H213]*2;[.H213])" office:value-type="float" office:value="26" calcext:value-type="float">
            <text:p>26</text:p>
          </table:table-cell>
          <table:table-cell table:formula="of:=[.J213]+[.K213]" office:value-type="float" office:value="44" calcext:value-type="float">
            <text:p>44</text:p>
          </table:table-cell>
          <table:table-cell table:style-name="ce2" table:formula="of:=IFERROR(VLOOKUP([.B213];[Salary.$A$2:.$C$1517];2;0);0)" office:value-type="float" office:value="7857143" calcext:value-type="float">
            <text:p>7857143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osh Bailey</text:p>
          </table:table-cell>
          <table:table-cell table:style-name="ce1" table:formula="of:=IFERROR(VLOOKUP([.B214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formula="of:=IF([.E214]=&quot;D&quot;;[.G214]*3;[.G214]*2)" office:value-type="float" office:value="16" calcext:value-type="float">
            <text:p>16</text:p>
          </table:table-cell>
          <table:table-cell table:style-name="ce2" table:formula="of:=IF([.E214]=&quot;D&quot;;[.H214]*2;[.H214])" office:value-type="float" office:value="27" calcext:value-type="float">
            <text:p>27</text:p>
          </table:table-cell>
          <table:table-cell table:formula="of:=[.J214]+[.K214]" office:value-type="float" office:value="43" calcext:value-type="float">
            <text:p>43</text:p>
          </table:table-cell>
          <table:table-cell table:style-name="ce2" table:formula="of:=IFERROR(VLOOKUP([.B214];[Salary.$A$2:.$C$1517];2;0);0)" office:value-type="float" office:value="5000000" calcext:value-type="float">
            <text:p>500000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ylor Hall</text:p>
          </table:table-cell>
          <table:table-cell table:style-name="ce1" table:formula="of:=IFERROR(VLOOKUP([.B215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UF,BOS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2" table:formula="of:=IF([.E215]=&quot;D&quot;;[.G215]*3;[.G215]*2)" office:value-type="float" office:value="20" calcext:value-type="float">
            <text:p>20</text:p>
          </table:table-cell>
          <table:table-cell table:style-name="ce2" table:formula="of:=IF([.E215]=&quot;D&quot;;[.H215]*2;[.H215])" office:value-type="float" office:value="23" calcext:value-type="float">
            <text:p>23</text:p>
          </table:table-cell>
          <table:table-cell table:formula="of:=[.J215]+[.K215]" office:value-type="float" office:value="43" calcext:value-type="float">
            <text:p>43</text:p>
          </table:table-cell>
          <table:table-cell table:style-name="ce2" table:formula="of:=IFERROR(VLOOKUP([.B215];[Salary.$A$2:.$C$1517];2;0);0)" office:value-type="float" office:value="6000000" calcext:value-type="float">
            <text:p>600000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azem Kadri</text:p>
          </table:table-cell>
          <table:table-cell table:style-name="ce1" table:formula="of:=IFERROR(VLOOKUP([.B216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2" table:formula="of:=IF([.E216]=&quot;D&quot;;[.G216]*3;[.G216]*2)" office:value-type="float" office:value="22" calcext:value-type="float">
            <text:p>22</text:p>
          </table:table-cell>
          <table:table-cell table:style-name="ce2" table:formula="of:=IF([.E216]=&quot;D&quot;;[.H216]*2;[.H216])" office:value-type="float" office:value="21" calcext:value-type="float">
            <text:p>21</text:p>
          </table:table-cell>
          <table:table-cell table:formula="of:=[.J216]+[.K216]" office:value-type="float" office:value="43" calcext:value-type="float">
            <text:p>43</text:p>
          </table:table-cell>
          <table:table-cell table:style-name="ce2" table:formula="of:=IFERROR(VLOOKUP([.B216];[Salary.$A$2:.$C$1517];2;0);0)" office:value-type="float" office:value="4500000" calcext:value-type="float">
            <text:p>450000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evin Hayes</text:p>
          </table:table-cell>
          <table:table-cell table:style-name="ce1" table:formula="of:=IFERROR(VLOOKUP([.B217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style-name="ce2" table:formula="of:=IF([.E217]=&quot;D&quot;;[.G217]*3;[.G217]*2)" office:value-type="float" office:value="24" calcext:value-type="float">
            <text:p>24</text:p>
          </table:table-cell>
          <table:table-cell table:style-name="ce2" table:formula="of:=IF([.E217]=&quot;D&quot;;[.H217]*2;[.H217])" office:value-type="float" office:value="19" calcext:value-type="float">
            <text:p>19</text:p>
          </table:table-cell>
          <table:table-cell table:formula="of:=[.J217]+[.K217]" office:value-type="float" office:value="43" calcext:value-type="float">
            <text:p>43</text:p>
          </table:table-cell>
          <table:table-cell table:style-name="ce2" table:formula="of:=IFERROR(VLOOKUP([.B217];[Salary.$A$2:.$C$1517];2;0);0)" office:value-type="float" office:value="7142857" calcext:value-type="float">
            <text:p>7142857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imo Meier</text:p>
          </table:table-cell>
          <table:table-cell table:style-name="ce1" table:formula="of:=IFERROR(VLOOKUP([.B218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style-name="ce2" table:formula="of:=IF([.E218]=&quot;D&quot;;[.G218]*3;[.G218]*2)" office:value-type="float" office:value="24" calcext:value-type="float">
            <text:p>24</text:p>
          </table:table-cell>
          <table:table-cell table:style-name="ce2" table:formula="of:=IF([.E218]=&quot;D&quot;;[.H218]*2;[.H218])" office:value-type="float" office:value="19" calcext:value-type="float">
            <text:p>19</text:p>
          </table:table-cell>
          <table:table-cell table:formula="of:=[.J218]+[.K218]" office:value-type="float" office:value="43" calcext:value-type="float">
            <text:p>43</text:p>
          </table:table-cell>
          <table:table-cell table:style-name="ce2" table:formula="of:=IFERROR(VLOOKUP([.B218];[Salary.$A$2:.$C$1517];2;0);0)" office:value-type="float" office:value="6000000" calcext:value-type="float">
            <text:p>600000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x Iafallo</text:p>
          </table:table-cell>
          <table:table-cell table:style-name="ce1" table:formula="of:=IFERROR(VLOOKUP([.B219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style-name="ce2" table:formula="of:=IF([.E219]=&quot;D&quot;;[.G219]*3;[.G219]*2)" office:value-type="float" office:value="26" calcext:value-type="float">
            <text:p>26</text:p>
          </table:table-cell>
          <table:table-cell table:style-name="ce2" table:formula="of:=IF([.E219]=&quot;D&quot;;[.H219]*2;[.H219])" office:value-type="float" office:value="17" calcext:value-type="float">
            <text:p>17</text:p>
          </table:table-cell>
          <table:table-cell table:formula="of:=[.J219]+[.K219]" office:value-type="float" office:value="43" calcext:value-type="float">
            <text:p>43</text:p>
          </table:table-cell>
          <table:table-cell table:style-name="ce2" table:formula="of:=IFERROR(VLOOKUP([.B219];[Salary.$A$2:.$C$1517];2;0);0)" office:value-type="float" office:value="4000000" calcext:value-type="float">
            <text:p>400000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drian Kempe</text:p>
          </table:table-cell>
          <table:table-cell table:style-name="ce1" table:formula="of:=IFERROR(VLOOKUP([.B220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2" table:formula="of:=IF([.E220]=&quot;D&quot;;[.G220]*3;[.G220]*2)" office:value-type="float" office:value="28" calcext:value-type="float">
            <text:p>28</text:p>
          </table:table-cell>
          <table:table-cell table:style-name="ce2" table:formula="of:=IF([.E220]=&quot;D&quot;;[.H220]*2;[.H220])" office:value-type="float" office:value="15" calcext:value-type="float">
            <text:p>15</text:p>
          </table:table-cell>
          <table:table-cell table:formula="of:=[.J220]+[.K220]" office:value-type="float" office:value="43" calcext:value-type="float">
            <text:p>43</text:p>
          </table:table-cell>
          <table:table-cell table:style-name="ce2" table:formula="of:=IFERROR(VLOOKUP([.B220];[Salary.$A$2:.$C$1517];2;0);0)" office:value-type="float" office:value="2000000" calcext:value-type="float">
            <text:p>200000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nthony Beauvillier</text:p>
          </table:table-cell>
          <table:table-cell table:style-name="ce1" table:formula="of:=IFERROR(VLOOKUP([.B221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style-name="ce2" table:formula="of:=IF([.E221]=&quot;D&quot;;[.G221]*3;[.G221]*2)" office:value-type="float" office:value="30" calcext:value-type="float">
            <text:p>30</text:p>
          </table:table-cell>
          <table:table-cell table:style-name="ce2" table:formula="of:=IF([.E221]=&quot;D&quot;;[.H221]*2;[.H221])" office:value-type="float" office:value="13" calcext:value-type="float">
            <text:p>13</text:p>
          </table:table-cell>
          <table:table-cell table:formula="of:=[.J221]+[.K221]" office:value-type="float" office:value="43" calcext:value-type="float">
            <text:p>43</text:p>
          </table:table-cell>
          <table:table-cell table:style-name="ce2" table:formula="of:=IFERROR(VLOOKUP([.B221];[Salary.$A$2:.$C$1517];2;0);0)" office:value-type="float" office:value="4150000" calcext:value-type="float">
            <text:p>415000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PK Subban</text:p>
          </table:table-cell>
          <table:table-cell table:style-name="ce1" table:formula="of:=IFERROR(VLOOKUP([.B222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2" table:formula="of:=IF([.E222]=&quot;D&quot;;[.G222]*3;[.G222]*2)" office:value-type="float" office:value="15" calcext:value-type="float">
            <text:p>15</text:p>
          </table:table-cell>
          <table:table-cell table:style-name="ce2" table:formula="of:=IF([.E222]=&quot;D&quot;;[.H222]*2;[.H222])" office:value-type="float" office:value="28" calcext:value-type="float">
            <text:p>28</text:p>
          </table:table-cell>
          <table:table-cell table:formula="of:=[.J222]+[.K222]" office:value-type="float" office:value="43" calcext:value-type="float">
            <text:p>43</text:p>
          </table:table-cell>
          <table:table-cell table:style-name="ce2" table:formula="of:=IFERROR(VLOOKUP([.B222];[Salary.$A$2:.$C$1517];2;0);0)" office:value-type="float" office:value="9000000" calcext:value-type="float">
            <text:p>900000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Brandon Montour</text:p>
          </table:table-cell>
          <table:table-cell table:style-name="ce1" table:formula="of:=IFERROR(VLOOKUP([.B223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BUF,FL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2" table:formula="of:=IF([.E223]=&quot;D&quot;;[.G223]*3;[.G223]*2)" office:value-type="float" office:value="21" calcext:value-type="float">
            <text:p>21</text:p>
          </table:table-cell>
          <table:table-cell table:style-name="ce2" table:formula="of:=IF([.E223]=&quot;D&quot;;[.H223]*2;[.H223])" office:value-type="float" office:value="22" calcext:value-type="float">
            <text:p>22</text:p>
          </table:table-cell>
          <table:table-cell table:formula="of:=[.J223]+[.K223]" office:value-type="float" office:value="43" calcext:value-type="float">
            <text:p>43</text:p>
          </table:table-cell>
          <table:table-cell table:style-name="ce2" table:formula="of:=IFERROR(VLOOKUP([.B223];[Salary.$A$2:.$C$1517];2;0);0)" office:value-type="float" office:value="3500000" calcext:value-type="float">
            <text:p>350000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asey DeSmith</text:p>
          </table:table-cell>
          <table:table-cell table:style-name="ce1" table:formula="of:=IFERROR(VLOOKUP([.B224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224]*3" office:value-type="float" office:value="33" calcext:value-type="float">
            <text:p>33</text:p>
          </table:table-cell>
          <table:table-cell table:formula="of:=[.H224]*5" office:value-type="float" office:value="10" calcext:value-type="float">
            <text:p>10</text:p>
          </table:table-cell>
          <table:table-cell table:formula="of:=[.J224]+[.K224]+[.O224]" office:value-type="float" office:value="43" calcext:value-type="float">
            <text:p>43</text:p>
          </table:table-cell>
          <table:table-cell table:style-name="ce2" table:formula="of:=IFERROR(VLOOKUP([.B224];[Salary.$A$2:.$C$1517];2;0);0)" office:value-type="float" office:value="1250000" calcext:value-type="float">
            <text:p>125000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Darcy Kuemper</text:p>
          </table:table-cell>
          <table:table-cell table:style-name="ce1" table:formula="of:=IFERROR(VLOOKUP([.B225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G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225]*3" office:value-type="float" office:value="30" calcext:value-type="float">
            <text:p>30</text:p>
          </table:table-cell>
          <table:table-cell table:formula="of:=[.H225]*5" office:value-type="float" office:value="10" calcext:value-type="float">
            <text:p>10</text:p>
          </table:table-cell>
          <table:table-cell table:formula="of:=[.J225]+[.K225]+[.O225]" office:value-type="float" office:value="43" calcext:value-type="float">
            <text:p>43</text:p>
          </table:table-cell>
          <table:table-cell table:style-name="ce2" table:formula="of:=IFERROR(VLOOKUP([.B225];[Salary.$A$2:.$C$1517];2;0);0)" office:value-type="float" office:value="3500000" calcext:value-type="float">
            <text:p>3500000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nthony Duclair</text:p>
          </table:table-cell>
          <table:table-cell table:style-name="ce1" table:formula="of:=IFERROR(VLOOKUP([.B226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2" table:formula="of:=IF([.E226]=&quot;D&quot;;[.G226]*3;[.G226]*2)" office:value-type="float" office:value="20" calcext:value-type="float">
            <text:p>20</text:p>
          </table:table-cell>
          <table:table-cell table:style-name="ce2" table:formula="of:=IF([.E226]=&quot;D&quot;;[.H226]*2;[.H226])" office:value-type="float" office:value="22" calcext:value-type="float">
            <text:p>22</text:p>
          </table:table-cell>
          <table:table-cell table:formula="of:=[.J226]+[.K226]" office:value-type="float" office:value="42" calcext:value-type="float">
            <text:p>42</text:p>
          </table:table-cell>
          <table:table-cell table:style-name="ce2" table:formula="of:=IFERROR(VLOOKUP([.B226];[Salary.$A$2:.$C$1517];2;0);0)" office:value-type="float" office:value="3000000" calcext:value-type="float">
            <text:p>30000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ick Schmaltz</text:p>
          </table:table-cell>
          <table:table-cell table:style-name="ce1" table:formula="of:=IFERROR(VLOOKUP([.B227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2" table:formula="of:=IF([.E227]=&quot;D&quot;;[.G227]*3;[.G227]*2)" office:value-type="float" office:value="20" calcext:value-type="float">
            <text:p>20</text:p>
          </table:table-cell>
          <table:table-cell table:style-name="ce2" table:formula="of:=IF([.E227]=&quot;D&quot;;[.H227]*2;[.H227])" office:value-type="float" office:value="22" calcext:value-type="float">
            <text:p>22</text:p>
          </table:table-cell>
          <table:table-cell table:formula="of:=[.J227]+[.K227]" office:value-type="float" office:value="42" calcext:value-type="float">
            <text:p>42</text:p>
          </table:table-cell>
          <table:table-cell table:style-name="ce2" table:formula="of:=IFERROR(VLOOKUP([.B227];[Salary.$A$2:.$C$1517];2;0);0)" office:value-type="float" office:value="5850000" calcext:value-type="float">
            <text:p>585000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ack Hughes</text:p>
          </table:table-cell>
          <table:table-cell table:style-name="ce1" table:formula="of:=IFERROR(VLOOKUP([.B228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style-name="ce2" table:formula="of:=IF([.E228]=&quot;D&quot;;[.G228]*3;[.G228]*2)" office:value-type="float" office:value="22" calcext:value-type="float">
            <text:p>22</text:p>
          </table:table-cell>
          <table:table-cell table:style-name="ce2" table:formula="of:=IF([.E228]=&quot;D&quot;;[.H228]*2;[.H228])" office:value-type="float" office:value="20" calcext:value-type="float">
            <text:p>20</text:p>
          </table:table-cell>
          <table:table-cell table:formula="of:=[.J228]+[.K228]" office:value-type="float" office:value="42" calcext:value-type="float">
            <text:p>42</text:p>
          </table:table-cell>
          <table:table-cell table:style-name="ce2" table:formula="of:=IFERROR(VLOOKUP([.B228];[Salary.$A$2:.$C$1517];2;0);0)" office:value-type="float" office:value="925000" calcext:value-type="float">
            <text:p>9250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enis Gurianov</text:p>
          </table:table-cell>
          <table:table-cell table:style-name="ce1" table:formula="of:=IFERROR(VLOOKUP([.B229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style-name="ce2" table:formula="of:=IF([.E229]=&quot;D&quot;;[.G229]*3;[.G229]*2)" office:value-type="float" office:value="24" calcext:value-type="float">
            <text:p>24</text:p>
          </table:table-cell>
          <table:table-cell table:style-name="ce2" table:formula="of:=IF([.E229]=&quot;D&quot;;[.H229]*2;[.H229])" office:value-type="float" office:value="18" calcext:value-type="float">
            <text:p>18</text:p>
          </table:table-cell>
          <table:table-cell table:formula="of:=[.J229]+[.K229]" office:value-type="float" office:value="42" calcext:value-type="float">
            <text:p>42</text:p>
          </table:table-cell>
          <table:table-cell table:style-name="ce2" table:formula="of:=IFERROR(VLOOKUP([.B229];[Salary.$A$2:.$C$1517];2;0);0)" office:value-type="float" office:value="2550000" calcext:value-type="float">
            <text:p>255000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aul Stastny</text:p>
          </table:table-cell>
          <table:table-cell table:style-name="ce1" table:formula="of:=IFERROR(VLOOKUP([.B230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2" table:formula="of:=IF([.E230]=&quot;D&quot;;[.G230]*3;[.G230]*2)" office:value-type="float" office:value="26" calcext:value-type="float">
            <text:p>26</text:p>
          </table:table-cell>
          <table:table-cell table:style-name="ce2" table:formula="of:=IF([.E230]=&quot;D&quot;;[.H230]*2;[.H230])" office:value-type="float" office:value="16" calcext:value-type="float">
            <text:p>16</text:p>
          </table:table-cell>
          <table:table-cell table:formula="of:=[.J230]+[.K230]" office:value-type="float" office:value="42" calcext:value-type="float">
            <text:p>42</text:p>
          </table:table-cell>
          <table:table-cell table:style-name="ce2" table:formula="of:=IFERROR(VLOOKUP([.B230];[Salary.$A$2:.$C$1517];2;0);0)" office:value-type="float" office:value="3750000" calcext:value-type="float">
            <text:p>375000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Jean Gabriel Pageau</text:p>
          </table:table-cell>
          <table:table-cell table:style-name="ce1" table:formula="of:=IFERROR(VLOOKUP([.B231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2" table:formula="of:=IF([.E231]=&quot;D&quot;;[.G231]*3;[.G231]*2)" office:value-type="float" office:value="28" calcext:value-type="float">
            <text:p>28</text:p>
          </table:table-cell>
          <table:table-cell table:style-name="ce2" table:formula="of:=IF([.E231]=&quot;D&quot;;[.H231]*2;[.H231])" office:value-type="float" office:value="14" calcext:value-type="float">
            <text:p>14</text:p>
          </table:table-cell>
          <table:table-cell table:formula="of:=[.J231]+[.K231]" office:value-type="float" office:value="42" calcext:value-type="float">
            <text:p>42</text:p>
          </table:table-cell>
          <table:table-cell table:style-name="ce2" table:formula="of:=IFERROR(VLOOKUP([.B231];[Salary.$A$2:.$C$1517];2;0);0)" office:value-type="float" office:value="5000000" calcext:value-type="float">
            <text:p>500000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iles Wood</text:p>
          </table:table-cell>
          <table:table-cell table:style-name="ce1" table:formula="of:=IFERROR(VLOOKUP([.B232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2" table:formula="of:=IF([.E232]=&quot;D&quot;;[.G232]*3;[.G232]*2)" office:value-type="float" office:value="34" calcext:value-type="float">
            <text:p>34</text:p>
          </table:table-cell>
          <table:table-cell table:style-name="ce2" table:formula="of:=IF([.E232]=&quot;D&quot;;[.H232]*2;[.H232])" office:value-type="float" office:value="8" calcext:value-type="float">
            <text:p>8</text:p>
          </table:table-cell>
          <table:table-cell table:formula="of:=[.J232]+[.K232]" office:value-type="float" office:value="42" calcext:value-type="float">
            <text:p>42</text:p>
          </table:table-cell>
          <table:table-cell table:style-name="ce2" table:formula="of:=IFERROR(VLOOKUP([.B232];[Salary.$A$2:.$C$1517];2;0);0)" office:value-type="float" office:value="2750000" calcext:value-type="float">
            <text:p>275000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Justin Holl</text:p>
          </table:table-cell>
          <table:table-cell table:style-name="ce1" table:formula="of:=IFERROR(VLOOKUP([.B233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" table:formula="of:=IF([.E233]=&quot;D&quot;;[.G233]*3;[.G233]*2)" office:value-type="float" office:value="6" calcext:value-type="float">
            <text:p>6</text:p>
          </table:table-cell>
          <table:table-cell table:style-name="ce2" table:formula="of:=IF([.E233]=&quot;D&quot;;[.H233]*2;[.H233])" office:value-type="float" office:value="36" calcext:value-type="float">
            <text:p>36</text:p>
          </table:table-cell>
          <table:table-cell table:formula="of:=[.J233]+[.K233]" office:value-type="float" office:value="42" calcext:value-type="float">
            <text:p>42</text:p>
          </table:table-cell>
          <table:table-cell table:style-name="ce2" table:formula="of:=IFERROR(VLOOKUP([.B233];[Salary.$A$2:.$C$1517];2;0);0)" office:value-type="float" office:value="2000000" calcext:value-type="float">
            <text:p>200000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Frederik Andersen</text:p>
          </table:table-cell>
          <table:table-cell table:style-name="ce1" table:formula="of:=IFERROR(VLOOKUP([.B234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34]*3" office:value-type="float" office:value="39" calcext:value-type="float">
            <text:p>39</text:p>
          </table:table-cell>
          <table:table-cell table:formula="of:=[.H234]*5" office:value-type="float" office:value="0" calcext:value-type="float">
            <text:p>0</text:p>
          </table:table-cell>
          <table:table-cell table:formula="of:=[.J234]+[.K234]+[.O234]" office:value-type="float" office:value="42" calcext:value-type="float">
            <text:p>42</text:p>
          </table:table-cell>
          <table:table-cell table:style-name="ce2" table:formula="of:=IFERROR(VLOOKUP([.B234];[Salary.$A$2:.$C$1517];2;0);0)" office:value-type="float" office:value="4500000" calcext:value-type="float">
            <text:p>4500000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Thomas Greiss</text:p>
          </table:table-cell>
          <table:table-cell table:style-name="ce1" table:formula="of:=IFERROR(VLOOKUP([.B235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235]*3" office:value-type="float" office:value="24" calcext:value-type="float">
            <text:p>24</text:p>
          </table:table-cell>
          <table:table-cell table:formula="of:=[.H235]*5" office:value-type="float" office:value="10" calcext:value-type="float">
            <text:p>10</text:p>
          </table:table-cell>
          <table:table-cell table:formula="of:=[.J235]+[.K235]+[.O235]" office:value-type="float" office:value="42" calcext:value-type="float">
            <text:p>42</text:p>
          </table:table-cell>
          <table:table-cell table:style-name="ce2" table:formula="of:=IFERROR(VLOOKUP([.B235];[Salary.$A$2:.$C$1517];2;0);0)" office:value-type="float" office:value="3600000" calcext:value-type="float">
            <text:p>3600000</text:p>
          </table:table-cell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kael Backlund</text:p>
          </table:table-cell>
          <table:table-cell table:style-name="ce1" table:formula="of:=IFERROR(VLOOKUP([.B236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2" table:formula="of:=IF([.E236]=&quot;D&quot;;[.G236]*3;[.G236]*2)" office:value-type="float" office:value="18" calcext:value-type="float">
            <text:p>18</text:p>
          </table:table-cell>
          <table:table-cell table:style-name="ce2" table:formula="of:=IF([.E236]=&quot;D&quot;;[.H236]*2;[.H236])" office:value-type="float" office:value="23" calcext:value-type="float">
            <text:p>23</text:p>
          </table:table-cell>
          <table:table-cell table:formula="of:=[.J236]+[.K236]" office:value-type="float" office:value="41" calcext:value-type="float">
            <text:p>41</text:p>
          </table:table-cell>
          <table:table-cell table:style-name="ce2" table:formula="of:=IFERROR(VLOOKUP([.B236];[Salary.$A$2:.$C$1517];2;0);0)" office:value-type="float" office:value="5350000" calcext:value-type="float">
            <text:p>535000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asperi Kapanen</text:p>
          </table:table-cell>
          <table:table-cell table:style-name="ce1" table:formula="of:=IFERROR(VLOOKUP([.B237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2" table:formula="of:=IF([.E237]=&quot;D&quot;;[.G237]*3;[.G237]*2)" office:value-type="float" office:value="22" calcext:value-type="float">
            <text:p>22</text:p>
          </table:table-cell>
          <table:table-cell table:style-name="ce2" table:formula="of:=IF([.E237]=&quot;D&quot;;[.H237]*2;[.H237])" office:value-type="float" office:value="19" calcext:value-type="float">
            <text:p>19</text:p>
          </table:table-cell>
          <table:table-cell table:formula="of:=[.J237]+[.K237]" office:value-type="float" office:value="41" calcext:value-type="float">
            <text:p>41</text:p>
          </table:table-cell>
          <table:table-cell table:style-name="ce2" table:formula="of:=IFERROR(VLOOKUP([.B237];[Salary.$A$2:.$C$1517];2;0);0)" office:value-type="float" office:value="3200000" calcext:value-type="float">
            <text:p>320000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im Stutzle</text:p>
          </table:table-cell>
          <table:table-cell table:style-name="ce1" table:formula="of:=IFERROR(VLOOKUP([.B238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style-name="ce2" table:formula="of:=IF([.E238]=&quot;D&quot;;[.G238]*3;[.G238]*2)" office:value-type="float" office:value="24" calcext:value-type="float">
            <text:p>24</text:p>
          </table:table-cell>
          <table:table-cell table:style-name="ce2" table:formula="of:=IF([.E238]=&quot;D&quot;;[.H238]*2;[.H238])" office:value-type="float" office:value="17" calcext:value-type="float">
            <text:p>17</text:p>
          </table:table-cell>
          <table:table-cell table:formula="of:=[.J238]+[.K238]" office:value-type="float" office:value="41" calcext:value-type="float">
            <text:p>41</text:p>
          </table:table-cell>
          <table:table-cell table:style-name="ce2" table:formula="of:=IFERROR(VLOOKUP([.B238];[Salary.$A$2:.$C$1517];2;0);0)" office:value-type="float" office:value="925000" calcext:value-type="float">
            <text:p>92500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lle Jarnkrok</text:p>
          </table:table-cell>
          <table:table-cell table:style-name="ce1" table:formula="of:=IFERROR(VLOOKUP([.B239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2" table:formula="of:=IF([.E239]=&quot;D&quot;;[.G239]*3;[.G239]*2)" office:value-type="float" office:value="26" calcext:value-type="float">
            <text:p>26</text:p>
          </table:table-cell>
          <table:table-cell table:style-name="ce2" table:formula="of:=IF([.E239]=&quot;D&quot;;[.H239]*2;[.H239])" office:value-type="float" office:value="15" calcext:value-type="float">
            <text:p>15</text:p>
          </table:table-cell>
          <table:table-cell table:formula="of:=[.J239]+[.K239]" office:value-type="float" office:value="41" calcext:value-type="float">
            <text:p>41</text:p>
          </table:table-cell>
          <table:table-cell table:style-name="ce2" table:formula="of:=IFERROR(VLOOKUP([.B239];[Salary.$A$2:.$C$1517];2;0);0)" office:value-type="float" office:value="2000000" calcext:value-type="float">
            <text:p>200000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ius Suter</text:p>
          </table:table-cell>
          <table:table-cell table:style-name="ce1" table:formula="of:=IFERROR(VLOOKUP([.B240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" table:formula="of:=IF([.E240]=&quot;D&quot;;[.G240]*3;[.G240]*2)" office:value-type="float" office:value="28" calcext:value-type="float">
            <text:p>28</text:p>
          </table:table-cell>
          <table:table-cell table:style-name="ce2" table:formula="of:=IF([.E240]=&quot;D&quot;;[.H240]*2;[.H240])" office:value-type="float" office:value="13" calcext:value-type="float">
            <text:p>13</text:p>
          </table:table-cell>
          <table:table-cell table:formula="of:=[.J240]+[.K240]" office:value-type="float" office:value="41" calcext:value-type="float">
            <text:p>41</text:p>
          </table:table-cell>
          <table:table-cell table:style-name="ce2" table:formula="of:=IFERROR(VLOOKUP([.B240];[Salary.$A$2:.$C$1517];2;0);0)" office:value-type="float" office:value="3250000" calcext:value-type="float">
            <text:p>325000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ick Ritchie</text:p>
          </table:table-cell>
          <table:table-cell table:style-name="ce1" table:formula="of:=IFERROR(VLOOKUP([.B241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style-name="ce2" table:formula="of:=IF([.E241]=&quot;D&quot;;[.G241]*3;[.G241]*2)" office:value-type="float" office:value="30" calcext:value-type="float">
            <text:p>30</text:p>
          </table:table-cell>
          <table:table-cell table:style-name="ce2" table:formula="of:=IF([.E241]=&quot;D&quot;;[.H241]*2;[.H241])" office:value-type="float" office:value="11" calcext:value-type="float">
            <text:p>11</text:p>
          </table:table-cell>
          <table:table-cell table:formula="of:=[.J241]+[.K241]" office:value-type="float" office:value="41" calcext:value-type="float">
            <text:p>41</text:p>
          </table:table-cell>
          <table:table-cell table:style-name="ce2" table:formula="of:=IFERROR(VLOOKUP([.B241];[Salary.$A$2:.$C$1517];2;0);0)" office:value-type="float" office:value="2500000" calcext:value-type="float">
            <text:p>25000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Josh Anderson</text:p>
          </table:table-cell>
          <table:table-cell table:style-name="ce1" table:formula="of:=IFERROR(VLOOKUP([.B242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2" table:formula="of:=IF([.E242]=&quot;D&quot;;[.G242]*3;[.G242]*2)" office:value-type="float" office:value="34" calcext:value-type="float">
            <text:p>34</text:p>
          </table:table-cell>
          <table:table-cell table:style-name="ce2" table:formula="of:=IF([.E242]=&quot;D&quot;;[.H242]*2;[.H242])" office:value-type="float" office:value="7" calcext:value-type="float">
            <text:p>7</text:p>
          </table:table-cell>
          <table:table-cell table:formula="of:=[.J242]+[.K242]" office:value-type="float" office:value="41" calcext:value-type="float">
            <text:p>41</text:p>
          </table:table-cell>
          <table:table-cell table:style-name="ce2" table:formula="of:=IFERROR(VLOOKUP([.B242];[Salary.$A$2:.$C$1517];2;0);0)" office:value-type="float" office:value="5500000" calcext:value-type="float">
            <text:p>55000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yan Suter</text:p>
          </table:table-cell>
          <table:table-cell table:style-name="ce1" table:formula="of:=IFERROR(VLOOKUP([.B243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2" table:formula="of:=IF([.E243]=&quot;D&quot;;[.G243]*3;[.G243]*2)" office:value-type="float" office:value="9" calcext:value-type="float">
            <text:p>9</text:p>
          </table:table-cell>
          <table:table-cell table:style-name="ce2" table:formula="of:=IF([.E243]=&quot;D&quot;;[.H243]*2;[.H243])" office:value-type="float" office:value="32" calcext:value-type="float">
            <text:p>32</text:p>
          </table:table-cell>
          <table:table-cell table:formula="of:=[.J243]+[.K243]" office:value-type="float" office:value="41" calcext:value-type="float">
            <text:p>41</text:p>
          </table:table-cell>
          <table:table-cell table:style-name="ce2" table:formula="of:=IFERROR(VLOOKUP([.B243];[Salary.$A$2:.$C$1517];2;0);0)" office:value-type="float" office:value="3650000" calcext:value-type="float">
            <text:p>365000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yan Ellis</text:p>
          </table:table-cell>
          <table:table-cell table:style-name="ce1" table:formula="of:=IFERROR(VLOOKUP([.B244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" table:formula="of:=IF([.E244]=&quot;D&quot;;[.G244]*3;[.G244]*2)" office:value-type="float" office:value="15" calcext:value-type="float">
            <text:p>15</text:p>
          </table:table-cell>
          <table:table-cell table:style-name="ce2" table:formula="of:=IF([.E244]=&quot;D&quot;;[.H244]*2;[.H244])" office:value-type="float" office:value="26" calcext:value-type="float">
            <text:p>26</text:p>
          </table:table-cell>
          <table:table-cell table:formula="of:=[.J244]+[.K244]" office:value-type="float" office:value="41" calcext:value-type="float">
            <text:p>41</text:p>
          </table:table-cell>
          <table:table-cell table:style-name="ce2" table:formula="of:=IFERROR(VLOOKUP([.B244];[Salary.$A$2:.$C$1517];2;0);0)" office:value-type="float" office:value="6250000" calcext:value-type="float">
            <text:p>625000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Erik Cernak</text:p>
          </table:table-cell>
          <table:table-cell table:style-name="ce1" table:formula="of:=IFERROR(VLOOKUP([.B245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" table:formula="of:=IF([.E245]=&quot;D&quot;;[.G245]*3;[.G245]*2)" office:value-type="float" office:value="15" calcext:value-type="float">
            <text:p>15</text:p>
          </table:table-cell>
          <table:table-cell table:style-name="ce2" table:formula="of:=IF([.E245]=&quot;D&quot;;[.H245]*2;[.H245])" office:value-type="float" office:value="26" calcext:value-type="float">
            <text:p>26</text:p>
          </table:table-cell>
          <table:table-cell table:formula="of:=[.J245]+[.K245]" office:value-type="float" office:value="41" calcext:value-type="float">
            <text:p>41</text:p>
          </table:table-cell>
          <table:table-cell table:style-name="ce2" table:formula="of:=IFERROR(VLOOKUP([.B245];[Salary.$A$2:.$C$1517];2;0);0)" office:value-type="float" office:value="2950000" calcext:value-type="float">
            <text:p>295000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ean Walker</text:p>
          </table:table-cell>
          <table:table-cell table:style-name="ce1" table:formula="of:=IFERROR(VLOOKUP([.B246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" table:formula="of:=IF([.E246]=&quot;D&quot;;[.G246]*3;[.G246]*2)" office:value-type="float" office:value="15" calcext:value-type="float">
            <text:p>15</text:p>
          </table:table-cell>
          <table:table-cell table:style-name="ce2" table:formula="of:=IF([.E246]=&quot;D&quot;;[.H246]*2;[.H246])" office:value-type="float" office:value="26" calcext:value-type="float">
            <text:p>26</text:p>
          </table:table-cell>
          <table:table-cell table:formula="of:=[.J246]+[.K246]" office:value-type="float" office:value="41" calcext:value-type="float">
            <text:p>41</text:p>
          </table:table-cell>
          <table:table-cell table:style-name="ce2" table:formula="of:=IFERROR(VLOOKUP([.B246];[Salary.$A$2:.$C$1517];2;0);0)" office:value-type="float" office:value="2650000" calcext:value-type="float">
            <text:p>265000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Pekka Rinne</text:p>
          </table:table-cell>
          <table:table-cell table:style-name="ce1" table:formula="of:=IFERROR(VLOOKUP([.B247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247]*3" office:value-type="float" office:value="30" calcext:value-type="float">
            <text:p>30</text:p>
          </table:table-cell>
          <table:table-cell table:formula="of:=[.H247]*5" office:value-type="float" office:value="10" calcext:value-type="float">
            <text:p>10</text:p>
          </table:table-cell>
          <table:table-cell table:formula="of:=[.J247]+[.K247]+[.O247]" office:value-type="float" office:value="41" calcext:value-type="float">
            <text:p>41</text:p>
          </table:table-cell>
          <table:table-cell table:style-name="ce2" table:formula="of:=IFERROR(VLOOKUP([.B247];[Salary.$A$2:.$C$1517];2;0);0)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Matt Murray1</text:p>
          </table:table-cell>
          <table:table-cell table:style-name="ce1" table:formula="of:=IFERROR(VLOOKUP([.B248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248]*3" office:value-type="float" office:value="30" calcext:value-type="float">
            <text:p>30</text:p>
          </table:table-cell>
          <table:table-cell table:formula="of:=[.H248]*5" office:value-type="float" office:value="10" calcext:value-type="float">
            <text:p>10</text:p>
          </table:table-cell>
          <table:table-cell table:formula="of:=[.J248]+[.K248]+[.O248]" office:value-type="float" office:value="41" calcext:value-type="float">
            <text:p>41</text:p>
          </table:table-cell>
          <table:table-cell table:style-name="ce2" table:formula="of:=IFERROR(VLOOKUP([.B248];[Salary.$A$2:.$C$1517];2;0);0)" office:value-type="float" office:value="6250000" calcext:value-type="float">
            <text:p>6250000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aroslav Halak</text:p>
          </table:table-cell>
          <table:table-cell table:style-name="ce1" table:formula="of:=IFERROR(VLOOKUP([.B249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249]*3" office:value-type="float" office:value="27" calcext:value-type="float">
            <text:p>27</text:p>
          </table:table-cell>
          <table:table-cell table:formula="of:=[.H249]*5" office:value-type="float" office:value="10" calcext:value-type="float">
            <text:p>10</text:p>
          </table:table-cell>
          <table:table-cell table:formula="of:=[.J249]+[.K249]+[.O249]" office:value-type="float" office:value="41" calcext:value-type="float">
            <text:p>41</text:p>
          </table:table-cell>
          <table:table-cell table:style-name="ce2" table:formula="of:=IFERROR(VLOOKUP([.B249];[Salary.$A$2:.$C$1517];2;0);0)" office:value-type="float" office:value="1500000" calcext:value-type="float">
            <text:p>1500000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Jason Spezza</text:p>
          </table:table-cell>
          <table:table-cell table:style-name="ce1" table:formula="of:=IFERROR(VLOOKUP([.B250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2" table:formula="of:=IF([.E250]=&quot;D&quot;;[.G250]*3;[.G250]*2)" office:value-type="float" office:value="20" calcext:value-type="float">
            <text:p>20</text:p>
          </table:table-cell>
          <table:table-cell table:style-name="ce2" table:formula="of:=IF([.E250]=&quot;D&quot;;[.H250]*2;[.H250])" office:value-type="float" office:value="20" calcext:value-type="float">
            <text:p>20</text:p>
          </table:table-cell>
          <table:table-cell table:formula="of:=[.J250]+[.K250]" office:value-type="float" office:value="40" calcext:value-type="float">
            <text:p>40</text:p>
          </table:table-cell>
          <table:table-cell table:style-name="ce2" table:formula="of:=IFERROR(VLOOKUP([.B250];[Salary.$A$2:.$C$1517];2;0);0)" office:value-type="float" office:value="750000" calcext:value-type="float">
            <text:p>75000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omas Tatar</text:p>
          </table:table-cell>
          <table:table-cell table:style-name="ce1" table:formula="of:=IFERROR(VLOOKUP([.B251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2" table:formula="of:=IF([.E251]=&quot;D&quot;;[.G251]*3;[.G251]*2)" office:value-type="float" office:value="20" calcext:value-type="float">
            <text:p>20</text:p>
          </table:table-cell>
          <table:table-cell table:style-name="ce2" table:formula="of:=IF([.E251]=&quot;D&quot;;[.H251]*2;[.H251])" office:value-type="float" office:value="20" calcext:value-type="float">
            <text:p>20</text:p>
          </table:table-cell>
          <table:table-cell table:formula="of:=[.J251]+[.K251]" office:value-type="float" office:value="40" calcext:value-type="float">
            <text:p>40</text:p>
          </table:table-cell>
          <table:table-cell table:style-name="ce2" table:formula="of:=IFERROR(VLOOKUP([.B251];[Salary.$A$2:.$C$1517];2;0);0)" office:value-type="float" office:value="4500000" calcext:value-type="float">
            <text:p>45000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evin Labanc</text:p>
          </table:table-cell>
          <table:table-cell table:style-name="ce1" table:formula="of:=IFERROR(VLOOKUP([.B252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style-name="ce2" table:formula="of:=IF([.E252]=&quot;D&quot;;[.G252]*3;[.G252]*2)" office:value-type="float" office:value="24" calcext:value-type="float">
            <text:p>24</text:p>
          </table:table-cell>
          <table:table-cell table:style-name="ce2" table:formula="of:=IF([.E252]=&quot;D&quot;;[.H252]*2;[.H252])" office:value-type="float" office:value="16" calcext:value-type="float">
            <text:p>16</text:p>
          </table:table-cell>
          <table:table-cell table:formula="of:=[.J252]+[.K252]" office:value-type="float" office:value="40" calcext:value-type="float">
            <text:p>40</text:p>
          </table:table-cell>
          <table:table-cell table:style-name="ce2" table:formula="of:=IFERROR(VLOOKUP([.B252];[Salary.$A$2:.$C$1517];2;0);0)" office:value-type="float" office:value="4725000" calcext:value-type="float">
            <text:p>472500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ikael Granlund</text:p>
          </table:table-cell>
          <table:table-cell table:style-name="ce1" table:formula="of:=IFERROR(VLOOKUP([.B253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2" table:formula="of:=IF([.E253]=&quot;D&quot;;[.G253]*3;[.G253]*2)" office:value-type="float" office:value="26" calcext:value-type="float">
            <text:p>26</text:p>
          </table:table-cell>
          <table:table-cell table:style-name="ce2" table:formula="of:=IF([.E253]=&quot;D&quot;;[.H253]*2;[.H253])" office:value-type="float" office:value="14" calcext:value-type="float">
            <text:p>14</text:p>
          </table:table-cell>
          <table:table-cell table:formula="of:=[.J253]+[.K253]" office:value-type="float" office:value="40" calcext:value-type="float">
            <text:p>40</text:p>
          </table:table-cell>
          <table:table-cell table:style-name="ce2" table:formula="of:=IFERROR(VLOOKUP([.B253];[Salary.$A$2:.$C$1517];2;0);0)" office:value-type="float" office:value="5000000" calcext:value-type="float">
            <text:p>500000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ils Hoglander</text:p>
          </table:table-cell>
          <table:table-cell table:style-name="ce1" table:formula="of:=IFERROR(VLOOKUP([.B254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2" table:formula="of:=IF([.E254]=&quot;D&quot;;[.G254]*3;[.G254]*2)" office:value-type="float" office:value="26" calcext:value-type="float">
            <text:p>26</text:p>
          </table:table-cell>
          <table:table-cell table:style-name="ce2" table:formula="of:=IF([.E254]=&quot;D&quot;;[.H254]*2;[.H254])" office:value-type="float" office:value="14" calcext:value-type="float">
            <text:p>14</text:p>
          </table:table-cell>
          <table:table-cell table:formula="of:=[.J254]+[.K254]" office:value-type="float" office:value="40" calcext:value-type="float">
            <text:p>40</text:p>
          </table:table-cell>
          <table:table-cell table:style-name="ce2" table:formula="of:=IFERROR(VLOOKUP([.B254];[Salary.$A$2:.$C$1517];2;0);0)" office:value-type="float" office:value="891667" calcext:value-type="float">
            <text:p>89166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Jesse Puljujarvi</text:p>
          </table:table-cell>
          <table:table-cell table:style-name="ce1" table:formula="of:=IFERROR(VLOOKUP([.B255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2" table:formula="of:=IF([.E255]=&quot;D&quot;;[.G255]*3;[.G255]*2)" office:value-type="float" office:value="30" calcext:value-type="float">
            <text:p>30</text:p>
          </table:table-cell>
          <table:table-cell table:style-name="ce2" table:formula="of:=IF([.E255]=&quot;D&quot;;[.H255]*2;[.H255])" office:value-type="float" office:value="10" calcext:value-type="float">
            <text:p>10</text:p>
          </table:table-cell>
          <table:table-cell table:formula="of:=[.J255]+[.K255]" office:value-type="float" office:value="40" calcext:value-type="float">
            <text:p>40</text:p>
          </table:table-cell>
          <table:table-cell table:style-name="ce2" table:formula="of:=IFERROR(VLOOKUP([.B255];[Salary.$A$2:.$C$1517];2;0);0)" office:value-type="float" office:value="1175000" calcext:value-type="float">
            <text:p>117500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renden Dillon</text:p>
          </table:table-cell>
          <table:table-cell table:style-name="ce1" table:formula="of:=IFERROR(VLOOKUP([.B256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" table:formula="of:=IF([.E256]=&quot;D&quot;;[.G256]*3;[.G256]*2)" office:value-type="float" office:value="6" calcext:value-type="float">
            <text:p>6</text:p>
          </table:table-cell>
          <table:table-cell table:style-name="ce2" table:formula="of:=IF([.E256]=&quot;D&quot;;[.H256]*2;[.H256])" office:value-type="float" office:value="34" calcext:value-type="float">
            <text:p>34</text:p>
          </table:table-cell>
          <table:table-cell table:formula="of:=[.J256]+[.K256]" office:value-type="float" office:value="40" calcext:value-type="float">
            <text:p>40</text:p>
          </table:table-cell>
          <table:table-cell table:style-name="ce2" table:formula="of:=IFERROR(VLOOKUP([.B256];[Salary.$A$2:.$C$1517];2;0);0)" office:value-type="float" office:value="3900000" calcext:value-type="float">
            <text:p>39000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asmus Ristolainen</text:p>
          </table:table-cell>
          <table:table-cell table:style-name="ce1" table:formula="of:=IFERROR(VLOOKUP([.B257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2" table:formula="of:=IF([.E257]=&quot;D&quot;;[.G257]*3;[.G257]*2)" office:value-type="float" office:value="12" calcext:value-type="float">
            <text:p>12</text:p>
          </table:table-cell>
          <table:table-cell table:style-name="ce2" table:formula="of:=IF([.E257]=&quot;D&quot;;[.H257]*2;[.H257])" office:value-type="float" office:value="28" calcext:value-type="float">
            <text:p>28</text:p>
          </table:table-cell>
          <table:table-cell table:formula="of:=[.J257]+[.K257]" office:value-type="float" office:value="40" calcext:value-type="float">
            <text:p>40</text:p>
          </table:table-cell>
          <table:table-cell table:style-name="ce2" table:formula="of:=IFERROR(VLOOKUP([.B257];[Salary.$A$2:.$C$1517];2;0);0)" office:value-type="float" office:value="5400000" calcext:value-type="float">
            <text:p>54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illy Smith</text:p>
          </table:table-cell>
          <table:table-cell table:style-name="ce1" table:formula="of:=IFERROR(VLOOKUP([.B258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2" table:formula="of:=IF([.E258]=&quot;D&quot;;[.G258]*3;[.G258]*2)" office:value-type="float" office:value="28" calcext:value-type="float">
            <text:p>28</text:p>
          </table:table-cell>
          <table:table-cell table:style-name="ce2" table:formula="of:=IF([.E258]=&quot;D&quot;;[.H258]*2;[.H258])" office:value-type="float" office:value="11" calcext:value-type="float">
            <text:p>11</text:p>
          </table:table-cell>
          <table:table-cell table:formula="of:=[.J258]+[.K258]" office:value-type="float" office:value="39" calcext:value-type="float">
            <text:p>39</text:p>
          </table:table-cell>
          <table:table-cell table:style-name="ce2" table:formula="of:=IFERROR(VLOOKUP([.B258];[Salary.$A$2:.$C$1517];2;0);0)" office:value-type="float" office:value="5000000" calcext:value-type="float">
            <text:p>500000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randon Saad</text:p>
          </table:table-cell>
          <table:table-cell table:style-name="ce1" table:formula="of:=IFERROR(VLOOKUP([.B259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2" table:formula="of:=IF([.E259]=&quot;D&quot;;[.G259]*3;[.G259]*2)" office:value-type="float" office:value="30" calcext:value-type="float">
            <text:p>30</text:p>
          </table:table-cell>
          <table:table-cell table:style-name="ce2" table:formula="of:=IF([.E259]=&quot;D&quot;;[.H259]*2;[.H259])" office:value-type="float" office:value="9" calcext:value-type="float">
            <text:p>9</text:p>
          </table:table-cell>
          <table:table-cell table:formula="of:=[.J259]+[.K259]" office:value-type="float" office:value="39" calcext:value-type="float">
            <text:p>39</text:p>
          </table:table-cell>
          <table:table-cell table:style-name="ce2" table:formula="of:=IFERROR(VLOOKUP([.B259];[Salary.$A$2:.$C$1517];2;0);0)" office:value-type="float" office:value="4500000" calcext:value-type="float">
            <text:p>450000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ustav Forsling</text:p>
          </table:table-cell>
          <table:table-cell table:style-name="ce1" table:formula="of:=IFERROR(VLOOKUP([.B260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" table:formula="of:=IF([.E260]=&quot;D&quot;;[.G260]*3;[.G260]*2)" office:value-type="float" office:value="15" calcext:value-type="float">
            <text:p>15</text:p>
          </table:table-cell>
          <table:table-cell table:style-name="ce2" table:formula="of:=IF([.E260]=&quot;D&quot;;[.H260]*2;[.H260])" office:value-type="float" office:value="24" calcext:value-type="float">
            <text:p>24</text:p>
          </table:table-cell>
          <table:table-cell table:formula="of:=[.J260]+[.K260]" office:value-type="float" office:value="39" calcext:value-type="float">
            <text:p>39</text:p>
          </table:table-cell>
          <table:table-cell table:style-name="ce2" table:formula="of:=IFERROR(VLOOKUP([.B260];[Salary.$A$2:.$C$1517];2;0);0)" office:value-type="float" office:value="2666667" calcext:value-type="float">
            <text:p>2666667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icolas Hague</text:p>
          </table:table-cell>
          <table:table-cell table:style-name="ce1" table:formula="of:=IFERROR(VLOOKUP([.B261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" table:formula="of:=IF([.E261]=&quot;D&quot;;[.G261]*3;[.G261]*2)" office:value-type="float" office:value="15" calcext:value-type="float">
            <text:p>15</text:p>
          </table:table-cell>
          <table:table-cell table:style-name="ce2" table:formula="of:=IF([.E261]=&quot;D&quot;;[.H261]*2;[.H261])" office:value-type="float" office:value="24" calcext:value-type="float">
            <text:p>24</text:p>
          </table:table-cell>
          <table:table-cell table:formula="of:=[.J261]+[.K261]" office:value-type="float" office:value="39" calcext:value-type="float">
            <text:p>39</text:p>
          </table:table-cell>
          <table:table-cell table:style-name="ce2" table:formula="of:=IFERROR(VLOOKUP([.B261];[Salary.$A$2:.$C$1517];2;0);0)" office:value-type="float" office:value="791667" calcext:value-type="float">
            <text:p>79166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Mikko Koskinen</text:p>
          </table:table-cell>
          <table:table-cell table:style-name="ce1" table:formula="of:=IFERROR(VLOOKUP([.B262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62]*3" office:value-type="float" office:value="39" calcext:value-type="float">
            <text:p>39</text:p>
          </table:table-cell>
          <table:table-cell table:formula="of:=[.H262]*5" office:value-type="float" office:value="0" calcext:value-type="float">
            <text:p>0</text:p>
          </table:table-cell>
          <table:table-cell table:formula="of:=[.J262]+[.K262]+[.O262]" office:value-type="float" office:value="39" calcext:value-type="float">
            <text:p>39</text:p>
          </table:table-cell>
          <table:table-cell table:style-name="ce2" table:formula="of:=IFERROR(VLOOKUP([.B262];[Salary.$A$2:.$C$1517];2;0);0)" office:value-type="float" office:value="4500000" calcext:value-type="float">
            <text:p>450000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Elvis Merzlikins</text:p>
          </table:table-cell>
          <table:table-cell table:style-name="ce1" table:formula="of:=IFERROR(VLOOKUP([.B263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263]*3" office:value-type="float" office:value="24" calcext:value-type="float">
            <text:p>24</text:p>
          </table:table-cell>
          <table:table-cell table:formula="of:=[.H263]*5" office:value-type="float" office:value="10" calcext:value-type="float">
            <text:p>10</text:p>
          </table:table-cell>
          <table:table-cell table:formula="of:=[.J263]+[.K263]+[.O263]" office:value-type="float" office:value="39" calcext:value-type="float">
            <text:p>39</text:p>
          </table:table-cell>
          <table:table-cell table:style-name="ce2" table:formula="of:=IFERROR(VLOOKUP([.B263];[Salary.$A$2:.$C$1517];2;0);0)" office:value-type="float" office:value="4000000" calcext:value-type="float">
            <text:p>4000000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Jordan Greenway</text:p>
          </table:table-cell>
          <table:table-cell table:style-name="ce1" table:formula="of:=IFERROR(VLOOKUP([.B264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style-name="ce2" table:formula="of:=IF([.E264]=&quot;D&quot;;[.G264]*3;[.G264]*2)" office:value-type="float" office:value="12" calcext:value-type="float">
            <text:p>12</text:p>
          </table:table-cell>
          <table:table-cell table:style-name="ce2" table:formula="of:=IF([.E264]=&quot;D&quot;;[.H264]*2;[.H264])" office:value-type="float" office:value="26" calcext:value-type="float">
            <text:p>26</text:p>
          </table:table-cell>
          <table:table-cell table:formula="of:=[.J264]+[.K264]" office:value-type="float" office:value="38" calcext:value-type="float">
            <text:p>38</text:p>
          </table:table-cell>
          <table:table-cell table:style-name="ce2" table:formula="of:=IFERROR(VLOOKUP([.B264];[Salary.$A$2:.$C$1517];2;0);0)" office:value-type="float" office:value="2100000" calcext:value-type="float">
            <text:p>210000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vgeny Kuznetsov</text:p>
          </table:table-cell>
          <table:table-cell table:style-name="ce1" table:formula="of:=IFERROR(VLOOKUP([.B265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2" table:formula="of:=IF([.E265]=&quot;D&quot;;[.G265]*3;[.G265]*2)" office:value-type="float" office:value="18" calcext:value-type="float">
            <text:p>18</text:p>
          </table:table-cell>
          <table:table-cell table:style-name="ce2" table:formula="of:=IF([.E265]=&quot;D&quot;;[.H265]*2;[.H265])" office:value-type="float" office:value="20" calcext:value-type="float">
            <text:p>20</text:p>
          </table:table-cell>
          <table:table-cell table:formula="of:=[.J265]+[.K265]" office:value-type="float" office:value="38" calcext:value-type="float">
            <text:p>38</text:p>
          </table:table-cell>
          <table:table-cell table:style-name="ce2" table:formula="of:=IFERROR(VLOOKUP([.B265];[Salary.$A$2:.$C$1517];2;0);0)" office:value-type="float" office:value="7800000" calcext:value-type="float">
            <text:p>780000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ean Monahan</text:p>
          </table:table-cell>
          <table:table-cell table:style-name="ce1" table:formula="of:=IFERROR(VLOOKUP([.B266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style-name="ce2" table:formula="of:=IF([.E266]=&quot;D&quot;;[.G266]*3;[.G266]*2)" office:value-type="float" office:value="20" calcext:value-type="float">
            <text:p>20</text:p>
          </table:table-cell>
          <table:table-cell table:style-name="ce2" table:formula="of:=IF([.E266]=&quot;D&quot;;[.H266]*2;[.H266])" office:value-type="float" office:value="18" calcext:value-type="float">
            <text:p>18</text:p>
          </table:table-cell>
          <table:table-cell table:formula="of:=[.J266]+[.K266]" office:value-type="float" office:value="38" calcext:value-type="float">
            <text:p>38</text:p>
          </table:table-cell>
          <table:table-cell table:style-name="ce2" table:formula="of:=IFERROR(VLOOKUP([.B266];[Salary.$A$2:.$C$1517];2;0);0)" office:value-type="float" office:value="6375000" calcext:value-type="float">
            <text:p>637500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ody Ceci</text:p>
          </table:table-cell>
          <table:table-cell table:style-name="ce1" table:formula="of:=IFERROR(VLOOKUP([.B267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2" table:formula="of:=IF([.E267]=&quot;D&quot;;[.G267]*3;[.G267]*2)" office:value-type="float" office:value="12" calcext:value-type="float">
            <text:p>12</text:p>
          </table:table-cell>
          <table:table-cell table:style-name="ce2" table:formula="of:=IF([.E267]=&quot;D&quot;;[.H267]*2;[.H267])" office:value-type="float" office:value="26" calcext:value-type="float">
            <text:p>26</text:p>
          </table:table-cell>
          <table:table-cell table:formula="of:=[.J267]+[.K267]" office:value-type="float" office:value="38" calcext:value-type="float">
            <text:p>38</text:p>
          </table:table-cell>
          <table:table-cell table:style-name="ce2" table:formula="of:=IFERROR(VLOOKUP([.B267];[Salary.$A$2:.$C$1517];2;0);0)" office:value-type="float" office:value="3250000" calcext:value-type="float">
            <text:p>325000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Nikita Zaitsev</text:p>
          </table:table-cell>
          <table:table-cell table:style-name="ce1" table:formula="of:=IFERROR(VLOOKUP([.B268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2" table:formula="of:=IF([.E268]=&quot;D&quot;;[.G268]*3;[.G268]*2)" office:value-type="float" office:value="12" calcext:value-type="float">
            <text:p>12</text:p>
          </table:table-cell>
          <table:table-cell table:style-name="ce2" table:formula="of:=IF([.E268]=&quot;D&quot;;[.H268]*2;[.H268])" office:value-type="float" office:value="26" calcext:value-type="float">
            <text:p>26</text:p>
          </table:table-cell>
          <table:table-cell table:formula="of:=[.J268]+[.K268]" office:value-type="float" office:value="38" calcext:value-type="float">
            <text:p>38</text:p>
          </table:table-cell>
          <table:table-cell table:style-name="ce2" table:formula="of:=IFERROR(VLOOKUP([.B268];[Salary.$A$2:.$C$1517];2;0);0)" office:value-type="float" office:value="4500000" calcext:value-type="float">
            <text:p>45000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ake Allen</text:p>
          </table:table-cell>
          <table:table-cell table:style-name="ce1" table:formula="of:=IFERROR(VLOOKUP([.B269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69]*3" office:value-type="float" office:value="33" calcext:value-type="float">
            <text:p>33</text:p>
          </table:table-cell>
          <table:table-cell table:formula="of:=[.H269]*5" office:value-type="float" office:value="0" calcext:value-type="float">
            <text:p>0</text:p>
          </table:table-cell>
          <table:table-cell table:formula="of:=[.J269]+[.K269]+[.O269]" office:value-type="float" office:value="38" calcext:value-type="float">
            <text:p>38</text:p>
          </table:table-cell>
          <table:table-cell table:style-name="ce2" table:formula="of:=IFERROR(VLOOKUP([.B269];[Salary.$A$2:.$C$1517];2;0);0)" office:value-type="float" office:value="2875000" calcext:value-type="float">
            <text:p>2875000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Adin Hill</text:p>
          </table:table-cell>
          <table:table-cell table:style-name="ce1" table:formula="of:=IFERROR(VLOOKUP([.B270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270]*3" office:value-type="float" office:value="27" calcext:value-type="float">
            <text:p>27</text:p>
          </table:table-cell>
          <table:table-cell table:formula="of:=[.H270]*5" office:value-type="float" office:value="10" calcext:value-type="float">
            <text:p>10</text:p>
          </table:table-cell>
          <table:table-cell table:formula="of:=[.J270]+[.K270]+[.O270]" office:value-type="float" office:value="38" calcext:value-type="float">
            <text:p>38</text:p>
          </table:table-cell>
          <table:table-cell table:style-name="ce2" table:formula="of:=IFERROR(VLOOKUP([.B270];[Salary.$A$2:.$C$1517];2;0);0)" office:value-type="float" office:value="2175000" calcext:value-type="float">
            <text:p>2175000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esper Bratt</text:p>
          </table:table-cell>
          <table:table-cell table:style-name="ce1" table:formula="of:=IFERROR(VLOOKUP([.B271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2" table:formula="of:=IF([.E271]=&quot;D&quot;;[.G271]*3;[.G271]*2)" office:value-type="float" office:value="14" calcext:value-type="float">
            <text:p>14</text:p>
          </table:table-cell>
          <table:table-cell table:style-name="ce2" table:formula="of:=IF([.E271]=&quot;D&quot;;[.H271]*2;[.H271])" office:value-type="float" office:value="23" calcext:value-type="float">
            <text:p>23</text:p>
          </table:table-cell>
          <table:table-cell table:formula="of:=[.J271]+[.K271]" office:value-type="float" office:value="37" calcext:value-type="float">
            <text:p>37</text:p>
          </table:table-cell>
          <table:table-cell table:style-name="ce2" table:formula="of:=IFERROR(VLOOKUP([.B271];[Salary.$A$2:.$C$1517];2;0);0)" office:value-type="float" office:value="2750000" calcext:value-type="float">
            <text:p>275000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ickard Rakell</text:p>
          </table:table-cell>
          <table:table-cell table:style-name="ce1" table:formula="of:=IFERROR(VLOOKUP([.B272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style-name="ce2" table:formula="of:=IF([.E272]=&quot;D&quot;;[.G272]*3;[.G272]*2)" office:value-type="float" office:value="18" calcext:value-type="float">
            <text:p>18</text:p>
          </table:table-cell>
          <table:table-cell table:style-name="ce2" table:formula="of:=IF([.E272]=&quot;D&quot;;[.H272]*2;[.H272])" office:value-type="float" office:value="19" calcext:value-type="float">
            <text:p>19</text:p>
          </table:table-cell>
          <table:table-cell table:formula="of:=[.J272]+[.K272]" office:value-type="float" office:value="37" calcext:value-type="float">
            <text:p>37</text:p>
          </table:table-cell>
          <table:table-cell table:style-name="ce2" table:formula="of:=IFERROR(VLOOKUP([.B272];[Salary.$A$2:.$C$1517];2;0);0)" office:value-type="float" office:value="3789444" calcext:value-type="float">
            <text:p>3789444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am Bennett</text:p>
          </table:table-cell>
          <table:table-cell table:style-name="ce1" table:formula="of:=IFERROR(VLOOKUP([.B273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CGY,FLA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style-name="ce2" table:formula="of:=IF([.E273]=&quot;D&quot;;[.G273]*3;[.G273]*2)" office:value-type="float" office:value="20" calcext:value-type="float">
            <text:p>20</text:p>
          </table:table-cell>
          <table:table-cell table:style-name="ce2" table:formula="of:=IF([.E273]=&quot;D&quot;;[.H273]*2;[.H273])" office:value-type="float" office:value="17" calcext:value-type="float">
            <text:p>17</text:p>
          </table:table-cell>
          <table:table-cell table:formula="of:=[.J273]+[.K273]" office:value-type="float" office:value="37" calcext:value-type="float">
            <text:p>37</text:p>
          </table:table-cell>
          <table:table-cell table:style-name="ce2" table:formula="of:=IFERROR(VLOOKUP([.B273];[Salary.$A$2:.$C$1517];2;0);0)" office:value-type="float" office:value="4425000" calcext:value-type="float">
            <text:p>442500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rcus Foligno</text:p>
          </table:table-cell>
          <table:table-cell table:style-name="ce1" table:formula="of:=IFERROR(VLOOKUP([.B274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style-name="ce2" table:formula="of:=IF([.E274]=&quot;D&quot;;[.G274]*3;[.G274]*2)" office:value-type="float" office:value="22" calcext:value-type="float">
            <text:p>22</text:p>
          </table:table-cell>
          <table:table-cell table:style-name="ce2" table:formula="of:=IF([.E274]=&quot;D&quot;;[.H274]*2;[.H274])" office:value-type="float" office:value="15" calcext:value-type="float">
            <text:p>15</text:p>
          </table:table-cell>
          <table:table-cell table:formula="of:=[.J274]+[.K274]" office:value-type="float" office:value="37" calcext:value-type="float">
            <text:p>37</text:p>
          </table:table-cell>
          <table:table-cell table:style-name="ce2" table:formula="of:=IFERROR(VLOOKUP([.B274];[Salary.$A$2:.$C$1517];2;0);0)" office:value-type="float" office:value="3100000" calcext:value-type="float">
            <text:p>310000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ason Appleton</text:p>
          </table:table-cell>
          <table:table-cell table:style-name="ce1" table:formula="of:=IFERROR(VLOOKUP([.B275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2" table:formula="of:=IF([.E275]=&quot;D&quot;;[.G275]*3;[.G275]*2)" office:value-type="float" office:value="24" calcext:value-type="float">
            <text:p>24</text:p>
          </table:table-cell>
          <table:table-cell table:style-name="ce2" table:formula="of:=IF([.E275]=&quot;D&quot;;[.H275]*2;[.H275])" office:value-type="float" office:value="13" calcext:value-type="float">
            <text:p>13</text:p>
          </table:table-cell>
          <table:table-cell table:formula="of:=[.J275]+[.K275]" office:value-type="float" office:value="37" calcext:value-type="float">
            <text:p>37</text:p>
          </table:table-cell>
          <table:table-cell table:style-name="ce2" table:formula="of:=IFERROR(VLOOKUP([.B275];[Salary.$A$2:.$C$1517];2;0);0)" office:value-type="float" office:value="900000" calcext:value-type="float">
            <text:p>90000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rendan Gallagher</text:p>
          </table:table-cell>
          <table:table-cell table:style-name="ce1" table:formula="of:=IFERROR(VLOOKUP([.B276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2" table:formula="of:=IF([.E276]=&quot;D&quot;;[.G276]*3;[.G276]*2)" office:value-type="float" office:value="28" calcext:value-type="float">
            <text:p>28</text:p>
          </table:table-cell>
          <table:table-cell table:style-name="ce2" table:formula="of:=IF([.E276]=&quot;D&quot;;[.H276]*2;[.H276])" office:value-type="float" office:value="9" calcext:value-type="float">
            <text:p>9</text:p>
          </table:table-cell>
          <table:table-cell table:formula="of:=[.J276]+[.K276]" office:value-type="float" office:value="37" calcext:value-type="float">
            <text:p>37</text:p>
          </table:table-cell>
          <table:table-cell table:style-name="ce2" table:formula="of:=IFERROR(VLOOKUP([.B276];[Salary.$A$2:.$C$1517];2;0);0)" office:value-type="float" office:value="6500000" calcext:value-type="float">
            <text:p>650000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Michael Matheson</text:p>
          </table:table-cell>
          <table:table-cell table:style-name="ce1" table:formula="of:=IFERROR(VLOOKUP([.B277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2" table:formula="of:=IF([.E277]=&quot;D&quot;;[.G277]*3;[.G277]*2)" office:value-type="float" office:value="15" calcext:value-type="float">
            <text:p>15</text:p>
          </table:table-cell>
          <table:table-cell table:style-name="ce2" table:formula="of:=IF([.E277]=&quot;D&quot;;[.H277]*2;[.H277])" office:value-type="float" office:value="22" calcext:value-type="float">
            <text:p>22</text:p>
          </table:table-cell>
          <table:table-cell table:formula="of:=[.J277]+[.K277]" office:value-type="float" office:value="37" calcext:value-type="float">
            <text:p>37</text:p>
          </table:table-cell>
          <table:table-cell table:style-name="ce2" table:formula="of:=IFERROR(VLOOKUP([.B277];[Salary.$A$2:.$C$1517];2;0);0)" office:value-type="float" office:value="4875000" calcext:value-type="float">
            <text:p>487500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sa Lindell</text:p>
          </table:table-cell>
          <table:table-cell table:style-name="ce1" table:formula="of:=IFERROR(VLOOKUP([.B278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2" table:formula="of:=IF([.E278]=&quot;D&quot;;[.G278]*3;[.G278]*2)" office:value-type="float" office:value="15" calcext:value-type="float">
            <text:p>15</text:p>
          </table:table-cell>
          <table:table-cell table:style-name="ce2" table:formula="of:=IF([.E278]=&quot;D&quot;;[.H278]*2;[.H278])" office:value-type="float" office:value="22" calcext:value-type="float">
            <text:p>22</text:p>
          </table:table-cell>
          <table:table-cell table:formula="of:=[.J278]+[.K278]" office:value-type="float" office:value="37" calcext:value-type="float">
            <text:p>37</text:p>
          </table:table-cell>
          <table:table-cell table:style-name="ce2" table:formula="of:=IFERROR(VLOOKUP([.B278];[Salary.$A$2:.$C$1517];2;0);0)" office:value-type="float" office:value="5800000" calcext:value-type="float">
            <text:p>580000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arter Hart</text:p>
          </table:table-cell>
          <table:table-cell table:style-name="ce1" table:formula="of:=IFERROR(VLOOKUP([.B279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279]*3" office:value-type="float" office:value="27" calcext:value-type="float">
            <text:p>27</text:p>
          </table:table-cell>
          <table:table-cell table:formula="of:=[.H279]*5" office:value-type="float" office:value="5" calcext:value-type="float">
            <text:p>5</text:p>
          </table:table-cell>
          <table:table-cell table:formula="of:=[.J279]+[.K279]+[.O279]" office:value-type="float" office:value="37" calcext:value-type="float">
            <text:p>37</text:p>
          </table:table-cell>
          <table:table-cell table:style-name="ce2" table:formula="of:=IFERROR(VLOOKUP([.B279];[Salary.$A$2:.$C$1517];2;0);0)" office:value-type="float" office:value="3979000" calcext:value-type="float">
            <text:p>3979000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Evgeni Malkin</text:p>
          </table:table-cell>
          <table:table-cell table:style-name="ce1" table:formula="of:=IFERROR(VLOOKUP([.B280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ce2" table:formula="of:=IF([.E280]=&quot;D&quot;;[.G280]*3;[.G280]*2)" office:value-type="float" office:value="16" calcext:value-type="float">
            <text:p>16</text:p>
          </table:table-cell>
          <table:table-cell table:style-name="ce2" table:formula="of:=IF([.E280]=&quot;D&quot;;[.H280]*2;[.H280])" office:value-type="float" office:value="20" calcext:value-type="float">
            <text:p>20</text:p>
          </table:table-cell>
          <table:table-cell table:formula="of:=[.J280]+[.K280]" office:value-type="float" office:value="36" calcext:value-type="float">
            <text:p>36</text:p>
          </table:table-cell>
          <table:table-cell table:style-name="ce2" table:formula="of:=IFERROR(VLOOKUP([.B280];[Salary.$A$2:.$C$1517];2;0);0)" office:value-type="float" office:value="9500000" calcext:value-type="float">
            <text:p>950000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ick Bonino</text:p>
          </table:table-cell>
          <table:table-cell table:style-name="ce1" table:formula="of:=IFERROR(VLOOKUP([.B281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2" table:formula="of:=IF([.E281]=&quot;D&quot;;[.G281]*3;[.G281]*2)" office:value-type="float" office:value="20" calcext:value-type="float">
            <text:p>20</text:p>
          </table:table-cell>
          <table:table-cell table:style-name="ce2" table:formula="of:=IF([.E281]=&quot;D&quot;;[.H281]*2;[.H281])" office:value-type="float" office:value="16" calcext:value-type="float">
            <text:p>16</text:p>
          </table:table-cell>
          <table:table-cell table:formula="of:=[.J281]+[.K281]" office:value-type="float" office:value="36" calcext:value-type="float">
            <text:p>36</text:p>
          </table:table-cell>
          <table:table-cell table:style-name="ce2" table:formula="of:=IFERROR(VLOOKUP([.B281];[Salary.$A$2:.$C$1517];2;0);0)" office:value-type="float" office:value="2050000" calcext:value-type="float">
            <text:p>205000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atrik Laine</text:p>
          </table:table-cell>
          <table:table-cell table:style-name="ce1" table:formula="of:=IFERROR(VLOOKUP([.B282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WPG,CBJ</text:p>
          </table:table-cell>
          <table:table-cell office:value-type="string" calcext:value-type="string">
            <text:p>L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2" table:formula="of:=IF([.E282]=&quot;D&quot;;[.G282]*3;[.G282]*2)" office:value-type="float" office:value="24" calcext:value-type="float">
            <text:p>24</text:p>
          </table:table-cell>
          <table:table-cell table:style-name="ce2" table:formula="of:=IF([.E282]=&quot;D&quot;;[.H282]*2;[.H282])" office:value-type="float" office:value="12" calcext:value-type="float">
            <text:p>12</text:p>
          </table:table-cell>
          <table:table-cell table:formula="of:=[.J282]+[.K282]" office:value-type="float" office:value="36" calcext:value-type="float">
            <text:p>36</text:p>
          </table:table-cell>
          <table:table-cell table:style-name="ce2" table:formula="of:=IFERROR(VLOOKUP([.B282];[Salary.$A$2:.$C$1517];2;0);0)" office:value-type="float" office:value="7500000" calcext:value-type="float">
            <text:p>750000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nor Sheary</text:p>
          </table:table-cell>
          <table:table-cell table:style-name="ce1" table:formula="of:=IFERROR(VLOOKUP([.B283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" table:formula="of:=IF([.E283]=&quot;D&quot;;[.G283]*3;[.G283]*2)" office:value-type="float" office:value="28" calcext:value-type="float">
            <text:p>28</text:p>
          </table:table-cell>
          <table:table-cell table:style-name="ce2" table:formula="of:=IF([.E283]=&quot;D&quot;;[.H283]*2;[.H283])" office:value-type="float" office:value="8" calcext:value-type="float">
            <text:p>8</text:p>
          </table:table-cell>
          <table:table-cell table:formula="of:=[.J283]+[.K283]" office:value-type="float" office:value="36" calcext:value-type="float">
            <text:p>36</text:p>
          </table:table-cell>
          <table:table-cell table:style-name="ce2" table:formula="of:=IFERROR(VLOOKUP([.B283];[Salary.$A$2:.$C$1517];2;0);0)" office:value-type="float" office:value="1500000" calcext:value-type="float">
            <text:p>150000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yan Pulock</text:p>
          </table:table-cell>
          <table:table-cell table:style-name="ce1" table:formula="of:=IFERROR(VLOOKUP([.B284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" table:formula="of:=IF([.E284]=&quot;D&quot;;[.G284]*3;[.G284]*2)" office:value-type="float" office:value="6" calcext:value-type="float">
            <text:p>6</text:p>
          </table:table-cell>
          <table:table-cell table:style-name="ce2" table:formula="of:=IF([.E284]=&quot;D&quot;;[.H284]*2;[.H284])" office:value-type="float" office:value="30" calcext:value-type="float">
            <text:p>30</text:p>
          </table:table-cell>
          <table:table-cell table:formula="of:=[.J284]+[.K284]" office:value-type="float" office:value="36" calcext:value-type="float">
            <text:p>36</text:p>
          </table:table-cell>
          <table:table-cell table:style-name="ce2" table:formula="of:=IFERROR(VLOOKUP([.B284];[Salary.$A$2:.$C$1517];2;0);0)" office:value-type="float" office:value="5000000" calcext:value-type="float">
            <text:p>500000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Alexandar Georgiev</text:p>
          </table:table-cell>
          <table:table-cell table:style-name="ce1" table:formula="of:=IFERROR(VLOOKUP([.B285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285]*3" office:value-type="float" office:value="24" calcext:value-type="float">
            <text:p>24</text:p>
          </table:table-cell>
          <table:table-cell table:formula="of:=[.H285]*5" office:value-type="float" office:value="10" calcext:value-type="float">
            <text:p>10</text:p>
          </table:table-cell>
          <table:table-cell table:formula="of:=[.J285]+[.K285]+[.O285]" office:value-type="float" office:value="36" calcext:value-type="float">
            <text:p>36</text:p>
          </table:table-cell>
          <table:table-cell table:style-name="ce2" table:formula="of:=IFERROR(VLOOKUP([.B285];[Salary.$A$2:.$C$1517];2;0);0)" office:value-type="float" office:value="2425000" calcext:value-type="float">
            <text:p>2425000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Petr Mrazek</text:p>
          </table:table-cell>
          <table:table-cell table:style-name="ce1" table:formula="of:=IFERROR(VLOOKUP([.B286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286]*3" office:value-type="float" office:value="18" calcext:value-type="float">
            <text:p>18</text:p>
          </table:table-cell>
          <table:table-cell table:formula="of:=[.H286]*5" office:value-type="float" office:value="15" calcext:value-type="float">
            <text:p>15</text:p>
          </table:table-cell>
          <table:table-cell table:formula="of:=[.J286]+[.K286]+[.O286]" office:value-type="float" office:value="36" calcext:value-type="float">
            <text:p>36</text:p>
          </table:table-cell>
          <table:table-cell table:style-name="ce2" table:formula="of:=IFERROR(VLOOKUP([.B286];[Salary.$A$2:.$C$1517];2;0);0)" office:value-type="float" office:value="3800000" calcext:value-type="float">
            <text:p>3800000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iktor Arvidsson</text:p>
          </table:table-cell>
          <table:table-cell table:style-name="ce1" table:formula="of:=IFERROR(VLOOKUP([.B287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2" table:formula="of:=IF([.E287]=&quot;D&quot;;[.G287]*3;[.G287]*2)" office:value-type="float" office:value="20" calcext:value-type="float">
            <text:p>20</text:p>
          </table:table-cell>
          <table:table-cell table:style-name="ce2" table:formula="of:=IF([.E287]=&quot;D&quot;;[.H287]*2;[.H287])" office:value-type="float" office:value="15" calcext:value-type="float">
            <text:p>15</text:p>
          </table:table-cell>
          <table:table-cell table:formula="of:=[.J287]+[.K287]" office:value-type="float" office:value="35" calcext:value-type="float">
            <text:p>35</text:p>
          </table:table-cell>
          <table:table-cell table:style-name="ce2" table:formula="of:=IFERROR(VLOOKUP([.B287];[Salary.$A$2:.$C$1517];2;0);0)" office:value-type="float" office:value="4250000" calcext:value-type="float">
            <text:p>425000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ttias Janmark</text:p>
          </table:table-cell>
          <table:table-cell table:style-name="ce1" table:formula="of:=IFERROR(VLOOKUP([.B288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CHI,VGK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style-name="ce2" table:formula="of:=IF([.E288]=&quot;D&quot;;[.G288]*3;[.G288]*2)" office:value-type="float" office:value="22" calcext:value-type="float">
            <text:p>22</text:p>
          </table:table-cell>
          <table:table-cell table:style-name="ce2" table:formula="of:=IF([.E288]=&quot;D&quot;;[.H288]*2;[.H288])" office:value-type="float" office:value="13" calcext:value-type="float">
            <text:p>13</text:p>
          </table:table-cell>
          <table:table-cell table:formula="of:=[.J288]+[.K288]" office:value-type="float" office:value="35" calcext:value-type="float">
            <text:p>35</text:p>
          </table:table-cell>
          <table:table-cell table:style-name="ce2" table:formula="of:=IFERROR(VLOOKUP([.B288];[Salary.$A$2:.$C$1517];2;0);0)" office:value-type="float" office:value="2000000" calcext:value-type="float">
            <text:p>200000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rson Soucy</text:p>
          </table:table-cell>
          <table:table-cell table:style-name="ce1" table:formula="of:=IFERROR(VLOOKUP([.B289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table:formula="of:=IF([.E289]=&quot;D&quot;;[.G289]*3;[.G289]*2)" office:value-type="float" office:value="3" calcext:value-type="float">
            <text:p>3</text:p>
          </table:table-cell>
          <table:table-cell table:style-name="ce2" table:formula="of:=IF([.E289]=&quot;D&quot;;[.H289]*2;[.H289])" office:value-type="float" office:value="32" calcext:value-type="float">
            <text:p>32</text:p>
          </table:table-cell>
          <table:table-cell table:formula="of:=[.J289]+[.K289]" office:value-type="float" office:value="35" calcext:value-type="float">
            <text:p>35</text:p>
          </table:table-cell>
          <table:table-cell table:style-name="ce2" table:formula="of:=IFERROR(VLOOKUP([.B289];[Salary.$A$2:.$C$1517];2;0);0)" office:value-type="float" office:value="2750000" calcext:value-type="float">
            <text:p>275000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ario Ferraro</text:p>
          </table:table-cell>
          <table:table-cell table:style-name="ce1" table:formula="of:=IFERROR(VLOOKUP([.B290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table:formula="of:=IF([.E290]=&quot;D&quot;;[.G290]*3;[.G290]*2)" office:value-type="float" office:value="3" calcext:value-type="float">
            <text:p>3</text:p>
          </table:table-cell>
          <table:table-cell table:style-name="ce2" table:formula="of:=IF([.E290]=&quot;D&quot;;[.H290]*2;[.H290])" office:value-type="float" office:value="32" calcext:value-type="float">
            <text:p>32</text:p>
          </table:table-cell>
          <table:table-cell table:formula="of:=[.J290]+[.K290]" office:value-type="float" office:value="35" calcext:value-type="float">
            <text:p>35</text:p>
          </table:table-cell>
          <table:table-cell table:style-name="ce2" table:formula="of:=IFERROR(VLOOKUP([.B290];[Salary.$A$2:.$C$1517];2;0);0)" office:value-type="float" office:value="925000" calcext:value-type="float">
            <text:p>92500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ate Schmidt</text:p>
          </table:table-cell>
          <table:table-cell table:style-name="ce1" table:formula="of:=IFERROR(VLOOKUP([.B291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" table:formula="of:=IF([.E291]=&quot;D&quot;;[.G291]*3;[.G291]*2)" office:value-type="float" office:value="15" calcext:value-type="float">
            <text:p>15</text:p>
          </table:table-cell>
          <table:table-cell table:style-name="ce2" table:formula="of:=IF([.E291]=&quot;D&quot;;[.H291]*2;[.H291])" office:value-type="float" office:value="20" calcext:value-type="float">
            <text:p>20</text:p>
          </table:table-cell>
          <table:table-cell table:formula="of:=[.J291]+[.K291]" office:value-type="float" office:value="35" calcext:value-type="float">
            <text:p>35</text:p>
          </table:table-cell>
          <table:table-cell table:style-name="ce2" table:formula="of:=IFERROR(VLOOKUP([.B291];[Salary.$A$2:.$C$1517];2;0);0)" office:value-type="float" office:value="5950000" calcext:value-type="float">
            <text:p>595000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dam Lowry</text:p>
          </table:table-cell>
          <table:table-cell table:style-name="ce1" table:formula="of:=IFERROR(VLOOKUP([.B292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2" table:formula="of:=IF([.E292]=&quot;D&quot;;[.G292]*3;[.G292]*2)" office:value-type="float" office:value="20" calcext:value-type="float">
            <text:p>20</text:p>
          </table:table-cell>
          <table:table-cell table:style-name="ce2" table:formula="of:=IF([.E292]=&quot;D&quot;;[.H292]*2;[.H292])" office:value-type="float" office:value="14" calcext:value-type="float">
            <text:p>14</text:p>
          </table:table-cell>
          <table:table-cell table:formula="of:=[.J292]+[.K292]" office:value-type="float" office:value="34" calcext:value-type="float">
            <text:p>34</text:p>
          </table:table-cell>
          <table:table-cell table:style-name="ce2" table:formula="of:=IFERROR(VLOOKUP([.B292];[Salary.$A$2:.$C$1517];2;0);0)" office:value-type="float" office:value="3250000" calcext:value-type="float">
            <text:p>325000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olin Blackwell</text:p>
          </table:table-cell>
          <table:table-cell table:style-name="ce1" table:formula="of:=IFERROR(VLOOKUP([.B293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2" table:formula="of:=IF([.E293]=&quot;D&quot;;[.G293]*3;[.G293]*2)" office:value-type="float" office:value="24" calcext:value-type="float">
            <text:p>24</text:p>
          </table:table-cell>
          <table:table-cell table:style-name="ce2" table:formula="of:=IF([.E293]=&quot;D&quot;;[.H293]*2;[.H293])" office:value-type="float" office:value="10" calcext:value-type="float">
            <text:p>10</text:p>
          </table:table-cell>
          <table:table-cell table:formula="of:=[.J293]+[.K293]" office:value-type="float" office:value="34" calcext:value-type="float">
            <text:p>34</text:p>
          </table:table-cell>
          <table:table-cell table:style-name="ce2" table:formula="of:=IFERROR(VLOOKUP([.B293];[Salary.$A$2:.$C$1517];2;0);0)" office:value-type="float" office:value="725000" calcext:value-type="float">
            <text:p>72500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dam Boqvist</text:p>
          </table:table-cell>
          <table:table-cell table:style-name="ce1" table:formula="of:=IFERROR(VLOOKUP([.B294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2" table:formula="of:=IF([.E294]=&quot;D&quot;;[.G294]*3;[.G294]*2)" office:value-type="float" office:value="6" calcext:value-type="float">
            <text:p>6</text:p>
          </table:table-cell>
          <table:table-cell table:style-name="ce2" table:formula="of:=IF([.E294]=&quot;D&quot;;[.H294]*2;[.H294])" office:value-type="float" office:value="28" calcext:value-type="float">
            <text:p>28</text:p>
          </table:table-cell>
          <table:table-cell table:formula="of:=[.J294]+[.K294]" office:value-type="float" office:value="34" calcext:value-type="float">
            <text:p>34</text:p>
          </table:table-cell>
          <table:table-cell table:style-name="ce2" table:formula="of:=IFERROR(VLOOKUP([.B294];[Salary.$A$2:.$C$1517];2;0);0)" office:value-type="float" office:value="894167" calcext:value-type="float">
            <text:p>894167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Duncan Keith</text:p>
          </table:table-cell>
          <table:table-cell table:style-name="ce1" table:formula="of:=IFERROR(VLOOKUP([.B295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2" table:formula="of:=IF([.E295]=&quot;D&quot;;[.G295]*3;[.G295]*2)" office:value-type="float" office:value="12" calcext:value-type="float">
            <text:p>12</text:p>
          </table:table-cell>
          <table:table-cell table:style-name="ce2" table:formula="of:=IF([.E295]=&quot;D&quot;;[.H295]*2;[.H295])" office:value-type="float" office:value="22" calcext:value-type="float">
            <text:p>22</text:p>
          </table:table-cell>
          <table:table-cell table:formula="of:=[.J295]+[.K295]" office:value-type="float" office:value="34" calcext:value-type="float">
            <text:p>34</text:p>
          </table:table-cell>
          <table:table-cell table:style-name="ce2" table:formula="of:=IFERROR(VLOOKUP([.B295];[Salary.$A$2:.$C$1517];2;0);0)" office:value-type="float" office:value="5538462" calcext:value-type="float">
            <text:p>553846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oah Hanifin</text:p>
          </table:table-cell>
          <table:table-cell table:style-name="ce1" table:formula="of:=IFERROR(VLOOKUP([.B296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2" table:formula="of:=IF([.E296]=&quot;D&quot;;[.G296]*3;[.G296]*2)" office:value-type="float" office:value="12" calcext:value-type="float">
            <text:p>12</text:p>
          </table:table-cell>
          <table:table-cell table:style-name="ce2" table:formula="of:=IF([.E296]=&quot;D&quot;;[.H296]*2;[.H296])" office:value-type="float" office:value="22" calcext:value-type="float">
            <text:p>22</text:p>
          </table:table-cell>
          <table:table-cell table:formula="of:=[.J296]+[.K296]" office:value-type="float" office:value="34" calcext:value-type="float">
            <text:p>34</text:p>
          </table:table-cell>
          <table:table-cell table:style-name="ce2" table:formula="of:=IFERROR(VLOOKUP([.B296];[Salary.$A$2:.$C$1517];2;0);0)" office:value-type="float" office:value="4950000" calcext:value-type="float">
            <text:p>495000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Jamie Oleksiak</text:p>
          </table:table-cell>
          <table:table-cell table:style-name="ce1" table:formula="of:=IFERROR(VLOOKUP([.B297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2" table:formula="of:=IF([.E297]=&quot;D&quot;;[.G297]*3;[.G297]*2)" office:value-type="float" office:value="18" calcext:value-type="float">
            <text:p>18</text:p>
          </table:table-cell>
          <table:table-cell table:style-name="ce2" table:formula="of:=IF([.E297]=&quot;D&quot;;[.H297]*2;[.H297])" office:value-type="float" office:value="16" calcext:value-type="float">
            <text:p>16</text:p>
          </table:table-cell>
          <table:table-cell table:formula="of:=[.J297]+[.K297]" office:value-type="float" office:value="34" calcext:value-type="float">
            <text:p>34</text:p>
          </table:table-cell>
          <table:table-cell table:style-name="ce2" table:formula="of:=IFERROR(VLOOKUP([.B297];[Salary.$A$2:.$C$1517];2;0);0)" office:value-type="float" office:value="4600000" calcext:value-type="float">
            <text:p>460000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oonas Korpisalo</text:p>
          </table:table-cell>
          <table:table-cell table:style-name="ce1" table:formula="of:=IFERROR(VLOOKUP([.B298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98]*3" office:value-type="float" office:value="27" calcext:value-type="float">
            <text:p>27</text:p>
          </table:table-cell>
          <table:table-cell table:formula="of:=[.H298]*5" office:value-type="float" office:value="0" calcext:value-type="float">
            <text:p>0</text:p>
          </table:table-cell>
          <table:table-cell table:formula="of:=[.J298]+[.K298]+[.O298]" office:value-type="float" office:value="34" calcext:value-type="float">
            <text:p>34</text:p>
          </table:table-cell>
          <table:table-cell table:style-name="ce2" table:formula="of:=IFERROR(VLOOKUP([.B298];[Salary.$A$2:.$C$1517];2;0);0)" office:value-type="float" office:value="2800000" calcext:value-type="float">
            <text:p>2800000</text:p>
          </table:table-cell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Janne Kuokkanen</text:p>
          </table:table-cell>
          <table:table-cell table:style-name="ce1" table:formula="of:=IFERROR(VLOOKUP([.B299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style-name="ce2" table:formula="of:=IF([.E299]=&quot;D&quot;;[.G299]*3;[.G299]*2)" office:value-type="float" office:value="16" calcext:value-type="float">
            <text:p>16</text:p>
          </table:table-cell>
          <table:table-cell table:style-name="ce2" table:formula="of:=IF([.E299]=&quot;D&quot;;[.H299]*2;[.H299])" office:value-type="float" office:value="17" calcext:value-type="float">
            <text:p>17</text:p>
          </table:table-cell>
          <table:table-cell table:formula="of:=[.J299]+[.K299]" office:value-type="float" office:value="33" calcext:value-type="float">
            <text:p>33</text:p>
          </table:table-cell>
          <table:table-cell table:style-name="ce2" table:formula="of:=IFERROR(VLOOKUP([.B299];[Salary.$A$2:.$C$1517];2;0);0)" office:value-type="float" office:value="1825000" calcext:value-type="float">
            <text:p>182500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x Domi</text:p>
          </table:table-cell>
          <table:table-cell table:style-name="ce1" table:formula="of:=IFERROR(VLOOKUP([.B300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2" table:formula="of:=IF([.E300]=&quot;D&quot;;[.G300]*3;[.G300]*2)" office:value-type="float" office:value="18" calcext:value-type="float">
            <text:p>18</text:p>
          </table:table-cell>
          <table:table-cell table:style-name="ce2" table:formula="of:=IF([.E300]=&quot;D&quot;;[.H300]*2;[.H300])" office:value-type="float" office:value="15" calcext:value-type="float">
            <text:p>15</text:p>
          </table:table-cell>
          <table:table-cell table:formula="of:=[.J300]+[.K300]" office:value-type="float" office:value="33" calcext:value-type="float">
            <text:p>33</text:p>
          </table:table-cell>
          <table:table-cell table:style-name="ce2" table:formula="of:=IFERROR(VLOOKUP([.B300];[Salary.$A$2:.$C$1517];2;0);0)" office:value-type="float" office:value="5300000" calcext:value-type="float">
            <text:p>530000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randon Hagel</text:p>
          </table:table-cell>
          <table:table-cell table:style-name="ce1" table:formula="of:=IFERROR(VLOOKUP([.B301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2" table:formula="of:=IF([.E301]=&quot;D&quot;;[.G301]*3;[.G301]*2)" office:value-type="float" office:value="18" calcext:value-type="float">
            <text:p>18</text:p>
          </table:table-cell>
          <table:table-cell table:style-name="ce2" table:formula="of:=IF([.E301]=&quot;D&quot;;[.H301]*2;[.H301])" office:value-type="float" office:value="15" calcext:value-type="float">
            <text:p>15</text:p>
          </table:table-cell>
          <table:table-cell table:formula="of:=[.J301]+[.K301]" office:value-type="float" office:value="33" calcext:value-type="float">
            <text:p>33</text:p>
          </table:table-cell>
          <table:table-cell table:style-name="ce2" table:formula="of:=IFERROR(VLOOKUP([.B301];[Salary.$A$2:.$C$1517];2;0);0)" office:value-type="float" office:value="1500000" calcext:value-type="float">
            <text:p>1500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ilan Lucic</text:p>
          </table:table-cell>
          <table:table-cell table:style-name="ce1" table:formula="of:=IFERROR(VLOOKUP([.B302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2" table:formula="of:=IF([.E302]=&quot;D&quot;;[.G302]*3;[.G302]*2)" office:value-type="float" office:value="20" calcext:value-type="float">
            <text:p>20</text:p>
          </table:table-cell>
          <table:table-cell table:style-name="ce2" table:formula="of:=IF([.E302]=&quot;D&quot;;[.H302]*2;[.H302])" office:value-type="float" office:value="13" calcext:value-type="float">
            <text:p>13</text:p>
          </table:table-cell>
          <table:table-cell table:formula="of:=[.J302]+[.K302]" office:value-type="float" office:value="33" calcext:value-type="float">
            <text:p>33</text:p>
          </table:table-cell>
          <table:table-cell table:style-name="ce2" table:formula="of:=IFERROR(VLOOKUP([.B302];[Salary.$A$2:.$C$1517];2;0);0)" office:value-type="float" office:value="5250000" calcext:value-type="float">
            <text:p>525000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ictor Rask</text:p>
          </table:table-cell>
          <table:table-cell table:style-name="ce1" table:formula="of:=IFERROR(VLOOKUP([.B303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2" table:formula="of:=IF([.E303]=&quot;D&quot;;[.G303]*3;[.G303]*2)" office:value-type="float" office:value="20" calcext:value-type="float">
            <text:p>20</text:p>
          </table:table-cell>
          <table:table-cell table:style-name="ce2" table:formula="of:=IF([.E303]=&quot;D&quot;;[.H303]*2;[.H303])" office:value-type="float" office:value="13" calcext:value-type="float">
            <text:p>13</text:p>
          </table:table-cell>
          <table:table-cell table:formula="of:=[.J303]+[.K303]" office:value-type="float" office:value="33" calcext:value-type="float">
            <text:p>33</text:p>
          </table:table-cell>
          <table:table-cell table:style-name="ce2" table:formula="of:=IFERROR(VLOOKUP([.B303];[Salary.$A$2:.$C$1517];2;0);0)" office:value-type="float" office:value="4000000" calcext:value-type="float">
            <text:p>400000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ndreas Athanasiou</text:p>
          </table:table-cell>
          <table:table-cell table:style-name="ce1" table:formula="of:=IFERROR(VLOOKUP([.B304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2" table:formula="of:=IF([.E304]=&quot;D&quot;;[.G304]*3;[.G304]*2)" office:value-type="float" office:value="20" calcext:value-type="float">
            <text:p>20</text:p>
          </table:table-cell>
          <table:table-cell table:style-name="ce2" table:formula="of:=IF([.E304]=&quot;D&quot;;[.H304]*2;[.H304])" office:value-type="float" office:value="13" calcext:value-type="float">
            <text:p>13</text:p>
          </table:table-cell>
          <table:table-cell table:formula="of:=[.J304]+[.K304]" office:value-type="float" office:value="33" calcext:value-type="float">
            <text:p>33</text:p>
          </table:table-cell>
          <table:table-cell table:style-name="ce2" table:formula="of:=IFERROR(VLOOKUP([.B304];[Salary.$A$2:.$C$1517];2;0);0)" office:value-type="float" office:value="2700000" calcext:value-type="float">
            <text:p>270000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revor Moore</text:p>
          </table:table-cell>
          <table:table-cell table:style-name="ce1" table:formula="of:=IFERROR(VLOOKUP([.B305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2" table:formula="of:=IF([.E305]=&quot;D&quot;;[.G305]*3;[.G305]*2)" office:value-type="float" office:value="20" calcext:value-type="float">
            <text:p>20</text:p>
          </table:table-cell>
          <table:table-cell table:style-name="ce2" table:formula="of:=IF([.E305]=&quot;D&quot;;[.H305]*2;[.H305])" office:value-type="float" office:value="13" calcext:value-type="float">
            <text:p>13</text:p>
          </table:table-cell>
          <table:table-cell table:formula="of:=[.J305]+[.K305]" office:value-type="float" office:value="33" calcext:value-type="float">
            <text:p>33</text:p>
          </table:table-cell>
          <table:table-cell table:style-name="ce2" table:formula="of:=IFERROR(VLOOKUP([.B305];[Salary.$A$2:.$C$1517];2;0);0)" office:value-type="float" office:value="1875000" calcext:value-type="float">
            <text:p>187500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abriel Vilardi</text:p>
          </table:table-cell>
          <table:table-cell table:style-name="ce1" table:formula="of:=IFERROR(VLOOKUP([.B306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2" table:formula="of:=IF([.E306]=&quot;D&quot;;[.G306]*3;[.G306]*2)" office:value-type="float" office:value="20" calcext:value-type="float">
            <text:p>20</text:p>
          </table:table-cell>
          <table:table-cell table:style-name="ce2" table:formula="of:=IF([.E306]=&quot;D&quot;;[.H306]*2;[.H306])" office:value-type="float" office:value="13" calcext:value-type="float">
            <text:p>13</text:p>
          </table:table-cell>
          <table:table-cell table:formula="of:=[.J306]+[.K306]" office:value-type="float" office:value="33" calcext:value-type="float">
            <text:p>33</text:p>
          </table:table-cell>
          <table:table-cell table:style-name="ce2" table:formula="of:=IFERROR(VLOOKUP([.B306];[Salary.$A$2:.$C$1517];2;0);0)" office:value-type="float" office:value="894167" calcext:value-type="float">
            <text:p>894167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illon Dube</text:p>
          </table:table-cell>
          <table:table-cell table:style-name="ce1" table:formula="of:=IFERROR(VLOOKUP([.B307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2" table:formula="of:=IF([.E307]=&quot;D&quot;;[.G307]*3;[.G307]*2)" office:value-type="float" office:value="22" calcext:value-type="float">
            <text:p>22</text:p>
          </table:table-cell>
          <table:table-cell table:style-name="ce2" table:formula="of:=IF([.E307]=&quot;D&quot;;[.H307]*2;[.H307])" office:value-type="float" office:value="11" calcext:value-type="float">
            <text:p>11</text:p>
          </table:table-cell>
          <table:table-cell table:formula="of:=[.J307]+[.K307]" office:value-type="float" office:value="33" calcext:value-type="float">
            <text:p>33</text:p>
          </table:table-cell>
          <table:table-cell table:style-name="ce2" table:formula="of:=IFERROR(VLOOKUP([.B307];[Salary.$A$2:.$C$1517];2;0);0)" office:value-type="float" office:value="2300000" calcext:value-type="float">
            <text:p>230000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eli Tolvanen</text:p>
          </table:table-cell>
          <table:table-cell table:style-name="ce1" table:formula="of:=IFERROR(VLOOKUP([.B308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2" table:formula="of:=IF([.E308]=&quot;D&quot;;[.G308]*3;[.G308]*2)" office:value-type="float" office:value="22" calcext:value-type="float">
            <text:p>22</text:p>
          </table:table-cell>
          <table:table-cell table:style-name="ce2" table:formula="of:=IF([.E308]=&quot;D&quot;;[.H308]*2;[.H308])" office:value-type="float" office:value="11" calcext:value-type="float">
            <text:p>11</text:p>
          </table:table-cell>
          <table:table-cell table:formula="of:=[.J308]+[.K308]" office:value-type="float" office:value="33" calcext:value-type="float">
            <text:p>33</text:p>
          </table:table-cell>
          <table:table-cell table:style-name="ce2" table:formula="of:=IFERROR(VLOOKUP([.B308];[Salary.$A$2:.$C$1517];2;0);0)" office:value-type="float" office:value="1450000" calcext:value-type="float">
            <text:p>145000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dam Henrique</text:p>
          </table:table-cell>
          <table:table-cell table:style-name="ce1" table:formula="of:=IFERROR(VLOOKUP([.B309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2" table:formula="of:=IF([.E309]=&quot;D&quot;;[.G309]*3;[.G309]*2)" office:value-type="float" office:value="24" calcext:value-type="float">
            <text:p>24</text:p>
          </table:table-cell>
          <table:table-cell table:style-name="ce2" table:formula="of:=IF([.E309]=&quot;D&quot;;[.H309]*2;[.H309])" office:value-type="float" office:value="9" calcext:value-type="float">
            <text:p>9</text:p>
          </table:table-cell>
          <table:table-cell table:formula="of:=[.J309]+[.K309]" office:value-type="float" office:value="33" calcext:value-type="float">
            <text:p>33</text:p>
          </table:table-cell>
          <table:table-cell table:style-name="ce2" table:formula="of:=IFERROR(VLOOKUP([.B309];[Salary.$A$2:.$C$1517];2;0);0)" office:value-type="float" office:value="5825000" calcext:value-type="float">
            <text:p>582500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Oliver Wahlstrom</text:p>
          </table:table-cell>
          <table:table-cell table:style-name="ce1" table:formula="of:=IFERROR(VLOOKUP([.B310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2" table:formula="of:=IF([.E310]=&quot;D&quot;;[.G310]*3;[.G310]*2)" office:value-type="float" office:value="24" calcext:value-type="float">
            <text:p>24</text:p>
          </table:table-cell>
          <table:table-cell table:style-name="ce2" table:formula="of:=IF([.E310]=&quot;D&quot;;[.H310]*2;[.H310])" office:value-type="float" office:value="9" calcext:value-type="float">
            <text:p>9</text:p>
          </table:table-cell>
          <table:table-cell table:formula="of:=[.J310]+[.K310]" office:value-type="float" office:value="33" calcext:value-type="float">
            <text:p>33</text:p>
          </table:table-cell>
          <table:table-cell table:style-name="ce2" table:formula="of:=IFERROR(VLOOKUP([.B310];[Salary.$A$2:.$C$1517];2;0);0)" office:value-type="float" office:value="894167" calcext:value-type="float">
            <text:p>894167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xis Lafreniere</text:p>
          </table:table-cell>
          <table:table-cell table:style-name="ce1" table:formula="of:=IFERROR(VLOOKUP([.B311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2" table:formula="of:=IF([.E311]=&quot;D&quot;;[.G311]*3;[.G311]*2)" office:value-type="float" office:value="24" calcext:value-type="float">
            <text:p>24</text:p>
          </table:table-cell>
          <table:table-cell table:style-name="ce2" table:formula="of:=IF([.E311]=&quot;D&quot;;[.H311]*2;[.H311])" office:value-type="float" office:value="9" calcext:value-type="float">
            <text:p>9</text:p>
          </table:table-cell>
          <table:table-cell table:formula="of:=[.J311]+[.K311]" office:value-type="float" office:value="33" calcext:value-type="float">
            <text:p>33</text:p>
          </table:table-cell>
          <table:table-cell table:style-name="ce2" table:formula="of:=IFERROR(VLOOKUP([.B311];[Salary.$A$2:.$C$1517];2;0);0)" office:value-type="float" office:value="925000" calcext:value-type="float">
            <text:p>92500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vgeni Dadonov</text:p>
          </table:table-cell>
          <table:table-cell table:style-name="ce1" table:formula="of:=IFERROR(VLOOKUP([.B312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2" table:formula="of:=IF([.E312]=&quot;D&quot;;[.G312]*3;[.G312]*2)" office:value-type="float" office:value="26" calcext:value-type="float">
            <text:p>26</text:p>
          </table:table-cell>
          <table:table-cell table:style-name="ce2" table:formula="of:=IF([.E312]=&quot;D&quot;;[.H312]*2;[.H312])" office:value-type="float" office:value="7" calcext:value-type="float">
            <text:p>7</text:p>
          </table:table-cell>
          <table:table-cell table:formula="of:=[.J312]+[.K312]" office:value-type="float" office:value="33" calcext:value-type="float">
            <text:p>33</text:p>
          </table:table-cell>
          <table:table-cell table:style-name="ce2" table:formula="of:=IFERROR(VLOOKUP([.B312];[Salary.$A$2:.$C$1517];2;0);0)" office:value-type="float" office:value="5000000" calcext:value-type="float">
            <text:p>500000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aniel Sprong</text:p>
          </table:table-cell>
          <table:table-cell table:style-name="ce1" table:formula="of:=IFERROR(VLOOKUP([.B313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2" table:formula="of:=IF([.E313]=&quot;D&quot;;[.G313]*3;[.G313]*2)" office:value-type="float" office:value="26" calcext:value-type="float">
            <text:p>26</text:p>
          </table:table-cell>
          <table:table-cell table:style-name="ce2" table:formula="of:=IF([.E313]=&quot;D&quot;;[.H313]*2;[.H313])" office:value-type="float" office:value="7" calcext:value-type="float">
            <text:p>7</text:p>
          </table:table-cell>
          <table:table-cell table:formula="of:=[.J313]+[.K313]" office:value-type="float" office:value="33" calcext:value-type="float">
            <text:p>33</text:p>
          </table:table-cell>
          <table:table-cell table:style-name="ce2" table:formula="of:=IFERROR(VLOOKUP([.B313];[Salary.$A$2:.$C$1517];2;0);0)" office:value-type="float" office:value="725000" calcext:value-type="float">
            <text:p>72500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yan Lindgren</text:p>
          </table:table-cell>
          <table:table-cell table:style-name="ce1" table:formula="of:=IFERROR(VLOOKUP([.B314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" table:formula="of:=IF([.E314]=&quot;D&quot;;[.G314]*3;[.G314]*2)" office:value-type="float" office:value="3" calcext:value-type="float">
            <text:p>3</text:p>
          </table:table-cell>
          <table:table-cell table:style-name="ce2" table:formula="of:=IF([.E314]=&quot;D&quot;;[.H314]*2;[.H314])" office:value-type="float" office:value="30" calcext:value-type="float">
            <text:p>30</text:p>
          </table:table-cell>
          <table:table-cell table:formula="of:=[.J314]+[.K314]" office:value-type="float" office:value="33" calcext:value-type="float">
            <text:p>33</text:p>
          </table:table-cell>
          <table:table-cell table:style-name="ce2" table:formula="of:=IFERROR(VLOOKUP([.B314];[Salary.$A$2:.$C$1517];2;0);0)" office:value-type="float" office:value="3000000" calcext:value-type="float">
            <text:p>300000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onnor Murphy</text:p>
          </table:table-cell>
          <table:table-cell table:style-name="ce1" table:formula="of:=IFERROR(VLOOKUP([.B315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2" table:formula="of:=IF([.E315]=&quot;D&quot;;[.G315]*3;[.G315]*2)" office:value-type="float" office:value="9" calcext:value-type="float">
            <text:p>9</text:p>
          </table:table-cell>
          <table:table-cell table:style-name="ce2" table:formula="of:=IF([.E315]=&quot;D&quot;;[.H315]*2;[.H315])" office:value-type="float" office:value="24" calcext:value-type="float">
            <text:p>24</text:p>
          </table:table-cell>
          <table:table-cell table:formula="of:=[.J315]+[.K315]" office:value-type="float" office:value="33" calcext:value-type="float">
            <text:p>33</text:p>
          </table:table-cell>
          <table:table-cell table:style-name="ce2" table:formula="of:=IFERROR(VLOOKUP([.B315];[Salary.$A$2:.$C$1517];2;0);0)" office:value-type="float" office:value="3850000" calcext:value-type="float">
            <text:p>385000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Jaccob Slavin</text:p>
          </table:table-cell>
          <table:table-cell table:style-name="ce1" table:formula="of:=IFERROR(VLOOKUP([.B316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2" table:formula="of:=IF([.E316]=&quot;D&quot;;[.G316]*3;[.G316]*2)" office:value-type="float" office:value="9" calcext:value-type="float">
            <text:p>9</text:p>
          </table:table-cell>
          <table:table-cell table:style-name="ce2" table:formula="of:=IF([.E316]=&quot;D&quot;;[.H316]*2;[.H316])" office:value-type="float" office:value="24" calcext:value-type="float">
            <text:p>24</text:p>
          </table:table-cell>
          <table:table-cell table:formula="of:=[.J316]+[.K316]" office:value-type="float" office:value="33" calcext:value-type="float">
            <text:p>33</text:p>
          </table:table-cell>
          <table:table-cell table:style-name="ce2" table:formula="of:=IFERROR(VLOOKUP([.B316];[Salary.$A$2:.$C$1517];2;0);0)" office:value-type="float" office:value="5300000" calcext:value-type="float">
            <text:p>530000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ravis Sanheim</text:p>
          </table:table-cell>
          <table:table-cell table:style-name="ce1" table:formula="of:=IFERROR(VLOOKUP([.B317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2" table:formula="of:=IF([.E317]=&quot;D&quot;;[.G317]*3;[.G317]*2)" office:value-type="float" office:value="9" calcext:value-type="float">
            <text:p>9</text:p>
          </table:table-cell>
          <table:table-cell table:style-name="ce2" table:formula="of:=IF([.E317]=&quot;D&quot;;[.H317]*2;[.H317])" office:value-type="float" office:value="24" calcext:value-type="float">
            <text:p>24</text:p>
          </table:table-cell>
          <table:table-cell table:formula="of:=[.J317]+[.K317]" office:value-type="float" office:value="33" calcext:value-type="float">
            <text:p>33</text:p>
          </table:table-cell>
          <table:table-cell table:style-name="ce2" table:formula="of:=IFERROR(VLOOKUP([.B317];[Salary.$A$2:.$C$1517];2;0);0)" office:value-type="float" office:value="4675000" calcext:value-type="float">
            <text:p>467500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Ville Husso</text:p>
          </table:table-cell>
          <table:table-cell table:style-name="ce1" table:formula="of:=IFERROR(VLOOKUP([.B318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318]*3" office:value-type="float" office:value="27" calcext:value-type="float">
            <text:p>27</text:p>
          </table:table-cell>
          <table:table-cell table:formula="of:=[.H318]*5" office:value-type="float" office:value="5" calcext:value-type="float">
            <text:p>5</text:p>
          </table:table-cell>
          <table:table-cell table:formula="of:=[.J318]+[.K318]+[.O318]" office:value-type="float" office:value="33" calcext:value-type="float">
            <text:p>33</text:p>
          </table:table-cell>
          <table:table-cell table:style-name="ce2" table:formula="of:=IFERROR(VLOOKUP([.B318];[Salary.$A$2:.$C$1517];2;0);0)" office:value-type="float" office:value="750000" calcext:value-type="float">
            <text:p>750000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ylan Larkin</text:p>
          </table:table-cell>
          <table:table-cell table:style-name="ce1" table:formula="of:=IFERROR(VLOOKUP([.B319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2" table:formula="of:=IF([.E319]=&quot;D&quot;;[.G319]*3;[.G319]*2)" office:value-type="float" office:value="18" calcext:value-type="float">
            <text:p>18</text:p>
          </table:table-cell>
          <table:table-cell table:style-name="ce2" table:formula="of:=IF([.E319]=&quot;D&quot;;[.H319]*2;[.H319])" office:value-type="float" office:value="14" calcext:value-type="float">
            <text:p>14</text:p>
          </table:table-cell>
          <table:table-cell table:formula="of:=[.J319]+[.K319]" office:value-type="float" office:value="32" calcext:value-type="float">
            <text:p>32</text:p>
          </table:table-cell>
          <table:table-cell table:style-name="ce2" table:formula="of:=IFERROR(VLOOKUP([.B319];[Salary.$A$2:.$C$1517];2;0);0)" office:value-type="float" office:value="6100000" calcext:value-type="float">
            <text:p>6100000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sey Mittelstadt</text:p>
          </table:table-cell>
          <table:table-cell table:style-name="ce1" table:formula="of:=IFERROR(VLOOKUP([.B320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2" table:formula="of:=IF([.E320]=&quot;D&quot;;[.G320]*3;[.G320]*2)" office:value-type="float" office:value="20" calcext:value-type="float">
            <text:p>20</text:p>
          </table:table-cell>
          <table:table-cell table:style-name="ce2" table:formula="of:=IF([.E320]=&quot;D&quot;;[.H320]*2;[.H320])" office:value-type="float" office:value="12" calcext:value-type="float">
            <text:p>12</text:p>
          </table:table-cell>
          <table:table-cell table:formula="of:=[.J320]+[.K320]" office:value-type="float" office:value="32" calcext:value-type="float">
            <text:p>32</text:p>
          </table:table-cell>
          <table:table-cell table:style-name="ce2" table:formula="of:=IFERROR(VLOOKUP([.B320];[Salary.$A$2:.$C$1517];2;0);0)" office:value-type="float" office:value="2500000" calcext:value-type="float">
            <text:p>250000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Kevin Shattenkirk</text:p>
          </table:table-cell>
          <table:table-cell table:style-name="ce1" table:formula="of:=IFERROR(VLOOKUP([.B321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2" table:formula="of:=IF([.E321]=&quot;D&quot;;[.G321]*3;[.G321]*2)" office:value-type="float" office:value="6" calcext:value-type="float">
            <text:p>6</text:p>
          </table:table-cell>
          <table:table-cell table:style-name="ce2" table:formula="of:=IF([.E321]=&quot;D&quot;;[.H321]*2;[.H321])" office:value-type="float" office:value="26" calcext:value-type="float">
            <text:p>26</text:p>
          </table:table-cell>
          <table:table-cell table:formula="of:=[.J321]+[.K321]" office:value-type="float" office:value="32" calcext:value-type="float">
            <text:p>32</text:p>
          </table:table-cell>
          <table:table-cell table:style-name="ce2" table:formula="of:=IFERROR(VLOOKUP([.B321];[Salary.$A$2:.$C$1517];2;0);0)" office:value-type="float" office:value="3900000" calcext:value-type="float">
            <text:p>390000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cott Mayfield</text:p>
          </table:table-cell>
          <table:table-cell table:style-name="ce1" table:formula="of:=IFERROR(VLOOKUP([.B322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2" table:formula="of:=IF([.E322]=&quot;D&quot;;[.G322]*3;[.G322]*2)" office:value-type="float" office:value="6" calcext:value-type="float">
            <text:p>6</text:p>
          </table:table-cell>
          <table:table-cell table:style-name="ce2" table:formula="of:=IF([.E322]=&quot;D&quot;;[.H322]*2;[.H322])" office:value-type="float" office:value="26" calcext:value-type="float">
            <text:p>26</text:p>
          </table:table-cell>
          <table:table-cell table:formula="of:=[.J322]+[.K322]" office:value-type="float" office:value="32" calcext:value-type="float">
            <text:p>32</text:p>
          </table:table-cell>
          <table:table-cell table:style-name="ce2" table:formula="of:=IFERROR(VLOOKUP([.B322];[Salary.$A$2:.$C$1517];2;0);0)" office:value-type="float" office:value="1450000" calcext:value-type="float">
            <text:p>145000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yan Graves</text:p>
          </table:table-cell>
          <table:table-cell table:style-name="ce1" table:formula="of:=IFERROR(VLOOKUP([.B323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2" table:formula="of:=IF([.E323]=&quot;D&quot;;[.G323]*3;[.G323]*2)" office:value-type="float" office:value="6" calcext:value-type="float">
            <text:p>6</text:p>
          </table:table-cell>
          <table:table-cell table:style-name="ce2" table:formula="of:=IF([.E323]=&quot;D&quot;;[.H323]*2;[.H323])" office:value-type="float" office:value="26" calcext:value-type="float">
            <text:p>26</text:p>
          </table:table-cell>
          <table:table-cell table:formula="of:=[.J323]+[.K323]" office:value-type="float" office:value="32" calcext:value-type="float">
            <text:p>32</text:p>
          </table:table-cell>
          <table:table-cell table:style-name="ce2" table:formula="of:=IFERROR(VLOOKUP([.B323];[Salary.$A$2:.$C$1517];2;0);0)" office:value-type="float" office:value="3166667" calcext:value-type="float">
            <text:p>3166667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rian Dumoulin</text:p>
          </table:table-cell>
          <table:table-cell table:style-name="ce1" table:formula="of:=IFERROR(VLOOKUP([.B324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2" table:formula="of:=IF([.E324]=&quot;D&quot;;[.G324]*3;[.G324]*2)" office:value-type="float" office:value="12" calcext:value-type="float">
            <text:p>12</text:p>
          </table:table-cell>
          <table:table-cell table:style-name="ce2" table:formula="of:=IF([.E324]=&quot;D&quot;;[.H324]*2;[.H324])" office:value-type="float" office:value="20" calcext:value-type="float">
            <text:p>20</text:p>
          </table:table-cell>
          <table:table-cell table:formula="of:=[.J324]+[.K324]" office:value-type="float" office:value="32" calcext:value-type="float">
            <text:p>32</text:p>
          </table:table-cell>
          <table:table-cell table:style-name="ce2" table:formula="of:=IFERROR(VLOOKUP([.B324];[Salary.$A$2:.$C$1517];2;0);0)" office:value-type="float" office:value="4100000" calcext:value-type="float">
            <text:p>410000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dam Pelech</text:p>
          </table:table-cell>
          <table:table-cell table:style-name="ce1" table:formula="of:=IFERROR(VLOOKUP([.B325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2" table:formula="of:=IF([.E325]=&quot;D&quot;;[.G325]*3;[.G325]*2)" office:value-type="float" office:value="12" calcext:value-type="float">
            <text:p>12</text:p>
          </table:table-cell>
          <table:table-cell table:style-name="ce2" table:formula="of:=IF([.E325]=&quot;D&quot;;[.H325]*2;[.H325])" office:value-type="float" office:value="20" calcext:value-type="float">
            <text:p>20</text:p>
          </table:table-cell>
          <table:table-cell table:formula="of:=[.J325]+[.K325]" office:value-type="float" office:value="32" calcext:value-type="float">
            <text:p>32</text:p>
          </table:table-cell>
          <table:table-cell table:style-name="ce2" table:formula="of:=IFERROR(VLOOKUP([.B325];[Salary.$A$2:.$C$1517];2;0);0)" office:value-type="float" office:value="5750000" calcext:value-type="float">
            <text:p>575000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al Petersen</text:p>
          </table:table-cell>
          <table:table-cell table:style-name="ce1" table:formula="of:=IFERROR(VLOOKUP([.B326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26]*3" office:value-type="float" office:value="27" calcext:value-type="float">
            <text:p>27</text:p>
          </table:table-cell>
          <table:table-cell table:formula="of:=[.H326]*5" office:value-type="float" office:value="0" calcext:value-type="float">
            <text:p>0</text:p>
          </table:table-cell>
          <table:table-cell table:formula="of:=[.J326]+[.K326]+[.O326]" office:value-type="float" office:value="32" calcext:value-type="float">
            <text:p>32</text:p>
          </table:table-cell>
          <table:table-cell table:style-name="ce2" table:formula="of:=IFERROR(VLOOKUP([.B326];[Salary.$A$2:.$C$1517];2;0);0)" office:value-type="float" office:value="858333" calcext:value-type="float">
            <text:p>858333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rs Eller</text:p>
          </table:table-cell>
          <table:table-cell table:style-name="ce1" table:formula="of:=IFERROR(VLOOKUP([.B327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2" table:formula="of:=IF([.E327]=&quot;D&quot;;[.G327]*3;[.G327]*2)" office:value-type="float" office:value="16" calcext:value-type="float">
            <text:p>16</text:p>
          </table:table-cell>
          <table:table-cell table:style-name="ce2" table:formula="of:=IF([.E327]=&quot;D&quot;;[.H327]*2;[.H327])" office:value-type="float" office:value="15" calcext:value-type="float">
            <text:p>15</text:p>
          </table:table-cell>
          <table:table-cell table:formula="of:=[.J327]+[.K327]" office:value-type="float" office:value="31" calcext:value-type="float">
            <text:p>31</text:p>
          </table:table-cell>
          <table:table-cell table:style-name="ce2" table:formula="of:=IFERROR(VLOOKUP([.B327];[Salary.$A$2:.$C$1517];2;0);0)" office:value-type="float" office:value="3500000" calcext:value-type="float">
            <text:p>350000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lexander Kerfoot</text:p>
          </table:table-cell>
          <table:table-cell table:style-name="ce1" table:formula="of:=IFERROR(VLOOKUP([.B328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2" table:formula="of:=IF([.E328]=&quot;D&quot;;[.G328]*3;[.G328]*2)" office:value-type="float" office:value="16" calcext:value-type="float">
            <text:p>16</text:p>
          </table:table-cell>
          <table:table-cell table:style-name="ce2" table:formula="of:=IF([.E328]=&quot;D&quot;;[.H328]*2;[.H328])" office:value-type="float" office:value="15" calcext:value-type="float">
            <text:p>15</text:p>
          </table:table-cell>
          <table:table-cell table:formula="of:=[.J328]+[.K328]" office:value-type="float" office:value="31" calcext:value-type="float">
            <text:p>31</text:p>
          </table:table-cell>
          <table:table-cell table:style-name="ce2" table:formula="of:=IFERROR(VLOOKUP([.B328];[Salary.$A$2:.$C$1517];2;0);0)" office:value-type="float" office:value="3500000" calcext:value-type="float">
            <text:p>350000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nthony Cirelli</text:p>
          </table:table-cell>
          <table:table-cell table:style-name="ce1" table:formula="of:=IFERROR(VLOOKUP([.B329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style-name="ce2" table:formula="of:=IF([.E329]=&quot;D&quot;;[.G329]*3;[.G329]*2)" office:value-type="float" office:value="18" calcext:value-type="float">
            <text:p>18</text:p>
          </table:table-cell>
          <table:table-cell table:style-name="ce2" table:formula="of:=IF([.E329]=&quot;D&quot;;[.H329]*2;[.H329])" office:value-type="float" office:value="13" calcext:value-type="float">
            <text:p>13</text:p>
          </table:table-cell>
          <table:table-cell table:formula="of:=[.J329]+[.K329]" office:value-type="float" office:value="31" calcext:value-type="float">
            <text:p>31</text:p>
          </table:table-cell>
          <table:table-cell table:style-name="ce2" table:formula="of:=IFERROR(VLOOKUP([.B329];[Salary.$A$2:.$C$1517];2;0);0)" office:value-type="float" office:value="4800000" calcext:value-type="float">
            <text:p>480000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Kyle Palmieri</text:p>
          </table:table-cell>
          <table:table-cell table:style-name="ce1" table:formula="of:=IFERROR(VLOOKUP([.B330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JD,NYI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2" table:formula="of:=IF([.E330]=&quot;D&quot;;[.G330]*3;[.G330]*2)" office:value-type="float" office:value="20" calcext:value-type="float">
            <text:p>20</text:p>
          </table:table-cell>
          <table:table-cell table:style-name="ce2" table:formula="of:=IF([.E330]=&quot;D&quot;;[.H330]*2;[.H330])" office:value-type="float" office:value="11" calcext:value-type="float">
            <text:p>11</text:p>
          </table:table-cell>
          <table:table-cell table:formula="of:=[.J330]+[.K330]" office:value-type="float" office:value="31" calcext:value-type="float">
            <text:p>31</text:p>
          </table:table-cell>
          <table:table-cell table:style-name="ce2" table:formula="of:=IFERROR(VLOOKUP([.B330];[Salary.$A$2:.$C$1517];2;0);0)" office:value-type="float" office:value="5000000" calcext:value-type="float">
            <text:p>500000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Valeri Nichushkin</text:p>
          </table:table-cell>
          <table:table-cell table:style-name="ce1" table:formula="of:=IFERROR(VLOOKUP([.B331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2" table:formula="of:=IF([.E331]=&quot;D&quot;;[.G331]*3;[.G331]*2)" office:value-type="float" office:value="20" calcext:value-type="float">
            <text:p>20</text:p>
          </table:table-cell>
          <table:table-cell table:style-name="ce2" table:formula="of:=IF([.E331]=&quot;D&quot;;[.H331]*2;[.H331])" office:value-type="float" office:value="11" calcext:value-type="float">
            <text:p>11</text:p>
          </table:table-cell>
          <table:table-cell table:formula="of:=[.J331]+[.K331]" office:value-type="float" office:value="31" calcext:value-type="float">
            <text:p>31</text:p>
          </table:table-cell>
          <table:table-cell table:style-name="ce2" table:formula="of:=IFERROR(VLOOKUP([.B331];[Salary.$A$2:.$C$1517];2;0);0)" office:value-type="float" office:value="2500000" calcext:value-type="float">
            <text:p>250000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lias Pettersson</text:p>
          </table:table-cell>
          <table:table-cell table:style-name="ce1" table:formula="of:=IFERROR(VLOOKUP([.B332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2" table:formula="of:=IF([.E332]=&quot;D&quot;;[.G332]*3;[.G332]*2)" office:value-type="float" office:value="20" calcext:value-type="float">
            <text:p>20</text:p>
          </table:table-cell>
          <table:table-cell table:style-name="ce2" table:formula="of:=IF([.E332]=&quot;D&quot;;[.H332]*2;[.H332])" office:value-type="float" office:value="11" calcext:value-type="float">
            <text:p>11</text:p>
          </table:table-cell>
          <table:table-cell table:formula="of:=[.J332]+[.K332]" office:value-type="float" office:value="31" calcext:value-type="float">
            <text:p>31</text:p>
          </table:table-cell>
          <table:table-cell table:style-name="ce2" table:formula="of:=IFERROR(VLOOKUP([.B332];[Salary.$A$2:.$C$1517];2;0);0)" office:value-type="float" office:value="7350000" calcext:value-type="float">
            <text:p>735000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dam Erne</text:p>
          </table:table-cell>
          <table:table-cell table:style-name="ce1" table:formula="of:=IFERROR(VLOOKUP([.B333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2" table:formula="of:=IF([.E333]=&quot;D&quot;;[.G333]*3;[.G333]*2)" office:value-type="float" office:value="22" calcext:value-type="float">
            <text:p>22</text:p>
          </table:table-cell>
          <table:table-cell table:style-name="ce2" table:formula="of:=IF([.E333]=&quot;D&quot;;[.H333]*2;[.H333])" office:value-type="float" office:value="9" calcext:value-type="float">
            <text:p>9</text:p>
          </table:table-cell>
          <table:table-cell table:formula="of:=[.J333]+[.K333]" office:value-type="float" office:value="31" calcext:value-type="float">
            <text:p>31</text:p>
          </table:table-cell>
          <table:table-cell table:style-name="ce2" table:formula="of:=IFERROR(VLOOKUP([.B333];[Salary.$A$2:.$C$1517];2;0);0)" office:value-type="float" office:value="2100000" calcext:value-type="float">
            <text:p>210000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nders Lee</text:p>
          </table:table-cell>
          <table:table-cell table:style-name="ce1" table:formula="of:=IFERROR(VLOOKUP([.B334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2" table:formula="of:=IF([.E334]=&quot;D&quot;;[.G334]*3;[.G334]*2)" office:value-type="float" office:value="24" calcext:value-type="float">
            <text:p>24</text:p>
          </table:table-cell>
          <table:table-cell table:style-name="ce2" table:formula="of:=IF([.E334]=&quot;D&quot;;[.H334]*2;[.H334])" office:value-type="float" office:value="7" calcext:value-type="float">
            <text:p>7</text:p>
          </table:table-cell>
          <table:table-cell table:formula="of:=[.J334]+[.K334]" office:value-type="float" office:value="31" calcext:value-type="float">
            <text:p>31</text:p>
          </table:table-cell>
          <table:table-cell table:style-name="ce2" table:formula="of:=IFERROR(VLOOKUP([.B334];[Salary.$A$2:.$C$1517];2;0);0)" office:value-type="float" office:value="7000000" calcext:value-type="float">
            <text:p>700000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athieu Joseph</text:p>
          </table:table-cell>
          <table:table-cell table:style-name="ce1" table:formula="of:=IFERROR(VLOOKUP([.B335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2" table:formula="of:=IF([.E335]=&quot;D&quot;;[.G335]*3;[.G335]*2)" office:value-type="float" office:value="24" calcext:value-type="float">
            <text:p>24</text:p>
          </table:table-cell>
          <table:table-cell table:style-name="ce2" table:formula="of:=IF([.E335]=&quot;D&quot;;[.H335]*2;[.H335])" office:value-type="float" office:value="7" calcext:value-type="float">
            <text:p>7</text:p>
          </table:table-cell>
          <table:table-cell table:formula="of:=[.J335]+[.K335]" office:value-type="float" office:value="31" calcext:value-type="float">
            <text:p>31</text:p>
          </table:table-cell>
          <table:table-cell table:style-name="ce2" table:formula="of:=IFERROR(VLOOKUP([.B335];[Salary.$A$2:.$C$1517];2;0);0)" office:value-type="float" office:value="737500" calcext:value-type="float">
            <text:p>73750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Noah Dobson</text:p>
          </table:table-cell>
          <table:table-cell table:style-name="ce1" table:formula="of:=IFERROR(VLOOKUP([.B336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" table:formula="of:=IF([.E336]=&quot;D&quot;;[.G336]*3;[.G336]*2)" office:value-type="float" office:value="9" calcext:value-type="float">
            <text:p>9</text:p>
          </table:table-cell>
          <table:table-cell table:style-name="ce2" table:formula="of:=IF([.E336]=&quot;D&quot;;[.H336]*2;[.H336])" office:value-type="float" office:value="22" calcext:value-type="float">
            <text:p>22</text:p>
          </table:table-cell>
          <table:table-cell table:formula="of:=[.J336]+[.K336]" office:value-type="float" office:value="31" calcext:value-type="float">
            <text:p>31</text:p>
          </table:table-cell>
          <table:table-cell table:style-name="ce2" table:formula="of:=IFERROR(VLOOKUP([.B336];[Salary.$A$2:.$C$1517];2;0);0)" office:value-type="float" office:value="894167" calcext:value-type="float">
            <text:p>894167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rtem Zub</text:p>
          </table:table-cell>
          <table:table-cell table:style-name="ce1" table:formula="of:=IFERROR(VLOOKUP([.B337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" table:formula="of:=IF([.E337]=&quot;D&quot;;[.G337]*3;[.G337]*2)" office:value-type="float" office:value="9" calcext:value-type="float">
            <text:p>9</text:p>
          </table:table-cell>
          <table:table-cell table:style-name="ce2" table:formula="of:=IF([.E337]=&quot;D&quot;;[.H337]*2;[.H337])" office:value-type="float" office:value="22" calcext:value-type="float">
            <text:p>22</text:p>
          </table:table-cell>
          <table:table-cell table:formula="of:=[.J337]+[.K337]" office:value-type="float" office:value="31" calcext:value-type="float">
            <text:p>31</text:p>
          </table:table-cell>
          <table:table-cell table:style-name="ce2" table:formula="of:=IFERROR(VLOOKUP([.B337];[Salary.$A$2:.$C$1517];2;0);0)" office:value-type="float" office:value="2500000" calcext:value-type="float">
            <text:p>250000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eremy Swayman</text:p>
          </table:table-cell>
          <table:table-cell table:style-name="ce1" table:formula="of:=IFERROR(VLOOKUP([.B338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338]*3" office:value-type="float" office:value="21" calcext:value-type="float">
            <text:p>21</text:p>
          </table:table-cell>
          <table:table-cell table:formula="of:=[.H338]*5" office:value-type="float" office:value="10" calcext:value-type="float">
            <text:p>10</text:p>
          </table:table-cell>
          <table:table-cell table:formula="of:=[.J338]+[.K338]+[.O338]" office:value-type="float" office:value="31" calcext:value-type="float">
            <text:p>31</text:p>
          </table:table-cell>
          <table:table-cell table:style-name="ce2" table:formula="of:=IFERROR(VLOOKUP([.B338];[Salary.$A$2:.$C$1517];2;0);0)" office:value-type="float" office:value="925000" calcext:value-type="float">
            <text:p>92500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yler Johnson</text:p>
          </table:table-cell>
          <table:table-cell table:style-name="ce1" table:formula="of:=IFERROR(VLOOKUP([.B339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" table:formula="of:=IF([.E339]=&quot;D&quot;;[.G339]*3;[.G339]*2)" office:value-type="float" office:value="16" calcext:value-type="float">
            <text:p>16</text:p>
          </table:table-cell>
          <table:table-cell table:style-name="ce2" table:formula="of:=IF([.E339]=&quot;D&quot;;[.H339]*2;[.H339])" office:value-type="float" office:value="14" calcext:value-type="float">
            <text:p>14</text:p>
          </table:table-cell>
          <table:table-cell table:formula="of:=[.J339]+[.K339]" office:value-type="float" office:value="30" calcext:value-type="float">
            <text:p>30</text:p>
          </table:table-cell>
          <table:table-cell table:style-name="ce2" table:formula="of:=IFERROR(VLOOKUP([.B339];[Salary.$A$2:.$C$1517];2;0);0)" office:value-type="float" office:value="5000000" calcext:value-type="float">
            <text:p>500000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ilip Chytil</text:p>
          </table:table-cell>
          <table:table-cell table:style-name="ce1" table:formula="of:=IFERROR(VLOOKUP([.B340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" table:formula="of:=IF([.E340]=&quot;D&quot;;[.G340]*3;[.G340]*2)" office:value-type="float" office:value="16" calcext:value-type="float">
            <text:p>16</text:p>
          </table:table-cell>
          <table:table-cell table:style-name="ce2" table:formula="of:=IF([.E340]=&quot;D&quot;;[.H340]*2;[.H340])" office:value-type="float" office:value="14" calcext:value-type="float">
            <text:p>14</text:p>
          </table:table-cell>
          <table:table-cell table:formula="of:=[.J340]+[.K340]" office:value-type="float" office:value="30" calcext:value-type="float">
            <text:p>30</text:p>
          </table:table-cell>
          <table:table-cell table:style-name="ce2" table:formula="of:=IFERROR(VLOOKUP([.B340];[Salary.$A$2:.$C$1517];2;0);0)" office:value-type="float" office:value="2300000" calcext:value-type="float">
            <text:p>230000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orey Perry</text:p>
          </table:table-cell>
          <table:table-cell table:style-name="ce1" table:formula="of:=IFERROR(VLOOKUP([.B341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2" table:formula="of:=IF([.E341]=&quot;D&quot;;[.G341]*3;[.G341]*2)" office:value-type="float" office:value="18" calcext:value-type="float">
            <text:p>18</text:p>
          </table:table-cell>
          <table:table-cell table:style-name="ce2" table:formula="of:=IF([.E341]=&quot;D&quot;;[.H341]*2;[.H341])" office:value-type="float" office:value="12" calcext:value-type="float">
            <text:p>12</text:p>
          </table:table-cell>
          <table:table-cell table:formula="of:=[.J341]+[.K341]" office:value-type="float" office:value="30" calcext:value-type="float">
            <text:p>30</text:p>
          </table:table-cell>
          <table:table-cell table:style-name="ce2" table:formula="of:=IFERROR(VLOOKUP([.B341];[Salary.$A$2:.$C$1517];2;0);0)" office:value-type="float" office:value="1000000" calcext:value-type="float">
            <text:p>100000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rik Haula</text:p>
          </table:table-cell>
          <table:table-cell table:style-name="ce1" table:formula="of:=IFERROR(VLOOKUP([.B342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2" table:formula="of:=IF([.E342]=&quot;D&quot;;[.G342]*3;[.G342]*2)" office:value-type="float" office:value="18" calcext:value-type="float">
            <text:p>18</text:p>
          </table:table-cell>
          <table:table-cell table:style-name="ce2" table:formula="of:=IF([.E342]=&quot;D&quot;;[.H342]*2;[.H342])" office:value-type="float" office:value="12" calcext:value-type="float">
            <text:p>12</text:p>
          </table:table-cell>
          <table:table-cell table:formula="of:=[.J342]+[.K342]" office:value-type="float" office:value="30" calcext:value-type="float">
            <text:p>30</text:p>
          </table:table-cell>
          <table:table-cell table:style-name="ce2" table:formula="of:=IFERROR(VLOOKUP([.B342];[Salary.$A$2:.$C$1517];2;0);0)" office:value-type="float" office:value="2375000" calcext:value-type="float">
            <text:p>237500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ierre Luc Dubois</text:p>
          </table:table-cell>
          <table:table-cell table:style-name="ce1" table:formula="of:=IFERROR(VLOOKUP([.B343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CBJ,WPG</text:p>
          </table:table-cell>
          <table:table-cell office:value-type="string" calcext:value-type="string">
            <text:p>L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2" table:formula="of:=IF([.E343]=&quot;D&quot;;[.G343]*3;[.G343]*2)" office:value-type="float" office:value="18" calcext:value-type="float">
            <text:p>18</text:p>
          </table:table-cell>
          <table:table-cell table:style-name="ce2" table:formula="of:=IF([.E343]=&quot;D&quot;;[.H343]*2;[.H343])" office:value-type="float" office:value="12" calcext:value-type="float">
            <text:p>12</text:p>
          </table:table-cell>
          <table:table-cell table:formula="of:=[.J343]+[.K343]" office:value-type="float" office:value="30" calcext:value-type="float">
            <text:p>30</text:p>
          </table:table-cell>
          <table:table-cell table:style-name="ce2" table:formula="of:=IFERROR(VLOOKUP([.B343];[Salary.$A$2:.$C$1517];2;0);0)" office:value-type="float" office:value="5000000" calcext:value-type="float">
            <text:p>500000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Warren Foegele</text:p>
          </table:table-cell>
          <table:table-cell table:style-name="ce1" table:formula="of:=IFERROR(VLOOKUP([.B344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" table:formula="of:=IF([.E344]=&quot;D&quot;;[.G344]*3;[.G344]*2)" office:value-type="float" office:value="20" calcext:value-type="float">
            <text:p>20</text:p>
          </table:table-cell>
          <table:table-cell table:style-name="ce2" table:formula="of:=IF([.E344]=&quot;D&quot;;[.H344]*2;[.H344])" office:value-type="float" office:value="10" calcext:value-type="float">
            <text:p>10</text:p>
          </table:table-cell>
          <table:table-cell table:formula="of:=[.J344]+[.K344]" office:value-type="float" office:value="30" calcext:value-type="float">
            <text:p>30</text:p>
          </table:table-cell>
          <table:table-cell table:style-name="ce2" table:formula="of:=IFERROR(VLOOKUP([.B344];[Salary.$A$2:.$C$1517];2;0);0)" office:value-type="float" office:value="2750000" calcext:value-type="float">
            <text:p>275000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ick Jensen</text:p>
          </table:table-cell>
          <table:table-cell table:style-name="ce1" table:formula="of:=IFERROR(VLOOKUP([.B345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" table:formula="of:=IF([.E345]=&quot;D&quot;;[.G345]*3;[.G345]*2)" office:value-type="float" office:value="6" calcext:value-type="float">
            <text:p>6</text:p>
          </table:table-cell>
          <table:table-cell table:style-name="ce2" table:formula="of:=IF([.E345]=&quot;D&quot;;[.H345]*2;[.H345])" office:value-type="float" office:value="24" calcext:value-type="float">
            <text:p>24</text:p>
          </table:table-cell>
          <table:table-cell table:formula="of:=[.J345]+[.K345]" office:value-type="float" office:value="30" calcext:value-type="float">
            <text:p>30</text:p>
          </table:table-cell>
          <table:table-cell table:style-name="ce2" table:formula="of:=IFERROR(VLOOKUP([.B345];[Salary.$A$2:.$C$1517];2;0);0)" office:value-type="float" office:value="2500000" calcext:value-type="float">
            <text:p>250000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Michael Del Zotto</text:p>
          </table:table-cell>
          <table:table-cell table:style-name="ce1" table:formula="of:=IFERROR(VLOOKUP([.B346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2" table:formula="of:=IF([.E346]=&quot;D&quot;;[.G346]*3;[.G346]*2)" office:value-type="float" office:value="12" calcext:value-type="float">
            <text:p>12</text:p>
          </table:table-cell>
          <table:table-cell table:style-name="ce2" table:formula="of:=IF([.E346]=&quot;D&quot;;[.H346]*2;[.H346])" office:value-type="float" office:value="18" calcext:value-type="float">
            <text:p>18</text:p>
          </table:table-cell>
          <table:table-cell table:formula="of:=[.J346]+[.K346]" office:value-type="float" office:value="30" calcext:value-type="float">
            <text:p>30</text:p>
          </table:table-cell>
          <table:table-cell table:style-name="ce2" table:formula="of:=IFERROR(VLOOKUP([.B346];[Salary.$A$2:.$C$1517];2;0);0)" office:value-type="float" office:value="2000000" calcext:value-type="float">
            <text:p>2000000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Linus Ullmark</text:p>
          </table:table-cell>
          <table:table-cell table:style-name="ce1" table:formula="of:=IFERROR(VLOOKUP([.B347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47]*3" office:value-type="float" office:value="27" calcext:value-type="float">
            <text:p>27</text:p>
          </table:table-cell>
          <table:table-cell table:formula="of:=[.H347]*5" office:value-type="float" office:value="0" calcext:value-type="float">
            <text:p>0</text:p>
          </table:table-cell>
          <table:table-cell table:formula="of:=[.J347]+[.K347]+[.O347]" office:value-type="float" office:value="30" calcext:value-type="float">
            <text:p>30</text:p>
          </table:table-cell>
          <table:table-cell table:style-name="ce2" table:formula="of:=IFERROR(VLOOKUP([.B347];[Salary.$A$2:.$C$1517];2;0);0)" office:value-type="float" office:value="5000000" calcext:value-type="float">
            <text:p>5000000</text:p>
          </table:table-cell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hillip Danault</text:p>
          </table:table-cell>
          <table:table-cell table:style-name="ce1" table:formula="of:=IFERROR(VLOOKUP([.B348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style-name="ce2" table:formula="of:=IF([.E348]=&quot;D&quot;;[.G348]*3;[.G348]*2)" office:value-type="float" office:value="10" calcext:value-type="float">
            <text:p>10</text:p>
          </table:table-cell>
          <table:table-cell table:style-name="ce2" table:formula="of:=IF([.E348]=&quot;D&quot;;[.H348]*2;[.H348])" office:value-type="float" office:value="19" calcext:value-type="float">
            <text:p>19</text:p>
          </table:table-cell>
          <table:table-cell table:formula="of:=[.J348]+[.K348]" office:value-type="float" office:value="29" calcext:value-type="float">
            <text:p>29</text:p>
          </table:table-cell>
          <table:table-cell table:style-name="ce2" table:formula="of:=IFERROR(VLOOKUP([.B348];[Salary.$A$2:.$C$1517];2;0);0)" office:value-type="float" office:value="5500000" calcext:value-type="float">
            <text:p>550000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yan Johansen</text:p>
          </table:table-cell>
          <table:table-cell table:style-name="ce1" table:formula="of:=IFERROR(VLOOKUP([.B349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2" table:formula="of:=IF([.E349]=&quot;D&quot;;[.G349]*3;[.G349]*2)" office:value-type="float" office:value="14" calcext:value-type="float">
            <text:p>14</text:p>
          </table:table-cell>
          <table:table-cell table:style-name="ce2" table:formula="of:=IF([.E349]=&quot;D&quot;;[.H349]*2;[.H349])" office:value-type="float" office:value="15" calcext:value-type="float">
            <text:p>15</text:p>
          </table:table-cell>
          <table:table-cell table:formula="of:=[.J349]+[.K349]" office:value-type="float" office:value="29" calcext:value-type="float">
            <text:p>29</text:p>
          </table:table-cell>
          <table:table-cell table:style-name="ce2" table:formula="of:=IFERROR(VLOOKUP([.B349];[Salary.$A$2:.$C$1517];2;0);0)" office:value-type="float" office:value="8000000" calcext:value-type="float">
            <text:p>800000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eddy Blueger</text:p>
          </table:table-cell>
          <table:table-cell table:style-name="ce1" table:formula="of:=IFERROR(VLOOKUP([.B350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2" table:formula="of:=IF([.E350]=&quot;D&quot;;[.G350]*3;[.G350]*2)" office:value-type="float" office:value="14" calcext:value-type="float">
            <text:p>14</text:p>
          </table:table-cell>
          <table:table-cell table:style-name="ce2" table:formula="of:=IF([.E350]=&quot;D&quot;;[.H350]*2;[.H350])" office:value-type="float" office:value="15" calcext:value-type="float">
            <text:p>15</text:p>
          </table:table-cell>
          <table:table-cell table:formula="of:=[.J350]+[.K350]" office:value-type="float" office:value="29" calcext:value-type="float">
            <text:p>29</text:p>
          </table:table-cell>
          <table:table-cell table:style-name="ce2" table:formula="of:=IFERROR(VLOOKUP([.B350];[Salary.$A$2:.$C$1517];2;0);0)" office:value-type="float" office:value="2200000" calcext:value-type="float">
            <text:p>220000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yan Hartman</text:p>
          </table:table-cell>
          <table:table-cell table:style-name="ce1" table:formula="of:=IFERROR(VLOOKUP([.B351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2" table:formula="of:=IF([.E351]=&quot;D&quot;;[.G351]*3;[.G351]*2)" office:value-type="float" office:value="14" calcext:value-type="float">
            <text:p>14</text:p>
          </table:table-cell>
          <table:table-cell table:style-name="ce2" table:formula="of:=IF([.E351]=&quot;D&quot;;[.H351]*2;[.H351])" office:value-type="float" office:value="15" calcext:value-type="float">
            <text:p>15</text:p>
          </table:table-cell>
          <table:table-cell table:formula="of:=[.J351]+[.K351]" office:value-type="float" office:value="29" calcext:value-type="float">
            <text:p>29</text:p>
          </table:table-cell>
          <table:table-cell table:style-name="ce2" table:formula="of:=IFERROR(VLOOKUP([.B351];[Salary.$A$2:.$C$1517];2;0);0)" office:value-type="float" office:value="1700000" calcext:value-type="float">
            <text:p>17000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Jaden Schwartz</text:p>
          </table:table-cell>
          <table:table-cell table:style-name="ce1" table:formula="of:=IFERROR(VLOOKUP([.B352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2" table:formula="of:=IF([.E352]=&quot;D&quot;;[.G352]*3;[.G352]*2)" office:value-type="float" office:value="16" calcext:value-type="float">
            <text:p>16</text:p>
          </table:table-cell>
          <table:table-cell table:style-name="ce2" table:formula="of:=IF([.E352]=&quot;D&quot;;[.H352]*2;[.H352])" office:value-type="float" office:value="13" calcext:value-type="float">
            <text:p>13</text:p>
          </table:table-cell>
          <table:table-cell table:formula="of:=[.J352]+[.K352]" office:value-type="float" office:value="29" calcext:value-type="float">
            <text:p>29</text:p>
          </table:table-cell>
          <table:table-cell table:style-name="ce2" table:formula="of:=IFERROR(VLOOKUP([.B352];[Salary.$A$2:.$C$1517];2;0);0)" office:value-type="float" office:value="5500000" calcext:value-type="float">
            <text:p>550000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Kailer Yamamoto</text:p>
          </table:table-cell>
          <table:table-cell table:style-name="ce1" table:formula="of:=IFERROR(VLOOKUP([.B353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2" table:formula="of:=IF([.E353]=&quot;D&quot;;[.G353]*3;[.G353]*2)" office:value-type="float" office:value="16" calcext:value-type="float">
            <text:p>16</text:p>
          </table:table-cell>
          <table:table-cell table:style-name="ce2" table:formula="of:=IF([.E353]=&quot;D&quot;;[.H353]*2;[.H353])" office:value-type="float" office:value="13" calcext:value-type="float">
            <text:p>13</text:p>
          </table:table-cell>
          <table:table-cell table:formula="of:=[.J353]+[.K353]" office:value-type="float" office:value="29" calcext:value-type="float">
            <text:p>29</text:p>
          </table:table-cell>
          <table:table-cell table:style-name="ce2" table:formula="of:=IFERROR(VLOOKUP([.B353];[Salary.$A$2:.$C$1517];2;0);0)" office:value-type="float" office:value="1175000" calcext:value-type="float">
            <text:p>117500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cott Laughton</text:p>
          </table:table-cell>
          <table:table-cell table:style-name="ce1" table:formula="of:=IFERROR(VLOOKUP([.B354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2" table:formula="of:=IF([.E354]=&quot;D&quot;;[.G354]*3;[.G354]*2)" office:value-type="float" office:value="18" calcext:value-type="float">
            <text:p>18</text:p>
          </table:table-cell>
          <table:table-cell table:style-name="ce2" table:formula="of:=IF([.E354]=&quot;D&quot;;[.H354]*2;[.H354])" office:value-type="float" office:value="11" calcext:value-type="float">
            <text:p>11</text:p>
          </table:table-cell>
          <table:table-cell table:formula="of:=[.J354]+[.K354]" office:value-type="float" office:value="29" calcext:value-type="float">
            <text:p>29</text:p>
          </table:table-cell>
          <table:table-cell table:style-name="ce2" table:formula="of:=IFERROR(VLOOKUP([.B354];[Salary.$A$2:.$C$1517];2;0);0)" office:value-type="float" office:value="3000000" calcext:value-type="float">
            <text:p>300000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uke Kunin</text:p>
          </table:table-cell>
          <table:table-cell table:style-name="ce1" table:formula="of:=IFERROR(VLOOKUP([.B355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2" table:formula="of:=IF([.E355]=&quot;D&quot;;[.G355]*3;[.G355]*2)" office:value-type="float" office:value="20" calcext:value-type="float">
            <text:p>20</text:p>
          </table:table-cell>
          <table:table-cell table:style-name="ce2" table:formula="of:=IF([.E355]=&quot;D&quot;;[.H355]*2;[.H355])" office:value-type="float" office:value="9" calcext:value-type="float">
            <text:p>9</text:p>
          </table:table-cell>
          <table:table-cell table:formula="of:=[.J355]+[.K355]" office:value-type="float" office:value="29" calcext:value-type="float">
            <text:p>29</text:p>
          </table:table-cell>
          <table:table-cell table:style-name="ce2" table:formula="of:=IFERROR(VLOOKUP([.B355];[Salary.$A$2:.$C$1517];2;0);0)" office:value-type="float" office:value="2300000" calcext:value-type="float">
            <text:p>230000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J Brodie</text:p>
          </table:table-cell>
          <table:table-cell table:style-name="ce1" table:formula="of:=IFERROR(VLOOKUP([.B356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table:formula="of:=IF([.E356]=&quot;D&quot;;[.G356]*3;[.G356]*2)" office:value-type="float" office:value="3" calcext:value-type="float">
            <text:p>3</text:p>
          </table:table-cell>
          <table:table-cell table:style-name="ce2" table:formula="of:=IF([.E356]=&quot;D&quot;;[.H356]*2;[.H356])" office:value-type="float" office:value="26" calcext:value-type="float">
            <text:p>26</text:p>
          </table:table-cell>
          <table:table-cell table:formula="of:=[.J356]+[.K356]" office:value-type="float" office:value="29" calcext:value-type="float">
            <text:p>29</text:p>
          </table:table-cell>
          <table:table-cell table:style-name="ce2" table:formula="of:=IFERROR(VLOOKUP([.B356];[Salary.$A$2:.$C$1517];2;0);0)" office:value-type="float" office:value="5000000" calcext:value-type="float">
            <text:p>500000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Joel Edmundson</text:p>
          </table:table-cell>
          <table:table-cell table:style-name="ce1" table:formula="of:=IFERROR(VLOOKUP([.B357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2" table:formula="of:=IF([.E357]=&quot;D&quot;;[.G357]*3;[.G357]*2)" office:value-type="float" office:value="9" calcext:value-type="float">
            <text:p>9</text:p>
          </table:table-cell>
          <table:table-cell table:style-name="ce2" table:formula="of:=IF([.E357]=&quot;D&quot;;[.H357]*2;[.H357])" office:value-type="float" office:value="20" calcext:value-type="float">
            <text:p>20</text:p>
          </table:table-cell>
          <table:table-cell table:formula="of:=[.J357]+[.K357]" office:value-type="float" office:value="29" calcext:value-type="float">
            <text:p>29</text:p>
          </table:table-cell>
          <table:table-cell table:style-name="ce2" table:formula="of:=IFERROR(VLOOKUP([.B357];[Salary.$A$2:.$C$1517];2;0);0)" office:value-type="float" office:value="3500000" calcext:value-type="float">
            <text:p>350000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John Marino</text:p>
          </table:table-cell>
          <table:table-cell table:style-name="ce1" table:formula="of:=IFERROR(VLOOKUP([.B358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2" table:formula="of:=IF([.E358]=&quot;D&quot;;[.G358]*3;[.G358]*2)" office:value-type="float" office:value="9" calcext:value-type="float">
            <text:p>9</text:p>
          </table:table-cell>
          <table:table-cell table:style-name="ce2" table:formula="of:=IF([.E358]=&quot;D&quot;;[.H358]*2;[.H358])" office:value-type="float" office:value="20" calcext:value-type="float">
            <text:p>20</text:p>
          </table:table-cell>
          <table:table-cell table:formula="of:=[.J358]+[.K358]" office:value-type="float" office:value="29" calcext:value-type="float">
            <text:p>29</text:p>
          </table:table-cell>
          <table:table-cell table:style-name="ce2" table:formula="of:=IFERROR(VLOOKUP([.B358];[Salary.$A$2:.$C$1517];2;0);0)" office:value-type="float" office:value="4400000" calcext:value-type="float">
            <text:p>440000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Kandre Miller</text:p>
          </table:table-cell>
          <table:table-cell table:style-name="ce1" table:formula="of:=IFERROR(VLOOKUP([.B359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" table:formula="of:=IF([.E359]=&quot;D&quot;;[.G359]*3;[.G359]*2)" office:value-type="float" office:value="15" calcext:value-type="float">
            <text:p>15</text:p>
          </table:table-cell>
          <table:table-cell table:style-name="ce2" table:formula="of:=IF([.E359]=&quot;D&quot;;[.H359]*2;[.H359])" office:value-type="float" office:value="14" calcext:value-type="float">
            <text:p>14</text:p>
          </table:table-cell>
          <table:table-cell table:formula="of:=[.J359]+[.K359]" office:value-type="float" office:value="29" calcext:value-type="float">
            <text:p>29</text:p>
          </table:table-cell>
          <table:table-cell table:style-name="ce2" table:formula="of:=IFERROR(VLOOKUP([.B359];[Salary.$A$2:.$C$1517];2;0);0)" office:value-type="float" office:value="925000" calcext:value-type="float">
            <text:p>925000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Malcolm Subban</text:p>
          </table:table-cell>
          <table:table-cell table:style-name="ce1" table:formula="of:=IFERROR(VLOOKUP([.B360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360]*3" office:value-type="float" office:value="18" calcext:value-type="float">
            <text:p>18</text:p>
          </table:table-cell>
          <table:table-cell table:formula="of:=[.H360]*5" office:value-type="float" office:value="10" calcext:value-type="float">
            <text:p>10</text:p>
          </table:table-cell>
          <table:table-cell table:formula="of:=[.J360]+[.K360]+[.O360]" office:value-type="float" office:value="29" calcext:value-type="float">
            <text:p>29</text:p>
          </table:table-cell>
          <table:table-cell table:style-name="ce2" table:formula="of:=IFERROR(VLOOKUP([.B360];[Salary.$A$2:.$C$1517];2;0);0)" office:value-type="float" office:value="850000" calcext:value-type="float">
            <text:p>850000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ravis Zajac</text:p>
          </table:table-cell>
          <table:table-cell table:style-name="ce1" table:formula="of:=IFERROR(VLOOKUP([.B361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NJD,NYI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2" table:formula="of:=IF([.E361]=&quot;D&quot;;[.G361]*3;[.G361]*2)" office:value-type="float" office:value="16" calcext:value-type="float">
            <text:p>16</text:p>
          </table:table-cell>
          <table:table-cell table:style-name="ce2" table:formula="of:=IF([.E361]=&quot;D&quot;;[.H361]*2;[.H361])" office:value-type="float" office:value="12" calcext:value-type="float">
            <text:p>12</text:p>
          </table:table-cell>
          <table:table-cell table:formula="of:=[.J361]+[.K361]" office:value-type="float" office:value="28" calcext:value-type="float">
            <text:p>28</text:p>
          </table:table-cell>
          <table:table-cell table:style-name="ce2" table:formula="of:=IFERROR(VLOOKUP([.B361];[Salary.$A$2:.$C$1517];2;0);0)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erick Brassard</text:p>
          </table:table-cell>
          <table:table-cell table:style-name="ce1" table:formula="of:=IFERROR(VLOOKUP([.B362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2" table:formula="of:=IF([.E362]=&quot;D&quot;;[.G362]*3;[.G362]*2)" office:value-type="float" office:value="16" calcext:value-type="float">
            <text:p>16</text:p>
          </table:table-cell>
          <table:table-cell table:style-name="ce2" table:formula="of:=IF([.E362]=&quot;D&quot;;[.H362]*2;[.H362])" office:value-type="float" office:value="12" calcext:value-type="float">
            <text:p>12</text:p>
          </table:table-cell>
          <table:table-cell table:formula="of:=[.J362]+[.K362]" office:value-type="float" office:value="28" calcext:value-type="float">
            <text:p>28</text:p>
          </table:table-cell>
          <table:table-cell table:style-name="ce2" table:formula="of:=IFERROR(VLOOKUP([.B362];[Salary.$A$2:.$C$1517];2;0);0)" office:value-type="float" office:value="825000" calcext:value-type="float">
            <text:p>82500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Mathieu Perreault</text:p>
          </table:table-cell>
          <table:table-cell table:style-name="ce1" table:formula="of:=IFERROR(VLOOKUP([.B363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2" table:formula="of:=IF([.E363]=&quot;D&quot;;[.G363]*3;[.G363]*2)" office:value-type="float" office:value="18" calcext:value-type="float">
            <text:p>18</text:p>
          </table:table-cell>
          <table:table-cell table:style-name="ce2" table:formula="of:=IF([.E363]=&quot;D&quot;;[.H363]*2;[.H363])" office:value-type="float" office:value="10" calcext:value-type="float">
            <text:p>10</text:p>
          </table:table-cell>
          <table:table-cell table:formula="of:=[.J363]+[.K363]" office:value-type="float" office:value="28" calcext:value-type="float">
            <text:p>28</text:p>
          </table:table-cell>
          <table:table-cell table:style-name="ce2" table:formula="of:=IFERROR(VLOOKUP([.B363];[Salary.$A$2:.$C$1517];2;0);0)" office:value-type="float" office:value="950000" calcext:value-type="float">
            <text:p>95000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anner Pearson</text:p>
          </table:table-cell>
          <table:table-cell table:style-name="ce1" table:formula="of:=IFERROR(VLOOKUP([.B364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2" table:formula="of:=IF([.E364]=&quot;D&quot;;[.G364]*3;[.G364]*2)" office:value-type="float" office:value="20" calcext:value-type="float">
            <text:p>20</text:p>
          </table:table-cell>
          <table:table-cell table:style-name="ce2" table:formula="of:=IF([.E364]=&quot;D&quot;;[.H364]*2;[.H364])" office:value-type="float" office:value="8" calcext:value-type="float">
            <text:p>8</text:p>
          </table:table-cell>
          <table:table-cell table:formula="of:=[.J364]+[.K364]" office:value-type="float" office:value="28" calcext:value-type="float">
            <text:p>28</text:p>
          </table:table-cell>
          <table:table-cell table:style-name="ce2" table:formula="of:=IFERROR(VLOOKUP([.B364];[Salary.$A$2:.$C$1517];2;0);0)" office:value-type="float" office:value="3250000" calcext:value-type="float">
            <text:p>325000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Jt Compher</text:p>
          </table:table-cell>
          <table:table-cell table:style-name="ce1" table:formula="of:=IFERROR(VLOOKUP([.B365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2" table:formula="of:=IF([.E365]=&quot;D&quot;;[.G365]*3;[.G365]*2)" office:value-type="float" office:value="20" calcext:value-type="float">
            <text:p>20</text:p>
          </table:table-cell>
          <table:table-cell table:style-name="ce2" table:formula="of:=IF([.E365]=&quot;D&quot;;[.H365]*2;[.H365])" office:value-type="float" office:value="8" calcext:value-type="float">
            <text:p>8</text:p>
          </table:table-cell>
          <table:table-cell table:formula="of:=[.J365]+[.K365]" office:value-type="float" office:value="28" calcext:value-type="float">
            <text:p>28</text:p>
          </table:table-cell>
          <table:table-cell table:style-name="ce2" table:formula="of:=IFERROR(VLOOKUP([.B365];[Salary.$A$2:.$C$1517];2;0);0)" office:value-type="float" office:value="3500000" calcext:value-type="float">
            <text:p>350000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obby Fabbri</text:p>
          </table:table-cell>
          <table:table-cell table:style-name="ce1" table:formula="of:=IFERROR(VLOOKUP([.B366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2" table:formula="of:=IF([.E366]=&quot;D&quot;;[.G366]*3;[.G366]*2)" office:value-type="float" office:value="20" calcext:value-type="float">
            <text:p>20</text:p>
          </table:table-cell>
          <table:table-cell table:style-name="ce2" table:formula="of:=IF([.E366]=&quot;D&quot;;[.H366]*2;[.H366])" office:value-type="float" office:value="8" calcext:value-type="float">
            <text:p>8</text:p>
          </table:table-cell>
          <table:table-cell table:formula="of:=[.J366]+[.K366]" office:value-type="float" office:value="28" calcext:value-type="float">
            <text:p>28</text:p>
          </table:table-cell>
          <table:table-cell table:style-name="ce2" table:formula="of:=IFERROR(VLOOKUP([.B366];[Salary.$A$2:.$C$1517];2;0);0)" office:value-type="float" office:value="2950000" calcext:value-type="float">
            <text:p>295000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olin White</text:p>
          </table:table-cell>
          <table:table-cell table:style-name="ce1" table:formula="of:=IFERROR(VLOOKUP([.B367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2" table:formula="of:=IF([.E367]=&quot;D&quot;;[.G367]*3;[.G367]*2)" office:value-type="float" office:value="20" calcext:value-type="float">
            <text:p>20</text:p>
          </table:table-cell>
          <table:table-cell table:style-name="ce2" table:formula="of:=IF([.E367]=&quot;D&quot;;[.H367]*2;[.H367])" office:value-type="float" office:value="8" calcext:value-type="float">
            <text:p>8</text:p>
          </table:table-cell>
          <table:table-cell table:formula="of:=[.J367]+[.K367]" office:value-type="float" office:value="28" calcext:value-type="float">
            <text:p>28</text:p>
          </table:table-cell>
          <table:table-cell table:style-name="ce2" table:formula="of:=IFERROR(VLOOKUP([.B367];[Salary.$A$2:.$C$1517];2;0);0)" office:value-type="float" office:value="4750000" calcext:value-type="float">
            <text:p>4750000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Nico Sturm</text:p>
          </table:table-cell>
          <table:table-cell table:style-name="ce1" table:formula="of:=IFERROR(VLOOKUP([.B368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2" table:formula="of:=IF([.E368]=&quot;D&quot;;[.G368]*3;[.G368]*2)" office:value-type="float" office:value="22" calcext:value-type="float">
            <text:p>22</text:p>
          </table:table-cell>
          <table:table-cell table:style-name="ce2" table:formula="of:=IF([.E368]=&quot;D&quot;;[.H368]*2;[.H368])" office:value-type="float" office:value="6" calcext:value-type="float">
            <text:p>6</text:p>
          </table:table-cell>
          <table:table-cell table:formula="of:=[.J368]+[.K368]" office:value-type="float" office:value="28" calcext:value-type="float">
            <text:p>28</text:p>
          </table:table-cell>
          <table:table-cell table:style-name="ce2" table:formula="of:=IFERROR(VLOOKUP([.B368];[Salary.$A$2:.$C$1517];2;0);0)" office:value-type="float" office:value="725000" calcext:value-type="float">
            <text:p>72500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Ryan Murray</text:p>
          </table:table-cell>
          <table:table-cell table:style-name="ce1" table:formula="of:=IFERROR(VLOOKUP([.B369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2" table:formula="of:=IF([.E369]=&quot;D&quot;;[.G369]*3;[.G369]*2)" office:value-type="float" office:value="0" calcext:value-type="float">
            <text:p>0</text:p>
          </table:table-cell>
          <table:table-cell table:style-name="ce2" table:formula="of:=IF([.E369]=&quot;D&quot;;[.H369]*2;[.H369])" office:value-type="float" office:value="28" calcext:value-type="float">
            <text:p>28</text:p>
          </table:table-cell>
          <table:table-cell table:formula="of:=[.J369]+[.K369]" office:value-type="float" office:value="28" calcext:value-type="float">
            <text:p>28</text:p>
          </table:table-cell>
          <table:table-cell table:style-name="ce2" table:formula="of:=IFERROR(VLOOKUP([.B369];[Salary.$A$2:.$C$1517];2;0);0)" office:value-type="float" office:value="2000000" calcext:value-type="float">
            <text:p>200000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rik Brannstrom</text:p>
          </table:table-cell>
          <table:table-cell table:style-name="ce1" table:formula="of:=IFERROR(VLOOKUP([.B370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2" table:formula="of:=IF([.E370]=&quot;D&quot;;[.G370]*3;[.G370]*2)" office:value-type="float" office:value="6" calcext:value-type="float">
            <text:p>6</text:p>
          </table:table-cell>
          <table:table-cell table:style-name="ce2" table:formula="of:=IF([.E370]=&quot;D&quot;;[.H370]*2;[.H370])" office:value-type="float" office:value="22" calcext:value-type="float">
            <text:p>22</text:p>
          </table:table-cell>
          <table:table-cell table:formula="of:=[.J370]+[.K370]" office:value-type="float" office:value="28" calcext:value-type="float">
            <text:p>28</text:p>
          </table:table-cell>
          <table:table-cell table:style-name="ce2" table:formula="of:=IFERROR(VLOOKUP([.B370];[Salary.$A$2:.$C$1517];2;0);0)" office:value-type="float" office:value="863333" calcext:value-type="float">
            <text:p>863333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yan McDonagh</text:p>
          </table:table-cell>
          <table:table-cell table:style-name="ce1" table:formula="of:=IFERROR(VLOOKUP([.B371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" table:formula="of:=IF([.E371]=&quot;D&quot;;[.G371]*3;[.G371]*2)" office:value-type="float" office:value="12" calcext:value-type="float">
            <text:p>12</text:p>
          </table:table-cell>
          <table:table-cell table:style-name="ce2" table:formula="of:=IF([.E371]=&quot;D&quot;;[.H371]*2;[.H371])" office:value-type="float" office:value="16" calcext:value-type="float">
            <text:p>16</text:p>
          </table:table-cell>
          <table:table-cell table:formula="of:=[.J371]+[.K371]" office:value-type="float" office:value="28" calcext:value-type="float">
            <text:p>28</text:p>
          </table:table-cell>
          <table:table-cell table:style-name="ce2" table:formula="of:=IFERROR(VLOOKUP([.B371];[Salary.$A$2:.$C$1517];2;0);0)" office:value-type="float" office:value="6750000" calcext:value-type="float">
            <text:p>675000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olin Miller</text:p>
          </table:table-cell>
          <table:table-cell table:style-name="ce1" table:formula="of:=IFERROR(VLOOKUP([.B372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" table:formula="of:=IF([.E372]=&quot;D&quot;;[.G372]*3;[.G372]*2)" office:value-type="float" office:value="12" calcext:value-type="float">
            <text:p>12</text:p>
          </table:table-cell>
          <table:table-cell table:style-name="ce2" table:formula="of:=IF([.E372]=&quot;D&quot;;[.H372]*2;[.H372])" office:value-type="float" office:value="16" calcext:value-type="float">
            <text:p>16</text:p>
          </table:table-cell>
          <table:table-cell table:formula="of:=[.J372]+[.K372]" office:value-type="float" office:value="28" calcext:value-type="float">
            <text:p>28</text:p>
          </table:table-cell>
          <table:table-cell table:style-name="ce2" table:formula="of:=IFERROR(VLOOKUP([.B372];[Salary.$A$2:.$C$1517];2;0);0)" office:value-type="float" office:value="3875000" calcext:value-type="float">
            <text:p>3875000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anny DeKeyser1</text:p>
          </table:table-cell>
          <table:table-cell table:style-name="ce1" table:formula="of:=IFERROR(VLOOKUP([.B373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" table:formula="of:=IF([.E373]=&quot;D&quot;;[.G373]*3;[.G373]*2)" office:value-type="float" office:value="12" calcext:value-type="float">
            <text:p>12</text:p>
          </table:table-cell>
          <table:table-cell table:style-name="ce2" table:formula="of:=IF([.E373]=&quot;D&quot;;[.H373]*2;[.H373])" office:value-type="float" office:value="16" calcext:value-type="float">
            <text:p>16</text:p>
          </table:table-cell>
          <table:table-cell table:formula="of:=[.J373]+[.K373]" office:value-type="float" office:value="28" calcext:value-type="float">
            <text:p>28</text:p>
          </table:table-cell>
          <table:table-cell table:style-name="ce2" table:formula="of:=IFERROR(VLOOKUP([.B373];[Salary.$A$2:.$C$1517];2;0);0)" office:value-type="float" office:value="5000000" calcext:value-type="float">
            <text:p>500000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onathan Bernier</text:p>
          </table:table-cell>
          <table:table-cell table:style-name="ce1" table:formula="of:=IFERROR(VLOOKUP([.B374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74]*3" office:value-type="float" office:value="27" calcext:value-type="float">
            <text:p>27</text:p>
          </table:table-cell>
          <table:table-cell table:formula="of:=[.H374]*5" office:value-type="float" office:value="0" calcext:value-type="float">
            <text:p>0</text:p>
          </table:table-cell>
          <table:table-cell table:formula="of:=[.J374]+[.K374]+[.O374]" office:value-type="float" office:value="28" calcext:value-type="float">
            <text:p>28</text:p>
          </table:table-cell>
          <table:table-cell table:style-name="ce2" table:formula="of:=IFERROR(VLOOKUP([.B374];[Salary.$A$2:.$C$1517];2;0);0)" office:value-type="float" office:value="4125000" calcext:value-type="float">
            <text:p>4125000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Nick Foligno</text:p>
          </table:table-cell>
          <table:table-cell table:style-name="ce1" table:formula="of:=IFERROR(VLOOKUP([.B375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CBJ,TOR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2" table:formula="of:=IF([.E375]=&quot;D&quot;;[.G375]*3;[.G375]*2)" office:value-type="float" office:value="14" calcext:value-type="float">
            <text:p>14</text:p>
          </table:table-cell>
          <table:table-cell table:style-name="ce2" table:formula="of:=IF([.E375]=&quot;D&quot;;[.H375]*2;[.H375])" office:value-type="float" office:value="13" calcext:value-type="float">
            <text:p>13</text:p>
          </table:table-cell>
          <table:table-cell table:formula="of:=[.J375]+[.K375]" office:value-type="float" office:value="27" calcext:value-type="float">
            <text:p>27</text:p>
          </table:table-cell>
          <table:table-cell table:style-name="ce2" table:formula="of:=IFERROR(VLOOKUP([.B375];[Salary.$A$2:.$C$1517];2;0);0)" office:value-type="float" office:value="3800000" calcext:value-type="float">
            <text:p>380000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roy Terry</text:p>
          </table:table-cell>
          <table:table-cell table:style-name="ce1" table:formula="of:=IFERROR(VLOOKUP([.B376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2" table:formula="of:=IF([.E376]=&quot;D&quot;;[.G376]*3;[.G376]*2)" office:value-type="float" office:value="14" calcext:value-type="float">
            <text:p>14</text:p>
          </table:table-cell>
          <table:table-cell table:style-name="ce2" table:formula="of:=IF([.E376]=&quot;D&quot;;[.H376]*2;[.H376])" office:value-type="float" office:value="13" calcext:value-type="float">
            <text:p>13</text:p>
          </table:table-cell>
          <table:table-cell table:formula="of:=[.J376]+[.K376]" office:value-type="float" office:value="27" calcext:value-type="float">
            <text:p>27</text:p>
          </table:table-cell>
          <table:table-cell table:style-name="ce2" table:formula="of:=IFERROR(VLOOKUP([.B376];[Salary.$A$2:.$C$1517];2;0);0)" office:value-type="float" office:value="1450000" calcext:value-type="float">
            <text:p>145000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Jason Zucker</text:p>
          </table:table-cell>
          <table:table-cell table:style-name="ce1" table:formula="of:=IFERROR(VLOOKUP([.B377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2" table:formula="of:=IF([.E377]=&quot;D&quot;;[.G377]*3;[.G377]*2)" office:value-type="float" office:value="18" calcext:value-type="float">
            <text:p>18</text:p>
          </table:table-cell>
          <table:table-cell table:style-name="ce2" table:formula="of:=IF([.E377]=&quot;D&quot;;[.H377]*2;[.H377])" office:value-type="float" office:value="9" calcext:value-type="float">
            <text:p>9</text:p>
          </table:table-cell>
          <table:table-cell table:formula="of:=[.J377]+[.K377]" office:value-type="float" office:value="27" calcext:value-type="float">
            <text:p>27</text:p>
          </table:table-cell>
          <table:table-cell table:style-name="ce2" table:formula="of:=IFERROR(VLOOKUP([.B377];[Salary.$A$2:.$C$1517];2;0);0)" office:value-type="float" office:value="5500000" calcext:value-type="float">
            <text:p>550000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arclay Goodrow</text:p>
          </table:table-cell>
          <table:table-cell table:style-name="ce1" table:formula="of:=IFERROR(VLOOKUP([.B378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2" table:formula="of:=IF([.E378]=&quot;D&quot;;[.G378]*3;[.G378]*2)" office:value-type="float" office:value="12" calcext:value-type="float">
            <text:p>12</text:p>
          </table:table-cell>
          <table:table-cell table:style-name="ce2" table:formula="of:=IF([.E378]=&quot;D&quot;;[.H378]*2;[.H378])" office:value-type="float" office:value="14" calcext:value-type="float">
            <text:p>14</text:p>
          </table:table-cell>
          <table:table-cell table:formula="of:=[.J378]+[.K378]" office:value-type="float" office:value="26" calcext:value-type="float">
            <text:p>26</text:p>
          </table:table-cell>
          <table:table-cell table:style-name="ce2" table:formula="of:=IFERROR(VLOOKUP([.B378];[Salary.$A$2:.$C$1517];2;0);0)" office:value-type="float" office:value="3641667" calcext:value-type="float">
            <text:p>3641667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yan Donato</text:p>
          </table:table-cell>
          <table:table-cell table:style-name="ce1" table:formula="of:=IFERROR(VLOOKUP([.B379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2" table:formula="of:=IF([.E379]=&quot;D&quot;;[.G379]*3;[.G379]*2)" office:value-type="float" office:value="12" calcext:value-type="float">
            <text:p>12</text:p>
          </table:table-cell>
          <table:table-cell table:style-name="ce2" table:formula="of:=IF([.E379]=&quot;D&quot;;[.H379]*2;[.H379])" office:value-type="float" office:value="14" calcext:value-type="float">
            <text:p>14</text:p>
          </table:table-cell>
          <table:table-cell table:formula="of:=[.J379]+[.K379]" office:value-type="float" office:value="26" calcext:value-type="float">
            <text:p>26</text:p>
          </table:table-cell>
          <table:table-cell table:style-name="ce2" table:formula="of:=IFERROR(VLOOKUP([.B379];[Salary.$A$2:.$C$1517];2;0);0)" office:value-type="float" office:value="750000" calcext:value-type="float">
            <text:p>75000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omas Nosek</text:p>
          </table:table-cell>
          <table:table-cell table:style-name="ce1" table:formula="of:=IFERROR(VLOOKUP([.B380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2" table:formula="of:=IF([.E380]=&quot;D&quot;;[.G380]*3;[.G380]*2)" office:value-type="float" office:value="16" calcext:value-type="float">
            <text:p>16</text:p>
          </table:table-cell>
          <table:table-cell table:style-name="ce2" table:formula="of:=IF([.E380]=&quot;D&quot;;[.H380]*2;[.H380])" office:value-type="float" office:value="10" calcext:value-type="float">
            <text:p>10</text:p>
          </table:table-cell>
          <table:table-cell table:formula="of:=[.J380]+[.K380]" office:value-type="float" office:value="26" calcext:value-type="float">
            <text:p>26</text:p>
          </table:table-cell>
          <table:table-cell table:style-name="ce2" table:formula="of:=IFERROR(VLOOKUP([.B380];[Salary.$A$2:.$C$1517];2;0);0)" office:value-type="float" office:value="1750000" calcext:value-type="float">
            <text:p>175000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ric Robinson1</text:p>
          </table:table-cell>
          <table:table-cell table:style-name="ce1" table:formula="of:=IFERROR(VLOOKUP([.B381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2" table:formula="of:=IF([.E381]=&quot;D&quot;;[.G381]*3;[.G381]*2)" office:value-type="float" office:value="16" calcext:value-type="float">
            <text:p>16</text:p>
          </table:table-cell>
          <table:table-cell table:style-name="ce2" table:formula="of:=IF([.E381]=&quot;D&quot;;[.H381]*2;[.H381])" office:value-type="float" office:value="10" calcext:value-type="float">
            <text:p>10</text:p>
          </table:table-cell>
          <table:table-cell table:formula="of:=[.J381]+[.K381]" office:value-type="float" office:value="26" calcext:value-type="float">
            <text:p>26</text:p>
          </table:table-cell>
          <table:table-cell table:style-name="ce2" table:formula="of:=IFERROR(VLOOKUP([.B381];[Salary.$A$2:.$C$1517];2;0);0)" office:value-type="float" office:value="975000" calcext:value-type="float">
            <text:p>97500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ylan Strome</text:p>
          </table:table-cell>
          <table:table-cell table:style-name="ce1" table:formula="of:=IFERROR(VLOOKUP([.B382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2" table:formula="of:=IF([.E382]=&quot;D&quot;;[.G382]*3;[.G382]*2)" office:value-type="float" office:value="18" calcext:value-type="float">
            <text:p>18</text:p>
          </table:table-cell>
          <table:table-cell table:style-name="ce2" table:formula="of:=IF([.E382]=&quot;D&quot;;[.H382]*2;[.H382])" office:value-type="float" office:value="8" calcext:value-type="float">
            <text:p>8</text:p>
          </table:table-cell>
          <table:table-cell table:formula="of:=[.J382]+[.K382]" office:value-type="float" office:value="26" calcext:value-type="float">
            <text:p>26</text:p>
          </table:table-cell>
          <table:table-cell table:style-name="ce2" table:formula="of:=IFERROR(VLOOKUP([.B382];[Salary.$A$2:.$C$1517];2;0);0)" office:value-type="float" office:value="3000000" calcext:value-type="float">
            <text:p>300000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Kaapo Kakko</text:p>
          </table:table-cell>
          <table:table-cell table:style-name="ce1" table:formula="of:=IFERROR(VLOOKUP([.B383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2" table:formula="of:=IF([.E383]=&quot;D&quot;;[.G383]*3;[.G383]*2)" office:value-type="float" office:value="18" calcext:value-type="float">
            <text:p>18</text:p>
          </table:table-cell>
          <table:table-cell table:style-name="ce2" table:formula="of:=IF([.E383]=&quot;D&quot;;[.H383]*2;[.H383])" office:value-type="float" office:value="8" calcext:value-type="float">
            <text:p>8</text:p>
          </table:table-cell>
          <table:table-cell table:formula="of:=[.J383]+[.K383]" office:value-type="float" office:value="26" calcext:value-type="float">
            <text:p>26</text:p>
          </table:table-cell>
          <table:table-cell table:style-name="ce2" table:formula="of:=IFERROR(VLOOKUP([.B383];[Salary.$A$2:.$C$1517];2;0);0)" office:value-type="float" office:value="925000" calcext:value-type="float">
            <text:p>92500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Zachary Sanford</text:p>
          </table:table-cell>
          <table:table-cell table:style-name="ce1" table:formula="of:=IFERROR(VLOOKUP([.B384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2" table:formula="of:=IF([.E384]=&quot;D&quot;;[.G384]*3;[.G384]*2)" office:value-type="float" office:value="20" calcext:value-type="float">
            <text:p>20</text:p>
          </table:table-cell>
          <table:table-cell table:style-name="ce2" table:formula="of:=IF([.E384]=&quot;D&quot;;[.H384]*2;[.H384])" office:value-type="float" office:value="6" calcext:value-type="float">
            <text:p>6</text:p>
          </table:table-cell>
          <table:table-cell table:formula="of:=[.J384]+[.K384]" office:value-type="float" office:value="26" calcext:value-type="float">
            <text:p>26</text:p>
          </table:table-cell>
          <table:table-cell table:style-name="ce2" table:formula="of:=IFERROR(VLOOKUP([.B384];[Salary.$A$2:.$C$1517];2;0);0)" office:value-type="float" office:value="2000000" calcext:value-type="float">
            <text:p>200000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ic Dowd</text:p>
          </table:table-cell>
          <table:table-cell table:style-name="ce1" table:formula="of:=IFERROR(VLOOKUP([.B385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" table:formula="of:=IF([.E385]=&quot;D&quot;;[.G385]*3;[.G385]*2)" office:value-type="float" office:value="22" calcext:value-type="float">
            <text:p>22</text:p>
          </table:table-cell>
          <table:table-cell table:style-name="ce2" table:formula="of:=IF([.E385]=&quot;D&quot;;[.H385]*2;[.H385])" office:value-type="float" office:value="4" calcext:value-type="float">
            <text:p>4</text:p>
          </table:table-cell>
          <table:table-cell table:formula="of:=[.J385]+[.K385]" office:value-type="float" office:value="26" calcext:value-type="float">
            <text:p>26</text:p>
          </table:table-cell>
          <table:table-cell table:style-name="ce2" table:formula="of:=IFERROR(VLOOKUP([.B385];[Salary.$A$2:.$C$1517];2;0);0)" office:value-type="float" office:value="750000" calcext:value-type="float">
            <text:p>7500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hristopher Tanev</text:p>
          </table:table-cell>
          <table:table-cell table:style-name="ce1" table:formula="of:=IFERROR(VLOOKUP([.B386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" table:formula="of:=IF([.E386]=&quot;D&quot;;[.G386]*3;[.G386]*2)" office:value-type="float" office:value="6" calcext:value-type="float">
            <text:p>6</text:p>
          </table:table-cell>
          <table:table-cell table:style-name="ce2" table:formula="of:=IF([.E386]=&quot;D&quot;;[.H386]*2;[.H386])" office:value-type="float" office:value="20" calcext:value-type="float">
            <text:p>20</text:p>
          </table:table-cell>
          <table:table-cell table:formula="of:=[.J386]+[.K386]" office:value-type="float" office:value="26" calcext:value-type="float">
            <text:p>26</text:p>
          </table:table-cell>
          <table:table-cell table:style-name="ce2" table:formula="of:=IFERROR(VLOOKUP([.B386];[Salary.$A$2:.$C$1517];2;0);0)" office:value-type="float" office:value="4500000" calcext:value-type="float">
            <text:p>450000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Derek Forbort</text:p>
          </table:table-cell>
          <table:table-cell table:style-name="ce1" table:formula="of:=IFERROR(VLOOKUP([.B387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" table:formula="of:=IF([.E387]=&quot;D&quot;;[.G387]*3;[.G387]*2)" office:value-type="float" office:value="6" calcext:value-type="float">
            <text:p>6</text:p>
          </table:table-cell>
          <table:table-cell table:style-name="ce2" table:formula="of:=IF([.E387]=&quot;D&quot;;[.H387]*2;[.H387])" office:value-type="float" office:value="20" calcext:value-type="float">
            <text:p>20</text:p>
          </table:table-cell>
          <table:table-cell table:formula="of:=[.J387]+[.K387]" office:value-type="float" office:value="26" calcext:value-type="float">
            <text:p>26</text:p>
          </table:table-cell>
          <table:table-cell table:style-name="ce2" table:formula="of:=IFERROR(VLOOKUP([.B387];[Salary.$A$2:.$C$1517];2;0);0)" office:value-type="float" office:value="3000000" calcext:value-type="float">
            <text:p>3000000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Jacob Trouba</text:p>
          </table:table-cell>
          <table:table-cell table:style-name="ce1" table:formula="of:=IFERROR(VLOOKUP([.B388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" table:formula="of:=IF([.E388]=&quot;D&quot;;[.G388]*3;[.G388]*2)" office:value-type="float" office:value="6" calcext:value-type="float">
            <text:p>6</text:p>
          </table:table-cell>
          <table:table-cell table:style-name="ce2" table:formula="of:=IF([.E388]=&quot;D&quot;;[.H388]*2;[.H388])" office:value-type="float" office:value="20" calcext:value-type="float">
            <text:p>20</text:p>
          </table:table-cell>
          <table:table-cell table:formula="of:=[.J388]+[.K388]" office:value-type="float" office:value="26" calcext:value-type="float">
            <text:p>26</text:p>
          </table:table-cell>
          <table:table-cell table:style-name="ce2" table:formula="of:=IFERROR(VLOOKUP([.B388];[Salary.$A$2:.$C$1517];2;0);0)" office:value-type="float" office:value="8000000" calcext:value-type="float">
            <text:p>800000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olton Parayko</text:p>
          </table:table-cell>
          <table:table-cell table:style-name="ce1" table:formula="of:=IFERROR(VLOOKUP([.B389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" table:formula="of:=IF([.E389]=&quot;D&quot;;[.G389]*3;[.G389]*2)" office:value-type="float" office:value="6" calcext:value-type="float">
            <text:p>6</text:p>
          </table:table-cell>
          <table:table-cell table:style-name="ce2" table:formula="of:=IF([.E389]=&quot;D&quot;;[.H389]*2;[.H389])" office:value-type="float" office:value="20" calcext:value-type="float">
            <text:p>20</text:p>
          </table:table-cell>
          <table:table-cell table:formula="of:=[.J389]+[.K389]" office:value-type="float" office:value="26" calcext:value-type="float">
            <text:p>26</text:p>
          </table:table-cell>
          <table:table-cell table:style-name="ce2" table:formula="of:=IFERROR(VLOOKUP([.B389];[Salary.$A$2:.$C$1517];2;0);0)" office:value-type="float" office:value="5500000" calcext:value-type="float">
            <text:p>550000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Vladislav Gavrikov</text:p>
          </table:table-cell>
          <table:table-cell table:style-name="ce1" table:formula="of:=IFERROR(VLOOKUP([.B390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" table:formula="of:=IF([.E390]=&quot;D&quot;;[.G390]*3;[.G390]*2)" office:value-type="float" office:value="6" calcext:value-type="float">
            <text:p>6</text:p>
          </table:table-cell>
          <table:table-cell table:style-name="ce2" table:formula="of:=IF([.E390]=&quot;D&quot;;[.H390]*2;[.H390])" office:value-type="float" office:value="20" calcext:value-type="float">
            <text:p>20</text:p>
          </table:table-cell>
          <table:table-cell table:formula="of:=[.J390]+[.K390]" office:value-type="float" office:value="26" calcext:value-type="float">
            <text:p>26</text:p>
          </table:table-cell>
          <table:table-cell table:style-name="ce2" table:formula="of:=IFERROR(VLOOKUP([.B390];[Salary.$A$2:.$C$1517];2;0);0)" office:value-type="float" office:value="2800000" calcext:value-type="float">
            <text:p>2800000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Dante Fabbro</text:p>
          </table:table-cell>
          <table:table-cell table:style-name="ce1" table:formula="of:=IFERROR(VLOOKUP([.B391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" table:formula="of:=IF([.E391]=&quot;D&quot;;[.G391]*3;[.G391]*2)" office:value-type="float" office:value="6" calcext:value-type="float">
            <text:p>6</text:p>
          </table:table-cell>
          <table:table-cell table:style-name="ce2" table:formula="of:=IF([.E391]=&quot;D&quot;;[.H391]*2;[.H391])" office:value-type="float" office:value="20" calcext:value-type="float">
            <text:p>20</text:p>
          </table:table-cell>
          <table:table-cell table:formula="of:=[.J391]+[.K391]" office:value-type="float" office:value="26" calcext:value-type="float">
            <text:p>26</text:p>
          </table:table-cell>
          <table:table-cell table:style-name="ce2" table:formula="of:=IFERROR(VLOOKUP([.B391];[Salary.$A$2:.$C$1517];2;0);0)" office:value-type="float" office:value="2400000" calcext:value-type="float">
            <text:p>240000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Zach Whitecloud</text:p>
          </table:table-cell>
          <table:table-cell table:style-name="ce1" table:formula="of:=IFERROR(VLOOKUP([.B392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" table:formula="of:=IF([.E392]=&quot;D&quot;;[.G392]*3;[.G392]*2)" office:value-type="float" office:value="6" calcext:value-type="float">
            <text:p>6</text:p>
          </table:table-cell>
          <table:table-cell table:style-name="ce2" table:formula="of:=IF([.E392]=&quot;D&quot;;[.H392]*2;[.H392])" office:value-type="float" office:value="20" calcext:value-type="float">
            <text:p>20</text:p>
          </table:table-cell>
          <table:table-cell table:formula="of:=[.J392]+[.K392]" office:value-type="float" office:value="26" calcext:value-type="float">
            <text:p>26</text:p>
          </table:table-cell>
          <table:table-cell table:style-name="ce2" table:formula="of:=IFERROR(VLOOKUP([.B392];[Salary.$A$2:.$C$1517];2;0);0)" office:value-type="float" office:value="725000" calcext:value-type="float">
            <text:p>72500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Jonathan Drouin</text:p>
          </table:table-cell>
          <table:table-cell table:style-name="ce1" table:formula="of:=IFERROR(VLOOKUP([.B393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2" table:formula="of:=IF([.E393]=&quot;D&quot;;[.G393]*3;[.G393]*2)" office:value-type="float" office:value="4" calcext:value-type="float">
            <text:p>4</text:p>
          </table:table-cell>
          <table:table-cell table:style-name="ce2" table:formula="of:=IF([.E393]=&quot;D&quot;;[.H393]*2;[.H393])" office:value-type="float" office:value="21" calcext:value-type="float">
            <text:p>21</text:p>
          </table:table-cell>
          <table:table-cell table:formula="of:=[.J393]+[.K393]" office:value-type="float" office:value="25" calcext:value-type="float">
            <text:p>25</text:p>
          </table:table-cell>
          <table:table-cell table:style-name="ce2" table:formula="of:=IFERROR(VLOOKUP([.B393];[Salary.$A$2:.$C$1517];2;0);0)" office:value-type="float" office:value="5500000" calcext:value-type="float">
            <text:p>550000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Joe Thornton</text:p>
          </table:table-cell>
          <table:table-cell table:style-name="ce1" table:formula="of:=IFERROR(VLOOKUP([.B394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2" table:formula="of:=IF([.E394]=&quot;D&quot;;[.G394]*3;[.G394]*2)" office:value-type="float" office:value="10" calcext:value-type="float">
            <text:p>10</text:p>
          </table:table-cell>
          <table:table-cell table:style-name="ce2" table:formula="of:=IF([.E394]=&quot;D&quot;;[.H394]*2;[.H394])" office:value-type="float" office:value="15" calcext:value-type="float">
            <text:p>15</text:p>
          </table:table-cell>
          <table:table-cell table:formula="of:=[.J394]+[.K394]" office:value-type="float" office:value="25" calcext:value-type="float">
            <text:p>25</text:p>
          </table:table-cell>
          <table:table-cell table:style-name="ce2" table:formula="of:=IFERROR(VLOOKUP([.B394];[Salary.$A$2:.$C$1517];2;0);0)" office:value-type="float" office:value="750000" calcext:value-type="float">
            <text:p>75000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Nicholas Paul</text:p>
          </table:table-cell>
          <table:table-cell table:style-name="ce1" table:formula="of:=IFERROR(VLOOKUP([.B395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2" table:formula="of:=IF([.E395]=&quot;D&quot;;[.G395]*3;[.G395]*2)" office:value-type="float" office:value="10" calcext:value-type="float">
            <text:p>10</text:p>
          </table:table-cell>
          <table:table-cell table:style-name="ce2" table:formula="of:=IF([.E395]=&quot;D&quot;;[.H395]*2;[.H395])" office:value-type="float" office:value="15" calcext:value-type="float">
            <text:p>15</text:p>
          </table:table-cell>
          <table:table-cell table:formula="of:=[.J395]+[.K395]" office:value-type="float" office:value="25" calcext:value-type="float">
            <text:p>25</text:p>
          </table:table-cell>
          <table:table-cell table:style-name="ce2" table:formula="of:=IFERROR(VLOOKUP([.B395];[Salary.$A$2:.$C$1517];2;0);0)" office:value-type="float" office:value="1350000" calcext:value-type="float">
            <text:p>135000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esperi Kotkaniemi</text:p>
          </table:table-cell>
          <table:table-cell table:style-name="ce1" table:formula="of:=IFERROR(VLOOKUP([.B396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2" table:formula="of:=IF([.E396]=&quot;D&quot;;[.G396]*3;[.G396]*2)" office:value-type="float" office:value="10" calcext:value-type="float">
            <text:p>10</text:p>
          </table:table-cell>
          <table:table-cell table:style-name="ce2" table:formula="of:=IF([.E396]=&quot;D&quot;;[.H396]*2;[.H396])" office:value-type="float" office:value="15" calcext:value-type="float">
            <text:p>15</text:p>
          </table:table-cell>
          <table:table-cell table:formula="of:=[.J396]+[.K396]" office:value-type="float" office:value="25" calcext:value-type="float">
            <text:p>25</text:p>
          </table:table-cell>
          <table:table-cell table:style-name="ce2" table:formula="of:=IFERROR(VLOOKUP([.B396];[Salary.$A$2:.$C$1517];2;0);0)" office:value-type="float" office:value="6100035" calcext:value-type="float">
            <text:p>6100035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Jesper Fast</text:p>
          </table:table-cell>
          <table:table-cell table:style-name="ce1" table:formula="of:=IFERROR(VLOOKUP([.B397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2" table:formula="of:=IF([.E397]=&quot;D&quot;;[.G397]*3;[.G397]*2)" office:value-type="float" office:value="12" calcext:value-type="float">
            <text:p>12</text:p>
          </table:table-cell>
          <table:table-cell table:style-name="ce2" table:formula="of:=IF([.E397]=&quot;D&quot;;[.H397]*2;[.H397])" office:value-type="float" office:value="13" calcext:value-type="float">
            <text:p>13</text:p>
          </table:table-cell>
          <table:table-cell table:formula="of:=[.J397]+[.K397]" office:value-type="float" office:value="25" calcext:value-type="float">
            <text:p>25</text:p>
          </table:table-cell>
          <table:table-cell table:style-name="ce2" table:formula="of:=IFERROR(VLOOKUP([.B397];[Salary.$A$2:.$C$1517];2;0);0)" office:value-type="float" office:value="2000000" calcext:value-type="float">
            <text:p>2000000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hris Tierney</text:p>
          </table:table-cell>
          <table:table-cell table:style-name="ce1" table:formula="of:=IFERROR(VLOOKUP([.B398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2" table:formula="of:=IF([.E398]=&quot;D&quot;;[.G398]*3;[.G398]*2)" office:value-type="float" office:value="12" calcext:value-type="float">
            <text:p>12</text:p>
          </table:table-cell>
          <table:table-cell table:style-name="ce2" table:formula="of:=IF([.E398]=&quot;D&quot;;[.H398]*2;[.H398])" office:value-type="float" office:value="13" calcext:value-type="float">
            <text:p>13</text:p>
          </table:table-cell>
          <table:table-cell table:formula="of:=[.J398]+[.K398]" office:value-type="float" office:value="25" calcext:value-type="float">
            <text:p>25</text:p>
          </table:table-cell>
          <table:table-cell table:style-name="ce2" table:formula="of:=IFERROR(VLOOKUP([.B398];[Salary.$A$2:.$C$1517];2;0);0)" office:value-type="float" office:value="3500000" calcext:value-type="float">
            <text:p>350000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ilip Zadina</text:p>
          </table:table-cell>
          <table:table-cell table:style-name="ce1" table:formula="of:=IFERROR(VLOOKUP([.B399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2" table:formula="of:=IF([.E399]=&quot;D&quot;;[.G399]*3;[.G399]*2)" office:value-type="float" office:value="12" calcext:value-type="float">
            <text:p>12</text:p>
          </table:table-cell>
          <table:table-cell table:style-name="ce2" table:formula="of:=IF([.E399]=&quot;D&quot;;[.H399]*2;[.H399])" office:value-type="float" office:value="13" calcext:value-type="float">
            <text:p>13</text:p>
          </table:table-cell>
          <table:table-cell table:formula="of:=[.J399]+[.K399]" office:value-type="float" office:value="25" calcext:value-type="float">
            <text:p>25</text:p>
          </table:table-cell>
          <table:table-cell table:style-name="ce2" table:formula="of:=IFERROR(VLOOKUP([.B399];[Salary.$A$2:.$C$1517];2;0);0)" office:value-type="float" office:value="894167" calcext:value-type="float">
            <text:p>894167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Zach Parise</text:p>
          </table:table-cell>
          <table:table-cell table:style-name="ce1" table:formula="of:=IFERROR(VLOOKUP([.B400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2" table:formula="of:=IF([.E400]=&quot;D&quot;;[.G400]*3;[.G400]*2)" office:value-type="float" office:value="14" calcext:value-type="float">
            <text:p>14</text:p>
          </table:table-cell>
          <table:table-cell table:style-name="ce2" table:formula="of:=IF([.E400]=&quot;D&quot;;[.H400]*2;[.H400])" office:value-type="float" office:value="11" calcext:value-type="float">
            <text:p>11</text:p>
          </table:table-cell>
          <table:table-cell table:formula="of:=[.J400]+[.K400]" office:value-type="float" office:value="25" calcext:value-type="float">
            <text:p>25</text:p>
          </table:table-cell>
          <table:table-cell table:style-name="ce2" table:formula="of:=IFERROR(VLOOKUP([.B400];[Salary.$A$2:.$C$1517];2;0);0)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Owen Tippett</text:p>
          </table:table-cell>
          <table:table-cell table:style-name="ce1" table:formula="of:=IFERROR(VLOOKUP([.B401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2" table:formula="of:=IF([.E401]=&quot;D&quot;;[.G401]*3;[.G401]*2)" office:value-type="float" office:value="14" calcext:value-type="float">
            <text:p>14</text:p>
          </table:table-cell>
          <table:table-cell table:style-name="ce2" table:formula="of:=IF([.E401]=&quot;D&quot;;[.H401]*2;[.H401])" office:value-type="float" office:value="11" calcext:value-type="float">
            <text:p>11</text:p>
          </table:table-cell>
          <table:table-cell table:formula="of:=[.J401]+[.K401]" office:value-type="float" office:value="25" calcext:value-type="float">
            <text:p>25</text:p>
          </table:table-cell>
          <table:table-cell table:style-name="ce2" table:formula="of:=IFERROR(VLOOKUP([.B401];[Salary.$A$2:.$C$1517];2;0);0)" office:value-type="float" office:value="863333" calcext:value-type="float">
            <text:p>86333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oone Jenner</text:p>
          </table:table-cell>
          <table:table-cell table:style-name="ce1" table:formula="of:=IFERROR(VLOOKUP([.B402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2" table:formula="of:=IF([.E402]=&quot;D&quot;;[.G402]*3;[.G402]*2)" office:value-type="float" office:value="16" calcext:value-type="float">
            <text:p>16</text:p>
          </table:table-cell>
          <table:table-cell table:style-name="ce2" table:formula="of:=IF([.E402]=&quot;D&quot;;[.H402]*2;[.H402])" office:value-type="float" office:value="9" calcext:value-type="float">
            <text:p>9</text:p>
          </table:table-cell>
          <table:table-cell table:formula="of:=[.J402]+[.K402]" office:value-type="float" office:value="25" calcext:value-type="float">
            <text:p>25</text:p>
          </table:table-cell>
          <table:table-cell table:style-name="ce2" table:formula="of:=IFERROR(VLOOKUP([.B402];[Salary.$A$2:.$C$1517];2;0);0)" office:value-type="float" office:value="3750000" calcext:value-type="float">
            <text:p>375000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Vladislav Namestnikov</text:p>
          </table:table-cell>
          <table:table-cell table:style-name="ce1" table:formula="of:=IFERROR(VLOOKUP([.B403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2" table:formula="of:=IF([.E403]=&quot;D&quot;;[.G403]*3;[.G403]*2)" office:value-type="float" office:value="16" calcext:value-type="float">
            <text:p>16</text:p>
          </table:table-cell>
          <table:table-cell table:style-name="ce2" table:formula="of:=IF([.E403]=&quot;D&quot;;[.H403]*2;[.H403])" office:value-type="float" office:value="9" calcext:value-type="float">
            <text:p>9</text:p>
          </table:table-cell>
          <table:table-cell table:formula="of:=[.J403]+[.K403]" office:value-type="float" office:value="25" calcext:value-type="float">
            <text:p>25</text:p>
          </table:table-cell>
          <table:table-cell table:style-name="ce2" table:formula="of:=IFERROR(VLOOKUP([.B403];[Salary.$A$2:.$C$1517];2;0);0)" office:value-type="float" office:value="2000000" calcext:value-type="float">
            <text:p>2000000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udolfs Balcers</text:p>
          </table:table-cell>
          <table:table-cell table:style-name="ce1" table:formula="of:=IFERROR(VLOOKUP([.B404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2" table:formula="of:=IF([.E404]=&quot;D&quot;;[.G404]*3;[.G404]*2)" office:value-type="float" office:value="16" calcext:value-type="float">
            <text:p>16</text:p>
          </table:table-cell>
          <table:table-cell table:style-name="ce2" table:formula="of:=IF([.E404]=&quot;D&quot;;[.H404]*2;[.H404])" office:value-type="float" office:value="9" calcext:value-type="float">
            <text:p>9</text:p>
          </table:table-cell>
          <table:table-cell table:formula="of:=[.J404]+[.K404]" office:value-type="float" office:value="25" calcext:value-type="float">
            <text:p>25</text:p>
          </table:table-cell>
          <table:table-cell table:style-name="ce2" table:formula="of:=IFERROR(VLOOKUP([.B404];[Salary.$A$2:.$C$1517];2;0);0)" office:value-type="float" office:value="1550000" calcext:value-type="float">
            <text:p>1550000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lex Chiasson</text:p>
          </table:table-cell>
          <table:table-cell table:style-name="ce1" table:formula="of:=IFERROR(VLOOKUP([.B405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2" table:formula="of:=IF([.E405]=&quot;D&quot;;[.G405]*3;[.G405]*2)" office:value-type="float" office:value="18" calcext:value-type="float">
            <text:p>18</text:p>
          </table:table-cell>
          <table:table-cell table:style-name="ce2" table:formula="of:=IF([.E405]=&quot;D&quot;;[.H405]*2;[.H405])" office:value-type="float" office:value="7" calcext:value-type="float">
            <text:p>7</text:p>
          </table:table-cell>
          <table:table-cell table:formula="of:=[.J405]+[.K405]" office:value-type="float" office:value="25" calcext:value-type="float">
            <text:p>25</text:p>
          </table:table-cell>
          <table:table-cell table:style-name="ce2" table:formula="of:=IFERROR(VLOOKUP([.B405];[Salary.$A$2:.$C$1517];2;0);0)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Erik Gustafsson</text:p>
          </table:table-cell>
          <table:table-cell table:style-name="ce1" table:formula="of:=IFERROR(VLOOKUP([.B406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PHI,MTL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table:formula="of:=IF([.E406]=&quot;D&quot;;[.G406]*3;[.G406]*2)" office:value-type="float" office:value="3" calcext:value-type="float">
            <text:p>3</text:p>
          </table:table-cell>
          <table:table-cell table:style-name="ce2" table:formula="of:=IF([.E406]=&quot;D&quot;;[.H406]*2;[.H406])" office:value-type="float" office:value="22" calcext:value-type="float">
            <text:p>22</text:p>
          </table:table-cell>
          <table:table-cell table:formula="of:=[.J406]+[.K406]" office:value-type="float" office:value="25" calcext:value-type="float">
            <text:p>25</text:p>
          </table:table-cell>
          <table:table-cell table:style-name="ce2" table:formula="of:=IFERROR(VLOOKUP([.B406];[Salary.$A$2:.$C$1517];2;0);0)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Jake Bean</text:p>
          </table:table-cell>
          <table:table-cell table:style-name="ce1" table:formula="of:=IFERROR(VLOOKUP([.B407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table:formula="of:=IF([.E407]=&quot;D&quot;;[.G407]*3;[.G407]*2)" office:value-type="float" office:value="3" calcext:value-type="float">
            <text:p>3</text:p>
          </table:table-cell>
          <table:table-cell table:style-name="ce2" table:formula="of:=IF([.E407]=&quot;D&quot;;[.H407]*2;[.H407])" office:value-type="float" office:value="22" calcext:value-type="float">
            <text:p>22</text:p>
          </table:table-cell>
          <table:table-cell table:formula="of:=[.J407]+[.K407]" office:value-type="float" office:value="25" calcext:value-type="float">
            <text:p>25</text:p>
          </table:table-cell>
          <table:table-cell table:style-name="ce2" table:formula="of:=IFERROR(VLOOKUP([.B407];[Salary.$A$2:.$C$1517];2;0);0)" office:value-type="float" office:value="2333333" calcext:value-type="float">
            <text:p>2333333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roy Stecher</text:p>
          </table:table-cell>
          <table:table-cell table:style-name="ce1" table:formula="of:=IFERROR(VLOOKUP([.B408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2" table:formula="of:=IF([.E408]=&quot;D&quot;;[.G408]*3;[.G408]*2)" office:value-type="float" office:value="9" calcext:value-type="float">
            <text:p>9</text:p>
          </table:table-cell>
          <table:table-cell table:style-name="ce2" table:formula="of:=IF([.E408]=&quot;D&quot;;[.H408]*2;[.H408])" office:value-type="float" office:value="16" calcext:value-type="float">
            <text:p>16</text:p>
          </table:table-cell>
          <table:table-cell table:formula="of:=[.J408]+[.K408]" office:value-type="float" office:value="25" calcext:value-type="float">
            <text:p>25</text:p>
          </table:table-cell>
          <table:table-cell table:style-name="ce2" table:formula="of:=IFERROR(VLOOKUP([.B408];[Salary.$A$2:.$C$1517];2;0);0)" office:value-type="float" office:value="1700000" calcext:value-type="float">
            <text:p>170000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rendan Smith</text:p>
          </table:table-cell>
          <table:table-cell table:style-name="ce1" table:formula="of:=IFERROR(VLOOKUP([.B409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IF([.E409]=&quot;D&quot;;[.G409]*3;[.G409]*2)" office:value-type="float" office:value="15" calcext:value-type="float">
            <text:p>15</text:p>
          </table:table-cell>
          <table:table-cell table:style-name="ce2" table:formula="of:=IF([.E409]=&quot;D&quot;;[.H409]*2;[.H409])" office:value-type="float" office:value="10" calcext:value-type="float">
            <text:p>10</text:p>
          </table:table-cell>
          <table:table-cell table:formula="of:=[.J409]+[.K409]" office:value-type="float" office:value="25" calcext:value-type="float">
            <text:p>25</text:p>
          </table:table-cell>
          <table:table-cell table:style-name="ce2" table:formula="of:=IFERROR(VLOOKUP([.B409];[Salary.$A$2:.$C$1517];2;0);0)" office:value-type="float" office:value="800000" calcext:value-type="float">
            <text:p>80000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Devan Dubnyk</text:p>
          </table:table-cell>
          <table:table-cell table:style-name="ce1" table:formula="of:=IFERROR(VLOOKUP([.B410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SJS,COL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410]*3" office:value-type="float" office:value="18" calcext:value-type="float">
            <text:p>18</text:p>
          </table:table-cell>
          <table:table-cell table:formula="of:=[.H410]*5" office:value-type="float" office:value="5" calcext:value-type="float">
            <text:p>5</text:p>
          </table:table-cell>
          <table:table-cell table:formula="of:=[.J410]+[.K410]+[.O410]" office:value-type="float" office:value="25" calcext:value-type="float">
            <text:p>25</text:p>
          </table:table-cell>
          <table:table-cell table:style-name="ce2" table:formula="of:=IFERROR(VLOOKUP([.B410];[Salary.$A$2:.$C$1517];2;0);0)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arnet Hathaway</text:p>
          </table:table-cell>
          <table:table-cell table:style-name="ce1" table:formula="of:=IFERROR(VLOOKUP([.B411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2" table:formula="of:=IF([.E411]=&quot;D&quot;;[.G411]*3;[.G411]*2)" office:value-type="float" office:value="12" calcext:value-type="float">
            <text:p>12</text:p>
          </table:table-cell>
          <table:table-cell table:style-name="ce2" table:formula="of:=IF([.E411]=&quot;D&quot;;[.H411]*2;[.H411])" office:value-type="float" office:value="12" calcext:value-type="float">
            <text:p>12</text:p>
          </table:table-cell>
          <table:table-cell table:formula="of:=[.J411]+[.K411]" office:value-type="float" office:value="24" calcext:value-type="float">
            <text:p>24</text:p>
          </table:table-cell>
          <table:table-cell table:style-name="ce2" table:formula="of:=IFERROR(VLOOKUP([.B411];[Salary.$A$2:.$C$1517];2;0);0)" office:value-type="float" office:value="1500000" calcext:value-type="float">
            <text:p>150000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rl Soderberg</text:p>
          </table:table-cell>
          <table:table-cell table:style-name="ce1" table:formula="of:=IFERROR(VLOOKUP([.B412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CHI,COL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2" table:formula="of:=IF([.E412]=&quot;D&quot;;[.G412]*3;[.G412]*2)" office:value-type="float" office:value="14" calcext:value-type="float">
            <text:p>14</text:p>
          </table:table-cell>
          <table:table-cell table:style-name="ce2" table:formula="of:=IF([.E412]=&quot;D&quot;;[.H412]*2;[.H412])" office:value-type="float" office:value="10" calcext:value-type="float">
            <text:p>10</text:p>
          </table:table-cell>
          <table:table-cell table:formula="of:=[.J412]+[.K412]" office:value-type="float" office:value="24" calcext:value-type="float">
            <text:p>24</text:p>
          </table:table-cell>
          <table:table-cell table:style-name="ce2" table:formula="of:=IFERROR(VLOOKUP([.B412];[Salary.$A$2:.$C$1517];2;0);0)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yson Jost</text:p>
          </table:table-cell>
          <table:table-cell table:style-name="ce1" table:formula="of:=IFERROR(VLOOKUP([.B413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2" table:formula="of:=IF([.E413]=&quot;D&quot;;[.G413]*3;[.G413]*2)" office:value-type="float" office:value="14" calcext:value-type="float">
            <text:p>14</text:p>
          </table:table-cell>
          <table:table-cell table:style-name="ce2" table:formula="of:=IF([.E413]=&quot;D&quot;;[.H413]*2;[.H413])" office:value-type="float" office:value="10" calcext:value-type="float">
            <text:p>10</text:p>
          </table:table-cell>
          <table:table-cell table:formula="of:=[.J413]+[.K413]" office:value-type="float" office:value="24" calcext:value-type="float">
            <text:p>24</text:p>
          </table:table-cell>
          <table:table-cell table:style-name="ce2" table:formula="of:=IFERROR(VLOOKUP([.B413];[Salary.$A$2:.$C$1517];2;0);0)" office:value-type="float" office:value="2000000" calcext:value-type="float">
            <text:p>200000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lya Mikheyev</text:p>
          </table:table-cell>
          <table:table-cell table:style-name="ce1" table:formula="of:=IFERROR(VLOOKUP([.B414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2" table:formula="of:=IF([.E414]=&quot;D&quot;;[.G414]*3;[.G414]*2)" office:value-type="float" office:value="14" calcext:value-type="float">
            <text:p>14</text:p>
          </table:table-cell>
          <table:table-cell table:style-name="ce2" table:formula="of:=IF([.E414]=&quot;D&quot;;[.H414]*2;[.H414])" office:value-type="float" office:value="10" calcext:value-type="float">
            <text:p>10</text:p>
          </table:table-cell>
          <table:table-cell table:formula="of:=[.J414]+[.K414]" office:value-type="float" office:value="24" calcext:value-type="float">
            <text:p>24</text:p>
          </table:table-cell>
          <table:table-cell table:style-name="ce2" table:formula="of:=IFERROR(VLOOKUP([.B414];[Salary.$A$2:.$C$1517];2;0);0)" office:value-type="float" office:value="1645000" calcext:value-type="float">
            <text:p>164500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Jakob Silfverberg</text:p>
          </table:table-cell>
          <table:table-cell table:style-name="ce1" table:formula="of:=IFERROR(VLOOKUP([.B415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table:formula="of:=IF([.E415]=&quot;D&quot;;[.G415]*3;[.G415]*2)" office:value-type="float" office:value="16" calcext:value-type="float">
            <text:p>16</text:p>
          </table:table-cell>
          <table:table-cell table:style-name="ce2" table:formula="of:=IF([.E415]=&quot;D&quot;;[.H415]*2;[.H415])" office:value-type="float" office:value="8" calcext:value-type="float">
            <text:p>8</text:p>
          </table:table-cell>
          <table:table-cell table:formula="of:=[.J415]+[.K415]" office:value-type="float" office:value="24" calcext:value-type="float">
            <text:p>24</text:p>
          </table:table-cell>
          <table:table-cell table:style-name="ce2" table:formula="of:=IFERROR(VLOOKUP([.B415];[Salary.$A$2:.$C$1517];2;0);0)" office:value-type="float" office:value="5250000" calcext:value-type="float">
            <text:p>525000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hilipp Kurashev</text:p>
          </table:table-cell>
          <table:table-cell table:style-name="ce1" table:formula="of:=IFERROR(VLOOKUP([.B416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table:formula="of:=IF([.E416]=&quot;D&quot;;[.G416]*3;[.G416]*2)" office:value-type="float" office:value="16" calcext:value-type="float">
            <text:p>16</text:p>
          </table:table-cell>
          <table:table-cell table:style-name="ce2" table:formula="of:=IF([.E416]=&quot;D&quot;;[.H416]*2;[.H416])" office:value-type="float" office:value="8" calcext:value-type="float">
            <text:p>8</text:p>
          </table:table-cell>
          <table:table-cell table:formula="of:=[.J416]+[.K416]" office:value-type="float" office:value="24" calcext:value-type="float">
            <text:p>24</text:p>
          </table:table-cell>
          <table:table-cell table:style-name="ce2" table:formula="of:=IFERROR(VLOOKUP([.B416];[Salary.$A$2:.$C$1517];2;0);0)" office:value-type="float" office:value="842500" calcext:value-type="float">
            <text:p>842500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ichael McLeod</text:p>
          </table:table-cell>
          <table:table-cell table:style-name="ce1" table:formula="of:=IFERROR(VLOOKUP([.B417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2" table:formula="of:=IF([.E417]=&quot;D&quot;;[.G417]*3;[.G417]*2)" office:value-type="float" office:value="18" calcext:value-type="float">
            <text:p>18</text:p>
          </table:table-cell>
          <table:table-cell table:style-name="ce2" table:formula="of:=IF([.E417]=&quot;D&quot;;[.H417]*2;[.H417])" office:value-type="float" office:value="6" calcext:value-type="float">
            <text:p>6</text:p>
          </table:table-cell>
          <table:table-cell table:formula="of:=[.J417]+[.K417]" office:value-type="float" office:value="24" calcext:value-type="float">
            <text:p>24</text:p>
          </table:table-cell>
          <table:table-cell table:style-name="ce2" table:formula="of:=IFERROR(VLOOKUP([.B417];[Salary.$A$2:.$C$1517];2;0);0)" office:value-type="float" office:value="975000" calcext:value-type="float">
            <text:p>97500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Zach Aston Reese</text:p>
          </table:table-cell>
          <table:table-cell table:style-name="ce1" table:formula="of:=IFERROR(VLOOKUP([.B418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2" table:formula="of:=IF([.E418]=&quot;D&quot;;[.G418]*3;[.G418]*2)" office:value-type="float" office:value="18" calcext:value-type="float">
            <text:p>18</text:p>
          </table:table-cell>
          <table:table-cell table:style-name="ce2" table:formula="of:=IF([.E418]=&quot;D&quot;;[.H418]*2;[.H418])" office:value-type="float" office:value="6" calcext:value-type="float">
            <text:p>6</text:p>
          </table:table-cell>
          <table:table-cell table:formula="of:=[.J418]+[.K418]" office:value-type="float" office:value="24" calcext:value-type="float">
            <text:p>24</text:p>
          </table:table-cell>
          <table:table-cell table:style-name="ce2" table:formula="of:=IFERROR(VLOOKUP([.B418];[Salary.$A$2:.$C$1517];2;0);0)" office:value-type="float" office:value="1725000" calcext:value-type="float">
            <text:p>172500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Dominik Kahun</text:p>
          </table:table-cell>
          <table:table-cell table:style-name="ce1" table:formula="of:=IFERROR(VLOOKUP([.B419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2" table:formula="of:=IF([.E419]=&quot;D&quot;;[.G419]*3;[.G419]*2)" office:value-type="float" office:value="18" calcext:value-type="float">
            <text:p>18</text:p>
          </table:table-cell>
          <table:table-cell table:style-name="ce2" table:formula="of:=IF([.E419]=&quot;D&quot;;[.H419]*2;[.H419])" office:value-type="float" office:value="6" calcext:value-type="float">
            <text:p>6</text:p>
          </table:table-cell>
          <table:table-cell table:formula="of:=[.J419]+[.K419]" office:value-type="float" office:value="24" calcext:value-type="float">
            <text:p>24</text:p>
          </table:table-cell>
          <table:table-cell table:style-name="ce2" table:formula="of:=IFERROR(VLOOKUP([.B419];[Salary.$A$2:.$C$1517];2;0);0)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Radko Gudas</text:p>
          </table:table-cell>
          <table:table-cell table:style-name="ce1" table:formula="of:=IFERROR(VLOOKUP([.B420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table:formula="of:=IF([.E420]=&quot;D&quot;;[.G420]*3;[.G420]*2)" office:value-type="float" office:value="6" calcext:value-type="float">
            <text:p>6</text:p>
          </table:table-cell>
          <table:table-cell table:style-name="ce2" table:formula="of:=IF([.E420]=&quot;D&quot;;[.H420]*2;[.H420])" office:value-type="float" office:value="18" calcext:value-type="float">
            <text:p>18</text:p>
          </table:table-cell>
          <table:table-cell table:formula="of:=[.J420]+[.K420]" office:value-type="float" office:value="24" calcext:value-type="float">
            <text:p>24</text:p>
          </table:table-cell>
          <table:table-cell table:style-name="ce2" table:formula="of:=IFERROR(VLOOKUP([.B420];[Salary.$A$2:.$C$1517];2;0);0)" office:value-type="float" office:value="2500000" calcext:value-type="float">
            <text:p>250000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hristian Djoos</text:p>
          </table:table-cell>
          <table:table-cell table:style-name="ce1" table:formula="of:=IFERROR(VLOOKUP([.B421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table:formula="of:=IF([.E421]=&quot;D&quot;;[.G421]*3;[.G421]*2)" office:value-type="float" office:value="6" calcext:value-type="float">
            <text:p>6</text:p>
          </table:table-cell>
          <table:table-cell table:style-name="ce2" table:formula="of:=IF([.E421]=&quot;D&quot;;[.H421]*2;[.H421])" office:value-type="float" office:value="18" calcext:value-type="float">
            <text:p>18</text:p>
          </table:table-cell>
          <table:table-cell table:formula="of:=[.J421]+[.K421]" office:value-type="float" office:value="24" calcext:value-type="float">
            <text:p>24</text:p>
          </table:table-cell>
          <table:table-cell table:style-name="ce2" table:formula="of:=IFERROR(VLOOKUP([.B421];[Salary.$A$2:.$C$1517];2;0);0)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Juuso Valimaki</text:p>
          </table:table-cell>
          <table:table-cell table:style-name="ce1" table:formula="of:=IFERROR(VLOOKUP([.B422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table:formula="of:=IF([.E422]=&quot;D&quot;;[.G422]*3;[.G422]*2)" office:value-type="float" office:value="6" calcext:value-type="float">
            <text:p>6</text:p>
          </table:table-cell>
          <table:table-cell table:style-name="ce2" table:formula="of:=IF([.E422]=&quot;D&quot;;[.H422]*2;[.H422])" office:value-type="float" office:value="18" calcext:value-type="float">
            <text:p>18</text:p>
          </table:table-cell>
          <table:table-cell table:formula="of:=[.J422]+[.K422]" office:value-type="float" office:value="24" calcext:value-type="float">
            <text:p>24</text:p>
          </table:table-cell>
          <table:table-cell table:style-name="ce2" table:formula="of:=IFERROR(VLOOKUP([.B422];[Salary.$A$2:.$C$1517];2;0);0)" office:value-type="float" office:value="1550000" calcext:value-type="float">
            <text:p>155000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Adam Larsson</text:p>
          </table:table-cell>
          <table:table-cell table:style-name="ce1" table:formula="of:=IFERROR(VLOOKUP([.B423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" table:formula="of:=IF([.E423]=&quot;D&quot;;[.G423]*3;[.G423]*2)" office:value-type="float" office:value="12" calcext:value-type="float">
            <text:p>12</text:p>
          </table:table-cell>
          <table:table-cell table:style-name="ce2" table:formula="of:=IF([.E423]=&quot;D&quot;;[.H423]*2;[.H423])" office:value-type="float" office:value="12" calcext:value-type="float">
            <text:p>12</text:p>
          </table:table-cell>
          <table:table-cell table:formula="of:=[.J423]+[.K423]" office:value-type="float" office:value="24" calcext:value-type="float">
            <text:p>24</text:p>
          </table:table-cell>
          <table:table-cell table:style-name="ce2" table:formula="of:=IFERROR(VLOOKUP([.B423];[Salary.$A$2:.$C$1517];2;0);0)" office:value-type="float" office:value="4000000" calcext:value-type="float">
            <text:p>400000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Braden Holtby</text:p>
          </table:table-cell>
          <table:table-cell table:style-name="ce1" table:formula="of:=IFERROR(VLOOKUP([.B424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24]*3" office:value-type="float" office:value="21" calcext:value-type="float">
            <text:p>21</text:p>
          </table:table-cell>
          <table:table-cell table:formula="of:=[.H424]*5" office:value-type="float" office:value="0" calcext:value-type="float">
            <text:p>0</text:p>
          </table:table-cell>
          <table:table-cell table:formula="of:=[.J424]+[.K424]+[.O424]" office:value-type="float" office:value="24" calcext:value-type="float">
            <text:p>24</text:p>
          </table:table-cell>
          <table:table-cell table:style-name="ce2" table:formula="of:=IFERROR(VLOOKUP([.B424];[Salary.$A$2:.$C$1517];2;0);0)" office:value-type="float" office:value="2000000" calcext:value-type="float">
            <text:p>2000000</text:p>
          </table:table-cell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ick Cousins</text:p>
          </table:table-cell>
          <table:table-cell table:style-name="ce1" table:formula="of:=IFERROR(VLOOKUP([.B425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" table:formula="of:=IF([.E425]=&quot;D&quot;;[.G425]*3;[.G425]*2)" office:value-type="float" office:value="10" calcext:value-type="float">
            <text:p>10</text:p>
          </table:table-cell>
          <table:table-cell table:style-name="ce2" table:formula="of:=IF([.E425]=&quot;D&quot;;[.H425]*2;[.H425])" office:value-type="float" office:value="13" calcext:value-type="float">
            <text:p>13</text:p>
          </table:table-cell>
          <table:table-cell table:formula="of:=[.J425]+[.K425]" office:value-type="float" office:value="23" calcext:value-type="float">
            <text:p>23</text:p>
          </table:table-cell>
          <table:table-cell table:style-name="ce2" table:formula="of:=IFERROR(VLOOKUP([.B425];[Salary.$A$2:.$C$1517];2;0);0)" office:value-type="float" office:value="1500000" calcext:value-type="float">
            <text:p>1500000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Nick Bjugstad</text:p>
          </table:table-cell>
          <table:table-cell table:style-name="ce1" table:formula="of:=IFERROR(VLOOKUP([.B426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2" table:formula="of:=IF([.E426]=&quot;D&quot;;[.G426]*3;[.G426]*2)" office:value-type="float" office:value="12" calcext:value-type="float">
            <text:p>12</text:p>
          </table:table-cell>
          <table:table-cell table:style-name="ce2" table:formula="of:=IF([.E426]=&quot;D&quot;;[.H426]*2;[.H426])" office:value-type="float" office:value="11" calcext:value-type="float">
            <text:p>11</text:p>
          </table:table-cell>
          <table:table-cell table:formula="of:=[.J426]+[.K426]" office:value-type="float" office:value="23" calcext:value-type="float">
            <text:p>23</text:p>
          </table:table-cell>
          <table:table-cell table:style-name="ce2" table:formula="of:=IFERROR(VLOOKUP([.B426];[Salary.$A$2:.$C$1517];2;0);0)" office:value-type="float" office:value="900000" calcext:value-type="float">
            <text:p>90000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Brandon Tanev</text:p>
          </table:table-cell>
          <table:table-cell table:style-name="ce1" table:formula="of:=IFERROR(VLOOKUP([.B427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" table:formula="of:=IF([.E427]=&quot;D&quot;;[.G427]*3;[.G427]*2)" office:value-type="float" office:value="14" calcext:value-type="float">
            <text:p>14</text:p>
          </table:table-cell>
          <table:table-cell table:style-name="ce2" table:formula="of:=IF([.E427]=&quot;D&quot;;[.H427]*2;[.H427])" office:value-type="float" office:value="9" calcext:value-type="float">
            <text:p>9</text:p>
          </table:table-cell>
          <table:table-cell table:formula="of:=[.J427]+[.K427]" office:value-type="float" office:value="23" calcext:value-type="float">
            <text:p>23</text:p>
          </table:table-cell>
          <table:table-cell table:style-name="ce2" table:formula="of:=IFERROR(VLOOKUP([.B427];[Salary.$A$2:.$C$1517];2;0);0)" office:value-type="float" office:value="3500000" calcext:value-type="float">
            <text:p>350000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olton Sissons</text:p>
          </table:table-cell>
          <table:table-cell table:style-name="ce1" table:formula="of:=IFERROR(VLOOKUP([.B428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" table:formula="of:=IF([.E428]=&quot;D&quot;;[.G428]*3;[.G428]*2)" office:value-type="float" office:value="16" calcext:value-type="float">
            <text:p>16</text:p>
          </table:table-cell>
          <table:table-cell table:style-name="ce2" table:formula="of:=IF([.E428]=&quot;D&quot;;[.H428]*2;[.H428])" office:value-type="float" office:value="7" calcext:value-type="float">
            <text:p>7</text:p>
          </table:table-cell>
          <table:table-cell table:formula="of:=[.J428]+[.K428]" office:value-type="float" office:value="23" calcext:value-type="float">
            <text:p>23</text:p>
          </table:table-cell>
          <table:table-cell table:style-name="ce2" table:formula="of:=IFERROR(VLOOKUP([.B428];[Salary.$A$2:.$C$1517];2;0);0)" office:value-type="float" office:value="2857143" calcext:value-type="float">
            <text:p>2857143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amuel Blais</text:p>
          </table:table-cell>
          <table:table-cell table:style-name="ce1" table:formula="of:=IFERROR(VLOOKUP([.B429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" table:formula="of:=IF([.E429]=&quot;D&quot;;[.G429]*3;[.G429]*2)" office:value-type="float" office:value="16" calcext:value-type="float">
            <text:p>16</text:p>
          </table:table-cell>
          <table:table-cell table:style-name="ce2" table:formula="of:=IF([.E429]=&quot;D&quot;;[.H429]*2;[.H429])" office:value-type="float" office:value="7" calcext:value-type="float">
            <text:p>7</text:p>
          </table:table-cell>
          <table:table-cell table:formula="of:=[.J429]+[.K429]" office:value-type="float" office:value="23" calcext:value-type="float">
            <text:p>23</text:p>
          </table:table-cell>
          <table:table-cell table:style-name="ce2" table:formula="of:=IFERROR(VLOOKUP([.B429];[Salary.$A$2:.$C$1517];2;0);0)" office:value-type="float" office:value="1500000" calcext:value-type="float">
            <text:p>150000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Rocco Grimaldi</text:p>
          </table:table-cell>
          <table:table-cell table:style-name="ce1" table:formula="of:=IFERROR(VLOOKUP([.B430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" table:formula="of:=IF([.E430]=&quot;D&quot;;[.G430]*3;[.G430]*2)" office:value-type="float" office:value="20" calcext:value-type="float">
            <text:p>20</text:p>
          </table:table-cell>
          <table:table-cell table:style-name="ce2" table:formula="of:=IF([.E430]=&quot;D&quot;;[.H430]*2;[.H430])" office:value-type="float" office:value="3" calcext:value-type="float">
            <text:p>3</text:p>
          </table:table-cell>
          <table:table-cell table:formula="of:=[.J430]+[.K430]" office:value-type="float" office:value="23" calcext:value-type="float">
            <text:p>23</text:p>
          </table:table-cell>
          <table:table-cell table:style-name="ce2" table:formula="of:=IFERROR(VLOOKUP([.B430];[Salary.$A$2:.$C$1517];2;0);0)" office:value-type="float" office:value="2000000" calcext:value-type="float">
            <text:p>2000000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Michael Bunting</text:p>
          </table:table-cell>
          <table:table-cell table:style-name="ce1" table:formula="of:=IFERROR(VLOOKUP([.B431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" table:formula="of:=IF([.E431]=&quot;D&quot;;[.G431]*3;[.G431]*2)" office:value-type="float" office:value="20" calcext:value-type="float">
            <text:p>20</text:p>
          </table:table-cell>
          <table:table-cell table:style-name="ce2" table:formula="of:=IF([.E431]=&quot;D&quot;;[.H431]*2;[.H431])" office:value-type="float" office:value="3" calcext:value-type="float">
            <text:p>3</text:p>
          </table:table-cell>
          <table:table-cell table:formula="of:=[.J431]+[.K431]" office:value-type="float" office:value="23" calcext:value-type="float">
            <text:p>23</text:p>
          </table:table-cell>
          <table:table-cell table:style-name="ce2" table:formula="of:=IFERROR(VLOOKUP([.B431];[Salary.$A$2:.$C$1517];2;0);0)" office:value-type="float" office:value="950000" calcext:value-type="float">
            <text:p>95000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Will Butcher</text:p>
          </table:table-cell>
          <table:table-cell table:style-name="ce1" table:formula="of:=IFERROR(VLOOKUP([.B432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table:formula="of:=IF([.E432]=&quot;D&quot;;[.G432]*3;[.G432]*2)" office:value-type="float" office:value="3" calcext:value-type="float">
            <text:p>3</text:p>
          </table:table-cell>
          <table:table-cell table:style-name="ce2" table:formula="of:=IF([.E432]=&quot;D&quot;;[.H432]*2;[.H432])" office:value-type="float" office:value="20" calcext:value-type="float">
            <text:p>20</text:p>
          </table:table-cell>
          <table:table-cell table:formula="of:=[.J432]+[.K432]" office:value-type="float" office:value="23" calcext:value-type="float">
            <text:p>23</text:p>
          </table:table-cell>
          <table:table-cell table:style-name="ce2" table:formula="of:=IFERROR(VLOOKUP([.B432];[Salary.$A$2:.$C$1517];2;0);0)" office:value-type="float" office:value="2822764" calcext:value-type="float">
            <text:p>2822764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Jordan Oesterle</text:p>
          </table:table-cell>
          <table:table-cell table:style-name="ce1" table:formula="of:=IFERROR(VLOOKUP([.B433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table:formula="of:=IF([.E433]=&quot;D&quot;;[.G433]*3;[.G433]*2)" office:value-type="float" office:value="3" calcext:value-type="float">
            <text:p>3</text:p>
          </table:table-cell>
          <table:table-cell table:style-name="ce2" table:formula="of:=IF([.E433]=&quot;D&quot;;[.H433]*2;[.H433])" office:value-type="float" office:value="20" calcext:value-type="float">
            <text:p>20</text:p>
          </table:table-cell>
          <table:table-cell table:formula="of:=[.J433]+[.K433]" office:value-type="float" office:value="23" calcext:value-type="float">
            <text:p>23</text:p>
          </table:table-cell>
          <table:table-cell table:style-name="ce2" table:formula="of:=IFERROR(VLOOKUP([.B433];[Salary.$A$2:.$C$1517];2;0);0)" office:value-type="float" office:value="1350000" calcext:value-type="float">
            <text:p>135000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Philippe Myers</text:p>
          </table:table-cell>
          <table:table-cell table:style-name="ce1" table:formula="of:=IFERROR(VLOOKUP([.B434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table:formula="of:=IF([.E434]=&quot;D&quot;;[.G434]*3;[.G434]*2)" office:value-type="float" office:value="3" calcext:value-type="float">
            <text:p>3</text:p>
          </table:table-cell>
          <table:table-cell table:style-name="ce2" table:formula="of:=IF([.E434]=&quot;D&quot;;[.H434]*2;[.H434])" office:value-type="float" office:value="20" calcext:value-type="float">
            <text:p>20</text:p>
          </table:table-cell>
          <table:table-cell table:formula="of:=[.J434]+[.K434]" office:value-type="float" office:value="23" calcext:value-type="float">
            <text:p>23</text:p>
          </table:table-cell>
          <table:table-cell table:style-name="ce2" table:formula="of:=IFERROR(VLOOKUP([.B434];[Salary.$A$2:.$C$1517];2;0);0)" office:value-type="float" office:value="2550000" calcext:value-type="float">
            <text:p>2550000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Michael Anderson</text:p>
          </table:table-cell>
          <table:table-cell table:style-name="ce1" table:formula="of:=IFERROR(VLOOKUP([.B435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table:formula="of:=IF([.E435]=&quot;D&quot;;[.G435]*3;[.G435]*2)" office:value-type="float" office:value="3" calcext:value-type="float">
            <text:p>3</text:p>
          </table:table-cell>
          <table:table-cell table:style-name="ce2" table:formula="of:=IF([.E435]=&quot;D&quot;;[.H435]*2;[.H435])" office:value-type="float" office:value="20" calcext:value-type="float">
            <text:p>20</text:p>
          </table:table-cell>
          <table:table-cell table:formula="of:=[.J435]+[.K435]" office:value-type="float" office:value="23" calcext:value-type="float">
            <text:p>23</text:p>
          </table:table-cell>
          <table:table-cell table:style-name="ce2" table:formula="of:=IFERROR(VLOOKUP([.B435];[Salary.$A$2:.$C$1517];2;0);0)" office:value-type="float" office:value="925000" calcext:value-type="float">
            <text:p>92500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rc Staal</text:p>
          </table:table-cell>
          <table:table-cell table:style-name="ce1" table:formula="of:=IFERROR(VLOOKUP([.B436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IF([.E436]=&quot;D&quot;;[.G436]*3;[.G436]*2)" office:value-type="float" office:value="9" calcext:value-type="float">
            <text:p>9</text:p>
          </table:table-cell>
          <table:table-cell table:style-name="ce2" table:formula="of:=IF([.E436]=&quot;D&quot;;[.H436]*2;[.H436])" office:value-type="float" office:value="14" calcext:value-type="float">
            <text:p>14</text:p>
          </table:table-cell>
          <table:table-cell table:formula="of:=[.J436]+[.K436]" office:value-type="float" office:value="23" calcext:value-type="float">
            <text:p>23</text:p>
          </table:table-cell>
          <table:table-cell table:style-name="ce2" table:formula="of:=IFERROR(VLOOKUP([.B436];[Salary.$A$2:.$C$1517];2;0);0)" office:value-type="float" office:value="2000000" calcext:value-type="float">
            <text:p>200000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ravis Hamonic</text:p>
          </table:table-cell>
          <table:table-cell table:style-name="ce1" table:formula="of:=IFERROR(VLOOKUP([.B437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IF([.E437]=&quot;D&quot;;[.G437]*3;[.G437]*2)" office:value-type="float" office:value="9" calcext:value-type="float">
            <text:p>9</text:p>
          </table:table-cell>
          <table:table-cell table:style-name="ce2" table:formula="of:=IF([.E437]=&quot;D&quot;;[.H437]*2;[.H437])" office:value-type="float" office:value="14" calcext:value-type="float">
            <text:p>14</text:p>
          </table:table-cell>
          <table:table-cell table:formula="of:=[.J437]+[.K437]" office:value-type="float" office:value="23" calcext:value-type="float">
            <text:p>23</text:p>
          </table:table-cell>
          <table:table-cell table:style-name="ce2" table:formula="of:=IFERROR(VLOOKUP([.B437];[Salary.$A$2:.$C$1517];2;0);0)" office:value-type="float" office:value="3000000" calcext:value-type="float">
            <text:p>3000000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Patrik Nemeth</text:p>
          </table:table-cell>
          <table:table-cell table:style-name="ce1" table:formula="of:=IFERROR(VLOOKUP([.B438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DET,COL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IF([.E438]=&quot;D&quot;;[.G438]*3;[.G438]*2)" office:value-type="float" office:value="9" calcext:value-type="float">
            <text:p>9</text:p>
          </table:table-cell>
          <table:table-cell table:style-name="ce2" table:formula="of:=IF([.E438]=&quot;D&quot;;[.H438]*2;[.H438])" office:value-type="float" office:value="14" calcext:value-type="float">
            <text:p>14</text:p>
          </table:table-cell>
          <table:table-cell table:formula="of:=[.J438]+[.K438]" office:value-type="float" office:value="23" calcext:value-type="float">
            <text:p>23</text:p>
          </table:table-cell>
          <table:table-cell table:style-name="ce2" table:formula="of:=IFERROR(VLOOKUP([.B438];[Salary.$A$2:.$C$1517];2;0);0)" office:value-type="float" office:value="2500000" calcext:value-type="float">
            <text:p>250000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rady Skjei</text:p>
          </table:table-cell>
          <table:table-cell table:style-name="ce1" table:formula="of:=IFERROR(VLOOKUP([.B439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IF([.E439]=&quot;D&quot;;[.G439]*3;[.G439]*2)" office:value-type="float" office:value="9" calcext:value-type="float">
            <text:p>9</text:p>
          </table:table-cell>
          <table:table-cell table:style-name="ce2" table:formula="of:=IF([.E439]=&quot;D&quot;;[.H439]*2;[.H439])" office:value-type="float" office:value="14" calcext:value-type="float">
            <text:p>14</text:p>
          </table:table-cell>
          <table:table-cell table:formula="of:=[.J439]+[.K439]" office:value-type="float" office:value="23" calcext:value-type="float">
            <text:p>23</text:p>
          </table:table-cell>
          <table:table-cell table:style-name="ce2" table:formula="of:=IFERROR(VLOOKUP([.B439];[Salary.$A$2:.$C$1517];2;0);0)" office:value-type="float" office:value="5250000" calcext:value-type="float">
            <text:p>5250000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Laurent Brossoit</text:p>
          </table:table-cell>
          <table:table-cell table:style-name="ce1" table:formula="of:=IFERROR(VLOOKUP([.B440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440]*3" office:value-type="float" office:value="18" calcext:value-type="float">
            <text:p>18</text:p>
          </table:table-cell>
          <table:table-cell table:formula="of:=[.H440]*5" office:value-type="float" office:value="5" calcext:value-type="float">
            <text:p>5</text:p>
          </table:table-cell>
          <table:table-cell table:formula="of:=[.J440]+[.K440]+[.O440]" office:value-type="float" office:value="23" calcext:value-type="float">
            <text:p>23</text:p>
          </table:table-cell>
          <table:table-cell table:style-name="ce2" table:formula="of:=IFERROR(VLOOKUP([.B440];[Salary.$A$2:.$C$1517];2;0);0)" office:value-type="float" office:value="2325000" calcext:value-type="float">
            <text:p>2325000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atrick Maroon</text:p>
          </table:table-cell>
          <table:table-cell table:style-name="ce1" table:formula="of:=IFERROR(VLOOKUP([.B441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2" table:formula="of:=IF([.E441]=&quot;D&quot;;[.G441]*3;[.G441]*2)" office:value-type="float" office:value="8" calcext:value-type="float">
            <text:p>8</text:p>
          </table:table-cell>
          <table:table-cell table:style-name="ce2" table:formula="of:=IF([.E441]=&quot;D&quot;;[.H441]*2;[.H441])" office:value-type="float" office:value="14" calcext:value-type="float">
            <text:p>14</text:p>
          </table:table-cell>
          <table:table-cell table:formula="of:=[.J441]+[.K441]" office:value-type="float" office:value="22" calcext:value-type="float">
            <text:p>22</text:p>
          </table:table-cell>
          <table:table-cell table:style-name="ce2" table:formula="of:=IFERROR(VLOOKUP([.B441];[Salary.$A$2:.$C$1517];2;0);0)" office:value-type="float" office:value="900000" calcext:value-type="float">
            <text:p>90000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yan Getzlaf</text:p>
          </table:table-cell>
          <table:table-cell table:style-name="ce1" table:formula="of:=IFERROR(VLOOKUP([.B442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" table:formula="of:=IF([.E442]=&quot;D&quot;;[.G442]*3;[.G442]*2)" office:value-type="float" office:value="10" calcext:value-type="float">
            <text:p>10</text:p>
          </table:table-cell>
          <table:table-cell table:style-name="ce2" table:formula="of:=IF([.E442]=&quot;D&quot;;[.H442]*2;[.H442])" office:value-type="float" office:value="12" calcext:value-type="float">
            <text:p>12</text:p>
          </table:table-cell>
          <table:table-cell table:formula="of:=[.J442]+[.K442]" office:value-type="float" office:value="22" calcext:value-type="float">
            <text:p>22</text:p>
          </table:table-cell>
          <table:table-cell table:style-name="ce2" table:formula="of:=IFERROR(VLOOKUP([.B442];[Salary.$A$2:.$C$1517];2;0);0)" office:value-type="float" office:value="3000000" calcext:value-type="float">
            <text:p>300000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yler Bozak</text:p>
          </table:table-cell>
          <table:table-cell table:style-name="ce1" table:formula="of:=IFERROR(VLOOKUP([.B443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" table:formula="of:=IF([.E443]=&quot;D&quot;;[.G443]*3;[.G443]*2)" office:value-type="float" office:value="10" calcext:value-type="float">
            <text:p>10</text:p>
          </table:table-cell>
          <table:table-cell table:style-name="ce2" table:formula="of:=IF([.E443]=&quot;D&quot;;[.H443]*2;[.H443])" office:value-type="float" office:value="12" calcext:value-type="float">
            <text:p>12</text:p>
          </table:table-cell>
          <table:table-cell table:formula="of:=[.J443]+[.K443]" office:value-type="float" office:value="22" calcext:value-type="float">
            <text:p>22</text:p>
          </table:table-cell>
          <table:table-cell table:style-name="ce2" table:formula="of:=IFERROR(VLOOKUP([.B443];[Salary.$A$2:.$C$1517];2;0);0)" office:value-type="float" office:value="750000" calcext:value-type="float">
            <text:p>75000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rl Hagelin</text:p>
          </table:table-cell>
          <table:table-cell table:style-name="ce1" table:formula="of:=IFERROR(VLOOKUP([.B444];[Salary.$A$2:.$C$1517];3;0);&quot;None&quot;)" office:value-type="string" office:string-value="WAS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2" table:formula="of:=IF([.E444]=&quot;D&quot;;[.G444]*3;[.G444]*2)" office:value-type="float" office:value="12" calcext:value-type="float">
            <text:p>12</text:p>
          </table:table-cell>
          <table:table-cell table:style-name="ce2" table:formula="of:=IF([.E444]=&quot;D&quot;;[.H444]*2;[.H444])" office:value-type="float" office:value="10" calcext:value-type="float">
            <text:p>10</text:p>
          </table:table-cell>
          <table:table-cell table:formula="of:=[.J444]+[.K444]" office:value-type="float" office:value="22" calcext:value-type="float">
            <text:p>22</text:p>
          </table:table-cell>
          <table:table-cell table:style-name="ce2" table:formula="of:=IFERROR(VLOOKUP([.B444];[Salary.$A$2:.$C$1517];2;0);0)" office:value-type="float" office:value="2750000" calcext:value-type="float">
            <text:p>2750000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harlie Coyle</text:p>
          </table:table-cell>
          <table:table-cell table:style-name="ce1" table:formula="of:=IFERROR(VLOOKUP([.B445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2" table:formula="of:=IF([.E445]=&quot;D&quot;;[.G445]*3;[.G445]*2)" office:value-type="float" office:value="12" calcext:value-type="float">
            <text:p>12</text:p>
          </table:table-cell>
          <table:table-cell table:style-name="ce2" table:formula="of:=IF([.E445]=&quot;D&quot;;[.H445]*2;[.H445])" office:value-type="float" office:value="10" calcext:value-type="float">
            <text:p>10</text:p>
          </table:table-cell>
          <table:table-cell table:formula="of:=[.J445]+[.K445]" office:value-type="float" office:value="22" calcext:value-type="float">
            <text:p>22</text:p>
          </table:table-cell>
          <table:table-cell table:style-name="ce2" table:formula="of:=IFERROR(VLOOKUP([.B445];[Salary.$A$2:.$C$1517];2;0);0)" office:value-type="float" office:value="5250000" calcext:value-type="float">
            <text:p>525000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am Gagner</text:p>
          </table:table-cell>
          <table:table-cell table:style-name="ce1" table:formula="of:=IFERROR(VLOOKUP([.B446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" table:formula="of:=IF([.E446]=&quot;D&quot;;[.G446]*3;[.G446]*2)" office:value-type="float" office:value="14" calcext:value-type="float">
            <text:p>14</text:p>
          </table:table-cell>
          <table:table-cell table:style-name="ce2" table:formula="of:=IF([.E446]=&quot;D&quot;;[.H446]*2;[.H446])" office:value-type="float" office:value="8" calcext:value-type="float">
            <text:p>8</text:p>
          </table:table-cell>
          <table:table-cell table:formula="of:=[.J446]+[.K446]" office:value-type="float" office:value="22" calcext:value-type="float">
            <text:p>22</text:p>
          </table:table-cell>
          <table:table-cell table:style-name="ce2" table:formula="of:=IFERROR(VLOOKUP([.B446];[Salary.$A$2:.$C$1517];2;0);0)" office:value-type="float" office:value="850000" calcext:value-type="float">
            <text:p>85000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ason Dickinson</text:p>
          </table:table-cell>
          <table:table-cell table:style-name="ce1" table:formula="of:=IFERROR(VLOOKUP([.B447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" table:formula="of:=IF([.E447]=&quot;D&quot;;[.G447]*3;[.G447]*2)" office:value-type="float" office:value="14" calcext:value-type="float">
            <text:p>14</text:p>
          </table:table-cell>
          <table:table-cell table:style-name="ce2" table:formula="of:=IF([.E447]=&quot;D&quot;;[.H447]*2;[.H447])" office:value-type="float" office:value="8" calcext:value-type="float">
            <text:p>8</text:p>
          </table:table-cell>
          <table:table-cell table:formula="of:=[.J447]+[.K447]" office:value-type="float" office:value="22" calcext:value-type="float">
            <text:p>22</text:p>
          </table:table-cell>
          <table:table-cell table:style-name="ce2" table:formula="of:=IFERROR(VLOOKUP([.B447];[Salary.$A$2:.$C$1517];2;0);0)" office:value-type="float" office:value="2650000" calcext:value-type="float">
            <text:p>2650000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Johan Larsson</text:p>
          </table:table-cell>
          <table:table-cell table:style-name="ce1" table:formula="of:=IFERROR(VLOOKUP([.B448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2" table:formula="of:=IF([.E448]=&quot;D&quot;;[.G448]*3;[.G448]*2)" office:value-type="float" office:value="16" calcext:value-type="float">
            <text:p>16</text:p>
          </table:table-cell>
          <table:table-cell table:style-name="ce2" table:formula="of:=IF([.E448]=&quot;D&quot;;[.H448]*2;[.H448])" office:value-type="float" office:value="6" calcext:value-type="float">
            <text:p>6</text:p>
          </table:table-cell>
          <table:table-cell table:formula="of:=[.J448]+[.K448]" office:value-type="float" office:value="22" calcext:value-type="float">
            <text:p>22</text:p>
          </table:table-cell>
          <table:table-cell table:style-name="ce2" table:formula="of:=IFERROR(VLOOKUP([.B448];[Salary.$A$2:.$C$1517];2;0);0)" office:value-type="float" office:value="1400000" calcext:value-type="float">
            <text:p>1400000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skar Lindblom</text:p>
          </table:table-cell>
          <table:table-cell table:style-name="ce1" table:formula="of:=IFERROR(VLOOKUP([.B449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2" table:formula="of:=IF([.E449]=&quot;D&quot;;[.G449]*3;[.G449]*2)" office:value-type="float" office:value="16" calcext:value-type="float">
            <text:p>16</text:p>
          </table:table-cell>
          <table:table-cell table:style-name="ce2" table:formula="of:=IF([.E449]=&quot;D&quot;;[.H449]*2;[.H449])" office:value-type="float" office:value="6" calcext:value-type="float">
            <text:p>6</text:p>
          </table:table-cell>
          <table:table-cell table:formula="of:=[.J449]+[.K449]" office:value-type="float" office:value="22" calcext:value-type="float">
            <text:p>22</text:p>
          </table:table-cell>
          <table:table-cell table:style-name="ce2" table:formula="of:=IFERROR(VLOOKUP([.B449];[Salary.$A$2:.$C$1517];2;0);0)" office:value-type="float" office:value="3000000" calcext:value-type="float">
            <text:p>300000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Kevin Rooney</text:p>
          </table:table-cell>
          <table:table-cell table:style-name="ce1" table:formula="of:=IFERROR(VLOOKUP([.B450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2" table:formula="of:=IF([.E450]=&quot;D&quot;;[.G450]*3;[.G450]*2)" office:value-type="float" office:value="16" calcext:value-type="float">
            <text:p>16</text:p>
          </table:table-cell>
          <table:table-cell table:style-name="ce2" table:formula="of:=IF([.E450]=&quot;D&quot;;[.H450]*2;[.H450])" office:value-type="float" office:value="6" calcext:value-type="float">
            <text:p>6</text:p>
          </table:table-cell>
          <table:table-cell table:formula="of:=[.J450]+[.K450]" office:value-type="float" office:value="22" calcext:value-type="float">
            <text:p>22</text:p>
          </table:table-cell>
          <table:table-cell table:style-name="ce2" table:formula="of:=IFERROR(VLOOKUP([.B450];[Salary.$A$2:.$C$1517];2;0);0)" office:value-type="float" office:value="750000" calcext:value-type="float">
            <text:p>75000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age Thompson</text:p>
          </table:table-cell>
          <table:table-cell table:style-name="ce1" table:formula="of:=IFERROR(VLOOKUP([.B451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2" table:formula="of:=IF([.E451]=&quot;D&quot;;[.G451]*3;[.G451]*2)" office:value-type="float" office:value="16" calcext:value-type="float">
            <text:p>16</text:p>
          </table:table-cell>
          <table:table-cell table:style-name="ce2" table:formula="of:=IF([.E451]=&quot;D&quot;;[.H451]*2;[.H451])" office:value-type="float" office:value="6" calcext:value-type="float">
            <text:p>6</text:p>
          </table:table-cell>
          <table:table-cell table:formula="of:=[.J451]+[.K451]" office:value-type="float" office:value="22" calcext:value-type="float">
            <text:p>22</text:p>
          </table:table-cell>
          <table:table-cell table:style-name="ce2" table:formula="of:=IFERROR(VLOOKUP([.B451];[Salary.$A$2:.$C$1517];2;0);0)" office:value-type="float" office:value="1400000" calcext:value-type="float">
            <text:p>14000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Zdeno Chara</text:p>
          </table:table-cell>
          <table:table-cell table:style-name="ce1" table:formula="of:=IFERROR(VLOOKUP([.B452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table:formula="of:=IF([.E452]=&quot;D&quot;;[.G452]*3;[.G452]*2)" office:value-type="float" office:value="6" calcext:value-type="float">
            <text:p>6</text:p>
          </table:table-cell>
          <table:table-cell table:style-name="ce2" table:formula="of:=IF([.E452]=&quot;D&quot;;[.H452]*2;[.H452])" office:value-type="float" office:value="16" calcext:value-type="float">
            <text:p>16</text:p>
          </table:table-cell>
          <table:table-cell table:formula="of:=[.J452]+[.K452]" office:value-type="float" office:value="22" calcext:value-type="float">
            <text:p>22</text:p>
          </table:table-cell>
          <table:table-cell table:style-name="ce2" table:formula="of:=IFERROR(VLOOKUP([.B452];[Salary.$A$2:.$C$1517];2;0);0)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att Roy</text:p>
          </table:table-cell>
          <table:table-cell table:style-name="ce1" table:formula="of:=IFERROR(VLOOKUP([.B453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table:formula="of:=IF([.E453]=&quot;D&quot;;[.G453]*3;[.G453]*2)" office:value-type="float" office:value="6" calcext:value-type="float">
            <text:p>6</text:p>
          </table:table-cell>
          <table:table-cell table:style-name="ce2" table:formula="of:=IF([.E453]=&quot;D&quot;;[.H453]*2;[.H453])" office:value-type="float" office:value="16" calcext:value-type="float">
            <text:p>16</text:p>
          </table:table-cell>
          <table:table-cell table:formula="of:=[.J453]+[.K453]" office:value-type="float" office:value="22" calcext:value-type="float">
            <text:p>22</text:p>
          </table:table-cell>
          <table:table-cell table:style-name="ce2" table:formula="of:=IFERROR(VLOOKUP([.B453];[Salary.$A$2:.$C$1517];2;0);0)" office:value-type="float" office:value="3150000" calcext:value-type="float">
            <text:p>3150000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Nikolai Knyzhov</text:p>
          </table:table-cell>
          <table:table-cell table:style-name="ce1" table:formula="of:=IFERROR(VLOOKUP([.B454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table:formula="of:=IF([.E454]=&quot;D&quot;;[.G454]*3;[.G454]*2)" office:value-type="float" office:value="6" calcext:value-type="float">
            <text:p>6</text:p>
          </table:table-cell>
          <table:table-cell table:style-name="ce2" table:formula="of:=IF([.E454]=&quot;D&quot;;[.H454]*2;[.H454])" office:value-type="float" office:value="16" calcext:value-type="float">
            <text:p>16</text:p>
          </table:table-cell>
          <table:table-cell table:formula="of:=[.J454]+[.K454]" office:value-type="float" office:value="22" calcext:value-type="float">
            <text:p>22</text:p>
          </table:table-cell>
          <table:table-cell table:style-name="ce2" table:formula="of:=IFERROR(VLOOKUP([.B454];[Salary.$A$2:.$C$1517];2;0);0)" office:value-type="float" office:value="796667" calcext:value-type="float">
            <text:p>796667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Wyatt Kalynuk</text:p>
          </table:table-cell>
          <table:table-cell table:style-name="ce1" table:formula="of:=IFERROR(VLOOKUP([.B455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" table:formula="of:=IF([.E455]=&quot;D&quot;;[.G455]*3;[.G455]*2)" office:value-type="float" office:value="12" calcext:value-type="float">
            <text:p>12</text:p>
          </table:table-cell>
          <table:table-cell table:style-name="ce2" table:formula="of:=IF([.E455]=&quot;D&quot;;[.H455]*2;[.H455])" office:value-type="float" office:value="10" calcext:value-type="float">
            <text:p>10</text:p>
          </table:table-cell>
          <table:table-cell table:formula="of:=[.J455]+[.K455]" office:value-type="float" office:value="22" calcext:value-type="float">
            <text:p>22</text:p>
          </table:table-cell>
          <table:table-cell table:style-name="ce2" table:formula="of:=IFERROR(VLOOKUP([.B455];[Salary.$A$2:.$C$1517];2;0);0)" office:value-type="float" office:value="925000" calcext:value-type="float">
            <text:p>92500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David Rittich</text:p>
          </table:table-cell>
          <table:table-cell table:style-name="ce1" table:formula="of:=IFERROR(VLOOKUP([.B456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CGY,TOR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456]*3" office:value-type="float" office:value="15" calcext:value-type="float">
            <text:p>15</text:p>
          </table:table-cell>
          <table:table-cell table:formula="of:=[.H456]*5" office:value-type="float" office:value="5" calcext:value-type="float">
            <text:p>5</text:p>
          </table:table-cell>
          <table:table-cell table:formula="of:=[.J456]+[.K456]+[.O456]" office:value-type="float" office:value="22" calcext:value-type="float">
            <text:p>22</text:p>
          </table:table-cell>
          <table:table-cell table:style-name="ce2" table:formula="of:=IFERROR(VLOOKUP([.B456];[Salary.$A$2:.$C$1517];2;0);0)" office:value-type="float" office:value="1250000" calcext:value-type="float">
            <text:p>1250000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onas Johansson</text:p>
          </table:table-cell>
          <table:table-cell table:style-name="ce1" table:formula="of:=IFERROR(VLOOKUP([.B457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BUF,COL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457]*3" office:value-type="float" office:value="15" calcext:value-type="float">
            <text:p>15</text:p>
          </table:table-cell>
          <table:table-cell table:formula="of:=[.H457]*5" office:value-type="float" office:value="5" calcext:value-type="float">
            <text:p>5</text:p>
          </table:table-cell>
          <table:table-cell table:formula="of:=[.J457]+[.K457]+[.O457]" office:value-type="float" office:value="22" calcext:value-type="float">
            <text:p>22</text:p>
          </table:table-cell>
          <table:table-cell table:style-name="ce2" table:formula="of:=IFERROR(VLOOKUP([.B457];[Salary.$A$2:.$C$1517];2;0);0)" office:value-type="float" office:value="750000" calcext:value-type="float">
            <text:p>750000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Scott Wedgewood</text:p>
          </table:table-cell>
          <table:table-cell table:style-name="ce1" table:formula="of:=IFERROR(VLOOKUP([.B458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G458]*3" office:value-type="float" office:value="9" calcext:value-type="float">
            <text:p>9</text:p>
          </table:table-cell>
          <table:table-cell table:formula="of:=[.H458]*5" office:value-type="float" office:value="10" calcext:value-type="float">
            <text:p>10</text:p>
          </table:table-cell>
          <table:table-cell table:formula="of:=[.J458]+[.K458]+[.O458]" office:value-type="float" office:value="22" calcext:value-type="float">
            <text:p>22</text:p>
          </table:table-cell>
          <table:table-cell table:style-name="ce2" table:formula="of:=IFERROR(VLOOKUP([.B458];[Salary.$A$2:.$C$1517];2;0);0)" office:value-type="float" office:value="825000" calcext:value-type="float">
            <text:p>825000</text:p>
          </table:table-cell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aul Byron</text:p>
          </table:table-cell>
          <table:table-cell table:style-name="ce1" table:formula="of:=IFERROR(VLOOKUP([.B459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2" table:formula="of:=IF([.E459]=&quot;D&quot;;[.G459]*3;[.G459]*2)" office:value-type="float" office:value="10" calcext:value-type="float">
            <text:p>10</text:p>
          </table:table-cell>
          <table:table-cell table:style-name="ce2" table:formula="of:=IF([.E459]=&quot;D&quot;;[.H459]*2;[.H459])" office:value-type="float" office:value="11" calcext:value-type="float">
            <text:p>11</text:p>
          </table:table-cell>
          <table:table-cell table:formula="of:=[.J459]+[.K459]" office:value-type="float" office:value="21" calcext:value-type="float">
            <text:p>21</text:p>
          </table:table-cell>
          <table:table-cell table:style-name="ce2" table:formula="of:=IFERROR(VLOOKUP([.B459];[Salary.$A$2:.$C$1517];2;0);0)" office:value-type="float" office:value="3400000" calcext:value-type="float">
            <text:p>340000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Valtteri Filppula</text:p>
          </table:table-cell>
          <table:table-cell table:style-name="ce1" table:formula="of:=IFERROR(VLOOKUP([.B460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" table:formula="of:=IF([.E460]=&quot;D&quot;;[.G460]*3;[.G460]*2)" office:value-type="float" office:value="12" calcext:value-type="float">
            <text:p>12</text:p>
          </table:table-cell>
          <table:table-cell table:style-name="ce2" table:formula="of:=IF([.E460]=&quot;D&quot;;[.H460]*2;[.H460])" office:value-type="float" office:value="9" calcext:value-type="float">
            <text:p>9</text:p>
          </table:table-cell>
          <table:table-cell table:formula="of:=[.J460]+[.K460]" office:value-type="float" office:value="21" calcext:value-type="float">
            <text:p>21</text:p>
          </table:table-cell>
          <table:table-cell table:style-name="ce2" table:formula="of:=IFERROR(VLOOKUP([.B460];[Salary.$A$2:.$C$1517];2;0);0)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Derek Grant</text:p>
          </table:table-cell>
          <table:table-cell table:style-name="ce1" table:formula="of:=IFERROR(VLOOKUP([.B461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" table:formula="of:=IF([.E461]=&quot;D&quot;;[.G461]*3;[.G461]*2)" office:value-type="float" office:value="12" calcext:value-type="float">
            <text:p>12</text:p>
          </table:table-cell>
          <table:table-cell table:style-name="ce2" table:formula="of:=IF([.E461]=&quot;D&quot;;[.H461]*2;[.H461])" office:value-type="float" office:value="9" calcext:value-type="float">
            <text:p>9</text:p>
          </table:table-cell>
          <table:table-cell table:formula="of:=[.J461]+[.K461]" office:value-type="float" office:value="21" calcext:value-type="float">
            <text:p>21</text:p>
          </table:table-cell>
          <table:table-cell table:style-name="ce2" table:formula="of:=IFERROR(VLOOKUP([.B461];[Salary.$A$2:.$C$1517];2;0);0)" office:value-type="float" office:value="1500000" calcext:value-type="float">
            <text:p>150000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uke Glendening</text:p>
          </table:table-cell>
          <table:table-cell table:style-name="ce1" table:formula="of:=IFERROR(VLOOKUP([.B462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" table:formula="of:=IF([.E462]=&quot;D&quot;;[.G462]*3;[.G462]*2)" office:value-type="float" office:value="12" calcext:value-type="float">
            <text:p>12</text:p>
          </table:table-cell>
          <table:table-cell table:style-name="ce2" table:formula="of:=IF([.E462]=&quot;D&quot;;[.H462]*2;[.H462])" office:value-type="float" office:value="9" calcext:value-type="float">
            <text:p>9</text:p>
          </table:table-cell>
          <table:table-cell table:formula="of:=[.J462]+[.K462]" office:value-type="float" office:value="21" calcext:value-type="float">
            <text:p>21</text:p>
          </table:table-cell>
          <table:table-cell table:style-name="ce2" table:formula="of:=IFERROR(VLOOKUP([.B462];[Salary.$A$2:.$C$1517];2;0);0)" office:value-type="float" office:value="1500000" calcext:value-type="float">
            <text:p>1500000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William Carrier</text:p>
          </table:table-cell>
          <table:table-cell table:style-name="ce1" table:formula="of:=IFERROR(VLOOKUP([.B463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" table:formula="of:=IF([.E463]=&quot;D&quot;;[.G463]*3;[.G463]*2)" office:value-type="float" office:value="12" calcext:value-type="float">
            <text:p>12</text:p>
          </table:table-cell>
          <table:table-cell table:style-name="ce2" table:formula="of:=IF([.E463]=&quot;D&quot;;[.H463]*2;[.H463])" office:value-type="float" office:value="9" calcext:value-type="float">
            <text:p>9</text:p>
          </table:table-cell>
          <table:table-cell table:formula="of:=[.J463]+[.K463]" office:value-type="float" office:value="21" calcext:value-type="float">
            <text:p>21</text:p>
          </table:table-cell>
          <table:table-cell table:style-name="ce2" table:formula="of:=IFERROR(VLOOKUP([.B463];[Salary.$A$2:.$C$1517];2;0);0)" office:value-type="float" office:value="1400000" calcext:value-type="float">
            <text:p>14000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Nicolas Roy</text:p>
          </table:table-cell>
          <table:table-cell table:style-name="ce1" table:formula="of:=IFERROR(VLOOKUP([.B464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" table:formula="of:=IF([.E464]=&quot;D&quot;;[.G464]*3;[.G464]*2)" office:value-type="float" office:value="12" calcext:value-type="float">
            <text:p>12</text:p>
          </table:table-cell>
          <table:table-cell table:style-name="ce2" table:formula="of:=IF([.E464]=&quot;D&quot;;[.H464]*2;[.H464])" office:value-type="float" office:value="9" calcext:value-type="float">
            <text:p>9</text:p>
          </table:table-cell>
          <table:table-cell table:formula="of:=[.J464]+[.K464]" office:value-type="float" office:value="21" calcext:value-type="float">
            <text:p>21</text:p>
          </table:table-cell>
          <table:table-cell table:style-name="ce2" table:formula="of:=IFERROR(VLOOKUP([.B464];[Salary.$A$2:.$C$1517];2;0);0)" office:value-type="float" office:value="750000" calcext:value-type="float">
            <text:p>75000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obby Ryan</text:p>
          </table:table-cell>
          <table:table-cell table:style-name="ce1" table:formula="of:=IFERROR(VLOOKUP([.B465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" table:formula="of:=IF([.E465]=&quot;D&quot;;[.G465]*3;[.G465]*2)" office:value-type="float" office:value="14" calcext:value-type="float">
            <text:p>14</text:p>
          </table:table-cell>
          <table:table-cell table:style-name="ce2" table:formula="of:=IF([.E465]=&quot;D&quot;;[.H465]*2;[.H465])" office:value-type="float" office:value="7" calcext:value-type="float">
            <text:p>7</text:p>
          </table:table-cell>
          <table:table-cell table:formula="of:=[.J465]+[.K465]" office:value-type="float" office:value="21" calcext:value-type="float">
            <text:p>21</text:p>
          </table:table-cell>
          <table:table-cell table:style-name="ce2" table:formula="of:=IFERROR(VLOOKUP([.B465];[Salary.$A$2:.$C$1517];2;0);0)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sey Cizikas</text:p>
          </table:table-cell>
          <table:table-cell table:style-name="ce1" table:formula="of:=IFERROR(VLOOKUP([.B466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" table:formula="of:=IF([.E466]=&quot;D&quot;;[.G466]*3;[.G466]*2)" office:value-type="float" office:value="14" calcext:value-type="float">
            <text:p>14</text:p>
          </table:table-cell>
          <table:table-cell table:style-name="ce2" table:formula="of:=IF([.E466]=&quot;D&quot;;[.H466]*2;[.H466])" office:value-type="float" office:value="7" calcext:value-type="float">
            <text:p>7</text:p>
          </table:table-cell>
          <table:table-cell table:formula="of:=[.J466]+[.K466]" office:value-type="float" office:value="21" calcext:value-type="float">
            <text:p>21</text:p>
          </table:table-cell>
          <table:table-cell table:style-name="ce2" table:formula="of:=IFERROR(VLOOKUP([.B466];[Salary.$A$2:.$C$1517];2;0);0)" office:value-type="float" office:value="2500000" calcext:value-type="float">
            <text:p>250000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Jeff Skinner</text:p>
          </table:table-cell>
          <table:table-cell table:style-name="ce1" table:formula="of:=IFERROR(VLOOKUP([.B467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" table:formula="of:=IF([.E467]=&quot;D&quot;;[.G467]*3;[.G467]*2)" office:value-type="float" office:value="14" calcext:value-type="float">
            <text:p>14</text:p>
          </table:table-cell>
          <table:table-cell table:style-name="ce2" table:formula="of:=IF([.E467]=&quot;D&quot;;[.H467]*2;[.H467])" office:value-type="float" office:value="7" calcext:value-type="float">
            <text:p>7</text:p>
          </table:table-cell>
          <table:table-cell table:formula="of:=[.J467]+[.K467]" office:value-type="float" office:value="21" calcext:value-type="float">
            <text:p>21</text:p>
          </table:table-cell>
          <table:table-cell table:style-name="ce2" table:formula="of:=IFERROR(VLOOKUP([.B467];[Salary.$A$2:.$C$1517];2;0);0)" office:value-type="float" office:value="9000000" calcext:value-type="float">
            <text:p>900000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Joel Armia</text:p>
          </table:table-cell>
          <table:table-cell table:style-name="ce1" table:formula="of:=IFERROR(VLOOKUP([.B468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" table:formula="of:=IF([.E468]=&quot;D&quot;;[.G468]*3;[.G468]*2)" office:value-type="float" office:value="14" calcext:value-type="float">
            <text:p>14</text:p>
          </table:table-cell>
          <table:table-cell table:style-name="ce2" table:formula="of:=IF([.E468]=&quot;D&quot;;[.H468]*2;[.H468])" office:value-type="float" office:value="7" calcext:value-type="float">
            <text:p>7</text:p>
          </table:table-cell>
          <table:table-cell table:formula="of:=[.J468]+[.K468]" office:value-type="float" office:value="21" calcext:value-type="float">
            <text:p>21</text:p>
          </table:table-cell>
          <table:table-cell table:style-name="ce2" table:formula="of:=IFERROR(VLOOKUP([.B468];[Salary.$A$2:.$C$1517];2;0);0)" office:value-type="float" office:value="3400000" calcext:value-type="float">
            <text:p>340000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anton Heinen</text:p>
          </table:table-cell>
          <table:table-cell table:style-name="ce1" table:formula="of:=IFERROR(VLOOKUP([.B469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" table:formula="of:=IF([.E469]=&quot;D&quot;;[.G469]*3;[.G469]*2)" office:value-type="float" office:value="14" calcext:value-type="float">
            <text:p>14</text:p>
          </table:table-cell>
          <table:table-cell table:style-name="ce2" table:formula="of:=IF([.E469]=&quot;D&quot;;[.H469]*2;[.H469])" office:value-type="float" office:value="7" calcext:value-type="float">
            <text:p>7</text:p>
          </table:table-cell>
          <table:table-cell table:formula="of:=[.J469]+[.K469]" office:value-type="float" office:value="21" calcext:value-type="float">
            <text:p>21</text:p>
          </table:table-cell>
          <table:table-cell table:style-name="ce2" table:formula="of:=IFERROR(VLOOKUP([.B469];[Salary.$A$2:.$C$1517];2;0);0)" office:value-type="float" office:value="1100000" calcext:value-type="float">
            <text:p>110000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Evan Rodrigues</text:p>
          </table:table-cell>
          <table:table-cell table:style-name="ce1" table:formula="of:=IFERROR(VLOOKUP([.B470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" table:formula="of:=IF([.E470]=&quot;D&quot;;[.G470]*3;[.G470]*2)" office:value-type="float" office:value="14" calcext:value-type="float">
            <text:p>14</text:p>
          </table:table-cell>
          <table:table-cell table:style-name="ce2" table:formula="of:=IF([.E470]=&quot;D&quot;;[.H470]*2;[.H470])" office:value-type="float" office:value="7" calcext:value-type="float">
            <text:p>7</text:p>
          </table:table-cell>
          <table:table-cell table:formula="of:=[.J470]+[.K470]" office:value-type="float" office:value="21" calcext:value-type="float">
            <text:p>21</text:p>
          </table:table-cell>
          <table:table-cell table:style-name="ce2" table:formula="of:=IFERROR(VLOOKUP([.B470];[Salary.$A$2:.$C$1517];2;0);0)" office:value-type="float" office:value="1000000" calcext:value-type="float">
            <text:p>100000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yan Dzingel</text:p>
          </table:table-cell>
          <table:table-cell table:style-name="ce1" table:formula="of:=IFERROR(VLOOKUP([.B471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CAR,OTT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" table:formula="of:=IF([.E471]=&quot;D&quot;;[.G471]*3;[.G471]*2)" office:value-type="float" office:value="16" calcext:value-type="float">
            <text:p>16</text:p>
          </table:table-cell>
          <table:table-cell table:style-name="ce2" table:formula="of:=IF([.E471]=&quot;D&quot;;[.H471]*2;[.H471])" office:value-type="float" office:value="5" calcext:value-type="float">
            <text:p>5</text:p>
          </table:table-cell>
          <table:table-cell table:formula="of:=[.J471]+[.K471]" office:value-type="float" office:value="21" calcext:value-type="float">
            <text:p>21</text:p>
          </table:table-cell>
          <table:table-cell table:style-name="ce2" table:formula="of:=IFERROR(VLOOKUP([.B471];[Salary.$A$2:.$C$1517];2;0);0)" office:value-type="float" office:value="1100000" calcext:value-type="float">
            <text:p>110000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rock McGinn</text:p>
          </table:table-cell>
          <table:table-cell table:style-name="ce1" table:formula="of:=IFERROR(VLOOKUP([.B472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" table:formula="of:=IF([.E472]=&quot;D&quot;;[.G472]*3;[.G472]*2)" office:value-type="float" office:value="16" calcext:value-type="float">
            <text:p>16</text:p>
          </table:table-cell>
          <table:table-cell table:style-name="ce2" table:formula="of:=IF([.E472]=&quot;D&quot;;[.H472]*2;[.H472])" office:value-type="float" office:value="5" calcext:value-type="float">
            <text:p>5</text:p>
          </table:table-cell>
          <table:table-cell table:formula="of:=[.J472]+[.K472]" office:value-type="float" office:value="21" calcext:value-type="float">
            <text:p>21</text:p>
          </table:table-cell>
          <table:table-cell table:style-name="ce2" table:formula="of:=IFERROR(VLOOKUP([.B472];[Salary.$A$2:.$C$1517];2;0);0)" office:value-type="float" office:value="2750000" calcext:value-type="float">
            <text:p>275000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randon Sutter</text:p>
          </table:table-cell>
          <table:table-cell table:style-name="ce1" table:formula="of:=IFERROR(VLOOKUP([.B473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" table:formula="of:=IF([.E473]=&quot;D&quot;;[.G473]*3;[.G473]*2)" office:value-type="float" office:value="18" calcext:value-type="float">
            <text:p>18</text:p>
          </table:table-cell>
          <table:table-cell table:style-name="ce2" table:formula="of:=IF([.E473]=&quot;D&quot;;[.H473]*2;[.H473])" office:value-type="float" office:value="3" calcext:value-type="float">
            <text:p>3</text:p>
          </table:table-cell>
          <table:table-cell table:formula="of:=[.J473]+[.K473]" office:value-type="float" office:value="21" calcext:value-type="float">
            <text:p>21</text:p>
          </table:table-cell>
          <table:table-cell table:style-name="ce2" table:formula="of:=IFERROR(VLOOKUP([.B473];[Salary.$A$2:.$C$1517];2;0);0)" office:value-type="float" office:value="1125000" calcext:value-type="float">
            <text:p>112500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oss Colton</text:p>
          </table:table-cell>
          <table:table-cell table:style-name="ce1" table:formula="of:=IFERROR(VLOOKUP([.B474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" table:formula="of:=IF([.E474]=&quot;D&quot;;[.G474]*3;[.G474]*2)" office:value-type="float" office:value="18" calcext:value-type="float">
            <text:p>18</text:p>
          </table:table-cell>
          <table:table-cell table:style-name="ce2" table:formula="of:=IF([.E474]=&quot;D&quot;;[.H474]*2;[.H474])" office:value-type="float" office:value="3" calcext:value-type="float">
            <text:p>3</text:p>
          </table:table-cell>
          <table:table-cell table:formula="of:=[.J474]+[.K474]" office:value-type="float" office:value="21" calcext:value-type="float">
            <text:p>21</text:p>
          </table:table-cell>
          <table:table-cell table:style-name="ce2" table:formula="of:=IFERROR(VLOOKUP([.B474];[Salary.$A$2:.$C$1517];2;0);0)" office:value-type="float" office:value="1125000" calcext:value-type="float">
            <text:p>112500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Jordie Benn</text:p>
          </table:table-cell>
          <table:table-cell table:style-name="ce1" table:formula="of:=IFERROR(VLOOKUP([.B475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VAN,WPG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table:formula="of:=IF([.E475]=&quot;D&quot;;[.G475]*3;[.G475]*2)" office:value-type="float" office:value="3" calcext:value-type="float">
            <text:p>3</text:p>
          </table:table-cell>
          <table:table-cell table:style-name="ce2" table:formula="of:=IF([.E475]=&quot;D&quot;;[.H475]*2;[.H475])" office:value-type="float" office:value="18" calcext:value-type="float">
            <text:p>18</text:p>
          </table:table-cell>
          <table:table-cell table:formula="of:=[.J475]+[.K475]" office:value-type="float" office:value="21" calcext:value-type="float">
            <text:p>21</text:p>
          </table:table-cell>
          <table:table-cell table:style-name="ce2" table:formula="of:=IFERROR(VLOOKUP([.B475];[Salary.$A$2:.$C$1517];2;0);0)" office:value-type="float" office:value="900000" calcext:value-type="float">
            <text:p>90000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lvin de Haan</text:p>
          </table:table-cell>
          <table:table-cell table:style-name="ce1" table:formula="of:=IFERROR(VLOOKUP([.B476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table:formula="of:=IF([.E476]=&quot;D&quot;;[.G476]*3;[.G476]*2)" office:value-type="float" office:value="3" calcext:value-type="float">
            <text:p>3</text:p>
          </table:table-cell>
          <table:table-cell table:style-name="ce2" table:formula="of:=IF([.E476]=&quot;D&quot;;[.H476]*2;[.H476])" office:value-type="float" office:value="18" calcext:value-type="float">
            <text:p>18</text:p>
          </table:table-cell>
          <table:table-cell table:formula="of:=[.J476]+[.K476]" office:value-type="float" office:value="21" calcext:value-type="float">
            <text:p>21</text:p>
          </table:table-cell>
          <table:table-cell table:style-name="ce2" table:formula="of:=IFERROR(VLOOKUP([.B476];[Salary.$A$2:.$C$1517];2;0);0)" office:value-type="float" office:value="4550000" calcext:value-type="float">
            <text:p>455000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nton Stralman</text:p>
          </table:table-cell>
          <table:table-cell table:style-name="ce1" table:formula="of:=IFERROR(VLOOKUP([.B477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2" table:formula="of:=IF([.E477]=&quot;D&quot;;[.G477]*3;[.G477]*2)" office:value-type="float" office:value="9" calcext:value-type="float">
            <text:p>9</text:p>
          </table:table-cell>
          <table:table-cell table:style-name="ce2" table:formula="of:=IF([.E477]=&quot;D&quot;;[.H477]*2;[.H477])" office:value-type="float" office:value="12" calcext:value-type="float">
            <text:p>12</text:p>
          </table:table-cell>
          <table:table-cell table:formula="of:=[.J477]+[.K477]" office:value-type="float" office:value="21" calcext:value-type="float">
            <text:p>21</text:p>
          </table:table-cell>
          <table:table-cell table:style-name="ce2" table:formula="of:=IFERROR(VLOOKUP([.B477];[Salary.$A$2:.$C$1517];2;0);0)" office:value-type="float" office:value="5500000" calcext:value-type="float">
            <text:p>550000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arco Scandella</text:p>
          </table:table-cell>
          <table:table-cell table:style-name="ce1" table:formula="of:=IFERROR(VLOOKUP([.B478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2" table:formula="of:=IF([.E478]=&quot;D&quot;;[.G478]*3;[.G478]*2)" office:value-type="float" office:value="9" calcext:value-type="float">
            <text:p>9</text:p>
          </table:table-cell>
          <table:table-cell table:style-name="ce2" table:formula="of:=IF([.E478]=&quot;D&quot;;[.H478]*2;[.H478])" office:value-type="float" office:value="12" calcext:value-type="float">
            <text:p>12</text:p>
          </table:table-cell>
          <table:table-cell table:formula="of:=[.J478]+[.K478]" office:value-type="float" office:value="21" calcext:value-type="float">
            <text:p>21</text:p>
          </table:table-cell>
          <table:table-cell table:style-name="ce2" table:formula="of:=IFERROR(VLOOKUP([.B478];[Salary.$A$2:.$C$1517];2;0);0)" office:value-type="float" office:value="3275000" calcext:value-type="float">
            <text:p>327500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Jack Eichel</text:p>
          </table:table-cell>
          <table:table-cell table:style-name="ce1" table:formula="of:=IFERROR(VLOOKUP([.B479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" table:formula="of:=IF([.E479]=&quot;D&quot;;[.G479]*3;[.G479]*2)" office:value-type="float" office:value="4" calcext:value-type="float">
            <text:p>4</text:p>
          </table:table-cell>
          <table:table-cell table:style-name="ce2" table:formula="of:=IF([.E479]=&quot;D&quot;;[.H479]*2;[.H479])" office:value-type="float" office:value="16" calcext:value-type="float">
            <text:p>16</text:p>
          </table:table-cell>
          <table:table-cell table:formula="of:=[.J479]+[.K479]" office:value-type="float" office:value="20" calcext:value-type="float">
            <text:p>20</text:p>
          </table:table-cell>
          <table:table-cell table:style-name="ce2" table:formula="of:=IFERROR(VLOOKUP([.B479];[Salary.$A$2:.$C$1517];2;0);0)" office:value-type="float" office:value="10000000" calcext:value-type="float">
            <text:p>1000000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euvo Teravainen</text:p>
          </table:table-cell>
          <table:table-cell table:style-name="ce1" table:formula="of:=IFERROR(VLOOKUP([.B480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" table:formula="of:=IF([.E480]=&quot;D&quot;;[.G480]*3;[.G480]*2)" office:value-type="float" office:value="10" calcext:value-type="float">
            <text:p>10</text:p>
          </table:table-cell>
          <table:table-cell table:style-name="ce2" table:formula="of:=IF([.E480]=&quot;D&quot;;[.H480]*2;[.H480])" office:value-type="float" office:value="10" calcext:value-type="float">
            <text:p>10</text:p>
          </table:table-cell>
          <table:table-cell table:formula="of:=[.J480]+[.K480]" office:value-type="float" office:value="20" calcext:value-type="float">
            <text:p>20</text:p>
          </table:table-cell>
          <table:table-cell table:style-name="ce2" table:formula="of:=IFERROR(VLOOKUP([.B480];[Salary.$A$2:.$C$1517];2;0);0)" office:value-type="float" office:value="5400000" calcext:value-type="float">
            <text:p>540000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arcus Johansson</text:p>
          </table:table-cell>
          <table:table-cell table:style-name="ce1" table:formula="of:=IFERROR(VLOOKUP([.B481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2" table:formula="of:=IF([.E481]=&quot;D&quot;;[.G481]*3;[.G481]*2)" office:value-type="float" office:value="12" calcext:value-type="float">
            <text:p>12</text:p>
          </table:table-cell>
          <table:table-cell table:style-name="ce2" table:formula="of:=IF([.E481]=&quot;D&quot;;[.H481]*2;[.H481])" office:value-type="float" office:value="8" calcext:value-type="float">
            <text:p>8</text:p>
          </table:table-cell>
          <table:table-cell table:formula="of:=[.J481]+[.K481]" office:value-type="float" office:value="20" calcext:value-type="float">
            <text:p>20</text:p>
          </table:table-cell>
          <table:table-cell table:style-name="ce2" table:formula="of:=IFERROR(VLOOKUP([.B481];[Salary.$A$2:.$C$1517];2;0);0)" office:value-type="float" office:value="1500000" calcext:value-type="float">
            <text:p>150000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adek Faksa</text:p>
          </table:table-cell>
          <table:table-cell table:style-name="ce1" table:formula="of:=IFERROR(VLOOKUP([.B482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2" table:formula="of:=IF([.E482]=&quot;D&quot;;[.G482]*3;[.G482]*2)" office:value-type="float" office:value="12" calcext:value-type="float">
            <text:p>12</text:p>
          </table:table-cell>
          <table:table-cell table:style-name="ce2" table:formula="of:=IF([.E482]=&quot;D&quot;;[.H482]*2;[.H482])" office:value-type="float" office:value="8" calcext:value-type="float">
            <text:p>8</text:p>
          </table:table-cell>
          <table:table-cell table:formula="of:=[.J482]+[.K482]" office:value-type="float" office:value="20" calcext:value-type="float">
            <text:p>20</text:p>
          </table:table-cell>
          <table:table-cell table:style-name="ce2" table:formula="of:=IFERROR(VLOOKUP([.B482];[Salary.$A$2:.$C$1517];2;0);0)" office:value-type="float" office:value="3250000" calcext:value-type="float">
            <text:p>325000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Josh Archibald</text:p>
          </table:table-cell>
          <table:table-cell table:style-name="ce1" table:formula="of:=IFERROR(VLOOKUP([.B483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2" table:formula="of:=IF([.E483]=&quot;D&quot;;[.G483]*3;[.G483]*2)" office:value-type="float" office:value="14" calcext:value-type="float">
            <text:p>14</text:p>
          </table:table-cell>
          <table:table-cell table:style-name="ce2" table:formula="of:=IF([.E483]=&quot;D&quot;;[.H483]*2;[.H483])" office:value-type="float" office:value="6" calcext:value-type="float">
            <text:p>6</text:p>
          </table:table-cell>
          <table:table-cell table:formula="of:=[.J483]+[.K483]" office:value-type="float" office:value="20" calcext:value-type="float">
            <text:p>20</text:p>
          </table:table-cell>
          <table:table-cell table:style-name="ce2" table:formula="of:=IFERROR(VLOOKUP([.B483];[Salary.$A$2:.$C$1517];2;0);0)" office:value-type="float" office:value="1500000" calcext:value-type="float">
            <text:p>1500000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Artturi Lehkonen</text:p>
          </table:table-cell>
          <table:table-cell table:style-name="ce1" table:formula="of:=IFERROR(VLOOKUP([.B484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2" table:formula="of:=IF([.E484]=&quot;D&quot;;[.G484]*3;[.G484]*2)" office:value-type="float" office:value="14" calcext:value-type="float">
            <text:p>14</text:p>
          </table:table-cell>
          <table:table-cell table:style-name="ce2" table:formula="of:=IF([.E484]=&quot;D&quot;;[.H484]*2;[.H484])" office:value-type="float" office:value="6" calcext:value-type="float">
            <text:p>6</text:p>
          </table:table-cell>
          <table:table-cell table:formula="of:=[.J484]+[.K484]" office:value-type="float" office:value="20" calcext:value-type="float">
            <text:p>20</text:p>
          </table:table-cell>
          <table:table-cell table:style-name="ce2" table:formula="of:=IFERROR(VLOOKUP([.B484];[Salary.$A$2:.$C$1517];2;0);0)" office:value-type="float" office:value="2300000" calcext:value-type="float">
            <text:p>2300000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urtis Lazar</text:p>
          </table:table-cell>
          <table:table-cell table:style-name="ce1" table:formula="of:=IFERROR(VLOOKUP([.B485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UF,BOS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2" table:formula="of:=IF([.E485]=&quot;D&quot;;[.G485]*3;[.G485]*2)" office:value-type="float" office:value="14" calcext:value-type="float">
            <text:p>14</text:p>
          </table:table-cell>
          <table:table-cell table:style-name="ce2" table:formula="of:=IF([.E485]=&quot;D&quot;;[.H485]*2;[.H485])" office:value-type="float" office:value="6" calcext:value-type="float">
            <text:p>6</text:p>
          </table:table-cell>
          <table:table-cell table:formula="of:=[.J485]+[.K485]" office:value-type="float" office:value="20" calcext:value-type="float">
            <text:p>20</text:p>
          </table:table-cell>
          <table:table-cell table:style-name="ce2" table:formula="of:=IFERROR(VLOOKUP([.B485];[Salary.$A$2:.$C$1517];2;0);0)" office:value-type="float" office:value="800000" calcext:value-type="float">
            <text:p>80000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lexander Volkov</text:p>
          </table:table-cell>
          <table:table-cell table:style-name="ce1" table:formula="of:=IFERROR(VLOOKUP([.B486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TBL,ANA</text:p>
          </table:table-cell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2" table:formula="of:=IF([.E486]=&quot;D&quot;;[.G486]*3;[.G486]*2)" office:value-type="float" office:value="14" calcext:value-type="float">
            <text:p>14</text:p>
          </table:table-cell>
          <table:table-cell table:style-name="ce2" table:formula="of:=IF([.E486]=&quot;D&quot;;[.H486]*2;[.H486])" office:value-type="float" office:value="6" calcext:value-type="float">
            <text:p>6</text:p>
          </table:table-cell>
          <table:table-cell table:formula="of:=[.J486]+[.K486]" office:value-type="float" office:value="20" calcext:value-type="float">
            <text:p>20</text:p>
          </table:table-cell>
          <table:table-cell table:style-name="ce2" table:formula="of:=IFERROR(VLOOKUP([.B486];[Salary.$A$2:.$C$1517];2;0);0)" office:value-type="float" office:value="925000" calcext:value-type="float">
            <text:p>92500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ierre Edouard Bellemare</text:p>
          </table:table-cell>
          <table:table-cell table:style-name="ce1" table:formula="of:=IFERROR(VLOOKUP([.B487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" table:formula="of:=IF([.E487]=&quot;D&quot;;[.G487]*3;[.G487]*2)" office:value-type="float" office:value="18" calcext:value-type="float">
            <text:p>18</text:p>
          </table:table-cell>
          <table:table-cell table:style-name="ce2" table:formula="of:=IF([.E487]=&quot;D&quot;;[.H487]*2;[.H487])" office:value-type="float" office:value="2" calcext:value-type="float">
            <text:p>2</text:p>
          </table:table-cell>
          <table:table-cell table:formula="of:=[.J487]+[.K487]" office:value-type="float" office:value="20" calcext:value-type="float">
            <text:p>20</text:p>
          </table:table-cell>
          <table:table-cell table:style-name="ce2" table:formula="of:=IFERROR(VLOOKUP([.B487];[Salary.$A$2:.$C$1517];2;0);0)" office:value-type="float" office:value="1000000" calcext:value-type="float">
            <text:p>100000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rkus Nutivaara</text:p>
          </table:table-cell>
          <table:table-cell table:style-name="ce1" table:formula="of:=IFERROR(VLOOKUP([.B488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table:formula="of:=IF([.E488]=&quot;D&quot;;[.G488]*3;[.G488]*2)" office:value-type="float" office:value="0" calcext:value-type="float">
            <text:p>0</text:p>
          </table:table-cell>
          <table:table-cell table:style-name="ce2" table:formula="of:=IF([.E488]=&quot;D&quot;;[.H488]*2;[.H488])" office:value-type="float" office:value="20" calcext:value-type="float">
            <text:p>20</text:p>
          </table:table-cell>
          <table:table-cell table:formula="of:=[.J488]+[.K488]" office:value-type="float" office:value="20" calcext:value-type="float">
            <text:p>20</text:p>
          </table:table-cell>
          <table:table-cell table:style-name="ce2" table:formula="of:=IFERROR(VLOOKUP([.B488];[Salary.$A$2:.$C$1517];2;0);0)" office:value-type="float" office:value="2700000" calcext:value-type="float">
            <text:p>270000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arcus Pettersson</text:p>
          </table:table-cell>
          <table:table-cell table:style-name="ce1" table:formula="of:=IFERROR(VLOOKUP([.B489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" table:formula="of:=IF([.E489]=&quot;D&quot;;[.G489]*3;[.G489]*2)" office:value-type="float" office:value="6" calcext:value-type="float">
            <text:p>6</text:p>
          </table:table-cell>
          <table:table-cell table:style-name="ce2" table:formula="of:=IF([.E489]=&quot;D&quot;;[.H489]*2;[.H489])" office:value-type="float" office:value="14" calcext:value-type="float">
            <text:p>14</text:p>
          </table:table-cell>
          <table:table-cell table:formula="of:=[.J489]+[.K489]" office:value-type="float" office:value="20" calcext:value-type="float">
            <text:p>20</text:p>
          </table:table-cell>
          <table:table-cell table:style-name="ce2" table:formula="of:=IFERROR(VLOOKUP([.B489];[Salary.$A$2:.$C$1517];2;0);0)" office:value-type="float" office:value="4025175" calcext:value-type="float">
            <text:p>4025175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Alexandre Texier</text:p>
          </table:table-cell>
          <table:table-cell table:style-name="ce1" table:formula="of:=IFERROR(VLOOKUP([.B490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2" table:formula="of:=IF([.E490]=&quot;D&quot;;[.G490]*3;[.G490]*2)" office:value-type="float" office:value="8" calcext:value-type="float">
            <text:p>8</text:p>
          </table:table-cell>
          <table:table-cell table:style-name="ce2" table:formula="of:=IF([.E490]=&quot;D&quot;;[.H490]*2;[.H490])" office:value-type="float" office:value="11" calcext:value-type="float">
            <text:p>11</text:p>
          </table:table-cell>
          <table:table-cell table:formula="of:=[.J490]+[.K490]" office:value-type="float" office:value="19" calcext:value-type="float">
            <text:p>19</text:p>
          </table:table-cell>
          <table:table-cell table:style-name="ce2" table:formula="of:=IFERROR(VLOOKUP([.B490];[Salary.$A$2:.$C$1517];2;0);0)" office:value-type="float" office:value="1525000" calcext:value-type="float">
            <text:p>152500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Jake DeBrusk</text:p>
          </table:table-cell>
          <table:table-cell table:style-name="ce1" table:formula="of:=IFERROR(VLOOKUP([.B491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2" table:formula="of:=IF([.E491]=&quot;D&quot;;[.G491]*3;[.G491]*2)" office:value-type="float" office:value="10" calcext:value-type="float">
            <text:p>10</text:p>
          </table:table-cell>
          <table:table-cell table:style-name="ce2" table:formula="of:=IF([.E491]=&quot;D&quot;;[.H491]*2;[.H491])" office:value-type="float" office:value="9" calcext:value-type="float">
            <text:p>9</text:p>
          </table:table-cell>
          <table:table-cell table:formula="of:=[.J491]+[.K491]" office:value-type="float" office:value="19" calcext:value-type="float">
            <text:p>19</text:p>
          </table:table-cell>
          <table:table-cell table:style-name="ce2" table:formula="of:=IFERROR(VLOOKUP([.B491];[Salary.$A$2:.$C$1517];2;0);0)" office:value-type="float" office:value="3675000" calcext:value-type="float">
            <text:p>367500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Matt Duchene</text:p>
          </table:table-cell>
          <table:table-cell table:style-name="ce1" table:formula="of:=IFERROR(VLOOKUP([.B492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2" table:formula="of:=IF([.E492]=&quot;D&quot;;[.G492]*3;[.G492]*2)" office:value-type="float" office:value="12" calcext:value-type="float">
            <text:p>12</text:p>
          </table:table-cell>
          <table:table-cell table:style-name="ce2" table:formula="of:=IF([.E492]=&quot;D&quot;;[.H492]*2;[.H492])" office:value-type="float" office:value="7" calcext:value-type="float">
            <text:p>7</text:p>
          </table:table-cell>
          <table:table-cell table:formula="of:=[.J492]+[.K492]" office:value-type="float" office:value="19" calcext:value-type="float">
            <text:p>19</text:p>
          </table:table-cell>
          <table:table-cell table:style-name="ce2" table:formula="of:=IFERROR(VLOOKUP([.B492];[Salary.$A$2:.$C$1517];2;0);0)" office:value-type="float" office:value="8000000" calcext:value-type="float">
            <text:p>8000000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ierre Engvall</text:p>
          </table:table-cell>
          <table:table-cell table:style-name="ce1" table:formula="of:=IFERROR(VLOOKUP([.B493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" table:formula="of:=IF([.E493]=&quot;D&quot;;[.G493]*3;[.G493]*2)" office:value-type="float" office:value="14" calcext:value-type="float">
            <text:p>14</text:p>
          </table:table-cell>
          <table:table-cell table:style-name="ce2" table:formula="of:=IF([.E493]=&quot;D&quot;;[.H493]*2;[.H493])" office:value-type="float" office:value="5" calcext:value-type="float">
            <text:p>5</text:p>
          </table:table-cell>
          <table:table-cell table:formula="of:=[.J493]+[.K493]" office:value-type="float" office:value="19" calcext:value-type="float">
            <text:p>19</text:p>
          </table:table-cell>
          <table:table-cell table:style-name="ce2" table:formula="of:=IFERROR(VLOOKUP([.B493];[Salary.$A$2:.$C$1517];2;0);0)" office:value-type="float" office:value="1250000" calcext:value-type="float">
            <text:p>1250000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Jacob MacDonald</text:p>
          </table:table-cell>
          <table:table-cell table:style-name="ce1" table:formula="of:=IFERROR(VLOOKUP([.B494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table:formula="of:=IF([.E494]=&quot;D&quot;;[.G494]*3;[.G494]*2)" office:value-type="float" office:value="3" calcext:value-type="float">
            <text:p>3</text:p>
          </table:table-cell>
          <table:table-cell table:style-name="ce2" table:formula="of:=IF([.E494]=&quot;D&quot;;[.H494]*2;[.H494])" office:value-type="float" office:value="16" calcext:value-type="float">
            <text:p>16</text:p>
          </table:table-cell>
          <table:table-cell table:formula="of:=[.J494]+[.K494]" office:value-type="float" office:value="19" calcext:value-type="float">
            <text:p>19</text:p>
          </table:table-cell>
          <table:table-cell table:style-name="ce2" table:formula="of:=IFERROR(VLOOKUP([.B494];[Salary.$A$2:.$C$1517];2;0);0)" office:value-type="float" office:value="725000" calcext:value-type="float">
            <text:p>72500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Jacob Bryson</text:p>
          </table:table-cell>
          <table:table-cell table:style-name="ce1" table:formula="of:=IFERROR(VLOOKUP([.B495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table:formula="of:=IF([.E495]=&quot;D&quot;;[.G495]*3;[.G495]*2)" office:value-type="float" office:value="3" calcext:value-type="float">
            <text:p>3</text:p>
          </table:table-cell>
          <table:table-cell table:style-name="ce2" table:formula="of:=IF([.E495]=&quot;D&quot;;[.H495]*2;[.H495])" office:value-type="float" office:value="16" calcext:value-type="float">
            <text:p>16</text:p>
          </table:table-cell>
          <table:table-cell table:formula="of:=[.J495]+[.K495]" office:value-type="float" office:value="19" calcext:value-type="float">
            <text:p>19</text:p>
          </table:table-cell>
          <table:table-cell table:style-name="ce2" table:formula="of:=IFERROR(VLOOKUP([.B495];[Salary.$A$2:.$C$1517];2;0);0)" office:value-type="float" office:value="889166" calcext:value-type="float">
            <text:p>889166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Henri Jokiharju</text:p>
          </table:table-cell>
          <table:table-cell table:style-name="ce1" table:formula="of:=IFERROR(VLOOKUP([.B496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table:formula="of:=IF([.E496]=&quot;D&quot;;[.G496]*3;[.G496]*2)" office:value-type="float" office:value="9" calcext:value-type="float">
            <text:p>9</text:p>
          </table:table-cell>
          <table:table-cell table:style-name="ce2" table:formula="of:=IF([.E496]=&quot;D&quot;;[.H496]*2;[.H496])" office:value-type="float" office:value="10" calcext:value-type="float">
            <text:p>10</text:p>
          </table:table-cell>
          <table:table-cell table:formula="of:=[.J496]+[.K496]" office:value-type="float" office:value="19" calcext:value-type="float">
            <text:p>19</text:p>
          </table:table-cell>
          <table:table-cell table:style-name="ce2" table:formula="of:=IFERROR(VLOOKUP([.B496];[Salary.$A$2:.$C$1517];2;0);0)" office:value-type="float" office:value="2500000" calcext:value-type="float">
            <text:p>250000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Jamie Drysdale</text:p>
          </table:table-cell>
          <table:table-cell table:style-name="ce1" table:formula="of:=IFERROR(VLOOKUP([.B497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table:formula="of:=IF([.E497]=&quot;D&quot;;[.G497]*3;[.G497]*2)" office:value-type="float" office:value="9" calcext:value-type="float">
            <text:p>9</text:p>
          </table:table-cell>
          <table:table-cell table:style-name="ce2" table:formula="of:=IF([.E497]=&quot;D&quot;;[.H497]*2;[.H497])" office:value-type="float" office:value="10" calcext:value-type="float">
            <text:p>10</text:p>
          </table:table-cell>
          <table:table-cell table:formula="of:=[.J497]+[.K497]" office:value-type="float" office:value="19" calcext:value-type="float">
            <text:p>19</text:p>
          </table:table-cell>
          <table:table-cell table:style-name="ce2" table:formula="of:=IFERROR(VLOOKUP([.B497];[Salary.$A$2:.$C$1517];2;0);0)" office:value-type="float" office:value="925000" calcext:value-type="float">
            <text:p>925000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urtis McElhinney</text:p>
          </table:table-cell>
          <table:table-cell table:style-name="ce1" table:formula="of:=IFERROR(VLOOKUP([.B498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498]*3" office:value-type="float" office:value="12" calcext:value-type="float">
            <text:p>12</text:p>
          </table:table-cell>
          <table:table-cell table:formula="of:=[.H498]*5" office:value-type="float" office:value="5" calcext:value-type="float">
            <text:p>5</text:p>
          </table:table-cell>
          <table:table-cell table:formula="of:=[.J498]+[.K498]+[.O498]" office:value-type="float" office:value="19" calcext:value-type="float">
            <text:p>19</text:p>
          </table:table-cell>
          <table:table-cell table:style-name="ce2" table:formula="of:=IFERROR(VLOOKUP([.B498];[Salary.$A$2:.$C$1517];2;0);0)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Blake Comeau</text:p>
          </table:table-cell>
          <table:table-cell table:style-name="ce1" table:formula="of:=IFERROR(VLOOKUP([.B499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2" table:formula="of:=IF([.E499]=&quot;D&quot;;[.G499]*3;[.G499]*2)" office:value-type="float" office:value="8" calcext:value-type="float">
            <text:p>8</text:p>
          </table:table-cell>
          <table:table-cell table:style-name="ce2" table:formula="of:=IF([.E499]=&quot;D&quot;;[.H499]*2;[.H499])" office:value-type="float" office:value="10" calcext:value-type="float">
            <text:p>10</text:p>
          </table:table-cell>
          <table:table-cell table:formula="of:=[.J499]+[.K499]" office:value-type="float" office:value="18" calcext:value-type="float">
            <text:p>18</text:p>
          </table:table-cell>
          <table:table-cell table:style-name="ce2" table:formula="of:=IFERROR(VLOOKUP([.B499];[Salary.$A$2:.$C$1517];2;0);0)" office:value-type="float" office:value="1000000" calcext:value-type="float">
            <text:p>100000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Vladimir Tarasenko</text:p>
          </table:table-cell>
          <table:table-cell table:style-name="ce1" table:formula="of:=IFERROR(VLOOKUP([.B500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2" table:formula="of:=IF([.E500]=&quot;D&quot;;[.G500]*3;[.G500]*2)" office:value-type="float" office:value="8" calcext:value-type="float">
            <text:p>8</text:p>
          </table:table-cell>
          <table:table-cell table:style-name="ce2" table:formula="of:=IF([.E500]=&quot;D&quot;;[.H500]*2;[.H500])" office:value-type="float" office:value="10" calcext:value-type="float">
            <text:p>10</text:p>
          </table:table-cell>
          <table:table-cell table:formula="of:=[.J500]+[.K500]" office:value-type="float" office:value="18" calcext:value-type="float">
            <text:p>18</text:p>
          </table:table-cell>
          <table:table-cell table:style-name="ce2" table:formula="of:=IFERROR(VLOOKUP([.B500];[Salary.$A$2:.$C$1517];2;0);0)" office:value-type="float" office:value="7500000" calcext:value-type="float">
            <text:p>750000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ric Staal</text:p>
          </table:table-cell>
          <table:table-cell table:style-name="ce1" table:formula="of:=IFERROR(VLOOKUP([.B501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BUF,MTL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2" table:formula="of:=IF([.E501]=&quot;D&quot;;[.G501]*3;[.G501]*2)" office:value-type="float" office:value="10" calcext:value-type="float">
            <text:p>10</text:p>
          </table:table-cell>
          <table:table-cell table:style-name="ce2" table:formula="of:=IF([.E501]=&quot;D&quot;;[.H501]*2;[.H501])" office:value-type="float" office:value="8" calcext:value-type="float">
            <text:p>8</text:p>
          </table:table-cell>
          <table:table-cell table:formula="of:=[.J501]+[.K501]" office:value-type="float" office:value="18" calcext:value-type="float">
            <text:p>18</text:p>
          </table:table-cell>
          <table:table-cell table:style-name="ce2" table:formula="of:=IFERROR(VLOOKUP([.B501];[Salary.$A$2:.$C$1517];2;0);0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lex Galchenyuk</text:p>
          </table:table-cell>
          <table:table-cell table:style-name="ce1" table:formula="of:=IFERROR(VLOOKUP([.B502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OTT,TOR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2" table:formula="of:=IF([.E502]=&quot;D&quot;;[.G502]*3;[.G502]*2)" office:value-type="float" office:value="10" calcext:value-type="float">
            <text:p>10</text:p>
          </table:table-cell>
          <table:table-cell table:style-name="ce2" table:formula="of:=IF([.E502]=&quot;D&quot;;[.H502]*2;[.H502])" office:value-type="float" office:value="8" calcext:value-type="float">
            <text:p>8</text:p>
          </table:table-cell>
          <table:table-cell table:formula="of:=[.J502]+[.K502]" office:value-type="float" office:value="18" calcext:value-type="float">
            <text:p>18</text:p>
          </table:table-cell>
          <table:table-cell table:style-name="ce2" table:formula="of:=IFERROR(VLOOKUP([.B502];[Salary.$A$2:.$C$1517];2;0);0)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am Steel</text:p>
          </table:table-cell>
          <table:table-cell table:style-name="ce1" table:formula="of:=IFERROR(VLOOKUP([.B503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" table:formula="of:=IF([.E503]=&quot;D&quot;;[.G503]*3;[.G503]*2)" office:value-type="float" office:value="12" calcext:value-type="float">
            <text:p>12</text:p>
          </table:table-cell>
          <table:table-cell table:style-name="ce2" table:formula="of:=IF([.E503]=&quot;D&quot;;[.H503]*2;[.H503])" office:value-type="float" office:value="6" calcext:value-type="float">
            <text:p>6</text:p>
          </table:table-cell>
          <table:table-cell table:formula="of:=[.J503]+[.K503]" office:value-type="float" office:value="18" calcext:value-type="float">
            <text:p>18</text:p>
          </table:table-cell>
          <table:table-cell table:style-name="ce2" table:formula="of:=IFERROR(VLOOKUP([.B503];[Salary.$A$2:.$C$1517];2;0);0)" office:value-type="float" office:value="874125" calcext:value-type="float">
            <text:p>874125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Rasmus Asplund</text:p>
          </table:table-cell>
          <table:table-cell table:style-name="ce1" table:formula="of:=IFERROR(VLOOKUP([.B504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" table:formula="of:=IF([.E504]=&quot;D&quot;;[.G504]*3;[.G504]*2)" office:value-type="float" office:value="14" calcext:value-type="float">
            <text:p>14</text:p>
          </table:table-cell>
          <table:table-cell table:style-name="ce2" table:formula="of:=IF([.E504]=&quot;D&quot;;[.H504]*2;[.H504])" office:value-type="float" office:value="4" calcext:value-type="float">
            <text:p>4</text:p>
          </table:table-cell>
          <table:table-cell table:formula="of:=[.J504]+[.K504]" office:value-type="float" office:value="18" calcext:value-type="float">
            <text:p>18</text:p>
          </table:table-cell>
          <table:table-cell table:style-name="ce2" table:formula="of:=IFERROR(VLOOKUP([.B504];[Salary.$A$2:.$C$1517];2;0);0)" office:value-type="float" office:value="825000" calcext:value-type="float">
            <text:p>825000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ax Jones</text:p>
          </table:table-cell>
          <table:table-cell table:style-name="ce1" table:formula="of:=IFERROR(VLOOKUP([.B505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" table:formula="of:=IF([.E505]=&quot;D&quot;;[.G505]*3;[.G505]*2)" office:value-type="float" office:value="14" calcext:value-type="float">
            <text:p>14</text:p>
          </table:table-cell>
          <table:table-cell table:style-name="ce2" table:formula="of:=IF([.E505]=&quot;D&quot;;[.H505]*2;[.H505])" office:value-type="float" office:value="4" calcext:value-type="float">
            <text:p>4</text:p>
          </table:table-cell>
          <table:table-cell table:formula="of:=[.J505]+[.K505]" office:value-type="float" office:value="18" calcext:value-type="float">
            <text:p>18</text:p>
          </table:table-cell>
          <table:table-cell table:style-name="ce2" table:formula="of:=IFERROR(VLOOKUP([.B505];[Salary.$A$2:.$C$1517];2;0);0)" office:value-type="float" office:value="1295000" calcext:value-type="float">
            <text:p>129500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Jaret Anderson Dolan</text:p>
          </table:table-cell>
          <table:table-cell table:style-name="ce1" table:formula="of:=IFERROR(VLOOKUP([.B506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" table:formula="of:=IF([.E506]=&quot;D&quot;;[.G506]*3;[.G506]*2)" office:value-type="float" office:value="14" calcext:value-type="float">
            <text:p>14</text:p>
          </table:table-cell>
          <table:table-cell table:style-name="ce2" table:formula="of:=IF([.E506]=&quot;D&quot;;[.H506]*2;[.H506])" office:value-type="float" office:value="4" calcext:value-type="float">
            <text:p>4</text:p>
          </table:table-cell>
          <table:table-cell table:formula="of:=[.J506]+[.K506]" office:value-type="float" office:value="18" calcext:value-type="float">
            <text:p>18</text:p>
          </table:table-cell>
          <table:table-cell table:style-name="ce2" table:formula="of:=IFERROR(VLOOKUP([.B506];[Salary.$A$2:.$C$1517];2;0);0)" office:value-type="float" office:value="747500" calcext:value-type="float">
            <text:p>747500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Kris Russell</text:p>
          </table:table-cell>
          <table:table-cell table:style-name="ce1" table:formula="of:=IFERROR(VLOOKUP([.B507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table:formula="of:=IF([.E507]=&quot;D&quot;;[.G507]*3;[.G507]*2)" office:value-type="float" office:value="0" calcext:value-type="float">
            <text:p>0</text:p>
          </table:table-cell>
          <table:table-cell table:style-name="ce2" table:formula="of:=IF([.E507]=&quot;D&quot;;[.H507]*2;[.H507])" office:value-type="float" office:value="18" calcext:value-type="float">
            <text:p>18</text:p>
          </table:table-cell>
          <table:table-cell table:formula="of:=[.J507]+[.K507]" office:value-type="float" office:value="18" calcext:value-type="float">
            <text:p>18</text:p>
          </table:table-cell>
          <table:table-cell table:style-name="ce2" table:formula="of:=IFERROR(VLOOKUP([.B507];[Salary.$A$2:.$C$1517];2;0);0)" office:value-type="float" office:value="1250000" calcext:value-type="float">
            <text:p>125000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ylan DeMelo</text:p>
          </table:table-cell>
          <table:table-cell table:style-name="ce1" table:formula="of:=IFERROR(VLOOKUP([.B508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table:formula="of:=IF([.E508]=&quot;D&quot;;[.G508]*3;[.G508]*2)" office:value-type="float" office:value="0" calcext:value-type="float">
            <text:p>0</text:p>
          </table:table-cell>
          <table:table-cell table:style-name="ce2" table:formula="of:=IF([.E508]=&quot;D&quot;;[.H508]*2;[.H508])" office:value-type="float" office:value="18" calcext:value-type="float">
            <text:p>18</text:p>
          </table:table-cell>
          <table:table-cell table:formula="of:=[.J508]+[.K508]" office:value-type="float" office:value="18" calcext:value-type="float">
            <text:p>18</text:p>
          </table:table-cell>
          <table:table-cell table:style-name="ce2" table:formula="of:=IFERROR(VLOOKUP([.B508];[Salary.$A$2:.$C$1517];2;0);0)" office:value-type="float" office:value="3000000" calcext:value-type="float">
            <text:p>3000000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Jakub Zboril</text:p>
          </table:table-cell>
          <table:table-cell table:style-name="ce1" table:formula="of:=IFERROR(VLOOKUP([.B509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table:formula="of:=IF([.E509]=&quot;D&quot;;[.G509]*3;[.G509]*2)" office:value-type="float" office:value="0" calcext:value-type="float">
            <text:p>0</text:p>
          </table:table-cell>
          <table:table-cell table:style-name="ce2" table:formula="of:=IF([.E509]=&quot;D&quot;;[.H509]*2;[.H509])" office:value-type="float" office:value="18" calcext:value-type="float">
            <text:p>18</text:p>
          </table:table-cell>
          <table:table-cell table:formula="of:=[.J509]+[.K509]" office:value-type="float" office:value="18" calcext:value-type="float">
            <text:p>18</text:p>
          </table:table-cell>
          <table:table-cell table:style-name="ce2" table:formula="of:=IFERROR(VLOOKUP([.B509];[Salary.$A$2:.$C$1517];2;0);0)" office:value-type="float" office:value="725000" calcext:value-type="float">
            <text:p>725000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Brayden McNabb</text:p>
          </table:table-cell>
          <table:table-cell table:style-name="ce1" table:formula="of:=IFERROR(VLOOKUP([.B510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 table:formula="of:=IF([.E510]=&quot;D&quot;;[.G510]*3;[.G510]*2)" office:value-type="float" office:value="6" calcext:value-type="float">
            <text:p>6</text:p>
          </table:table-cell>
          <table:table-cell table:style-name="ce2" table:formula="of:=IF([.E510]=&quot;D&quot;;[.H510]*2;[.H510])" office:value-type="float" office:value="12" calcext:value-type="float">
            <text:p>12</text:p>
          </table:table-cell>
          <table:table-cell table:formula="of:=[.J510]+[.K510]" office:value-type="float" office:value="18" calcext:value-type="float">
            <text:p>18</text:p>
          </table:table-cell>
          <table:table-cell table:style-name="ce2" table:formula="of:=IFERROR(VLOOKUP([.B510];[Salary.$A$2:.$C$1517];2;0);0)" office:value-type="float" office:value="2500000" calcext:value-type="float">
            <text:p>250000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rett Kulak</text:p>
          </table:table-cell>
          <table:table-cell table:style-name="ce1" table:formula="of:=IFERROR(VLOOKUP([.B511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 table:formula="of:=IF([.E511]=&quot;D&quot;;[.G511]*3;[.G511]*2)" office:value-type="float" office:value="6" calcext:value-type="float">
            <text:p>6</text:p>
          </table:table-cell>
          <table:table-cell table:style-name="ce2" table:formula="of:=IF([.E511]=&quot;D&quot;;[.H511]*2;[.H511])" office:value-type="float" office:value="12" calcext:value-type="float">
            <text:p>12</text:p>
          </table:table-cell>
          <table:table-cell table:formula="of:=[.J511]+[.K511]" office:value-type="float" office:value="18" calcext:value-type="float">
            <text:p>18</text:p>
          </table:table-cell>
          <table:table-cell table:style-name="ce2" table:formula="of:=IFERROR(VLOOKUP([.B511];[Salary.$A$2:.$C$1517];2;0);0)" office:value-type="float" office:value="1850000" calcext:value-type="float">
            <text:p>185000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Ethan Bear</text:p>
          </table:table-cell>
          <table:table-cell table:style-name="ce1" table:formula="of:=IFERROR(VLOOKUP([.B512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 table:formula="of:=IF([.E512]=&quot;D&quot;;[.G512]*3;[.G512]*2)" office:value-type="float" office:value="6" calcext:value-type="float">
            <text:p>6</text:p>
          </table:table-cell>
          <table:table-cell table:style-name="ce2" table:formula="of:=IF([.E512]=&quot;D&quot;;[.H512]*2;[.H512])" office:value-type="float" office:value="12" calcext:value-type="float">
            <text:p>12</text:p>
          </table:table-cell>
          <table:table-cell table:formula="of:=[.J512]+[.K512]" office:value-type="float" office:value="18" calcext:value-type="float">
            <text:p>18</text:p>
          </table:table-cell>
          <table:table-cell table:style-name="ce2" table:formula="of:=IFERROR(VLOOKUP([.B512];[Salary.$A$2:.$C$1517];2;0);0)" office:value-type="float" office:value="2000000" calcext:value-type="float">
            <text:p>200000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Michael Hutchinson</text:p>
          </table:table-cell>
          <table:table-cell table:style-name="ce1" table:formula="of:=IFERROR(VLOOKUP([.B513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513]*3" office:value-type="float" office:value="12" calcext:value-type="float">
            <text:p>12</text:p>
          </table:table-cell>
          <table:table-cell table:formula="of:=[.H513]*5" office:value-type="float" office:value="5" calcext:value-type="float">
            <text:p>5</text:p>
          </table:table-cell>
          <table:table-cell table:formula="of:=[.J513]+[.K513]+[.O513]" office:value-type="float" office:value="18" calcext:value-type="float">
            <text:p>18</text:p>
          </table:table-cell>
          <table:table-cell table:style-name="ce2" table:formula="of:=IFERROR(VLOOKUP([.B513];[Salary.$A$2:.$C$1517];2;0);0)" office:value-type="float" office:value="725000" calcext:value-type="float">
            <text:p>72500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ichard Panik</text:p>
          </table:table-cell>
          <table:table-cell table:style-name="ce1" table:formula="of:=IFERROR(VLOOKUP([.B514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WSH,DET</text:p>
          </table:table-cell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2" table:formula="of:=IF([.E514]=&quot;D&quot;;[.G514]*3;[.G514]*2)" office:value-type="float" office:value="8" calcext:value-type="float">
            <text:p>8</text:p>
          </table:table-cell>
          <table:table-cell table:style-name="ce2" table:formula="of:=IF([.E514]=&quot;D&quot;;[.H514]*2;[.H514])" office:value-type="float" office:value="9" calcext:value-type="float">
            <text:p>9</text:p>
          </table:table-cell>
          <table:table-cell table:formula="of:=[.J514]+[.K514]" office:value-type="float" office:value="17" calcext:value-type="float">
            <text:p>17</text:p>
          </table:table-cell>
          <table:table-cell table:style-name="ce2" table:formula="of:=IFERROR(VLOOKUP([.B514];[Salary.$A$2:.$C$1517];2;0);0)" office:value-type="float" office:value="1375000" calcext:value-type="float">
            <text:p>1375000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iley Sheahan</text:p>
          </table:table-cell>
          <table:table-cell table:style-name="ce1" table:formula="of:=IFERROR(VLOOKUP([.B515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2" table:formula="of:=IF([.E515]=&quot;D&quot;;[.G515]*3;[.G515]*2)" office:value-type="float" office:value="8" calcext:value-type="float">
            <text:p>8</text:p>
          </table:table-cell>
          <table:table-cell table:style-name="ce2" table:formula="of:=IF([.E515]=&quot;D&quot;;[.H515]*2;[.H515])" office:value-type="float" office:value="9" calcext:value-type="float">
            <text:p>9</text:p>
          </table:table-cell>
          <table:table-cell table:formula="of:=[.J515]+[.K515]" office:value-type="float" office:value="17" calcext:value-type="float">
            <text:p>17</text:p>
          </table:table-cell>
          <table:table-cell table:style-name="ce2" table:formula="of:=IFERROR(VLOOKUP([.B515];[Salary.$A$2:.$C$1517];2;0);0)" office:value-type="float" office:value="850000" calcext:value-type="float">
            <text:p>850000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Jordan Martinook</text:p>
          </table:table-cell>
          <table:table-cell table:style-name="ce1" table:formula="of:=IFERROR(VLOOKUP([.B516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2" table:formula="of:=IF([.E516]=&quot;D&quot;;[.G516]*3;[.G516]*2)" office:value-type="float" office:value="8" calcext:value-type="float">
            <text:p>8</text:p>
          </table:table-cell>
          <table:table-cell table:style-name="ce2" table:formula="of:=IF([.E516]=&quot;D&quot;;[.H516]*2;[.H516])" office:value-type="float" office:value="9" calcext:value-type="float">
            <text:p>9</text:p>
          </table:table-cell>
          <table:table-cell table:formula="of:=[.J516]+[.K516]" office:value-type="float" office:value="17" calcext:value-type="float">
            <text:p>17</text:p>
          </table:table-cell>
          <table:table-cell table:style-name="ce2" table:formula="of:=IFERROR(VLOOKUP([.B516];[Salary.$A$2:.$C$1517];2;0);0)" office:value-type="float" office:value="1800000" calcext:value-type="float">
            <text:p>180000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Lawson Crouse</text:p>
          </table:table-cell>
          <table:table-cell table:style-name="ce1" table:formula="of:=IFERROR(VLOOKUP([.B517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2" table:formula="of:=IF([.E517]=&quot;D&quot;;[.G517]*3;[.G517]*2)" office:value-type="float" office:value="8" calcext:value-type="float">
            <text:p>8</text:p>
          </table:table-cell>
          <table:table-cell table:style-name="ce2" table:formula="of:=IF([.E517]=&quot;D&quot;;[.H517]*2;[.H517])" office:value-type="float" office:value="9" calcext:value-type="float">
            <text:p>9</text:p>
          </table:table-cell>
          <table:table-cell table:formula="of:=[.J517]+[.K517]" office:value-type="float" office:value="17" calcext:value-type="float">
            <text:p>17</text:p>
          </table:table-cell>
          <table:table-cell table:style-name="ce2" table:formula="of:=IFERROR(VLOOKUP([.B517];[Salary.$A$2:.$C$1517];2;0);0)" office:value-type="float" office:value="1533333" calcext:value-type="float">
            <text:p>1533333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Dylan Cozens</text:p>
          </table:table-cell>
          <table:table-cell table:style-name="ce1" table:formula="of:=IFERROR(VLOOKUP([.B518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2" table:formula="of:=IF([.E518]=&quot;D&quot;;[.G518]*3;[.G518]*2)" office:value-type="float" office:value="8" calcext:value-type="float">
            <text:p>8</text:p>
          </table:table-cell>
          <table:table-cell table:style-name="ce2" table:formula="of:=IF([.E518]=&quot;D&quot;;[.H518]*2;[.H518])" office:value-type="float" office:value="9" calcext:value-type="float">
            <text:p>9</text:p>
          </table:table-cell>
          <table:table-cell table:formula="of:=[.J518]+[.K518]" office:value-type="float" office:value="17" calcext:value-type="float">
            <text:p>17</text:p>
          </table:table-cell>
          <table:table-cell table:style-name="ce2" table:formula="of:=IFERROR(VLOOKUP([.B518];[Salary.$A$2:.$C$1517];2;0);0)" office:value-type="float" office:value="894167" calcext:value-type="float">
            <text:p>894167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Ivan Barbashev</text:p>
          </table:table-cell>
          <table:table-cell table:style-name="ce1" table:formula="of:=IFERROR(VLOOKUP([.B519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" table:formula="of:=IF([.E519]=&quot;D&quot;;[.G519]*3;[.G519]*2)" office:value-type="float" office:value="10" calcext:value-type="float">
            <text:p>10</text:p>
          </table:table-cell>
          <table:table-cell table:style-name="ce2" table:formula="of:=IF([.E519]=&quot;D&quot;;[.H519]*2;[.H519])" office:value-type="float" office:value="7" calcext:value-type="float">
            <text:p>7</text:p>
          </table:table-cell>
          <table:table-cell table:formula="of:=[.J519]+[.K519]" office:value-type="float" office:value="17" calcext:value-type="float">
            <text:p>17</text:p>
          </table:table-cell>
          <table:table-cell table:style-name="ce2" table:formula="of:=IFERROR(VLOOKUP([.B519];[Salary.$A$2:.$C$1517];2;0);0)" office:value-type="float" office:value="2250000" calcext:value-type="float">
            <text:p>225000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ylan Gambrell</text:p>
          </table:table-cell>
          <table:table-cell table:style-name="ce1" table:formula="of:=IFERROR(VLOOKUP([.B520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" table:formula="of:=IF([.E520]=&quot;D&quot;;[.G520]*3;[.G520]*2)" office:value-type="float" office:value="10" calcext:value-type="float">
            <text:p>10</text:p>
          </table:table-cell>
          <table:table-cell table:style-name="ce2" table:formula="of:=IF([.E520]=&quot;D&quot;;[.H520]*2;[.H520])" office:value-type="float" office:value="7" calcext:value-type="float">
            <text:p>7</text:p>
          </table:table-cell>
          <table:table-cell table:formula="of:=[.J520]+[.K520]" office:value-type="float" office:value="17" calcext:value-type="float">
            <text:p>17</text:p>
          </table:table-cell>
          <table:table-cell table:style-name="ce2" table:formula="of:=IFERROR(VLOOKUP([.B520];[Salary.$A$2:.$C$1517];2;0);0)" office:value-type="float" office:value="1100000" calcext:value-type="float">
            <text:p>110000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Matt Martin</text:p>
          </table:table-cell>
          <table:table-cell table:style-name="ce1" table:formula="of:=IFERROR(VLOOKUP([.B521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" table:formula="of:=IF([.E521]=&quot;D&quot;;[.G521]*3;[.G521]*2)" office:value-type="float" office:value="12" calcext:value-type="float">
            <text:p>12</text:p>
          </table:table-cell>
          <table:table-cell table:style-name="ce2" table:formula="of:=IF([.E521]=&quot;D&quot;;[.H521]*2;[.H521])" office:value-type="float" office:value="5" calcext:value-type="float">
            <text:p>5</text:p>
          </table:table-cell>
          <table:table-cell table:formula="of:=[.J521]+[.K521]" office:value-type="float" office:value="17" calcext:value-type="float">
            <text:p>17</text:p>
          </table:table-cell>
          <table:table-cell table:style-name="ce2" table:formula="of:=IFERROR(VLOOKUP([.B521];[Salary.$A$2:.$C$1517];2;0);0)" office:value-type="float" office:value="1500000" calcext:value-type="float">
            <text:p>1500000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yler Pitlick</text:p>
          </table:table-cell>
          <table:table-cell table:style-name="ce1" table:formula="of:=IFERROR(VLOOKUP([.B522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" table:formula="of:=IF([.E522]=&quot;D&quot;;[.G522]*3;[.G522]*2)" office:value-type="float" office:value="12" calcext:value-type="float">
            <text:p>12</text:p>
          </table:table-cell>
          <table:table-cell table:style-name="ce2" table:formula="of:=IF([.E522]=&quot;D&quot;;[.H522]*2;[.H522])" office:value-type="float" office:value="5" calcext:value-type="float">
            <text:p>5</text:p>
          </table:table-cell>
          <table:table-cell table:formula="of:=[.J522]+[.K522]" office:value-type="float" office:value="17" calcext:value-type="float">
            <text:p>17</text:p>
          </table:table-cell>
          <table:table-cell table:style-name="ce2" table:formula="of:=IFERROR(VLOOKUP([.B522];[Salary.$A$2:.$C$1517];2;0);0)" office:value-type="float" office:value="1750000" calcext:value-type="float">
            <text:p>1750000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rl Grundstrom</text:p>
          </table:table-cell>
          <table:table-cell table:style-name="ce1" table:formula="of:=IFERROR(VLOOKUP([.B523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" table:formula="of:=IF([.E523]=&quot;D&quot;;[.G523]*3;[.G523]*2)" office:value-type="float" office:value="12" calcext:value-type="float">
            <text:p>12</text:p>
          </table:table-cell>
          <table:table-cell table:style-name="ce2" table:formula="of:=IF([.E523]=&quot;D&quot;;[.H523]*2;[.H523])" office:value-type="float" office:value="5" calcext:value-type="float">
            <text:p>5</text:p>
          </table:table-cell>
          <table:table-cell table:formula="of:=[.J523]+[.K523]" office:value-type="float" office:value="17" calcext:value-type="float">
            <text:p>17</text:p>
          </table:table-cell>
          <table:table-cell table:style-name="ce2" table:formula="of:=IFERROR(VLOOKUP([.B523];[Salary.$A$2:.$C$1517];2;0);0)" office:value-type="float" office:value="725000" calcext:value-type="float">
            <text:p>725000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ico Hischier</text:p>
          </table:table-cell>
          <table:table-cell table:style-name="ce1" table:formula="of:=IFERROR(VLOOKUP([.B524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" table:formula="of:=IF([.E524]=&quot;D&quot;;[.G524]*3;[.G524]*2)" office:value-type="float" office:value="12" calcext:value-type="float">
            <text:p>12</text:p>
          </table:table-cell>
          <table:table-cell table:style-name="ce2" table:formula="of:=IF([.E524]=&quot;D&quot;;[.H524]*2;[.H524])" office:value-type="float" office:value="5" calcext:value-type="float">
            <text:p>5</text:p>
          </table:table-cell>
          <table:table-cell table:formula="of:=[.J524]+[.K524]" office:value-type="float" office:value="17" calcext:value-type="float">
            <text:p>17</text:p>
          </table:table-cell>
          <table:table-cell table:style-name="ce2" table:formula="of:=IFERROR(VLOOKUP([.B524];[Salary.$A$2:.$C$1517];2;0);0)" office:value-type="float" office:value="7250000" calcext:value-type="float">
            <text:p>7250000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Joel Kiviranta</text:p>
          </table:table-cell>
          <table:table-cell table:style-name="ce1" table:formula="of:=IFERROR(VLOOKUP([.B525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" table:formula="of:=IF([.E525]=&quot;D&quot;;[.G525]*3;[.G525]*2)" office:value-type="float" office:value="12" calcext:value-type="float">
            <text:p>12</text:p>
          </table:table-cell>
          <table:table-cell table:style-name="ce2" table:formula="of:=IF([.E525]=&quot;D&quot;;[.H525]*2;[.H525])" office:value-type="float" office:value="5" calcext:value-type="float">
            <text:p>5</text:p>
          </table:table-cell>
          <table:table-cell table:formula="of:=[.J525]+[.K525]" office:value-type="float" office:value="17" calcext:value-type="float">
            <text:p>17</text:p>
          </table:table-cell>
          <table:table-cell table:style-name="ce2" table:formula="of:=IFERROR(VLOOKUP([.B525];[Salary.$A$2:.$C$1517];2;0);0)" office:value-type="float" office:value="1050000" calcext:value-type="float">
            <text:p>105000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Ian Cole</text:p>
          </table:table-cell>
          <table:table-cell table:style-name="ce1" table:formula="of:=IFERROR(VLOOKUP([.B526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OL,MIN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formula="of:=IF([.E526]=&quot;D&quot;;[.G526]*3;[.G526]*2)" office:value-type="float" office:value="3" calcext:value-type="float">
            <text:p>3</text:p>
          </table:table-cell>
          <table:table-cell table:style-name="ce2" table:formula="of:=IF([.E526]=&quot;D&quot;;[.H526]*2;[.H526])" office:value-type="float" office:value="14" calcext:value-type="float">
            <text:p>14</text:p>
          </table:table-cell>
          <table:table-cell table:formula="of:=[.J526]+[.K526]" office:value-type="float" office:value="17" calcext:value-type="float">
            <text:p>17</text:p>
          </table:table-cell>
          <table:table-cell table:style-name="ce2" table:formula="of:=IFERROR(VLOOKUP([.B526];[Salary.$A$2:.$C$1517];2;0);0)" office:value-type="float" office:value="2900000" calcext:value-type="float">
            <text:p>29000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ikita Zadorov</text:p>
          </table:table-cell>
          <table:table-cell table:style-name="ce1" table:formula="of:=IFERROR(VLOOKUP([.B527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formula="of:=IF([.E527]=&quot;D&quot;;[.G527]*3;[.G527]*2)" office:value-type="float" office:value="3" calcext:value-type="float">
            <text:p>3</text:p>
          </table:table-cell>
          <table:table-cell table:style-name="ce2" table:formula="of:=IF([.E527]=&quot;D&quot;;[.H527]*2;[.H527])" office:value-type="float" office:value="14" calcext:value-type="float">
            <text:p>14</text:p>
          </table:table-cell>
          <table:table-cell table:formula="of:=[.J527]+[.K527]" office:value-type="float" office:value="17" calcext:value-type="float">
            <text:p>17</text:p>
          </table:table-cell>
          <table:table-cell table:style-name="ce2" table:formula="of:=IFERROR(VLOOKUP([.B527];[Salary.$A$2:.$C$1517];2;0);0)" office:value-type="float" office:value="3750000" calcext:value-type="float">
            <text:p>375000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Jeremy Lauzon</text:p>
          </table:table-cell>
          <table:table-cell table:style-name="ce1" table:formula="of:=IFERROR(VLOOKUP([.B528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formula="of:=IF([.E528]=&quot;D&quot;;[.G528]*3;[.G528]*2)" office:value-type="float" office:value="3" calcext:value-type="float">
            <text:p>3</text:p>
          </table:table-cell>
          <table:table-cell table:style-name="ce2" table:formula="of:=IF([.E528]=&quot;D&quot;;[.H528]*2;[.H528])" office:value-type="float" office:value="14" calcext:value-type="float">
            <text:p>14</text:p>
          </table:table-cell>
          <table:table-cell table:formula="of:=[.J528]+[.K528]" office:value-type="float" office:value="17" calcext:value-type="float">
            <text:p>17</text:p>
          </table:table-cell>
          <table:table-cell table:style-name="ce2" table:formula="of:=IFERROR(VLOOKUP([.B528];[Salary.$A$2:.$C$1517];2;0);0)" office:value-type="float" office:value="850000" calcext:value-type="float">
            <text:p>850000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Ian Mitchell</text:p>
          </table:table-cell>
          <table:table-cell table:style-name="ce1" table:formula="of:=IFERROR(VLOOKUP([.B529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table:formula="of:=IF([.E529]=&quot;D&quot;;[.G529]*3;[.G529]*2)" office:value-type="float" office:value="9" calcext:value-type="float">
            <text:p>9</text:p>
          </table:table-cell>
          <table:table-cell table:style-name="ce2" table:formula="of:=IF([.E529]=&quot;D&quot;;[.H529]*2;[.H529])" office:value-type="float" office:value="8" calcext:value-type="float">
            <text:p>8</text:p>
          </table:table-cell>
          <table:table-cell table:formula="of:=[.J529]+[.K529]" office:value-type="float" office:value="17" calcext:value-type="float">
            <text:p>17</text:p>
          </table:table-cell>
          <table:table-cell table:style-name="ce2" table:formula="of:=IFERROR(VLOOKUP([.B529];[Salary.$A$2:.$C$1517];2;0);0)" office:value-type="float" office:value="925000" calcext:value-type="float">
            <text:p>925000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Filip Gustavsson</text:p>
          </table:table-cell>
          <table:table-cell table:style-name="ce1" table:formula="of:=IFERROR(VLOOKUP([.B530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30]*3" office:value-type="float" office:value="15" calcext:value-type="float">
            <text:p>15</text:p>
          </table:table-cell>
          <table:table-cell table:formula="of:=[.H530]*5" office:value-type="float" office:value="0" calcext:value-type="float">
            <text:p>0</text:p>
          </table:table-cell>
          <table:table-cell table:formula="of:=[.J530]+[.K530]+[.O530]" office:value-type="float" office:value="17" calcext:value-type="float">
            <text:p>17</text:p>
          </table:table-cell>
          <table:table-cell table:style-name="ce2" table:formula="of:=IFERROR(VLOOKUP([.B530];[Salary.$A$2:.$C$1517];2;0);0)" office:value-type="float" office:value="787500" calcext:value-type="float">
            <text:p>787500</text:p>
          </table:table-cell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Antti Raanta</text:p>
          </table:table-cell>
          <table:table-cell table:style-name="ce1" table:formula="of:=IFERROR(VLOOKUP([.B531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31]*3" office:value-type="float" office:value="15" calcext:value-type="float">
            <text:p>15</text:p>
          </table:table-cell>
          <table:table-cell table:formula="of:=[.H531]*5" office:value-type="float" office:value="0" calcext:value-type="float">
            <text:p>0</text:p>
          </table:table-cell>
          <table:table-cell table:formula="of:=[.J531]+[.K531]+[.O531]" office:value-type="float" office:value="17" calcext:value-type="float">
            <text:p>17</text:p>
          </table:table-cell>
          <table:table-cell table:style-name="ce2" table:formula="of:=IFERROR(VLOOKUP([.B531];[Salary.$A$2:.$C$1517];2;0);0)" office:value-type="float" office:value="2000000" calcext:value-type="float">
            <text:p>2000000</text:p>
          </table:table-cell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Anthony Stolarz</text:p>
          </table:table-cell>
          <table:table-cell table:style-name="ce1" table:formula="of:=IFERROR(VLOOKUP([.B532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532]*3" office:value-type="float" office:value="12" calcext:value-type="float">
            <text:p>12</text:p>
          </table:table-cell>
          <table:table-cell table:formula="of:=[.H532]*5" office:value-type="float" office:value="5" calcext:value-type="float">
            <text:p>5</text:p>
          </table:table-cell>
          <table:table-cell table:formula="of:=[.J532]+[.K532]+[.O532]" office:value-type="float" office:value="17" calcext:value-type="float">
            <text:p>17</text:p>
          </table:table-cell>
          <table:table-cell table:style-name="ce2" table:formula="of:=IFERROR(VLOOKUP([.B532];[Salary.$A$2:.$C$1517];2;0);0)" office:value-type="float" office:value="950000" calcext:value-type="float">
            <text:p>950000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Jake Evans</text:p>
          </table:table-cell>
          <table:table-cell table:style-name="ce1" table:formula="of:=IFERROR(VLOOKUP([.B533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2" table:formula="of:=IF([.E533]=&quot;D&quot;;[.G533]*3;[.G533]*2)" office:value-type="float" office:value="6" calcext:value-type="float">
            <text:p>6</text:p>
          </table:table-cell>
          <table:table-cell table:style-name="ce2" table:formula="of:=IF([.E533]=&quot;D&quot;;[.H533]*2;[.H533])" office:value-type="float" office:value="10" calcext:value-type="float">
            <text:p>10</text:p>
          </table:table-cell>
          <table:table-cell table:formula="of:=[.J533]+[.K533]" office:value-type="float" office:value="16" calcext:value-type="float">
            <text:p>16</text:p>
          </table:table-cell>
          <table:table-cell table:style-name="ce2" table:formula="of:=IFERROR(VLOOKUP([.B533];[Salary.$A$2:.$C$1517];2;0);0)" office:value-type="float" office:value="750000" calcext:value-type="float">
            <text:p>75000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Keegan Kolesar</text:p>
          </table:table-cell>
          <table:table-cell table:style-name="ce1" table:formula="of:=IFERROR(VLOOKUP([.B534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2" table:formula="of:=IF([.E534]=&quot;D&quot;;[.G534]*3;[.G534]*2)" office:value-type="float" office:value="6" calcext:value-type="float">
            <text:p>6</text:p>
          </table:table-cell>
          <table:table-cell table:style-name="ce2" table:formula="of:=IF([.E534]=&quot;D&quot;;[.H534]*2;[.H534])" office:value-type="float" office:value="10" calcext:value-type="float">
            <text:p>10</text:p>
          </table:table-cell>
          <table:table-cell table:formula="of:=[.J534]+[.K534]" office:value-type="float" office:value="16" calcext:value-type="float">
            <text:p>16</text:p>
          </table:table-cell>
          <table:table-cell table:style-name="ce2" table:formula="of:=IFERROR(VLOOKUP([.B534];[Salary.$A$2:.$C$1517];2;0);0)" office:value-type="float" office:value="725000" calcext:value-type="float">
            <text:p>725000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John Leonard</text:p>
          </table:table-cell>
          <table:table-cell table:style-name="ce1" table:formula="of:=IFERROR(VLOOKUP([.B535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2" table:formula="of:=IF([.E535]=&quot;D&quot;;[.G535]*3;[.G535]*2)" office:value-type="float" office:value="6" calcext:value-type="float">
            <text:p>6</text:p>
          </table:table-cell>
          <table:table-cell table:style-name="ce2" table:formula="of:=IF([.E535]=&quot;D&quot;;[.H535]*2;[.H535])" office:value-type="float" office:value="10" calcext:value-type="float">
            <text:p>10</text:p>
          </table:table-cell>
          <table:table-cell table:formula="of:=[.J535]+[.K535]" office:value-type="float" office:value="16" calcext:value-type="float">
            <text:p>16</text:p>
          </table:table-cell>
          <table:table-cell table:style-name="ce2" table:formula="of:=IFERROR(VLOOKUP([.B535];[Salary.$A$2:.$C$1517];2;0);0)" office:value-type="float" office:value="925000" calcext:value-type="float">
            <text:p>92500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revor Zegras</text:p>
          </table:table-cell>
          <table:table-cell table:style-name="ce1" table:formula="of:=IFERROR(VLOOKUP([.B536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2" table:formula="of:=IF([.E536]=&quot;D&quot;;[.G536]*3;[.G536]*2)" office:value-type="float" office:value="6" calcext:value-type="float">
            <text:p>6</text:p>
          </table:table-cell>
          <table:table-cell table:style-name="ce2" table:formula="of:=IF([.E536]=&quot;D&quot;;[.H536]*2;[.H536])" office:value-type="float" office:value="10" calcext:value-type="float">
            <text:p>10</text:p>
          </table:table-cell>
          <table:table-cell table:formula="of:=[.J536]+[.K536]" office:value-type="float" office:value="16" calcext:value-type="float">
            <text:p>16</text:p>
          </table:table-cell>
          <table:table-cell table:style-name="ce2" table:formula="of:=IFERROR(VLOOKUP([.B536];[Salary.$A$2:.$C$1517];2;0);0)" office:value-type="float" office:value="925000" calcext:value-type="float">
            <text:p>92500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lexander Radulov</text:p>
          </table:table-cell>
          <table:table-cell table:style-name="ce1" table:formula="of:=IFERROR(VLOOKUP([.B537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" table:formula="of:=IF([.E537]=&quot;D&quot;;[.G537]*3;[.G537]*2)" office:value-type="float" office:value="8" calcext:value-type="float">
            <text:p>8</text:p>
          </table:table-cell>
          <table:table-cell table:style-name="ce2" table:formula="of:=IF([.E537]=&quot;D&quot;;[.H537]*2;[.H537])" office:value-type="float" office:value="8" calcext:value-type="float">
            <text:p>8</text:p>
          </table:table-cell>
          <table:table-cell table:formula="of:=[.J537]+[.K537]" office:value-type="float" office:value="16" calcext:value-type="float">
            <text:p>16</text:p>
          </table:table-cell>
          <table:table-cell table:style-name="ce2" table:formula="of:=IFERROR(VLOOKUP([.B537];[Salary.$A$2:.$C$1517];2;0);0)" office:value-type="float" office:value="6250000" calcext:value-type="float">
            <text:p>6250000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ikhail Grigorenko</text:p>
          </table:table-cell>
          <table:table-cell table:style-name="ce1" table:formula="of:=IFERROR(VLOOKUP([.B538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" table:formula="of:=IF([.E538]=&quot;D&quot;;[.G538]*3;[.G538]*2)" office:value-type="float" office:value="8" calcext:value-type="float">
            <text:p>8</text:p>
          </table:table-cell>
          <table:table-cell table:style-name="ce2" table:formula="of:=IF([.E538]=&quot;D&quot;;[.H538]*2;[.H538])" office:value-type="float" office:value="8" calcext:value-type="float">
            <text:p>8</text:p>
          </table:table-cell>
          <table:table-cell table:formula="of:=[.J538]+[.K538]" office:value-type="float" office:value="16" calcext:value-type="float">
            <text:p>16</text:p>
          </table:table-cell>
          <table:table-cell table:style-name="ce2" table:formula="of:=IFERROR(VLOOKUP([.B538];[Salary.$A$2:.$C$1517];2;0);0)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Vinnie Hinostroza</text:p>
          </table:table-cell>
          <table:table-cell table:style-name="ce1" table:formula="of:=IFERROR(VLOOKUP([.B539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FLA,CHI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" table:formula="of:=IF([.E539]=&quot;D&quot;;[.G539]*3;[.G539]*2)" office:value-type="float" office:value="8" calcext:value-type="float">
            <text:p>8</text:p>
          </table:table-cell>
          <table:table-cell table:style-name="ce2" table:formula="of:=IF([.E539]=&quot;D&quot;;[.H539]*2;[.H539])" office:value-type="float" office:value="8" calcext:value-type="float">
            <text:p>8</text:p>
          </table:table-cell>
          <table:table-cell table:formula="of:=[.J539]+[.K539]" office:value-type="float" office:value="16" calcext:value-type="float">
            <text:p>16</text:p>
          </table:table-cell>
          <table:table-cell table:style-name="ce2" table:formula="of:=IFERROR(VLOOKUP([.B539];[Salary.$A$2:.$C$1517];2;0);0)" office:value-type="float" office:value="1050000" calcext:value-type="float">
            <text:p>1050000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Andrew Cogliano</text:p>
          </table:table-cell>
          <table:table-cell table:style-name="ce1" table:formula="of:=IFERROR(VLOOKUP([.B540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2" table:formula="of:=IF([.E540]=&quot;D&quot;;[.G540]*3;[.G540]*2)" office:value-type="float" office:value="10" calcext:value-type="float">
            <text:p>10</text:p>
          </table:table-cell>
          <table:table-cell table:style-name="ce2" table:formula="of:=IF([.E540]=&quot;D&quot;;[.H540]*2;[.H540])" office:value-type="float" office:value="6" calcext:value-type="float">
            <text:p>6</text:p>
          </table:table-cell>
          <table:table-cell table:formula="of:=[.J540]+[.K540]" office:value-type="float" office:value="16" calcext:value-type="float">
            <text:p>16</text:p>
          </table:table-cell>
          <table:table-cell table:style-name="ce2" table:formula="of:=IFERROR(VLOOKUP([.B540];[Salary.$A$2:.$C$1517];2;0);0)" office:value-type="float" office:value="1000000" calcext:value-type="float">
            <text:p>100000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Andreas Johnsson</text:p>
          </table:table-cell>
          <table:table-cell table:style-name="ce1" table:formula="of:=IFERROR(VLOOKUP([.B541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2" table:formula="of:=IF([.E541]=&quot;D&quot;;[.G541]*3;[.G541]*2)" office:value-type="float" office:value="10" calcext:value-type="float">
            <text:p>10</text:p>
          </table:table-cell>
          <table:table-cell table:style-name="ce2" table:formula="of:=IF([.E541]=&quot;D&quot;;[.H541]*2;[.H541])" office:value-type="float" office:value="6" calcext:value-type="float">
            <text:p>6</text:p>
          </table:table-cell>
          <table:table-cell table:formula="of:=[.J541]+[.K541]" office:value-type="float" office:value="16" calcext:value-type="float">
            <text:p>16</text:p>
          </table:table-cell>
          <table:table-cell table:style-name="ce2" table:formula="of:=IFERROR(VLOOKUP([.B541];[Salary.$A$2:.$C$1517];2;0);0)" office:value-type="float" office:value="3400000" calcext:value-type="float">
            <text:p>340000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Anders Bjork</text:p>
          </table:table-cell>
          <table:table-cell table:style-name="ce1" table:formula="of:=IFERROR(VLOOKUP([.B542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OS,BUF</text:p>
          </table:table-cell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2" table:formula="of:=IF([.E542]=&quot;D&quot;;[.G542]*3;[.G542]*2)" office:value-type="float" office:value="10" calcext:value-type="float">
            <text:p>10</text:p>
          </table:table-cell>
          <table:table-cell table:style-name="ce2" table:formula="of:=IF([.E542]=&quot;D&quot;;[.H542]*2;[.H542])" office:value-type="float" office:value="6" calcext:value-type="float">
            <text:p>6</text:p>
          </table:table-cell>
          <table:table-cell table:formula="of:=[.J542]+[.K542]" office:value-type="float" office:value="16" calcext:value-type="float">
            <text:p>16</text:p>
          </table:table-cell>
          <table:table-cell table:style-name="ce2" table:formula="of:=IFERROR(VLOOKUP([.B542];[Salary.$A$2:.$C$1517];2;0);0)" office:value-type="float" office:value="1600000" calcext:value-type="float">
            <text:p>1600000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Yakov Trenin</text:p>
          </table:table-cell>
          <table:table-cell table:style-name="ce1" table:formula="of:=IFERROR(VLOOKUP([.B543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2" table:formula="of:=IF([.E543]=&quot;D&quot;;[.G543]*3;[.G543]*2)" office:value-type="float" office:value="10" calcext:value-type="float">
            <text:p>10</text:p>
          </table:table-cell>
          <table:table-cell table:style-name="ce2" table:formula="of:=IF([.E543]=&quot;D&quot;;[.H543]*2;[.H543])" office:value-type="float" office:value="6" calcext:value-type="float">
            <text:p>6</text:p>
          </table:table-cell>
          <table:table-cell table:formula="of:=[.J543]+[.K543]" office:value-type="float" office:value="16" calcext:value-type="float">
            <text:p>16</text:p>
          </table:table-cell>
          <table:table-cell table:style-name="ce2" table:formula="of:=IFERROR(VLOOKUP([.B543];[Salary.$A$2:.$C$1517];2;0);0)" office:value-type="float" office:value="725000" calcext:value-type="float">
            <text:p>72500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dam Gaudette</text:p>
          </table:table-cell>
          <table:table-cell table:style-name="ce1" table:formula="of:=IFERROR(VLOOKUP([.B544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VAN,CHI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2" table:formula="of:=IF([.E544]=&quot;D&quot;;[.G544]*3;[.G544]*2)" office:value-type="float" office:value="10" calcext:value-type="float">
            <text:p>10</text:p>
          </table:table-cell>
          <table:table-cell table:style-name="ce2" table:formula="of:=IF([.E544]=&quot;D&quot;;[.H544]*2;[.H544])" office:value-type="float" office:value="6" calcext:value-type="float">
            <text:p>6</text:p>
          </table:table-cell>
          <table:table-cell table:formula="of:=[.J544]+[.K544]" office:value-type="float" office:value="16" calcext:value-type="float">
            <text:p>16</text:p>
          </table:table-cell>
          <table:table-cell table:style-name="ce2" table:formula="of:=IFERROR(VLOOKUP([.B544];[Salary.$A$2:.$C$1517];2;0);0)" office:value-type="float" office:value="997500" calcext:value-type="float">
            <text:p>997500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Wayne Simmonds</text:p>
          </table:table-cell>
          <table:table-cell table:style-name="ce1" table:formula="of:=IFERROR(VLOOKUP([.B545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" table:formula="of:=IF([.E545]=&quot;D&quot;;[.G545]*3;[.G545]*2)" office:value-type="float" office:value="14" calcext:value-type="float">
            <text:p>14</text:p>
          </table:table-cell>
          <table:table-cell table:style-name="ce2" table:formula="of:=IF([.E545]=&quot;D&quot;;[.H545]*2;[.H545])" office:value-type="float" office:value="2" calcext:value-type="float">
            <text:p>2</text:p>
          </table:table-cell>
          <table:table-cell table:formula="of:=[.J545]+[.K545]" office:value-type="float" office:value="16" calcext:value-type="float">
            <text:p>16</text:p>
          </table:table-cell>
          <table:table-cell table:style-name="ce2" table:formula="of:=IFERROR(VLOOKUP([.B545];[Salary.$A$2:.$C$1517];2;0);0)" office:value-type="float" office:value="900000" calcext:value-type="float">
            <text:p>90000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Alexander Edler</text:p>
          </table:table-cell>
          <table:table-cell table:style-name="ce1" table:formula="of:=IFERROR(VLOOKUP([.B546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table:formula="of:=IF([.E546]=&quot;D&quot;;[.G546]*3;[.G546]*2)" office:value-type="float" office:value="0" calcext:value-type="float">
            <text:p>0</text:p>
          </table:table-cell>
          <table:table-cell table:style-name="ce2" table:formula="of:=IF([.E546]=&quot;D&quot;;[.H546]*2;[.H546])" office:value-type="float" office:value="16" calcext:value-type="float">
            <text:p>16</text:p>
          </table:table-cell>
          <table:table-cell table:formula="of:=[.J546]+[.K546]" office:value-type="float" office:value="16" calcext:value-type="float">
            <text:p>16</text:p>
          </table:table-cell>
          <table:table-cell table:style-name="ce2" table:formula="of:=IFERROR(VLOOKUP([.B546];[Salary.$A$2:.$C$1517];2;0);0)" office:value-type="float" office:value="3500000" calcext:value-type="float">
            <text:p>3500000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Jake Gardiner</text:p>
          </table:table-cell>
          <table:table-cell table:style-name="ce1" table:formula="of:=IFERROR(VLOOKUP([.B547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table:formula="of:=IF([.E547]=&quot;D&quot;;[.G547]*3;[.G547]*2)" office:value-type="float" office:value="0" calcext:value-type="float">
            <text:p>0</text:p>
          </table:table-cell>
          <table:table-cell table:style-name="ce2" table:formula="of:=IF([.E547]=&quot;D&quot;;[.H547]*2;[.H547])" office:value-type="float" office:value="16" calcext:value-type="float">
            <text:p>16</text:p>
          </table:table-cell>
          <table:table-cell table:formula="of:=[.J547]+[.K547]" office:value-type="float" office:value="16" calcext:value-type="float">
            <text:p>16</text:p>
          </table:table-cell>
          <table:table-cell table:style-name="ce2" table:formula="of:=IFERROR(VLOOKUP([.B547];[Salary.$A$2:.$C$1517];2;0);0)" office:value-type="float" office:value="4050000" calcext:value-type="float">
            <text:p>4050000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Joel Hanley</text:p>
          </table:table-cell>
          <table:table-cell table:style-name="ce1" table:formula="of:=IFERROR(VLOOKUP([.B548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table:formula="of:=IF([.E548]=&quot;D&quot;;[.G548]*3;[.G548]*2)" office:value-type="float" office:value="0" calcext:value-type="float">
            <text:p>0</text:p>
          </table:table-cell>
          <table:table-cell table:style-name="ce2" table:formula="of:=IF([.E548]=&quot;D&quot;;[.H548]*2;[.H548])" office:value-type="float" office:value="16" calcext:value-type="float">
            <text:p>16</text:p>
          </table:table-cell>
          <table:table-cell table:formula="of:=[.J548]+[.K548]" office:value-type="float" office:value="16" calcext:value-type="float">
            <text:p>16</text:p>
          </table:table-cell>
          <table:table-cell table:style-name="ce2" table:formula="of:=IFERROR(VLOOKUP([.B548];[Salary.$A$2:.$C$1517];2;0);0)" office:value-type="float" office:value="750000" calcext:value-type="float">
            <text:p>750000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Jan Rutta</text:p>
          </table:table-cell>
          <table:table-cell table:style-name="ce1" table:formula="of:=IFERROR(VLOOKUP([.B549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table:formula="of:=IF([.E549]=&quot;D&quot;;[.G549]*3;[.G549]*2)" office:value-type="float" office:value="0" calcext:value-type="float">
            <text:p>0</text:p>
          </table:table-cell>
          <table:table-cell table:style-name="ce2" table:formula="of:=IF([.E549]=&quot;D&quot;;[.H549]*2;[.H549])" office:value-type="float" office:value="16" calcext:value-type="float">
            <text:p>16</text:p>
          </table:table-cell>
          <table:table-cell table:formula="of:=[.J549]+[.K549]" office:value-type="float" office:value="16" calcext:value-type="float">
            <text:p>16</text:p>
          </table:table-cell>
          <table:table-cell table:style-name="ce2" table:formula="of:=IFERROR(VLOOKUP([.B549];[Salary.$A$2:.$C$1517];2;0);0)" office:value-type="float" office:value="1300000" calcext:value-type="float">
            <text:p>1300000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yle Okposo</text:p>
          </table:table-cell>
          <table:table-cell table:style-name="ce1" table:formula="of:=IFERROR(VLOOKUP([.B550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2" table:formula="of:=IF([.E550]=&quot;D&quot;;[.G550]*3;[.G550]*2)" office:value-type="float" office:value="4" calcext:value-type="float">
            <text:p>4</text:p>
          </table:table-cell>
          <table:table-cell table:style-name="ce2" table:formula="of:=IF([.E550]=&quot;D&quot;;[.H550]*2;[.H550])" office:value-type="float" office:value="11" calcext:value-type="float">
            <text:p>11</text:p>
          </table:table-cell>
          <table:table-cell table:formula="of:=[.J550]+[.K550]" office:value-type="float" office:value="15" calcext:value-type="float">
            <text:p>15</text:p>
          </table:table-cell>
          <table:table-cell table:style-name="ce2" table:formula="of:=IFERROR(VLOOKUP([.B550];[Salary.$A$2:.$C$1517];2;0);0)" office:value-type="float" office:value="6000000" calcext:value-type="float">
            <text:p>600000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rek Ryan</text:p>
          </table:table-cell>
          <table:table-cell table:style-name="ce1" table:formula="of:=IFERROR(VLOOKUP([.B551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2" table:formula="of:=IF([.E551]=&quot;D&quot;;[.G551]*3;[.G551]*2)" office:value-type="float" office:value="4" calcext:value-type="float">
            <text:p>4</text:p>
          </table:table-cell>
          <table:table-cell table:style-name="ce2" table:formula="of:=IF([.E551]=&quot;D&quot;;[.H551]*2;[.H551])" office:value-type="float" office:value="11" calcext:value-type="float">
            <text:p>11</text:p>
          </table:table-cell>
          <table:table-cell table:formula="of:=[.J551]+[.K551]" office:value-type="float" office:value="15" calcext:value-type="float">
            <text:p>15</text:p>
          </table:table-cell>
          <table:table-cell table:style-name="ce2" table:formula="of:=IFERROR(VLOOKUP([.B551];[Salary.$A$2:.$C$1517];2;0);0)" office:value-type="float" office:value="1250000" calcext:value-type="float">
            <text:p>12500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Nicolas Aube Kubel</text:p>
          </table:table-cell>
          <table:table-cell table:style-name="ce1" table:formula="of:=IFERROR(VLOOKUP([.B552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" table:formula="of:=IF([.E552]=&quot;D&quot;;[.G552]*3;[.G552]*2)" office:value-type="float" office:value="6" calcext:value-type="float">
            <text:p>6</text:p>
          </table:table-cell>
          <table:table-cell table:style-name="ce2" table:formula="of:=IF([.E552]=&quot;D&quot;;[.H552]*2;[.H552])" office:value-type="float" office:value="9" calcext:value-type="float">
            <text:p>9</text:p>
          </table:table-cell>
          <table:table-cell table:formula="of:=[.J552]+[.K552]" office:value-type="float" office:value="15" calcext:value-type="float">
            <text:p>15</text:p>
          </table:table-cell>
          <table:table-cell table:style-name="ce2" table:formula="of:=IFERROR(VLOOKUP([.B552];[Salary.$A$2:.$C$1517];2;0);0)" office:value-type="float" office:value="1075000" calcext:value-type="float">
            <text:p>1075000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ichael Rasmussen</text:p>
          </table:table-cell>
          <table:table-cell table:style-name="ce1" table:formula="of:=IFERROR(VLOOKUP([.B553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" table:formula="of:=IF([.E553]=&quot;D&quot;;[.G553]*3;[.G553]*2)" office:value-type="float" office:value="6" calcext:value-type="float">
            <text:p>6</text:p>
          </table:table-cell>
          <table:table-cell table:style-name="ce2" table:formula="of:=IF([.E553]=&quot;D&quot;;[.H553]*2;[.H553])" office:value-type="float" office:value="9" calcext:value-type="float">
            <text:p>9</text:p>
          </table:table-cell>
          <table:table-cell table:formula="of:=[.J553]+[.K553]" office:value-type="float" office:value="15" calcext:value-type="float">
            <text:p>15</text:p>
          </table:table-cell>
          <table:table-cell table:style-name="ce2" table:formula="of:=IFERROR(VLOOKUP([.B553];[Salary.$A$2:.$C$1517];2;0);0)" office:value-type="float" office:value="1460000" calcext:value-type="float">
            <text:p>1460000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Robert Thomas</text:p>
          </table:table-cell>
          <table:table-cell table:style-name="ce1" table:formula="of:=IFERROR(VLOOKUP([.B554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" table:formula="of:=IF([.E554]=&quot;D&quot;;[.G554]*3;[.G554]*2)" office:value-type="float" office:value="6" calcext:value-type="float">
            <text:p>6</text:p>
          </table:table-cell>
          <table:table-cell table:style-name="ce2" table:formula="of:=IF([.E554]=&quot;D&quot;;[.H554]*2;[.H554])" office:value-type="float" office:value="9" calcext:value-type="float">
            <text:p>9</text:p>
          </table:table-cell>
          <table:table-cell table:formula="of:=[.J554]+[.K554]" office:value-type="float" office:value="15" calcext:value-type="float">
            <text:p>15</text:p>
          </table:table-cell>
          <table:table-cell table:style-name="ce2" table:formula="of:=IFERROR(VLOOKUP([.B554];[Salary.$A$2:.$C$1517];2;0);0)" office:value-type="float" office:value="2800000" calcext:value-type="float">
            <text:p>2800000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l Clutterbuck</text:p>
          </table:table-cell>
          <table:table-cell table:style-name="ce1" table:formula="of:=IFERROR(VLOOKUP([.B555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" table:formula="of:=IF([.E555]=&quot;D&quot;;[.G555]*3;[.G555]*2)" office:value-type="float" office:value="8" calcext:value-type="float">
            <text:p>8</text:p>
          </table:table-cell>
          <table:table-cell table:style-name="ce2" table:formula="of:=IF([.E555]=&quot;D&quot;;[.H555]*2;[.H555])" office:value-type="float" office:value="7" calcext:value-type="float">
            <text:p>7</text:p>
          </table:table-cell>
          <table:table-cell table:formula="of:=[.J555]+[.K555]" office:value-type="float" office:value="15" calcext:value-type="float">
            <text:p>15</text:p>
          </table:table-cell>
          <table:table-cell table:style-name="ce2" table:formula="of:=IFERROR(VLOOKUP([.B555];[Salary.$A$2:.$C$1517];2;0);0)" office:value-type="float" office:value="3500000" calcext:value-type="float">
            <text:p>3500000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ark Jankowski</text:p>
          </table:table-cell>
          <table:table-cell table:style-name="ce1" table:formula="of:=IFERROR(VLOOKUP([.B556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" table:formula="of:=IF([.E556]=&quot;D&quot;;[.G556]*3;[.G556]*2)" office:value-type="float" office:value="8" calcext:value-type="float">
            <text:p>8</text:p>
          </table:table-cell>
          <table:table-cell table:style-name="ce2" table:formula="of:=IF([.E556]=&quot;D&quot;;[.H556]*2;[.H556])" office:value-type="float" office:value="7" calcext:value-type="float">
            <text:p>7</text:p>
          </table:table-cell>
          <table:table-cell table:formula="of:=[.J556]+[.K556]" office:value-type="float" office:value="15" calcext:value-type="float">
            <text:p>15</text:p>
          </table:table-cell>
          <table:table-cell table:style-name="ce2" table:formula="of:=IFERROR(VLOOKUP([.B556];[Salary.$A$2:.$C$1517];2;0);0)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Michael Raffl</text:p>
          </table:table-cell>
          <table:table-cell table:style-name="ce1" table:formula="of:=IFERROR(VLOOKUP([.B557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PHI,WSH</text:p>
          </table:table-cell>
          <table:table-cell office:value-type="string" calcext:value-type="string">
            <text:p>L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" table:formula="of:=IF([.E557]=&quot;D&quot;;[.G557]*3;[.G557]*2)" office:value-type="float" office:value="8" calcext:value-type="float">
            <text:p>8</text:p>
          </table:table-cell>
          <table:table-cell table:style-name="ce2" table:formula="of:=IF([.E557]=&quot;D&quot;;[.H557]*2;[.H557])" office:value-type="float" office:value="7" calcext:value-type="float">
            <text:p>7</text:p>
          </table:table-cell>
          <table:table-cell table:formula="of:=[.J557]+[.K557]" office:value-type="float" office:value="15" calcext:value-type="float">
            <text:p>15</text:p>
          </table:table-cell>
          <table:table-cell table:style-name="ce2" table:formula="of:=IFERROR(VLOOKUP([.B557];[Salary.$A$2:.$C$1517];2;0);0)" office:value-type="float" office:value="1100000" calcext:value-type="float">
            <text:p>1100000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Brendan Lemieux</text:p>
          </table:table-cell>
          <table:table-cell table:style-name="ce1" table:formula="of:=IFERROR(VLOOKUP([.B558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NYR,LAK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" table:formula="of:=IF([.E558]=&quot;D&quot;;[.G558]*3;[.G558]*2)" office:value-type="float" office:value="8" calcext:value-type="float">
            <text:p>8</text:p>
          </table:table-cell>
          <table:table-cell table:style-name="ce2" table:formula="of:=IF([.E558]=&quot;D&quot;;[.H558]*2;[.H558])" office:value-type="float" office:value="7" calcext:value-type="float">
            <text:p>7</text:p>
          </table:table-cell>
          <table:table-cell table:formula="of:=[.J558]+[.K558]" office:value-type="float" office:value="15" calcext:value-type="float">
            <text:p>15</text:p>
          </table:table-cell>
          <table:table-cell table:style-name="ce2" table:formula="of:=IFERROR(VLOOKUP([.B558];[Salary.$A$2:.$C$1517];2;0);0)" office:value-type="float" office:value="1550000" calcext:value-type="float">
            <text:p>1550000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Noel Acciari</text:p>
          </table:table-cell>
          <table:table-cell table:style-name="ce1" table:formula="of:=IFERROR(VLOOKUP([.B559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" table:formula="of:=IF([.E559]=&quot;D&quot;;[.G559]*3;[.G559]*2)" office:value-type="float" office:value="8" calcext:value-type="float">
            <text:p>8</text:p>
          </table:table-cell>
          <table:table-cell table:style-name="ce2" table:formula="of:=IF([.E559]=&quot;D&quot;;[.H559]*2;[.H559])" office:value-type="float" office:value="7" calcext:value-type="float">
            <text:p>7</text:p>
          </table:table-cell>
          <table:table-cell table:formula="of:=[.J559]+[.K559]" office:value-type="float" office:value="15" calcext:value-type="float">
            <text:p>15</text:p>
          </table:table-cell>
          <table:table-cell table:style-name="ce2" table:formula="of:=IFERROR(VLOOKUP([.B559];[Salary.$A$2:.$C$1517];2;0);0)" office:value-type="float" office:value="1666667" calcext:value-type="float">
            <text:p>1666667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James Neal</text:p>
          </table:table-cell>
          <table:table-cell table:style-name="ce1" table:formula="of:=IFERROR(VLOOKUP([.B560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IF([.E560]=&quot;D&quot;;[.G560]*3;[.G560]*2)" office:value-type="float" office:value="10" calcext:value-type="float">
            <text:p>10</text:p>
          </table:table-cell>
          <table:table-cell table:style-name="ce2" table:formula="of:=IF([.E560]=&quot;D&quot;;[.H560]*2;[.H560])" office:value-type="float" office:value="5" calcext:value-type="float">
            <text:p>5</text:p>
          </table:table-cell>
          <table:table-cell table:formula="of:=[.J560]+[.K560]" office:value-type="float" office:value="15" calcext:value-type="float">
            <text:p>15</text:p>
          </table:table-cell>
          <table:table-cell table:style-name="ce2" table:formula="of:=IFERROR(VLOOKUP([.B560];[Salary.$A$2:.$C$1517];2;0);0)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revor Lewis</text:p>
          </table:table-cell>
          <table:table-cell table:style-name="ce1" table:formula="of:=IFERROR(VLOOKUP([.B561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IF([.E561]=&quot;D&quot;;[.G561]*3;[.G561]*2)" office:value-type="float" office:value="10" calcext:value-type="float">
            <text:p>10</text:p>
          </table:table-cell>
          <table:table-cell table:style-name="ce2" table:formula="of:=IF([.E561]=&quot;D&quot;;[.H561]*2;[.H561])" office:value-type="float" office:value="5" calcext:value-type="float">
            <text:p>5</text:p>
          </table:table-cell>
          <table:table-cell table:formula="of:=[.J561]+[.K561]" office:value-type="float" office:value="15" calcext:value-type="float">
            <text:p>15</text:p>
          </table:table-cell>
          <table:table-cell table:style-name="ce2" table:formula="of:=IFERROR(VLOOKUP([.B561];[Salary.$A$2:.$C$1517];2;0);0)" office:value-type="float" office:value="800000" calcext:value-type="float">
            <text:p>80000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olton Sceviour</text:p>
          </table:table-cell>
          <table:table-cell table:style-name="ce1" table:formula="of:=IFERROR(VLOOKUP([.B562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IF([.E562]=&quot;D&quot;;[.G562]*3;[.G562]*2)" office:value-type="float" office:value="10" calcext:value-type="float">
            <text:p>10</text:p>
          </table:table-cell>
          <table:table-cell table:style-name="ce2" table:formula="of:=IF([.E562]=&quot;D&quot;;[.H562]*2;[.H562])" office:value-type="float" office:value="5" calcext:value-type="float">
            <text:p>5</text:p>
          </table:table-cell>
          <table:table-cell table:formula="of:=[.J562]+[.K562]" office:value-type="float" office:value="15" calcext:value-type="float">
            <text:p>15</text:p>
          </table:table-cell>
          <table:table-cell table:style-name="ce2" table:formula="of:=IFERROR(VLOOKUP([.B562];[Salary.$A$2:.$C$1517];2;0);0)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Nicolas Deslauriers</text:p>
          </table:table-cell>
          <table:table-cell table:style-name="ce1" table:formula="of:=IFERROR(VLOOKUP([.B563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IF([.E563]=&quot;D&quot;;[.G563]*3;[.G563]*2)" office:value-type="float" office:value="10" calcext:value-type="float">
            <text:p>10</text:p>
          </table:table-cell>
          <table:table-cell table:style-name="ce2" table:formula="of:=IF([.E563]=&quot;D&quot;;[.H563]*2;[.H563])" office:value-type="float" office:value="5" calcext:value-type="float">
            <text:p>5</text:p>
          </table:table-cell>
          <table:table-cell table:formula="of:=[.J563]+[.K563]" office:value-type="float" office:value="15" calcext:value-type="float">
            <text:p>15</text:p>
          </table:table-cell>
          <table:table-cell table:style-name="ce2" table:formula="of:=IFERROR(VLOOKUP([.B563];[Salary.$A$2:.$C$1517];2;0);0)" office:value-type="float" office:value="1000000" calcext:value-type="float">
            <text:p>100000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ravis Boyd</text:p>
          </table:table-cell>
          <table:table-cell table:style-name="ce1" table:formula="of:=IFERROR(VLOOKUP([.B564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TOR,VAN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IF([.E564]=&quot;D&quot;;[.G564]*3;[.G564]*2)" office:value-type="float" office:value="10" calcext:value-type="float">
            <text:p>10</text:p>
          </table:table-cell>
          <table:table-cell table:style-name="ce2" table:formula="of:=IF([.E564]=&quot;D&quot;;[.H564]*2;[.H564])" office:value-type="float" office:value="5" calcext:value-type="float">
            <text:p>5</text:p>
          </table:table-cell>
          <table:table-cell table:formula="of:=[.J564]+[.K564]" office:value-type="float" office:value="15" calcext:value-type="float">
            <text:p>15</text:p>
          </table:table-cell>
          <table:table-cell table:style-name="ce2" table:formula="of:=IFERROR(VLOOKUP([.B564];[Salary.$A$2:.$C$1517];2;0);0)" office:value-type="float" office:value="750000" calcext:value-type="float">
            <text:p>750000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Jimmy Vesey</text:p>
          </table:table-cell>
          <table:table-cell table:style-name="ce1" table:formula="of:=IFERROR(VLOOKUP([.B565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TOR,VA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IF([.E565]=&quot;D&quot;;[.G565]*3;[.G565]*2)" office:value-type="float" office:value="10" calcext:value-type="float">
            <text:p>10</text:p>
          </table:table-cell>
          <table:table-cell table:style-name="ce2" table:formula="of:=IF([.E565]=&quot;D&quot;;[.H565]*2;[.H565])" office:value-type="float" office:value="5" calcext:value-type="float">
            <text:p>5</text:p>
          </table:table-cell>
          <table:table-cell table:formula="of:=[.J565]+[.K565]" office:value-type="float" office:value="15" calcext:value-type="float">
            <text:p>15</text:p>
          </table:table-cell>
          <table:table-cell table:style-name="ce2" table:formula="of:=IFERROR(VLOOKUP([.B565];[Salary.$A$2:.$C$1517];2;0);0)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Kevin Stenlund</text:p>
          </table:table-cell>
          <table:table-cell table:style-name="ce1" table:formula="of:=IFERROR(VLOOKUP([.B566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IF([.E566]=&quot;D&quot;;[.G566]*3;[.G566]*2)" office:value-type="float" office:value="10" calcext:value-type="float">
            <text:p>10</text:p>
          </table:table-cell>
          <table:table-cell table:style-name="ce2" table:formula="of:=IF([.E566]=&quot;D&quot;;[.H566]*2;[.H566])" office:value-type="float" office:value="5" calcext:value-type="float">
            <text:p>5</text:p>
          </table:table-cell>
          <table:table-cell table:formula="of:=[.J566]+[.K566]" office:value-type="float" office:value="15" calcext:value-type="float">
            <text:p>15</text:p>
          </table:table-cell>
          <table:table-cell table:style-name="ce2" table:formula="of:=IFERROR(VLOOKUP([.B566];[Salary.$A$2:.$C$1517];2;0);0)" office:value-type="float" office:value="1050000" calcext:value-type="float">
            <text:p>1050000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Josh Leivo</text:p>
          </table:table-cell>
          <table:table-cell table:style-name="ce1" table:formula="of:=IFERROR(VLOOKUP([.B567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table:formula="of:=IF([.E567]=&quot;D&quot;;[.G567]*3;[.G567]*2)" office:value-type="float" office:value="12" calcext:value-type="float">
            <text:p>12</text:p>
          </table:table-cell>
          <table:table-cell table:style-name="ce2" table:formula="of:=IF([.E567]=&quot;D&quot;;[.H567]*2;[.H567])" office:value-type="float" office:value="3" calcext:value-type="float">
            <text:p>3</text:p>
          </table:table-cell>
          <table:table-cell table:formula="of:=[.J567]+[.K567]" office:value-type="float" office:value="15" calcext:value-type="float">
            <text:p>15</text:p>
          </table:table-cell>
          <table:table-cell table:style-name="ce2" table:formula="of:=IFERROR(VLOOKUP([.B567];[Salary.$A$2:.$C$1517];2;0);0)" office:value-type="float" office:value="750000" calcext:value-type="float">
            <text:p>75000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yler Motte</text:p>
          </table:table-cell>
          <table:table-cell table:style-name="ce1" table:formula="of:=IFERROR(VLOOKUP([.B568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table:formula="of:=IF([.E568]=&quot;D&quot;;[.G568]*3;[.G568]*2)" office:value-type="float" office:value="12" calcext:value-type="float">
            <text:p>12</text:p>
          </table:table-cell>
          <table:table-cell table:style-name="ce2" table:formula="of:=IF([.E568]=&quot;D&quot;;[.H568]*2;[.H568])" office:value-type="float" office:value="3" calcext:value-type="float">
            <text:p>3</text:p>
          </table:table-cell>
          <table:table-cell table:formula="of:=[.J568]+[.K568]" office:value-type="float" office:value="15" calcext:value-type="float">
            <text:p>15</text:p>
          </table:table-cell>
          <table:table-cell table:style-name="ce2" table:formula="of:=IFERROR(VLOOKUP([.B568];[Salary.$A$2:.$C$1517];2;0);0)" office:value-type="float" office:value="1225000" calcext:value-type="float">
            <text:p>1225000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ikhail Maltsev</text:p>
          </table:table-cell>
          <table:table-cell table:style-name="ce1" table:formula="of:=IFERROR(VLOOKUP([.B569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table:formula="of:=IF([.E569]=&quot;D&quot;;[.G569]*3;[.G569]*2)" office:value-type="float" office:value="12" calcext:value-type="float">
            <text:p>12</text:p>
          </table:table-cell>
          <table:table-cell table:style-name="ce2" table:formula="of:=IF([.E569]=&quot;D&quot;;[.H569]*2;[.H569])" office:value-type="float" office:value="3" calcext:value-type="float">
            <text:p>3</text:p>
          </table:table-cell>
          <table:table-cell table:formula="of:=[.J569]+[.K569]" office:value-type="float" office:value="15" calcext:value-type="float">
            <text:p>15</text:p>
          </table:table-cell>
          <table:table-cell table:style-name="ce2" table:formula="of:=IFERROR(VLOOKUP([.B569];[Salary.$A$2:.$C$1517];2;0);0)" office:value-type="float" office:value="809167" calcext:value-type="float">
            <text:p>809167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Isac Lundestrom</text:p>
          </table:table-cell>
          <table:table-cell table:style-name="ce1" table:formula="of:=IFERROR(VLOOKUP([.B570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table:formula="of:=IF([.E570]=&quot;D&quot;;[.G570]*3;[.G570]*2)" office:value-type="float" office:value="12" calcext:value-type="float">
            <text:p>12</text:p>
          </table:table-cell>
          <table:table-cell table:style-name="ce2" table:formula="of:=IF([.E570]=&quot;D&quot;;[.H570]*2;[.H570])" office:value-type="float" office:value="3" calcext:value-type="float">
            <text:p>3</text:p>
          </table:table-cell>
          <table:table-cell table:formula="of:=[.J570]+[.K570]" office:value-type="float" office:value="15" calcext:value-type="float">
            <text:p>15</text:p>
          </table:table-cell>
          <table:table-cell table:style-name="ce2" table:formula="of:=IFERROR(VLOOKUP([.B570];[Salary.$A$2:.$C$1517];2;0);0)" office:value-type="float" office:value="874125" calcext:value-type="float">
            <text:p>874125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Ben Chiarot</text:p>
          </table:table-cell>
          <table:table-cell table:style-name="ce1" table:formula="of:=IFERROR(VLOOKUP([.B571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table:formula="of:=IF([.E571]=&quot;D&quot;;[.G571]*3;[.G571]*2)" office:value-type="float" office:value="3" calcext:value-type="float">
            <text:p>3</text:p>
          </table:table-cell>
          <table:table-cell table:style-name="ce2" table:formula="of:=IF([.E571]=&quot;D&quot;;[.H571]*2;[.H571])" office:value-type="float" office:value="12" calcext:value-type="float">
            <text:p>12</text:p>
          </table:table-cell>
          <table:table-cell table:formula="of:=[.J571]+[.K571]" office:value-type="float" office:value="15" calcext:value-type="float">
            <text:p>15</text:p>
          </table:table-cell>
          <table:table-cell table:style-name="ce2" table:formula="of:=IFERROR(VLOOKUP([.B571];[Salary.$A$2:.$C$1517];2;0);0)" office:value-type="float" office:value="3500000" calcext:value-type="float">
            <text:p>350000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Josh Manson</text:p>
          </table:table-cell>
          <table:table-cell table:style-name="ce1" table:formula="of:=IFERROR(VLOOKUP([.B572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table:formula="of:=IF([.E572]=&quot;D&quot;;[.G572]*3;[.G572]*2)" office:value-type="float" office:value="3" calcext:value-type="float">
            <text:p>3</text:p>
          </table:table-cell>
          <table:table-cell table:style-name="ce2" table:formula="of:=IF([.E572]=&quot;D&quot;;[.H572]*2;[.H572])" office:value-type="float" office:value="12" calcext:value-type="float">
            <text:p>12</text:p>
          </table:table-cell>
          <table:table-cell table:formula="of:=[.J572]+[.K572]" office:value-type="float" office:value="15" calcext:value-type="float">
            <text:p>15</text:p>
          </table:table-cell>
          <table:table-cell table:style-name="ce2" table:formula="of:=IFERROR(VLOOKUP([.B572];[Salary.$A$2:.$C$1517];2;0);0)" office:value-type="float" office:value="4100000" calcext:value-type="float">
            <text:p>410000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onnor Clifton</text:p>
          </table:table-cell>
          <table:table-cell table:style-name="ce1" table:formula="of:=IFERROR(VLOOKUP([.B573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table:formula="of:=IF([.E573]=&quot;D&quot;;[.G573]*3;[.G573]*2)" office:value-type="float" office:value="3" calcext:value-type="float">
            <text:p>3</text:p>
          </table:table-cell>
          <table:table-cell table:style-name="ce2" table:formula="of:=IF([.E573]=&quot;D&quot;;[.H573]*2;[.H573])" office:value-type="float" office:value="12" calcext:value-type="float">
            <text:p>12</text:p>
          </table:table-cell>
          <table:table-cell table:formula="of:=[.J573]+[.K573]" office:value-type="float" office:value="15" calcext:value-type="float">
            <text:p>15</text:p>
          </table:table-cell>
          <table:table-cell table:style-name="ce2" table:formula="of:=IFERROR(VLOOKUP([.B573];[Salary.$A$2:.$C$1517];2;0);0)" office:value-type="float" office:value="1000000" calcext:value-type="float">
            <text:p>1000000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Jacob Larsson</text:p>
          </table:table-cell>
          <table:table-cell table:style-name="ce1" table:formula="of:=IFERROR(VLOOKUP([.B574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table:formula="of:=IF([.E574]=&quot;D&quot;;[.G574]*3;[.G574]*2)" office:value-type="float" office:value="3" calcext:value-type="float">
            <text:p>3</text:p>
          </table:table-cell>
          <table:table-cell table:style-name="ce2" table:formula="of:=IF([.E574]=&quot;D&quot;;[.H574]*2;[.H574])" office:value-type="float" office:value="12" calcext:value-type="float">
            <text:p>12</text:p>
          </table:table-cell>
          <table:table-cell table:formula="of:=[.J574]+[.K574]" office:value-type="float" office:value="15" calcext:value-type="float">
            <text:p>15</text:p>
          </table:table-cell>
          <table:table-cell table:style-name="ce2" table:formula="of:=IFERROR(VLOOKUP([.B574];[Salary.$A$2:.$C$1517];2;0);0)" office:value-type="float" office:value="1200000" calcext:value-type="float">
            <text:p>1200000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ylan Coghlan</text:p>
          </table:table-cell>
          <table:table-cell table:style-name="ce1" table:formula="of:=IFERROR(VLOOKUP([.B575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table:formula="of:=IF([.E575]=&quot;D&quot;;[.G575]*3;[.G575]*2)" office:value-type="float" office:value="9" calcext:value-type="float">
            <text:p>9</text:p>
          </table:table-cell>
          <table:table-cell table:style-name="ce2" table:formula="of:=IF([.E575]=&quot;D&quot;;[.H575]*2;[.H575])" office:value-type="float" office:value="6" calcext:value-type="float">
            <text:p>6</text:p>
          </table:table-cell>
          <table:table-cell table:formula="of:=[.J575]+[.K575]" office:value-type="float" office:value="15" calcext:value-type="float">
            <text:p>15</text:p>
          </table:table-cell>
          <table:table-cell table:style-name="ce2" table:formula="of:=IFERROR(VLOOKUP([.B575];[Salary.$A$2:.$C$1517];2;0);0)" office:value-type="float" office:value="762500" calcext:value-type="float">
            <text:p>762500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Keith Kinkaid</text:p>
          </table:table-cell>
          <table:table-cell table:style-name="ce1" table:formula="of:=IFERROR(VLOOKUP([.B576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576]*3" office:value-type="float" office:value="9" calcext:value-type="float">
            <text:p>9</text:p>
          </table:table-cell>
          <table:table-cell table:formula="of:=[.H576]*5" office:value-type="float" office:value="5" calcext:value-type="float">
            <text:p>5</text:p>
          </table:table-cell>
          <table:table-cell table:formula="of:=[.J576]+[.K576]+[.O576]" office:value-type="float" office:value="15" calcext:value-type="float">
            <text:p>15</text:p>
          </table:table-cell>
          <table:table-cell table:style-name="ce2" table:formula="of:=IFERROR(VLOOKUP([.B576];[Salary.$A$2:.$C$1517];2;0);0)" office:value-type="float" office:value="825000" calcext:value-type="float">
            <text:p>825000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Jujhar Khaira</text:p>
          </table:table-cell>
          <table:table-cell table:style-name="ce1" table:formula="of:=IFERROR(VLOOKUP([.B577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2" table:formula="of:=IF([.E577]=&quot;D&quot;;[.G577]*3;[.G577]*2)" office:value-type="float" office:value="6" calcext:value-type="float">
            <text:p>6</text:p>
          </table:table-cell>
          <table:table-cell table:style-name="ce2" table:formula="of:=IF([.E577]=&quot;D&quot;;[.H577]*2;[.H577])" office:value-type="float" office:value="8" calcext:value-type="float">
            <text:p>8</text:p>
          </table:table-cell>
          <table:table-cell table:formula="of:=[.J577]+[.K577]" office:value-type="float" office:value="14" calcext:value-type="float">
            <text:p>14</text:p>
          </table:table-cell>
          <table:table-cell table:style-name="ce2" table:formula="of:=IFERROR(VLOOKUP([.B577];[Salary.$A$2:.$C$1517];2;0);0)" office:value-type="float" office:value="975000" calcext:value-type="float">
            <text:p>975000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hristian Fischer</text:p>
          </table:table-cell>
          <table:table-cell table:style-name="ce1" table:formula="of:=IFERROR(VLOOKUP([.B578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2" table:formula="of:=IF([.E578]=&quot;D&quot;;[.G578]*3;[.G578]*2)" office:value-type="float" office:value="6" calcext:value-type="float">
            <text:p>6</text:p>
          </table:table-cell>
          <table:table-cell table:style-name="ce2" table:formula="of:=IF([.E578]=&quot;D&quot;;[.H578]*2;[.H578])" office:value-type="float" office:value="8" calcext:value-type="float">
            <text:p>8</text:p>
          </table:table-cell>
          <table:table-cell table:formula="of:=[.J578]+[.K578]" office:value-type="float" office:value="14" calcext:value-type="float">
            <text:p>14</text:p>
          </table:table-cell>
          <table:table-cell table:style-name="ce2" table:formula="of:=IFERROR(VLOOKUP([.B578];[Salary.$A$2:.$C$1517];2;0);0)" office:value-type="float" office:value="1000000" calcext:value-type="float">
            <text:p>1000000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Nikita Gusev</text:p>
          </table:table-cell>
          <table:table-cell table:style-name="ce1" table:formula="of:=IFERROR(VLOOKUP([.B579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NJD,FLA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" table:formula="of:=IF([.E579]=&quot;D&quot;;[.G579]*3;[.G579]*2)" office:value-type="float" office:value="8" calcext:value-type="float">
            <text:p>8</text:p>
          </table:table-cell>
          <table:table-cell table:style-name="ce2" table:formula="of:=IF([.E579]=&quot;D&quot;;[.H579]*2;[.H579])" office:value-type="float" office:value="6" calcext:value-type="float">
            <text:p>6</text:p>
          </table:table-cell>
          <table:table-cell table:formula="of:=[.J579]+[.K579]" office:value-type="float" office:value="14" calcext:value-type="float">
            <text:p>14</text:p>
          </table:table-cell>
          <table:table-cell table:style-name="ce2" table:formula="of:=IFERROR(VLOOKUP([.B579];[Salary.$A$2:.$C$1517];2;0);0)"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ody Glass</text:p>
          </table:table-cell>
          <table:table-cell table:style-name="ce1" table:formula="of:=IFERROR(VLOOKUP([.B580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" table:formula="of:=IF([.E580]=&quot;D&quot;;[.G580]*3;[.G580]*2)" office:value-type="float" office:value="8" calcext:value-type="float">
            <text:p>8</text:p>
          </table:table-cell>
          <table:table-cell table:style-name="ce2" table:formula="of:=IF([.E580]=&quot;D&quot;;[.H580]*2;[.H580])" office:value-type="float" office:value="6" calcext:value-type="float">
            <text:p>6</text:p>
          </table:table-cell>
          <table:table-cell table:formula="of:=[.J580]+[.K580]" office:value-type="float" office:value="14" calcext:value-type="float">
            <text:p>14</text:p>
          </table:table-cell>
          <table:table-cell table:style-name="ce2" table:formula="of:=IFERROR(VLOOKUP([.B580];[Salary.$A$2:.$C$1517];2;0);0)" office:value-type="float" office:value="863333" calcext:value-type="float">
            <text:p>863333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evin Shore</text:p>
          </table:table-cell>
          <table:table-cell table:style-name="ce1" table:formula="of:=IFERROR(VLOOKUP([.B581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" table:formula="of:=IF([.E581]=&quot;D&quot;;[.G581]*3;[.G581]*2)" office:value-type="float" office:value="10" calcext:value-type="float">
            <text:p>10</text:p>
          </table:table-cell>
          <table:table-cell table:style-name="ce2" table:formula="of:=IF([.E581]=&quot;D&quot;;[.H581]*2;[.H581])" office:value-type="float" office:value="4" calcext:value-type="float">
            <text:p>4</text:p>
          </table:table-cell>
          <table:table-cell table:formula="of:=[.J581]+[.K581]" office:value-type="float" office:value="14" calcext:value-type="float">
            <text:p>14</text:p>
          </table:table-cell>
          <table:table-cell table:style-name="ce2" table:formula="of:=IFERROR(VLOOKUP([.B581];[Salary.$A$2:.$C$1517];2;0);0)" office:value-type="float" office:value="850000" calcext:value-type="float">
            <text:p>85000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Ben Harpur</text:p>
          </table:table-cell>
          <table:table-cell table:style-name="ce1" table:formula="of:=IFERROR(VLOOKUP([.B582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table:formula="of:=IF([.E582]=&quot;D&quot;;[.G582]*3;[.G582]*2)" office:value-type="float" office:value="0" calcext:value-type="float">
            <text:p>0</text:p>
          </table:table-cell>
          <table:table-cell table:style-name="ce2" table:formula="of:=IF([.E582]=&quot;D&quot;;[.H582]*2;[.H582])" office:value-type="float" office:value="14" calcext:value-type="float">
            <text:p>14</text:p>
          </table:table-cell>
          <table:table-cell table:formula="of:=[.J582]+[.K582]" office:value-type="float" office:value="14" calcext:value-type="float">
            <text:p>14</text:p>
          </table:table-cell>
          <table:table-cell table:style-name="ce2" table:formula="of:=IFERROR(VLOOKUP([.B582];[Salary.$A$2:.$C$1517];2;0);0)" office:value-type="float" office:value="800000" calcext:value-type="float">
            <text:p>800000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onor Timmins</text:p>
          </table:table-cell>
          <table:table-cell table:style-name="ce1" table:formula="of:=IFERROR(VLOOKUP([.B583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table:formula="of:=IF([.E583]=&quot;D&quot;;[.G583]*3;[.G583]*2)" office:value-type="float" office:value="0" calcext:value-type="float">
            <text:p>0</text:p>
          </table:table-cell>
          <table:table-cell table:style-name="ce2" table:formula="of:=IF([.E583]=&quot;D&quot;;[.H583]*2;[.H583])" office:value-type="float" office:value="14" calcext:value-type="float">
            <text:p>14</text:p>
          </table:table-cell>
          <table:table-cell table:formula="of:=[.J583]+[.K583]" office:value-type="float" office:value="14" calcext:value-type="float">
            <text:p>14</text:p>
          </table:table-cell>
          <table:table-cell table:style-name="ce2" table:formula="of:=IFERROR(VLOOKUP([.B583];[Salary.$A$2:.$C$1517];2;0);0)" office:value-type="float" office:value="850000" calcext:value-type="float">
            <text:p>85000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ami Vatanen</text:p>
          </table:table-cell>
          <table:table-cell table:style-name="ce1" table:formula="of:=IFERROR(VLOOKUP([.B584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NJD,DAL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table:formula="of:=IF([.E584]=&quot;D&quot;;[.G584]*3;[.G584]*2)" office:value-type="float" office:value="6" calcext:value-type="float">
            <text:p>6</text:p>
          </table:table-cell>
          <table:table-cell table:style-name="ce2" table:formula="of:=IF([.E584]=&quot;D&quot;;[.H584]*2;[.H584])" office:value-type="float" office:value="8" calcext:value-type="float">
            <text:p>8</text:p>
          </table:table-cell>
          <table:table-cell table:formula="of:=[.J584]+[.K584]" office:value-type="float" office:value="14" calcext:value-type="float">
            <text:p>14</text:p>
          </table:table-cell>
          <table:table-cell table:style-name="ce2" table:formula="of:=IFERROR(VLOOKUP([.B584];[Salary.$A$2:.$C$1517];2;0);0)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Hampus Lindholm</text:p>
          </table:table-cell>
          <table:table-cell table:style-name="ce1" table:formula="of:=IFERROR(VLOOKUP([.B585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table:formula="of:=IF([.E585]=&quot;D&quot;;[.G585]*3;[.G585]*2)" office:value-type="float" office:value="6" calcext:value-type="float">
            <text:p>6</text:p>
          </table:table-cell>
          <table:table-cell table:style-name="ce2" table:formula="of:=IF([.E585]=&quot;D&quot;;[.H585]*2;[.H585])" office:value-type="float" office:value="8" calcext:value-type="float">
            <text:p>8</text:p>
          </table:table-cell>
          <table:table-cell table:formula="of:=[.J585]+[.K585]" office:value-type="float" office:value="14" calcext:value-type="float">
            <text:p>14</text:p>
          </table:table-cell>
          <table:table-cell table:style-name="ce2" table:formula="of:=IFERROR(VLOOKUP([.B585];[Salary.$A$2:.$C$1517];2;0);0)" office:value-type="float" office:value="5205556" calcext:value-type="float">
            <text:p>5205556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Travis Dermott</text:p>
          </table:table-cell>
          <table:table-cell table:style-name="ce1" table:formula="of:=IFERROR(VLOOKUP([.B586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table:formula="of:=IF([.E586]=&quot;D&quot;;[.G586]*3;[.G586]*2)" office:value-type="float" office:value="6" calcext:value-type="float">
            <text:p>6</text:p>
          </table:table-cell>
          <table:table-cell table:style-name="ce2" table:formula="of:=IF([.E586]=&quot;D&quot;;[.H586]*2;[.H586])" office:value-type="float" office:value="8" calcext:value-type="float">
            <text:p>8</text:p>
          </table:table-cell>
          <table:table-cell table:formula="of:=[.J586]+[.K586]" office:value-type="float" office:value="14" calcext:value-type="float">
            <text:p>14</text:p>
          </table:table-cell>
          <table:table-cell table:style-name="ce2" table:formula="of:=IFERROR(VLOOKUP([.B586];[Salary.$A$2:.$C$1517];2;0);0)" office:value-type="float" office:value="1500000" calcext:value-type="float">
            <text:p>1500000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adim Simek</text:p>
          </table:table-cell>
          <table:table-cell table:style-name="ce1" table:formula="of:=IFERROR(VLOOKUP([.B587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table:formula="of:=IF([.E587]=&quot;D&quot;;[.G587]*3;[.G587]*2)" office:value-type="float" office:value="6" calcext:value-type="float">
            <text:p>6</text:p>
          </table:table-cell>
          <table:table-cell table:style-name="ce2" table:formula="of:=IF([.E587]=&quot;D&quot;;[.H587]*2;[.H587])" office:value-type="float" office:value="8" calcext:value-type="float">
            <text:p>8</text:p>
          </table:table-cell>
          <table:table-cell table:formula="of:=[.J587]+[.K587]" office:value-type="float" office:value="14" calcext:value-type="float">
            <text:p>14</text:p>
          </table:table-cell>
          <table:table-cell table:style-name="ce2" table:formula="of:=IFERROR(VLOOKUP([.B587];[Salary.$A$2:.$C$1517];2;0);0)" office:value-type="float" office:value="2250000" calcext:value-type="float">
            <text:p>2250000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icolas Beaudin</text:p>
          </table:table-cell>
          <table:table-cell table:style-name="ce1" table:formula="of:=IFERROR(VLOOKUP([.B588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table:formula="of:=IF([.E588]=&quot;D&quot;;[.G588]*3;[.G588]*2)" office:value-type="float" office:value="6" calcext:value-type="float">
            <text:p>6</text:p>
          </table:table-cell>
          <table:table-cell table:style-name="ce2" table:formula="of:=IF([.E588]=&quot;D&quot;;[.H588]*2;[.H588])" office:value-type="float" office:value="8" calcext:value-type="float">
            <text:p>8</text:p>
          </table:table-cell>
          <table:table-cell table:formula="of:=[.J588]+[.K588]" office:value-type="float" office:value="14" calcext:value-type="float">
            <text:p>14</text:p>
          </table:table-cell>
          <table:table-cell table:style-name="ce2" table:formula="of:=IFERROR(VLOOKUP([.B588];[Salary.$A$2:.$C$1517];2;0);0)" office:value-type="float" office:value="863333" calcext:value-type="float">
            <text:p>863333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yan Miller</text:p>
          </table:table-cell>
          <table:table-cell table:style-name="ce1" table:formula="of:=IFERROR(VLOOKUP([.B589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89]*3" office:value-type="float" office:value="12" calcext:value-type="float">
            <text:p>12</text:p>
          </table:table-cell>
          <table:table-cell table:formula="of:=[.H589]*5" office:value-type="float" office:value="0" calcext:value-type="float">
            <text:p>0</text:p>
          </table:table-cell>
          <table:table-cell table:formula="of:=[.J589]+[.K589]+[.O589]" office:value-type="float" office:value="14" calcext:value-type="float">
            <text:p>14</text:p>
          </table:table-cell>
          <table:table-cell table:style-name="ce2" table:formula="of:=IFERROR(VLOOKUP([.B589];[Salary.$A$2:.$C$1517];2;0);0)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David Kampf</text:p>
          </table:table-cell>
          <table:table-cell table:style-name="ce1" table:formula="of:=IFERROR(VLOOKUP([.B590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table:formula="of:=IF([.E590]=&quot;D&quot;;[.G590]*3;[.G590]*2)" office:value-type="float" office:value="2" calcext:value-type="float">
            <text:p>2</text:p>
          </table:table-cell>
          <table:table-cell table:style-name="ce2" table:formula="of:=IF([.E590]=&quot;D&quot;;[.H590]*2;[.H590])" office:value-type="float" office:value="11" calcext:value-type="float">
            <text:p>11</text:p>
          </table:table-cell>
          <table:table-cell table:formula="of:=[.J590]+[.K590]" office:value-type="float" office:value="13" calcext:value-type="float">
            <text:p>13</text:p>
          </table:table-cell>
          <table:table-cell table:style-name="ce2" table:formula="of:=IFERROR(VLOOKUP([.B590];[Salary.$A$2:.$C$1517];2;0);0)" office:value-type="float" office:value="1500000" calcext:value-type="float">
            <text:p>150000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ustin Watson</text:p>
          </table:table-cell>
          <table:table-cell table:style-name="ce1" table:formula="of:=IFERROR(VLOOKUP([.B591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IF([.E591]=&quot;D&quot;;[.G591]*3;[.G591]*2)" office:value-type="float" office:value="6" calcext:value-type="float">
            <text:p>6</text:p>
          </table:table-cell>
          <table:table-cell table:style-name="ce2" table:formula="of:=IF([.E591]=&quot;D&quot;;[.H591]*2;[.H591])" office:value-type="float" office:value="7" calcext:value-type="float">
            <text:p>7</text:p>
          </table:table-cell>
          <table:table-cell table:formula="of:=[.J591]+[.K591]" office:value-type="float" office:value="13" calcext:value-type="float">
            <text:p>13</text:p>
          </table:table-cell>
          <table:table-cell table:style-name="ce2" table:formula="of:=IFERROR(VLOOKUP([.B591];[Salary.$A$2:.$C$1517];2;0);0)" office:value-type="float" office:value="1500000" calcext:value-type="float">
            <text:p>150000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anner Kero</text:p>
          </table:table-cell>
          <table:table-cell table:style-name="ce1" table:formula="of:=IFERROR(VLOOKUP([.B592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IF([.E592]=&quot;D&quot;;[.G592]*3;[.G592]*2)" office:value-type="float" office:value="6" calcext:value-type="float">
            <text:p>6</text:p>
          </table:table-cell>
          <table:table-cell table:style-name="ce2" table:formula="of:=IF([.E592]=&quot;D&quot;;[.H592]*2;[.H592])" office:value-type="float" office:value="7" calcext:value-type="float">
            <text:p>7</text:p>
          </table:table-cell>
          <table:table-cell table:formula="of:=[.J592]+[.K592]" office:value-type="float" office:value="13" calcext:value-type="float">
            <text:p>13</text:p>
          </table:table-cell>
          <table:table-cell table:style-name="ce2" table:formula="of:=IFERROR(VLOOKUP([.B592];[Salary.$A$2:.$C$1517];2;0);0)" office:value-type="float" office:value="750000" calcext:value-type="float">
            <text:p>75000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Nathan Bastian</text:p>
          </table:table-cell>
          <table:table-cell table:style-name="ce1" table:formula="of:=IFERROR(VLOOKUP([.B593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IF([.E593]=&quot;D&quot;;[.G593]*3;[.G593]*2)" office:value-type="float" office:value="6" calcext:value-type="float">
            <text:p>6</text:p>
          </table:table-cell>
          <table:table-cell table:style-name="ce2" table:formula="of:=IF([.E593]=&quot;D&quot;;[.H593]*2;[.H593])" office:value-type="float" office:value="7" calcext:value-type="float">
            <text:p>7</text:p>
          </table:table-cell>
          <table:table-cell table:formula="of:=[.J593]+[.K593]" office:value-type="float" office:value="13" calcext:value-type="float">
            <text:p>13</text:p>
          </table:table-cell>
          <table:table-cell table:style-name="ce2" table:formula="of:=IFERROR(VLOOKUP([.B593];[Salary.$A$2:.$C$1517];2;0);0)" office:value-type="float" office:value="825000" calcext:value-type="float">
            <text:p>82500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Drake Caggiula</text:p>
          </table:table-cell>
          <table:table-cell table:style-name="ce1" table:formula="of:=IFERROR(VLOOKUP([.B594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ARI,BUF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IF([.E594]=&quot;D&quot;;[.G594]*3;[.G594]*2)" office:value-type="float" office:value="6" calcext:value-type="float">
            <text:p>6</text:p>
          </table:table-cell>
          <table:table-cell table:style-name="ce2" table:formula="of:=IF([.E594]=&quot;D&quot;;[.H594]*2;[.H594])" office:value-type="float" office:value="7" calcext:value-type="float">
            <text:p>7</text:p>
          </table:table-cell>
          <table:table-cell table:formula="of:=[.J594]+[.K594]" office:value-type="float" office:value="13" calcext:value-type="float">
            <text:p>13</text:p>
          </table:table-cell>
          <table:table-cell table:style-name="ce2" table:formula="of:=IFERROR(VLOOKUP([.B594];[Salary.$A$2:.$C$1517];2;0);0)" office:value-type="float" office:value="750000" calcext:value-type="float">
            <text:p>750000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Blake Lizotte</text:p>
          </table:table-cell>
          <table:table-cell table:style-name="ce1" table:formula="of:=IFERROR(VLOOKUP([.B595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IF([.E595]=&quot;D&quot;;[.G595]*3;[.G595]*2)" office:value-type="float" office:value="6" calcext:value-type="float">
            <text:p>6</text:p>
          </table:table-cell>
          <table:table-cell table:style-name="ce2" table:formula="of:=IF([.E595]=&quot;D&quot;;[.H595]*2;[.H595])" office:value-type="float" office:value="7" calcext:value-type="float">
            <text:p>7</text:p>
          </table:table-cell>
          <table:table-cell table:formula="of:=[.J595]+[.K595]" office:value-type="float" office:value="13" calcext:value-type="float">
            <text:p>13</text:p>
          </table:table-cell>
          <table:table-cell table:style-name="ce2" table:formula="of:=IFERROR(VLOOKUP([.B595];[Salary.$A$2:.$C$1517];2;0);0)" office:value-type="float" office:value="800000" calcext:value-type="float">
            <text:p>80000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Patrick Marleau</text:p>
          </table:table-cell>
          <table:table-cell table:style-name="ce1" table:formula="of:=IFERROR(VLOOKUP([.B596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" table:formula="of:=IF([.E596]=&quot;D&quot;;[.G596]*3;[.G596]*2)" office:value-type="float" office:value="8" calcext:value-type="float">
            <text:p>8</text:p>
          </table:table-cell>
          <table:table-cell table:style-name="ce2" table:formula="of:=IF([.E596]=&quot;D&quot;;[.H596]*2;[.H596])" office:value-type="float" office:value="5" calcext:value-type="float">
            <text:p>5</text:p>
          </table:table-cell>
          <table:table-cell table:formula="of:=[.J596]+[.K596]" office:value-type="float" office:value="13" calcext:value-type="float">
            <text:p>13</text:p>
          </table:table-cell>
          <table:table-cell table:style-name="ce2" table:formula="of:=IFERROR(VLOOKUP([.B596];[Salary.$A$2:.$C$1517];2;0);0)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ean Kuraly</text:p>
          </table:table-cell>
          <table:table-cell table:style-name="ce1" table:formula="of:=IFERROR(VLOOKUP([.B597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" table:formula="of:=IF([.E597]=&quot;D&quot;;[.G597]*3;[.G597]*2)" office:value-type="float" office:value="8" calcext:value-type="float">
            <text:p>8</text:p>
          </table:table-cell>
          <table:table-cell table:style-name="ce2" table:formula="of:=IF([.E597]=&quot;D&quot;;[.H597]*2;[.H597])" office:value-type="float" office:value="5" calcext:value-type="float">
            <text:p>5</text:p>
          </table:table-cell>
          <table:table-cell table:formula="of:=[.J597]+[.K597]" office:value-type="float" office:value="13" calcext:value-type="float">
            <text:p>13</text:p>
          </table:table-cell>
          <table:table-cell table:style-name="ce2" table:formula="of:=IFERROR(VLOOKUP([.B597];[Salary.$A$2:.$C$1517];2;0);0)" office:value-type="float" office:value="2500000" calcext:value-type="float">
            <text:p>250000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Oskar Sundqvist</text:p>
          </table:table-cell>
          <table:table-cell table:style-name="ce1" table:formula="of:=IFERROR(VLOOKUP([.B598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" table:formula="of:=IF([.E598]=&quot;D&quot;;[.G598]*3;[.G598]*2)" office:value-type="float" office:value="8" calcext:value-type="float">
            <text:p>8</text:p>
          </table:table-cell>
          <table:table-cell table:style-name="ce2" table:formula="of:=IF([.E598]=&quot;D&quot;;[.H598]*2;[.H598])" office:value-type="float" office:value="5" calcext:value-type="float">
            <text:p>5</text:p>
          </table:table-cell>
          <table:table-cell table:formula="of:=[.J598]+[.K598]" office:value-type="float" office:value="13" calcext:value-type="float">
            <text:p>13</text:p>
          </table:table-cell>
          <table:table-cell table:style-name="ce2" table:formula="of:=IFERROR(VLOOKUP([.B598];[Salary.$A$2:.$C$1517];2;0);0)" office:value-type="float" office:value="2750000" calcext:value-type="float">
            <text:p>2750000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olan Patrick</text:p>
          </table:table-cell>
          <table:table-cell table:style-name="ce1" table:formula="of:=IFERROR(VLOOKUP([.B599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" table:formula="of:=IF([.E599]=&quot;D&quot;;[.G599]*3;[.G599]*2)" office:value-type="float" office:value="8" calcext:value-type="float">
            <text:p>8</text:p>
          </table:table-cell>
          <table:table-cell table:style-name="ce2" table:formula="of:=IF([.E599]=&quot;D&quot;;[.H599]*2;[.H599])" office:value-type="float" office:value="5" calcext:value-type="float">
            <text:p>5</text:p>
          </table:table-cell>
          <table:table-cell table:formula="of:=[.J599]+[.K599]" office:value-type="float" office:value="13" calcext:value-type="float">
            <text:p>13</text:p>
          </table:table-cell>
          <table:table-cell table:style-name="ce2" table:formula="of:=IFERROR(VLOOKUP([.B599];[Salary.$A$2:.$C$1517];2;0);0)" office:value-type="float" office:value="1200000" calcext:value-type="float">
            <text:p>1200000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arc-Edouard Vlasic</text:p>
          </table:table-cell>
          <table:table-cell table:style-name="ce1" table:formula="of:=IFERROR(VLOOKUP([.B600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table:formula="of:=IF([.E600]=&quot;D&quot;;[.G600]*3;[.G600]*2)" office:value-type="float" office:value="3" calcext:value-type="float">
            <text:p>3</text:p>
          </table:table-cell>
          <table:table-cell table:style-name="ce2" table:formula="of:=IF([.E600]=&quot;D&quot;;[.H600]*2;[.H600])" office:value-type="float" office:value="10" calcext:value-type="float">
            <text:p>10</text:p>
          </table:table-cell>
          <table:table-cell table:formula="of:=[.J600]+[.K600]" office:value-type="float" office:value="13" calcext:value-type="float">
            <text:p>13</text:p>
          </table:table-cell>
          <table:table-cell table:style-name="ce2" table:formula="of:=IFERROR(VLOOKUP([.B600];[Salary.$A$2:.$C$1517];2;0);0)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Justin Braun</text:p>
          </table:table-cell>
          <table:table-cell table:style-name="ce1" table:formula="of:=IFERROR(VLOOKUP([.B601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table:formula="of:=IF([.E601]=&quot;D&quot;;[.G601]*3;[.G601]*2)" office:value-type="float" office:value="3" calcext:value-type="float">
            <text:p>3</text:p>
          </table:table-cell>
          <table:table-cell table:style-name="ce2" table:formula="of:=IF([.E601]=&quot;D&quot;;[.H601]*2;[.H601])" office:value-type="float" office:value="10" calcext:value-type="float">
            <text:p>10</text:p>
          </table:table-cell>
          <table:table-cell table:formula="of:=[.J601]+[.K601]" office:value-type="float" office:value="13" calcext:value-type="float">
            <text:p>13</text:p>
          </table:table-cell>
          <table:table-cell table:style-name="ce2" table:formula="of:=IFERROR(VLOOKUP([.B601];[Salary.$A$2:.$C$1517];2;0);0)" office:value-type="float" office:value="1800000" calcext:value-type="float">
            <text:p>1800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David Savard</text:p>
          </table:table-cell>
          <table:table-cell table:style-name="ce1" table:formula="of:=IFERROR(VLOOKUP([.B602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CBJ,TBL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table:formula="of:=IF([.E602]=&quot;D&quot;;[.G602]*3;[.G602]*2)" office:value-type="float" office:value="3" calcext:value-type="float">
            <text:p>3</text:p>
          </table:table-cell>
          <table:table-cell table:style-name="ce2" table:formula="of:=IF([.E602]=&quot;D&quot;;[.H602]*2;[.H602])" office:value-type="float" office:value="10" calcext:value-type="float">
            <text:p>10</text:p>
          </table:table-cell>
          <table:table-cell table:formula="of:=[.J602]+[.K602]" office:value-type="float" office:value="13" calcext:value-type="float">
            <text:p>13</text:p>
          </table:table-cell>
          <table:table-cell table:style-name="ce2" table:formula="of:=IFERROR(VLOOKUP([.B602];[Salary.$A$2:.$C$1517];2;0);0)" office:value-type="float" office:value="3500000" calcext:value-type="float">
            <text:p>350000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lexander Romanov</text:p>
          </table:table-cell>
          <table:table-cell table:style-name="ce1" table:formula="of:=IFERROR(VLOOKUP([.B603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table:formula="of:=IF([.E603]=&quot;D&quot;;[.G603]*3;[.G603]*2)" office:value-type="float" office:value="3" calcext:value-type="float">
            <text:p>3</text:p>
          </table:table-cell>
          <table:table-cell table:style-name="ce2" table:formula="of:=IF([.E603]=&quot;D&quot;;[.H603]*2;[.H603])" office:value-type="float" office:value="10" calcext:value-type="float">
            <text:p>10</text:p>
          </table:table-cell>
          <table:table-cell table:formula="of:=[.J603]+[.K603]" office:value-type="float" office:value="13" calcext:value-type="float">
            <text:p>13</text:p>
          </table:table-cell>
          <table:table-cell table:style-name="ce2" table:formula="of:=IFERROR(VLOOKUP([.B603];[Salary.$A$2:.$C$1517];2;0);0)" office:value-type="float" office:value="894167" calcext:value-type="float">
            <text:p>894167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Tobias Bjornfot</text:p>
          </table:table-cell>
          <table:table-cell table:style-name="ce1" table:formula="of:=IFERROR(VLOOKUP([.B604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table:formula="of:=IF([.E604]=&quot;D&quot;;[.G604]*3;[.G604]*2)" office:value-type="float" office:value="3" calcext:value-type="float">
            <text:p>3</text:p>
          </table:table-cell>
          <table:table-cell table:style-name="ce2" table:formula="of:=IF([.E604]=&quot;D&quot;;[.H604]*2;[.H604])" office:value-type="float" office:value="10" calcext:value-type="float">
            <text:p>10</text:p>
          </table:table-cell>
          <table:table-cell table:formula="of:=[.J604]+[.K604]" office:value-type="float" office:value="13" calcext:value-type="float">
            <text:p>13</text:p>
          </table:table-cell>
          <table:table-cell table:style-name="ce2" table:formula="of:=IFERROR(VLOOKUP([.B604];[Salary.$A$2:.$C$1517];2;0);0)" office:value-type="float" office:value="894167" calcext:value-type="float">
            <text:p>894167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drej Sekera</text:p>
          </table:table-cell>
          <table:table-cell table:style-name="ce1" table:formula="of:=IFERROR(VLOOKUP([.B605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table:formula="of:=IF([.E605]=&quot;D&quot;;[.G605]*3;[.G605]*2)" office:value-type="float" office:value="9" calcext:value-type="float">
            <text:p>9</text:p>
          </table:table-cell>
          <table:table-cell table:style-name="ce2" table:formula="of:=IF([.E605]=&quot;D&quot;;[.H605]*2;[.H605])" office:value-type="float" office:value="4" calcext:value-type="float">
            <text:p>4</text:p>
          </table:table-cell>
          <table:table-cell table:formula="of:=[.J605]+[.K605]" office:value-type="float" office:value="13" calcext:value-type="float">
            <text:p>13</text:p>
          </table:table-cell>
          <table:table-cell table:style-name="ce2" table:formula="of:=IFERROR(VLOOKUP([.B605];[Salary.$A$2:.$C$1517];2;0);0)" office:value-type="float" office:value="1500000" calcext:value-type="float">
            <text:p>150000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Frederick Gaudreau</text:p>
          </table:table-cell>
          <table:table-cell table:style-name="ce1" table:formula="of:=IFERROR(VLOOKUP([.B606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table:formula="of:=IF([.E606]=&quot;D&quot;;[.G606]*3;[.G606]*2)" office:value-type="float" office:value="4" calcext:value-type="float">
            <text:p>4</text:p>
          </table:table-cell>
          <table:table-cell table:style-name="ce2" table:formula="of:=IF([.E606]=&quot;D&quot;;[.H606]*2;[.H606])" office:value-type="float" office:value="8" calcext:value-type="float">
            <text:p>8</text:p>
          </table:table-cell>
          <table:table-cell table:formula="of:=[.J606]+[.K606]" office:value-type="float" office:value="12" calcext:value-type="float">
            <text:p>12</text:p>
          </table:table-cell>
          <table:table-cell table:style-name="ce2" table:formula="of:=IFERROR(VLOOKUP([.B606];[Salary.$A$2:.$C$1517];2;0);0)" office:value-type="float" office:value="1200000" calcext:value-type="float">
            <text:p>1200000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ick Merkley</text:p>
          </table:table-cell>
          <table:table-cell table:style-name="ce1" table:formula="of:=IFERROR(VLOOKUP([.B607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table:formula="of:=IF([.E607]=&quot;D&quot;;[.G607]*3;[.G607]*2)" office:value-type="float" office:value="4" calcext:value-type="float">
            <text:p>4</text:p>
          </table:table-cell>
          <table:table-cell table:style-name="ce2" table:formula="of:=IF([.E607]=&quot;D&quot;;[.H607]*2;[.H607])" office:value-type="float" office:value="8" calcext:value-type="float">
            <text:p>8</text:p>
          </table:table-cell>
          <table:table-cell table:formula="of:=[.J607]+[.K607]" office:value-type="float" office:value="12" calcext:value-type="float">
            <text:p>12</text:p>
          </table:table-cell>
          <table:table-cell table:style-name="ce2" table:formula="of:=IFERROR(VLOOKUP([.B607];[Salary.$A$2:.$C$1517];2;0);0)" office:value-type="float" office:value="750000" calcext:value-type="float">
            <text:p>750000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Mason Marchment</text:p>
          </table:table-cell>
          <table:table-cell table:style-name="ce1" table:formula="of:=IFERROR(VLOOKUP([.B608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table:formula="of:=IF([.E608]=&quot;D&quot;;[.G608]*3;[.G608]*2)" office:value-type="float" office:value="4" calcext:value-type="float">
            <text:p>4</text:p>
          </table:table-cell>
          <table:table-cell table:style-name="ce2" table:formula="of:=IF([.E608]=&quot;D&quot;;[.H608]*2;[.H608])" office:value-type="float" office:value="8" calcext:value-type="float">
            <text:p>8</text:p>
          </table:table-cell>
          <table:table-cell table:formula="of:=[.J608]+[.K608]" office:value-type="float" office:value="12" calcext:value-type="float">
            <text:p>12</text:p>
          </table:table-cell>
          <table:table-cell table:style-name="ce2" table:formula="of:=IFERROR(VLOOKUP([.B608];[Salary.$A$2:.$C$1517];2;0);0)" office:value-type="float" office:value="800000" calcext:value-type="float">
            <text:p>80000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Kirby Dach</text:p>
          </table:table-cell>
          <table:table-cell table:style-name="ce1" table:formula="of:=IFERROR(VLOOKUP([.B609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table:formula="of:=IF([.E609]=&quot;D&quot;;[.G609]*3;[.G609]*2)" office:value-type="float" office:value="4" calcext:value-type="float">
            <text:p>4</text:p>
          </table:table-cell>
          <table:table-cell table:style-name="ce2" table:formula="of:=IF([.E609]=&quot;D&quot;;[.H609]*2;[.H609])" office:value-type="float" office:value="8" calcext:value-type="float">
            <text:p>8</text:p>
          </table:table-cell>
          <table:table-cell table:formula="of:=[.J609]+[.K609]" office:value-type="float" office:value="12" calcext:value-type="float">
            <text:p>12</text:p>
          </table:table-cell>
          <table:table-cell table:style-name="ce2" table:formula="of:=IFERROR(VLOOKUP([.B609];[Salary.$A$2:.$C$1517];2;0);0)" office:value-type="float" office:value="925000" calcext:value-type="float">
            <text:p>925000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Tyler Ennis</text:p>
          </table:table-cell>
          <table:table-cell table:style-name="ce1" table:formula="of:=IFERROR(VLOOKUP([.B610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2" table:formula="of:=IF([.E610]=&quot;D&quot;;[.G610]*3;[.G610]*2)" office:value-type="float" office:value="6" calcext:value-type="float">
            <text:p>6</text:p>
          </table:table-cell>
          <table:table-cell table:style-name="ce2" table:formula="of:=IF([.E610]=&quot;D&quot;;[.H610]*2;[.H610])" office:value-type="float" office:value="6" calcext:value-type="float">
            <text:p>6</text:p>
          </table:table-cell>
          <table:table-cell table:formula="of:=[.J610]+[.K610]" office:value-type="float" office:value="12" calcext:value-type="float">
            <text:p>12</text:p>
          </table:table-cell>
          <table:table-cell table:style-name="ce2" table:formula="of:=IFERROR(VLOOKUP([.B610];[Salary.$A$2:.$C$1517];2;0);0)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organ Geekie</text:p>
          </table:table-cell>
          <table:table-cell table:style-name="ce1" table:formula="of:=IFERROR(VLOOKUP([.B611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2" table:formula="of:=IF([.E611]=&quot;D&quot;;[.G611]*3;[.G611]*2)" office:value-type="float" office:value="6" calcext:value-type="float">
            <text:p>6</text:p>
          </table:table-cell>
          <table:table-cell table:style-name="ce2" table:formula="of:=IF([.E611]=&quot;D&quot;;[.H611]*2;[.H611])" office:value-type="float" office:value="6" calcext:value-type="float">
            <text:p>6</text:p>
          </table:table-cell>
          <table:table-cell table:formula="of:=[.J611]+[.K611]" office:value-type="float" office:value="12" calcext:value-type="float">
            <text:p>12</text:p>
          </table:table-cell>
          <table:table-cell table:style-name="ce2" table:formula="of:=IFERROR(VLOOKUP([.B611];[Salary.$A$2:.$C$1517];2;0);0)" office:value-type="float" office:value="750000" calcext:value-type="float">
            <text:p>750000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Brett Ritchie</text:p>
          </table:table-cell>
          <table:table-cell table:style-name="ce1" table:formula="of:=IFERROR(VLOOKUP([.B612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" table:formula="of:=IF([.E612]=&quot;D&quot;;[.G612]*3;[.G612]*2)" office:value-type="float" office:value="8" calcext:value-type="float">
            <text:p>8</text:p>
          </table:table-cell>
          <table:table-cell table:style-name="ce2" table:formula="of:=IF([.E612]=&quot;D&quot;;[.H612]*2;[.H612])" office:value-type="float" office:value="4" calcext:value-type="float">
            <text:p>4</text:p>
          </table:table-cell>
          <table:table-cell table:formula="of:=[.J612]+[.K612]" office:value-type="float" office:value="12" calcext:value-type="float">
            <text:p>12</text:p>
          </table:table-cell>
          <table:table-cell table:style-name="ce2" table:formula="of:=IFERROR(VLOOKUP([.B612];[Salary.$A$2:.$C$1517];2;0);0)" office:value-type="float" office:value="900000" calcext:value-type="float">
            <text:p>900000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edric Paquette</text:p>
          </table:table-cell>
          <table:table-cell table:style-name="ce1" table:formula="of:=IFERROR(VLOOKUP([.B613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OTT,CAR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" table:formula="of:=IF([.E613]=&quot;D&quot;;[.G613]*3;[.G613]*2)" office:value-type="float" office:value="8" calcext:value-type="float">
            <text:p>8</text:p>
          </table:table-cell>
          <table:table-cell table:style-name="ce2" table:formula="of:=IF([.E613]=&quot;D&quot;;[.H613]*2;[.H613])" office:value-type="float" office:value="4" calcext:value-type="float">
            <text:p>4</text:p>
          </table:table-cell>
          <table:table-cell table:formula="of:=[.J613]+[.K613]" office:value-type="float" office:value="12" calcext:value-type="float">
            <text:p>12</text:p>
          </table:table-cell>
          <table:table-cell table:style-name="ce2" table:formula="of:=IFERROR(VLOOKUP([.B613];[Salary.$A$2:.$C$1517];2;0);0)" office:value-type="float" office:value="950000" calcext:value-type="float">
            <text:p>95000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Austin Wagner</text:p>
          </table:table-cell>
          <table:table-cell table:style-name="ce1" table:formula="of:=IFERROR(VLOOKUP([.B614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" table:formula="of:=IF([.E614]=&quot;D&quot;;[.G614]*3;[.G614]*2)" office:value-type="float" office:value="8" calcext:value-type="float">
            <text:p>8</text:p>
          </table:table-cell>
          <table:table-cell table:style-name="ce2" table:formula="of:=IF([.E614]=&quot;D&quot;;[.H614]*2;[.H614])" office:value-type="float" office:value="4" calcext:value-type="float">
            <text:p>4</text:p>
          </table:table-cell>
          <table:table-cell table:formula="of:=[.J614]+[.K614]" office:value-type="float" office:value="12" calcext:value-type="float">
            <text:p>12</text:p>
          </table:table-cell>
          <table:table-cell table:style-name="ce2" table:formula="of:=IFERROR(VLOOKUP([.B614];[Salary.$A$2:.$C$1517];2;0);0)" office:value-type="float" office:value="1133333" calcext:value-type="float">
            <text:p>1133333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obias Rieder</text:p>
          </table:table-cell>
          <table:table-cell table:style-name="ce1" table:formula="of:=IFERROR(VLOOKUP([.B615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table:formula="of:=IF([.E615]=&quot;D&quot;;[.G615]*3;[.G615]*2)" office:value-type="float" office:value="10" calcext:value-type="float">
            <text:p>10</text:p>
          </table:table-cell>
          <table:table-cell table:style-name="ce2" table:formula="of:=IF([.E615]=&quot;D&quot;;[.H615]*2;[.H615])" office:value-type="float" office:value="2" calcext:value-type="float">
            <text:p>2</text:p>
          </table:table-cell>
          <table:table-cell table:formula="of:=[.J615]+[.K615]" office:value-type="float" office:value="12" calcext:value-type="float">
            <text:p>12</text:p>
          </table:table-cell>
          <table:table-cell table:style-name="ce2" table:formula="of:=IFERROR(VLOOKUP([.B615];[Salary.$A$2:.$C$1517];2;0);0)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att Nieto</text:p>
          </table:table-cell>
          <table:table-cell table:style-name="ce1" table:formula="of:=IFERROR(VLOOKUP([.B616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table:formula="of:=IF([.E616]=&quot;D&quot;;[.G616]*3;[.G616]*2)" office:value-type="float" office:value="10" calcext:value-type="float">
            <text:p>10</text:p>
          </table:table-cell>
          <table:table-cell table:style-name="ce2" table:formula="of:=IF([.E616]=&quot;D&quot;;[.H616]*2;[.H616])" office:value-type="float" office:value="2" calcext:value-type="float">
            <text:p>2</text:p>
          </table:table-cell>
          <table:table-cell table:formula="of:=[.J616]+[.K616]" office:value-type="float" office:value="12" calcext:value-type="float">
            <text:p>12</text:p>
          </table:table-cell>
          <table:table-cell table:style-name="ce2" table:formula="of:=IFERROR(VLOOKUP([.B616];[Salary.$A$2:.$C$1517];2;0);0)" office:value-type="float" office:value="850000" calcext:value-type="float">
            <text:p>85000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yler Bertuzzi</text:p>
          </table:table-cell>
          <table:table-cell table:style-name="ce1" table:formula="of:=IFERROR(VLOOKUP([.B617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table:formula="of:=IF([.E617]=&quot;D&quot;;[.G617]*3;[.G617]*2)" office:value-type="float" office:value="10" calcext:value-type="float">
            <text:p>10</text:p>
          </table:table-cell>
          <table:table-cell table:style-name="ce2" table:formula="of:=IF([.E617]=&quot;D&quot;;[.H617]*2;[.H617])" office:value-type="float" office:value="2" calcext:value-type="float">
            <text:p>2</text:p>
          </table:table-cell>
          <table:table-cell table:formula="of:=[.J617]+[.K617]" office:value-type="float" office:value="12" calcext:value-type="float">
            <text:p>12</text:p>
          </table:table-cell>
          <table:table-cell table:style-name="ce2" table:formula="of:=IFERROR(VLOOKUP([.B617];[Salary.$A$2:.$C$1517];2;0);0)" office:value-type="float" office:value="4750000" calcext:value-type="float">
            <text:p>4750000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anner Jeannot</text:p>
          </table:table-cell>
          <table:table-cell table:style-name="ce1" table:formula="of:=IFERROR(VLOOKUP([.B618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table:formula="of:=IF([.E618]=&quot;D&quot;;[.G618]*3;[.G618]*2)" office:value-type="float" office:value="10" calcext:value-type="float">
            <text:p>10</text:p>
          </table:table-cell>
          <table:table-cell table:style-name="ce2" table:formula="of:=IF([.E618]=&quot;D&quot;;[.H618]*2;[.H618])" office:value-type="float" office:value="2" calcext:value-type="float">
            <text:p>2</text:p>
          </table:table-cell>
          <table:table-cell table:formula="of:=[.J618]+[.K618]" office:value-type="float" office:value="12" calcext:value-type="float">
            <text:p>12</text:p>
          </table:table-cell>
          <table:table-cell table:style-name="ce2" table:formula="of:=IFERROR(VLOOKUP([.B618];[Salary.$A$2:.$C$1517];2;0);0)" office:value-type="float" office:value="800000" calcext:value-type="float">
            <text:p>80000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Kale Clague</text:p>
          </table:table-cell>
          <table:table-cell table:style-name="ce1" table:formula="of:=IFERROR(VLOOKUP([.B619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table:formula="of:=IF([.E619]=&quot;D&quot;;[.G619]*3;[.G619]*2)" office:value-type="float" office:value="0" calcext:value-type="float">
            <text:p>0</text:p>
          </table:table-cell>
          <table:table-cell table:style-name="ce2" table:formula="of:=IF([.E619]=&quot;D&quot;;[.H619]*2;[.H619])" office:value-type="float" office:value="12" calcext:value-type="float">
            <text:p>12</text:p>
          </table:table-cell>
          <table:table-cell table:formula="of:=[.J619]+[.K619]" office:value-type="float" office:value="12" calcext:value-type="float">
            <text:p>12</text:p>
          </table:table-cell>
          <table:table-cell table:style-name="ce2" table:formula="of:=IFERROR(VLOOKUP([.B619];[Salary.$A$2:.$C$1517];2;0);0)" office:value-type="float" office:value="761250" calcext:value-type="float">
            <text:p>76125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Mikko Lehtonen</text:p>
          </table:table-cell>
          <table:table-cell table:style-name="ce1" table:formula="of:=IFERROR(VLOOKUP([.B620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TOR,CBJ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table:formula="of:=IF([.E620]=&quot;D&quot;;[.G620]*3;[.G620]*2)" office:value-type="float" office:value="0" calcext:value-type="float">
            <text:p>0</text:p>
          </table:table-cell>
          <table:table-cell table:style-name="ce2" table:formula="of:=IF([.E620]=&quot;D&quot;;[.H620]*2;[.H620])" office:value-type="float" office:value="12" calcext:value-type="float">
            <text:p>12</text:p>
          </table:table-cell>
          <table:table-cell table:formula="of:=[.J620]+[.K620]" office:value-type="float" office:value="12" calcext:value-type="float">
            <text:p>12</text:p>
          </table:table-cell>
          <table:table-cell table:style-name="ce2" table:formula="of:=IFERROR(VLOOKUP([.B620];[Salary.$A$2:.$C$1517];2;0);0)"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even Kampfer</text:p>
          </table:table-cell>
          <table:table-cell table:style-name="ce1" table:formula="of:=IFERROR(VLOOKUP([.B621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IF([.E621]=&quot;D&quot;;[.G621]*3;[.G621]*2)" office:value-type="float" office:value="6" calcext:value-type="float">
            <text:p>6</text:p>
          </table:table-cell>
          <table:table-cell table:style-name="ce2" table:formula="of:=IF([.E621]=&quot;D&quot;;[.H621]*2;[.H621])" office:value-type="float" office:value="6" calcext:value-type="float">
            <text:p>6</text:p>
          </table:table-cell>
          <table:table-cell table:formula="of:=[.J621]+[.K621]" office:value-type="float" office:value="12" calcext:value-type="float">
            <text:p>12</text:p>
          </table:table-cell>
          <table:table-cell table:style-name="ce2" table:formula="of:=IFERROR(VLOOKUP([.B621];[Salary.$A$2:.$C$1517];2;0);0)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Robert Hagg</text:p>
          </table:table-cell>
          <table:table-cell table:style-name="ce1" table:formula="of:=IFERROR(VLOOKUP([.B622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IF([.E622]=&quot;D&quot;;[.G622]*3;[.G622]*2)" office:value-type="float" office:value="6" calcext:value-type="float">
            <text:p>6</text:p>
          </table:table-cell>
          <table:table-cell table:style-name="ce2" table:formula="of:=IF([.E622]=&quot;D&quot;;[.H622]*2;[.H622])" office:value-type="float" office:value="6" calcext:value-type="float">
            <text:p>6</text:p>
          </table:table-cell>
          <table:table-cell table:formula="of:=[.J622]+[.K622]" office:value-type="float" office:value="12" calcext:value-type="float">
            <text:p>12</text:p>
          </table:table-cell>
          <table:table-cell table:style-name="ce2" table:formula="of:=IFERROR(VLOOKUP([.B622];[Salary.$A$2:.$C$1517];2;0);0)" office:value-type="float" office:value="1600000" calcext:value-type="float">
            <text:p>1600000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Evan Bouchard</text:p>
          </table:table-cell>
          <table:table-cell table:style-name="ce1" table:formula="of:=IFERROR(VLOOKUP([.B623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IF([.E623]=&quot;D&quot;;[.G623]*3;[.G623]*2)" office:value-type="float" office:value="6" calcext:value-type="float">
            <text:p>6</text:p>
          </table:table-cell>
          <table:table-cell table:style-name="ce2" table:formula="of:=IF([.E623]=&quot;D&quot;;[.H623]*2;[.H623])" office:value-type="float" office:value="6" calcext:value-type="float">
            <text:p>6</text:p>
          </table:table-cell>
          <table:table-cell table:formula="of:=[.J623]+[.K623]" office:value-type="float" office:value="12" calcext:value-type="float">
            <text:p>12</text:p>
          </table:table-cell>
          <table:table-cell table:style-name="ce2" table:formula="of:=IFERROR(VLOOKUP([.B623];[Salary.$A$2:.$C$1517];2;0);0)" office:value-type="float" office:value="863333" calcext:value-type="float">
            <text:p>863333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Spencer Knight</text:p>
          </table:table-cell>
          <table:table-cell table:style-name="ce1" table:formula="of:=IFERROR(VLOOKUP([.B624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24]*3" office:value-type="float" office:value="12" calcext:value-type="float">
            <text:p>12</text:p>
          </table:table-cell>
          <table:table-cell table:formula="of:=[.H624]*5" office:value-type="float" office:value="0" calcext:value-type="float">
            <text:p>0</text:p>
          </table:table-cell>
          <table:table-cell table:formula="of:=[.J624]+[.K624]+[.O624]" office:value-type="float" office:value="12" calcext:value-type="float">
            <text:p>12</text:p>
          </table:table-cell>
          <table:table-cell table:style-name="ce2" table:formula="of:=IFERROR(VLOOKUP([.B624];[Salary.$A$2:.$C$1517];2;0);0)" office:value-type="float" office:value="925000" calcext:value-type="float">
            <text:p>925000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Marcus Hogberg</text:p>
          </table:table-cell>
          <table:table-cell table:style-name="ce1" table:formula="of:=IFERROR(VLOOKUP([.B625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25]*3" office:value-type="float" office:value="12" calcext:value-type="float">
            <text:p>12</text:p>
          </table:table-cell>
          <table:table-cell table:formula="of:=[.H625]*5" office:value-type="float" office:value="0" calcext:value-type="float">
            <text:p>0</text:p>
          </table:table-cell>
          <table:table-cell table:formula="of:=[.J625]+[.K625]+[.O625]" office:value-type="float" office:value="12" calcext:value-type="float">
            <text:p>12</text:p>
          </table:table-cell>
          <table:table-cell table:style-name="ce2" table:formula="of:=IFERROR(VLOOKUP([.B625];[Salary.$A$2:.$C$1517];2;0);0)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Artem Anisimov</text:p>
          </table:table-cell>
          <table:table-cell table:style-name="ce1" table:formula="of:=IFERROR(VLOOKUP([.B626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" table:formula="of:=IF([.E626]=&quot;D&quot;;[.G626]*3;[.G626]*2)" office:value-type="float" office:value="4" calcext:value-type="float">
            <text:p>4</text:p>
          </table:table-cell>
          <table:table-cell table:style-name="ce2" table:formula="of:=IF([.E626]=&quot;D&quot;;[.H626]*2;[.H626])" office:value-type="float" office:value="7" calcext:value-type="float">
            <text:p>7</text:p>
          </table:table-cell>
          <table:table-cell table:formula="of:=[.J626]+[.K626]" office:value-type="float" office:value="11" calcext:value-type="float">
            <text:p>11</text:p>
          </table:table-cell>
          <table:table-cell table:style-name="ce2" table:formula="of:=IFERROR(VLOOKUP([.B626];[Salary.$A$2:.$C$1517];2;0);0)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Darren Helm</text:p>
          </table:table-cell>
          <table:table-cell table:style-name="ce1" table:formula="of:=IFERROR(VLOOKUP([.B627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table:formula="of:=IF([.E627]=&quot;D&quot;;[.G627]*3;[.G627]*2)" office:value-type="float" office:value="6" calcext:value-type="float">
            <text:p>6</text:p>
          </table:table-cell>
          <table:table-cell table:style-name="ce2" table:formula="of:=IF([.E627]=&quot;D&quot;;[.H627]*2;[.H627])" office:value-type="float" office:value="5" calcext:value-type="float">
            <text:p>5</text:p>
          </table:table-cell>
          <table:table-cell table:formula="of:=[.J627]+[.K627]" office:value-type="float" office:value="11" calcext:value-type="float">
            <text:p>11</text:p>
          </table:table-cell>
          <table:table-cell table:style-name="ce2" table:formula="of:=IFERROR(VLOOKUP([.B627];[Salary.$A$2:.$C$1517];2;0);0)" office:value-type="float" office:value="1000000" calcext:value-type="float">
            <text:p>1000000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ryden Hunt</text:p>
          </table:table-cell>
          <table:table-cell table:style-name="ce1" table:formula="of:=IFERROR(VLOOKUP([.B628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table:formula="of:=IF([.E628]=&quot;D&quot;;[.G628]*3;[.G628]*2)" office:value-type="float" office:value="6" calcext:value-type="float">
            <text:p>6</text:p>
          </table:table-cell>
          <table:table-cell table:style-name="ce2" table:formula="of:=IF([.E628]=&quot;D&quot;;[.H628]*2;[.H628])" office:value-type="float" office:value="5" calcext:value-type="float">
            <text:p>5</text:p>
          </table:table-cell>
          <table:table-cell table:formula="of:=[.J628]+[.K628]" office:value-type="float" office:value="11" calcext:value-type="float">
            <text:p>11</text:p>
          </table:table-cell>
          <table:table-cell table:style-name="ce2" table:formula="of:=IFERROR(VLOOKUP([.B628];[Salary.$A$2:.$C$1517];2;0);0)" office:value-type="float" office:value="762500" calcext:value-type="float">
            <text:p>762500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Evgeny Svechnikov</text:p>
          </table:table-cell>
          <table:table-cell table:style-name="ce1" table:formula="of:=IFERROR(VLOOKUP([.B629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table:formula="of:=IF([.E629]=&quot;D&quot;;[.G629]*3;[.G629]*2)" office:value-type="float" office:value="6" calcext:value-type="float">
            <text:p>6</text:p>
          </table:table-cell>
          <table:table-cell table:style-name="ce2" table:formula="of:=IF([.E629]=&quot;D&quot;;[.H629]*2;[.H629])" office:value-type="float" office:value="5" calcext:value-type="float">
            <text:p>5</text:p>
          </table:table-cell>
          <table:table-cell table:formula="of:=[.J629]+[.K629]" office:value-type="float" office:value="11" calcext:value-type="float">
            <text:p>11</text:p>
          </table:table-cell>
          <table:table-cell table:style-name="ce2" table:formula="of:=IFERROR(VLOOKUP([.B629];[Salary.$A$2:.$C$1517];2;0);0)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Eetu Luostarinen</text:p>
          </table:table-cell>
          <table:table-cell table:style-name="ce1" table:formula="of:=IFERROR(VLOOKUP([.B630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table:formula="of:=IF([.E630]=&quot;D&quot;;[.G630]*3;[.G630]*2)" office:value-type="float" office:value="6" calcext:value-type="float">
            <text:p>6</text:p>
          </table:table-cell>
          <table:table-cell table:style-name="ce2" table:formula="of:=IF([.E630]=&quot;D&quot;;[.H630]*2;[.H630])" office:value-type="float" office:value="5" calcext:value-type="float">
            <text:p>5</text:p>
          </table:table-cell>
          <table:table-cell table:formula="of:=[.J630]+[.K630]" office:value-type="float" office:value="11" calcext:value-type="float">
            <text:p>11</text:p>
          </table:table-cell>
          <table:table-cell table:style-name="ce2" table:formula="of:=IFERROR(VLOOKUP([.B630];[Salary.$A$2:.$C$1517];2;0);0)" office:value-type="float" office:value="897500" calcext:value-type="float">
            <text:p>89750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lexander Barabanov</text:p>
          </table:table-cell>
          <table:table-cell table:style-name="ce1" table:formula="of:=IFERROR(VLOOKUP([.B631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TOR,SJS</text:p>
          </table:table-cell>
          <table:table-cell office:value-type="string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table:formula="of:=IF([.E631]=&quot;D&quot;;[.G631]*3;[.G631]*2)" office:value-type="float" office:value="6" calcext:value-type="float">
            <text:p>6</text:p>
          </table:table-cell>
          <table:table-cell table:style-name="ce2" table:formula="of:=IF([.E631]=&quot;D&quot;;[.H631]*2;[.H631])" office:value-type="float" office:value="5" calcext:value-type="float">
            <text:p>5</text:p>
          </table:table-cell>
          <table:table-cell table:formula="of:=[.J631]+[.K631]" office:value-type="float" office:value="11" calcext:value-type="float">
            <text:p>11</text:p>
          </table:table-cell>
          <table:table-cell table:style-name="ce2" table:formula="of:=IFERROR(VLOOKUP([.B631];[Salary.$A$2:.$C$1517];2;0);0)" office:value-type="float" office:value="1000000" calcext:value-type="float">
            <text:p>100000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Kyle Clifford</text:p>
          </table:table-cell>
          <table:table-cell table:style-name="ce1" table:formula="of:=IFERROR(VLOOKUP([.B632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table:formula="of:=IF([.E632]=&quot;D&quot;;[.G632]*3;[.G632]*2)" office:value-type="float" office:value="8" calcext:value-type="float">
            <text:p>8</text:p>
          </table:table-cell>
          <table:table-cell table:style-name="ce2" table:formula="of:=IF([.E632]=&quot;D&quot;;[.H632]*2;[.H632])" office:value-type="float" office:value="3" calcext:value-type="float">
            <text:p>3</text:p>
          </table:table-cell>
          <table:table-cell table:formula="of:=[.J632]+[.K632]" office:value-type="float" office:value="11" calcext:value-type="float">
            <text:p>11</text:p>
          </table:table-cell>
          <table:table-cell table:style-name="ce2" table:formula="of:=IFERROR(VLOOKUP([.B632];[Salary.$A$2:.$C$1517];2;0);0)" office:value-type="float" office:value="1000000" calcext:value-type="float">
            <text:p>1000000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Wade Allison</text:p>
          </table:table-cell>
          <table:table-cell table:style-name="ce1" table:formula="of:=IFERROR(VLOOKUP([.B633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table:formula="of:=IF([.E633]=&quot;D&quot;;[.G633]*3;[.G633]*2)" office:value-type="float" office:value="8" calcext:value-type="float">
            <text:p>8</text:p>
          </table:table-cell>
          <table:table-cell table:style-name="ce2" table:formula="of:=IF([.E633]=&quot;D&quot;;[.H633]*2;[.H633])" office:value-type="float" office:value="3" calcext:value-type="float">
            <text:p>3</text:p>
          </table:table-cell>
          <table:table-cell table:formula="of:=[.J633]+[.K633]" office:value-type="float" office:value="11" calcext:value-type="float">
            <text:p>11</text:p>
          </table:table-cell>
          <table:table-cell table:style-name="ce2" table:formula="of:=IFERROR(VLOOKUP([.B633];[Salary.$A$2:.$C$1517];2;0);0)" office:value-type="float" office:value="925000" calcext:value-type="float">
            <text:p>92500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Jesper Boqvist</text:p>
          </table:table-cell>
          <table:table-cell table:style-name="ce1" table:formula="of:=IFERROR(VLOOKUP([.B634];[Salary.$A$2:.$C$1517];3;0);&quot;None&quot;)" office:value-type="string" office:string-value="NJD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table:formula="of:=IF([.E634]=&quot;D&quot;;[.G634]*3;[.G634]*2)" office:value-type="float" office:value="8" calcext:value-type="float">
            <text:p>8</text:p>
          </table:table-cell>
          <table:table-cell table:style-name="ce2" table:formula="of:=IF([.E634]=&quot;D&quot;;[.H634]*2;[.H634])" office:value-type="float" office:value="3" calcext:value-type="float">
            <text:p>3</text:p>
          </table:table-cell>
          <table:table-cell table:formula="of:=[.J634]+[.K634]" office:value-type="float" office:value="11" calcext:value-type="float">
            <text:p>11</text:p>
          </table:table-cell>
          <table:table-cell table:style-name="ce2" table:formula="of:=IFERROR(VLOOKUP([.B634];[Salary.$A$2:.$C$1517];2;0);0)" office:value-type="float" office:value="925000" calcext:value-type="float">
            <text:p>925000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Noah Gregor</text:p>
          </table:table-cell>
          <table:table-cell table:style-name="ce1" table:formula="of:=IFERROR(VLOOKUP([.B635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table:formula="of:=IF([.E635]=&quot;D&quot;;[.G635]*3;[.G635]*2)" office:value-type="float" office:value="10" calcext:value-type="float">
            <text:p>10</text:p>
          </table:table-cell>
          <table:table-cell table:style-name="ce2" table:formula="of:=IF([.E635]=&quot;D&quot;;[.H635]*2;[.H635])" office:value-type="float" office:value="1" calcext:value-type="float">
            <text:p>1</text:p>
          </table:table-cell>
          <table:table-cell table:formula="of:=[.J635]+[.K635]" office:value-type="float" office:value="11" calcext:value-type="float">
            <text:p>11</text:p>
          </table:table-cell>
          <table:table-cell table:style-name="ce2" table:formula="of:=IFERROR(VLOOKUP([.B635];[Salary.$A$2:.$C$1517];2;0);0)" office:value-type="float" office:value="750000" calcext:value-type="float">
            <text:p>75000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Arttu Ruotsalainen</text:p>
          </table:table-cell>
          <table:table-cell table:style-name="ce1" table:formula="of:=IFERROR(VLOOKUP([.B636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table:formula="of:=IF([.E636]=&quot;D&quot;;[.G636]*3;[.G636]*2)" office:value-type="float" office:value="10" calcext:value-type="float">
            <text:p>10</text:p>
          </table:table-cell>
          <table:table-cell table:style-name="ce2" table:formula="of:=IF([.E636]=&quot;D&quot;;[.H636]*2;[.H636])" office:value-type="float" office:value="1" calcext:value-type="float">
            <text:p>1</text:p>
          </table:table-cell>
          <table:table-cell table:formula="of:=[.J636]+[.K636]" office:value-type="float" office:value="11" calcext:value-type="float">
            <text:p>11</text:p>
          </table:table-cell>
          <table:table-cell table:style-name="ce2" table:formula="of:=IFERROR(VLOOKUP([.B636];[Salary.$A$2:.$C$1517];2;0);0)" office:value-type="float" office:value="925000" calcext:value-type="float">
            <text:p>925000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ndy Greene</text:p>
          </table:table-cell>
          <table:table-cell table:style-name="ce1" table:formula="of:=IFERROR(VLOOKUP([.B637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IF([.E637]=&quot;D&quot;;[.G637]*3;[.G637]*2)" office:value-type="float" office:value="3" calcext:value-type="float">
            <text:p>3</text:p>
          </table:table-cell>
          <table:table-cell table:style-name="ce2" table:formula="of:=IF([.E637]=&quot;D&quot;;[.H637]*2;[.H637])" office:value-type="float" office:value="8" calcext:value-type="float">
            <text:p>8</text:p>
          </table:table-cell>
          <table:table-cell table:formula="of:=[.J637]+[.K637]" office:value-type="float" office:value="11" calcext:value-type="float">
            <text:p>11</text:p>
          </table:table-cell>
          <table:table-cell table:style-name="ce2" table:formula="of:=IFERROR(VLOOKUP([.B637];[Salary.$A$2:.$C$1517];2;0);0)" office:value-type="float" office:value="750000" calcext:value-type="float">
            <text:p>750000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Robert Bortuzzo</text:p>
          </table:table-cell>
          <table:table-cell table:style-name="ce1" table:formula="of:=IFERROR(VLOOKUP([.B638];[Salary.$A$2:.$C$1517];3;0);&quot;None&quot;)" office:value-type="string" office:string-value="STL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IF([.E638]=&quot;D&quot;;[.G638]*3;[.G638]*2)" office:value-type="float" office:value="3" calcext:value-type="float">
            <text:p>3</text:p>
          </table:table-cell>
          <table:table-cell table:style-name="ce2" table:formula="of:=IF([.E638]=&quot;D&quot;;[.H638]*2;[.H638])" office:value-type="float" office:value="8" calcext:value-type="float">
            <text:p>8</text:p>
          </table:table-cell>
          <table:table-cell table:formula="of:=[.J638]+[.K638]" office:value-type="float" office:value="11" calcext:value-type="float">
            <text:p>11</text:p>
          </table:table-cell>
          <table:table-cell table:style-name="ce2" table:formula="of:=IFERROR(VLOOKUP([.B638];[Salary.$A$2:.$C$1517];2;0);0)" office:value-type="float" office:value="1375000" calcext:value-type="float">
            <text:p>137500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Ben Hutton</text:p>
          </table:table-cell>
          <table:table-cell table:style-name="ce1" table:formula="of:=IFERROR(VLOOKUP([.B639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ANA,TOR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IF([.E639]=&quot;D&quot;;[.G639]*3;[.G639]*2)" office:value-type="float" office:value="3" calcext:value-type="float">
            <text:p>3</text:p>
          </table:table-cell>
          <table:table-cell table:style-name="ce2" table:formula="of:=IF([.E639]=&quot;D&quot;;[.H639]*2;[.H639])" office:value-type="float" office:value="8" calcext:value-type="float">
            <text:p>8</text:p>
          </table:table-cell>
          <table:table-cell table:formula="of:=[.J639]+[.K639]" office:value-type="float" office:value="11" calcext:value-type="float">
            <text:p>11</text:p>
          </table:table-cell>
          <table:table-cell table:style-name="ce2" table:formula="of:=IFERROR(VLOOKUP([.B639];[Salary.$A$2:.$C$1517];2;0);0)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ean Kukan</text:p>
          </table:table-cell>
          <table:table-cell table:style-name="ce1" table:formula="of:=IFERROR(VLOOKUP([.B640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IF([.E640]=&quot;D&quot;;[.G640]*3;[.G640]*2)" office:value-type="float" office:value="3" calcext:value-type="float">
            <text:p>3</text:p>
          </table:table-cell>
          <table:table-cell table:style-name="ce2" table:formula="of:=IF([.E640]=&quot;D&quot;;[.H640]*2;[.H640])" office:value-type="float" office:value="8" calcext:value-type="float">
            <text:p>8</text:p>
          </table:table-cell>
          <table:table-cell table:formula="of:=[.J640]+[.K640]" office:value-type="float" office:value="11" calcext:value-type="float">
            <text:p>11</text:p>
          </table:table-cell>
          <table:table-cell table:style-name="ce2" table:formula="of:=IFERROR(VLOOKUP([.B640];[Salary.$A$2:.$C$1517];2;0);0)" office:value-type="float" office:value="1650000" calcext:value-type="float">
            <text:p>165000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Victor Mete</text:p>
          </table:table-cell>
          <table:table-cell table:style-name="ce1" table:formula="of:=IFERROR(VLOOKUP([.B641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MTL,OTT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IF([.E641]=&quot;D&quot;;[.G641]*3;[.G641]*2)" office:value-type="float" office:value="3" calcext:value-type="float">
            <text:p>3</text:p>
          </table:table-cell>
          <table:table-cell table:style-name="ce2" table:formula="of:=IF([.E641]=&quot;D&quot;;[.H641]*2;[.H641])" office:value-type="float" office:value="8" calcext:value-type="float">
            <text:p>8</text:p>
          </table:table-cell>
          <table:table-cell table:formula="of:=[.J641]+[.K641]" office:value-type="float" office:value="11" calcext:value-type="float">
            <text:p>11</text:p>
          </table:table-cell>
          <table:table-cell table:style-name="ce2" table:formula="of:=IFERROR(VLOOKUP([.B641];[Salary.$A$2:.$C$1517];2;0);0)" office:value-type="float" office:value="1200000" calcext:value-type="float">
            <text:p>120000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ierre-Olivier Joseph</text:p>
          </table:table-cell>
          <table:table-cell table:style-name="ce1" table:formula="of:=IFERROR(VLOOKUP([.B642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IF([.E642]=&quot;D&quot;;[.G642]*3;[.G642]*2)" office:value-type="float" office:value="3" calcext:value-type="float">
            <text:p>3</text:p>
          </table:table-cell>
          <table:table-cell table:style-name="ce2" table:formula="of:=IF([.E642]=&quot;D&quot;;[.H642]*2;[.H642])" office:value-type="float" office:value="8" calcext:value-type="float">
            <text:p>8</text:p>
          </table:table-cell>
          <table:table-cell table:formula="of:=[.J642]+[.K642]" office:value-type="float" office:value="11" calcext:value-type="float">
            <text:p>11</text:p>
          </table:table-cell>
          <table:table-cell table:style-name="ce2" table:formula="of:=IFERROR(VLOOKUP([.B642];[Salary.$A$2:.$C$1517];2;0);0)"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ark Pysyk</text:p>
          </table:table-cell>
          <table:table-cell table:style-name="ce1" table:formula="of:=IFERROR(VLOOKUP([.B643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formula="of:=IF([.E643]=&quot;D&quot;;[.G643]*3;[.G643]*2)" office:value-type="float" office:value="9" calcext:value-type="float">
            <text:p>9</text:p>
          </table:table-cell>
          <table:table-cell table:style-name="ce2" table:formula="of:=IF([.E643]=&quot;D&quot;;[.H643]*2;[.H643])" office:value-type="float" office:value="2" calcext:value-type="float">
            <text:p>2</text:p>
          </table:table-cell>
          <table:table-cell table:formula="of:=[.J643]+[.K643]" office:value-type="float" office:value="11" calcext:value-type="float">
            <text:p>11</text:p>
          </table:table-cell>
          <table:table-cell table:style-name="ce2" table:formula="of:=IFERROR(VLOOKUP([.B643];[Salary.$A$2:.$C$1517];2;0);0)" office:value-type="float" office:value="900000" calcext:value-type="float">
            <text:p>900000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Haydn Fleury</text:p>
          </table:table-cell>
          <table:table-cell table:style-name="ce1" table:formula="of:=IFERROR(VLOOKUP([.B644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CAR,ANA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formula="of:=IF([.E644]=&quot;D&quot;;[.G644]*3;[.G644]*2)" office:value-type="float" office:value="9" calcext:value-type="float">
            <text:p>9</text:p>
          </table:table-cell>
          <table:table-cell table:style-name="ce2" table:formula="of:=IF([.E644]=&quot;D&quot;;[.H644]*2;[.H644])" office:value-type="float" office:value="2" calcext:value-type="float">
            <text:p>2</text:p>
          </table:table-cell>
          <table:table-cell table:formula="of:=[.J644]+[.K644]" office:value-type="float" office:value="11" calcext:value-type="float">
            <text:p>11</text:p>
          </table:table-cell>
          <table:table-cell table:style-name="ce2" table:formula="of:=IFERROR(VLOOKUP([.B644];[Salary.$A$2:.$C$1517];2;0);0)" office:value-type="float" office:value="1300000" calcext:value-type="float">
            <text:p>1300000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Brandon Carlo</text:p>
          </table:table-cell>
          <table:table-cell table:style-name="ce1" table:formula="of:=IFERROR(VLOOKUP([.B645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formula="of:=IF([.E645]=&quot;D&quot;;[.G645]*3;[.G645]*2)" office:value-type="float" office:value="9" calcext:value-type="float">
            <text:p>9</text:p>
          </table:table-cell>
          <table:table-cell table:style-name="ce2" table:formula="of:=IF([.E645]=&quot;D&quot;;[.H645]*2;[.H645])" office:value-type="float" office:value="2" calcext:value-type="float">
            <text:p>2</text:p>
          </table:table-cell>
          <table:table-cell table:formula="of:=[.J645]+[.K645]" office:value-type="float" office:value="11" calcext:value-type="float">
            <text:p>11</text:p>
          </table:table-cell>
          <table:table-cell table:style-name="ce2" table:formula="of:=IFERROR(VLOOKUP([.B645];[Salary.$A$2:.$C$1517];2;0);0)" office:value-type="float" office:value="4100000" calcext:value-type="float">
            <text:p>4100000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even Lorentz</text:p>
          </table:table-cell>
          <table:table-cell table:style-name="ce1" table:formula="of:=IFERROR(VLOOKUP([.B646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 table:formula="of:=IF([.E646]=&quot;D&quot;;[.G646]*3;[.G646]*2)" office:value-type="float" office:value="4" calcext:value-type="float">
            <text:p>4</text:p>
          </table:table-cell>
          <table:table-cell table:style-name="ce2" table:formula="of:=IF([.E646]=&quot;D&quot;;[.H646]*2;[.H646])" office:value-type="float" office:value="6" calcext:value-type="float">
            <text:p>6</text:p>
          </table:table-cell>
          <table:table-cell table:formula="of:=[.J646]+[.K646]" office:value-type="float" office:value="10" calcext:value-type="float">
            <text:p>10</text:p>
          </table:table-cell>
          <table:table-cell table:style-name="ce2" table:formula="of:=IFERROR(VLOOKUP([.B646];[Salary.$A$2:.$C$1517];2;0);0)" office:value-type="float" office:value="725000" calcext:value-type="float">
            <text:p>72500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Julien Gauthier</text:p>
          </table:table-cell>
          <table:table-cell table:style-name="ce1" table:formula="of:=IFERROR(VLOOKUP([.B647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 table:formula="of:=IF([.E647]=&quot;D&quot;;[.G647]*3;[.G647]*2)" office:value-type="float" office:value="4" calcext:value-type="float">
            <text:p>4</text:p>
          </table:table-cell>
          <table:table-cell table:style-name="ce2" table:formula="of:=IF([.E647]=&quot;D&quot;;[.H647]*2;[.H647])" office:value-type="float" office:value="6" calcext:value-type="float">
            <text:p>6</text:p>
          </table:table-cell>
          <table:table-cell table:formula="of:=[.J647]+[.K647]" office:value-type="float" office:value="10" calcext:value-type="float">
            <text:p>10</text:p>
          </table:table-cell>
          <table:table-cell table:style-name="ce2" table:formula="of:=IFERROR(VLOOKUP([.B647];[Salary.$A$2:.$C$1517];2;0);0)" office:value-type="float" office:value="775000" calcext:value-type="float">
            <text:p>775000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ody Eakin</text:p>
          </table:table-cell>
          <table:table-cell table:style-name="ce1" table:formula="of:=IFERROR(VLOOKUP([.B648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table:formula="of:=IF([.E648]=&quot;D&quot;;[.G648]*3;[.G648]*2)" office:value-type="float" office:value="6" calcext:value-type="float">
            <text:p>6</text:p>
          </table:table-cell>
          <table:table-cell table:style-name="ce2" table:formula="of:=IF([.E648]=&quot;D&quot;;[.H648]*2;[.H648])" office:value-type="float" office:value="4" calcext:value-type="float">
            <text:p>4</text:p>
          </table:table-cell>
          <table:table-cell table:formula="of:=[.J648]+[.K648]" office:value-type="float" office:value="10" calcext:value-type="float">
            <text:p>10</text:p>
          </table:table-cell>
          <table:table-cell table:style-name="ce2" table:formula="of:=IFERROR(VLOOKUP([.B648];[Salary.$A$2:.$C$1517];2;0);0)" office:value-type="float" office:value="2250000" calcext:value-type="float">
            <text:p>2250000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atthew Highmore</text:p>
          </table:table-cell>
          <table:table-cell table:style-name="ce1" table:formula="of:=IFERROR(VLOOKUP([.B649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CHI,VAN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table:formula="of:=IF([.E649]=&quot;D&quot;;[.G649]*3;[.G649]*2)" office:value-type="float" office:value="6" calcext:value-type="float">
            <text:p>6</text:p>
          </table:table-cell>
          <table:table-cell table:style-name="ce2" table:formula="of:=IF([.E649]=&quot;D&quot;;[.H649]*2;[.H649])" office:value-type="float" office:value="4" calcext:value-type="float">
            <text:p>4</text:p>
          </table:table-cell>
          <table:table-cell table:formula="of:=[.J649]+[.K649]" office:value-type="float" office:value="10" calcext:value-type="float">
            <text:p>10</text:p>
          </table:table-cell>
          <table:table-cell table:style-name="ce2" table:formula="of:=IFERROR(VLOOKUP([.B649];[Salary.$A$2:.$C$1517];2;0);0)" office:value-type="float" office:value="725000" calcext:value-type="float">
            <text:p>725000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lex Formenton</text:p>
          </table:table-cell>
          <table:table-cell table:style-name="ce1" table:formula="of:=IFERROR(VLOOKUP([.B650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" table:formula="of:=IF([.E650]=&quot;D&quot;;[.G650]*3;[.G650]*2)" office:value-type="float" office:value="8" calcext:value-type="float">
            <text:p>8</text:p>
          </table:table-cell>
          <table:table-cell table:style-name="ce2" table:formula="of:=IF([.E650]=&quot;D&quot;;[.H650]*2;[.H650])" office:value-type="float" office:value="2" calcext:value-type="float">
            <text:p>2</text:p>
          </table:table-cell>
          <table:table-cell table:formula="of:=[.J650]+[.K650]" office:value-type="float" office:value="10" calcext:value-type="float">
            <text:p>10</text:p>
          </table:table-cell>
          <table:table-cell table:style-name="ce2" table:formula="of:=IFERROR(VLOOKUP([.B650];[Salary.$A$2:.$C$1517];2;0);0)" office:value-type="float" office:value="747500" calcext:value-type="float">
            <text:p>747500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Jake Virtanen</text:p>
          </table:table-cell>
          <table:table-cell table:style-name="ce1" table:formula="of:=IFERROR(VLOOKUP([.B651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table:formula="of:=IF([.E651]=&quot;D&quot;;[.G651]*3;[.G651]*2)" office:value-type="float" office:value="10" calcext:value-type="float">
            <text:p>10</text:p>
          </table:table-cell>
          <table:table-cell table:style-name="ce2" table:formula="of:=IF([.E651]=&quot;D&quot;;[.H651]*2;[.H651])" office:value-type="float" office:value="0" calcext:value-type="float">
            <text:p>0</text:p>
          </table:table-cell>
          <table:table-cell table:formula="of:=[.J651]+[.K651]" office:value-type="float" office:value="10" calcext:value-type="float">
            <text:p>10</text:p>
          </table:table-cell>
          <table:table-cell table:style-name="ce2" table:formula="of:=IFERROR(VLOOKUP([.B651];[Salary.$A$2:.$C$1517];2;0);0)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Niklas Hjalmarsson</text:p>
          </table:table-cell>
          <table:table-cell table:style-name="ce1" table:formula="of:=IFERROR(VLOOKUP([.B652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table:formula="of:=IF([.E652]=&quot;D&quot;;[.G652]*3;[.G652]*2)" office:value-type="float" office:value="0" calcext:value-type="float">
            <text:p>0</text:p>
          </table:table-cell>
          <table:table-cell table:style-name="ce2" table:formula="of:=IF([.E652]=&quot;D&quot;;[.H652]*2;[.H652])" office:value-type="float" office:value="10" calcext:value-type="float">
            <text:p>10</text:p>
          </table:table-cell>
          <table:table-cell table:formula="of:=[.J652]+[.K652]" office:value-type="float" office:value="10" calcext:value-type="float">
            <text:p>10</text:p>
          </table:table-cell>
          <table:table-cell table:style-name="ce2" table:formula="of:=IFERROR(VLOOKUP([.B652];[Salary.$A$2:.$C$1517];2;0);0)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Jon Merrill</text:p>
          </table:table-cell>
          <table:table-cell table:style-name="ce1" table:formula="of:=IFERROR(VLOOKUP([.B653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DET,MTL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table:formula="of:=IF([.E653]=&quot;D&quot;;[.G653]*3;[.G653]*2)" office:value-type="float" office:value="0" calcext:value-type="float">
            <text:p>0</text:p>
          </table:table-cell>
          <table:table-cell table:style-name="ce2" table:formula="of:=IF([.E653]=&quot;D&quot;;[.H653]*2;[.H653])" office:value-type="float" office:value="10" calcext:value-type="float">
            <text:p>10</text:p>
          </table:table-cell>
          <table:table-cell table:formula="of:=[.J653]+[.K653]" office:value-type="float" office:value="10" calcext:value-type="float">
            <text:p>10</text:p>
          </table:table-cell>
          <table:table-cell table:style-name="ce2" table:formula="of:=IFERROR(VLOOKUP([.B653];[Salary.$A$2:.$C$1517];2;0);0)" office:value-type="float" office:value="850000" calcext:value-type="float">
            <text:p>850000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Luke Schenn</text:p>
          </table:table-cell>
          <table:table-cell table:style-name="ce1" table:formula="of:=IFERROR(VLOOKUP([.B654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IF([.E654]=&quot;D&quot;;[.G654]*3;[.G654]*2)" office:value-type="float" office:value="6" calcext:value-type="float">
            <text:p>6</text:p>
          </table:table-cell>
          <table:table-cell table:style-name="ce2" table:formula="of:=IF([.E654]=&quot;D&quot;;[.H654]*2;[.H654])" office:value-type="float" office:value="4" calcext:value-type="float">
            <text:p>4</text:p>
          </table:table-cell>
          <table:table-cell table:formula="of:=[.J654]+[.K654]" office:value-type="float" office:value="10" calcext:value-type="float">
            <text:p>10</text:p>
          </table:table-cell>
          <table:table-cell table:style-name="ce2" table:formula="of:=IFERROR(VLOOKUP([.B654];[Salary.$A$2:.$C$1517];2;0);0)" office:value-type="float" office:value="850000" calcext:value-type="float">
            <text:p>850000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ichael Stone</text:p>
          </table:table-cell>
          <table:table-cell table:style-name="ce1" table:formula="of:=IFERROR(VLOOKUP([.B655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IF([.E655]=&quot;D&quot;;[.G655]*3;[.G655]*2)" office:value-type="float" office:value="6" calcext:value-type="float">
            <text:p>6</text:p>
          </table:table-cell>
          <table:table-cell table:style-name="ce2" table:formula="of:=IF([.E655]=&quot;D&quot;;[.H655]*2;[.H655])" office:value-type="float" office:value="4" calcext:value-type="float">
            <text:p>4</text:p>
          </table:table-cell>
          <table:table-cell table:formula="of:=[.J655]+[.K655]" office:value-type="float" office:value="10" calcext:value-type="float">
            <text:p>10</text:p>
          </table:table-cell>
          <table:table-cell table:style-name="ce2" table:formula="of:=IFERROR(VLOOKUP([.B655];[Salary.$A$2:.$C$1517];2;0);0)" office:value-type="float" office:value="750000" calcext:value-type="float">
            <text:p>75000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Jani Hakanpaa</text:p>
          </table:table-cell>
          <table:table-cell table:style-name="ce1" table:formula="of:=IFERROR(VLOOKUP([.B656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ANA,CAR</text:p>
          </table:table-cell>
          <table:table-cell office:value-type="string" calcext:value-type="string">
            <text:p>D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IF([.E656]=&quot;D&quot;;[.G656]*3;[.G656]*2)" office:value-type="float" office:value="6" calcext:value-type="float">
            <text:p>6</text:p>
          </table:table-cell>
          <table:table-cell table:style-name="ce2" table:formula="of:=IF([.E656]=&quot;D&quot;;[.H656]*2;[.H656])" office:value-type="float" office:value="4" calcext:value-type="float">
            <text:p>4</text:p>
          </table:table-cell>
          <table:table-cell table:formula="of:=[.J656]+[.K656]" office:value-type="float" office:value="10" calcext:value-type="float">
            <text:p>10</text:p>
          </table:table-cell>
          <table:table-cell table:style-name="ce2" table:formula="of:=IFERROR(VLOOKUP([.B656];[Salary.$A$2:.$C$1517];2;0);0)" office:value-type="float" office:value="1500000" calcext:value-type="float">
            <text:p>1500000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Kurtis MacDermid</text:p>
          </table:table-cell>
          <table:table-cell table:style-name="ce1" table:formula="of:=IFERROR(VLOOKUP([.B657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IF([.E657]=&quot;D&quot;;[.G657]*3;[.G657]*2)" office:value-type="float" office:value="6" calcext:value-type="float">
            <text:p>6</text:p>
          </table:table-cell>
          <table:table-cell table:style-name="ce2" table:formula="of:=IF([.E657]=&quot;D&quot;;[.H657]*2;[.H657])" office:value-type="float" office:value="4" calcext:value-type="float">
            <text:p>4</text:p>
          </table:table-cell>
          <table:table-cell table:formula="of:=[.J657]+[.K657]" office:value-type="float" office:value="10" calcext:value-type="float">
            <text:p>10</text:p>
          </table:table-cell>
          <table:table-cell table:style-name="ce2" table:formula="of:=IFERROR(VLOOKUP([.B657];[Salary.$A$2:.$C$1517];2;0);0)" office:value-type="float" office:value="875000" calcext:value-type="float">
            <text:p>87500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ibor Hajek</text:p>
          </table:table-cell>
          <table:table-cell table:style-name="ce1" table:formula="of:=IFERROR(VLOOKUP([.B658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IF([.E658]=&quot;D&quot;;[.G658]*3;[.G658]*2)" office:value-type="float" office:value="6" calcext:value-type="float">
            <text:p>6</text:p>
          </table:table-cell>
          <table:table-cell table:style-name="ce2" table:formula="of:=IF([.E658]=&quot;D&quot;;[.H658]*2;[.H658])" office:value-type="float" office:value="4" calcext:value-type="float">
            <text:p>4</text:p>
          </table:table-cell>
          <table:table-cell table:formula="of:=[.J658]+[.K658]" office:value-type="float" office:value="10" calcext:value-type="float">
            <text:p>10</text:p>
          </table:table-cell>
          <table:table-cell table:style-name="ce2" table:formula="of:=IFERROR(VLOOKUP([.B658];[Salary.$A$2:.$C$1517];2;0);0)" office:value-type="float" office:value="874125" calcext:value-type="float">
            <text:p>874125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Anton Forsberg</text:p>
          </table:table-cell>
          <table:table-cell table:style-name="ce1" table:formula="of:=IFERROR(VLOOKUP([.B659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59]*3" office:value-type="float" office:value="9" calcext:value-type="float">
            <text:p>9</text:p>
          </table:table-cell>
          <table:table-cell table:formula="of:=[.H659]*5" office:value-type="float" office:value="0" calcext:value-type="float">
            <text:p>0</text:p>
          </table:table-cell>
          <table:table-cell table:formula="of:=[.J659]+[.K659]+[.O659]" office:value-type="float" office:value="10" calcext:value-type="float">
            <text:p>10</text:p>
          </table:table-cell>
          <table:table-cell table:style-name="ce2" table:formula="of:=IFERROR(VLOOKUP([.B659];[Salary.$A$2:.$C$1517];2;0);0)" office:value-type="float" office:value="900000" calcext:value-type="float">
            <text:p>900000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Leo Komarov</text:p>
          </table:table-cell>
          <table:table-cell table:style-name="ce1" table:formula="of:=IFERROR(VLOOKUP([.B660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formula="of:=IF([.E660]=&quot;D&quot;;[.G660]*3;[.G660]*2)" office:value-type="float" office:value="2" calcext:value-type="float">
            <text:p>2</text:p>
          </table:table-cell>
          <table:table-cell table:style-name="ce2" table:formula="of:=IF([.E660]=&quot;D&quot;;[.H660]*2;[.H660])" office:value-type="float" office:value="7" calcext:value-type="float">
            <text:p>7</text:p>
          </table:table-cell>
          <table:table-cell table:formula="of:=[.J660]+[.K660]" office:value-type="float" office:value="9" calcext:value-type="float">
            <text:p>9</text:p>
          </table:table-cell>
          <table:table-cell table:style-name="ce2" table:formula="of:=IFERROR(VLOOKUP([.B660];[Salary.$A$2:.$C$1517];2;0);0)" office:value-type="float" office:value="3000000" calcext:value-type="float">
            <text:p>3000000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hillip Di Giuseppe</text:p>
          </table:table-cell>
          <table:table-cell table:style-name="ce1" table:formula="of:=IFERROR(VLOOKUP([.B661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formula="of:=IF([.E661]=&quot;D&quot;;[.G661]*3;[.G661]*2)" office:value-type="float" office:value="2" calcext:value-type="float">
            <text:p>2</text:p>
          </table:table-cell>
          <table:table-cell table:style-name="ce2" table:formula="of:=IF([.E661]=&quot;D&quot;;[.H661]*2;[.H661])" office:value-type="float" office:value="7" calcext:value-type="float">
            <text:p>7</text:p>
          </table:table-cell>
          <table:table-cell table:formula="of:=[.J661]+[.K661]" office:value-type="float" office:value="9" calcext:value-type="float">
            <text:p>9</text:p>
          </table:table-cell>
          <table:table-cell table:style-name="ce2" table:formula="of:=IFERROR(VLOOKUP([.B661];[Salary.$A$2:.$C$1517];2;0);0)" office:value-type="float" office:value="750000" calcext:value-type="float">
            <text:p>750000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Riley Nash</text:p>
          </table:table-cell>
          <table:table-cell table:style-name="ce1" table:formula="of:=IFERROR(VLOOKUP([.B662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table:formula="of:=IF([.E662]=&quot;D&quot;;[.G662]*3;[.G662]*2)" office:value-type="float" office:value="4" calcext:value-type="float">
            <text:p>4</text:p>
          </table:table-cell>
          <table:table-cell table:style-name="ce2" table:formula="of:=IF([.E662]=&quot;D&quot;;[.H662]*2;[.H662])" office:value-type="float" office:value="5" calcext:value-type="float">
            <text:p>5</text:p>
          </table:table-cell>
          <table:table-cell table:formula="of:=[.J662]+[.K662]" office:value-type="float" office:value="9" calcext:value-type="float">
            <text:p>9</text:p>
          </table:table-cell>
          <table:table-cell table:style-name="ce2" table:formula="of:=IFERROR(VLOOKUP([.B662];[Salary.$A$2:.$C$1517];2;0);0)" office:value-type="float" office:value="750000" calcext:value-type="float">
            <text:p>750000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Brett Connolly</text:p>
          </table:table-cell>
          <table:table-cell table:style-name="ce1" table:formula="of:=IFERROR(VLOOKUP([.B663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FLA,CHI</text:p>
          </table:table-cell>
          <table:table-cell office:value-type="string" calcext:value-type="string">
            <text:p>R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table:formula="of:=IF([.E663]=&quot;D&quot;;[.G663]*3;[.G663]*2)" office:value-type="float" office:value="6" calcext:value-type="float">
            <text:p>6</text:p>
          </table:table-cell>
          <table:table-cell table:style-name="ce2" table:formula="of:=IF([.E663]=&quot;D&quot;;[.H663]*2;[.H663])" office:value-type="float" office:value="3" calcext:value-type="float">
            <text:p>3</text:p>
          </table:table-cell>
          <table:table-cell table:formula="of:=[.J663]+[.K663]" office:value-type="float" office:value="9" calcext:value-type="float">
            <text:p>9</text:p>
          </table:table-cell>
          <table:table-cell table:style-name="ce2" table:formula="of:=IFERROR(VLOOKUP([.B663];[Salary.$A$2:.$C$1517];2;0);0)" office:value-type="float" office:value="2375000" calcext:value-type="float">
            <text:p>2375000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Lias Andersson</text:p>
          </table:table-cell>
          <table:table-cell table:style-name="ce1" table:formula="of:=IFERROR(VLOOKUP([.B664];[Salary.$A$2:.$C$1517];3;0);&quot;None&quot;)" office:value-type="string" office:string-value="LAK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table:formula="of:=IF([.E664]=&quot;D&quot;;[.G664]*3;[.G664]*2)" office:value-type="float" office:value="6" calcext:value-type="float">
            <text:p>6</text:p>
          </table:table-cell>
          <table:table-cell table:style-name="ce2" table:formula="of:=IF([.E664]=&quot;D&quot;;[.H664]*2;[.H664])" office:value-type="float" office:value="3" calcext:value-type="float">
            <text:p>3</text:p>
          </table:table-cell>
          <table:table-cell table:formula="of:=[.J664]+[.K664]" office:value-type="float" office:value="9" calcext:value-type="float">
            <text:p>9</text:p>
          </table:table-cell>
          <table:table-cell table:style-name="ce2" table:formula="of:=IFERROR(VLOOKUP([.B664];[Salary.$A$2:.$C$1517];2;0);0)" office:value-type="float" office:value="874125" calcext:value-type="float">
            <text:p>874125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Ryan Carpenter</text:p>
          </table:table-cell>
          <table:table-cell table:style-name="ce1" table:formula="of:=IFERROR(VLOOKUP([.B665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table:formula="of:=IF([.E665]=&quot;D&quot;;[.G665]*3;[.G665]*2)" office:value-type="float" office:value="8" calcext:value-type="float">
            <text:p>8</text:p>
          </table:table-cell>
          <table:table-cell table:style-name="ce2" table:formula="of:=IF([.E665]=&quot;D&quot;;[.H665]*2;[.H665])" office:value-type="float" office:value="1" calcext:value-type="float">
            <text:p>1</text:p>
          </table:table-cell>
          <table:table-cell table:formula="of:=[.J665]+[.K665]" office:value-type="float" office:value="9" calcext:value-type="float">
            <text:p>9</text:p>
          </table:table-cell>
          <table:table-cell table:style-name="ce2" table:formula="of:=IFERROR(VLOOKUP([.B665];[Salary.$A$2:.$C$1517];2;0);0)" office:value-type="float" office:value="1000000" calcext:value-type="float">
            <text:p>1000000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Juho Lammikko</text:p>
          </table:table-cell>
          <table:table-cell table:style-name="ce1" table:formula="of:=IFERROR(VLOOKUP([.B666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table:formula="of:=IF([.E666]=&quot;D&quot;;[.G666]*3;[.G666]*2)" office:value-type="float" office:value="8" calcext:value-type="float">
            <text:p>8</text:p>
          </table:table-cell>
          <table:table-cell table:style-name="ce2" table:formula="of:=IF([.E666]=&quot;D&quot;;[.H666]*2;[.H666])" office:value-type="float" office:value="1" calcext:value-type="float">
            <text:p>1</text:p>
          </table:table-cell>
          <table:table-cell table:formula="of:=[.J666]+[.K666]" office:value-type="float" office:value="9" calcext:value-type="float">
            <text:p>9</text:p>
          </table:table-cell>
          <table:table-cell table:style-name="ce2" table:formula="of:=IFERROR(VLOOKUP([.B666];[Salary.$A$2:.$C$1517];2;0);0)" office:value-type="float" office:value="750000" calcext:value-type="float">
            <text:p>75000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dam Brooks</text:p>
          </table:table-cell>
          <table:table-cell table:style-name="ce1" table:formula="of:=IFERROR(VLOOKUP([.B667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table:formula="of:=IF([.E667]=&quot;D&quot;;[.G667]*3;[.G667]*2)" office:value-type="float" office:value="8" calcext:value-type="float">
            <text:p>8</text:p>
          </table:table-cell>
          <table:table-cell table:style-name="ce2" table:formula="of:=IF([.E667]=&quot;D&quot;;[.H667]*2;[.H667])" office:value-type="float" office:value="1" calcext:value-type="float">
            <text:p>1</text:p>
          </table:table-cell>
          <table:table-cell table:formula="of:=[.J667]+[.K667]" office:value-type="float" office:value="9" calcext:value-type="float">
            <text:p>9</text:p>
          </table:table-cell>
          <table:table-cell table:style-name="ce2" table:formula="of:=IFERROR(VLOOKUP([.B667];[Salary.$A$2:.$C$1517];2;0);0)" office:value-type="float" office:value="725000" calcext:value-type="float">
            <text:p>72500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Trent Frederic</text:p>
          </table:table-cell>
          <table:table-cell table:style-name="ce1" table:formula="of:=IFERROR(VLOOKUP([.B668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table:formula="of:=IF([.E668]=&quot;D&quot;;[.G668]*3;[.G668]*2)" office:value-type="float" office:value="8" calcext:value-type="float">
            <text:p>8</text:p>
          </table:table-cell>
          <table:table-cell table:style-name="ce2" table:formula="of:=IF([.E668]=&quot;D&quot;;[.H668]*2;[.H668])" office:value-type="float" office:value="1" calcext:value-type="float">
            <text:p>1</text:p>
          </table:table-cell>
          <table:table-cell table:formula="of:=[.J668]+[.K668]" office:value-type="float" office:value="9" calcext:value-type="float">
            <text:p>9</text:p>
          </table:table-cell>
          <table:table-cell table:style-name="ce2" table:formula="of:=IFERROR(VLOOKUP([.B668];[Salary.$A$2:.$C$1517];2;0);0)" office:value-type="float" office:value="1050000" calcext:value-type="float">
            <text:p>1050000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ole Caufield</text:p>
          </table:table-cell>
          <table:table-cell table:style-name="ce1" table:formula="of:=IFERROR(VLOOKUP([.B669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table:formula="of:=IF([.E669]=&quot;D&quot;;[.G669]*3;[.G669]*2)" office:value-type="float" office:value="8" calcext:value-type="float">
            <text:p>8</text:p>
          </table:table-cell>
          <table:table-cell table:style-name="ce2" table:formula="of:=IF([.E669]=&quot;D&quot;;[.H669]*2;[.H669])" office:value-type="float" office:value="1" calcext:value-type="float">
            <text:p>1</text:p>
          </table:table-cell>
          <table:table-cell table:formula="of:=[.J669]+[.K669]" office:value-type="float" office:value="9" calcext:value-type="float">
            <text:p>9</text:p>
          </table:table-cell>
          <table:table-cell table:style-name="ce2" table:formula="of:=IFERROR(VLOOKUP([.B669];[Salary.$A$2:.$C$1517];2;0);0)" office:value-type="float" office:value="880833" calcext:value-type="float">
            <text:p>880833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Erik Gudbranson</text:p>
          </table:table-cell>
          <table:table-cell table:style-name="ce1" table:formula="of:=IFERROR(VLOOKUP([.B670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OTT,NSH</text:p>
          </table:table-cell>
          <table:table-cell office:value-type="string" calcext:value-type="string">
            <text:p>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IF([.E670]=&quot;D&quot;;[.G670]*3;[.G670]*2)" office:value-type="float" office:value="3" calcext:value-type="float">
            <text:p>3</text:p>
          </table:table-cell>
          <table:table-cell table:style-name="ce2" table:formula="of:=IF([.E670]=&quot;D&quot;;[.H670]*2;[.H670])" office:value-type="float" office:value="6" calcext:value-type="float">
            <text:p>6</text:p>
          </table:table-cell>
          <table:table-cell table:formula="of:=[.J670]+[.K670]" office:value-type="float" office:value="9" calcext:value-type="float">
            <text:p>9</text:p>
          </table:table-cell>
          <table:table-cell table:style-name="ce2" table:formula="of:=IFERROR(VLOOKUP([.B670];[Salary.$A$2:.$C$1517];2;0);0)" office:value-type="float" office:value="1950000" calcext:value-type="float">
            <text:p>1950000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Anthony Bitetto</text:p>
          </table:table-cell>
          <table:table-cell table:style-name="ce1" table:formula="of:=IFERROR(VLOOKUP([.B671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IF([.E671]=&quot;D&quot;;[.G671]*3;[.G671]*2)" office:value-type="float" office:value="3" calcext:value-type="float">
            <text:p>3</text:p>
          </table:table-cell>
          <table:table-cell table:style-name="ce2" table:formula="of:=IF([.E671]=&quot;D&quot;;[.H671]*2;[.H671])" office:value-type="float" office:value="6" calcext:value-type="float">
            <text:p>6</text:p>
          </table:table-cell>
          <table:table-cell table:formula="of:=[.J671]+[.K671]" office:value-type="float" office:value="9" calcext:value-type="float">
            <text:p>9</text:p>
          </table:table-cell>
          <table:table-cell table:style-name="ce2" table:formula="of:=IFERROR(VLOOKUP([.B671];[Salary.$A$2:.$C$1517];2;0);0)" office:value-type="float" office:value="737500" calcext:value-type="float">
            <text:p>737500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Kevan Miller</text:p>
          </table:table-cell>
          <table:table-cell table:style-name="ce1" table:formula="of:=IFERROR(VLOOKUP([.B672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IF([.E672]=&quot;D&quot;;[.G672]*3;[.G672]*2)" office:value-type="float" office:value="3" calcext:value-type="float">
            <text:p>3</text:p>
          </table:table-cell>
          <table:table-cell table:style-name="ce2" table:formula="of:=IF([.E672]=&quot;D&quot;;[.H672]*2;[.H672])" office:value-type="float" office:value="6" calcext:value-type="float">
            <text:p>6</text:p>
          </table:table-cell>
          <table:table-cell table:formula="of:=[.J672]+[.K672]" office:value-type="float" office:value="9" calcext:value-type="float">
            <text:p>9</text:p>
          </table:table-cell>
          <table:table-cell table:style-name="ce2" table:formula="of:=IFERROR(VLOOKUP([.B672];[Salary.$A$2:.$C$1517];2;0);0)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Matt Benning</text:p>
          </table:table-cell>
          <table:table-cell table:style-name="ce1" table:formula="of:=IFERROR(VLOOKUP([.B673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IF([.E673]=&quot;D&quot;;[.G673]*3;[.G673]*2)" office:value-type="float" office:value="3" calcext:value-type="float">
            <text:p>3</text:p>
          </table:table-cell>
          <table:table-cell table:style-name="ce2" table:formula="of:=IF([.E673]=&quot;D&quot;;[.H673]*2;[.H673])" office:value-type="float" office:value="6" calcext:value-type="float">
            <text:p>6</text:p>
          </table:table-cell>
          <table:table-cell table:formula="of:=[.J673]+[.K673]" office:value-type="float" office:value="9" calcext:value-type="float">
            <text:p>9</text:p>
          </table:table-cell>
          <table:table-cell table:style-name="ce2" table:formula="of:=IFERROR(VLOOKUP([.B673];[Salary.$A$2:.$C$1517];2;0);0)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Gabriel Carlsson</text:p>
          </table:table-cell>
          <table:table-cell table:style-name="ce1" table:formula="of:=IFERROR(VLOOKUP([.B674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IF([.E674]=&quot;D&quot;;[.G674]*3;[.G674]*2)" office:value-type="float" office:value="3" calcext:value-type="float">
            <text:p>3</text:p>
          </table:table-cell>
          <table:table-cell table:style-name="ce2" table:formula="of:=IF([.E674]=&quot;D&quot;;[.H674]*2;[.H674])" office:value-type="float" office:value="6" calcext:value-type="float">
            <text:p>6</text:p>
          </table:table-cell>
          <table:table-cell table:formula="of:=[.J674]+[.K674]" office:value-type="float" office:value="9" calcext:value-type="float">
            <text:p>9</text:p>
          </table:table-cell>
          <table:table-cell table:style-name="ce2" table:formula="of:=IFERROR(VLOOKUP([.B674];[Salary.$A$2:.$C$1517];2;0);0)" office:value-type="float" office:value="725000" calcext:value-type="float">
            <text:p>72500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Josh Mahura</text:p>
          </table:table-cell>
          <table:table-cell table:style-name="ce1" table:formula="of:=IFERROR(VLOOKUP([.B675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IF([.E675]=&quot;D&quot;;[.G675]*3;[.G675]*2)" office:value-type="float" office:value="3" calcext:value-type="float">
            <text:p>3</text:p>
          </table:table-cell>
          <table:table-cell table:style-name="ce2" table:formula="of:=IF([.E675]=&quot;D&quot;;[.H675]*2;[.H675])" office:value-type="float" office:value="6" calcext:value-type="float">
            <text:p>6</text:p>
          </table:table-cell>
          <table:table-cell table:formula="of:=[.J675]+[.K675]" office:value-type="float" office:value="9" calcext:value-type="float">
            <text:p>9</text:p>
          </table:table-cell>
          <table:table-cell table:style-name="ce2" table:formula="of:=IFERROR(VLOOKUP([.B675];[Salary.$A$2:.$C$1517];2;0);0)" office:value-type="float" office:value="750000" calcext:value-type="float">
            <text:p>75000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Logan Stanley</text:p>
          </table:table-cell>
          <table:table-cell table:style-name="ce1" table:formula="of:=IFERROR(VLOOKUP([.B676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IF([.E676]=&quot;D&quot;;[.G676]*3;[.G676]*2)" office:value-type="float" office:value="3" calcext:value-type="float">
            <text:p>3</text:p>
          </table:table-cell>
          <table:table-cell table:style-name="ce2" table:formula="of:=IF([.E676]=&quot;D&quot;;[.H676]*2;[.H676])" office:value-type="float" office:value="6" calcext:value-type="float">
            <text:p>6</text:p>
          </table:table-cell>
          <table:table-cell table:formula="of:=[.J676]+[.K676]" office:value-type="float" office:value="9" calcext:value-type="float">
            <text:p>9</text:p>
          </table:table-cell>
          <table:table-cell table:style-name="ce2" table:formula="of:=IFERROR(VLOOKUP([.B676];[Salary.$A$2:.$C$1517];2;0);0)" office:value-type="float" office:value="900000" calcext:value-type="float">
            <text:p>900000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osef Korenar</text:p>
          </table:table-cell>
          <table:table-cell table:style-name="ce1" table:formula="of:=IFERROR(VLOOKUP([.B677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77]*3" office:value-type="float" office:value="9" calcext:value-type="float">
            <text:p>9</text:p>
          </table:table-cell>
          <table:table-cell table:formula="of:=[.H677]*5" office:value-type="float" office:value="0" calcext:value-type="float">
            <text:p>0</text:p>
          </table:table-cell>
          <table:table-cell table:formula="of:=[.J677]+[.K677]+[.O677]" office:value-type="float" office:value="9" calcext:value-type="float">
            <text:p>9</text:p>
          </table:table-cell>
          <table:table-cell table:style-name="ce2" table:formula="of:=IFERROR(VLOOKUP([.B677];[Salary.$A$2:.$C$1517];2;0);0)" office:value-type="float" office:value="750000" calcext:value-type="float">
            <text:p>750000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Joakim Nordstrom</text:p>
          </table:table-cell>
          <table:table-cell table:style-name="ce1" table:formula="of:=IFERROR(VLOOKUP([.B678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table:formula="of:=IF([.E678]=&quot;D&quot;;[.G678]*3;[.G678]*2)" office:value-type="float" office:value="2" calcext:value-type="float">
            <text:p>2</text:p>
          </table:table-cell>
          <table:table-cell table:style-name="ce2" table:formula="of:=IF([.E678]=&quot;D&quot;;[.H678]*2;[.H678])" office:value-type="float" office:value="6" calcext:value-type="float">
            <text:p>6</text:p>
          </table:table-cell>
          <table:table-cell table:formula="of:=[.J678]+[.K678]" office:value-type="float" office:value="8" calcext:value-type="float">
            <text:p>8</text:p>
          </table:table-cell>
          <table:table-cell table:style-name="ce2" table:formula="of:=IFERROR(VLOOKUP([.B678];[Salary.$A$2:.$C$1517];2;0);0)"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Brett Howden</text:p>
          </table:table-cell>
          <table:table-cell table:style-name="ce1" table:formula="of:=IFERROR(VLOOKUP([.B679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table:formula="of:=IF([.E679]=&quot;D&quot;;[.G679]*3;[.G679]*2)" office:value-type="float" office:value="2" calcext:value-type="float">
            <text:p>2</text:p>
          </table:table-cell>
          <table:table-cell table:style-name="ce2" table:formula="of:=IF([.E679]=&quot;D&quot;;[.H679]*2;[.H679])" office:value-type="float" office:value="6" calcext:value-type="float">
            <text:p>6</text:p>
          </table:table-cell>
          <table:table-cell table:formula="of:=[.J679]+[.K679]" office:value-type="float" office:value="8" calcext:value-type="float">
            <text:p>8</text:p>
          </table:table-cell>
          <table:table-cell table:style-name="ce2" table:formula="of:=IFERROR(VLOOKUP([.B679];[Salary.$A$2:.$C$1517];2;0);0)" office:value-type="float" office:value="885000" calcext:value-type="float">
            <text:p>885000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hane Pinto</text:p>
          </table:table-cell>
          <table:table-cell table:style-name="ce1" table:formula="of:=IFERROR(VLOOKUP([.B680];[Salary.$A$2:.$C$1517];3;0);&quot;None&quot;)" office:value-type="string" office:string-value="OTT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table:formula="of:=IF([.E680]=&quot;D&quot;;[.G680]*3;[.G680]*2)" office:value-type="float" office:value="2" calcext:value-type="float">
            <text:p>2</text:p>
          </table:table-cell>
          <table:table-cell table:style-name="ce2" table:formula="of:=IF([.E680]=&quot;D&quot;;[.H680]*2;[.H680])" office:value-type="float" office:value="6" calcext:value-type="float">
            <text:p>6</text:p>
          </table:table-cell>
          <table:table-cell table:formula="of:=[.J680]+[.K680]" office:value-type="float" office:value="8" calcext:value-type="float">
            <text:p>8</text:p>
          </table:table-cell>
          <table:table-cell table:style-name="ce2" table:formula="of:=IFERROR(VLOOKUP([.B680];[Salary.$A$2:.$C$1517];2;0);0)" office:value-type="float" office:value="925000" calcext:value-type="float">
            <text:p>925000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am Carrick</text:p>
          </table:table-cell>
          <table:table-cell table:style-name="ce1" table:formula="of:=IFERROR(VLOOKUP([.B681];[Salary.$A$2:.$C$1517];3;0);&quot;None&quot;)" office:value-type="string" office:string-value="ANA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table:formula="of:=IF([.E681]=&quot;D&quot;;[.G681]*3;[.G681]*2)" office:value-type="float" office:value="4" calcext:value-type="float">
            <text:p>4</text:p>
          </table:table-cell>
          <table:table-cell table:style-name="ce2" table:formula="of:=IF([.E681]=&quot;D&quot;;[.H681]*2;[.H681])" office:value-type="float" office:value="4" calcext:value-type="float">
            <text:p>4</text:p>
          </table:table-cell>
          <table:table-cell table:formula="of:=[.J681]+[.K681]" office:value-type="float" office:value="8" calcext:value-type="float">
            <text:p>8</text:p>
          </table:table-cell>
          <table:table-cell table:style-name="ce2" table:formula="of:=IFERROR(VLOOKUP([.B681];[Salary.$A$2:.$C$1517];2;0);0)" office:value-type="float" office:value="750000" calcext:value-type="float">
            <text:p>75000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Mathieu Olivier</text:p>
          </table:table-cell>
          <table:table-cell table:style-name="ce1" table:formula="of:=IFERROR(VLOOKUP([.B682];[Salary.$A$2:.$C$1517];3;0);&quot;None&quot;)" office:value-type="string" office:string-value="NAS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table:formula="of:=IF([.E682]=&quot;D&quot;;[.G682]*3;[.G682]*2)" office:value-type="float" office:value="6" calcext:value-type="float">
            <text:p>6</text:p>
          </table:table-cell>
          <table:table-cell table:style-name="ce2" table:formula="of:=IF([.E682]=&quot;D&quot;;[.H682]*2;[.H682])" office:value-type="float" office:value="2" calcext:value-type="float">
            <text:p>2</text:p>
          </table:table-cell>
          <table:table-cell table:formula="of:=[.J682]+[.K682]" office:value-type="float" office:value="8" calcext:value-type="float">
            <text:p>8</text:p>
          </table:table-cell>
          <table:table-cell table:style-name="ce2" table:formula="of:=IFERROR(VLOOKUP([.B682];[Salary.$A$2:.$C$1517];2;0);0)" office:value-type="float" office:value="750000" calcext:value-type="float">
            <text:p>750000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mil Bemstrom</text:p>
          </table:table-cell>
          <table:table-cell table:style-name="ce1" table:formula="of:=IFERROR(VLOOKUP([.B683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table:formula="of:=IF([.E683]=&quot;D&quot;;[.G683]*3;[.G683]*2)" office:value-type="float" office:value="6" calcext:value-type="float">
            <text:p>6</text:p>
          </table:table-cell>
          <table:table-cell table:style-name="ce2" table:formula="of:=IF([.E683]=&quot;D&quot;;[.H683]*2;[.H683])" office:value-type="float" office:value="2" calcext:value-type="float">
            <text:p>2</text:p>
          </table:table-cell>
          <table:table-cell table:formula="of:=[.J683]+[.K683]" office:value-type="float" office:value="8" calcext:value-type="float">
            <text:p>8</text:p>
          </table:table-cell>
          <table:table-cell table:style-name="ce2" table:formula="of:=IFERROR(VLOOKUP([.B683];[Salary.$A$2:.$C$1517];2;0);0)" office:value-type="float" office:value="925000" calcext:value-type="float">
            <text:p>92500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Ty Dellandrea</text:p>
          </table:table-cell>
          <table:table-cell table:style-name="ce1" table:formula="of:=IFERROR(VLOOKUP([.B684];[Salary.$A$2:.$C$1517];3;0);&quot;None&quot;)" office:value-type="string" office:string-value="DAL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table:formula="of:=IF([.E684]=&quot;D&quot;;[.G684]*3;[.G684]*2)" office:value-type="float" office:value="6" calcext:value-type="float">
            <text:p>6</text:p>
          </table:table-cell>
          <table:table-cell table:style-name="ce2" table:formula="of:=IF([.E684]=&quot;D&quot;;[.H684]*2;[.H684])" office:value-type="float" office:value="2" calcext:value-type="float">
            <text:p>2</text:p>
          </table:table-cell>
          <table:table-cell table:formula="of:=[.J684]+[.K684]" office:value-type="float" office:value="8" calcext:value-type="float">
            <text:p>8</text:p>
          </table:table-cell>
          <table:table-cell table:style-name="ce2" table:formula="of:=IFERROR(VLOOKUP([.B684];[Salary.$A$2:.$C$1517];2;0);0)" office:value-type="float" office:value="863333" calcext:value-type="float">
            <text:p>863333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Logan O'Connor</text:p>
          </table:table-cell>
          <table:table-cell table:style-name="ce1" table:formula="of:=IFERROR(VLOOKUP([.B685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table:formula="of:=IF([.E685]=&quot;D&quot;;[.G685]*3;[.G685]*2)" office:value-type="float" office:value="6" calcext:value-type="float">
            <text:p>6</text:p>
          </table:table-cell>
          <table:table-cell table:style-name="ce2" table:formula="of:=IF([.E685]=&quot;D&quot;;[.H685]*2;[.H685])" office:value-type="float" office:value="2" calcext:value-type="float">
            <text:p>2</text:p>
          </table:table-cell>
          <table:table-cell table:formula="of:=[.J685]+[.K685]" office:value-type="float" office:value="8" calcext:value-type="float">
            <text:p>8</text:p>
          </table:table-cell>
          <table:table-cell table:style-name="ce2" table:formula="of:=IFERROR(VLOOKUP([.B685];[Salary.$A$2:.$C$1517];2;0);0)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Jason Demers</text:p>
          </table:table-cell>
          <table:table-cell table:style-name="ce1" table:formula="of:=IFERROR(VLOOKUP([.B686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IF([.E686]=&quot;D&quot;;[.G686]*3;[.G686]*2)" office:value-type="float" office:value="0" calcext:value-type="float">
            <text:p>0</text:p>
          </table:table-cell>
          <table:table-cell table:style-name="ce2" table:formula="of:=IF([.E686]=&quot;D&quot;;[.H686]*2;[.H686])" office:value-type="float" office:value="8" calcext:value-type="float">
            <text:p>8</text:p>
          </table:table-cell>
          <table:table-cell table:formula="of:=[.J686]+[.K686]" office:value-type="float" office:value="8" calcext:value-type="float">
            <text:p>8</text:p>
          </table:table-cell>
          <table:table-cell table:style-name="ce2" table:formula="of:=IFERROR(VLOOKUP([.B686];[Salary.$A$2:.$C$1517];2;0);0)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Zach Bogosian</text:p>
          </table:table-cell>
          <table:table-cell table:style-name="ce1" table:formula="of:=IFERROR(VLOOKUP([.B687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IF([.E687]=&quot;D&quot;;[.G687]*3;[.G687]*2)" office:value-type="float" office:value="0" calcext:value-type="float">
            <text:p>0</text:p>
          </table:table-cell>
          <table:table-cell table:style-name="ce2" table:formula="of:=IF([.E687]=&quot;D&quot;;[.H687]*2;[.H687])" office:value-type="float" office:value="8" calcext:value-type="float">
            <text:p>8</text:p>
          </table:table-cell>
          <table:table-cell table:formula="of:=[.J687]+[.K687]" office:value-type="float" office:value="8" calcext:value-type="float">
            <text:p>8</text:p>
          </table:table-cell>
          <table:table-cell table:style-name="ce2" table:formula="of:=IFERROR(VLOOKUP([.B687];[Salary.$A$2:.$C$1517];2;0);0)" office:value-type="float" office:value="850000" calcext:value-type="float">
            <text:p>850000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Dmitry Kulikov</text:p>
          </table:table-cell>
          <table:table-cell table:style-name="ce1" table:formula="of:=IFERROR(VLOOKUP([.B688];[Salary.$A$2:.$C$1517];3;0);&quot;None&quot;)" office:value-type="string" office:string-value="MIN" calcext:value-type="string">
            <text:p>MIN</text:p>
          </table:table-cell>
          <table:table-cell office:value-type="string" calcext:value-type="string">
            <text:p>NJD,EDM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IF([.E688]=&quot;D&quot;;[.G688]*3;[.G688]*2)" office:value-type="float" office:value="0" calcext:value-type="float">
            <text:p>0</text:p>
          </table:table-cell>
          <table:table-cell table:style-name="ce2" table:formula="of:=IF([.E688]=&quot;D&quot;;[.H688]*2;[.H688])" office:value-type="float" office:value="8" calcext:value-type="float">
            <text:p>8</text:p>
          </table:table-cell>
          <table:table-cell table:formula="of:=[.J688]+[.K688]" office:value-type="float" office:value="8" calcext:value-type="float">
            <text:p>8</text:p>
          </table:table-cell>
          <table:table-cell table:style-name="ce2" table:formula="of:=IFERROR(VLOOKUP([.B688];[Salary.$A$2:.$C$1517];2;0);0)" office:value-type="float" office:value="2250000" calcext:value-type="float">
            <text:p>2250000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Nikita Nesterov</text:p>
          </table:table-cell>
          <table:table-cell table:style-name="ce1" table:formula="of:=IFERROR(VLOOKUP([.B689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IF([.E689]=&quot;D&quot;;[.G689]*3;[.G689]*2)" office:value-type="float" office:value="0" calcext:value-type="float">
            <text:p>0</text:p>
          </table:table-cell>
          <table:table-cell table:style-name="ce2" table:formula="of:=IF([.E689]=&quot;D&quot;;[.H689]*2;[.H689])" office:value-type="float" office:value="8" calcext:value-type="float">
            <text:p>8</text:p>
          </table:table-cell>
          <table:table-cell table:formula="of:=[.J689]+[.K689]" office:value-type="float" office:value="8" calcext:value-type="float">
            <text:p>8</text:p>
          </table:table-cell>
          <table:table-cell table:style-name="ce2" table:formula="of:=IFERROR(VLOOKUP([.B689];[Salary.$A$2:.$C$1517];2;0);0)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Olli Maatta</text:p>
          </table:table-cell>
          <table:table-cell table:style-name="ce1" table:formula="of:=IFERROR(VLOOKUP([.B690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IF([.E690]=&quot;D&quot;;[.G690]*3;[.G690]*2)" office:value-type="float" office:value="0" calcext:value-type="float">
            <text:p>0</text:p>
          </table:table-cell>
          <table:table-cell table:style-name="ce2" table:formula="of:=IF([.E690]=&quot;D&quot;;[.H690]*2;[.H690])" office:value-type="float" office:value="8" calcext:value-type="float">
            <text:p>8</text:p>
          </table:table-cell>
          <table:table-cell table:formula="of:=[.J690]+[.K690]" office:value-type="float" office:value="8" calcext:value-type="float">
            <text:p>8</text:p>
          </table:table-cell>
          <table:table-cell table:style-name="ce2" table:formula="of:=IFERROR(VLOOKUP([.B690];[Salary.$A$2:.$C$1517];2;0);0)"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leb Jones</text:p>
          </table:table-cell>
          <table:table-cell table:style-name="ce1" table:formula="of:=IFERROR(VLOOKUP([.B691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IF([.E691]=&quot;D&quot;;[.G691]*3;[.G691]*2)" office:value-type="float" office:value="0" calcext:value-type="float">
            <text:p>0</text:p>
          </table:table-cell>
          <table:table-cell table:style-name="ce2" table:formula="of:=IF([.E691]=&quot;D&quot;;[.H691]*2;[.H691])" office:value-type="float" office:value="8" calcext:value-type="float">
            <text:p>8</text:p>
          </table:table-cell>
          <table:table-cell table:formula="of:=[.J691]+[.K691]" office:value-type="float" office:value="8" calcext:value-type="float">
            <text:p>8</text:p>
          </table:table-cell>
          <table:table-cell table:style-name="ce2" table:formula="of:=IFERROR(VLOOKUP([.B691];[Salary.$A$2:.$C$1517];2;0);0)" office:value-type="float" office:value="850000" calcext:value-type="float">
            <text:p>850000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Rasmus Sandin</text:p>
          </table:table-cell>
          <table:table-cell table:style-name="ce1" table:formula="of:=IFERROR(VLOOKUP([.B692];[Salary.$A$2:.$C$1517];3;0);&quot;None&quot;)" office:value-type="string" office:string-value="TOR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IF([.E692]=&quot;D&quot;;[.G692]*3;[.G692]*2)" office:value-type="float" office:value="0" calcext:value-type="float">
            <text:p>0</text:p>
          </table:table-cell>
          <table:table-cell table:style-name="ce2" table:formula="of:=IF([.E692]=&quot;D&quot;;[.H692]*2;[.H692])" office:value-type="float" office:value="8" calcext:value-type="float">
            <text:p>8</text:p>
          </table:table-cell>
          <table:table-cell table:formula="of:=[.J692]+[.K692]" office:value-type="float" office:value="8" calcext:value-type="float">
            <text:p>8</text:p>
          </table:table-cell>
          <table:table-cell table:style-name="ce2" table:formula="of:=IFERROR(VLOOKUP([.B692];[Salary.$A$2:.$C$1517];2;0);0)" office:value-type="float" office:value="894167" calcext:value-type="float">
            <text:p>894167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Zac Jones</text:p>
          </table:table-cell>
          <table:table-cell table:style-name="ce1" table:formula="of:=IFERROR(VLOOKUP([.B693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IF([.E693]=&quot;D&quot;;[.G693]*3;[.G693]*2)" office:value-type="float" office:value="0" calcext:value-type="float">
            <text:p>0</text:p>
          </table:table-cell>
          <table:table-cell table:style-name="ce2" table:formula="of:=IF([.E693]=&quot;D&quot;;[.H693]*2;[.H693])" office:value-type="float" office:value="8" calcext:value-type="float">
            <text:p>8</text:p>
          </table:table-cell>
          <table:table-cell table:formula="of:=[.J693]+[.K693]" office:value-type="float" office:value="8" calcext:value-type="float">
            <text:p>8</text:p>
          </table:table-cell>
          <table:table-cell table:style-name="ce2" table:formula="of:=IFERROR(VLOOKUP([.B693];[Salary.$A$2:.$C$1517];2;0);0)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Dustin Tokarski</text:p>
          </table:table-cell>
          <table:table-cell table:style-name="ce1" table:formula="of:=IFERROR(VLOOKUP([.B694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94]*3" office:value-type="float" office:value="6" calcext:value-type="float">
            <text:p>6</text:p>
          </table:table-cell>
          <table:table-cell table:formula="of:=[.H694]*5" office:value-type="float" office:value="0" calcext:value-type="float">
            <text:p>0</text:p>
          </table:table-cell>
          <table:table-cell table:formula="of:=[.J694]+[.K694]+[.O694]" office:value-type="float" office:value="8" calcext:value-type="float">
            <text:p>8</text:p>
          </table:table-cell>
          <table:table-cell table:style-name="ce2" table:formula="of:=IFERROR(VLOOKUP([.B694];[Salary.$A$2:.$C$1517];2;0);0)" office:value-type="float" office:value="725000" calcext:value-type="float">
            <text:p>725000</text:p>
          </table:table-cell>
          <table:table-cell office:value-type="float" office:value="693" calcext:value-type="float">
            <text:p>693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Maxime Lagace</text:p>
          </table:table-cell>
          <table:table-cell table:style-name="ce1" table:formula="of:=IFERROR(VLOOKUP([.B695];[Salary.$A$2:.$C$1517];3;0);&quot;None&quot;)" office:value-type="string" office:string-value="TBL" calcext:value-type="string">
            <text:p>TB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695]*3" office:value-type="float" office:value="3" calcext:value-type="float">
            <text:p>3</text:p>
          </table:table-cell>
          <table:table-cell table:formula="of:=[.H695]*5" office:value-type="float" office:value="5" calcext:value-type="float">
            <text:p>5</text:p>
          </table:table-cell>
          <table:table-cell table:formula="of:=[.J695]+[.K695]+[.O695]" office:value-type="float" office:value="8" calcext:value-type="float">
            <text:p>8</text:p>
          </table:table-cell>
          <table:table-cell table:style-name="ce2" table:formula="of:=IFERROR(VLOOKUP([.B695];[Salary.$A$2:.$C$1517];2;0);0)" office:value-type="float" office:value="750000" calcext:value-type="float">
            <text:p>75000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rans Nielsen</text:p>
          </table:table-cell>
          <table:table-cell table:style-name="ce1" table:formula="of:=IFERROR(VLOOKUP([.B696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table:formula="of:=IF([.E696]=&quot;D&quot;;[.G696]*3;[.G696]*2)" office:value-type="float" office:value="2" calcext:value-type="float">
            <text:p>2</text:p>
          </table:table-cell>
          <table:table-cell table:style-name="ce2" table:formula="of:=IF([.E696]=&quot;D&quot;;[.H696]*2;[.H696])" office:value-type="float" office:value="5" calcext:value-type="float">
            <text:p>5</text:p>
          </table:table-cell>
          <table:table-cell table:formula="of:=[.J696]+[.K696]" office:value-type="float" office:value="7" calcext:value-type="float">
            <text:p>7</text:p>
          </table:table-cell>
          <table:table-cell table:style-name="ce2" table:formula="of:=IFERROR(VLOOKUP([.B696];[Salary.$A$2:.$C$1517];2;0);0)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Derek Stepan</text:p>
          </table:table-cell>
          <table:table-cell table:style-name="ce1" table:formula="of:=IFERROR(VLOOKUP([.B697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table:formula="of:=IF([.E697]=&quot;D&quot;;[.G697]*3;[.G697]*2)" office:value-type="float" office:value="2" calcext:value-type="float">
            <text:p>2</text:p>
          </table:table-cell>
          <table:table-cell table:style-name="ce2" table:formula="of:=IF([.E697]=&quot;D&quot;;[.H697]*2;[.H697])" office:value-type="float" office:value="5" calcext:value-type="float">
            <text:p>5</text:p>
          </table:table-cell>
          <table:table-cell table:formula="of:=[.J697]+[.K697]" office:value-type="float" office:value="7" calcext:value-type="float">
            <text:p>7</text:p>
          </table:table-cell>
          <table:table-cell table:style-name="ce2" table:formula="of:=IFERROR(VLOOKUP([.B697];[Salary.$A$2:.$C$1517];2;0);0)" office:value-type="float" office:value="1350000" calcext:value-type="float">
            <text:p>1350000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Nate Thompson</text:p>
          </table:table-cell>
          <table:table-cell table:style-name="ce1" table:formula="of:=IFERROR(VLOOKUP([.B698];[Salary.$A$2:.$C$1517];3;0);&quot;None&quot;)" office:value-type="string" office:string-value="PHI" calcext:value-type="string">
            <text:p>PHI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IF([.E698]=&quot;D&quot;;[.G698]*3;[.G698]*2)" office:value-type="float" office:value="4" calcext:value-type="float">
            <text:p>4</text:p>
          </table:table-cell>
          <table:table-cell table:style-name="ce2" table:formula="of:=IF([.E698]=&quot;D&quot;;[.H698]*2;[.H698])" office:value-type="float" office:value="3" calcext:value-type="float">
            <text:p>3</text:p>
          </table:table-cell>
          <table:table-cell table:formula="of:=[.J698]+[.K698]" office:value-type="float" office:value="7" calcext:value-type="float">
            <text:p>7</text:p>
          </table:table-cell>
          <table:table-cell table:style-name="ce2" table:formula="of:=IFERROR(VLOOKUP([.B698];[Salary.$A$2:.$C$1517];2;0);0)" office:value-type="float" office:value="800000" calcext:value-type="float">
            <text:p>80000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Kyle Turris</text:p>
          </table:table-cell>
          <table:table-cell table:style-name="ce1" table:formula="of:=IFERROR(VLOOKUP([.B699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IF([.E699]=&quot;D&quot;;[.G699]*3;[.G699]*2)" office:value-type="float" office:value="4" calcext:value-type="float">
            <text:p>4</text:p>
          </table:table-cell>
          <table:table-cell table:style-name="ce2" table:formula="of:=IF([.E699]=&quot;D&quot;;[.H699]*2;[.H699])" office:value-type="float" office:value="3" calcext:value-type="float">
            <text:p>3</text:p>
          </table:table-cell>
          <table:table-cell table:formula="of:=[.J699]+[.K699]" office:value-type="float" office:value="7" calcext:value-type="float">
            <text:p>7</text:p>
          </table:table-cell>
          <table:table-cell table:style-name="ce2" table:formula="of:=IFERROR(VLOOKUP([.B699];[Salary.$A$2:.$C$1517];2;0);0)" office:value-type="float" office:value="1650000" calcext:value-type="float">
            <text:p>165000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Zack Kassian</text:p>
          </table:table-cell>
          <table:table-cell table:style-name="ce1" table:formula="of:=IFERROR(VLOOKUP([.B700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IF([.E700]=&quot;D&quot;;[.G700]*3;[.G700]*2)" office:value-type="float" office:value="4" calcext:value-type="float">
            <text:p>4</text:p>
          </table:table-cell>
          <table:table-cell table:style-name="ce2" table:formula="of:=IF([.E700]=&quot;D&quot;;[.H700]*2;[.H700])" office:value-type="float" office:value="3" calcext:value-type="float">
            <text:p>3</text:p>
          </table:table-cell>
          <table:table-cell table:formula="of:=[.J700]+[.K700]" office:value-type="float" office:value="7" calcext:value-type="float">
            <text:p>7</text:p>
          </table:table-cell>
          <table:table-cell table:style-name="ce2" table:formula="of:=IFERROR(VLOOKUP([.B700];[Salary.$A$2:.$C$1517];2;0);0)" office:value-type="float" office:value="3200000" calcext:value-type="float">
            <text:p>320000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hris Wagner</text:p>
          </table:table-cell>
          <table:table-cell table:style-name="ce1" table:formula="of:=IFERROR(VLOOKUP([.B701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IF([.E701]=&quot;D&quot;;[.G701]*3;[.G701]*2)" office:value-type="float" office:value="4" calcext:value-type="float">
            <text:p>4</text:p>
          </table:table-cell>
          <table:table-cell table:style-name="ce2" table:formula="of:=IF([.E701]=&quot;D&quot;;[.H701]*2;[.H701])" office:value-type="float" office:value="3" calcext:value-type="float">
            <text:p>3</text:p>
          </table:table-cell>
          <table:table-cell table:formula="of:=[.J701]+[.K701]" office:value-type="float" office:value="7" calcext:value-type="float">
            <text:p>7</text:p>
          </table:table-cell>
          <table:table-cell table:style-name="ce2" table:formula="of:=IFERROR(VLOOKUP([.B701];[Salary.$A$2:.$C$1517];2;0);0)" office:value-type="float" office:value="1350000" calcext:value-type="float">
            <text:p>1350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John Hayden</text:p>
          </table:table-cell>
          <table:table-cell table:style-name="ce1" table:formula="of:=IFERROR(VLOOKUP([.B702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IF([.E702]=&quot;D&quot;;[.G702]*3;[.G702]*2)" office:value-type="float" office:value="4" calcext:value-type="float">
            <text:p>4</text:p>
          </table:table-cell>
          <table:table-cell table:style-name="ce2" table:formula="of:=IF([.E702]=&quot;D&quot;;[.H702]*2;[.H702])" office:value-type="float" office:value="3" calcext:value-type="float">
            <text:p>3</text:p>
          </table:table-cell>
          <table:table-cell table:formula="of:=[.J702]+[.K702]" office:value-type="float" office:value="7" calcext:value-type="float">
            <text:p>7</text:p>
          </table:table-cell>
          <table:table-cell table:style-name="ce2" table:formula="of:=IFERROR(VLOOKUP([.B702];[Salary.$A$2:.$C$1517];2;0);0)" office:value-type="float" office:value="750000" calcext:value-type="float">
            <text:p>750000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Jayce Hawryluk</text:p>
          </table:table-cell>
          <table:table-cell table:style-name="ce1" table:formula="of:=IFERROR(VLOOKUP([.B703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IF([.E703]=&quot;D&quot;;[.G703]*3;[.G703]*2)" office:value-type="float" office:value="4" calcext:value-type="float">
            <text:p>4</text:p>
          </table:table-cell>
          <table:table-cell table:style-name="ce2" table:formula="of:=IF([.E703]=&quot;D&quot;;[.H703]*2;[.H703])" office:value-type="float" office:value="3" calcext:value-type="float">
            <text:p>3</text:p>
          </table:table-cell>
          <table:table-cell table:formula="of:=[.J703]+[.K703]" office:value-type="float" office:value="7" calcext:value-type="float">
            <text:p>7</text:p>
          </table:table-cell>
          <table:table-cell table:style-name="ce2" table:formula="of:=IFERROR(VLOOKUP([.B703];[Salary.$A$2:.$C$1517];2;0);0)"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David Backes</text:p>
          </table:table-cell>
          <table:table-cell table:style-name="ce1" table:formula="of:=IFERROR(VLOOKUP([.B704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formula="of:=IF([.E704]=&quot;D&quot;;[.G704]*3;[.G704]*2)" office:value-type="float" office:value="6" calcext:value-type="float">
            <text:p>6</text:p>
          </table:table-cell>
          <table:table-cell table:style-name="ce2" table:formula="of:=IF([.E704]=&quot;D&quot;;[.H704]*2;[.H704])" office:value-type="float" office:value="1" calcext:value-type="float">
            <text:p>1</text:p>
          </table:table-cell>
          <table:table-cell table:formula="of:=[.J704]+[.K704]" office:value-type="float" office:value="7" calcext:value-type="float">
            <text:p>7</text:p>
          </table:table-cell>
          <table:table-cell table:style-name="ce2" table:formula="of:=IFERROR(VLOOKUP([.B704];[Salary.$A$2:.$C$1517];2;0);0)"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Tyler Graovac</text:p>
          </table:table-cell>
          <table:table-cell table:style-name="ce1" table:formula="of:=IFERROR(VLOOKUP([.B705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formula="of:=IF([.E705]=&quot;D&quot;;[.G705]*3;[.G705]*2)" office:value-type="float" office:value="6" calcext:value-type="float">
            <text:p>6</text:p>
          </table:table-cell>
          <table:table-cell table:style-name="ce2" table:formula="of:=IF([.E705]=&quot;D&quot;;[.H705]*2;[.H705])" office:value-type="float" office:value="1" calcext:value-type="float">
            <text:p>1</text:p>
          </table:table-cell>
          <table:table-cell table:formula="of:=[.J705]+[.K705]" office:value-type="float" office:value="7" calcext:value-type="float">
            <text:p>7</text:p>
          </table:table-cell>
          <table:table-cell table:style-name="ce2" table:formula="of:=IFERROR(VLOOKUP([.B705];[Salary.$A$2:.$C$1517];2;0);0)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Dan Vladar</text:p>
          </table:table-cell>
          <table:table-cell table:style-name="ce1" table:formula="of:=IFERROR(VLOOKUP([.B706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06]*3" office:value-type="float" office:value="6" calcext:value-type="float">
            <text:p>6</text:p>
          </table:table-cell>
          <table:table-cell table:formula="of:=[.H706]*5" office:value-type="float" office:value="0" calcext:value-type="float">
            <text:p>0</text:p>
          </table:table-cell>
          <table:table-cell table:formula="of:=[.J706]+[.K706]+[.O706]" office:value-type="float" office:value="7" calcext:value-type="float">
            <text:p>7</text:p>
          </table:table-cell>
          <table:table-cell table:style-name="ce2" table:formula="of:=IFERROR(VLOOKUP([.B706];[Salary.$A$2:.$C$1517];2;0);0)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alvin Pickard</text:p>
          </table:table-cell>
          <table:table-cell table:style-name="ce1" table:formula="of:=IFERROR(VLOOKUP([.B707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07]*3" office:value-type="float" office:value="6" calcext:value-type="float">
            <text:p>6</text:p>
          </table:table-cell>
          <table:table-cell table:formula="of:=[.H707]*5" office:value-type="float" office:value="0" calcext:value-type="float">
            <text:p>0</text:p>
          </table:table-cell>
          <table:table-cell table:formula="of:=[.J707]+[.K707]+[.O707]" office:value-type="float" office:value="7" calcext:value-type="float">
            <text:p>7</text:p>
          </table:table-cell>
          <table:table-cell table:style-name="ce2" table:formula="of:=IFERROR(VLOOKUP([.B707];[Salary.$A$2:.$C$1517];2;0);0)" office:value-type="float" office:value="800000" calcext:value-type="float">
            <text:p>800000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rter Rowney</text:p>
          </table:table-cell>
          <table:table-cell table:style-name="ce1" table:formula="of:=IFERROR(VLOOKUP([.B708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table:formula="of:=IF([.E708]=&quot;D&quot;;[.G708]*3;[.G708]*2)" office:value-type="float" office:value="0" calcext:value-type="float">
            <text:p>0</text:p>
          </table:table-cell>
          <table:table-cell table:style-name="ce2" table:formula="of:=IF([.E708]=&quot;D&quot;;[.H708]*2;[.H708])" office:value-type="float" office:value="6" calcext:value-type="float">
            <text:p>6</text:p>
          </table:table-cell>
          <table:table-cell table:formula="of:=[.J708]+[.K708]" office:value-type="float" office:value="6" calcext:value-type="float">
            <text:p>6</text:p>
          </table:table-cell>
          <table:table-cell table:style-name="ce2" table:formula="of:=IFERROR(VLOOKUP([.B708];[Salary.$A$2:.$C$1517];2;0);0)" office:value-type="float" office:value="825000" calcext:value-type="float">
            <text:p>82500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am Lafferty</text:p>
          </table:table-cell>
          <table:table-cell table:style-name="ce1" table:formula="of:=IFERROR(VLOOKUP([.B709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table:formula="of:=IF([.E709]=&quot;D&quot;;[.G709]*3;[.G709]*2)" office:value-type="float" office:value="0" calcext:value-type="float">
            <text:p>0</text:p>
          </table:table-cell>
          <table:table-cell table:style-name="ce2" table:formula="of:=IF([.E709]=&quot;D&quot;;[.H709]*2;[.H709])" office:value-type="float" office:value="6" calcext:value-type="float">
            <text:p>6</text:p>
          </table:table-cell>
          <table:table-cell table:formula="of:=[.J709]+[.K709]" office:value-type="float" office:value="6" calcext:value-type="float">
            <text:p>6</text:p>
          </table:table-cell>
          <table:table-cell table:style-name="ce2" table:formula="of:=IFERROR(VLOOKUP([.B709];[Salary.$A$2:.$C$1517];2;0);0)" office:value-type="float" office:value="750000" calcext:value-type="float">
            <text:p>750000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Ryan Reaves</text:p>
          </table:table-cell>
          <table:table-cell table:style-name="ce1" table:formula="of:=IFERROR(VLOOKUP([.B710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IF([.E710]=&quot;D&quot;;[.G710]*3;[.G710]*2)" office:value-type="float" office:value="2" calcext:value-type="float">
            <text:p>2</text:p>
          </table:table-cell>
          <table:table-cell table:style-name="ce2" table:formula="of:=IF([.E710]=&quot;D&quot;;[.H710]*2;[.H710])" office:value-type="float" office:value="4" calcext:value-type="float">
            <text:p>4</text:p>
          </table:table-cell>
          <table:table-cell table:formula="of:=[.J710]+[.K710]" office:value-type="float" office:value="6" calcext:value-type="float">
            <text:p>6</text:p>
          </table:table-cell>
          <table:table-cell table:style-name="ce2" table:formula="of:=IFERROR(VLOOKUP([.B710];[Salary.$A$2:.$C$1517];2;0);0)" office:value-type="float" office:value="1750000" calcext:value-type="float">
            <text:p>1750000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ay Beagle</text:p>
          </table:table-cell>
          <table:table-cell table:style-name="ce1" table:formula="of:=IFERROR(VLOOKUP([.B711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IF([.E711]=&quot;D&quot;;[.G711]*3;[.G711]*2)" office:value-type="float" office:value="2" calcext:value-type="float">
            <text:p>2</text:p>
          </table:table-cell>
          <table:table-cell table:style-name="ce2" table:formula="of:=IF([.E711]=&quot;D&quot;;[.H711]*2;[.H711])" office:value-type="float" office:value="4" calcext:value-type="float">
            <text:p>4</text:p>
          </table:table-cell>
          <table:table-cell table:formula="of:=[.J711]+[.K711]" office:value-type="float" office:value="6" calcext:value-type="float">
            <text:p>6</text:p>
          </table:table-cell>
          <table:table-cell table:style-name="ce2" table:formula="of:=IFERROR(VLOOKUP([.B711];[Salary.$A$2:.$C$1517];2;0);0)" office:value-type="float" office:value="3000000" calcext:value-type="float">
            <text:p>300000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ustin Dowling</text:p>
          </table:table-cell>
          <table:table-cell table:style-name="ce1" table:formula="of:=IFERROR(VLOOKUP([.B712];[Salary.$A$2:.$C$1517];3;0);&quot;None&quot;)" office:value-type="string" office:string-value="VAN" calcext:value-type="string">
            <text:p>VA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IF([.E712]=&quot;D&quot;;[.G712]*3;[.G712]*2)" office:value-type="float" office:value="2" calcext:value-type="float">
            <text:p>2</text:p>
          </table:table-cell>
          <table:table-cell table:style-name="ce2" table:formula="of:=IF([.E712]=&quot;D&quot;;[.H712]*2;[.H712])" office:value-type="float" office:value="4" calcext:value-type="float">
            <text:p>4</text:p>
          </table:table-cell>
          <table:table-cell table:formula="of:=[.J712]+[.K712]" office:value-type="float" office:value="6" calcext:value-type="float">
            <text:p>6</text:p>
          </table:table-cell>
          <table:table-cell table:style-name="ce2" table:formula="of:=IFERROR(VLOOKUP([.B712];[Salary.$A$2:.$C$1517];2;0);0)" office:value-type="float" office:value="750000" calcext:value-type="float">
            <text:p>750000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arcus Sorensen</text:p>
          </table:table-cell>
          <table:table-cell table:style-name="ce1" table:formula="of:=IFERROR(VLOOKUP([.B713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IF([.E713]=&quot;D&quot;;[.G713]*3;[.G713]*2)" office:value-type="float" office:value="2" calcext:value-type="float">
            <text:p>2</text:p>
          </table:table-cell>
          <table:table-cell table:style-name="ce2" table:formula="of:=IF([.E713]=&quot;D&quot;;[.H713]*2;[.H713])" office:value-type="float" office:value="4" calcext:value-type="float">
            <text:p>4</text:p>
          </table:table-cell>
          <table:table-cell table:formula="of:=[.J713]+[.K713]" office:value-type="float" office:value="6" calcext:value-type="float">
            <text:p>6</text:p>
          </table:table-cell>
          <table:table-cell table:style-name="ce2" table:formula="of:=IFERROR(VLOOKUP([.B713];[Salary.$A$2:.$C$1517];2;0);0)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Andrew Shaw</text:p>
          </table:table-cell>
          <table:table-cell table:style-name="ce1" table:formula="of:=IFERROR(VLOOKUP([.B714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IF([.E714]=&quot;D&quot;;[.G714]*3;[.G714]*2)" office:value-type="float" office:value="4" calcext:value-type="float">
            <text:p>4</text:p>
          </table:table-cell>
          <table:table-cell table:style-name="ce2" table:formula="of:=IF([.E714]=&quot;D&quot;;[.H714]*2;[.H714])" office:value-type="float" office:value="2" calcext:value-type="float">
            <text:p>2</text:p>
          </table:table-cell>
          <table:table-cell table:formula="of:=[.J714]+[.K714]" office:value-type="float" office:value="6" calcext:value-type="float">
            <text:p>6</text:p>
          </table:table-cell>
          <table:table-cell table:style-name="ce2" table:formula="of:=IFERROR(VLOOKUP([.B714];[Salary.$A$2:.$C$1517];2;0);0)" office:value-type="float" office:value="3900000" calcext:value-type="float">
            <text:p>3900000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Anthony Angello</text:p>
          </table:table-cell>
          <table:table-cell table:style-name="ce1" table:formula="of:=IFERROR(VLOOKUP([.B715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IF([.E715]=&quot;D&quot;;[.G715]*3;[.G715]*2)" office:value-type="float" office:value="4" calcext:value-type="float">
            <text:p>4</text:p>
          </table:table-cell>
          <table:table-cell table:style-name="ce2" table:formula="of:=IF([.E715]=&quot;D&quot;;[.H715]*2;[.H715])" office:value-type="float" office:value="2" calcext:value-type="float">
            <text:p>2</text:p>
          </table:table-cell>
          <table:table-cell table:formula="of:=[.J715]+[.K715]" office:value-type="float" office:value="6" calcext:value-type="float">
            <text:p>6</text:p>
          </table:table-cell>
          <table:table-cell table:style-name="ce2" table:formula="of:=IFERROR(VLOOKUP([.B715];[Salary.$A$2:.$C$1517];2;0);0)" office:value-type="float" office:value="725000" calcext:value-type="float">
            <text:p>725000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Ryan Lomberg</text:p>
          </table:table-cell>
          <table:table-cell table:style-name="ce1" table:formula="of:=IFERROR(VLOOKUP([.B716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IF([.E716]=&quot;D&quot;;[.G716]*3;[.G716]*2)" office:value-type="float" office:value="4" calcext:value-type="float">
            <text:p>4</text:p>
          </table:table-cell>
          <table:table-cell table:style-name="ce2" table:formula="of:=IF([.E716]=&quot;D&quot;;[.H716]*2;[.H716])" office:value-type="float" office:value="2" calcext:value-type="float">
            <text:p>2</text:p>
          </table:table-cell>
          <table:table-cell table:formula="of:=[.J716]+[.K716]" office:value-type="float" office:value="6" calcext:value-type="float">
            <text:p>6</text:p>
          </table:table-cell>
          <table:table-cell table:style-name="ce2" table:formula="of:=IFERROR(VLOOKUP([.B716];[Salary.$A$2:.$C$1517];2;0);0)" office:value-type="float" office:value="725000" calcext:value-type="float">
            <text:p>72500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Vitali Kravtsov</text:p>
          </table:table-cell>
          <table:table-cell table:style-name="ce1" table:formula="of:=IFERROR(VLOOKUP([.B717];[Salary.$A$2:.$C$1517];3;0);&quot;None&quot;)" office:value-type="string" office:string-value="NYR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IF([.E717]=&quot;D&quot;;[.G717]*3;[.G717]*2)" office:value-type="float" office:value="4" calcext:value-type="float">
            <text:p>4</text:p>
          </table:table-cell>
          <table:table-cell table:style-name="ce2" table:formula="of:=IF([.E717]=&quot;D&quot;;[.H717]*2;[.H717])" office:value-type="float" office:value="2" calcext:value-type="float">
            <text:p>2</text:p>
          </table:table-cell>
          <table:table-cell table:formula="of:=[.J717]+[.K717]" office:value-type="float" office:value="6" calcext:value-type="float">
            <text:p>6</text:p>
          </table:table-cell>
          <table:table-cell table:style-name="ce2" table:formula="of:=IFERROR(VLOOKUP([.B717];[Salary.$A$2:.$C$1517];2;0);0)" office:value-type="float" office:value="925000" calcext:value-type="float">
            <text:p>925000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adim Zohorna</text:p>
          </table:table-cell>
          <table:table-cell table:style-name="ce1" table:formula="of:=IFERROR(VLOOKUP([.B718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IF([.E718]=&quot;D&quot;;[.G718]*3;[.G718]*2)" office:value-type="float" office:value="4" calcext:value-type="float">
            <text:p>4</text:p>
          </table:table-cell>
          <table:table-cell table:style-name="ce2" table:formula="of:=IF([.E718]=&quot;D&quot;;[.H718]*2;[.H718])" office:value-type="float" office:value="2" calcext:value-type="float">
            <text:p>2</text:p>
          </table:table-cell>
          <table:table-cell table:formula="of:=[.J718]+[.K718]" office:value-type="float" office:value="6" calcext:value-type="float">
            <text:p>6</text:p>
          </table:table-cell>
          <table:table-cell table:style-name="ce2" table:formula="of:=IFERROR(VLOOKUP([.B718];[Salary.$A$2:.$C$1517];2;0);0)" office:value-type="float" office:value="750000" calcext:value-type="float">
            <text:p>750000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Kieffer Bellows</text:p>
          </table:table-cell>
          <table:table-cell table:style-name="ce1" table:formula="of:=IFERROR(VLOOKUP([.B719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table:formula="of:=IF([.E719]=&quot;D&quot;;[.G719]*3;[.G719]*2)" office:value-type="float" office:value="6" calcext:value-type="float">
            <text:p>6</text:p>
          </table:table-cell>
          <table:table-cell table:style-name="ce2" table:formula="of:=IF([.E719]=&quot;D&quot;;[.H719]*2;[.H719])" office:value-type="float" office:value="0" calcext:value-type="float">
            <text:p>0</text:p>
          </table:table-cell>
          <table:table-cell table:formula="of:=[.J719]+[.K719]" office:value-type="float" office:value="6" calcext:value-type="float">
            <text:p>6</text:p>
          </table:table-cell>
          <table:table-cell table:style-name="ce2" table:formula="of:=IFERROR(VLOOKUP([.B719];[Salary.$A$2:.$C$1517];2;0);0)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lex Barre-Boulet</text:p>
          </table:table-cell>
          <table:table-cell table:style-name="ce1" table:formula="of:=IFERROR(VLOOKUP([.B720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table:formula="of:=IF([.E720]=&quot;D&quot;;[.G720]*3;[.G720]*2)" office:value-type="float" office:value="6" calcext:value-type="float">
            <text:p>6</text:p>
          </table:table-cell>
          <table:table-cell table:style-name="ce2" table:formula="of:=IF([.E720]=&quot;D&quot;;[.H720]*2;[.H720])" office:value-type="float" office:value="0" calcext:value-type="float">
            <text:p>0</text:p>
          </table:table-cell>
          <table:table-cell table:formula="of:=[.J720]+[.K720]" office:value-type="float" office:value="6" calcext:value-type="float">
            <text:p>6</text:p>
          </table:table-cell>
          <table:table-cell table:style-name="ce2" table:formula="of:=IFERROR(VLOOKUP([.B720];[Salary.$A$2:.$C$1517];2;0);0)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raig Anderson</text:p>
          </table:table-cell>
          <table:table-cell table:style-name="ce1" table:formula="of:=IFERROR(VLOOKUP([.B721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21]*3" office:value-type="float" office:value="6" calcext:value-type="float">
            <text:p>6</text:p>
          </table:table-cell>
          <table:table-cell table:formula="of:=[.H721]*5" office:value-type="float" office:value="0" calcext:value-type="float">
            <text:p>0</text:p>
          </table:table-cell>
          <table:table-cell table:formula="of:=[.J721]+[.K721]+[.O721]" office:value-type="float" office:value="6" calcext:value-type="float">
            <text:p>6</text:p>
          </table:table-cell>
          <table:table-cell table:style-name="ce2" table:formula="of:=IFERROR(VLOOKUP([.B721];[Salary.$A$2:.$C$1517];2;0);0)" office:value-type="float" office:value="750000" calcext:value-type="float">
            <text:p>75000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Michael Houser</text:p>
          </table:table-cell>
          <table:table-cell table:style-name="ce1" table:formula="of:=IFERROR(VLOOKUP([.B722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22]*3" office:value-type="float" office:value="6" calcext:value-type="float">
            <text:p>6</text:p>
          </table:table-cell>
          <table:table-cell table:formula="of:=[.H722]*5" office:value-type="float" office:value="0" calcext:value-type="float">
            <text:p>0</text:p>
          </table:table-cell>
          <table:table-cell table:formula="of:=[.J722]+[.K722]+[.O722]" office:value-type="float" office:value="6" calcext:value-type="float">
            <text:p>6</text:p>
          </table:table-cell>
          <table:table-cell table:style-name="ce2" table:formula="of:=IFERROR(VLOOKUP([.B722];[Salary.$A$2:.$C$1517];2;0);0)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rad Richardson</text:p>
          </table:table-cell>
          <table:table-cell table:style-name="ce1" table:formula="of:=IFERROR(VLOOKUP([.B723];[Salary.$A$2:.$C$1517];3;0);&quot;None&quot;)" office:value-type="string" office:string-value="CGY" calcext:value-type="string">
            <text:p>CGY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IF([.E723]=&quot;D&quot;;[.G723]*3;[.G723]*2)" office:value-type="float" office:value="2" calcext:value-type="float">
            <text:p>2</text:p>
          </table:table-cell>
          <table:table-cell table:style-name="ce2" table:formula="of:=IF([.E723]=&quot;D&quot;;[.H723]*2;[.H723])" office:value-type="float" office:value="3" calcext:value-type="float">
            <text:p>3</text:p>
          </table:table-cell>
          <table:table-cell table:formula="of:=[.J723]+[.K723]" office:value-type="float" office:value="5" calcext:value-type="float">
            <text:p>5</text:p>
          </table:table-cell>
          <table:table-cell table:style-name="ce2" table:formula="of:=IFERROR(VLOOKUP([.B723];[Salary.$A$2:.$C$1517];2;0);0)" office:value-type="float" office:value="800000" calcext:value-type="float">
            <text:p>800000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Antoine Roussel</text:p>
          </table:table-cell>
          <table:table-cell table:style-name="ce1" table:formula="of:=IFERROR(VLOOKUP([.B724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IF([.E724]=&quot;D&quot;;[.G724]*3;[.G724]*2)" office:value-type="float" office:value="2" calcext:value-type="float">
            <text:p>2</text:p>
          </table:table-cell>
          <table:table-cell table:style-name="ce2" table:formula="of:=IF([.E724]=&quot;D&quot;;[.H724]*2;[.H724])" office:value-type="float" office:value="3" calcext:value-type="float">
            <text:p>3</text:p>
          </table:table-cell>
          <table:table-cell table:formula="of:=[.J724]+[.K724]" office:value-type="float" office:value="5" calcext:value-type="float">
            <text:p>5</text:p>
          </table:table-cell>
          <table:table-cell table:style-name="ce2" table:formula="of:=IFERROR(VLOOKUP([.B724];[Salary.$A$2:.$C$1517];2;0);0)" office:value-type="float" office:value="3000000" calcext:value-type="float">
            <text:p>3000000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Michael Dal Colle</text:p>
          </table:table-cell>
          <table:table-cell table:style-name="ce1" table:formula="of:=IFERROR(VLOOKUP([.B725];[Salary.$A$2:.$C$1517];3;0);&quot;None&quot;)" office:value-type="string" office:string-value="NYI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IF([.E725]=&quot;D&quot;;[.G725]*3;[.G725]*2)" office:value-type="float" office:value="2" calcext:value-type="float">
            <text:p>2</text:p>
          </table:table-cell>
          <table:table-cell table:style-name="ce2" table:formula="of:=IF([.E725]=&quot;D&quot;;[.H725]*2;[.H725])" office:value-type="float" office:value="3" calcext:value-type="float">
            <text:p>3</text:p>
          </table:table-cell>
          <table:table-cell table:formula="of:=[.J725]+[.K725]" office:value-type="float" office:value="5" calcext:value-type="float">
            <text:p>5</text:p>
          </table:table-cell>
          <table:table-cell table:style-name="ce2" table:formula="of:=IFERROR(VLOOKUP([.B725];[Salary.$A$2:.$C$1517];2;0);0)"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ivani Smith</text:p>
          </table:table-cell>
          <table:table-cell table:style-name="ce1" table:formula="of:=IFERROR(VLOOKUP([.B726];[Salary.$A$2:.$C$1517];3;0);&quot;None&quot;)" office:value-type="string" office:string-value="DET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IF([.E726]=&quot;D&quot;;[.G726]*3;[.G726]*2)" office:value-type="float" office:value="2" calcext:value-type="float">
            <text:p>2</text:p>
          </table:table-cell>
          <table:table-cell table:style-name="ce2" table:formula="of:=IF([.E726]=&quot;D&quot;;[.H726]*2;[.H726])" office:value-type="float" office:value="3" calcext:value-type="float">
            <text:p>3</text:p>
          </table:table-cell>
          <table:table-cell table:formula="of:=[.J726]+[.K726]" office:value-type="float" office:value="5" calcext:value-type="float">
            <text:p>5</text:p>
          </table:table-cell>
          <table:table-cell table:style-name="ce2" table:formula="of:=IFERROR(VLOOKUP([.B726];[Salary.$A$2:.$C$1517];2;0);0)" office:value-type="float" office:value="750000" calcext:value-type="float">
            <text:p>750000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Hunter Miska</text:p>
          </table:table-cell>
          <table:table-cell table:style-name="ce1" table:formula="of:=IFERROR(VLOOKUP([.B727];[Salary.$A$2:.$C$1517];3;0);&quot;None&quot;)" office:value-type="string" office:string-value="COL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27]*3" office:value-type="float" office:value="3" calcext:value-type="float">
            <text:p>3</text:p>
          </table:table-cell>
          <table:table-cell table:formula="of:=[.H727]*5" office:value-type="float" office:value="0" calcext:value-type="float">
            <text:p>0</text:p>
          </table:table-cell>
          <table:table-cell table:formula="of:=[.J727]+[.K727]+[.O727]" office:value-type="float" office:value="5" calcext:value-type="float">
            <text:p>5</text:p>
          </table:table-cell>
          <table:table-cell table:style-name="ce2" table:formula="of:=IFERROR(VLOOKUP([.B727];[Salary.$A$2:.$C$1517];2;0);0)" office:value-type="float" office:value="725000" calcext:value-type="float">
            <text:p>725000</text:p>
          </table:table-cell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Grigori Denisenko</text:p>
          </table:table-cell>
          <table:table-cell table:style-name="ce1" table:formula="of:=IFERROR(VLOOKUP([.B728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IF([.E728]=&quot;D&quot;;[.G728]*3;[.G728]*2)" office:value-type="float" office:value="0" calcext:value-type="float">
            <text:p>0</text:p>
          </table:table-cell>
          <table:table-cell table:style-name="ce2" table:formula="of:=IF([.E728]=&quot;D&quot;;[.H728]*2;[.H728])" office:value-type="float" office:value="4" calcext:value-type="float">
            <text:p>4</text:p>
          </table:table-cell>
          <table:table-cell table:formula="of:=[.J728]+[.K728]" office:value-type="float" office:value="4" calcext:value-type="float">
            <text:p>4</text:p>
          </table:table-cell>
          <table:table-cell table:style-name="ce2" table:formula="of:=IFERROR(VLOOKUP([.B728];[Salary.$A$2:.$C$1517];2;0);0)" office:value-type="float" office:value="925000" calcext:value-type="float">
            <text:p>925000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Liam Foudy</text:p>
          </table:table-cell>
          <table:table-cell table:style-name="ce1" table:formula="of:=IFERROR(VLOOKUP([.B729];[Salary.$A$2:.$C$1517];3;0);&quot;None&quot;)" office:value-type="string" office:string-value="CLB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IF([.E729]=&quot;D&quot;;[.G729]*3;[.G729]*2)" office:value-type="float" office:value="0" calcext:value-type="float">
            <text:p>0</text:p>
          </table:table-cell>
          <table:table-cell table:style-name="ce2" table:formula="of:=IF([.E729]=&quot;D&quot;;[.H729]*2;[.H729])" office:value-type="float" office:value="4" calcext:value-type="float">
            <text:p>4</text:p>
          </table:table-cell>
          <table:table-cell table:formula="of:=[.J729]+[.K729]" office:value-type="float" office:value="4" calcext:value-type="float">
            <text:p>4</text:p>
          </table:table-cell>
          <table:table-cell table:style-name="ce2" table:formula="of:=IFERROR(VLOOKUP([.B729];[Salary.$A$2:.$C$1517];2;0);0)" office:value-type="float" office:value="894167" calcext:value-type="float">
            <text:p>894167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ollin Delia</text:p>
          </table:table-cell>
          <table:table-cell table:style-name="ce1" table:formula="of:=IFERROR(VLOOKUP([.B730];[Salary.$A$2:.$C$1517];3;0);&quot;None&quot;)" office:value-type="string" office:string-value="CHI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30]*3" office:value-type="float" office:value="3" calcext:value-type="float">
            <text:p>3</text:p>
          </table:table-cell>
          <table:table-cell table:formula="of:=[.H730]*5" office:value-type="float" office:value="0" calcext:value-type="float">
            <text:p>0</text:p>
          </table:table-cell>
          <table:table-cell table:formula="of:=[.J730]+[.K730]+[.O730]" office:value-type="float" office:value="4" calcext:value-type="float">
            <text:p>4</text:p>
          </table:table-cell>
          <table:table-cell table:style-name="ce2" table:formula="of:=IFERROR(VLOOKUP([.B730];[Salary.$A$2:.$C$1517];2;0);0)" office:value-type="float" office:value="1000000" calcext:value-type="float">
            <text:p>1000000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Joey Daccord</text:p>
          </table:table-cell>
          <table:table-cell table:style-name="ce1" table:formula="of:=IFERROR(VLOOKUP([.B731];[Salary.$A$2:.$C$1517];3;0);&quot;None&quot;)" office:value-type="string" office:string-value="SEA" calcext:value-type="string">
            <text:p>SEA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31]*3" office:value-type="float" office:value="3" calcext:value-type="float">
            <text:p>3</text:p>
          </table:table-cell>
          <table:table-cell table:formula="of:=[.H731]*5" office:value-type="float" office:value="0" calcext:value-type="float">
            <text:p>0</text:p>
          </table:table-cell>
          <table:table-cell table:formula="of:=[.J731]+[.K731]+[.O731]" office:value-type="float" office:value="4" calcext:value-type="float">
            <text:p>4</text:p>
          </table:table-cell>
          <table:table-cell table:style-name="ce2" table:formula="of:=IFERROR(VLOOKUP([.B731];[Salary.$A$2:.$C$1517];2;0);0)" office:value-type="float" office:value="750000" calcext:value-type="float">
            <text:p>750000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Alex Lyon</text:p>
          </table:table-cell>
          <table:table-cell table:style-name="ce1" table:formula="of:=IFERROR(VLOOKUP([.B732];[Salary.$A$2:.$C$1517];3;0);&quot;None&quot;)" office:value-type="string" office:string-value="CAR" calcext:value-type="string">
            <text:p>CA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32]*3" office:value-type="float" office:value="3" calcext:value-type="float">
            <text:p>3</text:p>
          </table:table-cell>
          <table:table-cell table:formula="of:=[.H732]*5" office:value-type="float" office:value="0" calcext:value-type="float">
            <text:p>0</text:p>
          </table:table-cell>
          <table:table-cell table:formula="of:=[.J732]+[.K732]+[.O732]" office:value-type="float" office:value="4" calcext:value-type="float">
            <text:p>4</text:p>
          </table:table-cell>
          <table:table-cell table:style-name="ce2" table:formula="of:=IFERROR(VLOOKUP([.B732];[Salary.$A$2:.$C$1517];2;0);0)" office:value-type="float" office:value="750000" calcext:value-type="float">
            <text:p>750000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arter Hutton</text:p>
          </table:table-cell>
          <table:table-cell table:style-name="ce1" table:formula="of:=IFERROR(VLOOKUP([.B733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33]*3" office:value-type="float" office:value="3" calcext:value-type="float">
            <text:p>3</text:p>
          </table:table-cell>
          <table:table-cell table:formula="of:=[.H733]*5" office:value-type="float" office:value="0" calcext:value-type="float">
            <text:p>0</text:p>
          </table:table-cell>
          <table:table-cell table:formula="of:=[.J733]+[.K733]+[.O733]" office:value-type="float" office:value="4" calcext:value-type="float">
            <text:p>4</text:p>
          </table:table-cell>
          <table:table-cell table:style-name="ce2" table:formula="of:=IFERROR(VLOOKUP([.B733];[Salary.$A$2:.$C$1517];2;0);0)" office:value-type="float" office:value="750000" calcext:value-type="float">
            <text:p>750000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ayden Primeau</text:p>
          </table:table-cell>
          <table:table-cell table:style-name="ce1" table:formula="of:=IFERROR(VLOOKUP([.B734];[Salary.$A$2:.$C$1517];3;0);&quot;None&quot;)" office:value-type="string" office:string-value="MTL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34]*3" office:value-type="float" office:value="3" calcext:value-type="float">
            <text:p>3</text:p>
          </table:table-cell>
          <table:table-cell table:formula="of:=[.H734]*5" office:value-type="float" office:value="0" calcext:value-type="float">
            <text:p>0</text:p>
          </table:table-cell>
          <table:table-cell table:formula="of:=[.J734]+[.K734]+[.O734]" office:value-type="float" office:value="4" calcext:value-type="float">
            <text:p>4</text:p>
          </table:table-cell>
          <table:table-cell table:style-name="ce2" table:formula="of:=IFERROR(VLOOKUP([.B734];[Salary.$A$2:.$C$1517];2;0);0)" office:value-type="float" office:value="880833" calcext:value-type="float">
            <text:p>880833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Troy Grosenick</text:p>
          </table:table-cell>
          <table:table-cell table:style-name="ce1" table:formula="of:=IFERROR(VLOOKUP([.B735];[Salary.$A$2:.$C$1517];3;0);&quot;None&quot;)" office:value-type="string" office:string-value="BOS" calcext:value-type="string">
            <text:p>BOS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35]*3" office:value-type="float" office:value="3" calcext:value-type="float">
            <text:p>3</text:p>
          </table:table-cell>
          <table:table-cell table:formula="of:=[.H735]*5" office:value-type="float" office:value="0" calcext:value-type="float">
            <text:p>0</text:p>
          </table:table-cell>
          <table:table-cell table:formula="of:=[.J735]+[.K735]+[.O735]" office:value-type="float" office:value="3" calcext:value-type="float">
            <text:p>3</text:p>
          </table:table-cell>
          <table:table-cell table:style-name="ce2" table:formula="of:=IFERROR(VLOOKUP([.B735];[Salary.$A$2:.$C$1517];2;0);0)" office:value-type="float" office:value="750000" calcext:value-type="float">
            <text:p>750000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Eric Comrie</text:p>
          </table:table-cell>
          <table:table-cell table:style-name="ce1" table:formula="of:=IFERROR(VLOOKUP([.B736];[Salary.$A$2:.$C$1517];3;0);&quot;None&quot;)" office:value-type="string" office:string-value="WPG" calcext:value-type="string">
            <text:p>WPG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36]*3" office:value-type="float" office:value="3" calcext:value-type="float">
            <text:p>3</text:p>
          </table:table-cell>
          <table:table-cell table:formula="of:=[.H736]*5" office:value-type="float" office:value="0" calcext:value-type="float">
            <text:p>0</text:p>
          </table:table-cell>
          <table:table-cell table:formula="of:=[.J736]+[.K736]+[.O736]" office:value-type="float" office:value="3" calcext:value-type="float">
            <text:p>3</text:p>
          </table:table-cell>
          <table:table-cell table:style-name="ce2" table:formula="of:=IFERROR(VLOOKUP([.B736];[Salary.$A$2:.$C$1517];2;0);0)" office:value-type="float" office:value="750000" calcext:value-type="float">
            <text:p>75000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Ukko-Pekka Luukkonen</text:p>
          </table:table-cell>
          <table:table-cell table:style-name="ce1" table:formula="of:=IFERROR(VLOOKUP([.B737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37]*3" office:value-type="float" office:value="3" calcext:value-type="float">
            <text:p>3</text:p>
          </table:table-cell>
          <table:table-cell table:formula="of:=[.H737]*5" office:value-type="float" office:value="0" calcext:value-type="float">
            <text:p>0</text:p>
          </table:table-cell>
          <table:table-cell table:formula="of:=[.J737]+[.K737]+[.O737]" office:value-type="float" office:value="3" calcext:value-type="float">
            <text:p>3</text:p>
          </table:table-cell>
          <table:table-cell table:style-name="ce2" table:formula="of:=IFERROR(VLOOKUP([.B737];[Salary.$A$2:.$C$1517];2;0);0)"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Matiss Kivlenieks</text:p>
          </table:table-cell>
          <table:table-cell table:style-name="ce1" table:formula="of:=IFERROR(VLOOKUP([.B738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38]*3" office:value-type="float" office:value="3" calcext:value-type="float">
            <text:p>3</text:p>
          </table:table-cell>
          <table:table-cell table:formula="of:=[.H738]*5" office:value-type="float" office:value="0" calcext:value-type="float">
            <text:p>0</text:p>
          </table:table-cell>
          <table:table-cell table:formula="of:=[.J738]+[.K738]+[.O738]" office:value-type="float" office:value="3" calcext:value-type="float">
            <text:p>3</text:p>
          </table:table-cell>
          <table:table-cell table:style-name="ce2" table:formula="of:=IFERROR(VLOOKUP([.B738];[Salary.$A$2:.$C$1517];2;0);0)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hristopher Gibson</text:p>
          </table:table-cell>
          <table:table-cell table:style-name="ce1" table:formula="of:=IFERROR(VLOOKUP([.B739];[Salary.$A$2:.$C$1517];3;0);&quot;None&quot;)" office:value-type="string" office:string-value="FLA" calcext:value-type="string">
            <text:p>FLA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39]*3" office:value-type="float" office:value="3" calcext:value-type="float">
            <text:p>3</text:p>
          </table:table-cell>
          <table:table-cell table:formula="of:=[.H739]*5" office:value-type="float" office:value="0" calcext:value-type="float">
            <text:p>0</text:p>
          </table:table-cell>
          <table:table-cell table:formula="of:=[.J739]+[.K739]+[.O739]" office:value-type="float" office:value="3" calcext:value-type="float">
            <text:p>3</text:p>
          </table:table-cell>
          <table:table-cell table:style-name="ce2" table:formula="of:=IFERROR(VLOOKUP([.B739];[Salary.$A$2:.$C$1517];2;0);0)" office:value-type="float" office:value="750000" calcext:value-type="float">
            <text:p>750000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Stuart Skinner</text:p>
          </table:table-cell>
          <table:table-cell table:style-name="ce1" table:formula="of:=IFERROR(VLOOKUP([.B740];[Salary.$A$2:.$C$1517];3;0);&quot;None&quot;)" office:value-type="string" office:string-value="EDM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40]*3" office:value-type="float" office:value="3" calcext:value-type="float">
            <text:p>3</text:p>
          </table:table-cell>
          <table:table-cell table:formula="of:=[.H740]*5" office:value-type="float" office:value="0" calcext:value-type="float">
            <text:p>0</text:p>
          </table:table-cell>
          <table:table-cell table:formula="of:=[.J740]+[.K740]+[.O740]" office:value-type="float" office:value="3" calcext:value-type="float">
            <text:p>3</text:p>
          </table:table-cell>
          <table:table-cell table:style-name="ce2" table:formula="of:=IFERROR(VLOOKUP([.B740];[Salary.$A$2:.$C$1517];2;0);0)" office:value-type="float" office:value="750000" calcext:value-type="float">
            <text:p>75000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Oscar Dansk</text:p>
          </table:table-cell>
          <table:table-cell table:style-name="ce1" table:formula="of:=IFERROR(VLOOKUP([.B741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41]*3" office:value-type="float" office:value="3" calcext:value-type="float">
            <text:p>3</text:p>
          </table:table-cell>
          <table:table-cell table:formula="of:=[.H741]*5" office:value-type="float" office:value="0" calcext:value-type="float">
            <text:p>0</text:p>
          </table:table-cell>
          <table:table-cell table:formula="of:=[.J741]+[.K741]+[.O741]" office:value-type="float" office:value="3" calcext:value-type="float">
            <text:p>3</text:p>
          </table:table-cell>
          <table:table-cell table:style-name="ce2" table:formula="of:=IFERROR(VLOOKUP([.B741];[Salary.$A$2:.$C$1517];2;0);0)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Aaron Dell</text:p>
          </table:table-cell>
          <table:table-cell table:style-name="ce1" table:formula="of:=IFERROR(VLOOKUP([.B742];[Salary.$A$2:.$C$1517];3;0);&quot;None&quot;)" office:value-type="string" office:string-value="BUF" calcext:value-type="string">
            <text:p>BUF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42]*3" office:value-type="float" office:value="3" calcext:value-type="float">
            <text:p>3</text:p>
          </table:table-cell>
          <table:table-cell table:formula="of:=[.H742]*5" office:value-type="float" office:value="0" calcext:value-type="float">
            <text:p>0</text:p>
          </table:table-cell>
          <table:table-cell table:formula="of:=[.J742]+[.K742]+[.O742]" office:value-type="float" office:value="3" calcext:value-type="float">
            <text:p>3</text:p>
          </table:table-cell>
          <table:table-cell table:style-name="ce2" table:formula="of:=IFERROR(VLOOKUP([.B742];[Salary.$A$2:.$C$1517];2;0);0)" office:value-type="float" office:value="750000" calcext:value-type="float">
            <text:p>750000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Alexei Melnichuk</text:p>
          </table:table-cell>
          <table:table-cell table:style-name="ce1" table:formula="of:=IFERROR(VLOOKUP([.B743];[Salary.$A$2:.$C$1517];3;0);&quot;None&quot;)" office:value-type="string" office:string-value="SJS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743]*3" office:value-type="float" office:value="0" calcext:value-type="float">
            <text:p>0</text:p>
          </table:table-cell>
          <table:table-cell table:formula="of:=[.H743]*5" office:value-type="float" office:value="0" calcext:value-type="float">
            <text:p>0</text:p>
          </table:table-cell>
          <table:table-cell table:formula="of:=[.J743]+[.K743]+[.O743]" office:value-type="float" office:value="1" calcext:value-type="float">
            <text:p>1</text:p>
          </table:table-cell>
          <table:table-cell table:style-name="ce2" table:formula="of:=IFERROR(VLOOKUP([.B743];[Salary.$A$2:.$C$1517];2;0);0)" office:value-type="float" office:value="925000" calcext:value-type="float">
            <text:p>925000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Kasimir Kaskisuo</text:p>
          </table:table-cell>
          <table:table-cell table:style-name="ce1" table:formula="of:=IFERROR(VLOOKUP([.B744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744]*3" office:value-type="float" office:value="0" calcext:value-type="float">
            <text:p>0</text:p>
          </table:table-cell>
          <table:table-cell table:formula="of:=[.H744]*5" office:value-type="float" office:value="0" calcext:value-type="float">
            <text:p>0</text:p>
          </table:table-cell>
          <table:table-cell table:formula="of:=[.J744]+[.K744]+[.O744]" office:value-type="float" office:value="0" calcext:value-type="float">
            <text:p>0</text:p>
          </table:table-cell>
          <table:table-cell table:style-name="ce2" table:formula="of:=IFERROR(VLOOKUP([.B744];[Salary.$A$2:.$C$1517];2;0);0)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Logan Thompson</text:p>
          </table:table-cell>
          <table:table-cell table:style-name="ce1" table:formula="of:=IFERROR(VLOOKUP([.B745];[Salary.$A$2:.$C$1517];3;0);&quot;None&quot;)" office:value-type="string" office:string-value="VGK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745]*3" office:value-type="float" office:value="0" calcext:value-type="float">
            <text:p>0</text:p>
          </table:table-cell>
          <table:table-cell table:formula="of:=[.H745]*5" office:value-type="float" office:value="0" calcext:value-type="float">
            <text:p>0</text:p>
          </table:table-cell>
          <table:table-cell table:formula="of:=[.J745]+[.K745]+[.O745]" office:value-type="float" office:value="0" calcext:value-type="float">
            <text:p>0</text:p>
          </table:table-cell>
          <table:table-cell table:style-name="ce2" table:formula="of:=IFERROR(VLOOKUP([.B745];[Salary.$A$2:.$C$1517];2;0);0)" office:value-type="float" office:value="800000" calcext:value-type="float">
            <text:p>800000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Louis Domingue</text:p>
          </table:table-cell>
          <table:table-cell table:style-name="ce1" table:formula="of:=IFERROR(VLOOKUP([.B746];[Salary.$A$2:.$C$1517];3;0);&quot;None&quot;)" office:value-type="string" office:string-value="PIT" calcext:value-type="string">
            <text:p>PIT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746]*3" office:value-type="float" office:value="0" calcext:value-type="float">
            <text:p>0</text:p>
          </table:table-cell>
          <table:table-cell table:formula="of:=[.H746]*5" office:value-type="float" office:value="0" calcext:value-type="float">
            <text:p>0</text:p>
          </table:table-cell>
          <table:table-cell table:formula="of:=[.J746]+[.K746]+[.O746]" office:value-type="float" office:value="0" calcext:value-type="float">
            <text:p>0</text:p>
          </table:table-cell>
          <table:table-cell table:style-name="ce2" table:formula="of:=IFERROR(VLOOKUP([.B746];[Salary.$A$2:.$C$1517];2;0);0)" office:value-type="float" office:value="750000" calcext:value-type="float">
            <text:p>750000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Ivan Prosvetov</text:p>
          </table:table-cell>
          <table:table-cell table:style-name="ce1" table:formula="of:=IFERROR(VLOOKUP([.B747];[Salary.$A$2:.$C$1517];3;0);&quot;None&quot;)" office:value-type="string" office:string-value="ARI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747]*3" office:value-type="float" office:value="0" calcext:value-type="float">
            <text:p>0</text:p>
          </table:table-cell>
          <table:table-cell table:formula="of:=[.H747]*5" office:value-type="float" office:value="0" calcext:value-type="float">
            <text:p>0</text:p>
          </table:table-cell>
          <table:table-cell table:formula="of:=[.J747]+[.K747]+[.O747]" office:value-type="float" office:value="0" calcext:value-type="float">
            <text:p>0</text:p>
          </table:table-cell>
          <table:table-cell table:style-name="ce2" table:formula="of:=IFERROR(VLOOKUP([.B747];[Salary.$A$2:.$C$1517];2;0);0)" office:value-type="float" office:value="809167" calcext:value-type="float">
            <text:p>809167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Artyom Zagidulin</text:p>
          </table:table-cell>
          <table:table-cell table:style-name="ce1" table:formula="of:=IFERROR(VLOOKUP([.B748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748]*3" office:value-type="float" office:value="0" calcext:value-type="float">
            <text:p>0</text:p>
          </table:table-cell>
          <table:table-cell table:formula="of:=[.H748]*5" office:value-type="float" office:value="0" calcext:value-type="float">
            <text:p>0</text:p>
          </table:table-cell>
          <table:table-cell table:formula="of:=[.J748]+[.K748]+[.O748]" office:value-type="float" office:value="0" calcext:value-type="float">
            <text:p>0</text:p>
          </table:table-cell>
          <table:table-cell table:style-name="ce2" table:formula="of:=IFERROR(VLOOKUP([.B748];[Salary.$A$2:.$C$1517];2;0);0)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Veini Vehvilainen</text:p>
          </table:table-cell>
          <table:table-cell table:style-name="ce1" table:formula="of:=IFERROR(VLOOKUP([.B749];[Salary.$A$2:.$C$1517];3;0);&quot;None&quot;)" office:value-type="string" office:string-value="None" calcext:value-type="string">
            <text:p>None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G749]*3" office:value-type="float" office:value="0" calcext:value-type="float">
            <text:p>0</text:p>
          </table:table-cell>
          <table:table-cell table:formula="of:=[.H749]*5" office:value-type="float" office:value="0" calcext:value-type="float">
            <text:p>0</text:p>
          </table:table-cell>
          <table:table-cell table:formula="of:=[.J749]+[.K749]+[.O749]" office:value-type="float" office:value="0" calcext:value-type="float">
            <text:p>0</text:p>
          </table:table-cell>
          <table:table-cell table:style-name="ce2" table:formula="of:=IFERROR(VLOOKUP([.B749];[Salary.$A$2:.$C$1517];2;0);0)"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78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ary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Player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Team</text:p>
          </table:table-cell>
        </table:table-row>
        <table:table-row table:style-name="ro1">
          <table:table-cell office:value-type="string" calcext:value-type="string">
            <text:p>Aarne Talvitie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Aaron Dell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Aaron Ekblad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Aaron N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Aatu Raty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Adam Beckman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Adam Boqvist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Adam Brooks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Adam Clendening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Adam Erne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Adam Fox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Adam Gaudette</text:p>
          </table:table-cell>
          <table:table-cell office:value-type="float" office:value="997500" calcext:value-type="float">
            <text:p>9975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Adam Henrique</text:p>
          </table:table-cell>
          <table:table-cell office:value-type="float" office:value="5825000" calcext:value-type="float">
            <text:p>5825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Adam Husk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Adam Larsson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Adam Lowry</text:p>
          </table:table-cell>
          <table:table-cell office:value-type="float" office:value="3250000" calcext:value-type="float">
            <text:p>32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Adam Pelech</text:p>
          </table:table-cell>
          <table:table-cell office:value-type="float" office:value="5750000" calcext:value-type="float">
            <text:p>575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Adam Raska</text:p>
          </table:table-cell>
          <table:table-cell office:value-type="float" office:value="848333" calcext:value-type="float">
            <text:p>848333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Adam Ruzicka</text:p>
          </table:table-cell>
          <table:table-cell office:value-type="float" office:value="801666" calcext:value-type="float">
            <text:p>801666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Adam Scheel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Adam Werne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Adin Hill</text:p>
          </table:table-cell>
          <table:table-cell office:value-type="float" office:value="2175000" calcext:value-type="float">
            <text:p>2175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Adrian Kempe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Aidan Dudas</text:p>
          </table:table-cell>
          <table:table-cell office:value-type="float" office:value="786667" calcext:value-type="float">
            <text:p>786667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Aj Gree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Akil Thomas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Akira Schmid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Albert Johansson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Alec Martinez</text:p>
          </table:table-cell>
          <table:table-cell office:value-type="float" office:value="5250000" calcext:value-type="float">
            <text:p>525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Alec Regula</text:p>
          </table:table-cell>
          <table:table-cell office:value-type="float" office:value="866667" calcext:value-type="float">
            <text:p>866667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Aleksander Barkov</text:p>
          </table:table-cell>
          <table:table-cell office:value-type="float" office:value="5900000" calcext:value-type="float">
            <text:p>590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Aleksi Heimosalmi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Aleksi Heponiemi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Alex Barre Boulet</text:p>
          </table:table-cell>
          <table:table-cell office:value-type="float" office:value="758333" calcext:value-type="float">
            <text:p>758333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Alex Beaucage</text:p>
          </table:table-cell>
          <table:table-cell office:value-type="float" office:value="878333" calcext:value-type="float">
            <text:p>878333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Alex Belzil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Alex Bieg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Alex Chias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Alex Debrincat</text:p>
          </table:table-cell>
          <table:table-cell office:value-type="float" office:value="6400000" calcext:value-type="float">
            <text:p>64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Alex Dorio</text:p>
          </table:table-cell>
          <table:table-cell office:value-type="float" office:value="733333" calcext:value-type="float">
            <text:p>733333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Alex Formenton</text:p>
          </table:table-cell>
          <table:table-cell office:value-type="float" office:value="747500" calcext:value-type="float">
            <text:p>7475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Alex Galchenyu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Alex Goligoski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Alex Green</text:p>
          </table:table-cell>
          <table:table-cell office:value-type="float" office:value="817500" calcext:value-type="float">
            <text:p>8175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Alex Iafallo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Alex Killorn</text:p>
          </table:table-cell>
          <table:table-cell office:value-type="float" office:value="4450000" calcext:value-type="float">
            <text:p>44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Alex Ly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Alex Nedeljkovic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Alex Newhook</text:p>
          </table:table-cell>
          <table:table-cell office:value-type="float" office:value="908333" calcext:value-type="float">
            <text:p>908333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Alex Ovechkin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Alex Petrovic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Alex Pietrangelo</text:p>
          </table:table-cell>
          <table:table-cell office:value-type="float" office:value="8800000" calcext:value-type="float">
            <text:p>88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Alex Stalock</text:p>
          </table:table-cell>
          <table:table-cell office:value-type="float" office:value="785000" calcext:value-type="float">
            <text:p>785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Alex Steeves</text:p>
          </table:table-cell>
          <table:table-cell office:value-type="float" office:value="834167" calcext:value-type="float">
            <text:p>834167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Alex Tru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Alex Tuch</text:p>
          </table:table-cell>
          <table:table-cell office:value-type="float" office:value="4750000" calcext:value-type="float">
            <text:p>475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Alex Turcotte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Alexandar Georgiev</text:p>
          </table:table-cell>
          <table:table-cell office:value-type="float" office:value="2425000" calcext:value-type="float">
            <text:p>24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Alexander Alexeyev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Alexander Barabanov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Alexander Chmelevski</text:p>
          </table:table-cell>
          <table:table-cell office:value-type="float" office:value="778333" calcext:value-type="float">
            <text:p>778333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Alexander Edler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Alexander Holtz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Alexander Kerfoot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Alexander Khovanov</text:p>
          </table:table-cell>
          <table:table-cell office:value-type="float" office:value="811667" calcext:value-type="float">
            <text:p>811667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Alexander Nylander</text:p>
          </table:table-cell>
          <table:table-cell office:value-type="float" office:value="874125" calcext:value-type="float">
            <text:p>874125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Alexander Radulov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Alexander Romanov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Alexander Volkov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Alexander Wennberg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Alexandre Carrier</text:p>
          </table:table-cell>
          <table:table-cell office:value-type="float" office:value="733333" calcext:value-type="float">
            <text:p>733333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Alexandre Texier</text:p>
          </table:table-cell>
          <table:table-cell office:value-type="float" office:value="1525000" calcext:value-type="float">
            <text:p>1525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Alexei Melnichuk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Alexei Toropchenko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Alexey Lipanov</text:p>
          </table:table-cell>
          <table:table-cell office:value-type="float" office:value="747500" calcext:value-type="float">
            <text:p>7475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Alexis Lafrenier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Aliaksei Protas</text:p>
          </table:table-cell>
          <table:table-cell office:value-type="float" office:value="789167" calcext:value-type="float">
            <text:p>789167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Amir Miftakhov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Anatoly Golysh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Anders Bjork</text:p>
          </table:table-cell>
          <table:table-cell office:value-type="float" office:value="1600000" calcext:value-type="float">
            <text:p>160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Anders Lee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Andre Burakovsky</text:p>
          </table:table-cell>
          <table:table-cell office:value-type="float" office:value="4900000" calcext:value-type="float">
            <text:p>49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Andreas Athanasiou</text:p>
          </table:table-cell>
          <table:table-cell office:value-type="float" office:value="2700000" calcext:value-type="float">
            <text:p>270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Andreas Borgma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Andreas Johnsson</text:p>
          </table:table-cell>
          <table:table-cell office:value-type="float" office:value="3400000" calcext:value-type="float">
            <text:p>340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Andreas Wingerli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Andrei Altybarmakyan</text:p>
          </table:table-cell>
          <table:table-cell office:value-type="float" office:value="817500" calcext:value-type="float">
            <text:p>8175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Andrei Svechnikov</text:p>
          </table:table-cell>
          <table:table-cell office:value-type="float" office:value="7750000" calcext:value-type="float">
            <text:p>7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Andrei Vasilevskiy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Andrej Sekera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Andrej Sust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Andrew Agozzino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Andrew Cogliano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Andrew Copp</text:p>
          </table:table-cell>
          <table:table-cell office:value-type="float" office:value="3640000" calcext:value-type="float">
            <text:p>364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Andrew Hammon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Andrew Ladd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Andrew Mangiapane</text:p>
          </table:table-cell>
          <table:table-cell office:value-type="float" office:value="2425000" calcext:value-type="float">
            <text:p>2425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Andrew Oglevi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Andrew Peeke</text:p>
          </table:table-cell>
          <table:table-cell office:value-type="float" office:value="787500" calcext:value-type="float">
            <text:p>7875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Andrew Poturalski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Andrew Shaw</text:p>
          </table:table-cell>
          <table:table-cell office:value-type="float" office:value="3900000" calcext:value-type="float">
            <text:p>39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Andy Andreoff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Andy Green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Andy Welinski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Angus Crookshank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Anthony Angello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Anthony Beauvillier</text:p>
          </table:table-cell>
          <table:table-cell office:value-type="float" office:value="4150000" calcext:value-type="float">
            <text:p>415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Anthony Bitetto</text:p>
          </table:table-cell>
          <table:table-cell office:value-type="float" office:value="737500" calcext:value-type="float">
            <text:p>7375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Anthony Cirelli</text:p>
          </table:table-cell>
          <table:table-cell office:value-type="float" office:value="4800000" calcext:value-type="float">
            <text:p>480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Anthony Deangelo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Anthony Duclair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Anthony Greco</text:p>
          </table:table-cell>
          <table:table-cell office:value-type="float" office:value="737500" calcext:value-type="float">
            <text:p>7375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Anthony Mantha</text:p>
          </table:table-cell>
          <table:table-cell office:value-type="float" office:value="5700000" calcext:value-type="float">
            <text:p>57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Anthony Richar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Anthony Stolarz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Antoine Bibeau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Antoine Morand</text:p>
          </table:table-cell>
          <table:table-cell office:value-type="float" office:value="778333" calcext:value-type="float">
            <text:p>778333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Antoine Roussel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Anton Blidh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Anton Forsberg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Anton Khudobin</text:p>
          </table:table-cell>
          <table:table-cell office:value-type="float" office:value="3333333" calcext:value-type="float">
            <text:p>3333333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Anton Lundell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Anton Stralman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Antti Raanta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Anze Kopitar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Arnaud Durandeau</text:p>
          </table:table-cell>
          <table:table-cell office:value-type="float" office:value="756667" calcext:value-type="float">
            <text:p>756667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Arsen Khisamutdinov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Artem Anisimo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Artem Zub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Artemi Kniazev</text:p>
          </table:table-cell>
          <table:table-cell office:value-type="float" office:value="789167" calcext:value-type="float">
            <text:p>789167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Artemi Panarin</text:p>
          </table:table-cell>
          <table:table-cell office:value-type="float" office:value="11642857" calcext:value-type="float">
            <text:p>11642857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Arthur Kaliyev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Arttu Ruotsalaine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Artturi Lehkonen</text:p>
          </table:table-cell>
          <table:table-cell office:value-type="float" office:value="2300000" calcext:value-type="float">
            <text:p>230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Arturs Silovs</text:p>
          </table:table-cell>
          <table:table-cell office:value-type="float" office:value="786111" calcext:value-type="float">
            <text:p>786111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Arvid Holm</text:p>
          </table:table-cell>
          <table:table-cell office:value-type="float" office:value="845833" calcext:value-type="float">
            <text:p>845833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Arvid Soderblom</text:p>
          </table:table-cell>
          <table:table-cell office:value-type="float" office:value="883750" calcext:value-type="float">
            <text:p>88375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Austin Czarnik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Austin Poganski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Austin Rueschhoff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Austin Strand</text:p>
          </table:table-cell>
          <table:table-cell office:value-type="float" office:value="771750" calcext:value-type="float">
            <text:p>77175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Austin Wagner</text:p>
          </table:table-cell>
          <table:table-cell office:value-type="float" office:value="1133333" calcext:value-type="float">
            <text:p>1133333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Austin Watson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Auston Matthews</text:p>
          </table:table-cell>
          <table:table-cell office:value-type="float" office:value="11640250" calcext:value-type="float">
            <text:p>1164025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Axel Andersson</text:p>
          </table:table-cell>
          <table:table-cell office:value-type="float" office:value="772500" calcext:value-type="float">
            <text:p>7725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Axel Jonsson Fjallb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Barclay Goodrow</text:p>
          </table:table-cell>
          <table:table-cell office:value-type="float" office:value="3641667" calcext:value-type="float">
            <text:p>3641667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Barrett Hayton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Beck Malensty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Beck Warm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Ben Bishop</text:p>
          </table:table-cell>
          <table:table-cell office:value-type="float" office:value="4916666" calcext:value-type="float">
            <text:p>4916666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Ben Chiarot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Ben Harpur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Ben Mccartney</text:p>
          </table:table-cell>
          <table:table-cell office:value-type="float" office:value="813333" calcext:value-type="float">
            <text:p>813333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Benjamin Glea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Benjamin Jones</text:p>
          </table:table-cell>
          <table:table-cell office:value-type="float" office:value="760000" calcext:value-type="float">
            <text:p>76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Benoit Olivier Groulx</text:p>
          </table:table-cell>
          <table:table-cell office:value-type="float" office:value="822500" calcext:value-type="float">
            <text:p>8225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Blade Jenkins</text:p>
          </table:table-cell>
          <table:table-cell office:value-type="float" office:value="803333" calcext:value-type="float">
            <text:p>803333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Blake Coleman</text:p>
          </table:table-cell>
          <table:table-cell office:value-type="float" office:value="4900000" calcext:value-type="float">
            <text:p>490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Blake Comeau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Blake Lizotte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Blake Murray</text:p>
          </table:table-cell>
          <table:table-cell office:value-type="float" office:value="791667" calcext:value-type="float">
            <text:p>791667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Blake Speer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Blake Wheeler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Bo Horvat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Bobby Nardell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Bobby Ry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Bode Wilde</text:p>
          </table:table-cell>
          <table:table-cell office:value-type="float" office:value="764167" calcext:value-type="float">
            <text:p>764167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Bokondji Imam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Boone Jenner</text:p>
          </table:table-cell>
          <table:table-cell office:value-type="float" office:value="3750000" calcext:value-type="float">
            <text:p>375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Boris Katchouk</text:p>
          </table:table-cell>
          <table:table-cell office:value-type="float" office:value="758333" calcext:value-type="float">
            <text:p>758333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Bowen Byram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Brad Hunt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Brad Marchand</text:p>
          </table:table-cell>
          <table:table-cell office:value-type="float" office:value="6125000" calcext:value-type="float">
            <text:p>6125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Brad Richardson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Braden Holtby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Braden Schneider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Brady Keeper</text:p>
          </table:table-cell>
          <table:table-cell office:value-type="float" office:value="762500" calcext:value-type="float">
            <text:p>7625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Brady Lyle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Brady Skjei</text:p>
          </table:table-cell>
          <table:table-cell office:value-type="float" office:value="5250000" calcext:value-type="float">
            <text:p>52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Brady Tkachu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Braeden Kress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Brandon Baddock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Brandon Biro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Brandon Carlo</text:p>
          </table:table-cell>
          <table:table-cell office:value-type="float" office:value="4100000" calcext:value-type="float">
            <text:p>410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Brandon Crawl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Brandon David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Brandon Duhaim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Brandon Hagel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Brandon Montour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Brandon Saad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Brandon Sutter</text:p>
          </table:table-cell>
          <table:table-cell office:value-type="float" office:value="1125000" calcext:value-type="float">
            <text:p>1125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Brandon Tanev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Brandt Clark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Brayden Burk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Brayden Mcnabb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Brayden Pachal</text:p>
          </table:table-cell>
          <table:table-cell office:value-type="float" office:value="765000" calcext:value-type="float">
            <text:p>765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Brayden Point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Brayden Schenn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Brayden Tracey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Brendan Gallagher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Brendan Gaunc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Brendan Guhle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Brendan Lemieux</text:p>
          </table:table-cell>
          <table:table-cell office:value-type="float" office:value="1550000" calcext:value-type="float">
            <text:p>155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Brendan Perlini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Brendan Smith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Brenden Dillon</text:p>
          </table:table-cell>
          <table:table-cell office:value-type="float" office:value="3900000" calcext:value-type="float">
            <text:p>390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Brennan Menell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Brennan Othman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Brent Burns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Brent Ga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Brent Seabrook</text:p>
          </table:table-cell>
          <table:table-cell office:value-type="float" office:value="6875000" calcext:value-type="float">
            <text:p>6875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Brett Connolly</text:p>
          </table:table-cell>
          <table:table-cell office:value-type="float" office:value="2375000" calcext:value-type="float">
            <text:p>2375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Brett Connolly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Brett Howden</text:p>
          </table:table-cell>
          <table:table-cell office:value-type="float" office:value="885000" calcext:value-type="float">
            <text:p>885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Brett Kulak</text:p>
          </table:table-cell>
          <table:table-cell office:value-type="float" office:value="1850000" calcext:value-type="float">
            <text:p>18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Brett Leason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Brett Murray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Brett Pesce</text:p>
          </table:table-cell>
          <table:table-cell office:value-type="float" office:value="4025000" calcext:value-type="float">
            <text:p>4025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Brett Ritchie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Brett Sene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Brian Boy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Brian Dumoulin</text:p>
          </table:table-cell>
          <table:table-cell office:value-type="float" office:value="4100000" calcext:value-type="float">
            <text:p>410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Brian Elliott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Brian Flyn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Brian Lashoff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Brian Pinho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Brinson Pasichnuk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Brock Boeser</text:p>
          </table:table-cell>
          <table:table-cell office:value-type="float" office:value="5875000" calcext:value-type="float">
            <text:p>5875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Brock Mcginn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Brock Nelson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Brogan Raffert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Bryan Little</text:p>
          </table:table-cell>
          <table:table-cell office:value-type="float" office:value="5291667" calcext:value-type="float">
            <text:p>5291667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Bryan Rust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Bryce Kindopp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Buddy Robin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Byron Froese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Cal Clutterbuck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Cal Foote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Cal Petersen</text:p>
          </table:table-cell>
          <table:table-cell office:value-type="float" office:value="858333" calcext:value-type="float">
            <text:p>858333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Cale Fleur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Cale Makar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Caleb Jones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Calen Addison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alle Jarnkrok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Calle Rose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Callum Booth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Calvin De Haan</text:p>
          </table:table-cell>
          <table:table-cell office:value-type="float" office:value="4550000" calcext:value-type="float">
            <text:p>455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Calvin Pickard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Cam Atkinson</text:p>
          </table:table-cell>
          <table:table-cell office:value-type="float" office:value="5875000" calcext:value-type="float">
            <text:p>5875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Cam Dinee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Cam Fowler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Cam John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Cam Talbot</text:p>
          </table:table-cell>
          <table:table-cell office:value-type="float" office:value="3666667" calcext:value-type="float">
            <text:p>3666667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am York</text:p>
          </table:table-cell>
          <table:table-cell office:value-type="float" office:value="880833" calcext:value-type="float">
            <text:p>880833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Cameron Crotty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Cameron Hillis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Cameron Hughe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Cameron Le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Cameron Morriso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Carey Price</text:p>
          </table:table-cell>
          <table:table-cell office:value-type="float" office:value="10500000" calcext:value-type="float">
            <text:p>1050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Carl Dahlstrom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Carl Grundstrom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Carl Hagelin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Carsen Twarynski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Carson Focht</text:p>
          </table:table-cell>
          <table:table-cell office:value-type="float" office:value="821667" calcext:value-type="float">
            <text:p>821667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Carson Lambos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arson Meyer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Carson Soucy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Carter Hart</text:p>
          </table:table-cell>
          <table:table-cell office:value-type="float" office:value="3979000" calcext:value-type="float">
            <text:p>3979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Carter Hutt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Carter Rowney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Carter Verhaeghe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Casey Cizikas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Casey Desmith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Casey Fitzgeral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Casey Mittelstadt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Cavan Fitzgeral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Cayden Primeau</text:p>
          </table:table-cell>
          <table:table-cell office:value-type="float" office:value="880833" calcext:value-type="float">
            <text:p>880833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Cedric Paquette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Chad Krys</text:p>
          </table:table-cell>
          <table:table-cell office:value-type="float" office:value="853333" calcext:value-type="float">
            <text:p>853333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Chad Ruhwedel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Chandler Stephenson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Charles Hud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Charlie Coyle</text:p>
          </table:table-cell>
          <table:table-cell office:value-type="float" office:value="5250000" calcext:value-type="float">
            <text:p>52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Charlie Lindgre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Charlie Mcavoy</text:p>
          </table:table-cell>
          <table:table-cell office:value-type="float" office:value="4900000" calcext:value-type="float">
            <text:p>490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Chase De Le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Chase Pearson</text:p>
          </table:table-cell>
          <table:table-cell office:value-type="float" office:value="874125" calcext:value-type="float">
            <text:p>874125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Chase Priski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Chase Stillma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Chris Driedger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Chris Kreider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Chris Tierney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Chris Wagner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Chris Widema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Christian Dvorak</text:p>
          </table:table-cell>
          <table:table-cell office:value-type="float" office:value="4450000" calcext:value-type="float">
            <text:p>44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Christian Fischer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Christian Jaros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Christian Wolani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Christopher Gib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Christopher Tanev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Cj Smith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Cj Suess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Clark Bishop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Claude Giroux</text:p>
          </table:table-cell>
          <table:table-cell office:value-type="float" office:value="8275000" calcext:value-type="float">
            <text:p>8275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Clayton Keller</text:p>
          </table:table-cell>
          <table:table-cell office:value-type="float" office:value="7150000" calcext:value-type="float">
            <text:p>71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Cody Ceci</text:p>
          </table:table-cell>
          <table:table-cell office:value-type="float" office:value="3250000" calcext:value-type="float">
            <text:p>325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Cody Eakin</text:p>
          </table:table-cell>
          <table:table-cell office:value-type="float" office:value="2250000" calcext:value-type="float">
            <text:p>22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Cody Glass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Cody Goloub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Cole Bardreau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Cole Caufield</text:p>
          </table:table-cell>
          <table:table-cell office:value-type="float" office:value="880833" calcext:value-type="float">
            <text:p>880833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Cole Hults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Cole Koepke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Cole Perfetti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Cole Reinhardt</text:p>
          </table:table-cell>
          <table:table-cell office:value-type="float" office:value="813333" calcext:value-type="float">
            <text:p>813333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Cole Schwindt</text:p>
          </table:table-cell>
          <table:table-cell office:value-type="float" office:value="855833" calcext:value-type="float">
            <text:p>855833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Cole Sillinger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Cole Smith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Colin Blackwell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Colin Miller</text:p>
          </table:table-cell>
          <table:table-cell office:value-type="float" office:value="3875000" calcext:value-type="float">
            <text:p>3875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Colin White</text:p>
          </table:table-cell>
          <table:table-cell office:value-type="float" office:value="4750000" calcext:value-type="float">
            <text:p>475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Collin Adams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Collin Deli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Colten Ellis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Colton Dach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Colton Parayko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Colton Point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Colton Poolma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Colton Scevio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Colton Sissons</text:p>
          </table:table-cell>
          <table:table-cell office:value-type="float" office:value="2857143" calcext:value-type="float">
            <text:p>2857143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Colton Whit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Connor Brown</text:p>
          </table:table-cell>
          <table:table-cell office:value-type="float" office:value="3600000" calcext:value-type="float">
            <text:p>36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Connor Bunnama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Connor Carrick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Connor Clifton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Connor Corcoran</text:p>
          </table:table-cell>
          <table:table-cell office:value-type="float" office:value="813333" calcext:value-type="float">
            <text:p>813333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Connor Dewar</text:p>
          </table:table-cell>
          <table:table-cell office:value-type="float" office:value="825833" calcext:value-type="float">
            <text:p>825833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nor Hellebuyck</text:p>
          </table:table-cell>
          <table:table-cell office:value-type="float" office:value="6166666" calcext:value-type="float">
            <text:p>6166666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Connor Ingram</text:p>
          </table:table-cell>
          <table:table-cell office:value-type="float" office:value="733333" calcext:value-type="float">
            <text:p>733333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Connor Mackey</text:p>
          </table:table-cell>
          <table:table-cell office:value-type="float" office:value="912500" calcext:value-type="float">
            <text:p>9125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Connor Mcdavid</text:p>
          </table:table-cell>
          <table:table-cell office:value-type="float" office:value="12500000" calcext:value-type="float">
            <text:p>1250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Connor Mcmichael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Connor Murphy</text:p>
          </table:table-cell>
          <table:table-cell office:value-type="float" office:value="3850000" calcext:value-type="float">
            <text:p>385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Connor Zary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Conor Garland</text:p>
          </table:table-cell>
          <table:table-cell office:value-type="float" office:value="4950000" calcext:value-type="float">
            <text:p>49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Conor Sheary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Conor Timmins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Cooper Marod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Cooper Zech</text:p>
          </table:table-cell>
          <table:table-cell office:value-type="float" office:value="837500" calcext:value-type="float">
            <text:p>8375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Corey Perry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Corey Schuenema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Cory Schnei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Craig Ander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Craig Smith</text:p>
          </table:table-cell>
          <table:table-cell office:value-type="float" office:value="3100000" calcext:value-type="float">
            <text:p>310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Curtis Hall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Curtis Lazar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Daemon Hunt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Dakota Joshu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Dakota Mermi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Damien Giroux</text:p>
          </table:table-cell>
          <table:table-cell office:value-type="float" office:value="818333" calcext:value-type="float">
            <text:p>818333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Damien Riat</text:p>
          </table:table-cell>
          <table:table-cell office:value-type="float" office:value="817500" calcext:value-type="float">
            <text:p>8175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Damon Severson</text:p>
          </table:table-cell>
          <table:table-cell office:value-type="float" office:value="4166666" calcext:value-type="float">
            <text:p>4166666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Daniel Renouf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aniel Sprong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Daniel Vlada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Daniel Walcott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Daniil Chayka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Daniil Gushchin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Daniil Miromanov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Daniil Tarasov1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Danila Klimovich</text:p>
          </table:table-cell>
          <table:table-cell office:value-type="float" office:value="886667" calcext:value-type="float">
            <text:p>886667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Danny Dekeyser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anny Orega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Dante Fabbro</text:p>
          </table:table-cell>
          <table:table-cell office:value-type="float" office:value="2400000" calcext:value-type="float">
            <text:p>240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Danton Heinen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Darcy Kuemper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Darnell Nurse</text:p>
          </table:table-cell>
          <table:table-cell office:value-type="float" office:value="5600000" calcext:value-type="float">
            <text:p>560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Darren Hel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Darren Raddysh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David Cotton</text:p>
          </table:table-cell>
          <table:table-cell office:value-type="float" office:value="858750" calcext:value-type="float">
            <text:p>85875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David Farranc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David Gustafsson</text:p>
          </table:table-cell>
          <table:table-cell office:value-type="float" office:value="817500" calcext:value-type="float">
            <text:p>8175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David Kampf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David Pastrnak</text:p>
          </table:table-cell>
          <table:table-cell office:value-type="float" office:value="6666667" calcext:value-type="float">
            <text:p>6666667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David Perron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David Rittich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David Savard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David Tendeck</text:p>
          </table:table-cell>
          <table:table-cell office:value-type="float" office:value="783333" calcext:value-type="float">
            <text:p>783333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Dawson Barteaux</text:p>
          </table:table-cell>
          <table:table-cell office:value-type="float" office:value="783333" calcext:value-type="float">
            <text:p>783333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Dawson Mercer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Dean Kukan</text:p>
          </table:table-cell>
          <table:table-cell office:value-type="float" office:value="1650000" calcext:value-type="float">
            <text:p>165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Declan Chisholm</text:p>
          </table:table-cell>
          <table:table-cell office:value-type="float" office:value="815000" calcext:value-type="float">
            <text:p>815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Denis Gurianov</text:p>
          </table:table-cell>
          <table:table-cell office:value-type="float" office:value="2550000" calcext:value-type="float">
            <text:p>25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Dennis Cholowski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Dennis Gilbert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Dereck Baribeau</text:p>
          </table:table-cell>
          <table:table-cell office:value-type="float" office:value="733333" calcext:value-type="float">
            <text:p>733333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Derek Forbort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Derek Grant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Derek Ryan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Derek Stepan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Derick Brassard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Devante Stephen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Devin Cooley</text:p>
          </table:table-cell>
          <table:table-cell office:value-type="float" office:value="785000" calcext:value-type="float">
            <text:p>785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Devin Shore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Devon Toews</text:p>
          </table:table-cell>
          <table:table-cell office:value-type="float" office:value="4100000" calcext:value-type="float">
            <text:p>41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Dillon Dube</text:p>
          </table:table-cell>
          <table:table-cell office:value-type="float" office:value="2300000" calcext:value-type="float">
            <text:p>230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Dillon Hamaliuk</text:p>
          </table:table-cell>
          <table:table-cell office:value-type="float" office:value="789167" calcext:value-type="float">
            <text:p>789167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Dillon Heatheringt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Dmitri Kuzmin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Dmitri Samorukov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Dmitri Semykin</text:p>
          </table:table-cell>
          <table:table-cell office:value-type="float" office:value="813333" calcext:value-type="float">
            <text:p>813333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Dmitri Zavgorodny</text:p>
          </table:table-cell>
          <table:table-cell office:value-type="float" office:value="780000" calcext:value-type="float">
            <text:p>78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Dmitrij Jaskin</text:p>
          </table:table-cell>
          <table:table-cell office:value-type="float" office:value="3200000" calcext:value-type="float">
            <text:p>320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Dmitry Kulikov</text:p>
          </table:table-cell>
          <table:table-cell office:value-type="float" office:value="2250000" calcext:value-type="float">
            <text:p>225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Dmitry Orlov</text:p>
          </table:table-cell>
          <table:table-cell office:value-type="float" office:value="5100000" calcext:value-type="float">
            <text:p>51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Dmytro Timashov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Dominic Toninat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Dominic Turge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Dominik Bokk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Dominik Kubalik</text:p>
          </table:table-cell>
          <table:table-cell office:value-type="float" office:value="3700000" calcext:value-type="float">
            <text:p>37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Dominik Sim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Donovan Sebrango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ougie Hamilton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Drake Batherson</text:p>
          </table:table-cell>
          <table:table-cell office:value-type="float" office:value="4975000" calcext:value-type="float">
            <text:p>4975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Drake Caggiul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Drew Doughty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Drew Oconnor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Dryden Hunt</text:p>
          </table:table-cell>
          <table:table-cell office:value-type="float" office:value="762500" calcext:value-type="float">
            <text:p>7625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Duncan Keith</text:p>
          </table:table-cell>
          <table:table-cell office:value-type="float" office:value="5538462" calcext:value-type="float">
            <text:p>5538462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Dustin Brown</text:p>
          </table:table-cell>
          <table:table-cell office:value-type="float" office:value="5875000" calcext:value-type="float">
            <text:p>5875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Dustin Tokarski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Dustin Wolf</text:p>
          </table:table-cell>
          <table:table-cell office:value-type="float" office:value="813333" calcext:value-type="float">
            <text:p>813333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Dylan Coghlan</text:p>
          </table:table-cell>
          <table:table-cell office:value-type="float" office:value="762500" calcext:value-type="float">
            <text:p>7625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Dylan Cozens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Dylan Demelo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Dylan Ferguson</text:p>
          </table:table-cell>
          <table:table-cell office:value-type="float" office:value="733333" calcext:value-type="float">
            <text:p>733333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Dylan Gambrell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Dylan Guenther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Dylan Holloway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Dylan Larkin</text:p>
          </table:table-cell>
          <table:table-cell office:value-type="float" office:value="6100000" calcext:value-type="float">
            <text:p>61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ylan Mcilrath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Dylan Samberg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Dylan Sikura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Dylan Strome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Dysin May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Eeli Tolvanen</text:p>
          </table:table-cell>
          <table:table-cell office:value-type="float" office:value="1450000" calcext:value-type="float">
            <text:p>145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Eemil Viro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Eetu Luostarinen</text:p>
          </table:table-cell>
          <table:table-cell office:value-type="float" office:value="897500" calcext:value-type="float">
            <text:p>8975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Eetu Makiniemi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Eetu Tuulola</text:p>
          </table:table-cell>
          <table:table-cell office:value-type="float" office:value="809167" calcext:value-type="float">
            <text:p>809167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Egor Afanasyev</text:p>
          </table:table-cell>
          <table:table-cell office:value-type="float" office:value="789167" calcext:value-type="float">
            <text:p>789167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Egor Sokolov</text:p>
          </table:table-cell>
          <table:table-cell office:value-type="float" office:value="818333" calcext:value-type="float">
            <text:p>818333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Elias Lindholm</text:p>
          </table:table-cell>
          <table:table-cell office:value-type="float" office:value="4850000" calcext:value-type="float">
            <text:p>48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Elias Pettersson</text:p>
          </table:table-cell>
          <table:table-cell office:value-type="float" office:value="7350000" calcext:value-type="float">
            <text:p>73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Elliot Desnoyers</text:p>
          </table:table-cell>
          <table:table-cell office:value-type="float" office:value="845833" calcext:value-type="float">
            <text:p>845833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Elvis Merzlikins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Emil Bemstrom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Eric Comri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Eric Gelina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Eric Robinson1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Erik Brannstrom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Erik Cernak</text:p>
          </table:table-cell>
          <table:table-cell office:value-type="float" office:value="2950000" calcext:value-type="float">
            <text:p>29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Erik Gudbranson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Erik Gustafs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Erik Haula</text:p>
          </table:table-cell>
          <table:table-cell office:value-type="float" office:value="2375000" calcext:value-type="float">
            <text:p>2375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Erik Johnson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Erik Kallgre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Erik Karlsson</text:p>
          </table:table-cell>
          <table:table-cell office:value-type="float" office:value="11500000" calcext:value-type="float">
            <text:p>1150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Esa Lindell</text:p>
          </table:table-cell>
          <table:table-cell office:value-type="float" office:value="5800000" calcext:value-type="float">
            <text:p>580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Ethan Bear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Ethan Prow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Evan Barratt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Evan Bouchard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Evan Corm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Evan Rodrigues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Evander Kane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Evgeni Dadonov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Evgeni Malkin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Evgeny Kuznetsov</text:p>
          </table:table-cell>
          <table:table-cell office:value-type="float" office:value="7800000" calcext:value-type="float">
            <text:p>78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Fabian Lysell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Fabian Zetterlund</text:p>
          </table:table-cell>
          <table:table-cell office:value-type="float" office:value="809167" calcext:value-type="float">
            <text:p>809167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Fedor Gordeev</text:p>
          </table:table-cell>
          <table:table-cell office:value-type="float" office:value="791667" calcext:value-type="float">
            <text:p>791667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Felix Sandstrom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Filip Berglund</text:p>
          </table:table-cell>
          <table:table-cell office:value-type="float" office:value="817500" calcext:value-type="float">
            <text:p>8175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Filip Chytil</text:p>
          </table:table-cell>
          <table:table-cell office:value-type="float" office:value="2300000" calcext:value-type="float">
            <text:p>230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Filip Forsberg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Filip Gustavsson</text:p>
          </table:table-cell>
          <table:table-cell office:value-type="float" office:value="787500" calcext:value-type="float">
            <text:p>7875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Filip Hallander</text:p>
          </table:table-cell>
          <table:table-cell office:value-type="float" office:value="764167" calcext:value-type="float">
            <text:p>764167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Filip Hronek</text:p>
          </table:table-cell>
          <table:table-cell office:value-type="float" office:value="4400000" calcext:value-type="float">
            <text:p>44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Filip Kral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Filip Larsson</text:p>
          </table:table-cell>
          <table:table-cell office:value-type="float" office:value="836666" calcext:value-type="float">
            <text:p>836666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Filip Lindberg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Filip Zadina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Frank Vatrano</text:p>
          </table:table-cell>
          <table:table-cell office:value-type="float" office:value="2533333" calcext:value-type="float">
            <text:p>2533333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Frederic Allar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Frederick Gaudreau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Frederik Andersen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Frederik Gauth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Fredrik Claes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Fredrik Karlstrom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Gabriel Carlsson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Gabriel Dumont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Gabriel Fortier</text:p>
          </table:table-cell>
          <table:table-cell office:value-type="float" office:value="791667" calcext:value-type="float">
            <text:p>791667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Gabriel Landeskog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Gabriel Vilardi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Gage Goncalves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Gage Quinne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Garnet Hathaway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Garret Spark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Garrett Pil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Gavin Bayreuthe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Gemel Smith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Gerald Mayhew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German Rubtsov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Gianni Fairbrother</text:p>
          </table:table-cell>
          <table:table-cell office:value-type="float" office:value="848333" calcext:value-type="float">
            <text:p>848333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Givani Smith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Glenn Gawdi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Graeme Clarke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Grant Hutton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Grant Mismash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Greg Mckegg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Greg Patery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Gregory Hofmann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Grigori Denisenko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Guillaume Briseboi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Gustav Forsling</text:p>
          </table:table-cell>
          <table:table-cell office:value-type="float" office:value="2666667" calcext:value-type="float">
            <text:p>2666667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Gustav Lindstrom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Gustav Nyquist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Gustav Olofs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Hampus Lindholm</text:p>
          </table:table-cell>
          <table:table-cell office:value-type="float" office:value="5205556" calcext:value-type="float">
            <text:p>5205556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Haydn Fleury</text:p>
          </table:table-cell>
          <table:table-cell office:value-type="float" office:value="1300000" calcext:value-type="float">
            <text:p>13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Helge Grans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Hendrix Lapierre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Henri Jokiharju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Henrik Borgstr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Henry Bowlby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Hudson Fasching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Hugh Mcging</text:p>
          </table:table-cell>
          <table:table-cell office:value-type="float" office:value="883750" calcext:value-type="float">
            <text:p>88375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Hugo Alnefelt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Hunter Drew</text:p>
          </table:table-cell>
          <table:table-cell office:value-type="float" office:value="793333" calcext:value-type="float">
            <text:p>793333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Hunter Jones</text:p>
          </table:table-cell>
          <table:table-cell office:value-type="float" office:value="825833" calcext:value-type="float">
            <text:p>825833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Hunter Miska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Hunter Shepar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Hunter Skinner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Ian Cole</text:p>
          </table:table-cell>
          <table:table-cell office:value-type="float" office:value="2900000" calcext:value-type="float">
            <text:p>290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Ian Mccos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Ian Mitchell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Ian Scott</text:p>
          </table:table-cell>
          <table:table-cell office:value-type="float" office:value="805833" calcext:value-type="float">
            <text:p>805833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Igor Shesterkin</text:p>
          </table:table-cell>
          <table:table-cell office:value-type="float" office:value="5666667" calcext:value-type="float">
            <text:p>5666667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Ilya Konovalov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Ilya Lyubushkin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Ilya Mikheyev</text:p>
          </table:table-cell>
          <table:table-cell office:value-type="float" office:value="1645000" calcext:value-type="float">
            <text:p>1645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Ilya Samsonov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Ilya Solovyov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Ilya Sorokin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Isaac Ratcliffe</text:p>
          </table:table-cell>
          <table:table-cell office:value-type="float" office:value="780833" calcext:value-type="float">
            <text:p>780833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Isaak Phillips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Isac Lundestrom</text:p>
          </table:table-cell>
          <table:table-cell office:value-type="float" office:value="874125" calcext:value-type="float">
            <text:p>874125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Ivan Barbashev</text:p>
          </table:table-cell>
          <table:table-cell office:value-type="float" office:value="2250000" calcext:value-type="float">
            <text:p>22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Ivan Lodnia</text:p>
          </table:table-cell>
          <table:table-cell office:value-type="float" office:value="747500" calcext:value-type="float">
            <text:p>7475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Ivan Prosvetov</text:p>
          </table:table-cell>
          <table:table-cell office:value-type="float" office:value="809167" calcext:value-type="float">
            <text:p>809167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Ivan Provorov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Jaccob Slavin</text:p>
          </table:table-cell>
          <table:table-cell office:value-type="float" office:value="5300000" calcext:value-type="float">
            <text:p>530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Jack Ahca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Jack Badini</text:p>
          </table:table-cell>
          <table:table-cell office:value-type="float" office:value="805000" calcext:value-type="float">
            <text:p>805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Jack Campbell</text:p>
          </table:table-cell>
          <table:table-cell office:value-type="float" office:value="1650000" calcext:value-type="float">
            <text:p>16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Jack Drury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Jack Duga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Jack Eichel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Jack Finley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Jack Hughes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Jack Joh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Jack Quinn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Jack Rathbon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Jack Roslovic</text:p>
          </table:table-cell>
          <table:table-cell office:value-type="float" office:value="1838362" calcext:value-type="float">
            <text:p>1838362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Jack Studnicka</text:p>
          </table:table-cell>
          <table:table-cell office:value-type="float" office:value="769167" calcext:value-type="float">
            <text:p>769167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Jack Thompson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Jackson Cates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Jacob Bernard Docker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Jacob Bryson</text:p>
          </table:table-cell>
          <table:table-cell office:value-type="float" office:value="889166" calcext:value-type="float">
            <text:p>889166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Jacob Christianse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Jacob Elmer</text:p>
          </table:table-cell>
          <table:table-cell office:value-type="float" office:value="809166" calcext:value-type="float">
            <text:p>809166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Jacob Ingham</text:p>
          </table:table-cell>
          <table:table-cell office:value-type="float" office:value="818333" calcext:value-type="float">
            <text:p>818333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Jacob Larsson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Jacob Macdonald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Jacob Markstrom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Jacob Mcgrew</text:p>
          </table:table-cell>
          <table:table-cell office:value-type="float" office:value="773333" calcext:value-type="float">
            <text:p>773333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Jacob Middleton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Jacob Moverar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Jacob Perreault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Jacob Peterson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Jacob Trouba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Jaden Schwartz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Jake Allen</text:p>
          </table:table-cell>
          <table:table-cell office:value-type="float" office:value="2875000" calcext:value-type="float">
            <text:p>2875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Jake Bean</text:p>
          </table:table-cell>
          <table:table-cell office:value-type="float" office:value="2333333" calcext:value-type="float">
            <text:p>2333333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Jake Bischoff</text:p>
          </table:table-cell>
          <table:table-cell office:value-type="float" office:value="716667" calcext:value-type="float">
            <text:p>716667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Jake Debrusk</text:p>
          </table:table-cell>
          <table:table-cell office:value-type="float" office:value="3675000" calcext:value-type="float">
            <text:p>3675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Jake Evan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Jake Gardiner</text:p>
          </table:table-cell>
          <table:table-cell office:value-type="float" office:value="4050000" calcext:value-type="float">
            <text:p>40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Jake Guentzel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Jake Leschyshyn</text:p>
          </table:table-cell>
          <table:table-cell office:value-type="float" office:value="778333" calcext:value-type="float">
            <text:p>778333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Jake Mccabe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Jake Muzzin</text:p>
          </table:table-cell>
          <table:table-cell office:value-type="float" office:value="5625000" calcext:value-type="float">
            <text:p>5625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Jake Neighbours</text:p>
          </table:table-cell>
          <table:table-cell office:value-type="float" office:value="866667" calcext:value-type="float">
            <text:p>866667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Jake Oettinger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Jake Walman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Jakob Chychrun</text:p>
          </table:table-cell>
          <table:table-cell office:value-type="float" office:value="4600000" calcext:value-type="float">
            <text:p>460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Jakob Pelletier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Jakob Silfverberg</text:p>
          </table:table-cell>
          <table:table-cell office:value-type="float" office:value="5250000" calcext:value-type="float">
            <text:p>525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Jakub Galvas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Jakub Lauko1</text:p>
          </table:table-cell>
          <table:table-cell office:value-type="float" office:value="764167" calcext:value-type="float">
            <text:p>764167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Jakub Pour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Jakub Skarek</text:p>
          </table:table-cell>
          <table:table-cell office:value-type="float" office:value="764167" calcext:value-type="float">
            <text:p>764167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Jakub Voracek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Jakub Vrana</text:p>
          </table:table-cell>
          <table:table-cell office:value-type="float" office:value="5250000" calcext:value-type="float">
            <text:p>525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Jakub Zboril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Jalen Chatfiel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James N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James Reimer</text:p>
          </table:table-cell>
          <table:table-cell office:value-type="float" office:value="2250000" calcext:value-type="float">
            <text:p>22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James Van Riemsdyk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Jamie Benn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Jamie Drysdal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Jamie Oleksiak</text:p>
          </table:table-cell>
          <table:table-cell office:value-type="float" office:value="4600000" calcext:value-type="float">
            <text:p>46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Jamieson Rees</text:p>
          </table:table-cell>
          <table:table-cell office:value-type="float" office:value="839167" calcext:value-type="float">
            <text:p>839167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Jan Drozg</text:p>
          </table:table-cell>
          <table:table-cell office:value-type="float" office:value="809166" calcext:value-type="float">
            <text:p>809166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Jan Jenik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Jan Mysak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Jan Rutta</text:p>
          </table:table-cell>
          <table:table-cell office:value-type="float" office:value="1300000" calcext:value-type="float">
            <text:p>130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Jani Hakanpaa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Janis Moser</text:p>
          </table:table-cell>
          <table:table-cell office:value-type="float" office:value="886667" calcext:value-type="float">
            <text:p>886667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Janne Kuokkanen</text:p>
          </table:table-cell>
          <table:table-cell office:value-type="float" office:value="1825000" calcext:value-type="float">
            <text:p>1825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Jansen Harkins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Jared Mccann</text:p>
          </table:table-cell>
          <table:table-cell office:value-type="float" office:value="2940000" calcext:value-type="float">
            <text:p>294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Jared Mcisaac</text:p>
          </table:table-cell>
          <table:table-cell office:value-type="float" office:value="764167" calcext:value-type="float">
            <text:p>764167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Jared Spurgeon</text:p>
          </table:table-cell>
          <table:table-cell office:value-type="float" office:value="7575000" calcext:value-type="float">
            <text:p>7575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Jaret Anderson Dolan</text:p>
          </table:table-cell>
          <table:table-cell office:value-type="float" office:value="747500" calcext:value-type="float">
            <text:p>7475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Jaroslav Halak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Jarred Tinordi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Jason Dickinson</text:p>
          </table:table-cell>
          <table:table-cell office:value-type="float" office:value="2650000" calcext:value-type="float">
            <text:p>26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Jason Robertson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Jason Spezz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Jason Zucker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Jasper Weatherby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Jay Beagle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Jaycob Megn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Jayden Halbgewachs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Jayson Megn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Jean Francois Berub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Jean Gabriel Pageau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Jean Luc Foudy</text:p>
          </table:table-cell>
          <table:table-cell office:value-type="float" office:value="878333" calcext:value-type="float">
            <text:p>878333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Jeansebastien De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Jeff Carter</text:p>
          </table:table-cell>
          <table:table-cell office:value-type="float" office:value="2636364" calcext:value-type="float">
            <text:p>2636364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Jeff Malott</text:p>
          </table:table-cell>
          <table:table-cell office:value-type="float" office:value="780000" calcext:value-type="float">
            <text:p>78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Jeff Petry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Jeff Skinner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Jeffrey Truchon Viel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Jerad Rosburg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Jeremie Poirier</text:p>
          </table:table-cell>
          <table:table-cell office:value-type="float" office:value="843333" calcext:value-type="float">
            <text:p>843333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Jeremy Davie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Jeremy Groleau</text:p>
          </table:table-cell>
          <table:table-cell office:value-type="float" office:value="746667" calcext:value-type="float">
            <text:p>746667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Jeremy Lauzon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Jeremy Swayma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Jesper Boqvist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Jesper Bratt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Jesper Fast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Jesper Froden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Jesper Sellgren</text:p>
          </table:table-cell>
          <table:table-cell office:value-type="float" office:value="803333" calcext:value-type="float">
            <text:p>803333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Jesperi Kotkaniemi</text:p>
          </table:table-cell>
          <table:table-cell office:value-type="float" office:value="6100035" calcext:value-type="float">
            <text:p>6100035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Jesse Puljujarvi</text:p>
          </table:table-cell>
          <table:table-cell office:value-type="float" office:value="1175000" calcext:value-type="float">
            <text:p>1175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Jesse Ylonen</text:p>
          </table:table-cell>
          <table:table-cell office:value-type="float" office:value="880833" calcext:value-type="float">
            <text:p>880833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Jett Woo</text:p>
          </table:table-cell>
          <table:table-cell office:value-type="float" office:value="860833" calcext:value-type="float">
            <text:p>860833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Jimmy Huntington</text:p>
          </table:table-cell>
          <table:table-cell office:value-type="float" office:value="809166" calcext:value-type="float">
            <text:p>809166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Jimmy Schuldt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Jimmy Ves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Jiri Patera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Joachim Blichfel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Joe Hickett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Joe Pavelski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Joe Snivel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Joe Thornt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Joel Armia</text:p>
          </table:table-cell>
          <table:table-cell office:value-type="float" office:value="3400000" calcext:value-type="float">
            <text:p>340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Joel Edmundson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Joel Eriksson Ek</text:p>
          </table:table-cell>
          <table:table-cell office:value-type="float" office:value="5250000" calcext:value-type="float">
            <text:p>525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Joel Farabe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Joel Hanle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Joel Hofer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Joel Kellma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Joel Kiviranta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Joel Lesperance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Joel Teasdale</text:p>
          </table:table-cell>
          <table:table-cell office:value-type="float" office:value="763333" calcext:value-type="float">
            <text:p>763333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Joey Ander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Joey Daccor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Joey Keane</text:p>
          </table:table-cell>
          <table:table-cell office:value-type="float" office:value="809166" calcext:value-type="float">
            <text:p>809166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Johan Larsson</text:p>
          </table:table-cell>
          <table:table-cell office:value-type="float" office:value="1400000" calcext:value-type="float">
            <text:p>140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Johan Sodergran</text:p>
          </table:table-cell>
          <table:table-cell office:value-type="float" office:value="791667" calcext:value-type="float">
            <text:p>791667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Johannes Kinnvall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John Carlson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John Gibson</text:p>
          </table:table-cell>
          <table:table-cell office:value-type="float" office:value="6400000" calcext:value-type="float">
            <text:p>640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John Hayde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John Jason Peterka</text:p>
          </table:table-cell>
          <table:table-cell office:value-type="float" office:value="886667" calcext:value-type="float">
            <text:p>886667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John Klingberg</text:p>
          </table:table-cell>
          <table:table-cell office:value-type="float" office:value="4250000" calcext:value-type="float">
            <text:p>42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John Leonard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John Ludvig</text:p>
          </table:table-cell>
          <table:table-cell office:value-type="float" office:value="853333" calcext:value-type="float">
            <text:p>853333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John Marino</text:p>
          </table:table-cell>
          <table:table-cell office:value-type="float" office:value="4400000" calcext:value-type="float">
            <text:p>440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John Moore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John Steven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John Tavares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Johnny Boychuk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Johnny Gaudreau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Johnny Kovacevic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Jon Lizott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Jon Merrill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Jon Randall Avon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Jonah Gadjovich</text:p>
          </table:table-cell>
          <table:table-cell office:value-type="float" office:value="783333" calcext:value-type="float">
            <text:p>783333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Jonas Brodin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Jonas Johans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Jonas Rondbjerg</text:p>
          </table:table-cell>
          <table:table-cell office:value-type="float" office:value="806667" calcext:value-type="float">
            <text:p>806667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Jonas Siegenthaler</text:p>
          </table:table-cell>
          <table:table-cell office:value-type="float" office:value="1125000" calcext:value-type="float">
            <text:p>1125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Jonatan Berggre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Jonathan Aspirot</text:p>
          </table:table-cell>
          <table:table-cell office:value-type="float" office:value="768333" calcext:value-type="float">
            <text:p>768333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Jonathan Bernier</text:p>
          </table:table-cell>
          <table:table-cell office:value-type="float" office:value="4125000" calcext:value-type="float">
            <text:p>4125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Jonathan Dahle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Jonathan Drouin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Jonathan Gruden</text:p>
          </table:table-cell>
          <table:table-cell office:value-type="float" office:value="788333" calcext:value-type="float">
            <text:p>788333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Jonathan Huberdeau</text:p>
          </table:table-cell>
          <table:table-cell office:value-type="float" office:value="5900000" calcext:value-type="float">
            <text:p>590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Jonathan Marchessault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Jonathan Quick</text:p>
          </table:table-cell>
          <table:table-cell office:value-type="float" office:value="5800000" calcext:value-type="float">
            <text:p>580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Jonathan Toews</text:p>
          </table:table-cell>
          <table:table-cell office:value-type="float" office:value="10500000" calcext:value-type="float">
            <text:p>105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Jonny Brodzinski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Joona Koppane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Joonas Donskoi</text:p>
          </table:table-cell>
          <table:table-cell office:value-type="float" office:value="3900000" calcext:value-type="float">
            <text:p>39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Joonas Korpisalo</text:p>
          </table:table-cell>
          <table:table-cell office:value-type="float" office:value="2800000" calcext:value-type="float">
            <text:p>280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Jordan Binnington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Jordan Eberle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Jordan Greenway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Jordan Gros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Jordan Kawaguchi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Jordan Kyrou</text:p>
          </table:table-cell>
          <table:table-cell office:value-type="float" office:value="2800000" calcext:value-type="float">
            <text:p>28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Jordan Martinook</text:p>
          </table:table-cell>
          <table:table-cell office:value-type="float" office:value="1800000" calcext:value-type="float">
            <text:p>180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Jordan Oesterle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Jordan Spence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Jordan Staal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Jordie Benn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Jordy Bellerive</text:p>
          </table:table-cell>
          <table:table-cell office:value-type="float" office:value="733333" calcext:value-type="float">
            <text:p>733333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Josef Korena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Joseph Cecconi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Joseph Cramaross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Joseph Duszak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Joseph Gambardell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Joseph Veleno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Joseph Woll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Josh Anderson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Josh Archibald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Josh Bailey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Josh Brook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Josh Jacob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Josh Leiv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Josh Mahur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Josh Manson</text:p>
          </table:table-cell>
          <table:table-cell office:value-type="float" office:value="4100000" calcext:value-type="float">
            <text:p>410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Joshua Brown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Joshua Dunn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Joshua Ho Sa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Joshua Maniscalco</text:p>
          </table:table-cell>
          <table:table-cell office:value-type="float" office:value="853333" calcext:value-type="float">
            <text:p>853333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Joshua Morrissey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Joshua Norris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Josiah Slavin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Jt Compher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Jt Miller</text:p>
          </table:table-cell>
          <table:table-cell office:value-type="float" office:value="5250000" calcext:value-type="float">
            <text:p>52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Juho Lammikk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Jujhar Khaira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Julien Gauthier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Justin Almeida</text:p>
          </table:table-cell>
          <table:table-cell office:value-type="float" office:value="809166" calcext:value-type="float">
            <text:p>809166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Justin Baile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Justin Barro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Justin Braun</text:p>
          </table:table-cell>
          <table:table-cell office:value-type="float" office:value="1800000" calcext:value-type="float">
            <text:p>180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Justin Danforth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Justin Dowling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Justin Faulk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Justin Holl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Justin Kirklan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Justin Richards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Justin Schultz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Justin Sourdif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Justus Annunen</text:p>
          </table:table-cell>
          <table:table-cell office:value-type="float" office:value="880833" calcext:value-type="float">
            <text:p>880833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Juuse Saros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Juuso Parssinen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Juuso Riikol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Juuso Riikola</text:p>
          </table:table-cell>
          <table:table-cell office:value-type="float" office:value="1150000" calcext:value-type="float">
            <text:p>115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Juuso Valimaki</text:p>
          </table:table-cell>
          <table:table-cell office:value-type="float" office:value="1550000" calcext:value-type="float">
            <text:p>15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Kaapo Kahkonen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Kaapo Kakko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Kaden Fulcher</text:p>
          </table:table-cell>
          <table:table-cell office:value-type="float" office:value="733333" calcext:value-type="float">
            <text:p>733333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Kaedan Korczak</text:p>
          </table:table-cell>
          <table:table-cell office:value-type="float" office:value="789167" calcext:value-type="float">
            <text:p>789167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Kaiden Guhle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Kailer Yamamoto</text:p>
          </table:table-cell>
          <table:table-cell office:value-type="float" office:value="1175000" calcext:value-type="float">
            <text:p>1175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Kale Clague</text:p>
          </table:table-cell>
          <table:table-cell office:value-type="float" office:value="761250" calcext:value-type="float">
            <text:p>76125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Kandre Miller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Karel Plasek</text:p>
          </table:table-cell>
          <table:table-cell office:value-type="float" office:value="846667" calcext:value-type="float">
            <text:p>846667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Karel Vejmelka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Karl Henriksson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Karson Kuhlman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Kasper Bjorkqvist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Kasperi Kapanen</text:p>
          </table:table-cell>
          <table:table-cell office:value-type="float" office:value="3200000" calcext:value-type="float">
            <text:p>320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Keaton Middleton</text:p>
          </table:table-cell>
          <table:table-cell office:value-type="float" office:value="742500" calcext:value-type="float">
            <text:p>7425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Keean Washkurak</text:p>
          </table:table-cell>
          <table:table-cell office:value-type="float" office:value="862500" calcext:value-type="float">
            <text:p>8625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Keegan Kolesar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Keith Kinkaid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Keith Yandle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Ken Appleby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Kevin Bahl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Kevin Connauton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Kevin Czuczma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Kevin Fiala</text:p>
          </table:table-cell>
          <table:table-cell office:value-type="float" office:value="5100000" calcext:value-type="float">
            <text:p>510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Kevin Gravel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Kevin Hayes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Kevin Labanc</text:p>
          </table:table-cell>
          <table:table-cell office:value-type="float" office:value="4725000" calcext:value-type="float">
            <text:p>4725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Kevin Lankinen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Kevin Mandolese</text:p>
          </table:table-cell>
          <table:table-cell office:value-type="float" office:value="835000" calcext:value-type="float">
            <text:p>835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Kevin Roone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Kevin Shattenkirk</text:p>
          </table:table-cell>
          <table:table-cell office:value-type="float" office:value="3900000" calcext:value-type="float">
            <text:p>390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Kevin Stenlund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Kiefer Sherwoo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Kieffer Bell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Kirby Dach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Kirill Kaprizov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Kirill Maksimov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Kirill Semyonov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Kirill Ustimenko</text:p>
          </table:table-cell>
          <table:table-cell office:value-type="float" office:value="825833" calcext:value-type="float">
            <text:p>825833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Klim Kostin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Kodie Curran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Kody Clark</text:p>
          </table:table-cell>
          <table:table-cell office:value-type="float" office:value="808333" calcext:value-type="float">
            <text:p>808333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Kole Lind</text:p>
          </table:table-cell>
          <table:table-cell office:value-type="float" office:value="874125" calcext:value-type="float">
            <text:p>874125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Kole Sherwoo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Kris Letang</text:p>
          </table:table-cell>
          <table:table-cell office:value-type="float" office:value="7250000" calcext:value-type="float">
            <text:p>725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Kris Russell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Kristian Reichel</text:p>
          </table:table-cell>
          <table:table-cell office:value-type="float" office:value="752500" calcext:value-type="float">
            <text:p>7525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Kristian Vesalainen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Kristians Rubins</text:p>
          </table:table-cell>
          <table:table-cell office:value-type="float" office:value="785000" calcext:value-type="float">
            <text:p>785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Kurtis Gabriel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Kurtis Macdermid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Kyle Burrough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Kyle Capobianco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Kyle Clifford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Kyle Connor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Kyle Criscuol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Kyle Keyser</text:p>
          </table:table-cell>
          <table:table-cell office:value-type="float" office:value="733333" calcext:value-type="float">
            <text:p>733333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Kyle Okposo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Kyle Palmieri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Kyle Rau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Kyle Turris</text:p>
          </table:table-cell>
          <table:table-cell office:value-type="float" office:value="1650000" calcext:value-type="float">
            <text:p>165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Lane Peder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Lars Eller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Lassi Thomson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Laurent Brossoit</text:p>
          </table:table-cell>
          <table:table-cell office:value-type="float" office:value="2325000" calcext:value-type="float">
            <text:p>2325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Laurent Dauphi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Lauri Pajuniemi</text:p>
          </table:table-cell>
          <table:table-cell office:value-type="float" office:value="883750" calcext:value-type="float">
            <text:p>88375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Lawson Crouse</text:p>
          </table:table-cell>
          <table:table-cell office:value-type="float" office:value="1533333" calcext:value-type="float">
            <text:p>1533333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Layton Ahac</text:p>
          </table:table-cell>
          <table:table-cell office:value-type="float" office:value="897500" calcext:value-type="float">
            <text:p>8975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Leevi Merilainen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Leo Komarov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Leon Draisaitl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Leon Gawanke</text:p>
          </table:table-cell>
          <table:table-cell office:value-type="float" office:value="796667" calcext:value-type="float">
            <text:p>796667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Liam Foudy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Liam Kirk</text:p>
          </table:table-cell>
          <table:table-cell office:value-type="float" office:value="813333" calcext:value-type="float">
            <text:p>813333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Liam Obrien1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Lias Andersson</text:p>
          </table:table-cell>
          <table:table-cell office:value-type="float" office:value="874125" calcext:value-type="float">
            <text:p>874125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Libor Hajek</text:p>
          </table:table-cell>
          <table:table-cell office:value-type="float" office:value="874125" calcext:value-type="float">
            <text:p>874125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Linus Hogberg</text:p>
          </table:table-cell>
          <table:table-cell office:value-type="float" office:value="815000" calcext:value-type="float">
            <text:p>815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Linus Sandi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Linus Ullmark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Linus Weissbach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Logan Brow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Logan Couture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Logan Hutsko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Logan Oconnor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Logan Shaw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Logan Stankoven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Logan Stanley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Logan Thompson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Loui Eriksson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Louis Belpedi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Louis Domingu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Lucas Carls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Lucas Elvenes</text:p>
          </table:table-cell>
          <table:table-cell office:value-type="float" office:value="776667" calcext:value-type="float">
            <text:p>776667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Lucas Johanse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Lucas Raymond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Lukas Cormier</text:p>
          </table:table-cell>
          <table:table-cell office:value-type="float" office:value="811667" calcext:value-type="float">
            <text:p>811667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Lukas Dostal</text:p>
          </table:table-cell>
          <table:table-cell office:value-type="float" office:value="822500" calcext:value-type="float">
            <text:p>8225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Lukas Reichel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Lukas Rousek</text:p>
          </table:table-cell>
          <table:table-cell office:value-type="float" office:value="830000" calcext:value-type="float">
            <text:p>83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Lukas Vejdem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Luke Evangelista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Luke Glendening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Luke Henman</text:p>
          </table:table-cell>
          <table:table-cell office:value-type="float" office:value="791667" calcext:value-type="float">
            <text:p>791667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Luke John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Luke Kunin</text:p>
          </table:table-cell>
          <table:table-cell office:value-type="float" office:value="2300000" calcext:value-type="float">
            <text:p>230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Luke Philp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Luke Prokop</text:p>
          </table:table-cell>
          <table:table-cell office:value-type="float" office:value="811667" calcext:value-type="float">
            <text:p>811667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Luke Schenn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Luke Witkowski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Mac Hollowell</text:p>
          </table:table-cell>
          <table:table-cell office:value-type="float" office:value="799766" calcext:value-type="float">
            <text:p>799766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Mackenzie Blackwood</text:p>
          </table:table-cell>
          <table:table-cell office:value-type="float" office:value="2800000" calcext:value-type="float">
            <text:p>280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Mackenzie Entwistle</text:p>
          </table:table-cell>
          <table:table-cell office:value-type="float" office:value="811667" calcext:value-type="float">
            <text:p>811667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Mackenzie Maceachern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Mackenzie Weegar</text:p>
          </table:table-cell>
          <table:table-cell office:value-type="float" office:value="3250000" calcext:value-type="float">
            <text:p>325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Madison Bowey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Mads Sogaard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Maksim Sushko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Malcolm Subban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Marc Andre Fleury1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Marc Del Gaizo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Marc Edouard Vlasic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Marc Staal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Marco Rossi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Marco Scandella</text:p>
          </table:table-cell>
          <table:table-cell office:value-type="float" office:value="3275000" calcext:value-type="float">
            <text:p>3275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Marcus Foligno</text:p>
          </table:table-cell>
          <table:table-cell office:value-type="float" office:value="3100000" calcext:value-type="float">
            <text:p>310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Marcus Johansson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Marcus Kallionkieli</text:p>
          </table:table-cell>
          <table:table-cell office:value-type="float" office:value="784722" calcext:value-type="float">
            <text:p>784722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Marcus Pettersson</text:p>
          </table:table-cell>
          <table:table-cell office:value-type="float" office:value="4025175" calcext:value-type="float">
            <text:p>4025175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Marian Studenic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Mario Ferraro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Mark Borowiecki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Mark Friedman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Mark Giordano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Mark Jankows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Mark Kastelic</text:p>
          </table:table-cell>
          <table:table-cell office:value-type="float" office:value="821667" calcext:value-type="float">
            <text:p>821667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Mark Pysyk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Mark Scheifele</text:p>
          </table:table-cell>
          <table:table-cell office:value-type="float" office:value="6125000" calcext:value-type="float">
            <text:p>6125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Mark Stone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Markus Niemelainen</text:p>
          </table:table-cell>
          <table:table-cell office:value-type="float" office:value="817500" calcext:value-type="float">
            <text:p>8175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Markus Nutivaara</text:p>
          </table:table-cell>
          <table:table-cell office:value-type="float" office:value="2700000" calcext:value-type="float">
            <text:p>270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Markus Phillips</text:p>
          </table:table-cell>
          <table:table-cell office:value-type="float" office:value="796667" calcext:value-type="float">
            <text:p>796667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Martin Chromiak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Martin Fehervary</text:p>
          </table:table-cell>
          <table:table-cell office:value-type="float" office:value="791667" calcext:value-type="float">
            <text:p>791667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Martin Frk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Martin Jones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Martin Kaut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Martin Necas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Martin Pospisil</text:p>
          </table:table-cell>
          <table:table-cell office:value-type="float" office:value="796667" calcext:value-type="float">
            <text:p>796667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Mason Appleton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Mason Geertsen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Mason Marchment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Mason Mctavish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Mason Millman</text:p>
          </table:table-cell>
          <table:table-cell office:value-type="float" office:value="818333" calcext:value-type="float">
            <text:p>818333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Mason Primeau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Mason Shaw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Matej Chalupa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Matej Pekar</text:p>
          </table:table-cell>
          <table:table-cell office:value-type="float" office:value="764167" calcext:value-type="float">
            <text:p>764167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Mathew Barzal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Mathias Emilio Pettersen</text:p>
          </table:table-cell>
          <table:table-cell office:value-type="float" office:value="903333" calcext:value-type="float">
            <text:p>903333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Mathias Laferriere</text:p>
          </table:table-cell>
          <table:table-cell office:value-type="float" office:value="786667" calcext:value-type="float">
            <text:p>786667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Mathieu Joseph</text:p>
          </table:table-cell>
          <table:table-cell office:value-type="float" office:value="737500" calcext:value-type="float">
            <text:p>7375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Mathieu Olivie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Mathieu Perreault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Matias Maccelli</text:p>
          </table:table-cell>
          <table:table-cell office:value-type="float" office:value="853333" calcext:value-type="float">
            <text:p>853333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Mats Zuccarello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Matt Bartkows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Matt Duchene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Matt Dumba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Matt Filipe</text:p>
          </table:table-cell>
          <table:table-cell office:value-type="float" office:value="817500" calcext:value-type="float">
            <text:p>8175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Matt Grzelcyk</text:p>
          </table:table-cell>
          <table:table-cell office:value-type="float" office:value="3687500" calcext:value-type="float">
            <text:p>36875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Matt Irwi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Matt Kiersted</text:p>
          </table:table-cell>
          <table:table-cell office:value-type="float" office:value="858750" calcext:value-type="float">
            <text:p>85875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Matt Luff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Matt Martin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Matt Murray1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Matt Nieto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Matt Roy</text:p>
          </table:table-cell>
          <table:table-cell office:value-type="float" office:value="3150000" calcext:value-type="float">
            <text:p>315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Matt Tenny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Matt Villalta</text:p>
          </table:table-cell>
          <table:table-cell office:value-type="float" office:value="778333" calcext:value-type="float">
            <text:p>778333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Matthew Benning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Matthew Boldy</text:p>
          </table:table-cell>
          <table:table-cell office:value-type="float" office:value="880833" calcext:value-type="float">
            <text:p>880833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Matthew Highmore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Matthew Pec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Matthew Phillip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Matthew Robertson</text:p>
          </table:table-cell>
          <table:table-cell office:value-type="float" office:value="797500" calcext:value-type="float">
            <text:p>7975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Matthew Strome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Matthew Tkachuk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Mattias Ekholm</text:p>
          </table:table-cell>
          <table:table-cell office:value-type="float" office:value="3750000" calcext:value-type="float">
            <text:p>375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Mattias Janmark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Mattias Norlinder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Mattias Samuelsso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Mavrik Bourqu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Max Domi</text:p>
          </table:table-cell>
          <table:table-cell office:value-type="float" office:value="5300000" calcext:value-type="float">
            <text:p>530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Max Gildon</text:p>
          </table:table-cell>
          <table:table-cell office:value-type="float" office:value="853333" calcext:value-type="float">
            <text:p>853333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Max Jones</text:p>
          </table:table-cell>
          <table:table-cell office:value-type="float" office:value="1295000" calcext:value-type="float">
            <text:p>1295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Max Mccormick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Max Pacioretty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Max Willma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Maxence Guenette</text:p>
          </table:table-cell>
          <table:table-cell office:value-type="float" office:value="813333" calcext:value-type="float">
            <text:p>813333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Maxim Cajkovic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Maxim Golod</text:p>
          </table:table-cell>
          <table:table-cell office:value-type="float" office:value="793333" calcext:value-type="float">
            <text:p>793333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Maxim Letunov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Maxim Mamin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Maxim Marushev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Maxime Comtois</text:p>
          </table:table-cell>
          <table:table-cell office:value-type="float" office:value="2037500" calcext:value-type="float">
            <text:p>20375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Maxime Lagac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Maxime Lajoi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Michael Amadi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Michael Anderso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Michael Bunting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Michael Carcon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Michael Chaput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Michael Dal Co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Michael Del Zotto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Michael Dipietro</text:p>
          </table:table-cell>
          <table:table-cell office:value-type="float" office:value="811667" calcext:value-type="float">
            <text:p>811667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Michael Eyssimont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Michael Frol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Michael Hutchinson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Michael Kesselring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Michael Matheson</text:p>
          </table:table-cell>
          <table:table-cell office:value-type="float" office:value="4875000" calcext:value-type="float">
            <text:p>4875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Michael Mccarr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Michael Mcleod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Michael Mcnive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Michael Pezzett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Michael Raffl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Michael Rasmussen</text:p>
          </table:table-cell>
          <table:table-cell office:value-type="float" office:value="1460000" calcext:value-type="float">
            <text:p>146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Michael Sgarboss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Michael Ston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Michael Vecchion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Michael Vukojevic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Michal Kempny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Michal Teply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Micheal Ferland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Mika Zibanejad</text:p>
          </table:table-cell>
          <table:table-cell office:value-type="float" office:value="5350000" calcext:value-type="float">
            <text:p>535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Mikael Backlund</text:p>
          </table:table-cell>
          <table:table-cell office:value-type="float" office:value="5350000" calcext:value-type="float">
            <text:p>53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Mikael Granlund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Mike Hardman</text:p>
          </table:table-cell>
          <table:table-cell office:value-type="float" office:value="912500" calcext:value-type="float">
            <text:p>9125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Mike Hoffman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Mike Reilly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Mike Smith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Mikhail Abramov</text:p>
          </table:table-cell>
          <table:table-cell office:value-type="float" office:value="809444" calcext:value-type="float">
            <text:p>809444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Mikhail Berdi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Mikhail Maltsev</text:p>
          </table:table-cell>
          <table:table-cell office:value-type="float" office:value="809167" calcext:value-type="float">
            <text:p>809167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Mikhail Sergachev</text:p>
          </table:table-cell>
          <table:table-cell office:value-type="float" office:value="4800000" calcext:value-type="float">
            <text:p>480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Mikko Koskinen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Mikko Lehtonen2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Mikko Rantanen</text:p>
          </table:table-cell>
          <table:table-cell office:value-type="float" office:value="9250000" calcext:value-type="float">
            <text:p>925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Milan Lucic</text:p>
          </table:table-cell>
          <table:table-cell office:value-type="float" office:value="5250000" calcext:value-type="float">
            <text:p>52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Miles Wood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Miro Heiskanen</text:p>
          </table:table-cell>
          <table:table-cell office:value-type="float" office:value="8450000" calcext:value-type="float">
            <text:p>84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Mitch Vande Sompel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Mitchell Chaffe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Mitchell Marner</text:p>
          </table:table-cell>
          <table:table-cell office:value-type="float" office:value="10903000" calcext:value-type="float">
            <text:p>10903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Mitchell Stephens</text:p>
          </table:table-cell>
          <table:table-cell office:value-type="float" office:value="737500" calcext:value-type="float">
            <text:p>7375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Morgan Barro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Morgan Frost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Morgan Geeki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Morgan Rielly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Moritz Seider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Nate Schmidt</text:p>
          </table:table-cell>
          <table:table-cell office:value-type="float" office:value="5950000" calcext:value-type="float">
            <text:p>59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Nate Thompson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Nathan Bastian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Nathan Beaulieu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Nathan Clurman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Nathan Gerb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Nathan Legare</text:p>
          </table:table-cell>
          <table:table-cell office:value-type="float" office:value="789167" calcext:value-type="float">
            <text:p>789167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Nathan Mackinnon</text:p>
          </table:table-cell>
          <table:table-cell office:value-type="float" office:value="6300000" calcext:value-type="float">
            <text:p>63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Nathan Schnarr</text:p>
          </table:table-cell>
          <table:table-cell office:value-type="float" office:value="786667" calcext:value-type="float">
            <text:p>786667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Nathan Tod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Nathan Walke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Nazem Kadri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Neal Pionk</text:p>
          </table:table-cell>
          <table:table-cell office:value-type="float" office:value="5875000" calcext:value-type="float">
            <text:p>5875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Nelson Nogier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Nic Dow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Nicholas Caaman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Nicholas Henry</text:p>
          </table:table-cell>
          <table:table-cell office:value-type="float" office:value="798333" calcext:value-type="float">
            <text:p>798333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Nicholas Paul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Nicholas Robertson</text:p>
          </table:table-cell>
          <table:table-cell office:value-type="float" office:value="796667" calcext:value-type="float">
            <text:p>796667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Nick Bjugstad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Nick Bonino</text:p>
          </table:table-cell>
          <table:table-cell office:value-type="float" office:value="2050000" calcext:value-type="float">
            <text:p>20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Nick Cousins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Nick Desimon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Nick Foligno</text:p>
          </table:table-cell>
          <table:table-cell office:value-type="float" office:value="3800000" calcext:value-type="float">
            <text:p>380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Nick Holden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Nick Jensen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Nick Leddy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Nick Merkle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Nick Ritchie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Nick Schmaltz</text:p>
          </table:table-cell>
          <table:table-cell office:value-type="float" office:value="5850000" calcext:value-type="float">
            <text:p>58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Nick Seele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Nick Suzuki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Nick Swaney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Nick Wolff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Nicklas Backstrom</text:p>
          </table:table-cell>
          <table:table-cell office:value-type="float" office:value="9200000" calcext:value-type="float">
            <text:p>92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Niclas Almari</text:p>
          </table:table-cell>
          <table:table-cell office:value-type="float" office:value="809167" calcext:value-type="float">
            <text:p>809167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Nico Daws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Nico Hischier</text:p>
          </table:table-cell>
          <table:table-cell office:value-type="float" office:value="7250000" calcext:value-type="float">
            <text:p>725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Nico Sturm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Nicolas Aube Kubel</text:p>
          </table:table-cell>
          <table:table-cell office:value-type="float" office:value="1075000" calcext:value-type="float">
            <text:p>1075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Nicolas Beaudin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Nicolas Deslauriers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Nicolas Hague</text:p>
          </table:table-cell>
          <table:table-cell office:value-type="float" office:value="791667" calcext:value-type="float">
            <text:p>791667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Nicolas Meloch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Nicolas Peta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Nicolas Ro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Nikita Alexandrov</text:p>
          </table:table-cell>
          <table:table-cell office:value-type="float" office:value="816667" calcext:value-type="float">
            <text:p>816667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Nikita Gus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Nikita Kucherov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Nikita Okhotyuk</text:p>
          </table:table-cell>
          <table:table-cell office:value-type="float" office:value="789167" calcext:value-type="float">
            <text:p>789167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Nikita Zadorov</text:p>
          </table:table-cell>
          <table:table-cell office:value-type="float" office:value="3750000" calcext:value-type="float">
            <text:p>3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Nikita Zaitsev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Niko Mikkola</text:p>
          </table:table-cell>
          <table:table-cell office:value-type="float" office:value="787500" calcext:value-type="float">
            <text:p>7875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Nikolai Knyzhov</text:p>
          </table:table-cell>
          <table:table-cell office:value-type="float" office:value="796667" calcext:value-type="float">
            <text:p>796667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Nikolaj Ehler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Nils Hoglander</text:p>
          </table:table-cell>
          <table:table-cell office:value-type="float" office:value="891667" calcext:value-type="float">
            <text:p>891667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Nils Lundkvist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Nino Niederreiter</text:p>
          </table:table-cell>
          <table:table-cell office:value-type="float" office:value="5250000" calcext:value-type="float">
            <text:p>52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Noah Dobson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Noah Grego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Noah Hanifin</text:p>
          </table:table-cell>
          <table:table-cell office:value-type="float" office:value="4950000" calcext:value-type="float">
            <text:p>49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Noah Juulse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Noel Acciari</text:p>
          </table:table-cell>
          <table:table-cell office:value-type="float" office:value="1666667" calcext:value-type="float">
            <text:p>1666667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Nolan Allan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Nolan Foote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Nolan Patrick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Nolan Steven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Odeen Tufto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Ole Julian Bjorgvik Holm</text:p>
          </table:table-cell>
          <table:table-cell office:value-type="float" office:value="845833" calcext:value-type="float">
            <text:p>845833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Olen Zellweger</text:p>
          </table:table-cell>
          <table:table-cell office:value-type="float" office:value="897500" calcext:value-type="float">
            <text:p>8975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Oliver Bjorkstrand</text:p>
          </table:table-cell>
          <table:table-cell office:value-type="float" office:value="5400000" calcext:value-type="float">
            <text:p>540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Oliver Ekman Larsson</text:p>
          </table:table-cell>
          <table:table-cell office:value-type="float" office:value="7260000" calcext:value-type="float">
            <text:p>726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Oliver Kylingt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Oliver Wahlstrom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Olivier Rodrigue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Olle Eriksson Ek</text:p>
          </table:table-cell>
          <table:table-cell office:value-type="float" office:value="773889" calcext:value-type="float">
            <text:p>773889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Olle Lycksell</text:p>
          </table:table-cell>
          <table:table-cell office:value-type="float" office:value="837500" calcext:value-type="float">
            <text:p>8375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Olli Juolevi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Olli Maatta1</text:p>
          </table:table-cell>
          <table:table-cell office:value-type="float" office:value="3333225" calcext:value-type="float">
            <text:p>3333225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Ondrej Kase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Ondrej Palat</text:p>
          </table:table-cell>
          <table:table-cell office:value-type="float" office:value="5300000" calcext:value-type="float">
            <text:p>530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Oscar Klefbom</text:p>
          </table:table-cell>
          <table:table-cell office:value-type="float" office:value="4167000" calcext:value-type="float">
            <text:p>4167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Oskar Back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Oskar Lindblom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Oskar Olausso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Oskar Steen</text:p>
          </table:table-cell>
          <table:table-cell office:value-type="float" office:value="809167" calcext:value-type="float">
            <text:p>809167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Oskar Sundqvist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Oskari Laaksonen</text:p>
          </table:table-cell>
          <table:table-cell office:value-type="float" office:value="853333" calcext:value-type="float">
            <text:p>853333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Ostap Safin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Otto Koivul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Otto Somppi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Owen Tippett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Ozzy Wiesblatt</text:p>
          </table:table-cell>
          <table:table-cell office:value-type="float" office:value="866667" calcext:value-type="float">
            <text:p>866667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Parker Kelly</text:p>
          </table:table-cell>
          <table:table-cell office:value-type="float" office:value="726667" calcext:value-type="float">
            <text:p>726667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Parker Wotherspoon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Patric Hornqvist</text:p>
          </table:table-cell>
          <table:table-cell office:value-type="float" office:value="5300000" calcext:value-type="float">
            <text:p>530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Patrice Bergeron</text:p>
          </table:table-cell>
          <table:table-cell office:value-type="float" office:value="6875000" calcext:value-type="float">
            <text:p>6875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Patrick Brow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Patrick Harper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Patrick Kane</text:p>
          </table:table-cell>
          <table:table-cell office:value-type="float" office:value="10500000" calcext:value-type="float">
            <text:p>105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Patrick Khodorenko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Patrick Maroon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Patrik Laine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Patrik Nemeth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Paul Byron</text:p>
          </table:table-cell>
          <table:table-cell office:value-type="float" office:value="3400000" calcext:value-type="float">
            <text:p>340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Paul Cotter</text:p>
          </table:table-cell>
          <table:table-cell office:value-type="float" office:value="760000" calcext:value-type="float">
            <text:p>76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Paul Ladu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Paul Stastny</text:p>
          </table:table-cell>
          <table:table-cell office:value-type="float" office:value="3750000" calcext:value-type="float">
            <text:p>37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Pavel Buchnevich</text:p>
          </table:table-cell>
          <table:table-cell office:value-type="float" office:value="5800000" calcext:value-type="float">
            <text:p>58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Pavel Dorofeyev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Pavel Francouz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Pavel Gogolev</text:p>
          </table:table-cell>
          <table:table-cell office:value-type="float" office:value="834167" calcext:value-type="float">
            <text:p>834167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Pavel Zacha</text:p>
          </table:table-cell>
          <table:table-cell office:value-type="float" office:value="2250000" calcext:value-type="float">
            <text:p>225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Peter Diliberatore</text:p>
          </table:table-cell>
          <table:table-cell office:value-type="float" office:value="880833" calcext:value-type="float">
            <text:p>880833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Petr Mrazek</text:p>
          </table:table-cell>
          <table:table-cell office:value-type="float" office:value="3800000" calcext:value-type="float">
            <text:p>380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Peyton Krebs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Pheonix Copley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Phil Kessel</text:p>
          </table:table-cell>
          <table:table-cell office:value-type="float" office:value="6800000" calcext:value-type="float">
            <text:p>680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Philip Broberg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Philip Kemp</text:p>
          </table:table-cell>
          <table:table-cell office:value-type="float" office:value="786667" calcext:value-type="float">
            <text:p>786667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Philip Tomasino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Philipp Grubauer</text:p>
          </table:table-cell>
          <table:table-cell office:value-type="float" office:value="5900000" calcext:value-type="float">
            <text:p>59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Philipp Kurashev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Philippe Myers</text:p>
          </table:table-cell>
          <table:table-cell office:value-type="float" office:value="2550000" calcext:value-type="float">
            <text:p>255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Phillip Danault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Phillip Di Giusepp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Pierre Edouard Bellemare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Pierre Engvall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Pierre Luc Dubois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Pierre Olivier Joseph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Pius Suter</text:p>
          </table:table-cell>
          <table:table-cell office:value-type="float" office:value="3250000" calcext:value-type="float">
            <text:p>325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Pk Subban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Pontus Aberg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Pontus Holmberg</text:p>
          </table:table-cell>
          <table:table-cell office:value-type="float" office:value="827500" calcext:value-type="float">
            <text:p>8275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Pyotr Kochetkov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Quinn Hughes</text:p>
          </table:table-cell>
          <table:table-cell office:value-type="float" office:value="7850000" calcext:value-type="float">
            <text:p>78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Quinton Byfield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Radek Faksa</text:p>
          </table:table-cell>
          <table:table-cell office:value-type="float" office:value="3250000" calcext:value-type="float">
            <text:p>32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Radim Simek</text:p>
          </table:table-cell>
          <table:table-cell office:value-type="float" office:value="2250000" calcext:value-type="float">
            <text:p>22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Radim Zohorn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Radko Gudas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Rafael Harvey Pinard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Raphael Lavoie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Rasmus Andersson</text:p>
          </table:table-cell>
          <table:table-cell office:value-type="float" office:value="4550000" calcext:value-type="float">
            <text:p>45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Rasmus Asplund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Rasmus Dahlin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Rasmus Kupari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Rasmus Ristolainen</text:p>
          </table:table-cell>
          <table:table-cell office:value-type="float" office:value="5400000" calcext:value-type="float">
            <text:p>540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Rasmus Sandin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Reece Newkirk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Reese Johnson</text:p>
          </table:table-cell>
          <table:table-cell office:value-type="float" office:value="880833" calcext:value-type="float">
            <text:p>880833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Reilly Smith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Reilly Walsh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Rem Pitlick</text:p>
          </table:table-cell>
          <table:table-cell office:value-type="float" office:value="917831" calcext:value-type="float">
            <text:p>917831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Remi Eli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Rhett Gardne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Richard Panik</text:p>
          </table:table-cell>
          <table:table-cell office:value-type="float" office:value="1375000" calcext:value-type="float">
            <text:p>1375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Rickard Rakell</text:p>
          </table:table-cell>
          <table:table-cell office:value-type="float" office:value="3789444" calcext:value-type="float">
            <text:p>3789444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Ridly Greig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Riley Barber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Riley Damiani</text:p>
          </table:table-cell>
          <table:table-cell office:value-type="float" office:value="803333" calcext:value-type="float">
            <text:p>803333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Riley Nash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Riley Sheahan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Riley Stillman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Riley Sutter</text:p>
          </table:table-cell>
          <table:table-cell office:value-type="float" office:value="764167" calcext:value-type="float">
            <text:p>764167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Riley Tuft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Robbie Russ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Robby Fabbri</text:p>
          </table:table-cell>
          <table:table-cell office:value-type="float" office:value="2950000" calcext:value-type="float">
            <text:p>295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Robert Bortuzzo</text:p>
          </table:table-cell>
          <table:table-cell office:value-type="float" office:value="1375000" calcext:value-type="float">
            <text:p>1375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Robert Hagg</text:p>
          </table:table-cell>
          <table:table-cell office:value-type="float" office:value="1600000" calcext:value-type="float">
            <text:p>160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Robert Thomas</text:p>
          </table:table-cell>
          <table:table-cell office:value-type="float" office:value="2800000" calcext:value-type="float">
            <text:p>28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Robin Lehner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Robin Salo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Roby Jarventi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Rocco Grimaldi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Rodion Amirov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Roland Mckeow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Roman Durny</text:p>
          </table:table-cell>
          <table:table-cell office:value-type="float" office:value="807500" calcext:value-type="float">
            <text:p>8075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Roman Josi</text:p>
          </table:table-cell>
          <table:table-cell office:value-type="float" office:value="9059000" calcext:value-type="float">
            <text:p>9059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Ronan Seeley</text:p>
          </table:table-cell>
          <table:table-cell office:value-type="float" office:value="823333" calcext:value-type="float">
            <text:p>823333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Roope Hintz</text:p>
          </table:table-cell>
          <table:table-cell office:value-type="float" office:value="3150000" calcext:value-type="float">
            <text:p>31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Ross Colton</text:p>
          </table:table-cell>
          <table:table-cell office:value-type="float" office:value="1125000" calcext:value-type="float">
            <text:p>1125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Ross Johnston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Rudolfs Balcers</text:p>
          </table:table-cell>
          <table:table-cell office:value-type="float" office:value="1550000" calcext:value-type="float">
            <text:p>155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Ryan Carpenter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Ryan Donat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Ryan Dzingel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Ryan Ellis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Ryan Fitzgeral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Ryan Getzlaf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Ryan Graves</text:p>
          </table:table-cell>
          <table:table-cell office:value-type="float" office:value="3166667" calcext:value-type="float">
            <text:p>3166667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Ryan Hartman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Ryan Johansen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Ryan Kesler</text:p>
          </table:table-cell>
          <table:table-cell office:value-type="float" office:value="6875000" calcext:value-type="float">
            <text:p>6875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Ryan Lindgren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Ryan Loh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Ryan Lomberg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Ryan Macinni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Ryan Mcdonagh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Ryan Mcgregor</text:p>
          </table:table-cell>
          <table:table-cell office:value-type="float" office:value="803333" calcext:value-type="float">
            <text:p>803333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Ryan Mcleod</text:p>
          </table:table-cell>
          <table:table-cell office:value-type="float" office:value="834167" calcext:value-type="float">
            <text:p>834167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Ryan Merkley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Ryan Murphy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Ryan Murray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Ryan Nugent Hopkins</text:p>
          </table:table-cell>
          <table:table-cell office:value-type="float" office:value="5125000" calcext:value-type="float">
            <text:p>5125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Ryan Oreilly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Ryan Orourke</text:p>
          </table:table-cell>
          <table:table-cell office:value-type="float" office:value="886667" calcext:value-type="float">
            <text:p>886667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Ryan Poehling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Ryan Pulock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Ryan Reaves</text:p>
          </table:table-cell>
          <table:table-cell office:value-type="float" office:value="1750000" calcext:value-type="float">
            <text:p>175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Ryan Shea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Ryan Strome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Ryan Suter</text:p>
          </table:table-cell>
          <table:table-cell office:value-type="float" office:value="3650000" calcext:value-type="float">
            <text:p>36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Ryan Suzuki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Sam Anas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Sam Bennett</text:p>
          </table:table-cell>
          <table:table-cell office:value-type="float" office:value="4425000" calcext:value-type="float">
            <text:p>4425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Sam Carrick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Sam Gagner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Sam Laffert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Sam Miletic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Sam Reinhart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Sam Steel</text:p>
          </table:table-cell>
          <table:table-cell office:value-type="float" office:value="874125" calcext:value-type="float">
            <text:p>874125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Sami Niku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Sampo Ranta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Samu Tuomaala</text:p>
          </table:table-cell>
          <table:table-cell office:value-type="float" office:value="892500" calcext:value-type="float">
            <text:p>8925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Samuel Asselin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Samuel Blais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Samuel Bolduc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Samuel Ersson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Samuel Fagemo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Samuel Girard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Samuel Helenius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Samuel Knazko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Samuel Montembeault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Samuel Mori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Samuel Poulin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Santeri Hatakka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Sasha Pastujov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Scott Harrington</text:p>
          </table:table-cell>
          <table:table-cell office:value-type="float" office:value="1633333" calcext:value-type="float">
            <text:p>1633333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Scott Laughton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Scott Mayfield</text:p>
          </table:table-cell>
          <table:table-cell office:value-type="float" office:value="1450000" calcext:value-type="float">
            <text:p>145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Scott Perunovich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Scott Reedy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Scott Sabouri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Scott Wedgewood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Scott Wil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Sean Couturier</text:p>
          </table:table-cell>
          <table:table-cell office:value-type="float" office:value="4333333" calcext:value-type="float">
            <text:p>4333333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Sean Da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Sean Durzi</text:p>
          </table:table-cell>
          <table:table-cell office:value-type="float" office:value="809166" calcext:value-type="float">
            <text:p>809166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Sean Kuraly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Sean Malon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Sean Monahan</text:p>
          </table:table-cell>
          <table:table-cell office:value-type="float" office:value="6375000" calcext:value-type="float">
            <text:p>6375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Sean Walker</text:p>
          </table:table-cell>
          <table:table-cell office:value-type="float" office:value="2650000" calcext:value-type="float">
            <text:p>265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Sebastian Aho</text:p>
          </table:table-cell>
          <table:table-cell office:value-type="float" office:value="8460250" calcext:value-type="float">
            <text:p>846025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Sebastian Aho1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Sebastian Cossa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Semyon Der Arguchintsev</text:p>
          </table:table-cell>
          <table:table-cell office:value-type="float" office:value="766667" calcext:value-type="float">
            <text:p>766667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Semyon Varlamov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Sergei Bobrovsky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Serron Noel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Seth Barton</text:p>
          </table:table-cell>
          <table:table-cell office:value-type="float" office:value="832500" calcext:value-type="float">
            <text:p>8325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Seth Griffith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Seth Jarvis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Seth Jones</text:p>
          </table:table-cell>
          <table:table-cell office:value-type="float" office:value="5400000" calcext:value-type="float">
            <text:p>54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Shane Bowers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Shane Gersich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Shane Pinto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Shayne Gostisbehere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Shea Theodore</text:p>
          </table:table-cell>
          <table:table-cell office:value-type="float" office:value="5200000" calcext:value-type="float">
            <text:p>52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Shea Weber</text:p>
          </table:table-cell>
          <table:table-cell office:value-type="float" office:value="7857143" calcext:value-type="float">
            <text:p>7857143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Sheldon Drie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Sheldon Rempal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Sidney Crosby</text:p>
          </table:table-cell>
          <table:table-cell office:value-type="float" office:value="8700000" calcext:value-type="float">
            <text:p>870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Simon Benoit</text:p>
          </table:table-cell>
          <table:table-cell office:value-type="float" office:value="809166" calcext:value-type="float">
            <text:p>809166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Simon Holmstrom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Simon Lundmark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Simon Ryfors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Slater Koekkoek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Sonny Milano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Spencer Knight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Spencer Martin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Spencer Smallma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Stanislav Svozil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Stefan Matteau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Stefan Noese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Stelio Mattheos</text:p>
          </table:table-cell>
          <table:table-cell office:value-type="float" office:value="809166" calcext:value-type="float">
            <text:p>809166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Steven Fogarty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Steven Lorentz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Steven Santini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Steven Stamkos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Stuart Skinne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Sven Baertschi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Tage Thompson</text:p>
          </table:table-cell>
          <table:table-cell office:value-type="float" office:value="1400000" calcext:value-type="float">
            <text:p>140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Tanner Dickinson</text:p>
          </table:table-cell>
          <table:table-cell office:value-type="float" office:value="848333" calcext:value-type="float">
            <text:p>848333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Tanner Jeannot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Tanner Kaspick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Tanner Ker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Tanner Laczynski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Tanner Pearson</text:p>
          </table:table-cell>
          <table:table-cell office:value-type="float" office:value="3250000" calcext:value-type="float">
            <text:p>325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Tarmo Reunanen</text:p>
          </table:table-cell>
          <table:table-cell office:value-type="float" office:value="809167" calcext:value-type="float">
            <text:p>809167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Taro Hirose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Taylor Fedu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Taylor Hall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Taylor Raddysh</text:p>
          </table:table-cell>
          <table:table-cell office:value-type="float" office:value="758333" calcext:value-type="float">
            <text:p>758333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Teddy Blueger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Teemu Kivihalme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Teuvo Teravainen</text:p>
          </table:table-cell>
          <table:table-cell office:value-type="float" office:value="5400000" calcext:value-type="float">
            <text:p>540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Thatcher Demko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Thomas Chabot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Thomas Greiss</text:p>
          </table:table-cell>
          <table:table-cell office:value-type="float" office:value="3600000" calcext:value-type="float">
            <text:p>36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Thomas Harley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Thomas Hickey</text:p>
          </table:table-cell>
          <table:table-cell office:value-type="float" office:value="1375000" calcext:value-type="float">
            <text:p>1375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Thomas Hickey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Thomas Novak</text:p>
          </table:table-cell>
          <table:table-cell office:value-type="float" office:value="817500" calcext:value-type="float">
            <text:p>8175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Tim Berni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Tim Gettinge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Tim Soderlund1</text:p>
          </table:table-cell>
          <table:table-cell office:value-type="float" office:value="825833" calcext:value-type="float">
            <text:p>825833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Tim Stutzle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Timo Meier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Timothy Liljegren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Timur Ibragimov</text:p>
          </table:table-cell>
          <table:table-cell office:value-type="float" office:value="813333" calcext:value-type="float">
            <text:p>813333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Tj Brodie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Tj Oshie</text:p>
          </table:table-cell>
          <table:table-cell office:value-type="float" office:value="5750000" calcext:value-type="float">
            <text:p>5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Tj Tynan1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Tobias Bjornfot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Tobias Geisser</text:p>
          </table:table-cell>
          <table:table-cell office:value-type="float" office:value="774444" calcext:value-type="float">
            <text:p>774444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Tobias Rie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Tom Wilson</text:p>
          </table:table-cell>
          <table:table-cell office:value-type="float" office:value="5166666" calcext:value-type="float">
            <text:p>5166666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Tomas Hertl</text:p>
          </table:table-cell>
          <table:table-cell office:value-type="float" office:value="5625000" calcext:value-type="float">
            <text:p>5625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Tomas Nosek</text:p>
          </table:table-cell>
          <table:table-cell office:value-type="float" office:value="1750000" calcext:value-type="float">
            <text:p>17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Tomas Tatar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Tomas Vomacka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Tommy Cross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Torey Krug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Travis Boyd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Travis Dermott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Travis Hamonic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Travis Konecny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Travis Sanheim</text:p>
          </table:table-cell>
          <table:table-cell office:value-type="float" office:value="4675000" calcext:value-type="float">
            <text:p>4675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Trent Frederic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Trent Miner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Trevor Carrick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Trevor Lewis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Trevor Moore</text:p>
          </table:table-cell>
          <table:table-cell office:value-type="float" office:value="1875000" calcext:value-type="float">
            <text:p>1875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Trevor Van Riemsdyk1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Trevor Zegras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Trey Fix Wolansky</text:p>
          </table:table-cell>
          <table:table-cell office:value-type="float" office:value="809166" calcext:value-type="float">
            <text:p>809166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Tristan Jarry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Tristen Robins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Troy Grosenick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Troy Stecher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Troy Terry</text:p>
          </table:table-cell>
          <table:table-cell office:value-type="float" office:value="1450000" calcext:value-type="float">
            <text:p>145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Tucker Poolman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Tuukka Tieksola</text:p>
          </table:table-cell>
          <table:table-cell office:value-type="float" office:value="823333" calcext:value-type="float">
            <text:p>823333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Ty Dellandrea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Ty Emberson</text:p>
          </table:table-cell>
          <table:table-cell office:value-type="float" office:value="853333" calcext:value-type="float">
            <text:p>853333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Ty Ronning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Ty Smith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Tyce Thompson</text:p>
          </table:table-cell>
          <table:table-cell office:value-type="float" office:value="912500" calcext:value-type="float">
            <text:p>9125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Tye Felhaber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Tyler Angle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Tyler Bens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Tyler Bertuzzi</text:p>
          </table:table-cell>
          <table:table-cell office:value-type="float" office:value="4750000" calcext:value-type="float">
            <text:p>475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Tyler Bozak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Tyler Enn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Tyler Johnson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Tyler Lewingto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Tyler Madde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Tyler Motte</text:p>
          </table:table-cell>
          <table:table-cell office:value-type="float" office:value="1225000" calcext:value-type="float">
            <text:p>1225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Tyler Myers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Tyler Parsons</text:p>
          </table:table-cell>
          <table:table-cell office:value-type="float" office:value="771750" calcext:value-type="float">
            <text:p>77175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Tyler Pitlick</text:p>
          </table:table-cell>
          <table:table-cell office:value-type="float" office:value="1750000" calcext:value-type="float">
            <text:p>175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Tyler Seguin</text:p>
          </table:table-cell>
          <table:table-cell office:value-type="float" office:value="9850000" calcext:value-type="float">
            <text:p>9850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Tyler Sikura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Tyler Toffoli</text:p>
          </table:table-cell>
          <table:table-cell office:value-type="float" office:value="4250000" calcext:value-type="float">
            <text:p>42500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Tyler Tucker</text:p>
          </table:table-cell>
          <table:table-cell office:value-type="float" office:value="808333" calcext:value-type="float">
            <text:p>808333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Tyler Tullio</text:p>
          </table:table-cell>
          <table:table-cell office:value-type="float" office:value="843333" calcext:value-type="float">
            <text:p>843333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Tyler Wall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Tyler Wothersp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Tyson Barrie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Tyson Foerster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Tyson Jost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Ukko Pekka Luukkonen</text:p>
          </table:table-cell>
          <table:table-cell office:value-type="float" office:value="778333" calcext:value-type="float">
            <text:p>778333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Urho Vaakanainen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Valeri Nichushkin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Valtteri Puustinen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Vasili Ponomarev</text:p>
          </table:table-cell>
          <table:table-cell office:value-type="float" office:value="815000" calcext:value-type="float">
            <text:p>815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Vasily Podkolzi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Victor Berglund</text:p>
          </table:table-cell>
          <table:table-cell office:value-type="float" office:value="818333" calcext:value-type="float">
            <text:p>818333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Victor Brattstrom</text:p>
          </table:table-cell>
          <table:table-cell office:value-type="float" office:value="817500" calcext:value-type="float">
            <text:p>8175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Victor Hedman</text:p>
          </table:table-cell>
          <table:table-cell office:value-type="float" office:value="7875000" calcext:value-type="float">
            <text:p>7875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Victor Mete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Victor Olofsson</text:p>
          </table:table-cell>
          <table:table-cell office:value-type="float" office:value="3050000" calcext:value-type="float">
            <text:p>30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Victor Rask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Victor Soderstrom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Viktor Arvidsson</text:p>
          </table:table-cell>
          <table:table-cell office:value-type="float" office:value="4250000" calcext:value-type="float">
            <text:p>4250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Viktor Lodin</text:p>
          </table:table-cell>
          <table:table-cell office:value-type="float" office:value="830000" calcext:value-type="float">
            <text:p>83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Ville Heinola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WPG</text:p>
          </table:table-cell>
        </table:table-row>
        <table:table-row table:style-name="ro1">
          <table:table-cell office:value-type="string" calcext:value-type="string">
            <text:p>Ville Huss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Ville Koivunen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Vince Dunn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Vincent Trocheck</text:p>
          </table:table-cell>
          <table:table-cell office:value-type="float" office:value="4750000" calcext:value-type="float">
            <text:p>4750000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Vinni Lettieri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Vinnie Hinostroza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Vitali Kravtsov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Vitek Vanecek</text:p>
          </table:table-cell>
          <table:table-cell office:value-type="float" office:value="716667" calcext:value-type="float">
            <text:p>716667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Vladimir Tarasenko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Vladimir Tkachev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string" calcext:value-type="string">
            <text:p>Vladislav Gavrikov</text:p>
          </table:table-cell>
          <table:table-cell office:value-type="float" office:value="2800000" calcext:value-type="float">
            <text:p>280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Vladislav Kolyachonok</text:p>
          </table:table-cell>
          <table:table-cell office:value-type="float" office:value="789167" calcext:value-type="float">
            <text:p>789167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Vladislav Namestnikov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Vladislav Provolnev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ARI</text:p>
          </table:table-cell>
        </table:table-row>
        <table:table-row table:style-name="ro1">
          <table:table-cell office:value-type="string" calcext:value-type="string">
            <text:p>Wade Alliso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Walker Duehr</text:p>
          </table:table-cell>
          <table:table-cell office:value-type="float" office:value="827500" calcext:value-type="float">
            <text:p>8275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Warren Foegele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Wayne Simmonds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Will Bitten</text:p>
          </table:table-cell>
          <table:table-cell office:value-type="float" office:value="840000" calcext:value-type="float">
            <text:p>84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Will Butcher</text:p>
          </table:table-cell>
          <table:table-cell office:value-type="float" office:value="2822764" calcext:value-type="float">
            <text:p>2822764</text:p>
          </table:table-cell>
          <table:table-cell office:value-type="string" calcext:value-type="string">
            <text:p>BUF</text:p>
          </table:table-cell>
        </table:table-row>
        <table:table-row table:style-name="ro1">
          <table:table-cell office:value-type="string" calcext:value-type="string">
            <text:p>Will Cuylle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Will Reilly</text:p>
          </table:table-cell>
          <table:table-cell office:value-type="float" office:value="806250" calcext:value-type="float">
            <text:p>80625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William Borgen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William Carrier</text:p>
          </table:table-cell>
          <table:table-cell office:value-type="float" office:value="1400000" calcext:value-type="float">
            <text:p>14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William Eklund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William Karlsson</text:p>
          </table:table-cell>
          <table:table-cell office:value-type="float" office:value="5900000" calcext:value-type="float">
            <text:p>5900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William Lagesson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William Lockwood</text:p>
          </table:table-cell>
          <table:table-cell office:value-type="float" office:value="842500" calcext:value-type="float">
            <text:p>8425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William Nylander</text:p>
          </table:table-cell>
          <table:table-cell office:value-type="float" office:value="6962366" calcext:value-type="float">
            <text:p>6962366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William Villeneuve</text:p>
          </table:table-cell>
          <table:table-cell office:value-type="float" office:value="835000" calcext:value-type="float">
            <text:p>835000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Wyatt Johnston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Wyatt Kalynuk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Wyatt Newpower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Wyatte Wylie</text:p>
          </table:table-cell>
          <table:table-cell office:value-type="float" office:value="820833" calcext:value-type="float">
            <text:p>820833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Xavier Ouellet</text:p>
          </table:table-cell>
          <table:table-cell office:value-type="float" office:value="737500" calcext:value-type="float">
            <text:p>737500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Yakov Trenin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Yan Kuznetsov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CGY</text:p>
          </table:table-cell>
        </table:table-row>
        <table:table-row table:style-name="ro1">
          <table:table-cell office:value-type="string" calcext:value-type="string">
            <text:p>Yanni Gourde</text:p>
          </table:table-cell>
          <table:table-cell office:value-type="float" office:value="5166666" calcext:value-type="float">
            <text:p>5166666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Yegor Chinakhov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Yegor Sharangovich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JD</text:p>
          </table:table-cell>
        </table:table-row>
        <table:table-row table:style-name="ro1">
          <table:table-cell office:value-type="string" calcext:value-type="string">
            <text:p>Yegor Zamula</text:p>
          </table:table-cell>
          <table:table-cell office:value-type="float" office:value="756667" calcext:value-type="float">
            <text:p>756667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Yevgeni Oksentyuk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Zac Dalp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FLA</text:p>
          </table:table-cell>
        </table:table-row>
        <table:table-row table:style-name="ro1">
          <table:table-cell office:value-type="string" calcext:value-type="string">
            <text:p>Zac Rinaldo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Zach Aston Reese</text:p>
          </table:table-cell>
          <table:table-cell office:value-type="float" office:value="1725000" calcext:value-type="float">
            <text:p>1725000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office:value-type="string" calcext:value-type="string">
            <text:p>Zach Bogosian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TBL</text:p>
          </table:table-cell>
        </table:table-row>
        <table:table-row table:style-name="ro1">
          <table:table-cell office:value-type="string" calcext:value-type="string">
            <text:p>Zach Hyman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Zach Ostapchuk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Zach Par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Zach Sawchenko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Zach Senyshyn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Zach Whitecloud</text:p>
          </table:table-cell>
          <table:table-cell office:value-type="float" office:value="725000" calcext:value-type="float">
            <text:p>725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Zacharie Emond</text:p>
          </table:table-cell>
          <table:table-cell office:value-type="float" office:value="786667" calcext:value-type="float">
            <text:p>786667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Zachary Bolduc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STL</text:p>
          </table:table-cell>
        </table:table-row>
        <table:table-row table:style-name="ro1">
          <table:table-cell office:value-type="string" calcext:value-type="string">
            <text:p>Zachary Fucal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Zachary Gallant</text:p>
          </table:table-cell>
          <table:table-cell office:value-type="float" office:value="786667" calcext:value-type="float">
            <text:p>786667</text:p>
          </table:table-cell>
          <table:table-cell office:value-type="string" calcext:value-type="string">
            <text:p>SJS</text:p>
          </table:table-cell>
        </table:table-row>
        <table:table-row table:style-name="ro1">
          <table:table-cell office:value-type="string" calcext:value-type="string">
            <text:p>Zachary Jones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YR</text:p>
          </table:table-cell>
        </table:table-row>
        <table:table-row table:style-name="ro1">
          <table:table-cell office:value-type="string" calcext:value-type="string">
            <text:p>Zachary Lheureux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string" calcext:value-type="string">
            <text:p>Zachary Sanford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string" calcext:value-type="string">
            <text:p>Zachary Werenski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CLB</text:p>
          </table:table-cell>
        </table:table-row>
        <table:table-row table:style-name="ro1">
          <table:table-cell office:value-type="string" calcext:value-type="string">
            <text:p>Zack Kassian</text:p>
          </table:table-cell>
          <table:table-cell office:value-type="float" office:value="3200000" calcext:value-type="float">
            <text:p>3200000</text:p>
          </table:table-cell>
          <table:table-cell office:value-type="string" calcext:value-type="string">
            <text:p>EDM</text:p>
          </table:table-cell>
        </table:table-row>
        <table:table-row table:style-name="ro1">
          <table:table-cell office:value-type="string" calcext:value-type="string">
            <text:p>Zack Macewen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Zackary Hayes</text:p>
          </table:table-cell>
          <table:table-cell office:value-type="float" office:value="805000" calcext:value-type="float">
            <text:p>805000</text:p>
          </table:table-cell>
          <table:table-cell office:value-type="string" calcext:value-type="string">
            <text:p>VGK</text:p>
          </table:table-cell>
        </table:table-row>
        <table:table-row table:style-name="ro1">
          <table:table-cell office:value-type="string" calcext:value-type="string">
            <text:p>Zayde Wisdom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Zdeno Cha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YI</text:p>
          </table:table-cell>
        </table:table-row>
        <table:table-row table:style-name="ro1">
          <table:table-cell office:value-type="string" calcext:value-type="string">
            <text:p>Zemgus Girgensons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BUF</text:p>
          </table:table-cell>
        </table:table-row>
      </table:table>
      <table:named-expressions/>
      <table:database-ranges>
        <table:database-range table:name="__Anonymous_Sheet_DB__0" table:target-range-address="Summary.A1:Summary.O749" table:display-filter-buttons="true">
          <table:sort>
            <table:sort-by table:field-number="11" table:order="descending" table:data-type="automatic"/>
          </table:sort>
        </table:database-range>
        <table:database-range table:name="__Anonymous_Sheet_DB__1" table:target-range-address="Salary.A1:Salary.C151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MacOSX_X86_64 LibreOffice_project/1b1a90865e348b492231e1c451437d7a15bb262b</meta:generator>
    <dc:date>2021-10-01T22:45:15.900530009</dc:date>
    <meta:editing-duration>PT1H5M11S</meta:editing-duration>
    <meta:editing-cycles>9</meta:editing-cycles>
    <meta:document-statistic meta:table-count="2" meta:cell-count="15786" meta:object-count="0"/>
  </office:meta>
</office:document-meta>
</file>